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shapes>
          <draw:frame draw:z-index="0" draw:style-name="gr1" draw:text-style-name="P1" svg:width="24.0728in" svg:height="12.1272in" svg:x="6.9787in" svg:y="0.8508in">
            <draw:object draw:notify-on-update-of-ranges="jd_from_badi_date.F1:jd_from_badi_date.F1 jd_from_badi_date.F2:jd_from_badi_date.F1428 jd_from_badi_date.G1:jd_from_badi_date.G1 jd_from_badi_date.G2:jd_from_badi_date.G1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0728in" svg:height="12.1272in" svg:x="6.9677in" svg:y="13.3083in">
            <draw:object draw:notify-on-update-of-ranges="jd_from_badi_date.F1:jd_from_badi_date.F1 jd_from_badi_date.F2:jd_from_badi_date.F653 jd_from_badi_date.G1:jd_from_badi_date.G1 jd_from_badi_date.G2:jd_from_badi_date.G6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Approx Years</text:p>
          </table:table-cell>
          <table:table-cell table:style-name="ce4" office:value-type="string" calcext:value-type="string">
            <text:p>Diff</text:p>
          </table:table-cell>
          <table:table-cell table:style-name="ce1" office:value-type="string" calcext:value-type="string">
            <text:p>+- 1 year</text:p>
          </table:table-cell>
          <table:table-cell table:style-name="ce1"/>
          <table:table-cell table:style-name="ce1" office:value-type="string" calcext:value-type="string" table:number-columns-spanned="5" table:number-rows-spanned="1">
            <text:p>Generated with ./contrib/misc/full_partial.py -aG</text:p>
          </table:table-cell>
          <table:covered-table-cell table:number-columns-repeated="4" table:style-name="ce1"/>
          <table:table-cell table:style-name="ce1" office:value-type="string" calcext:value-type="string" table:number-columns-spanned="4" table:number-rows-spanned="1">
            <text:p>Add a -X to get the more exact algorithm.</text:p>
          </table:table-cell>
          <table:covered-table-cell table:number-columns-repeated="3" table:style-name="ce1"/>
          <table:table-cell table:style-name="ce1" table:number-columns-repeated="1007"/>
        </table:table-row>
        <table:table-row table:style-name="ro2">
          <table:table-cell office:value-type="string" calcext:value-type="string">
            <text:p>-1842-01-01T00:00:00</text:p>
          </table:table-cell>
          <table:table-cell office:value-type="float" office:value="1721502.5" calcext:value-type="float">
            <text:p>1721502.5</text:p>
          </table:table-cell>
          <table:table-cell office:value-type="string" calcext:value-type="string">
            <text:p>1-03-20T00:00:00</text:p>
          </table:table-cell>
          <table:table-cell office:value-type="float" office:value="1721501.5" calcext:value-type="float">
            <text:p>1721501.5</text:p>
          </table:table-cell>
          <table:table-cell office:value-type="float" office:value="-673141.354327" calcext:value-type="float">
            <text:p>-673141.354327</text:p>
          </table:table-cell>
          <table:table-cell office:value-type="float" office:value="0.354327" calcext:value-type="float">
            <text:p>0.354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41-01-01T00:00:00</text:p>
          </table:table-cell>
          <table:table-cell office:value-type="float" office:value="1721867.5" calcext:value-type="float">
            <text:p>1721867.5</text:p>
          </table:table-cell>
          <table:table-cell office:value-type="string" calcext:value-type="string">
            <text:p>2-03-21T00:00:00</text:p>
          </table:table-cell>
          <table:table-cell office:value-type="float" office:value="1721867.5" calcext:value-type="float">
            <text:p>1721867.5</text:p>
          </table:table-cell>
          <table:table-cell office:value-type="float" office:value="-672776.112138" calcext:value-type="float">
            <text:p>-672776.112138</text:p>
          </table:table-cell>
          <table:table-cell office:value-type="float" office:value="0.112138" calcext:value-type="float">
            <text:p>0.112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40-01-01T00:00:00</text:p>
          </table:table-cell>
          <table:table-cell office:value-type="float" office:value="1722233.5" calcext:value-type="float">
            <text:p>1722233.5</text:p>
          </table:table-cell>
          <table:table-cell office:value-type="string" calcext:value-type="string">
            <text:p>3-03-21T00:00:00</text:p>
          </table:table-cell>
          <table:table-cell office:value-type="float" office:value="1722232.5" calcext:value-type="float">
            <text:p>1722232.5</text:p>
          </table:table-cell>
          <table:table-cell office:value-type="float" office:value="-672410.869949" calcext:value-type="float">
            <text:p>-672410.869949</text:p>
          </table:table-cell>
          <table:table-cell office:value-type="float" office:value="0.869949" calcext:value-type="float">
            <text:p>0.869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9-01-01T00:00:00</text:p>
          </table:table-cell>
          <table:table-cell office:value-type="float" office:value="1722598.5" calcext:value-type="float">
            <text:p>1722598.5</text:p>
          </table:table-cell>
          <table:table-cell office:value-type="string" calcext:value-type="string">
            <text:p>4-03-20T00:00:00</text:p>
          </table:table-cell>
          <table:table-cell office:value-type="float" office:value="1722597.5" calcext:value-type="float">
            <text:p>1722597.5</text:p>
          </table:table-cell>
          <table:table-cell office:value-type="float" office:value="-672045.62776" calcext:value-type="float">
            <text:p>-672045.62776</text:p>
          </table:table-cell>
          <table:table-cell office:value-type="float" office:value="0.62776" calcext:value-type="float">
            <text:p>0.62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8-01-01T00:00:00</text:p>
          </table:table-cell>
          <table:table-cell office:value-type="float" office:value="1722963.5" calcext:value-type="float">
            <text:p>1722963.5</text:p>
          </table:table-cell>
          <table:table-cell office:value-type="string" calcext:value-type="string">
            <text:p>5-03-20T00:00:00</text:p>
          </table:table-cell>
          <table:table-cell office:value-type="float" office:value="1722962.5" calcext:value-type="float">
            <text:p>1722962.5</text:p>
          </table:table-cell>
          <table:table-cell office:value-type="float" office:value="-671680.385571" calcext:value-type="float">
            <text:p>-671680.385571</text:p>
          </table:table-cell>
          <table:table-cell office:value-type="float" office:value="0.385571" calcext:value-type="float">
            <text:p>0.385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7-01-01T00:00:00</text:p>
          </table:table-cell>
          <table:table-cell office:value-type="float" office:value="1723328.5" calcext:value-type="float">
            <text:p>1723328.5</text:p>
          </table:table-cell>
          <table:table-cell office:value-type="string" calcext:value-type="string">
            <text:p>6-03-21T00:00:00</text:p>
          </table:table-cell>
          <table:table-cell office:value-type="float" office:value="1723328.5" calcext:value-type="float">
            <text:p>1723328.5</text:p>
          </table:table-cell>
          <table:table-cell office:value-type="float" office:value="-671315.143382" calcext:value-type="float">
            <text:p>-671315.143382</text:p>
          </table:table-cell>
          <table:table-cell office:value-type="float" office:value="0.143382" calcext:value-type="float">
            <text:p>0.143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6-01-01T00:00:00</text:p>
          </table:table-cell>
          <table:table-cell office:value-type="float" office:value="1723694.5" calcext:value-type="float">
            <text:p>1723694.5</text:p>
          </table:table-cell>
          <table:table-cell office:value-type="string" calcext:value-type="string">
            <text:p>7-03-21T00:00:00</text:p>
          </table:table-cell>
          <table:table-cell office:value-type="float" office:value="1723693.5" calcext:value-type="float">
            <text:p>1723693.5</text:p>
          </table:table-cell>
          <table:table-cell office:value-type="float" office:value="-670949.901193" calcext:value-type="float">
            <text:p>-670949.901193</text:p>
          </table:table-cell>
          <table:table-cell office:value-type="float" office:value="0.901193" calcext:value-type="float">
            <text:p>0.90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5-01-01T00:00:00</text:p>
          </table:table-cell>
          <table:table-cell office:value-type="float" office:value="1724059.5" calcext:value-type="float">
            <text:p>1724059.5</text:p>
          </table:table-cell>
          <table:table-cell office:value-type="string" calcext:value-type="string">
            <text:p>8-03-20T00:00:00</text:p>
          </table:table-cell>
          <table:table-cell office:value-type="float" office:value="1724058.5" calcext:value-type="float">
            <text:p>1724058.5</text:p>
          </table:table-cell>
          <table:table-cell office:value-type="float" office:value="-670584.659004" calcext:value-type="float">
            <text:p>-670584.659004</text:p>
          </table:table-cell>
          <table:table-cell office:value-type="float" office:value="0.659004" calcext:value-type="float">
            <text:p>0.659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4-01-01T00:00:00</text:p>
          </table:table-cell>
          <table:table-cell office:value-type="float" office:value="1724424.5" calcext:value-type="float">
            <text:p>1724424.5</text:p>
          </table:table-cell>
          <table:table-cell office:value-type="string" calcext:value-type="string">
            <text:p>9-03-20T00:00:00</text:p>
          </table:table-cell>
          <table:table-cell office:value-type="float" office:value="1724423.5" calcext:value-type="float">
            <text:p>1724423.5</text:p>
          </table:table-cell>
          <table:table-cell office:value-type="float" office:value="-670219.416815" calcext:value-type="float">
            <text:p>-670219.416815</text:p>
          </table:table-cell>
          <table:table-cell office:value-type="float" office:value="0.416815" calcext:value-type="float">
            <text:p>0.416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3-01-01T00:00:00</text:p>
          </table:table-cell>
          <table:table-cell office:value-type="float" office:value="1724789.5" calcext:value-type="float">
            <text:p>1724789.5</text:p>
          </table:table-cell>
          <table:table-cell office:value-type="string" calcext:value-type="string">
            <text:p>10-03-21T00:00:00</text:p>
          </table:table-cell>
          <table:table-cell office:value-type="float" office:value="1724789.5" calcext:value-type="float">
            <text:p>1724789.5</text:p>
          </table:table-cell>
          <table:table-cell office:value-type="float" office:value="-669854.174626" calcext:value-type="float">
            <text:p>-669854.174626</text:p>
          </table:table-cell>
          <table:table-cell office:value-type="float" office:value="0.174626" calcext:value-type="float">
            <text:p>0.174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2-01-01T00:00:00</text:p>
          </table:table-cell>
          <table:table-cell office:value-type="float" office:value="1725155.5" calcext:value-type="float">
            <text:p>1725155.5</text:p>
          </table:table-cell>
          <table:table-cell office:value-type="string" calcext:value-type="string">
            <text:p>11-03-21T00:00:00</text:p>
          </table:table-cell>
          <table:table-cell office:value-type="float" office:value="1725154.5" calcext:value-type="float">
            <text:p>1725154.5</text:p>
          </table:table-cell>
          <table:table-cell office:value-type="float" office:value="-669488.932437" calcext:value-type="float">
            <text:p>-669488.932437</text:p>
          </table:table-cell>
          <table:table-cell office:value-type="float" office:value="0.932437" calcext:value-type="float">
            <text:p>0.932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1-01-01T00:00:00</text:p>
          </table:table-cell>
          <table:table-cell office:value-type="float" office:value="1725520.5" calcext:value-type="float">
            <text:p>1725520.5</text:p>
          </table:table-cell>
          <table:table-cell office:value-type="string" calcext:value-type="string">
            <text:p>12-03-20T00:00:00</text:p>
          </table:table-cell>
          <table:table-cell office:value-type="float" office:value="1725519.5" calcext:value-type="float">
            <text:p>1725519.5</text:p>
          </table:table-cell>
          <table:table-cell office:value-type="float" office:value="-669123.690248" calcext:value-type="float">
            <text:p>-669123.690248</text:p>
          </table:table-cell>
          <table:table-cell office:value-type="float" office:value="0.690248" calcext:value-type="float">
            <text:p>0.690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30-01-01T00:00:00</text:p>
          </table:table-cell>
          <table:table-cell office:value-type="float" office:value="1725885.5" calcext:value-type="float">
            <text:p>1725885.5</text:p>
          </table:table-cell>
          <table:table-cell office:value-type="string" calcext:value-type="string">
            <text:p>13-03-20T00:00:00</text:p>
          </table:table-cell>
          <table:table-cell office:value-type="float" office:value="1725884.5" calcext:value-type="float">
            <text:p>1725884.5</text:p>
          </table:table-cell>
          <table:table-cell office:value-type="float" office:value="-668758.448059" calcext:value-type="float">
            <text:p>-668758.448059</text:p>
          </table:table-cell>
          <table:table-cell office:value-type="float" office:value="0.448059" calcext:value-type="float">
            <text:p>0.448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9-01-01T00:00:00</text:p>
          </table:table-cell>
          <table:table-cell office:value-type="float" office:value="1726250.5" calcext:value-type="float">
            <text:p>1726250.5</text:p>
          </table:table-cell>
          <table:table-cell office:value-type="string" calcext:value-type="string">
            <text:p>14-03-21T00:00:00</text:p>
          </table:table-cell>
          <table:table-cell office:value-type="float" office:value="1726250.5" calcext:value-type="float">
            <text:p>1726250.5</text:p>
          </table:table-cell>
          <table:table-cell office:value-type="float" office:value="-668393.20587" calcext:value-type="float">
            <text:p>-668393.20587</text:p>
          </table:table-cell>
          <table:table-cell office:value-type="float" office:value="0.20587" calcext:value-type="float">
            <text:p>0.20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8-01-01T00:00:00</text:p>
          </table:table-cell>
          <table:table-cell office:value-type="float" office:value="1726616.5" calcext:value-type="float">
            <text:p>1726616.5</text:p>
          </table:table-cell>
          <table:table-cell office:value-type="string" calcext:value-type="string">
            <text:p>15-03-21T00:00:00</text:p>
          </table:table-cell>
          <table:table-cell office:value-type="float" office:value="1726615.5" calcext:value-type="float">
            <text:p>1726615.5</text:p>
          </table:table-cell>
          <table:table-cell office:value-type="float" office:value="-668027.963681" calcext:value-type="float">
            <text:p>-668027.963681</text:p>
          </table:table-cell>
          <table:table-cell office:value-type="float" office:value="0.963681" calcext:value-type="float">
            <text:p>0.9636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7-01-01T00:00:00</text:p>
          </table:table-cell>
          <table:table-cell office:value-type="float" office:value="1726981.5" calcext:value-type="float">
            <text:p>1726981.5</text:p>
          </table:table-cell>
          <table:table-cell office:value-type="string" calcext:value-type="string">
            <text:p>16-03-20T00:00:00</text:p>
          </table:table-cell>
          <table:table-cell office:value-type="float" office:value="1726980.5" calcext:value-type="float">
            <text:p>1726980.5</text:p>
          </table:table-cell>
          <table:table-cell office:value-type="float" office:value="-667662.721492" calcext:value-type="float">
            <text:p>-667662.721492</text:p>
          </table:table-cell>
          <table:table-cell office:value-type="float" office:value="0.721492" calcext:value-type="float">
            <text:p>0.72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6-01-01T00:00:00</text:p>
          </table:table-cell>
          <table:table-cell office:value-type="float" office:value="1727346.5" calcext:value-type="float">
            <text:p>1727346.5</text:p>
          </table:table-cell>
          <table:table-cell office:value-type="string" calcext:value-type="string">
            <text:p>17-03-20T00:00:00</text:p>
          </table:table-cell>
          <table:table-cell office:value-type="float" office:value="1727345.5" calcext:value-type="float">
            <text:p>1727345.5</text:p>
          </table:table-cell>
          <table:table-cell office:value-type="float" office:value="-667297.479303" calcext:value-type="float">
            <text:p>-667297.479303</text:p>
          </table:table-cell>
          <table:table-cell office:value-type="float" office:value="0.479303" calcext:value-type="float">
            <text:p>0.479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5-01-01T00:00:00</text:p>
          </table:table-cell>
          <table:table-cell office:value-type="float" office:value="1727711.5" calcext:value-type="float">
            <text:p>1727711.5</text:p>
          </table:table-cell>
          <table:table-cell office:value-type="string" calcext:value-type="string">
            <text:p>18-03-21T00:00:00</text:p>
          </table:table-cell>
          <table:table-cell office:value-type="float" office:value="1727711.5" calcext:value-type="float">
            <text:p>1727711.5</text:p>
          </table:table-cell>
          <table:table-cell office:value-type="float" office:value="-666932.237114" calcext:value-type="float">
            <text:p>-666932.237114</text:p>
          </table:table-cell>
          <table:table-cell office:value-type="float" office:value="0.237114" calcext:value-type="float">
            <text:p>0.237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4-01-01T00:00:00</text:p>
          </table:table-cell>
          <table:table-cell office:value-type="float" office:value="1728077.5" calcext:value-type="float">
            <text:p>1728077.5</text:p>
          </table:table-cell>
          <table:table-cell office:value-type="string" calcext:value-type="string">
            <text:p>19-03-21T00:00:00</text:p>
          </table:table-cell>
          <table:table-cell office:value-type="float" office:value="1728076.5" calcext:value-type="float">
            <text:p>1728076.5</text:p>
          </table:table-cell>
          <table:table-cell office:value-type="float" office:value="-666566.994925" calcext:value-type="float">
            <text:p>-666566.994925</text:p>
          </table:table-cell>
          <table:table-cell office:value-type="float" office:value="0.994925" calcext:value-type="float">
            <text:p>0.994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3-01-01T00:00:00</text:p>
          </table:table-cell>
          <table:table-cell office:value-type="float" office:value="1728442.5" calcext:value-type="float">
            <text:p>1728442.5</text:p>
          </table:table-cell>
          <table:table-cell office:value-type="string" calcext:value-type="string">
            <text:p>20-03-20T00:00:00</text:p>
          </table:table-cell>
          <table:table-cell office:value-type="float" office:value="1728441.5" calcext:value-type="float">
            <text:p>1728441.5</text:p>
          </table:table-cell>
          <table:table-cell office:value-type="float" office:value="-666201.752736" calcext:value-type="float">
            <text:p>-666201.752736</text:p>
          </table:table-cell>
          <table:table-cell office:value-type="float" office:value="0.752736" calcext:value-type="float">
            <text:p>0.752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2-01-01T00:00:00</text:p>
          </table:table-cell>
          <table:table-cell office:value-type="float" office:value="1728807.5" calcext:value-type="float">
            <text:p>1728807.5</text:p>
          </table:table-cell>
          <table:table-cell office:value-type="string" calcext:value-type="string">
            <text:p>21-03-20T00:00:00</text:p>
          </table:table-cell>
          <table:table-cell office:value-type="float" office:value="1728806.5" calcext:value-type="float">
            <text:p>1728806.5</text:p>
          </table:table-cell>
          <table:table-cell office:value-type="float" office:value="-665836.510547" calcext:value-type="float">
            <text:p>-665836.510547</text:p>
          </table:table-cell>
          <table:table-cell office:value-type="float" office:value="0.510547" calcext:value-type="float">
            <text:p>0.510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1-01-01T00:00:00</text:p>
          </table:table-cell>
          <table:table-cell office:value-type="float" office:value="1729172.5" calcext:value-type="float">
            <text:p>1729172.5</text:p>
          </table:table-cell>
          <table:table-cell office:value-type="string" calcext:value-type="string">
            <text:p>22-03-21T00:00:00</text:p>
          </table:table-cell>
          <table:table-cell office:value-type="float" office:value="1729172.5" calcext:value-type="float">
            <text:p>1729172.5</text:p>
          </table:table-cell>
          <table:table-cell office:value-type="float" office:value="-665471.268358" calcext:value-type="float">
            <text:p>-665471.268358</text:p>
          </table:table-cell>
          <table:table-cell office:value-type="float" office:value="0.268358" calcext:value-type="float">
            <text:p>0.2683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20-01-01T00:00:00</text:p>
          </table:table-cell>
          <table:table-cell office:value-type="float" office:value="1729537.5" calcext:value-type="float">
            <text:p>1729537.5</text:p>
          </table:table-cell>
          <table:table-cell office:value-type="string" calcext:value-type="string">
            <text:p>23-03-21T00:00:00</text:p>
          </table:table-cell>
          <table:table-cell office:value-type="float" office:value="1729537.5" calcext:value-type="float">
            <text:p>1729537.5</text:p>
          </table:table-cell>
          <table:table-cell office:value-type="float" office:value="-665106.026169" calcext:value-type="float">
            <text:p>-665106.026169</text:p>
          </table:table-cell>
          <table:table-cell office:value-type="float" office:value="0.026169" calcext:value-type="float">
            <text:p>0.026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9-01-01T00:00:00</text:p>
          </table:table-cell>
          <table:table-cell office:value-type="float" office:value="1729903.5" calcext:value-type="float">
            <text:p>1729903.5</text:p>
          </table:table-cell>
          <table:table-cell office:value-type="string" calcext:value-type="string">
            <text:p>24-03-20T00:00:00</text:p>
          </table:table-cell>
          <table:table-cell office:value-type="float" office:value="1729902.5" calcext:value-type="float">
            <text:p>1729902.5</text:p>
          </table:table-cell>
          <table:table-cell office:value-type="float" office:value="-664740.78398" calcext:value-type="float">
            <text:p>-664740.78398</text:p>
          </table:table-cell>
          <table:table-cell office:value-type="float" office:value="0.78398" calcext:value-type="float">
            <text:p>0.783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8-01-01T00:00:00</text:p>
          </table:table-cell>
          <table:table-cell office:value-type="float" office:value="1730268.5" calcext:value-type="float">
            <text:p>1730268.5</text:p>
          </table:table-cell>
          <table:table-cell office:value-type="string" calcext:value-type="string">
            <text:p>25-03-20T00:00:00</text:p>
          </table:table-cell>
          <table:table-cell office:value-type="float" office:value="1730267.5" calcext:value-type="float">
            <text:p>1730267.5</text:p>
          </table:table-cell>
          <table:table-cell office:value-type="float" office:value="-664375.541791" calcext:value-type="float">
            <text:p>-664375.541791</text:p>
          </table:table-cell>
          <table:table-cell office:value-type="float" office:value="0.541791" calcext:value-type="float">
            <text:p>0.541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7-01-01T00:00:00</text:p>
          </table:table-cell>
          <table:table-cell office:value-type="float" office:value="1730633.5" calcext:value-type="float">
            <text:p>1730633.5</text:p>
          </table:table-cell>
          <table:table-cell office:value-type="string" calcext:value-type="string">
            <text:p>26-03-20T00:00:00</text:p>
          </table:table-cell>
          <table:table-cell office:value-type="float" office:value="1730632.5" calcext:value-type="float">
            <text:p>1730632.5</text:p>
          </table:table-cell>
          <table:table-cell office:value-type="float" office:value="-664010.299602" calcext:value-type="float">
            <text:p>-664010.299602</text:p>
          </table:table-cell>
          <table:table-cell office:value-type="float" office:value="0.299602" calcext:value-type="float">
            <text:p>0.299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6-01-01T00:00:00</text:p>
          </table:table-cell>
          <table:table-cell office:value-type="float" office:value="1730998.5" calcext:value-type="float">
            <text:p>1730998.5</text:p>
          </table:table-cell>
          <table:table-cell office:value-type="string" calcext:value-type="string">
            <text:p>27-03-21T00:00:00</text:p>
          </table:table-cell>
          <table:table-cell office:value-type="float" office:value="1730998.5" calcext:value-type="float">
            <text:p>1730998.5</text:p>
          </table:table-cell>
          <table:table-cell office:value-type="float" office:value="-663645.057413" calcext:value-type="float">
            <text:p>-663645.057413</text:p>
          </table:table-cell>
          <table:table-cell office:value-type="float" office:value="0.057413" calcext:value-type="float">
            <text:p>0.057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5-01-01T00:00:00</text:p>
          </table:table-cell>
          <table:table-cell office:value-type="float" office:value="1731364.5" calcext:value-type="float">
            <text:p>1731364.5</text:p>
          </table:table-cell>
          <table:table-cell office:value-type="string" calcext:value-type="string">
            <text:p>28-03-20T00:00:00</text:p>
          </table:table-cell>
          <table:table-cell office:value-type="float" office:value="1731363.5" calcext:value-type="float">
            <text:p>1731363.5</text:p>
          </table:table-cell>
          <table:table-cell office:value-type="float" office:value="-663279.815224" calcext:value-type="float">
            <text:p>-663279.815224</text:p>
          </table:table-cell>
          <table:table-cell office:value-type="float" office:value="0.815224" calcext:value-type="float">
            <text:p>0.815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4-01-01T00:00:00</text:p>
          </table:table-cell>
          <table:table-cell office:value-type="float" office:value="1731729.5" calcext:value-type="float">
            <text:p>1731729.5</text:p>
          </table:table-cell>
          <table:table-cell office:value-type="string" calcext:value-type="string">
            <text:p>29-03-20T00:00:00</text:p>
          </table:table-cell>
          <table:table-cell office:value-type="float" office:value="1731728.5" calcext:value-type="float">
            <text:p>1731728.5</text:p>
          </table:table-cell>
          <table:table-cell office:value-type="float" office:value="-662914.573035" calcext:value-type="float">
            <text:p>-662914.573035</text:p>
          </table:table-cell>
          <table:table-cell office:value-type="float" office:value="0.573035" calcext:value-type="float">
            <text:p>0.573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3-01-01T00:00:00</text:p>
          </table:table-cell>
          <table:table-cell office:value-type="float" office:value="1732094.5" calcext:value-type="float">
            <text:p>1732094.5</text:p>
          </table:table-cell>
          <table:table-cell office:value-type="string" calcext:value-type="string">
            <text:p>30-03-20T00:00:00</text:p>
          </table:table-cell>
          <table:table-cell office:value-type="float" office:value="1732093.5" calcext:value-type="float">
            <text:p>1732093.5</text:p>
          </table:table-cell>
          <table:table-cell office:value-type="float" office:value="-662549.330846" calcext:value-type="float">
            <text:p>-662549.330846</text:p>
          </table:table-cell>
          <table:table-cell office:value-type="float" office:value="0.330846" calcext:value-type="float">
            <text:p>0.330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2-01-01T00:00:00</text:p>
          </table:table-cell>
          <table:table-cell office:value-type="float" office:value="1732459.5" calcext:value-type="float">
            <text:p>1732459.5</text:p>
          </table:table-cell>
          <table:table-cell office:value-type="string" calcext:value-type="string">
            <text:p>31-03-21T00:00:00</text:p>
          </table:table-cell>
          <table:table-cell office:value-type="float" office:value="1732459.5" calcext:value-type="float">
            <text:p>1732459.5</text:p>
          </table:table-cell>
          <table:table-cell office:value-type="float" office:value="-662184.088657" calcext:value-type="float">
            <text:p>-662184.088657</text:p>
          </table:table-cell>
          <table:table-cell office:value-type="float" office:value="0.088657" calcext:value-type="float">
            <text:p>0.0886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1-01-01T00:00:00</text:p>
          </table:table-cell>
          <table:table-cell office:value-type="float" office:value="1732825.5" calcext:value-type="float">
            <text:p>1732825.5</text:p>
          </table:table-cell>
          <table:table-cell office:value-type="string" calcext:value-type="string">
            <text:p>32-03-20T00:00:00</text:p>
          </table:table-cell>
          <table:table-cell office:value-type="float" office:value="1732824.5" calcext:value-type="float">
            <text:p>1732824.5</text:p>
          </table:table-cell>
          <table:table-cell office:value-type="float" office:value="-661818.846468" calcext:value-type="float">
            <text:p>-661818.846468</text:p>
          </table:table-cell>
          <table:table-cell office:value-type="float" office:value="0.846468" calcext:value-type="float">
            <text:p>0.846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10-01-01T00:00:00</text:p>
          </table:table-cell>
          <table:table-cell office:value-type="float" office:value="1733190.5" calcext:value-type="float">
            <text:p>1733190.5</text:p>
          </table:table-cell>
          <table:table-cell office:value-type="string" calcext:value-type="string">
            <text:p>33-03-20T00:00:00</text:p>
          </table:table-cell>
          <table:table-cell office:value-type="float" office:value="1733189.5" calcext:value-type="float">
            <text:p>1733189.5</text:p>
          </table:table-cell>
          <table:table-cell office:value-type="float" office:value="-661453.604279" calcext:value-type="float">
            <text:p>-661453.604279</text:p>
          </table:table-cell>
          <table:table-cell office:value-type="float" office:value="0.604279" calcext:value-type="float">
            <text:p>0.604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09-01-01T00:00:00</text:p>
          </table:table-cell>
          <table:table-cell office:value-type="float" office:value="1733555.5" calcext:value-type="float">
            <text:p>1733555.5</text:p>
          </table:table-cell>
          <table:table-cell office:value-type="string" calcext:value-type="string">
            <text:p>34-03-20T00:00:00</text:p>
          </table:table-cell>
          <table:table-cell office:value-type="float" office:value="1733554.5" calcext:value-type="float">
            <text:p>1733554.5</text:p>
          </table:table-cell>
          <table:table-cell office:value-type="float" office:value="-661088.36209" calcext:value-type="float">
            <text:p>-661088.36209</text:p>
          </table:table-cell>
          <table:table-cell office:value-type="float" office:value="0.36209" calcext:value-type="float">
            <text:p>0.3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08-01-01T00:00:00</text:p>
          </table:table-cell>
          <table:table-cell office:value-type="float" office:value="1733920.5" calcext:value-type="float">
            <text:p>1733920.5</text:p>
          </table:table-cell>
          <table:table-cell office:value-type="string" calcext:value-type="string">
            <text:p>35-03-21T00:00:00</text:p>
          </table:table-cell>
          <table:table-cell office:value-type="float" office:value="1733920.5" calcext:value-type="float">
            <text:p>1733920.5</text:p>
          </table:table-cell>
          <table:table-cell office:value-type="float" office:value="-660723.119901" calcext:value-type="float">
            <text:p>-660723.119901</text:p>
          </table:table-cell>
          <table:table-cell office:value-type="float" office:value="0.119901" calcext:value-type="float">
            <text:p>0.119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07-01-01T00:00:00</text:p>
          </table:table-cell>
          <table:table-cell office:value-type="float" office:value="1734286.5" calcext:value-type="float">
            <text:p>1734286.5</text:p>
          </table:table-cell>
          <table:table-cell office:value-type="string" calcext:value-type="string">
            <text:p>36-03-20T00:00:00</text:p>
          </table:table-cell>
          <table:table-cell office:value-type="float" office:value="1734285.5" calcext:value-type="float">
            <text:p>1734285.5</text:p>
          </table:table-cell>
          <table:table-cell office:value-type="float" office:value="-660357.877712" calcext:value-type="float">
            <text:p>-660357.877712</text:p>
          </table:table-cell>
          <table:table-cell office:value-type="float" office:value="0.877712" calcext:value-type="float">
            <text:p>0.877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06-01-01T00:00:00</text:p>
          </table:table-cell>
          <table:table-cell office:value-type="float" office:value="1734651.5" calcext:value-type="float">
            <text:p>1734651.5</text:p>
          </table:table-cell>
          <table:table-cell office:value-type="string" calcext:value-type="string">
            <text:p>37-03-20T00:00:00</text:p>
          </table:table-cell>
          <table:table-cell office:value-type="float" office:value="1734650.5" calcext:value-type="float">
            <text:p>1734650.5</text:p>
          </table:table-cell>
          <table:table-cell office:value-type="float" office:value="-659992.635523" calcext:value-type="float">
            <text:p>-659992.635523</text:p>
          </table:table-cell>
          <table:table-cell office:value-type="float" office:value="0.635523" calcext:value-type="float">
            <text:p>0.635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05-01-01T00:00:00</text:p>
          </table:table-cell>
          <table:table-cell office:value-type="float" office:value="1735016.5" calcext:value-type="float">
            <text:p>1735016.5</text:p>
          </table:table-cell>
          <table:table-cell office:value-type="string" calcext:value-type="string">
            <text:p>38-03-20T00:00:00</text:p>
          </table:table-cell>
          <table:table-cell office:value-type="float" office:value="1735015.5" calcext:value-type="float">
            <text:p>1735015.5</text:p>
          </table:table-cell>
          <table:table-cell office:value-type="float" office:value="-659627.393334" calcext:value-type="float">
            <text:p>-659627.393334</text:p>
          </table:table-cell>
          <table:table-cell office:value-type="float" office:value="0.393334" calcext:value-type="float">
            <text:p>0.393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04-01-01T00:00:00</text:p>
          </table:table-cell>
          <table:table-cell office:value-type="float" office:value="1735381.5" calcext:value-type="float">
            <text:p>1735381.5</text:p>
          </table:table-cell>
          <table:table-cell office:value-type="string" calcext:value-type="string">
            <text:p>39-03-21T00:00:00</text:p>
          </table:table-cell>
          <table:table-cell office:value-type="float" office:value="1735381.5" calcext:value-type="float">
            <text:p>1735381.5</text:p>
          </table:table-cell>
          <table:table-cell office:value-type="float" office:value="-659262.151145" calcext:value-type="float">
            <text:p>-659262.151145</text:p>
          </table:table-cell>
          <table:table-cell office:value-type="float" office:value="0.151145" calcext:value-type="float">
            <text:p>0.15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1803-01-01T00:00:00</text:p>
          </table:table-cell>
          <table:table-cell office:value-type="float" office:value="1735747.5" calcext:value-type="float">
            <text:p>1735747.5</text:p>
          </table:table-cell>
          <table:table-cell office:value-type="string" calcext:value-type="string">
            <text:p>40-03-20T00:00:00</text:p>
          </table:table-cell>
          <table:table-cell office:value-type="float" office:value="1735746.5" calcext:value-type="float">
            <text:p>1735746.5</text:p>
          </table:table-cell>
          <table:table-cell office:value-type="float" office:value="-658896.908956" calcext:value-type="float">
            <text:p>-658896.908956</text:p>
          </table:table-cell>
          <table:table-cell office:value-type="float" office:value="0.908956" calcext:value-type="float">
            <text:p>0.908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2-01-01T00:00:00</text:p>
          </table:table-cell>
          <table:table-cell office:value-type="float" office:value="2265713.5" calcext:value-type="float">
            <text:p>2265713.5</text:p>
          </table:table-cell>
          <table:table-cell office:value-type="string" calcext:value-type="string">
            <text:p>1491-03-21T00:00:00</text:p>
          </table:table-cell>
          <table:table-cell office:value-type="float" office:value="2265713.5" calcext:value-type="float">
            <text:p>2265713.5</text:p>
          </table:table-cell>
          <table:table-cell office:value-type="float" office:value="-128930.492717" calcext:value-type="float">
            <text:p>-128930.492717</text:p>
          </table:table-cell>
          <table:table-cell office:value-type="float" office:value="0.492717" calcext:value-type="float">
            <text:p>0.492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1-01-01T00:00:00</text:p>
          </table:table-cell>
          <table:table-cell office:value-type="float" office:value="2266078.5" calcext:value-type="float">
            <text:p>2266078.5</text:p>
          </table:table-cell>
          <table:table-cell office:value-type="string" calcext:value-type="string">
            <text:p>1492-03-20T00:00:00</text:p>
          </table:table-cell>
          <table:table-cell office:value-type="float" office:value="2266078.5" calcext:value-type="float">
            <text:p>2266078.5</text:p>
          </table:table-cell>
          <table:table-cell office:value-type="float" office:value="-128565.250528" calcext:value-type="float">
            <text:p>-128565.250528</text:p>
          </table:table-cell>
          <table:table-cell office:value-type="float" office:value="0.250528" calcext:value-type="float">
            <text:p>0.2505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0-01-01T00:00:00</text:p>
          </table:table-cell>
          <table:table-cell office:value-type="float" office:value="2266443.5" calcext:value-type="float">
            <text:p>2266443.5</text:p>
          </table:table-cell>
          <table:table-cell office:value-type="string" calcext:value-type="string">
            <text:p>1493-03-20T00:00:00</text:p>
          </table:table-cell>
          <table:table-cell office:value-type="float" office:value="2266443.5" calcext:value-type="float">
            <text:p>2266443.5</text:p>
          </table:table-cell>
          <table:table-cell office:value-type="float" office:value="-128200.008339" calcext:value-type="float">
            <text:p>-128200.008339</text:p>
          </table:table-cell>
          <table:table-cell office:value-type="float" office:value="0.008339" calcext:value-type="float">
            <text:p>0.008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9-01-01T00:00:00</text:p>
          </table:table-cell>
          <table:table-cell office:value-type="float" office:value="2266809.5" calcext:value-type="float">
            <text:p>2266809.5</text:p>
          </table:table-cell>
          <table:table-cell office:value-type="string" calcext:value-type="string">
            <text:p>1494-03-20T00:00:00</text:p>
          </table:table-cell>
          <table:table-cell office:value-type="float" office:value="2266808.5" calcext:value-type="float">
            <text:p>2266808.5</text:p>
          </table:table-cell>
          <table:table-cell office:value-type="float" office:value="-127834.76615" calcext:value-type="float">
            <text:p>-127834.76615</text:p>
          </table:table-cell>
          <table:table-cell office:value-type="float" office:value="0.76615" calcext:value-type="float">
            <text:p>0.766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8-01-01T00:00:00</text:p>
          </table:table-cell>
          <table:table-cell office:value-type="float" office:value="2267174.5" calcext:value-type="float">
            <text:p>2267174.5</text:p>
          </table:table-cell>
          <table:table-cell office:value-type="string" calcext:value-type="string">
            <text:p>1495-03-21T00:00:00</text:p>
          </table:table-cell>
          <table:table-cell office:value-type="float" office:value="2267174.5" calcext:value-type="float">
            <text:p>2267174.5</text:p>
          </table:table-cell>
          <table:table-cell office:value-type="float" office:value="-127469.523961" calcext:value-type="float">
            <text:p>-127469.523961</text:p>
          </table:table-cell>
          <table:table-cell office:value-type="float" office:value="0.523961" calcext:value-type="float">
            <text:p>0.5239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7-01-01T00:00:00</text:p>
          </table:table-cell>
          <table:table-cell office:value-type="float" office:value="2267539.5" calcext:value-type="float">
            <text:p>2267539.5</text:p>
          </table:table-cell>
          <table:table-cell office:value-type="string" calcext:value-type="string">
            <text:p>1496-03-20T00:00:00</text:p>
          </table:table-cell>
          <table:table-cell office:value-type="float" office:value="2267539.5" calcext:value-type="float">
            <text:p>2267539.5</text:p>
          </table:table-cell>
          <table:table-cell office:value-type="float" office:value="-127104.281772" calcext:value-type="float">
            <text:p>-127104.281772</text:p>
          </table:table-cell>
          <table:table-cell office:value-type="float" office:value="0.281772" calcext:value-type="float">
            <text:p>0.2817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6-01-01T00:00:00</text:p>
          </table:table-cell>
          <table:table-cell office:value-type="float" office:value="2267904.5" calcext:value-type="float">
            <text:p>2267904.5</text:p>
          </table:table-cell>
          <table:table-cell office:value-type="string" calcext:value-type="string">
            <text:p>1497-03-20T00:00:00</text:p>
          </table:table-cell>
          <table:table-cell office:value-type="float" office:value="2267904.5" calcext:value-type="float">
            <text:p>2267904.5</text:p>
          </table:table-cell>
          <table:table-cell office:value-type="float" office:value="-126739.039583" calcext:value-type="float">
            <text:p>-126739.039583</text:p>
          </table:table-cell>
          <table:table-cell office:value-type="float" office:value="0.039583" calcext:value-type="float">
            <text:p>0.0395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5-01-01T00:00:00</text:p>
          </table:table-cell>
          <table:table-cell office:value-type="float" office:value="2268270.5" calcext:value-type="float">
            <text:p>2268270.5</text:p>
          </table:table-cell>
          <table:table-cell office:value-type="string" calcext:value-type="string">
            <text:p>1498-03-20T00:00:00</text:p>
          </table:table-cell>
          <table:table-cell office:value-type="float" office:value="2268269.5" calcext:value-type="float">
            <text:p>2268269.5</text:p>
          </table:table-cell>
          <table:table-cell office:value-type="float" office:value="-126373.797394" calcext:value-type="float">
            <text:p>-126373.797394</text:p>
          </table:table-cell>
          <table:table-cell office:value-type="float" office:value="0.797394" calcext:value-type="float">
            <text:p>0.797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4-01-01T00:00:00</text:p>
          </table:table-cell>
          <table:table-cell office:value-type="float" office:value="2268635.5" calcext:value-type="float">
            <text:p>2268635.5</text:p>
          </table:table-cell>
          <table:table-cell office:value-type="string" calcext:value-type="string">
            <text:p>1499-03-21T00:00:00</text:p>
          </table:table-cell>
          <table:table-cell office:value-type="float" office:value="2268635.5" calcext:value-type="float">
            <text:p>2268635.5</text:p>
          </table:table-cell>
          <table:table-cell office:value-type="float" office:value="-126008.555205" calcext:value-type="float">
            <text:p>-126008.555205</text:p>
          </table:table-cell>
          <table:table-cell office:value-type="float" office:value="0.555205" calcext:value-type="float">
            <text:p>0.5552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3-01-01T00:00:00</text:p>
          </table:table-cell>
          <table:table-cell office:value-type="float" office:value="2269000.5" calcext:value-type="float">
            <text:p>2269000.5</text:p>
          </table:table-cell>
          <table:table-cell office:value-type="string" calcext:value-type="string">
            <text:p>1500-03-21T00:00:00</text:p>
          </table:table-cell>
          <table:table-cell office:value-type="float" office:value="2269000.5" calcext:value-type="float">
            <text:p>2269000.5</text:p>
          </table:table-cell>
          <table:table-cell office:value-type="float" office:value="-125643.313016" calcext:value-type="float">
            <text:p>-125643.313016</text:p>
          </table:table-cell>
          <table:table-cell office:value-type="float" office:value="0.313016" calcext:value-type="float">
            <text:p>0.313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2-01-01T00:00:00</text:p>
          </table:table-cell>
          <table:table-cell office:value-type="float" office:value="2269365.5" calcext:value-type="float">
            <text:p>2269365.5</text:p>
          </table:table-cell>
          <table:table-cell office:value-type="string" calcext:value-type="string">
            <text:p>1501-03-21T00:00:00</text:p>
          </table:table-cell>
          <table:table-cell office:value-type="float" office:value="2269365.5" calcext:value-type="float">
            <text:p>2269365.5</text:p>
          </table:table-cell>
          <table:table-cell office:value-type="float" office:value="-125278.070827" calcext:value-type="float">
            <text:p>-125278.070827</text:p>
          </table:table-cell>
          <table:table-cell office:value-type="float" office:value="0.070827" calcext:value-type="float">
            <text:p>0.0708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1-01-01T00:00:00</text:p>
          </table:table-cell>
          <table:table-cell office:value-type="float" office:value="2269731.5" calcext:value-type="float">
            <text:p>2269731.5</text:p>
          </table:table-cell>
          <table:table-cell office:value-type="string" calcext:value-type="string">
            <text:p>1502-03-21T00:00:00</text:p>
          </table:table-cell>
          <table:table-cell office:value-type="float" office:value="2269730.5" calcext:value-type="float">
            <text:p>2269730.5</text:p>
          </table:table-cell>
          <table:table-cell office:value-type="float" office:value="-124912.828638" calcext:value-type="float">
            <text:p>-124912.828638</text:p>
          </table:table-cell>
          <table:table-cell office:value-type="float" office:value="0.828638" calcext:value-type="float">
            <text:p>0.8286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0-01-01T00:00:00</text:p>
          </table:table-cell>
          <table:table-cell office:value-type="float" office:value="2270096.5" calcext:value-type="float">
            <text:p>2270096.5</text:p>
          </table:table-cell>
          <table:table-cell office:value-type="string" calcext:value-type="string">
            <text:p>1503-03-22T00:00:00</text:p>
          </table:table-cell>
          <table:table-cell office:value-type="float" office:value="2270096.5" calcext:value-type="float">
            <text:p>2270096.5</text:p>
          </table:table-cell>
          <table:table-cell office:value-type="float" office:value="-124547.586449" calcext:value-type="float">
            <text:p>-124547.586449</text:p>
          </table:table-cell>
          <table:table-cell office:value-type="float" office:value="0.586449" calcext:value-type="float">
            <text:p>0.586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9-01-01T00:00:00</text:p>
          </table:table-cell>
          <table:table-cell office:value-type="float" office:value="2270461.5" calcext:value-type="float">
            <text:p>2270461.5</text:p>
          </table:table-cell>
          <table:table-cell office:value-type="string" calcext:value-type="string">
            <text:p>1504-03-21T00:00:00</text:p>
          </table:table-cell>
          <table:table-cell office:value-type="float" office:value="2270461.5" calcext:value-type="float">
            <text:p>2270461.5</text:p>
          </table:table-cell>
          <table:table-cell office:value-type="float" office:value="-124182.34426" calcext:value-type="float">
            <text:p>-124182.34426</text:p>
          </table:table-cell>
          <table:table-cell office:value-type="float" office:value="0.34426" calcext:value-type="float">
            <text:p>0.344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8-01-01T00:00:00</text:p>
          </table:table-cell>
          <table:table-cell office:value-type="float" office:value="2270826.5" calcext:value-type="float">
            <text:p>2270826.5</text:p>
          </table:table-cell>
          <table:table-cell office:value-type="string" calcext:value-type="string">
            <text:p>1505-03-21T00:00:00</text:p>
          </table:table-cell>
          <table:table-cell office:value-type="float" office:value="2270826.5" calcext:value-type="float">
            <text:p>2270826.5</text:p>
          </table:table-cell>
          <table:table-cell office:value-type="float" office:value="-123817.102071" calcext:value-type="float">
            <text:p>-123817.102071</text:p>
          </table:table-cell>
          <table:table-cell office:value-type="float" office:value="0.102071" calcext:value-type="float">
            <text:p>0.1020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7-01-01T00:00:00</text:p>
          </table:table-cell>
          <table:table-cell office:value-type="float" office:value="2271192.5" calcext:value-type="float">
            <text:p>2271192.5</text:p>
          </table:table-cell>
          <table:table-cell office:value-type="string" calcext:value-type="string">
            <text:p>1506-03-21T00:00:00</text:p>
          </table:table-cell>
          <table:table-cell office:value-type="float" office:value="2271191.5" calcext:value-type="float">
            <text:p>2271191.5</text:p>
          </table:table-cell>
          <table:table-cell office:value-type="float" office:value="-123451.859882" calcext:value-type="float">
            <text:p>-123451.859882</text:p>
          </table:table-cell>
          <table:table-cell office:value-type="float" office:value="0.859882" calcext:value-type="float">
            <text:p>0.859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6-01-01T00:00:00</text:p>
          </table:table-cell>
          <table:table-cell office:value-type="float" office:value="2271557.5" calcext:value-type="float">
            <text:p>2271557.5</text:p>
          </table:table-cell>
          <table:table-cell office:value-type="string" calcext:value-type="string">
            <text:p>1507-03-22T00:00:00</text:p>
          </table:table-cell>
          <table:table-cell office:value-type="float" office:value="2271557.5" calcext:value-type="float">
            <text:p>2271557.5</text:p>
          </table:table-cell>
          <table:table-cell office:value-type="float" office:value="-123086.617693" calcext:value-type="float">
            <text:p>-123086.617693</text:p>
          </table:table-cell>
          <table:table-cell office:value-type="float" office:value="0.617693" calcext:value-type="float">
            <text:p>0.617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5-01-01T00:00:00</text:p>
          </table:table-cell>
          <table:table-cell office:value-type="float" office:value="2271922.5" calcext:value-type="float">
            <text:p>2271922.5</text:p>
          </table:table-cell>
          <table:table-cell office:value-type="string" calcext:value-type="string">
            <text:p>1508-03-21T00:00:00</text:p>
          </table:table-cell>
          <table:table-cell office:value-type="float" office:value="2271922.5" calcext:value-type="float">
            <text:p>2271922.5</text:p>
          </table:table-cell>
          <table:table-cell office:value-type="float" office:value="-122721.375504" calcext:value-type="float">
            <text:p>-122721.375504</text:p>
          </table:table-cell>
          <table:table-cell office:value-type="float" office:value="0.375504" calcext:value-type="float">
            <text:p>0.375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4-01-01T00:00:00</text:p>
          </table:table-cell>
          <table:table-cell office:value-type="float" office:value="2272287.5" calcext:value-type="float">
            <text:p>2272287.5</text:p>
          </table:table-cell>
          <table:table-cell office:value-type="string" calcext:value-type="string">
            <text:p>1509-03-21T00:00:00</text:p>
          </table:table-cell>
          <table:table-cell office:value-type="float" office:value="2272287.5" calcext:value-type="float">
            <text:p>2272287.5</text:p>
          </table:table-cell>
          <table:table-cell office:value-type="float" office:value="-122356.133315" calcext:value-type="float">
            <text:p>-122356.133315</text:p>
          </table:table-cell>
          <table:table-cell office:value-type="float" office:value="0.133315" calcext:value-type="float">
            <text:p>0.133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3-01-01T00:00:00</text:p>
          </table:table-cell>
          <table:table-cell office:value-type="float" office:value="2272653.5" calcext:value-type="float">
            <text:p>2272653.5</text:p>
          </table:table-cell>
          <table:table-cell office:value-type="string" calcext:value-type="string">
            <text:p>1510-03-21T00:00:00</text:p>
          </table:table-cell>
          <table:table-cell office:value-type="float" office:value="2272652.5" calcext:value-type="float">
            <text:p>2272652.5</text:p>
          </table:table-cell>
          <table:table-cell office:value-type="float" office:value="-121990.891126" calcext:value-type="float">
            <text:p>-121990.891126</text:p>
          </table:table-cell>
          <table:table-cell office:value-type="float" office:value="0.891126" calcext:value-type="float">
            <text:p>0.89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2-01-01T00:00:00</text:p>
          </table:table-cell>
          <table:table-cell office:value-type="float" office:value="2273018.5" calcext:value-type="float">
            <text:p>2273018.5</text:p>
          </table:table-cell>
          <table:table-cell office:value-type="string" calcext:value-type="string">
            <text:p>1511-03-22T00:00:00</text:p>
          </table:table-cell>
          <table:table-cell office:value-type="float" office:value="2273018.5" calcext:value-type="float">
            <text:p>2273018.5</text:p>
          </table:table-cell>
          <table:table-cell office:value-type="float" office:value="-121625.648937" calcext:value-type="float">
            <text:p>-121625.648937</text:p>
          </table:table-cell>
          <table:table-cell office:value-type="float" office:value="0.648937" calcext:value-type="float">
            <text:p>0.6489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1-01-01T00:00:00</text:p>
          </table:table-cell>
          <table:table-cell office:value-type="float" office:value="2273383.5" calcext:value-type="float">
            <text:p>2273383.5</text:p>
          </table:table-cell>
          <table:table-cell office:value-type="string" calcext:value-type="string">
            <text:p>1512-03-21T00:00:00</text:p>
          </table:table-cell>
          <table:table-cell office:value-type="float" office:value="2273383.5" calcext:value-type="float">
            <text:p>2273383.5</text:p>
          </table:table-cell>
          <table:table-cell office:value-type="float" office:value="-121260.406748" calcext:value-type="float">
            <text:p>-121260.406748</text:p>
          </table:table-cell>
          <table:table-cell office:value-type="float" office:value="0.406748" calcext:value-type="float">
            <text:p>0.4067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0-01-01T00:00:00</text:p>
          </table:table-cell>
          <table:table-cell office:value-type="float" office:value="2273748.5" calcext:value-type="float">
            <text:p>2273748.5</text:p>
          </table:table-cell>
          <table:table-cell office:value-type="string" calcext:value-type="string">
            <text:p>1513-03-21T00:00:00</text:p>
          </table:table-cell>
          <table:table-cell office:value-type="float" office:value="2273748.5" calcext:value-type="float">
            <text:p>2273748.5</text:p>
          </table:table-cell>
          <table:table-cell office:value-type="float" office:value="-120895.164559" calcext:value-type="float">
            <text:p>-120895.164559</text:p>
          </table:table-cell>
          <table:table-cell office:value-type="float" office:value="0.164559" calcext:value-type="float">
            <text:p>0.164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9-01-01T00:00:00</text:p>
          </table:table-cell>
          <table:table-cell office:value-type="float" office:value="2274114.5" calcext:value-type="float">
            <text:p>2274114.5</text:p>
          </table:table-cell>
          <table:table-cell office:value-type="string" calcext:value-type="string">
            <text:p>1514-03-21T00:00:00</text:p>
          </table:table-cell>
          <table:table-cell office:value-type="float" office:value="2274113.5" calcext:value-type="float">
            <text:p>2274113.5</text:p>
          </table:table-cell>
          <table:table-cell office:value-type="float" office:value="-120529.92237" calcext:value-type="float">
            <text:p>-120529.92237</text:p>
          </table:table-cell>
          <table:table-cell office:value-type="float" office:value="0.92237" calcext:value-type="float">
            <text:p>0.92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8-01-01T00:00:00</text:p>
          </table:table-cell>
          <table:table-cell office:value-type="float" office:value="2274479.5" calcext:value-type="float">
            <text:p>2274479.5</text:p>
          </table:table-cell>
          <table:table-cell office:value-type="string" calcext:value-type="string">
            <text:p>1515-03-22T00:00:00</text:p>
          </table:table-cell>
          <table:table-cell office:value-type="float" office:value="2274479.5" calcext:value-type="float">
            <text:p>2274479.5</text:p>
          </table:table-cell>
          <table:table-cell office:value-type="float" office:value="-120164.680181" calcext:value-type="float">
            <text:p>-120164.680181</text:p>
          </table:table-cell>
          <table:table-cell office:value-type="float" office:value="0.680181" calcext:value-type="float">
            <text:p>0.680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7-01-01T00:00:00</text:p>
          </table:table-cell>
          <table:table-cell office:value-type="float" office:value="2274844.5" calcext:value-type="float">
            <text:p>2274844.5</text:p>
          </table:table-cell>
          <table:table-cell office:value-type="string" calcext:value-type="string">
            <text:p>1516-03-21T00:00:00</text:p>
          </table:table-cell>
          <table:table-cell office:value-type="float" office:value="2274844.5" calcext:value-type="float">
            <text:p>2274844.5</text:p>
          </table:table-cell>
          <table:table-cell office:value-type="float" office:value="-119799.437992" calcext:value-type="float">
            <text:p>-119799.437992</text:p>
          </table:table-cell>
          <table:table-cell office:value-type="float" office:value="0.437992" calcext:value-type="float">
            <text:p>0.437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6-01-01T00:00:00</text:p>
          </table:table-cell>
          <table:table-cell office:value-type="float" office:value="2275209.5" calcext:value-type="float">
            <text:p>2275209.5</text:p>
          </table:table-cell>
          <table:table-cell office:value-type="string" calcext:value-type="string">
            <text:p>1517-03-21T00:00:00</text:p>
          </table:table-cell>
          <table:table-cell office:value-type="float" office:value="2275209.5" calcext:value-type="float">
            <text:p>2275209.5</text:p>
          </table:table-cell>
          <table:table-cell office:value-type="float" office:value="-119434.195803" calcext:value-type="float">
            <text:p>-119434.195803</text:p>
          </table:table-cell>
          <table:table-cell office:value-type="float" office:value="0.195803" calcext:value-type="float">
            <text:p>0.1958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5-01-01T00:00:00</text:p>
          </table:table-cell>
          <table:table-cell office:value-type="float" office:value="2275575.5" calcext:value-type="float">
            <text:p>2275575.5</text:p>
          </table:table-cell>
          <table:table-cell office:value-type="string" calcext:value-type="string">
            <text:p>1518-03-21T00:00:00</text:p>
          </table:table-cell>
          <table:table-cell office:value-type="float" office:value="2275574.5" calcext:value-type="float">
            <text:p>2275574.5</text:p>
          </table:table-cell>
          <table:table-cell office:value-type="float" office:value="-119068.953614" calcext:value-type="float">
            <text:p>-119068.953614</text:p>
          </table:table-cell>
          <table:table-cell office:value-type="float" office:value="0.953614" calcext:value-type="float">
            <text:p>0.953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4-01-01T00:00:00</text:p>
          </table:table-cell>
          <table:table-cell office:value-type="float" office:value="2275940.5" calcext:value-type="float">
            <text:p>2275940.5</text:p>
          </table:table-cell>
          <table:table-cell office:value-type="string" calcext:value-type="string">
            <text:p>1519-03-22T00:00:00</text:p>
          </table:table-cell>
          <table:table-cell office:value-type="float" office:value="2275940.5" calcext:value-type="float">
            <text:p>2275940.5</text:p>
          </table:table-cell>
          <table:table-cell office:value-type="float" office:value="-118703.711425" calcext:value-type="float">
            <text:p>-118703.711425</text:p>
          </table:table-cell>
          <table:table-cell office:value-type="float" office:value="0.711425" calcext:value-type="float">
            <text:p>0.7114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3-01-01T00:00:00</text:p>
          </table:table-cell>
          <table:table-cell office:value-type="float" office:value="2276305.5" calcext:value-type="float">
            <text:p>2276305.5</text:p>
          </table:table-cell>
          <table:table-cell office:value-type="string" calcext:value-type="string">
            <text:p>1520-03-21T00:00:00</text:p>
          </table:table-cell>
          <table:table-cell office:value-type="float" office:value="2276305.5" calcext:value-type="float">
            <text:p>2276305.5</text:p>
          </table:table-cell>
          <table:table-cell office:value-type="float" office:value="-118338.469236" calcext:value-type="float">
            <text:p>-118338.469236</text:p>
          </table:table-cell>
          <table:table-cell office:value-type="float" office:value="0.469236" calcext:value-type="float">
            <text:p>0.4692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2-01-01T00:00:00</text:p>
          </table:table-cell>
          <table:table-cell office:value-type="float" office:value="2276670.5" calcext:value-type="float">
            <text:p>2276670.5</text:p>
          </table:table-cell>
          <table:table-cell office:value-type="string" calcext:value-type="string">
            <text:p>1521-03-21T00:00:00</text:p>
          </table:table-cell>
          <table:table-cell office:value-type="float" office:value="2276670.5" calcext:value-type="float">
            <text:p>2276670.5</text:p>
          </table:table-cell>
          <table:table-cell office:value-type="float" office:value="-117973.227047" calcext:value-type="float">
            <text:p>-117973.227047</text:p>
          </table:table-cell>
          <table:table-cell office:value-type="float" office:value="0.227047" calcext:value-type="float">
            <text:p>0.2270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1-01-01T00:00:00</text:p>
          </table:table-cell>
          <table:table-cell office:value-type="float" office:value="2277036.5" calcext:value-type="float">
            <text:p>2277036.5</text:p>
          </table:table-cell>
          <table:table-cell office:value-type="string" calcext:value-type="string">
            <text:p>1522-03-21T00:00:00</text:p>
          </table:table-cell>
          <table:table-cell office:value-type="float" office:value="2277035.5" calcext:value-type="float">
            <text:p>2277035.5</text:p>
          </table:table-cell>
          <table:table-cell office:value-type="float" office:value="-117607.984858" calcext:value-type="float">
            <text:p>-117607.984858</text:p>
          </table:table-cell>
          <table:table-cell office:value-type="float" office:value="0.984858" calcext:value-type="float">
            <text:p>0.984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0-01-01T00:00:00</text:p>
          </table:table-cell>
          <table:table-cell office:value-type="float" office:value="2277401.5" calcext:value-type="float">
            <text:p>2277401.5</text:p>
          </table:table-cell>
          <table:table-cell office:value-type="string" calcext:value-type="string">
            <text:p>1523-03-22T00:00:00</text:p>
          </table:table-cell>
          <table:table-cell office:value-type="float" office:value="2277401.5" calcext:value-type="float">
            <text:p>2277401.5</text:p>
          </table:table-cell>
          <table:table-cell office:value-type="float" office:value="-117242.742669" calcext:value-type="float">
            <text:p>-117242.742669</text:p>
          </table:table-cell>
          <table:table-cell office:value-type="float" office:value="0.742669" calcext:value-type="float">
            <text:p>0.7426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9-01-01T00:00:00</text:p>
          </table:table-cell>
          <table:table-cell office:value-type="float" office:value="2277766.5" calcext:value-type="float">
            <text:p>2277766.5</text:p>
          </table:table-cell>
          <table:table-cell office:value-type="string" calcext:value-type="string">
            <text:p>1524-03-21T00:00:00</text:p>
          </table:table-cell>
          <table:table-cell office:value-type="float" office:value="2277766.5" calcext:value-type="float">
            <text:p>2277766.5</text:p>
          </table:table-cell>
          <table:table-cell office:value-type="float" office:value="-116877.50048" calcext:value-type="float">
            <text:p>-116877.50048</text:p>
          </table:table-cell>
          <table:table-cell office:value-type="float" office:value="0.50048" calcext:value-type="float">
            <text:p>0.50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8-01-01T00:00:00</text:p>
          </table:table-cell>
          <table:table-cell office:value-type="float" office:value="2278131.5" calcext:value-type="float">
            <text:p>2278131.5</text:p>
          </table:table-cell>
          <table:table-cell office:value-type="string" calcext:value-type="string">
            <text:p>1525-03-21T00:00:00</text:p>
          </table:table-cell>
          <table:table-cell office:value-type="float" office:value="2278131.5" calcext:value-type="float">
            <text:p>2278131.5</text:p>
          </table:table-cell>
          <table:table-cell office:value-type="float" office:value="-116512.258291" calcext:value-type="float">
            <text:p>-116512.258291</text:p>
          </table:table-cell>
          <table:table-cell office:value-type="float" office:value="0.258291" calcext:value-type="float">
            <text:p>0.2582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7-01-01T00:00:00</text:p>
          </table:table-cell>
          <table:table-cell office:value-type="float" office:value="2278496.5" calcext:value-type="float">
            <text:p>2278496.5</text:p>
          </table:table-cell>
          <table:table-cell office:value-type="string" calcext:value-type="string">
            <text:p>1526-03-21T00:00:00</text:p>
          </table:table-cell>
          <table:table-cell office:value-type="float" office:value="2278496.5" calcext:value-type="float">
            <text:p>2278496.5</text:p>
          </table:table-cell>
          <table:table-cell office:value-type="float" office:value="-116147.016102" calcext:value-type="float">
            <text:p>-116147.016102</text:p>
          </table:table-cell>
          <table:table-cell office:value-type="float" office:value="0.016102" calcext:value-type="float">
            <text:p>0.016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6-01-01T00:00:00</text:p>
          </table:table-cell>
          <table:table-cell office:value-type="float" office:value="2278862.5" calcext:value-type="float">
            <text:p>2278862.5</text:p>
          </table:table-cell>
          <table:table-cell office:value-type="string" calcext:value-type="string">
            <text:p>1527-03-21T00:00:00</text:p>
          </table:table-cell>
          <table:table-cell office:value-type="float" office:value="2278861.5" calcext:value-type="float">
            <text:p>2278861.5</text:p>
          </table:table-cell>
          <table:table-cell office:value-type="float" office:value="-115781.773913" calcext:value-type="float">
            <text:p>-115781.773913</text:p>
          </table:table-cell>
          <table:table-cell office:value-type="float" office:value="0.773913" calcext:value-type="float">
            <text:p>0.773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5-01-01T00:00:00</text:p>
          </table:table-cell>
          <table:table-cell office:value-type="float" office:value="2279227.5" calcext:value-type="float">
            <text:p>2279227.5</text:p>
          </table:table-cell>
          <table:table-cell office:value-type="string" calcext:value-type="string">
            <text:p>1528-03-21T00:00:00</text:p>
          </table:table-cell>
          <table:table-cell office:value-type="float" office:value="2279227.5" calcext:value-type="float">
            <text:p>2279227.5</text:p>
          </table:table-cell>
          <table:table-cell office:value-type="float" office:value="-115416.531724" calcext:value-type="float">
            <text:p>-115416.531724</text:p>
          </table:table-cell>
          <table:table-cell office:value-type="float" office:value="0.531724" calcext:value-type="float">
            <text:p>0.531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4-01-01T00:00:00</text:p>
          </table:table-cell>
          <table:table-cell office:value-type="float" office:value="2279592.5" calcext:value-type="float">
            <text:p>2279592.5</text:p>
          </table:table-cell>
          <table:table-cell office:value-type="string" calcext:value-type="string">
            <text:p>1529-03-21T00:00:00</text:p>
          </table:table-cell>
          <table:table-cell office:value-type="float" office:value="2279592.5" calcext:value-type="float">
            <text:p>2279592.5</text:p>
          </table:table-cell>
          <table:table-cell office:value-type="float" office:value="-115051.289535" calcext:value-type="float">
            <text:p>-115051.289535</text:p>
          </table:table-cell>
          <table:table-cell office:value-type="float" office:value="0.289535" calcext:value-type="float">
            <text:p>0.289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3-01-01T00:00:00</text:p>
          </table:table-cell>
          <table:table-cell office:value-type="float" office:value="2279957.5" calcext:value-type="float">
            <text:p>2279957.5</text:p>
          </table:table-cell>
          <table:table-cell office:value-type="string" calcext:value-type="string">
            <text:p>1530-03-21T00:00:00</text:p>
          </table:table-cell>
          <table:table-cell office:value-type="float" office:value="2279957.5" calcext:value-type="float">
            <text:p>2279957.5</text:p>
          </table:table-cell>
          <table:table-cell office:value-type="float" office:value="-114686.047346" calcext:value-type="float">
            <text:p>-114686.047346</text:p>
          </table:table-cell>
          <table:table-cell office:value-type="float" office:value="0.047346" calcext:value-type="float">
            <text:p>0.047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2-01-01T00:00:00</text:p>
          </table:table-cell>
          <table:table-cell office:value-type="float" office:value="2280323.5" calcext:value-type="float">
            <text:p>2280323.5</text:p>
          </table:table-cell>
          <table:table-cell office:value-type="string" calcext:value-type="string">
            <text:p>1531-03-21T00:00:00</text:p>
          </table:table-cell>
          <table:table-cell office:value-type="float" office:value="2280322.5" calcext:value-type="float">
            <text:p>2280322.5</text:p>
          </table:table-cell>
          <table:table-cell office:value-type="float" office:value="-114320.805157" calcext:value-type="float">
            <text:p>-114320.805157</text:p>
          </table:table-cell>
          <table:table-cell office:value-type="float" office:value="0.805157" calcext:value-type="float">
            <text:p>0.805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1-01-01T00:00:00</text:p>
          </table:table-cell>
          <table:table-cell office:value-type="float" office:value="2280688.5" calcext:value-type="float">
            <text:p>2280688.5</text:p>
          </table:table-cell>
          <table:table-cell office:value-type="string" calcext:value-type="string">
            <text:p>1532-03-21T00:00:00</text:p>
          </table:table-cell>
          <table:table-cell office:value-type="float" office:value="2280688.5" calcext:value-type="float">
            <text:p>2280688.5</text:p>
          </table:table-cell>
          <table:table-cell office:value-type="float" office:value="-113955.562968" calcext:value-type="float">
            <text:p>-113955.562968</text:p>
          </table:table-cell>
          <table:table-cell office:value-type="float" office:value="0.562968" calcext:value-type="float">
            <text:p>0.5629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0-01-01T00:00:00</text:p>
          </table:table-cell>
          <table:table-cell office:value-type="float" office:value="2281053.5" calcext:value-type="float">
            <text:p>2281053.5</text:p>
          </table:table-cell>
          <table:table-cell office:value-type="string" calcext:value-type="string">
            <text:p>1533-03-21T00:00:00</text:p>
          </table:table-cell>
          <table:table-cell office:value-type="float" office:value="2281053.5" calcext:value-type="float">
            <text:p>2281053.5</text:p>
          </table:table-cell>
          <table:table-cell office:value-type="float" office:value="-113590.320779" calcext:value-type="float">
            <text:p>-113590.320779</text:p>
          </table:table-cell>
          <table:table-cell office:value-type="float" office:value="0.320779" calcext:value-type="float">
            <text:p>0.320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9-01-01T00:00:00</text:p>
          </table:table-cell>
          <table:table-cell office:value-type="float" office:value="2281418.5" calcext:value-type="float">
            <text:p>2281418.5</text:p>
          </table:table-cell>
          <table:table-cell office:value-type="string" calcext:value-type="string">
            <text:p>1534-03-21T00:00:00</text:p>
          </table:table-cell>
          <table:table-cell office:value-type="float" office:value="2281418.5" calcext:value-type="float">
            <text:p>2281418.5</text:p>
          </table:table-cell>
          <table:table-cell office:value-type="float" office:value="-113225.07859" calcext:value-type="float">
            <text:p>-113225.0785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8-01-01T00:00:00</text:p>
          </table:table-cell>
          <table:table-cell office:value-type="float" office:value="2281784.5" calcext:value-type="float">
            <text:p>2281784.5</text:p>
          </table:table-cell>
          <table:table-cell office:value-type="string" calcext:value-type="string">
            <text:p>1535-03-21T00:00:00</text:p>
          </table:table-cell>
          <table:table-cell office:value-type="float" office:value="2281783.5" calcext:value-type="float">
            <text:p>2281783.5</text:p>
          </table:table-cell>
          <table:table-cell office:value-type="float" office:value="-112859.836401" calcext:value-type="float">
            <text:p>-112859.836401</text:p>
          </table:table-cell>
          <table:table-cell office:value-type="float" office:value="0.836401" calcext:value-type="float">
            <text:p>0.836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7-01-01T00:00:00</text:p>
          </table:table-cell>
          <table:table-cell office:value-type="float" office:value="2282149.5" calcext:value-type="float">
            <text:p>2282149.5</text:p>
          </table:table-cell>
          <table:table-cell office:value-type="string" calcext:value-type="string">
            <text:p>1536-03-21T00:00:00</text:p>
          </table:table-cell>
          <table:table-cell office:value-type="float" office:value="2282149.5" calcext:value-type="float">
            <text:p>2282149.5</text:p>
          </table:table-cell>
          <table:table-cell office:value-type="float" office:value="-112494.594212" calcext:value-type="float">
            <text:p>-112494.594212</text:p>
          </table:table-cell>
          <table:table-cell office:value-type="float" office:value="0.594212" calcext:value-type="float">
            <text:p>0.5942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6-01-01T00:00:00</text:p>
          </table:table-cell>
          <table:table-cell office:value-type="float" office:value="2282514.5" calcext:value-type="float">
            <text:p>2282514.5</text:p>
          </table:table-cell>
          <table:table-cell office:value-type="string" calcext:value-type="string">
            <text:p>1537-03-21T00:00:00</text:p>
          </table:table-cell>
          <table:table-cell office:value-type="float" office:value="2282514.5" calcext:value-type="float">
            <text:p>2282514.5</text:p>
          </table:table-cell>
          <table:table-cell office:value-type="float" office:value="-112129.352023" calcext:value-type="float">
            <text:p>-112129.352023</text:p>
          </table:table-cell>
          <table:table-cell office:value-type="float" office:value="0.352023" calcext:value-type="float">
            <text:p>0.352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5-01-01T00:00:00</text:p>
          </table:table-cell>
          <table:table-cell office:value-type="float" office:value="2282879.5" calcext:value-type="float">
            <text:p>2282879.5</text:p>
          </table:table-cell>
          <table:table-cell office:value-type="string" calcext:value-type="string">
            <text:p>1538-03-21T00:00:00</text:p>
          </table:table-cell>
          <table:table-cell office:value-type="float" office:value="2282879.5" calcext:value-type="float">
            <text:p>2282879.5</text:p>
          </table:table-cell>
          <table:table-cell office:value-type="float" office:value="-111764.109834" calcext:value-type="float">
            <text:p>-111764.109834</text:p>
          </table:table-cell>
          <table:table-cell office:value-type="float" office:value="0.109834" calcext:value-type="float">
            <text:p>0.1098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4-01-01T00:00:00</text:p>
          </table:table-cell>
          <table:table-cell office:value-type="float" office:value="2283245.5" calcext:value-type="float">
            <text:p>2283245.5</text:p>
          </table:table-cell>
          <table:table-cell office:value-type="string" calcext:value-type="string">
            <text:p>1539-03-21T00:00:00</text:p>
          </table:table-cell>
          <table:table-cell office:value-type="float" office:value="2283244.5" calcext:value-type="float">
            <text:p>2283244.5</text:p>
          </table:table-cell>
          <table:table-cell office:value-type="float" office:value="-111398.867645" calcext:value-type="float">
            <text:p>-111398.867645</text:p>
          </table:table-cell>
          <table:table-cell office:value-type="float" office:value="0.867645" calcext:value-type="float">
            <text:p>0.8676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3-01-01T00:00:00</text:p>
          </table:table-cell>
          <table:table-cell office:value-type="float" office:value="2283610.5" calcext:value-type="float">
            <text:p>2283610.5</text:p>
          </table:table-cell>
          <table:table-cell office:value-type="string" calcext:value-type="string">
            <text:p>1540-03-21T00:00:00</text:p>
          </table:table-cell>
          <table:table-cell office:value-type="float" office:value="2283610.5" calcext:value-type="float">
            <text:p>2283610.5</text:p>
          </table:table-cell>
          <table:table-cell office:value-type="float" office:value="-111033.625456" calcext:value-type="float">
            <text:p>-111033.625456</text:p>
          </table:table-cell>
          <table:table-cell office:value-type="float" office:value="0.625456" calcext:value-type="float">
            <text:p>0.6254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2-01-01T00:00:00</text:p>
          </table:table-cell>
          <table:table-cell office:value-type="float" office:value="2283975.5" calcext:value-type="float">
            <text:p>2283975.5</text:p>
          </table:table-cell>
          <table:table-cell office:value-type="string" calcext:value-type="string">
            <text:p>1541-03-21T00:00:00</text:p>
          </table:table-cell>
          <table:table-cell office:value-type="float" office:value="2283975.5" calcext:value-type="float">
            <text:p>2283975.5</text:p>
          </table:table-cell>
          <table:table-cell office:value-type="float" office:value="-110668.383267" calcext:value-type="float">
            <text:p>-110668.383267</text:p>
          </table:table-cell>
          <table:table-cell office:value-type="float" office:value="0.383267" calcext:value-type="float">
            <text:p>0.383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1-01-01T00:00:00</text:p>
          </table:table-cell>
          <table:table-cell office:value-type="float" office:value="2284340.5" calcext:value-type="float">
            <text:p>2284340.5</text:p>
          </table:table-cell>
          <table:table-cell office:value-type="string" calcext:value-type="string">
            <text:p>1542-03-21T00:00:00</text:p>
          </table:table-cell>
          <table:table-cell office:value-type="float" office:value="2284340.5" calcext:value-type="float">
            <text:p>2284340.5</text:p>
          </table:table-cell>
          <table:table-cell office:value-type="float" office:value="-110303.141078" calcext:value-type="float">
            <text:p>-110303.141078</text:p>
          </table:table-cell>
          <table:table-cell office:value-type="float" office:value="0.141078" calcext:value-type="float">
            <text:p>0.1410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0-01-01T00:00:00</text:p>
          </table:table-cell>
          <table:table-cell office:value-type="float" office:value="2284706.5" calcext:value-type="float">
            <text:p>2284706.5</text:p>
          </table:table-cell>
          <table:table-cell office:value-type="string" calcext:value-type="string">
            <text:p>1543-03-21T00:00:00</text:p>
          </table:table-cell>
          <table:table-cell office:value-type="float" office:value="2284705.5" calcext:value-type="float">
            <text:p>2284705.5</text:p>
          </table:table-cell>
          <table:table-cell office:value-type="float" office:value="-109937.898889" calcext:value-type="float">
            <text:p>-109937.898889</text:p>
          </table:table-cell>
          <table:table-cell office:value-type="float" office:value="0.898889" calcext:value-type="float">
            <text:p>0.898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9-01-01T00:00:00</text:p>
          </table:table-cell>
          <table:table-cell office:value-type="float" office:value="2285071.5" calcext:value-type="float">
            <text:p>2285071.5</text:p>
          </table:table-cell>
          <table:table-cell office:value-type="string" calcext:value-type="string">
            <text:p>1544-03-21T00:00:00</text:p>
          </table:table-cell>
          <table:table-cell office:value-type="float" office:value="2285071.5" calcext:value-type="float">
            <text:p>2285071.5</text:p>
          </table:table-cell>
          <table:table-cell office:value-type="float" office:value="-109572.6567" calcext:value-type="float">
            <text:p>-109572.6567</text:p>
          </table:table-cell>
          <table:table-cell office:value-type="float" office:value="0.6567" calcext:value-type="float">
            <text:p>0.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8-01-01T00:00:00</text:p>
          </table:table-cell>
          <table:table-cell office:value-type="float" office:value="2285436.5" calcext:value-type="float">
            <text:p>2285436.5</text:p>
          </table:table-cell>
          <table:table-cell office:value-type="string" calcext:value-type="string">
            <text:p>1545-03-21T00:00:00</text:p>
          </table:table-cell>
          <table:table-cell office:value-type="float" office:value="2285436.5" calcext:value-type="float">
            <text:p>2285436.5</text:p>
          </table:table-cell>
          <table:table-cell office:value-type="float" office:value="-109207.414511" calcext:value-type="float">
            <text:p>-109207.414511</text:p>
          </table:table-cell>
          <table:table-cell office:value-type="float" office:value="0.414511" calcext:value-type="float">
            <text:p>0.4145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7-01-01T00:00:00</text:p>
          </table:table-cell>
          <table:table-cell office:value-type="float" office:value="2285801.5" calcext:value-type="float">
            <text:p>2285801.5</text:p>
          </table:table-cell>
          <table:table-cell office:value-type="string" calcext:value-type="string">
            <text:p>1546-03-21T00:00:00</text:p>
          </table:table-cell>
          <table:table-cell office:value-type="float" office:value="2285801.5" calcext:value-type="float">
            <text:p>2285801.5</text:p>
          </table:table-cell>
          <table:table-cell office:value-type="float" office:value="-108842.172322" calcext:value-type="float">
            <text:p>-108842.172322</text:p>
          </table:table-cell>
          <table:table-cell office:value-type="float" office:value="0.172322" calcext:value-type="float">
            <text:p>0.172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6-01-01T00:00:00</text:p>
          </table:table-cell>
          <table:table-cell office:value-type="float" office:value="2286167.5" calcext:value-type="float">
            <text:p>2286167.5</text:p>
          </table:table-cell>
          <table:table-cell office:value-type="string" calcext:value-type="string">
            <text:p>1547-03-21T00:00:00</text:p>
          </table:table-cell>
          <table:table-cell office:value-type="float" office:value="2286166.5" calcext:value-type="float">
            <text:p>2286166.5</text:p>
          </table:table-cell>
          <table:table-cell office:value-type="float" office:value="-108476.930133" calcext:value-type="float">
            <text:p>-108476.930133</text:p>
          </table:table-cell>
          <table:table-cell office:value-type="float" office:value="0.930133" calcext:value-type="float">
            <text:p>0.930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5-01-01T00:00:00</text:p>
          </table:table-cell>
          <table:table-cell office:value-type="float" office:value="2286532.5" calcext:value-type="float">
            <text:p>2286532.5</text:p>
          </table:table-cell>
          <table:table-cell office:value-type="string" calcext:value-type="string">
            <text:p>1548-03-21T00:00:00</text:p>
          </table:table-cell>
          <table:table-cell office:value-type="float" office:value="2286532.5" calcext:value-type="float">
            <text:p>2286532.5</text:p>
          </table:table-cell>
          <table:table-cell office:value-type="float" office:value="-108111.687944" calcext:value-type="float">
            <text:p>-108111.687944</text:p>
          </table:table-cell>
          <table:table-cell office:value-type="float" office:value="0.687944" calcext:value-type="float">
            <text:p>0.6879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4-01-01T00:00:00</text:p>
          </table:table-cell>
          <table:table-cell office:value-type="float" office:value="2286897.5" calcext:value-type="float">
            <text:p>2286897.5</text:p>
          </table:table-cell>
          <table:table-cell office:value-type="string" calcext:value-type="string">
            <text:p>1549-03-21T00:00:00</text:p>
          </table:table-cell>
          <table:table-cell office:value-type="float" office:value="2286897.5" calcext:value-type="float">
            <text:p>2286897.5</text:p>
          </table:table-cell>
          <table:table-cell office:value-type="float" office:value="-107746.445755" calcext:value-type="float">
            <text:p>-107746.445755</text:p>
          </table:table-cell>
          <table:table-cell office:value-type="float" office:value="0.445755" calcext:value-type="float">
            <text:p>0.4457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3-01-01T00:00:00</text:p>
          </table:table-cell>
          <table:table-cell office:value-type="float" office:value="2287262.5" calcext:value-type="float">
            <text:p>2287262.5</text:p>
          </table:table-cell>
          <table:table-cell office:value-type="string" calcext:value-type="string">
            <text:p>1550-03-21T00:00:00</text:p>
          </table:table-cell>
          <table:table-cell office:value-type="float" office:value="2287262.5" calcext:value-type="float">
            <text:p>2287262.5</text:p>
          </table:table-cell>
          <table:table-cell office:value-type="float" office:value="-107381.203566" calcext:value-type="float">
            <text:p>-107381.203566</text:p>
          </table:table-cell>
          <table:table-cell office:value-type="float" office:value="0.203566" calcext:value-type="float">
            <text:p>0.2035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2-01-01T00:00:00</text:p>
          </table:table-cell>
          <table:table-cell office:value-type="float" office:value="2287628.5" calcext:value-type="float">
            <text:p>2287628.5</text:p>
          </table:table-cell>
          <table:table-cell office:value-type="string" calcext:value-type="string">
            <text:p>1551-03-21T00:00:00</text:p>
          </table:table-cell>
          <table:table-cell office:value-type="float" office:value="2287627.5" calcext:value-type="float">
            <text:p>2287627.5</text:p>
          </table:table-cell>
          <table:table-cell office:value-type="float" office:value="-107015.961377" calcext:value-type="float">
            <text:p>-107015.961377</text:p>
          </table:table-cell>
          <table:table-cell office:value-type="float" office:value="0.961377" calcext:value-type="float">
            <text:p>0.96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1-01-01T00:00:00</text:p>
          </table:table-cell>
          <table:table-cell office:value-type="float" office:value="2287993.5" calcext:value-type="float">
            <text:p>2287993.5</text:p>
          </table:table-cell>
          <table:table-cell office:value-type="string" calcext:value-type="string">
            <text:p>1552-03-21T00:00:00</text:p>
          </table:table-cell>
          <table:table-cell office:value-type="float" office:value="2287993.5" calcext:value-type="float">
            <text:p>2287993.5</text:p>
          </table:table-cell>
          <table:table-cell office:value-type="float" office:value="-106650.719188" calcext:value-type="float">
            <text:p>-106650.719188</text:p>
          </table:table-cell>
          <table:table-cell office:value-type="float" office:value="0.719188" calcext:value-type="float">
            <text:p>0.719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0-01-01T00:00:00</text:p>
          </table:table-cell>
          <table:table-cell office:value-type="float" office:value="2288358.5" calcext:value-type="float">
            <text:p>2288358.5</text:p>
          </table:table-cell>
          <table:table-cell office:value-type="string" calcext:value-type="string">
            <text:p>1553-03-21T00:00:00</text:p>
          </table:table-cell>
          <table:table-cell office:value-type="float" office:value="2288358.5" calcext:value-type="float">
            <text:p>2288358.5</text:p>
          </table:table-cell>
          <table:table-cell office:value-type="float" office:value="-106285.476999" calcext:value-type="float">
            <text:p>-106285.476999</text:p>
          </table:table-cell>
          <table:table-cell office:value-type="float" office:value="0.476999" calcext:value-type="float">
            <text:p>0.4769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9-01-01T00:00:00</text:p>
          </table:table-cell>
          <table:table-cell office:value-type="float" office:value="2288723.5" calcext:value-type="float">
            <text:p>2288723.5</text:p>
          </table:table-cell>
          <table:table-cell office:value-type="string" calcext:value-type="string">
            <text:p>1554-03-21T00:00:00</text:p>
          </table:table-cell>
          <table:table-cell office:value-type="float" office:value="2288723.5" calcext:value-type="float">
            <text:p>2288723.5</text:p>
          </table:table-cell>
          <table:table-cell office:value-type="float" office:value="-105920.23481" calcext:value-type="float">
            <text:p>-105920.23481</text:p>
          </table:table-cell>
          <table:table-cell office:value-type="float" office:value="0.23481" calcext:value-type="float">
            <text:p>0.23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8-01-01T00:00:00</text:p>
          </table:table-cell>
          <table:table-cell office:value-type="float" office:value="2289089.5" calcext:value-type="float">
            <text:p>2289089.5</text:p>
          </table:table-cell>
          <table:table-cell office:value-type="string" calcext:value-type="string">
            <text:p>1555-03-21T00:00:00</text:p>
          </table:table-cell>
          <table:table-cell office:value-type="float" office:value="2289088.5" calcext:value-type="float">
            <text:p>2289088.5</text:p>
          </table:table-cell>
          <table:table-cell office:value-type="float" office:value="-105554.992621" calcext:value-type="float">
            <text:p>-105554.992621</text:p>
          </table:table-cell>
          <table:table-cell office:value-type="float" office:value="0.992621" calcext:value-type="float">
            <text:p>0.992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7-01-01T00:00:00</text:p>
          </table:table-cell>
          <table:table-cell office:value-type="float" office:value="2289454.5" calcext:value-type="float">
            <text:p>2289454.5</text:p>
          </table:table-cell>
          <table:table-cell office:value-type="string" calcext:value-type="string">
            <text:p>1556-03-21T00:00:00</text:p>
          </table:table-cell>
          <table:table-cell office:value-type="float" office:value="2289454.5" calcext:value-type="float">
            <text:p>2289454.5</text:p>
          </table:table-cell>
          <table:table-cell office:value-type="float" office:value="-105189.750432" calcext:value-type="float">
            <text:p>-105189.750432</text:p>
          </table:table-cell>
          <table:table-cell office:value-type="float" office:value="0.750432" calcext:value-type="float">
            <text:p>0.750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6-01-01T00:00:00</text:p>
          </table:table-cell>
          <table:table-cell office:value-type="float" office:value="2289819.5" calcext:value-type="float">
            <text:p>2289819.5</text:p>
          </table:table-cell>
          <table:table-cell office:value-type="string" calcext:value-type="string">
            <text:p>1557-03-21T00:00:00</text:p>
          </table:table-cell>
          <table:table-cell office:value-type="float" office:value="2289819.5" calcext:value-type="float">
            <text:p>2289819.5</text:p>
          </table:table-cell>
          <table:table-cell office:value-type="float" office:value="-104824.508243" calcext:value-type="float">
            <text:p>-104824.508243</text:p>
          </table:table-cell>
          <table:table-cell office:value-type="float" office:value="0.508243" calcext:value-type="float">
            <text:p>0.5082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5-01-01T00:00:00</text:p>
          </table:table-cell>
          <table:table-cell office:value-type="float" office:value="2290184.5" calcext:value-type="float">
            <text:p>2290184.5</text:p>
          </table:table-cell>
          <table:table-cell office:value-type="string" calcext:value-type="string">
            <text:p>1558-03-21T00:00:00</text:p>
          </table:table-cell>
          <table:table-cell office:value-type="float" office:value="2290184.5" calcext:value-type="float">
            <text:p>2290184.5</text:p>
          </table:table-cell>
          <table:table-cell office:value-type="float" office:value="-104459.266054" calcext:value-type="float">
            <text:p>-104459.266054</text:p>
          </table:table-cell>
          <table:table-cell office:value-type="float" office:value="0.266054" calcext:value-type="float">
            <text:p>0.2660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4-01-01T00:00:00</text:p>
          </table:table-cell>
          <table:table-cell office:value-type="float" office:value="2290549.5" calcext:value-type="float">
            <text:p>2290549.5</text:p>
          </table:table-cell>
          <table:table-cell office:value-type="string" calcext:value-type="string">
            <text:p>1559-03-21T00:00:00</text:p>
          </table:table-cell>
          <table:table-cell office:value-type="float" office:value="2290549.5" calcext:value-type="float">
            <text:p>2290549.5</text:p>
          </table:table-cell>
          <table:table-cell office:value-type="float" office:value="-104094.023865" calcext:value-type="float">
            <text:p>-104094.023865</text:p>
          </table:table-cell>
          <table:table-cell office:value-type="float" office:value="0.023865" calcext:value-type="float">
            <text:p>0.0238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3-01-01T00:00:00</text:p>
          </table:table-cell>
          <table:table-cell office:value-type="float" office:value="2290915.5" calcext:value-type="float">
            <text:p>2290915.5</text:p>
          </table:table-cell>
          <table:table-cell office:value-type="string" calcext:value-type="string">
            <text:p>1560-03-20T00:00:00</text:p>
          </table:table-cell>
          <table:table-cell office:value-type="float" office:value="2290914.5" calcext:value-type="float">
            <text:p>2290914.5</text:p>
          </table:table-cell>
          <table:table-cell office:value-type="float" office:value="-103728.781676" calcext:value-type="float">
            <text:p>-103728.781676</text:p>
          </table:table-cell>
          <table:table-cell office:value-type="float" office:value="0.781676" calcext:value-type="float">
            <text:p>0.7816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2-01-01T00:00:00</text:p>
          </table:table-cell>
          <table:table-cell office:value-type="float" office:value="2291280.5" calcext:value-type="float">
            <text:p>2291280.5</text:p>
          </table:table-cell>
          <table:table-cell office:value-type="string" calcext:value-type="string">
            <text:p>1561-03-21T00:00:00</text:p>
          </table:table-cell>
          <table:table-cell office:value-type="float" office:value="2291280.5" calcext:value-type="float">
            <text:p>2291280.5</text:p>
          </table:table-cell>
          <table:table-cell office:value-type="float" office:value="-103363.539487" calcext:value-type="float">
            <text:p>-103363.539487</text:p>
          </table:table-cell>
          <table:table-cell office:value-type="float" office:value="0.539487" calcext:value-type="float">
            <text:p>0.539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1-01-01T00:00:00</text:p>
          </table:table-cell>
          <table:table-cell office:value-type="float" office:value="2291645.5" calcext:value-type="float">
            <text:p>2291645.5</text:p>
          </table:table-cell>
          <table:table-cell office:value-type="string" calcext:value-type="string">
            <text:p>1562-03-21T00:00:00</text:p>
          </table:table-cell>
          <table:table-cell office:value-type="float" office:value="2291645.5" calcext:value-type="float">
            <text:p>2291645.5</text:p>
          </table:table-cell>
          <table:table-cell office:value-type="float" office:value="-102998.297298" calcext:value-type="float">
            <text:p>-102998.297298</text:p>
          </table:table-cell>
          <table:table-cell office:value-type="float" office:value="0.297298" calcext:value-type="float">
            <text:p>0.2972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0-01-01T00:00:00</text:p>
          </table:table-cell>
          <table:table-cell office:value-type="float" office:value="2292010.5" calcext:value-type="float">
            <text:p>2292010.5</text:p>
          </table:table-cell>
          <table:table-cell office:value-type="string" calcext:value-type="string">
            <text:p>1563-03-21T00:00:00</text:p>
          </table:table-cell>
          <table:table-cell office:value-type="float" office:value="2292010.5" calcext:value-type="float">
            <text:p>2292010.5</text:p>
          </table:table-cell>
          <table:table-cell office:value-type="float" office:value="-102633.055109" calcext:value-type="float">
            <text:p>-102633.055109</text:p>
          </table:table-cell>
          <table:table-cell office:value-type="float" office:value="0.055109" calcext:value-type="float">
            <text:p>0.055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9-01-01T00:00:00</text:p>
          </table:table-cell>
          <table:table-cell office:value-type="float" office:value="2292376.5" calcext:value-type="float">
            <text:p>2292376.5</text:p>
          </table:table-cell>
          <table:table-cell office:value-type="string" calcext:value-type="string">
            <text:p>1564-03-20T00:00:00</text:p>
          </table:table-cell>
          <table:table-cell office:value-type="float" office:value="2292375.5" calcext:value-type="float">
            <text:p>2292375.5</text:p>
          </table:table-cell>
          <table:table-cell office:value-type="float" office:value="-102267.81292" calcext:value-type="float">
            <text:p>-102267.81292</text:p>
          </table:table-cell>
          <table:table-cell office:value-type="float" office:value="0.81292" calcext:value-type="float">
            <text:p>0.81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8-01-01T00:00:00</text:p>
          </table:table-cell>
          <table:table-cell office:value-type="float" office:value="2292741.5" calcext:value-type="float">
            <text:p>2292741.5</text:p>
          </table:table-cell>
          <table:table-cell office:value-type="string" calcext:value-type="string">
            <text:p>1565-03-21T00:00:00</text:p>
          </table:table-cell>
          <table:table-cell office:value-type="float" office:value="2292741.5" calcext:value-type="float">
            <text:p>2292741.5</text:p>
          </table:table-cell>
          <table:table-cell office:value-type="float" office:value="-101902.570731" calcext:value-type="float">
            <text:p>-101902.570731</text:p>
          </table:table-cell>
          <table:table-cell office:value-type="float" office:value="0.570731" calcext:value-type="float">
            <text:p>0.5707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7-01-01T00:00:00</text:p>
          </table:table-cell>
          <table:table-cell office:value-type="float" office:value="2293106.5" calcext:value-type="float">
            <text:p>2293106.5</text:p>
          </table:table-cell>
          <table:table-cell office:value-type="string" calcext:value-type="string">
            <text:p>1566-03-21T00:00:00</text:p>
          </table:table-cell>
          <table:table-cell office:value-type="float" office:value="2293106.5" calcext:value-type="float">
            <text:p>2293106.5</text:p>
          </table:table-cell>
          <table:table-cell office:value-type="float" office:value="-101537.328542" calcext:value-type="float">
            <text:p>-101537.328542</text:p>
          </table:table-cell>
          <table:table-cell office:value-type="float" office:value="0.328542" calcext:value-type="float">
            <text:p>0.328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6-01-01T00:00:00</text:p>
          </table:table-cell>
          <table:table-cell office:value-type="float" office:value="2293471.5" calcext:value-type="float">
            <text:p>2293471.5</text:p>
          </table:table-cell>
          <table:table-cell office:value-type="string" calcext:value-type="string">
            <text:p>1567-03-21T00:00:00</text:p>
          </table:table-cell>
          <table:table-cell office:value-type="float" office:value="2293471.5" calcext:value-type="float">
            <text:p>2293471.5</text:p>
          </table:table-cell>
          <table:table-cell office:value-type="float" office:value="-101172.086353" calcext:value-type="float">
            <text:p>-101172.086353</text:p>
          </table:table-cell>
          <table:table-cell office:value-type="float" office:value="0.086353" calcext:value-type="float">
            <text:p>0.086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5-01-01T00:00:00</text:p>
          </table:table-cell>
          <table:table-cell office:value-type="float" office:value="2293837.5" calcext:value-type="float">
            <text:p>2293837.5</text:p>
          </table:table-cell>
          <table:table-cell office:value-type="string" calcext:value-type="string">
            <text:p>1568-03-20T00:00:00</text:p>
          </table:table-cell>
          <table:table-cell office:value-type="float" office:value="2293836.5" calcext:value-type="float">
            <text:p>2293836.5</text:p>
          </table:table-cell>
          <table:table-cell office:value-type="float" office:value="-100806.844164" calcext:value-type="float">
            <text:p>-100806.844164</text:p>
          </table:table-cell>
          <table:table-cell office:value-type="float" office:value="0.844164" calcext:value-type="float">
            <text:p>0.844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4-01-01T00:00:00</text:p>
          </table:table-cell>
          <table:table-cell office:value-type="float" office:value="2294202.5" calcext:value-type="float">
            <text:p>2294202.5</text:p>
          </table:table-cell>
          <table:table-cell office:value-type="string" calcext:value-type="string">
            <text:p>1569-03-21T00:00:00</text:p>
          </table:table-cell>
          <table:table-cell office:value-type="float" office:value="2294202.5" calcext:value-type="float">
            <text:p>2294202.5</text:p>
          </table:table-cell>
          <table:table-cell office:value-type="float" office:value="-100441.601975" calcext:value-type="float">
            <text:p>-100441.601975</text:p>
          </table:table-cell>
          <table:table-cell office:value-type="float" office:value="0.601975" calcext:value-type="float">
            <text:p>0.6019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3-01-01T00:00:00</text:p>
          </table:table-cell>
          <table:table-cell office:value-type="float" office:value="2294567.5" calcext:value-type="float">
            <text:p>2294567.5</text:p>
          </table:table-cell>
          <table:table-cell office:value-type="string" calcext:value-type="string">
            <text:p>1570-03-21T00:00:00</text:p>
          </table:table-cell>
          <table:table-cell office:value-type="float" office:value="2294567.5" calcext:value-type="float">
            <text:p>2294567.5</text:p>
          </table:table-cell>
          <table:table-cell office:value-type="float" office:value="-100076.359786" calcext:value-type="float">
            <text:p>-100076.359786</text:p>
          </table:table-cell>
          <table:table-cell office:value-type="float" office:value="0.359786" calcext:value-type="float">
            <text:p>0.359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2-01-01T00:00:00</text:p>
          </table:table-cell>
          <table:table-cell office:value-type="float" office:value="2294932.5" calcext:value-type="float">
            <text:p>2294932.5</text:p>
          </table:table-cell>
          <table:table-cell office:value-type="string" calcext:value-type="string">
            <text:p>1571-03-21T00:00:00</text:p>
          </table:table-cell>
          <table:table-cell office:value-type="float" office:value="2294932.5" calcext:value-type="float">
            <text:p>2294932.5</text:p>
          </table:table-cell>
          <table:table-cell office:value-type="float" office:value="-99711.117597" calcext:value-type="float">
            <text:p>-99711.117597</text:p>
          </table:table-cell>
          <table:table-cell office:value-type="float" office:value="0.117597" calcext:value-type="float">
            <text:p>0.117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1-01-01T00:00:00</text:p>
          </table:table-cell>
          <table:table-cell office:value-type="float" office:value="2295298.5" calcext:value-type="float">
            <text:p>2295298.5</text:p>
          </table:table-cell>
          <table:table-cell office:value-type="string" calcext:value-type="string">
            <text:p>1572-03-20T00:00:00</text:p>
          </table:table-cell>
          <table:table-cell office:value-type="float" office:value="2295297.5" calcext:value-type="float">
            <text:p>2295297.5</text:p>
          </table:table-cell>
          <table:table-cell office:value-type="float" office:value="-99345.875408" calcext:value-type="float">
            <text:p>-99345.875408</text:p>
          </table:table-cell>
          <table:table-cell office:value-type="float" office:value="0.875408" calcext:value-type="float">
            <text:p>0.8754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0-01-01T00:00:00</text:p>
          </table:table-cell>
          <table:table-cell office:value-type="float" office:value="2295663.5" calcext:value-type="float">
            <text:p>2295663.5</text:p>
          </table:table-cell>
          <table:table-cell office:value-type="string" calcext:value-type="string">
            <text:p>1573-03-21T00:00:00</text:p>
          </table:table-cell>
          <table:table-cell office:value-type="float" office:value="2295663.5" calcext:value-type="float">
            <text:p>2295663.5</text:p>
          </table:table-cell>
          <table:table-cell office:value-type="float" office:value="-98980.633219" calcext:value-type="float">
            <text:p>-98980.633219</text:p>
          </table:table-cell>
          <table:table-cell office:value-type="float" office:value="0.633219" calcext:value-type="float">
            <text:p>0.633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9-01-01T00:00:00</text:p>
          </table:table-cell>
          <table:table-cell office:value-type="float" office:value="2296028.5" calcext:value-type="float">
            <text:p>2296028.5</text:p>
          </table:table-cell>
          <table:table-cell office:value-type="string" calcext:value-type="string">
            <text:p>1574-03-21T00:00:00</text:p>
          </table:table-cell>
          <table:table-cell office:value-type="float" office:value="2296028.5" calcext:value-type="float">
            <text:p>2296028.5</text:p>
          </table:table-cell>
          <table:table-cell office:value-type="float" office:value="-98615.39103" calcext:value-type="float">
            <text:p>-98615.39103</text:p>
          </table:table-cell>
          <table:table-cell office:value-type="float" office:value="0.39103" calcext:value-type="float">
            <text:p>0.39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8-01-01T00:00:00</text:p>
          </table:table-cell>
          <table:table-cell office:value-type="float" office:value="2296393.5" calcext:value-type="float">
            <text:p>2296393.5</text:p>
          </table:table-cell>
          <table:table-cell office:value-type="string" calcext:value-type="string">
            <text:p>1575-03-21T00:00:00</text:p>
          </table:table-cell>
          <table:table-cell office:value-type="float" office:value="2296393.5" calcext:value-type="float">
            <text:p>2296393.5</text:p>
          </table:table-cell>
          <table:table-cell office:value-type="float" office:value="-98250.148841" calcext:value-type="float">
            <text:p>-98250.148841</text:p>
          </table:table-cell>
          <table:table-cell office:value-type="float" office:value="0.148841" calcext:value-type="float">
            <text:p>0.1488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7-01-01T00:00:00</text:p>
          </table:table-cell>
          <table:table-cell office:value-type="float" office:value="2296759.5" calcext:value-type="float">
            <text:p>2296759.5</text:p>
          </table:table-cell>
          <table:table-cell office:value-type="string" calcext:value-type="string">
            <text:p>1576-03-20T00:00:00</text:p>
          </table:table-cell>
          <table:table-cell office:value-type="float" office:value="2296758.5" calcext:value-type="float">
            <text:p>2296758.5</text:p>
          </table:table-cell>
          <table:table-cell office:value-type="float" office:value="-97884.906652" calcext:value-type="float">
            <text:p>-97884.906652</text:p>
          </table:table-cell>
          <table:table-cell office:value-type="float" office:value="0.906652" calcext:value-type="float">
            <text:p>0.906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6-01-01T00:00:00</text:p>
          </table:table-cell>
          <table:table-cell office:value-type="float" office:value="2297124.5" calcext:value-type="float">
            <text:p>2297124.5</text:p>
          </table:table-cell>
          <table:table-cell office:value-type="string" calcext:value-type="string">
            <text:p>1577-03-21T00:00:00</text:p>
          </table:table-cell>
          <table:table-cell office:value-type="float" office:value="2297124.5" calcext:value-type="float">
            <text:p>2297124.5</text:p>
          </table:table-cell>
          <table:table-cell office:value-type="float" office:value="-97519.664463" calcext:value-type="float">
            <text:p>-97519.664463</text:p>
          </table:table-cell>
          <table:table-cell office:value-type="float" office:value="0.664463" calcext:value-type="float">
            <text:p>0.6644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5-01-01T00:00:00</text:p>
          </table:table-cell>
          <table:table-cell office:value-type="float" office:value="2297489.5" calcext:value-type="float">
            <text:p>2297489.5</text:p>
          </table:table-cell>
          <table:table-cell office:value-type="string" calcext:value-type="string">
            <text:p>1578-03-21T00:00:00</text:p>
          </table:table-cell>
          <table:table-cell office:value-type="float" office:value="2297489.5" calcext:value-type="float">
            <text:p>2297489.5</text:p>
          </table:table-cell>
          <table:table-cell office:value-type="float" office:value="-97154.422274" calcext:value-type="float">
            <text:p>-97154.422274</text:p>
          </table:table-cell>
          <table:table-cell office:value-type="float" office:value="0.422274" calcext:value-type="float">
            <text:p>0.4222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4-01-01T00:00:00</text:p>
          </table:table-cell>
          <table:table-cell office:value-type="float" office:value="2297854.5" calcext:value-type="float">
            <text:p>2297854.5</text:p>
          </table:table-cell>
          <table:table-cell office:value-type="string" calcext:value-type="string">
            <text:p>1579-03-21T00:00:00</text:p>
          </table:table-cell>
          <table:table-cell office:value-type="float" office:value="2297854.5" calcext:value-type="float">
            <text:p>2297854.5</text:p>
          </table:table-cell>
          <table:table-cell office:value-type="float" office:value="-96789.180085" calcext:value-type="float">
            <text:p>-96789.180085</text:p>
          </table:table-cell>
          <table:table-cell office:value-type="float" office:value="0.180085" calcext:value-type="float">
            <text:p>0.1800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3-01-01T00:00:00</text:p>
          </table:table-cell>
          <table:table-cell office:value-type="float" office:value="2298220.5" calcext:value-type="float">
            <text:p>2298220.5</text:p>
          </table:table-cell>
          <table:table-cell office:value-type="string" calcext:value-type="string">
            <text:p>1580-03-20T00:00:00</text:p>
          </table:table-cell>
          <table:table-cell office:value-type="float" office:value="2298219.5" calcext:value-type="float">
            <text:p>2298219.5</text:p>
          </table:table-cell>
          <table:table-cell office:value-type="float" office:value="-96423.937896" calcext:value-type="float">
            <text:p>-96423.937896</text:p>
          </table:table-cell>
          <table:table-cell office:value-type="float" office:value="0.937896" calcext:value-type="float">
            <text:p>0.9378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2-01-01T00:00:00</text:p>
          </table:table-cell>
          <table:table-cell office:value-type="float" office:value="2298585.5" calcext:value-type="float">
            <text:p>2298585.5</text:p>
          </table:table-cell>
          <table:table-cell office:value-type="string" calcext:value-type="string">
            <text:p>1581-03-21T00:00:00</text:p>
          </table:table-cell>
          <table:table-cell office:value-type="float" office:value="2298585.5" calcext:value-type="float">
            <text:p>2298585.5</text:p>
          </table:table-cell>
          <table:table-cell office:value-type="float" office:value="-96058.695707" calcext:value-type="float">
            <text:p>-96058.695707</text:p>
          </table:table-cell>
          <table:table-cell office:value-type="float" office:value="0.695707" calcext:value-type="float">
            <text:p>0.6957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1-01-01T00:00:00</text:p>
          </table:table-cell>
          <table:table-cell office:value-type="float" office:value="2298950.5" calcext:value-type="float">
            <text:p>2298950.5</text:p>
          </table:table-cell>
          <table:table-cell office:value-type="string" calcext:value-type="string">
            <text:p>1582-03-21T00:00:00</text:p>
          </table:table-cell>
          <table:table-cell office:value-type="float" office:value="2298950.5" calcext:value-type="float">
            <text:p>2298950.5</text:p>
          </table:table-cell>
          <table:table-cell office:value-type="float" office:value="-95693.453518" calcext:value-type="float">
            <text:p>-95693.453518</text:p>
          </table:table-cell>
          <table:table-cell office:value-type="float" office:value="0.453518" calcext:value-type="float">
            <text:p>0.453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0-01-01T00:00:00</text:p>
          </table:table-cell>
          <table:table-cell office:value-type="float" office:value="2299315.5" calcext:value-type="float">
            <text:p>2299315.5</text:p>
          </table:table-cell>
          <table:table-cell office:value-type="string" calcext:value-type="string">
            <text:p>1583-03-21T00:00:00</text:p>
          </table:table-cell>
          <table:table-cell office:value-type="float" office:value="2299315.5" calcext:value-type="float">
            <text:p>2299315.5</text:p>
          </table:table-cell>
          <table:table-cell office:value-type="float" office:value="-95328.211329" calcext:value-type="float">
            <text:p>-95328.211329</text:p>
          </table:table-cell>
          <table:table-cell office:value-type="float" office:value="0.211329" calcext:value-type="float">
            <text:p>0.21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9-01-01T00:00:00</text:p>
          </table:table-cell>
          <table:table-cell office:value-type="float" office:value="2299681.5" calcext:value-type="float">
            <text:p>2299681.5</text:p>
          </table:table-cell>
          <table:table-cell office:value-type="string" calcext:value-type="string">
            <text:p>1584-03-20T00:00:00</text:p>
          </table:table-cell>
          <table:table-cell office:value-type="float" office:value="2299680.5" calcext:value-type="float">
            <text:p>2299680.5</text:p>
          </table:table-cell>
          <table:table-cell office:value-type="float" office:value="-94962.96914" calcext:value-type="float">
            <text:p>-94962.96914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8-01-01T00:00:00</text:p>
          </table:table-cell>
          <table:table-cell office:value-type="float" office:value="2300046.5" calcext:value-type="float">
            <text:p>2300046.5</text:p>
          </table:table-cell>
          <table:table-cell office:value-type="string" calcext:value-type="string">
            <text:p>1585-03-21T00:00:00</text:p>
          </table:table-cell>
          <table:table-cell office:value-type="float" office:value="2300046.5" calcext:value-type="float">
            <text:p>2300046.5</text:p>
          </table:table-cell>
          <table:table-cell office:value-type="float" office:value="-94597.726951" calcext:value-type="float">
            <text:p>-94597.726951</text:p>
          </table:table-cell>
          <table:table-cell office:value-type="float" office:value="0.726951" calcext:value-type="float">
            <text:p>0.726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7-01-01T00:00:00</text:p>
          </table:table-cell>
          <table:table-cell office:value-type="float" office:value="2300411.5" calcext:value-type="float">
            <text:p>2300411.5</text:p>
          </table:table-cell>
          <table:table-cell office:value-type="string" calcext:value-type="string">
            <text:p>1586-03-21T00:00:00</text:p>
          </table:table-cell>
          <table:table-cell office:value-type="float" office:value="2300411.5" calcext:value-type="float">
            <text:p>2300411.5</text:p>
          </table:table-cell>
          <table:table-cell office:value-type="float" office:value="-94232.484762" calcext:value-type="float">
            <text:p>-94232.484762</text:p>
          </table:table-cell>
          <table:table-cell office:value-type="float" office:value="0.484762" calcext:value-type="float">
            <text:p>0.484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6-01-01T00:00:00</text:p>
          </table:table-cell>
          <table:table-cell office:value-type="float" office:value="2300776.5" calcext:value-type="float">
            <text:p>2300776.5</text:p>
          </table:table-cell>
          <table:table-cell office:value-type="string" calcext:value-type="string">
            <text:p>1587-03-21T00:00:00</text:p>
          </table:table-cell>
          <table:table-cell office:value-type="float" office:value="2300776.5" calcext:value-type="float">
            <text:p>2300776.5</text:p>
          </table:table-cell>
          <table:table-cell office:value-type="float" office:value="-93867.242573" calcext:value-type="float">
            <text:p>-93867.24257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5-01-01T00:00:00</text:p>
          </table:table-cell>
          <table:table-cell office:value-type="float" office:value="2301141.5" calcext:value-type="float">
            <text:p>2301141.5</text:p>
          </table:table-cell>
          <table:table-cell office:value-type="string" calcext:value-type="string">
            <text:p>1588-03-20T00:00:00</text:p>
          </table:table-cell>
          <table:table-cell office:value-type="float" office:value="2301141.5" calcext:value-type="float">
            <text:p>2301141.5</text:p>
          </table:table-cell>
          <table:table-cell office:value-type="float" office:value="-93502.000384" calcext:value-type="float">
            <text:p>-93502.00038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4-01-01T00:00:00</text:p>
          </table:table-cell>
          <table:table-cell office:value-type="float" office:value="2301507.5" calcext:value-type="float">
            <text:p>2301507.5</text:p>
          </table:table-cell>
          <table:table-cell office:value-type="string" calcext:value-type="string">
            <text:p>1589-03-21T00:00:00</text:p>
          </table:table-cell>
          <table:table-cell office:value-type="float" office:value="2301507.5" calcext:value-type="float">
            <text:p>2301507.5</text:p>
          </table:table-cell>
          <table:table-cell office:value-type="float" office:value="-93136.758195" calcext:value-type="float">
            <text:p>-93136.758195</text:p>
          </table:table-cell>
          <table:table-cell office:value-type="float" office:value="0.758195" calcext:value-type="float">
            <text:p>0.758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3-01-01T00:00:00</text:p>
          </table:table-cell>
          <table:table-cell office:value-type="float" office:value="2301872.5" calcext:value-type="float">
            <text:p>2301872.5</text:p>
          </table:table-cell>
          <table:table-cell office:value-type="string" calcext:value-type="string">
            <text:p>1590-03-21T00:00:00</text:p>
          </table:table-cell>
          <table:table-cell office:value-type="float" office:value="2301872.5" calcext:value-type="float">
            <text:p>2301872.5</text:p>
          </table:table-cell>
          <table:table-cell office:value-type="float" office:value="-92771.516006" calcext:value-type="float">
            <text:p>-92771.516006</text:p>
          </table:table-cell>
          <table:table-cell office:value-type="float" office:value="0.516006" calcext:value-type="float">
            <text:p>0.516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2-01-01T00:00:00</text:p>
          </table:table-cell>
          <table:table-cell office:value-type="float" office:value="2302237.5" calcext:value-type="float">
            <text:p>2302237.5</text:p>
          </table:table-cell>
          <table:table-cell office:value-type="string" calcext:value-type="string">
            <text:p>1591-03-21T00:00:00</text:p>
          </table:table-cell>
          <table:table-cell office:value-type="float" office:value="2302237.5" calcext:value-type="float">
            <text:p>2302237.5</text:p>
          </table:table-cell>
          <table:table-cell office:value-type="float" office:value="-92406.273817" calcext:value-type="float">
            <text:p>-92406.273817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1-01-01T00:00:00</text:p>
          </table:table-cell>
          <table:table-cell office:value-type="float" office:value="2302602.5" calcext:value-type="float">
            <text:p>2302602.5</text:p>
          </table:table-cell>
          <table:table-cell office:value-type="string" calcext:value-type="string">
            <text:p>1592-03-20T00:00:00</text:p>
          </table:table-cell>
          <table:table-cell office:value-type="float" office:value="2302602.5" calcext:value-type="float">
            <text:p>2302602.5</text:p>
          </table:table-cell>
          <table:table-cell office:value-type="float" office:value="-92041.031628" calcext:value-type="float">
            <text:p>-92041.031628</text:p>
          </table:table-cell>
          <table:table-cell office:value-type="float" office:value="0.031628" calcext:value-type="float">
            <text:p>0.031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0-01-01T00:00:00</text:p>
          </table:table-cell>
          <table:table-cell office:value-type="float" office:value="2302968.5" calcext:value-type="float">
            <text:p>2302968.5</text:p>
          </table:table-cell>
          <table:table-cell office:value-type="string" calcext:value-type="string">
            <text:p>1593-03-21T00:00:00</text:p>
          </table:table-cell>
          <table:table-cell office:value-type="float" office:value="2302968.5" calcext:value-type="float">
            <text:p>2302968.5</text:p>
          </table:table-cell>
          <table:table-cell office:value-type="float" office:value="-91675.789439" calcext:value-type="float">
            <text:p>-91675.789439</text:p>
          </table:table-cell>
          <table:table-cell office:value-type="float" office:value="0.789439" calcext:value-type="float">
            <text:p>0.789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9-01-01T00:00:00</text:p>
          </table:table-cell>
          <table:table-cell office:value-type="float" office:value="2303333.5" calcext:value-type="float">
            <text:p>2303333.5</text:p>
          </table:table-cell>
          <table:table-cell office:value-type="string" calcext:value-type="string">
            <text:p>1594-03-21T00:00:00</text:p>
          </table:table-cell>
          <table:table-cell office:value-type="float" office:value="2303333.5" calcext:value-type="float">
            <text:p>2303333.5</text:p>
          </table:table-cell>
          <table:table-cell office:value-type="float" office:value="-91310.54725" calcext:value-type="float">
            <text:p>-91310.54725</text:p>
          </table:table-cell>
          <table:table-cell office:value-type="float" office:value="0.54725" calcext:value-type="float">
            <text:p>0.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8-01-01T00:00:00</text:p>
          </table:table-cell>
          <table:table-cell office:value-type="float" office:value="2303698.5" calcext:value-type="float">
            <text:p>2303698.5</text:p>
          </table:table-cell>
          <table:table-cell office:value-type="string" calcext:value-type="string">
            <text:p>1595-03-21T00:00:00</text:p>
          </table:table-cell>
          <table:table-cell office:value-type="float" office:value="2303698.5" calcext:value-type="float">
            <text:p>2303698.5</text:p>
          </table:table-cell>
          <table:table-cell office:value-type="float" office:value="-90945.305061" calcext:value-type="float">
            <text:p>-90945.305061</text:p>
          </table:table-cell>
          <table:table-cell office:value-type="float" office:value="0.305061" calcext:value-type="float">
            <text:p>0.305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7-01-01T00:00:00</text:p>
          </table:table-cell>
          <table:table-cell office:value-type="float" office:value="2304063.5" calcext:value-type="float">
            <text:p>2304063.5</text:p>
          </table:table-cell>
          <table:table-cell office:value-type="string" calcext:value-type="string">
            <text:p>1596-03-20T00:00:00</text:p>
          </table:table-cell>
          <table:table-cell office:value-type="float" office:value="2304063.5" calcext:value-type="float">
            <text:p>2304063.5</text:p>
          </table:table-cell>
          <table:table-cell office:value-type="float" office:value="-90580.062872" calcext:value-type="float">
            <text:p>-90580.062872</text:p>
          </table:table-cell>
          <table:table-cell office:value-type="float" office:value="0.062872" calcext:value-type="float">
            <text:p>0.062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6-01-01T00:00:00</text:p>
          </table:table-cell>
          <table:table-cell office:value-type="float" office:value="2304429.5" calcext:value-type="float">
            <text:p>2304429.5</text:p>
          </table:table-cell>
          <table:table-cell office:value-type="string" calcext:value-type="string">
            <text:p>1597-03-20T00:00:00</text:p>
          </table:table-cell>
          <table:table-cell office:value-type="float" office:value="2304428.5" calcext:value-type="float">
            <text:p>2304428.5</text:p>
          </table:table-cell>
          <table:table-cell office:value-type="float" office:value="-90214.820683" calcext:value-type="float">
            <text:p>-90214.820683</text:p>
          </table:table-cell>
          <table:table-cell office:value-type="float" office:value="0.820683" calcext:value-type="float">
            <text:p>0.820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5-01-01T00:00:00</text:p>
          </table:table-cell>
          <table:table-cell office:value-type="float" office:value="2304794.5" calcext:value-type="float">
            <text:p>2304794.5</text:p>
          </table:table-cell>
          <table:table-cell office:value-type="string" calcext:value-type="string">
            <text:p>1598-03-21T00:00:00</text:p>
          </table:table-cell>
          <table:table-cell office:value-type="float" office:value="2304794.5" calcext:value-type="float">
            <text:p>2304794.5</text:p>
          </table:table-cell>
          <table:table-cell office:value-type="float" office:value="-89849.578494" calcext:value-type="float">
            <text:p>-89849.578494</text:p>
          </table:table-cell>
          <table:table-cell office:value-type="float" office:value="0.578494" calcext:value-type="float">
            <text:p>0.578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4-01-01T00:00:00</text:p>
          </table:table-cell>
          <table:table-cell office:value-type="float" office:value="2305159.5" calcext:value-type="float">
            <text:p>2305159.5</text:p>
          </table:table-cell>
          <table:table-cell office:value-type="string" calcext:value-type="string">
            <text:p>1599-03-21T00:00:00</text:p>
          </table:table-cell>
          <table:table-cell office:value-type="float" office:value="2305159.5" calcext:value-type="float">
            <text:p>2305159.5</text:p>
          </table:table-cell>
          <table:table-cell office:value-type="float" office:value="-89484.336305" calcext:value-type="float">
            <text:p>-89484.336305</text:p>
          </table:table-cell>
          <table:table-cell office:value-type="float" office:value="0.336305" calcext:value-type="float">
            <text:p>0.336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3-01-01T00:00:00</text:p>
          </table:table-cell>
          <table:table-cell office:value-type="float" office:value="2305524.5" calcext:value-type="float">
            <text:p>2305524.5</text:p>
          </table:table-cell>
          <table:table-cell office:value-type="string" calcext:value-type="string">
            <text:p>1600-03-20T00:00:00</text:p>
          </table:table-cell>
          <table:table-cell office:value-type="float" office:value="2305524.5" calcext:value-type="float">
            <text:p>2305524.5</text:p>
          </table:table-cell>
          <table:table-cell office:value-type="float" office:value="-89119.094116" calcext:value-type="float">
            <text:p>-89119.094116</text:p>
          </table:table-cell>
          <table:table-cell office:value-type="float" office:value="0.094116" calcext:value-type="float">
            <text:p>0.094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2-01-01T00:00:00</text:p>
          </table:table-cell>
          <table:table-cell office:value-type="float" office:value="2305890.5" calcext:value-type="float">
            <text:p>2305890.5</text:p>
          </table:table-cell>
          <table:table-cell office:value-type="string" calcext:value-type="string">
            <text:p>1601-03-20T00:00:00</text:p>
          </table:table-cell>
          <table:table-cell office:value-type="float" office:value="2305889.5" calcext:value-type="float">
            <text:p>2305889.5</text:p>
          </table:table-cell>
          <table:table-cell office:value-type="float" office:value="-88753.851927" calcext:value-type="float">
            <text:p>-88753.851927</text:p>
          </table:table-cell>
          <table:table-cell office:value-type="float" office:value="0.851927" calcext:value-type="float">
            <text:p>0.851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1-01-01T00:00:00</text:p>
          </table:table-cell>
          <table:table-cell office:value-type="float" office:value="2306255.5" calcext:value-type="float">
            <text:p>2306255.5</text:p>
          </table:table-cell>
          <table:table-cell office:value-type="string" calcext:value-type="string">
            <text:p>1602-03-21T00:00:00</text:p>
          </table:table-cell>
          <table:table-cell office:value-type="float" office:value="2306255.5" calcext:value-type="float">
            <text:p>2306255.5</text:p>
          </table:table-cell>
          <table:table-cell office:value-type="float" office:value="-88388.609738" calcext:value-type="float">
            <text:p>-88388.609738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0-01-01T00:00:00</text:p>
          </table:table-cell>
          <table:table-cell office:value-type="float" office:value="2306620.5" calcext:value-type="float">
            <text:p>2306620.5</text:p>
          </table:table-cell>
          <table:table-cell office:value-type="string" calcext:value-type="string">
            <text:p>1603-03-21T00:00:00</text:p>
          </table:table-cell>
          <table:table-cell office:value-type="float" office:value="2306620.5" calcext:value-type="float">
            <text:p>2306620.5</text:p>
          </table:table-cell>
          <table:table-cell office:value-type="float" office:value="-88023.367549" calcext:value-type="float">
            <text:p>-88023.367549</text:p>
          </table:table-cell>
          <table:table-cell office:value-type="float" office:value="0.367549" calcext:value-type="float">
            <text:p>0.367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9-01-01T00:00:00</text:p>
          </table:table-cell>
          <table:table-cell office:value-type="float" office:value="2306985.5" calcext:value-type="float">
            <text:p>2306985.5</text:p>
          </table:table-cell>
          <table:table-cell office:value-type="string" calcext:value-type="string">
            <text:p>1604-03-20T00:00:00</text:p>
          </table:table-cell>
          <table:table-cell office:value-type="float" office:value="2306985.5" calcext:value-type="float">
            <text:p>2306985.5</text:p>
          </table:table-cell>
          <table:table-cell office:value-type="float" office:value="-87658.12536" calcext:value-type="float">
            <text:p>-87658.12536</text:p>
          </table:table-cell>
          <table:table-cell office:value-type="float" office:value="0.12536" calcext:value-type="float">
            <text:p>0.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8-01-01T00:00:00</text:p>
          </table:table-cell>
          <table:table-cell office:value-type="float" office:value="2307351.5" calcext:value-type="float">
            <text:p>2307351.5</text:p>
          </table:table-cell>
          <table:table-cell office:value-type="string" calcext:value-type="string">
            <text:p>1605-03-20T00:00:00</text:p>
          </table:table-cell>
          <table:table-cell office:value-type="float" office:value="2307350.5" calcext:value-type="float">
            <text:p>2307350.5</text:p>
          </table:table-cell>
          <table:table-cell office:value-type="float" office:value="-87292.883171" calcext:value-type="float">
            <text:p>-87292.883171</text:p>
          </table:table-cell>
          <table:table-cell office:value-type="float" office:value="0.883171" calcext:value-type="float">
            <text:p>0.883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7-01-01T00:00:00</text:p>
          </table:table-cell>
          <table:table-cell office:value-type="float" office:value="2307716.5" calcext:value-type="float">
            <text:p>2307716.5</text:p>
          </table:table-cell>
          <table:table-cell office:value-type="string" calcext:value-type="string">
            <text:p>1606-03-21T00:00:00</text:p>
          </table:table-cell>
          <table:table-cell office:value-type="float" office:value="2307716.5" calcext:value-type="float">
            <text:p>2307716.5</text:p>
          </table:table-cell>
          <table:table-cell office:value-type="float" office:value="-86927.640982" calcext:value-type="float">
            <text:p>-86927.640982</text:p>
          </table:table-cell>
          <table:table-cell office:value-type="float" office:value="0.640982" calcext:value-type="float">
            <text:p>0.640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6-01-01T00:00:00</text:p>
          </table:table-cell>
          <table:table-cell office:value-type="float" office:value="2308081.5" calcext:value-type="float">
            <text:p>2308081.5</text:p>
          </table:table-cell>
          <table:table-cell office:value-type="string" calcext:value-type="string">
            <text:p>1607-03-21T00:00:00</text:p>
          </table:table-cell>
          <table:table-cell office:value-type="float" office:value="2308081.5" calcext:value-type="float">
            <text:p>2308081.5</text:p>
          </table:table-cell>
          <table:table-cell office:value-type="float" office:value="-86562.398793" calcext:value-type="float">
            <text:p>-86562.398793</text:p>
          </table:table-cell>
          <table:table-cell office:value-type="float" office:value="0.398793" calcext:value-type="float">
            <text:p>0.398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5-01-01T00:00:00</text:p>
          </table:table-cell>
          <table:table-cell office:value-type="float" office:value="2308446.5" calcext:value-type="float">
            <text:p>2308446.5</text:p>
          </table:table-cell>
          <table:table-cell office:value-type="string" calcext:value-type="string">
            <text:p>1608-03-20T00:00:00</text:p>
          </table:table-cell>
          <table:table-cell office:value-type="float" office:value="2308446.5" calcext:value-type="float">
            <text:p>2308446.5</text:p>
          </table:table-cell>
          <table:table-cell office:value-type="float" office:value="-86197.156604" calcext:value-type="float">
            <text:p>-86197.156604</text:p>
          </table:table-cell>
          <table:table-cell office:value-type="float" office:value="0.156604" calcext:value-type="float">
            <text:p>0.156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4-01-01T00:00:00</text:p>
          </table:table-cell>
          <table:table-cell office:value-type="float" office:value="2308812.5" calcext:value-type="float">
            <text:p>2308812.5</text:p>
          </table:table-cell>
          <table:table-cell office:value-type="string" calcext:value-type="string">
            <text:p>1609-03-20T00:00:00</text:p>
          </table:table-cell>
          <table:table-cell office:value-type="float" office:value="2308811.5" calcext:value-type="float">
            <text:p>2308811.5</text:p>
          </table:table-cell>
          <table:table-cell office:value-type="float" office:value="-85831.914415" calcext:value-type="float">
            <text:p>-85831.914415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3-01-01T00:00:00</text:p>
          </table:table-cell>
          <table:table-cell office:value-type="float" office:value="2309177.5" calcext:value-type="float">
            <text:p>2309177.5</text:p>
          </table:table-cell>
          <table:table-cell office:value-type="string" calcext:value-type="string">
            <text:p>1610-03-21T00:00:00</text:p>
          </table:table-cell>
          <table:table-cell office:value-type="float" office:value="2309177.5" calcext:value-type="float">
            <text:p>2309177.5</text:p>
          </table:table-cell>
          <table:table-cell office:value-type="float" office:value="-85466.672226" calcext:value-type="float">
            <text:p>-85466.672226</text:p>
          </table:table-cell>
          <table:table-cell office:value-type="float" office:value="0.672226" calcext:value-type="float">
            <text:p>0.672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2-01-01T00:00:00</text:p>
          </table:table-cell>
          <table:table-cell office:value-type="float" office:value="2309542.5" calcext:value-type="float">
            <text:p>2309542.5</text:p>
          </table:table-cell>
          <table:table-cell office:value-type="string" calcext:value-type="string">
            <text:p>1611-03-21T00:00:00</text:p>
          </table:table-cell>
          <table:table-cell office:value-type="float" office:value="2309542.5" calcext:value-type="float">
            <text:p>2309542.5</text:p>
          </table:table-cell>
          <table:table-cell office:value-type="float" office:value="-85101.430037" calcext:value-type="float">
            <text:p>-85101.43003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1-01-01T00:00:00</text:p>
          </table:table-cell>
          <table:table-cell office:value-type="float" office:value="2309907.5" calcext:value-type="float">
            <text:p>2309907.5</text:p>
          </table:table-cell>
          <table:table-cell office:value-type="string" calcext:value-type="string">
            <text:p>1612-03-20T00:00:00</text:p>
          </table:table-cell>
          <table:table-cell office:value-type="float" office:value="2309907.5" calcext:value-type="float">
            <text:p>2309907.5</text:p>
          </table:table-cell>
          <table:table-cell office:value-type="float" office:value="-84736.187848" calcext:value-type="float">
            <text:p>-84736.187848</text:p>
          </table:table-cell>
          <table:table-cell office:value-type="float" office:value="0.187848" calcext:value-type="float">
            <text:p>0.187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0-01-01T00:00:00</text:p>
          </table:table-cell>
          <table:table-cell office:value-type="float" office:value="2310273.5" calcext:value-type="float">
            <text:p>2310273.5</text:p>
          </table:table-cell>
          <table:table-cell office:value-type="string" calcext:value-type="string">
            <text:p>1613-03-20T00:00:00</text:p>
          </table:table-cell>
          <table:table-cell office:value-type="float" office:value="2310272.5" calcext:value-type="float">
            <text:p>2310272.5</text:p>
          </table:table-cell>
          <table:table-cell office:value-type="float" office:value="-84370.945659" calcext:value-type="float">
            <text:p>-84370.945659</text:p>
          </table:table-cell>
          <table:table-cell office:value-type="float" office:value="0.945659" calcext:value-type="float">
            <text:p>0.945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9-01-01T00:00:00</text:p>
          </table:table-cell>
          <table:table-cell office:value-type="float" office:value="2310638.5" calcext:value-type="float">
            <text:p>2310638.5</text:p>
          </table:table-cell>
          <table:table-cell office:value-type="string" calcext:value-type="string">
            <text:p>1614-03-21T00:00:00</text:p>
          </table:table-cell>
          <table:table-cell office:value-type="float" office:value="2310638.5" calcext:value-type="float">
            <text:p>2310638.5</text:p>
          </table:table-cell>
          <table:table-cell office:value-type="float" office:value="-84005.70347" calcext:value-type="float">
            <text:p>-84005.70347</text:p>
          </table:table-cell>
          <table:table-cell office:value-type="float" office:value="0.70347" calcext:value-type="float">
            <text:p>0.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8-01-01T00:00:00</text:p>
          </table:table-cell>
          <table:table-cell office:value-type="float" office:value="2311003.5" calcext:value-type="float">
            <text:p>2311003.5</text:p>
          </table:table-cell>
          <table:table-cell office:value-type="string" calcext:value-type="string">
            <text:p>1615-03-21T00:00:00</text:p>
          </table:table-cell>
          <table:table-cell office:value-type="float" office:value="2311003.5" calcext:value-type="float">
            <text:p>2311003.5</text:p>
          </table:table-cell>
          <table:table-cell office:value-type="float" office:value="-83640.461281" calcext:value-type="float">
            <text:p>-83640.461281</text:p>
          </table:table-cell>
          <table:table-cell office:value-type="float" office:value="0.461281" calcext:value-type="float">
            <text:p>0.461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7-01-01T00:00:00</text:p>
          </table:table-cell>
          <table:table-cell office:value-type="float" office:value="2311368.5" calcext:value-type="float">
            <text:p>2311368.5</text:p>
          </table:table-cell>
          <table:table-cell office:value-type="string" calcext:value-type="string">
            <text:p>1616-03-20T00:00:00</text:p>
          </table:table-cell>
          <table:table-cell office:value-type="float" office:value="2311368.5" calcext:value-type="float">
            <text:p>2311368.5</text:p>
          </table:table-cell>
          <table:table-cell office:value-type="float" office:value="-83275.219092" calcext:value-type="float">
            <text:p>-83275.219092</text:p>
          </table:table-cell>
          <table:table-cell office:value-type="float" office:value="0.219092" calcext:value-type="float">
            <text:p>0.2190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6-01-01T00:00:00</text:p>
          </table:table-cell>
          <table:table-cell office:value-type="float" office:value="2311734.5" calcext:value-type="float">
            <text:p>2311734.5</text:p>
          </table:table-cell>
          <table:table-cell office:value-type="string" calcext:value-type="string">
            <text:p>1617-03-20T00:00:00</text:p>
          </table:table-cell>
          <table:table-cell office:value-type="float" office:value="2311733.5" calcext:value-type="float">
            <text:p>2311733.5</text:p>
          </table:table-cell>
          <table:table-cell office:value-type="float" office:value="-82909.976903" calcext:value-type="float">
            <text:p>-82909.976903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5-01-01T00:00:00</text:p>
          </table:table-cell>
          <table:table-cell office:value-type="float" office:value="2312099.5" calcext:value-type="float">
            <text:p>2312099.5</text:p>
          </table:table-cell>
          <table:table-cell office:value-type="string" calcext:value-type="string">
            <text:p>1618-03-21T00:00:00</text:p>
          </table:table-cell>
          <table:table-cell office:value-type="float" office:value="2312099.5" calcext:value-type="float">
            <text:p>2312099.5</text:p>
          </table:table-cell>
          <table:table-cell office:value-type="float" office:value="-82544.734714" calcext:value-type="float">
            <text:p>-82544.734714</text:p>
          </table:table-cell>
          <table:table-cell office:value-type="float" office:value="0.734714" calcext:value-type="float">
            <text:p>0.734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4-01-01T00:00:00</text:p>
          </table:table-cell>
          <table:table-cell office:value-type="float" office:value="2312464.5" calcext:value-type="float">
            <text:p>2312464.5</text:p>
          </table:table-cell>
          <table:table-cell office:value-type="string" calcext:value-type="string">
            <text:p>1619-03-21T00:00:00</text:p>
          </table:table-cell>
          <table:table-cell office:value-type="float" office:value="2312464.5" calcext:value-type="float">
            <text:p>2312464.5</text:p>
          </table:table-cell>
          <table:table-cell office:value-type="float" office:value="-82179.492525" calcext:value-type="float">
            <text:p>-82179.492525</text:p>
          </table:table-cell>
          <table:table-cell office:value-type="float" office:value="0.492525" calcext:value-type="float">
            <text:p>0.492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3-01-01T00:00:00</text:p>
          </table:table-cell>
          <table:table-cell office:value-type="float" office:value="2312829.5" calcext:value-type="float">
            <text:p>2312829.5</text:p>
          </table:table-cell>
          <table:table-cell office:value-type="string" calcext:value-type="string">
            <text:p>1620-03-20T00:00:00</text:p>
          </table:table-cell>
          <table:table-cell office:value-type="float" office:value="2312829.5" calcext:value-type="float">
            <text:p>2312829.5</text:p>
          </table:table-cell>
          <table:table-cell office:value-type="float" office:value="-81814.250336" calcext:value-type="float">
            <text:p>-81814.250336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2-01-01T00:00:00</text:p>
          </table:table-cell>
          <table:table-cell office:value-type="float" office:value="2313194.5" calcext:value-type="float">
            <text:p>2313194.5</text:p>
          </table:table-cell>
          <table:table-cell office:value-type="string" calcext:value-type="string">
            <text:p>1621-03-20T00:00:00</text:p>
          </table:table-cell>
          <table:table-cell office:value-type="float" office:value="2313194.5" calcext:value-type="float">
            <text:p>2313194.5</text:p>
          </table:table-cell>
          <table:table-cell office:value-type="float" office:value="-81449.008147" calcext:value-type="float">
            <text:p>-81449.008147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1-01-01T00:00:00</text:p>
          </table:table-cell>
          <table:table-cell office:value-type="float" office:value="2313560.5" calcext:value-type="float">
            <text:p>2313560.5</text:p>
          </table:table-cell>
          <table:table-cell office:value-type="string" calcext:value-type="string">
            <text:p>1622-03-21T00:00:00</text:p>
          </table:table-cell>
          <table:table-cell office:value-type="float" office:value="2313560.5" calcext:value-type="float">
            <text:p>2313560.5</text:p>
          </table:table-cell>
          <table:table-cell office:value-type="float" office:value="-81083.765958" calcext:value-type="float">
            <text:p>-81083.765958</text:p>
          </table:table-cell>
          <table:table-cell office:value-type="float" office:value="0.765958" calcext:value-type="float">
            <text:p>0.765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0-01-01T00:00:00</text:p>
          </table:table-cell>
          <table:table-cell office:value-type="float" office:value="2313925.5" calcext:value-type="float">
            <text:p>2313925.5</text:p>
          </table:table-cell>
          <table:table-cell office:value-type="string" calcext:value-type="string">
            <text:p>1623-03-21T00:00:00</text:p>
          </table:table-cell>
          <table:table-cell office:value-type="float" office:value="2313925.5" calcext:value-type="float">
            <text:p>2313925.5</text:p>
          </table:table-cell>
          <table:table-cell office:value-type="float" office:value="-80718.523769" calcext:value-type="float">
            <text:p>-80718.523769</text:p>
          </table:table-cell>
          <table:table-cell office:value-type="float" office:value="0.523769" calcext:value-type="float">
            <text:p>0.523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9-01-01T00:00:00</text:p>
          </table:table-cell>
          <table:table-cell office:value-type="float" office:value="2314290.5" calcext:value-type="float">
            <text:p>2314290.5</text:p>
          </table:table-cell>
          <table:table-cell office:value-type="string" calcext:value-type="string">
            <text:p>1624-03-20T00:00:00</text:p>
          </table:table-cell>
          <table:table-cell office:value-type="float" office:value="2314290.5" calcext:value-type="float">
            <text:p>2314290.5</text:p>
          </table:table-cell>
          <table:table-cell office:value-type="float" office:value="-80353.28158" calcext:value-type="float">
            <text:p>-80353.28158</text:p>
          </table:table-cell>
          <table:table-cell office:value-type="float" office:value="0.28158" calcext:value-type="float">
            <text:p>0.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8-01-01T00:00:00</text:p>
          </table:table-cell>
          <table:table-cell office:value-type="float" office:value="2314655.5" calcext:value-type="float">
            <text:p>2314655.5</text:p>
          </table:table-cell>
          <table:table-cell office:value-type="string" calcext:value-type="string">
            <text:p>1625-03-20T00:00:00</text:p>
          </table:table-cell>
          <table:table-cell office:value-type="float" office:value="2314655.5" calcext:value-type="float">
            <text:p>2314655.5</text:p>
          </table:table-cell>
          <table:table-cell office:value-type="float" office:value="-79988.039391" calcext:value-type="float">
            <text:p>-79988.039391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7-01-01T00:00:00</text:p>
          </table:table-cell>
          <table:table-cell office:value-type="float" office:value="2315021.5" calcext:value-type="float">
            <text:p>2315021.5</text:p>
          </table:table-cell>
          <table:table-cell office:value-type="string" calcext:value-type="string">
            <text:p>1626-03-21T00:00:00</text:p>
          </table:table-cell>
          <table:table-cell office:value-type="float" office:value="2315021.5" calcext:value-type="float">
            <text:p>2315021.5</text:p>
          </table:table-cell>
          <table:table-cell office:value-type="float" office:value="-79622.797202" calcext:value-type="float">
            <text:p>-79622.797202</text:p>
          </table:table-cell>
          <table:table-cell office:value-type="float" office:value="0.797202" calcext:value-type="float">
            <text:p>0.797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6-01-01T00:00:00</text:p>
          </table:table-cell>
          <table:table-cell office:value-type="float" office:value="2315386.5" calcext:value-type="float">
            <text:p>2315386.5</text:p>
          </table:table-cell>
          <table:table-cell office:value-type="string" calcext:value-type="string">
            <text:p>1627-03-21T00:00:00</text:p>
          </table:table-cell>
          <table:table-cell office:value-type="float" office:value="2315386.5" calcext:value-type="float">
            <text:p>2315386.5</text:p>
          </table:table-cell>
          <table:table-cell office:value-type="float" office:value="-79257.555013" calcext:value-type="float">
            <text:p>-79257.555013</text:p>
          </table:table-cell>
          <table:table-cell office:value-type="float" office:value="0.555013" calcext:value-type="float">
            <text:p>0.555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5-01-01T00:00:00</text:p>
          </table:table-cell>
          <table:table-cell office:value-type="float" office:value="2315751.5" calcext:value-type="float">
            <text:p>2315751.5</text:p>
          </table:table-cell>
          <table:table-cell office:value-type="string" calcext:value-type="string">
            <text:p>1628-03-20T00:00:00</text:p>
          </table:table-cell>
          <table:table-cell office:value-type="float" office:value="2315751.5" calcext:value-type="float">
            <text:p>2315751.5</text:p>
          </table:table-cell>
          <table:table-cell office:value-type="float" office:value="-78892.312824" calcext:value-type="float">
            <text:p>-78892.312824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4-01-01T00:00:00</text:p>
          </table:table-cell>
          <table:table-cell office:value-type="float" office:value="2316116.5" calcext:value-type="float">
            <text:p>2316116.5</text:p>
          </table:table-cell>
          <table:table-cell office:value-type="string" calcext:value-type="string">
            <text:p>1629-03-20T00:00:00</text:p>
          </table:table-cell>
          <table:table-cell office:value-type="float" office:value="2316116.5" calcext:value-type="float">
            <text:p>2316116.5</text:p>
          </table:table-cell>
          <table:table-cell office:value-type="float" office:value="-78527.070635" calcext:value-type="float">
            <text:p>-78527.070635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3-01-01T00:00:00</text:p>
          </table:table-cell>
          <table:table-cell office:value-type="float" office:value="2316482.5" calcext:value-type="float">
            <text:p>2316482.5</text:p>
          </table:table-cell>
          <table:table-cell office:value-type="string" calcext:value-type="string">
            <text:p>1630-03-20T00:00:00</text:p>
          </table:table-cell>
          <table:table-cell office:value-type="float" office:value="2316481.5" calcext:value-type="float">
            <text:p>2316481.5</text:p>
          </table:table-cell>
          <table:table-cell office:value-type="float" office:value="-78161.828446" calcext:value-type="float">
            <text:p>-78161.828446</text:p>
          </table:table-cell>
          <table:table-cell office:value-type="float" office:value="0.828446" calcext:value-type="float">
            <text:p>0.828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2-01-01T00:00:00</text:p>
          </table:table-cell>
          <table:table-cell office:value-type="float" office:value="2316847.5" calcext:value-type="float">
            <text:p>2316847.5</text:p>
          </table:table-cell>
          <table:table-cell office:value-type="string" calcext:value-type="string">
            <text:p>1631-03-21T00:00:00</text:p>
          </table:table-cell>
          <table:table-cell office:value-type="float" office:value="2316847.5" calcext:value-type="float">
            <text:p>2316847.5</text:p>
          </table:table-cell>
          <table:table-cell office:value-type="float" office:value="-77796.586257" calcext:value-type="float">
            <text:p>-77796.586257</text:p>
          </table:table-cell>
          <table:table-cell office:value-type="float" office:value="0.586257" calcext:value-type="float">
            <text:p>0.586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1-01-01T00:00:00</text:p>
          </table:table-cell>
          <table:table-cell office:value-type="float" office:value="2317212.5" calcext:value-type="float">
            <text:p>2317212.5</text:p>
          </table:table-cell>
          <table:table-cell office:value-type="string" calcext:value-type="string">
            <text:p>1632-03-20T00:00:00</text:p>
          </table:table-cell>
          <table:table-cell office:value-type="float" office:value="2317212.5" calcext:value-type="float">
            <text:p>2317212.5</text:p>
          </table:table-cell>
          <table:table-cell office:value-type="float" office:value="-77431.344068" calcext:value-type="float">
            <text:p>-77431.344068</text:p>
          </table:table-cell>
          <table:table-cell office:value-type="float" office:value="0.344068" calcext:value-type="float">
            <text:p>0.344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0-01-01T00:00:00</text:p>
          </table:table-cell>
          <table:table-cell office:value-type="float" office:value="2317577.5" calcext:value-type="float">
            <text:p>2317577.5</text:p>
          </table:table-cell>
          <table:table-cell office:value-type="string" calcext:value-type="string">
            <text:p>1633-03-20T00:00:00</text:p>
          </table:table-cell>
          <table:table-cell office:value-type="float" office:value="2317577.5" calcext:value-type="float">
            <text:p>2317577.5</text:p>
          </table:table-cell>
          <table:table-cell office:value-type="float" office:value="-77066.101879" calcext:value-type="float">
            <text:p>-77066.101879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9-01-01T00:00:00</text:p>
          </table:table-cell>
          <table:table-cell office:value-type="float" office:value="2317943.5" calcext:value-type="float">
            <text:p>2317943.5</text:p>
          </table:table-cell>
          <table:table-cell office:value-type="string" calcext:value-type="string">
            <text:p>1634-03-20T00:00:00</text:p>
          </table:table-cell>
          <table:table-cell office:value-type="float" office:value="2317942.5" calcext:value-type="float">
            <text:p>2317942.5</text:p>
          </table:table-cell>
          <table:table-cell office:value-type="float" office:value="-76700.85969" calcext:value-type="float">
            <text:p>-76700.85969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8-01-01T00:00:00</text:p>
          </table:table-cell>
          <table:table-cell office:value-type="float" office:value="2318308.5" calcext:value-type="float">
            <text:p>2318308.5</text:p>
          </table:table-cell>
          <table:table-cell office:value-type="string" calcext:value-type="string">
            <text:p>1635-03-21T00:00:00</text:p>
          </table:table-cell>
          <table:table-cell office:value-type="float" office:value="2318308.5" calcext:value-type="float">
            <text:p>2318308.5</text:p>
          </table:table-cell>
          <table:table-cell office:value-type="float" office:value="-76335.617501" calcext:value-type="float">
            <text:p>-76335.617501</text:p>
          </table:table-cell>
          <table:table-cell office:value-type="float" office:value="0.617501" calcext:value-type="float">
            <text:p>0.617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7-01-01T00:00:00</text:p>
          </table:table-cell>
          <table:table-cell office:value-type="float" office:value="2318673.5" calcext:value-type="float">
            <text:p>2318673.5</text:p>
          </table:table-cell>
          <table:table-cell office:value-type="string" calcext:value-type="string">
            <text:p>1636-03-20T00:00:00</text:p>
          </table:table-cell>
          <table:table-cell office:value-type="float" office:value="2318673.5" calcext:value-type="float">
            <text:p>2318673.5</text:p>
          </table:table-cell>
          <table:table-cell office:value-type="float" office:value="-75970.375312" calcext:value-type="float">
            <text:p>-75970.375312</text:p>
          </table:table-cell>
          <table:table-cell office:value-type="float" office:value="0.375312" calcext:value-type="float">
            <text:p>0.375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6-01-01T00:00:00</text:p>
          </table:table-cell>
          <table:table-cell office:value-type="float" office:value="2319038.5" calcext:value-type="float">
            <text:p>2319038.5</text:p>
          </table:table-cell>
          <table:table-cell office:value-type="string" calcext:value-type="string">
            <text:p>1637-03-20T00:00:00</text:p>
          </table:table-cell>
          <table:table-cell office:value-type="float" office:value="2319038.5" calcext:value-type="float">
            <text:p>2319038.5</text:p>
          </table:table-cell>
          <table:table-cell office:value-type="float" office:value="-75605.133123" calcext:value-type="float">
            <text:p>-75605.133123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5-01-01T00:00:00</text:p>
          </table:table-cell>
          <table:table-cell office:value-type="float" office:value="2319404.5" calcext:value-type="float">
            <text:p>2319404.5</text:p>
          </table:table-cell>
          <table:table-cell office:value-type="string" calcext:value-type="string">
            <text:p>1638-03-20T00:00:00</text:p>
          </table:table-cell>
          <table:table-cell office:value-type="float" office:value="2319403.5" calcext:value-type="float">
            <text:p>2319403.5</text:p>
          </table:table-cell>
          <table:table-cell office:value-type="float" office:value="-75239.890934" calcext:value-type="float">
            <text:p>-75239.890934</text:p>
          </table:table-cell>
          <table:table-cell office:value-type="float" office:value="0.890934" calcext:value-type="float">
            <text:p>0.8909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4-01-01T00:00:00</text:p>
          </table:table-cell>
          <table:table-cell office:value-type="float" office:value="2319769.5" calcext:value-type="float">
            <text:p>2319769.5</text:p>
          </table:table-cell>
          <table:table-cell office:value-type="string" calcext:value-type="string">
            <text:p>1639-03-21T00:00:00</text:p>
          </table:table-cell>
          <table:table-cell office:value-type="float" office:value="2319769.5" calcext:value-type="float">
            <text:p>2319769.5</text:p>
          </table:table-cell>
          <table:table-cell office:value-type="float" office:value="-74874.648745" calcext:value-type="float">
            <text:p>-74874.648745</text:p>
          </table:table-cell>
          <table:table-cell office:value-type="float" office:value="0.648745" calcext:value-type="float">
            <text:p>0.648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3-01-01T00:00:00</text:p>
          </table:table-cell>
          <table:table-cell office:value-type="float" office:value="2320134.5" calcext:value-type="float">
            <text:p>2320134.5</text:p>
          </table:table-cell>
          <table:table-cell office:value-type="string" calcext:value-type="string">
            <text:p>1640-03-20T00:00:00</text:p>
          </table:table-cell>
          <table:table-cell office:value-type="float" office:value="2320134.5" calcext:value-type="float">
            <text:p>2320134.5</text:p>
          </table:table-cell>
          <table:table-cell office:value-type="float" office:value="-74509.406556" calcext:value-type="float">
            <text:p>-74509.406556</text:p>
          </table:table-cell>
          <table:table-cell office:value-type="float" office:value="0.406556" calcext:value-type="float">
            <text:p>0.406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2-01-01T00:00:00</text:p>
          </table:table-cell>
          <table:table-cell office:value-type="float" office:value="2320499.5" calcext:value-type="float">
            <text:p>2320499.5</text:p>
          </table:table-cell>
          <table:table-cell office:value-type="string" calcext:value-type="string">
            <text:p>1641-03-20T00:00:00</text:p>
          </table:table-cell>
          <table:table-cell office:value-type="float" office:value="2320499.5" calcext:value-type="float">
            <text:p>2320499.5</text:p>
          </table:table-cell>
          <table:table-cell office:value-type="float" office:value="-74144.164367" calcext:value-type="float">
            <text:p>-74144.164367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1-01-01T00:00:00</text:p>
          </table:table-cell>
          <table:table-cell office:value-type="float" office:value="2320865.5" calcext:value-type="float">
            <text:p>2320865.5</text:p>
          </table:table-cell>
          <table:table-cell office:value-type="string" calcext:value-type="string">
            <text:p>1642-03-20T00:00:00</text:p>
          </table:table-cell>
          <table:table-cell office:value-type="float" office:value="2320864.5" calcext:value-type="float">
            <text:p>2320864.5</text:p>
          </table:table-cell>
          <table:table-cell office:value-type="float" office:value="-73778.922178" calcext:value-type="float">
            <text:p>-73778.922178</text:p>
          </table:table-cell>
          <table:table-cell office:value-type="float" office:value="0.922178" calcext:value-type="float">
            <text:p>0.9221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0-01-01T00:00:00</text:p>
          </table:table-cell>
          <table:table-cell office:value-type="float" office:value="2321230.5" calcext:value-type="float">
            <text:p>2321230.5</text:p>
          </table:table-cell>
          <table:table-cell office:value-type="string" calcext:value-type="string">
            <text:p>1643-03-21T00:00:00</text:p>
          </table:table-cell>
          <table:table-cell office:value-type="float" office:value="2321230.5" calcext:value-type="float">
            <text:p>2321230.5</text:p>
          </table:table-cell>
          <table:table-cell office:value-type="float" office:value="-73413.679989" calcext:value-type="float">
            <text:p>-73413.679989</text:p>
          </table:table-cell>
          <table:table-cell office:value-type="float" office:value="0.679989" calcext:value-type="float">
            <text:p>0.679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9-01-01T00:00:00</text:p>
          </table:table-cell>
          <table:table-cell office:value-type="float" office:value="2321595.5" calcext:value-type="float">
            <text:p>2321595.5</text:p>
          </table:table-cell>
          <table:table-cell office:value-type="string" calcext:value-type="string">
            <text:p>1644-03-20T00:00:00</text:p>
          </table:table-cell>
          <table:table-cell office:value-type="float" office:value="2321595.5" calcext:value-type="float">
            <text:p>2321595.5</text:p>
          </table:table-cell>
          <table:table-cell office:value-type="float" office:value="-73048.4378" calcext:value-type="float">
            <text:p>-73048.4378</text:p>
          </table:table-cell>
          <table:table-cell office:value-type="float" office:value="0.4378" calcext:value-type="float">
            <text:p>0.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8-01-01T00:00:00</text:p>
          </table:table-cell>
          <table:table-cell office:value-type="float" office:value="2321960.5" calcext:value-type="float">
            <text:p>2321960.5</text:p>
          </table:table-cell>
          <table:table-cell office:value-type="string" calcext:value-type="string">
            <text:p>1645-03-20T00:00:00</text:p>
          </table:table-cell>
          <table:table-cell office:value-type="float" office:value="2321960.5" calcext:value-type="float">
            <text:p>2321960.5</text:p>
          </table:table-cell>
          <table:table-cell office:value-type="float" office:value="-72683.195611" calcext:value-type="float">
            <text:p>-72683.195611</text:p>
          </table:table-cell>
          <table:table-cell office:value-type="float" office:value="0.195611" calcext:value-type="float">
            <text:p>0.195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7-01-01T00:00:00</text:p>
          </table:table-cell>
          <table:table-cell office:value-type="float" office:value="2322326.5" calcext:value-type="float">
            <text:p>2322326.5</text:p>
          </table:table-cell>
          <table:table-cell office:value-type="string" calcext:value-type="string">
            <text:p>1646-03-20T00:00:00</text:p>
          </table:table-cell>
          <table:table-cell office:value-type="float" office:value="2322325.5" calcext:value-type="float">
            <text:p>2322325.5</text:p>
          </table:table-cell>
          <table:table-cell office:value-type="float" office:value="-72317.953422" calcext:value-type="float">
            <text:p>-72317.953422</text:p>
          </table:table-cell>
          <table:table-cell office:value-type="float" office:value="0.953422" calcext:value-type="float">
            <text:p>0.9534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6-01-01T00:00:00</text:p>
          </table:table-cell>
          <table:table-cell office:value-type="float" office:value="2322691.5" calcext:value-type="float">
            <text:p>2322691.5</text:p>
          </table:table-cell>
          <table:table-cell office:value-type="string" calcext:value-type="string">
            <text:p>1647-03-21T00:00:00</text:p>
          </table:table-cell>
          <table:table-cell office:value-type="float" office:value="2322691.5" calcext:value-type="float">
            <text:p>2322691.5</text:p>
          </table:table-cell>
          <table:table-cell office:value-type="float" office:value="-71952.711233" calcext:value-type="float">
            <text:p>-71952.711233</text:p>
          </table:table-cell>
          <table:table-cell office:value-type="float" office:value="0.711233" calcext:value-type="float">
            <text:p>0.711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5-01-01T00:00:00</text:p>
          </table:table-cell>
          <table:table-cell office:value-type="float" office:value="2323056.5" calcext:value-type="float">
            <text:p>2323056.5</text:p>
          </table:table-cell>
          <table:table-cell office:value-type="string" calcext:value-type="string">
            <text:p>1648-03-20T00:00:00</text:p>
          </table:table-cell>
          <table:table-cell office:value-type="float" office:value="2323056.5" calcext:value-type="float">
            <text:p>2323056.5</text:p>
          </table:table-cell>
          <table:table-cell office:value-type="float" office:value="-71587.469044" calcext:value-type="float">
            <text:p>-71587.469044</text:p>
          </table:table-cell>
          <table:table-cell office:value-type="float" office:value="0.469044" calcext:value-type="float">
            <text:p>0.469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4-01-01T00:00:00</text:p>
          </table:table-cell>
          <table:table-cell office:value-type="float" office:value="2323421.5" calcext:value-type="float">
            <text:p>2323421.5</text:p>
          </table:table-cell>
          <table:table-cell office:value-type="string" calcext:value-type="string">
            <text:p>1649-03-20T00:00:00</text:p>
          </table:table-cell>
          <table:table-cell office:value-type="float" office:value="2323421.5" calcext:value-type="float">
            <text:p>2323421.5</text:p>
          </table:table-cell>
          <table:table-cell office:value-type="float" office:value="-71222.226855" calcext:value-type="float">
            <text:p>-71222.226855</text:p>
          </table:table-cell>
          <table:table-cell office:value-type="float" office:value="0.226855" calcext:value-type="float">
            <text:p>0.2268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3-01-01T00:00:00</text:p>
          </table:table-cell>
          <table:table-cell office:value-type="float" office:value="2323787.5" calcext:value-type="float">
            <text:p>2323787.5</text:p>
          </table:table-cell>
          <table:table-cell office:value-type="string" calcext:value-type="string">
            <text:p>1650-03-20T00:00:00</text:p>
          </table:table-cell>
          <table:table-cell office:value-type="float" office:value="2323786.5" calcext:value-type="float">
            <text:p>2323786.5</text:p>
          </table:table-cell>
          <table:table-cell office:value-type="float" office:value="-70856.984666" calcext:value-type="float">
            <text:p>-70856.984666</text:p>
          </table:table-cell>
          <table:table-cell office:value-type="float" office:value="0.984666" calcext:value-type="float">
            <text:p>0.984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2-01-01T00:00:00</text:p>
          </table:table-cell>
          <table:table-cell office:value-type="float" office:value="2324152.5" calcext:value-type="float">
            <text:p>2324152.5</text:p>
          </table:table-cell>
          <table:table-cell office:value-type="string" calcext:value-type="string">
            <text:p>1651-03-21T00:00:00</text:p>
          </table:table-cell>
          <table:table-cell office:value-type="float" office:value="2324152.5" calcext:value-type="float">
            <text:p>2324152.5</text:p>
          </table:table-cell>
          <table:table-cell office:value-type="float" office:value="-70491.742477" calcext:value-type="float">
            <text:p>-70491.742477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1-01-01T00:00:00</text:p>
          </table:table-cell>
          <table:table-cell office:value-type="float" office:value="2324517.5" calcext:value-type="float">
            <text:p>2324517.5</text:p>
          </table:table-cell>
          <table:table-cell office:value-type="string" calcext:value-type="string">
            <text:p>1652-03-20T00:00:00</text:p>
          </table:table-cell>
          <table:table-cell office:value-type="float" office:value="2324517.5" calcext:value-type="float">
            <text:p>2324517.5</text:p>
          </table:table-cell>
          <table:table-cell office:value-type="float" office:value="-70126.500288" calcext:value-type="float">
            <text:p>-70126.500288</text:p>
          </table:table-cell>
          <table:table-cell office:value-type="float" office:value="0.500288" calcext:value-type="float">
            <text:p>0.500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0-01-01T00:00:00</text:p>
          </table:table-cell>
          <table:table-cell office:value-type="float" office:value="2324882.5" calcext:value-type="float">
            <text:p>2324882.5</text:p>
          </table:table-cell>
          <table:table-cell office:value-type="string" calcext:value-type="string">
            <text:p>1653-03-20T00:00:00</text:p>
          </table:table-cell>
          <table:table-cell office:value-type="float" office:value="2324882.5" calcext:value-type="float">
            <text:p>2324882.5</text:p>
          </table:table-cell>
          <table:table-cell office:value-type="float" office:value="-69761.258099" calcext:value-type="float">
            <text:p>-69761.258099</text:p>
          </table:table-cell>
          <table:table-cell office:value-type="float" office:value="0.258099" calcext:value-type="float">
            <text:p>0.258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9-01-01T00:00:00</text:p>
          </table:table-cell>
          <table:table-cell office:value-type="float" office:value="2325247.5" calcext:value-type="float">
            <text:p>2325247.5</text:p>
          </table:table-cell>
          <table:table-cell office:value-type="string" calcext:value-type="string">
            <text:p>1654-03-20T00:00:00</text:p>
          </table:table-cell>
          <table:table-cell office:value-type="float" office:value="2325247.5" calcext:value-type="float">
            <text:p>2325247.5</text:p>
          </table:table-cell>
          <table:table-cell office:value-type="float" office:value="-69396.01591" calcext:value-type="float">
            <text:p>-69396.0159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8-01-01T00:00:00</text:p>
          </table:table-cell>
          <table:table-cell office:value-type="float" office:value="2325613.5" calcext:value-type="float">
            <text:p>2325613.5</text:p>
          </table:table-cell>
          <table:table-cell office:value-type="string" calcext:value-type="string">
            <text:p>1655-03-21T00:00:00</text:p>
          </table:table-cell>
          <table:table-cell office:value-type="float" office:value="2325613.5" calcext:value-type="float">
            <text:p>2325613.5</text:p>
          </table:table-cell>
          <table:table-cell office:value-type="float" office:value="-69030.773721" calcext:value-type="float">
            <text:p>-69030.773721</text:p>
          </table:table-cell>
          <table:table-cell office:value-type="float" office:value="0.773721" calcext:value-type="float">
            <text:p>0.773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7-01-01T00:00:00</text:p>
          </table:table-cell>
          <table:table-cell office:value-type="float" office:value="2325978.5" calcext:value-type="float">
            <text:p>2325978.5</text:p>
          </table:table-cell>
          <table:table-cell office:value-type="string" calcext:value-type="string">
            <text:p>1656-03-20T00:00:00</text:p>
          </table:table-cell>
          <table:table-cell office:value-type="float" office:value="2325978.5" calcext:value-type="float">
            <text:p>2325978.5</text:p>
          </table:table-cell>
          <table:table-cell office:value-type="float" office:value="-68665.531532" calcext:value-type="float">
            <text:p>-68665.531532</text:p>
          </table:table-cell>
          <table:table-cell office:value-type="float" office:value="0.531532" calcext:value-type="float">
            <text:p>0.531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6-01-01T00:00:00</text:p>
          </table:table-cell>
          <table:table-cell office:value-type="float" office:value="2326343.5" calcext:value-type="float">
            <text:p>2326343.5</text:p>
          </table:table-cell>
          <table:table-cell office:value-type="string" calcext:value-type="string">
            <text:p>1657-03-20T00:00:00</text:p>
          </table:table-cell>
          <table:table-cell office:value-type="float" office:value="2326343.5" calcext:value-type="float">
            <text:p>2326343.5</text:p>
          </table:table-cell>
          <table:table-cell office:value-type="float" office:value="-68300.289343" calcext:value-type="float">
            <text:p>-68300.289343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5-01-01T00:00:00</text:p>
          </table:table-cell>
          <table:table-cell office:value-type="float" office:value="2326708.5" calcext:value-type="float">
            <text:p>2326708.5</text:p>
          </table:table-cell>
          <table:table-cell office:value-type="string" calcext:value-type="string">
            <text:p>1658-03-20T00:00:00</text:p>
          </table:table-cell>
          <table:table-cell office:value-type="float" office:value="2326708.5" calcext:value-type="float">
            <text:p>2326708.5</text:p>
          </table:table-cell>
          <table:table-cell office:value-type="float" office:value="-67935.047154" calcext:value-type="float">
            <text:p>-67935.047154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4-01-01T00:00:00</text:p>
          </table:table-cell>
          <table:table-cell office:value-type="float" office:value="2327074.5" calcext:value-type="float">
            <text:p>2327074.5</text:p>
          </table:table-cell>
          <table:table-cell office:value-type="string" calcext:value-type="string">
            <text:p>1659-03-21T00:00:00</text:p>
          </table:table-cell>
          <table:table-cell office:value-type="float" office:value="2327074.5" calcext:value-type="float">
            <text:p>2327074.5</text:p>
          </table:table-cell>
          <table:table-cell office:value-type="float" office:value="-67569.804965" calcext:value-type="float">
            <text:p>-67569.804965</text:p>
          </table:table-cell>
          <table:table-cell office:value-type="float" office:value="0.804965" calcext:value-type="float">
            <text:p>0.804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3-01-01T00:00:00</text:p>
          </table:table-cell>
          <table:table-cell office:value-type="float" office:value="2327439.5" calcext:value-type="float">
            <text:p>2327439.5</text:p>
          </table:table-cell>
          <table:table-cell office:value-type="string" calcext:value-type="string">
            <text:p>1660-03-20T00:00:00</text:p>
          </table:table-cell>
          <table:table-cell office:value-type="float" office:value="2327439.5" calcext:value-type="float">
            <text:p>2327439.5</text:p>
          </table:table-cell>
          <table:table-cell office:value-type="float" office:value="-67204.562776" calcext:value-type="float">
            <text:p>-67204.562776</text:p>
          </table:table-cell>
          <table:table-cell office:value-type="float" office:value="0.562776" calcext:value-type="float">
            <text:p>0.562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2-01-01T00:00:00</text:p>
          </table:table-cell>
          <table:table-cell office:value-type="float" office:value="2327804.5" calcext:value-type="float">
            <text:p>2327804.5</text:p>
          </table:table-cell>
          <table:table-cell office:value-type="string" calcext:value-type="string">
            <text:p>1661-03-20T00:00:00</text:p>
          </table:table-cell>
          <table:table-cell office:value-type="float" office:value="2327804.5" calcext:value-type="float">
            <text:p>2327804.5</text:p>
          </table:table-cell>
          <table:table-cell office:value-type="float" office:value="-66839.320587" calcext:value-type="float">
            <text:p>-66839.32058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1-01-01T00:00:00</text:p>
          </table:table-cell>
          <table:table-cell office:value-type="float" office:value="2328169.5" calcext:value-type="float">
            <text:p>2328169.5</text:p>
          </table:table-cell>
          <table:table-cell office:value-type="string" calcext:value-type="string">
            <text:p>1662-03-20T00:00:00</text:p>
          </table:table-cell>
          <table:table-cell office:value-type="float" office:value="2328169.5" calcext:value-type="float">
            <text:p>2328169.5</text:p>
          </table:table-cell>
          <table:table-cell office:value-type="float" office:value="-66474.078398" calcext:value-type="float">
            <text:p>-66474.078398</text:p>
          </table:table-cell>
          <table:table-cell office:value-type="float" office:value="0.078398" calcext:value-type="float">
            <text:p>0.078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0-01-01T00:00:00</text:p>
          </table:table-cell>
          <table:table-cell office:value-type="float" office:value="2328535.5" calcext:value-type="float">
            <text:p>2328535.5</text:p>
          </table:table-cell>
          <table:table-cell office:value-type="string" calcext:value-type="string">
            <text:p>1663-03-20T00:00:00</text:p>
          </table:table-cell>
          <table:table-cell office:value-type="float" office:value="2328534.5" calcext:value-type="float">
            <text:p>2328534.5</text:p>
          </table:table-cell>
          <table:table-cell office:value-type="float" office:value="-66108.836209" calcext:value-type="float">
            <text:p>-66108.836209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9-01-01T00:00:00</text:p>
          </table:table-cell>
          <table:table-cell office:value-type="float" office:value="2328900.5" calcext:value-type="float">
            <text:p>2328900.5</text:p>
          </table:table-cell>
          <table:table-cell office:value-type="string" calcext:value-type="string">
            <text:p>1664-03-20T00:00:00</text:p>
          </table:table-cell>
          <table:table-cell office:value-type="float" office:value="2328900.5" calcext:value-type="float">
            <text:p>2328900.5</text:p>
          </table:table-cell>
          <table:table-cell office:value-type="float" office:value="-65743.59402" calcext:value-type="float">
            <text:p>-65743.59402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8-01-01T00:00:00</text:p>
          </table:table-cell>
          <table:table-cell office:value-type="float" office:value="2329265.5" calcext:value-type="float">
            <text:p>2329265.5</text:p>
          </table:table-cell>
          <table:table-cell office:value-type="string" calcext:value-type="string">
            <text:p>1665-03-20T00:00:00</text:p>
          </table:table-cell>
          <table:table-cell office:value-type="float" office:value="2329265.5" calcext:value-type="float">
            <text:p>2329265.5</text:p>
          </table:table-cell>
          <table:table-cell office:value-type="float" office:value="-65378.351831" calcext:value-type="float">
            <text:p>-65378.351831</text:p>
          </table:table-cell>
          <table:table-cell office:value-type="float" office:value="0.351831" calcext:value-type="float">
            <text:p>0.351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7-01-01T00:00:00</text:p>
          </table:table-cell>
          <table:table-cell office:value-type="float" office:value="2329630.5" calcext:value-type="float">
            <text:p>2329630.5</text:p>
          </table:table-cell>
          <table:table-cell office:value-type="string" calcext:value-type="string">
            <text:p>1666-03-20T00:00:00</text:p>
          </table:table-cell>
          <table:table-cell office:value-type="float" office:value="2329630.5" calcext:value-type="float">
            <text:p>2329630.5</text:p>
          </table:table-cell>
          <table:table-cell office:value-type="float" office:value="-65013.109642" calcext:value-type="float">
            <text:p>-65013.109642</text:p>
          </table:table-cell>
          <table:table-cell office:value-type="float" office:value="0.109642" calcext:value-type="float">
            <text:p>0.109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6-01-01T00:00:00</text:p>
          </table:table-cell>
          <table:table-cell office:value-type="float" office:value="2329996.5" calcext:value-type="float">
            <text:p>2329996.5</text:p>
          </table:table-cell>
          <table:table-cell office:value-type="string" calcext:value-type="string">
            <text:p>1667-03-20T00:00:00</text:p>
          </table:table-cell>
          <table:table-cell office:value-type="float" office:value="2329995.5" calcext:value-type="float">
            <text:p>2329995.5</text:p>
          </table:table-cell>
          <table:table-cell office:value-type="float" office:value="-64647.867453" calcext:value-type="float">
            <text:p>-64647.867453</text:p>
          </table:table-cell>
          <table:table-cell office:value-type="float" office:value="0.867453" calcext:value-type="float">
            <text:p>0.867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5-01-01T00:00:00</text:p>
          </table:table-cell>
          <table:table-cell office:value-type="float" office:value="2330361.5" calcext:value-type="float">
            <text:p>2330361.5</text:p>
          </table:table-cell>
          <table:table-cell office:value-type="string" calcext:value-type="string">
            <text:p>1668-03-20T00:00:00</text:p>
          </table:table-cell>
          <table:table-cell office:value-type="float" office:value="2330361.5" calcext:value-type="float">
            <text:p>2330361.5</text:p>
          </table:table-cell>
          <table:table-cell office:value-type="float" office:value="-64282.625264" calcext:value-type="float">
            <text:p>-64282.625264</text:p>
          </table:table-cell>
          <table:table-cell office:value-type="float" office:value="0.625264" calcext:value-type="float">
            <text:p>0.625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4-01-01T00:00:00</text:p>
          </table:table-cell>
          <table:table-cell office:value-type="float" office:value="2330726.5" calcext:value-type="float">
            <text:p>2330726.5</text:p>
          </table:table-cell>
          <table:table-cell office:value-type="string" calcext:value-type="string">
            <text:p>1669-03-20T00:00:00</text:p>
          </table:table-cell>
          <table:table-cell office:value-type="float" office:value="2330726.5" calcext:value-type="float">
            <text:p>2330726.5</text:p>
          </table:table-cell>
          <table:table-cell office:value-type="float" office:value="-63917.383075" calcext:value-type="float">
            <text:p>-63917.383075</text:p>
          </table:table-cell>
          <table:table-cell office:value-type="float" office:value="0.383075" calcext:value-type="float">
            <text:p>0.383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3-01-01T00:00:00</text:p>
          </table:table-cell>
          <table:table-cell office:value-type="float" office:value="2331091.5" calcext:value-type="float">
            <text:p>2331091.5</text:p>
          </table:table-cell>
          <table:table-cell office:value-type="string" calcext:value-type="string">
            <text:p>1670-03-20T00:00:00</text:p>
          </table:table-cell>
          <table:table-cell office:value-type="float" office:value="2331091.5" calcext:value-type="float">
            <text:p>2331091.5</text:p>
          </table:table-cell>
          <table:table-cell office:value-type="float" office:value="-63552.140886" calcext:value-type="float">
            <text:p>-63552.140886</text:p>
          </table:table-cell>
          <table:table-cell office:value-type="float" office:value="0.140886" calcext:value-type="float">
            <text:p>0.140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2-01-01T00:00:00</text:p>
          </table:table-cell>
          <table:table-cell office:value-type="float" office:value="2331457.5" calcext:value-type="float">
            <text:p>2331457.5</text:p>
          </table:table-cell>
          <table:table-cell office:value-type="string" calcext:value-type="string">
            <text:p>1671-03-20T00:00:00</text:p>
          </table:table-cell>
          <table:table-cell office:value-type="float" office:value="2331456.5" calcext:value-type="float">
            <text:p>2331456.5</text:p>
          </table:table-cell>
          <table:table-cell office:value-type="float" office:value="-63186.898697" calcext:value-type="float">
            <text:p>-63186.898697</text:p>
          </table:table-cell>
          <table:table-cell office:value-type="float" office:value="0.898697" calcext:value-type="float">
            <text:p>0.898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1-01-01T00:00:00</text:p>
          </table:table-cell>
          <table:table-cell office:value-type="float" office:value="2331822.5" calcext:value-type="float">
            <text:p>2331822.5</text:p>
          </table:table-cell>
          <table:table-cell office:value-type="string" calcext:value-type="string">
            <text:p>1672-03-20T00:00:00</text:p>
          </table:table-cell>
          <table:table-cell office:value-type="float" office:value="2331822.5" calcext:value-type="float">
            <text:p>2331822.5</text:p>
          </table:table-cell>
          <table:table-cell office:value-type="float" office:value="-62821.656508" calcext:value-type="float">
            <text:p>-62821.656508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0-01-01T00:00:00</text:p>
          </table:table-cell>
          <table:table-cell office:value-type="float" office:value="2332187.5" calcext:value-type="float">
            <text:p>2332187.5</text:p>
          </table:table-cell>
          <table:table-cell office:value-type="string" calcext:value-type="string">
            <text:p>1673-03-20T00:00:00</text:p>
          </table:table-cell>
          <table:table-cell office:value-type="float" office:value="2332187.5" calcext:value-type="float">
            <text:p>2332187.5</text:p>
          </table:table-cell>
          <table:table-cell office:value-type="float" office:value="-62456.414319" calcext:value-type="float">
            <text:p>-62456.414319</text:p>
          </table:table-cell>
          <table:table-cell office:value-type="float" office:value="0.414319" calcext:value-type="float">
            <text:p>0.414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9-01-01T00:00:00</text:p>
          </table:table-cell>
          <table:table-cell office:value-type="float" office:value="2332552.5" calcext:value-type="float">
            <text:p>2332552.5</text:p>
          </table:table-cell>
          <table:table-cell office:value-type="string" calcext:value-type="string">
            <text:p>1674-03-20T00:00:00</text:p>
          </table:table-cell>
          <table:table-cell office:value-type="float" office:value="2332552.5" calcext:value-type="float">
            <text:p>2332552.5</text:p>
          </table:table-cell>
          <table:table-cell office:value-type="float" office:value="-62091.17213" calcext:value-type="float">
            <text:p>-62091.17213</text:p>
          </table:table-cell>
          <table:table-cell office:value-type="float" office:value="0.17213" calcext:value-type="float">
            <text:p>0.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8-01-01T00:00:00</text:p>
          </table:table-cell>
          <table:table-cell office:value-type="float" office:value="2332918.5" calcext:value-type="float">
            <text:p>2332918.5</text:p>
          </table:table-cell>
          <table:table-cell office:value-type="string" calcext:value-type="string">
            <text:p>1675-03-20T00:00:00</text:p>
          </table:table-cell>
          <table:table-cell office:value-type="float" office:value="2332917.5" calcext:value-type="float">
            <text:p>2332917.5</text:p>
          </table:table-cell>
          <table:table-cell office:value-type="float" office:value="-61725.929941" calcext:value-type="float">
            <text:p>-61725.929941</text:p>
          </table:table-cell>
          <table:table-cell office:value-type="float" office:value="0.929941" calcext:value-type="float">
            <text:p>0.929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7-01-01T00:00:00</text:p>
          </table:table-cell>
          <table:table-cell office:value-type="float" office:value="2333283.5" calcext:value-type="float">
            <text:p>2333283.5</text:p>
          </table:table-cell>
          <table:table-cell office:value-type="string" calcext:value-type="string">
            <text:p>1676-03-20T00:00:00</text:p>
          </table:table-cell>
          <table:table-cell office:value-type="float" office:value="2333283.5" calcext:value-type="float">
            <text:p>2333283.5</text:p>
          </table:table-cell>
          <table:table-cell office:value-type="float" office:value="-61360.687752" calcext:value-type="float">
            <text:p>-61360.687752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6-01-01T00:00:00</text:p>
          </table:table-cell>
          <table:table-cell office:value-type="float" office:value="2333648.5" calcext:value-type="float">
            <text:p>2333648.5</text:p>
          </table:table-cell>
          <table:table-cell office:value-type="string" calcext:value-type="string">
            <text:p>1677-03-20T00:00:00</text:p>
          </table:table-cell>
          <table:table-cell office:value-type="float" office:value="2333648.5" calcext:value-type="float">
            <text:p>2333648.5</text:p>
          </table:table-cell>
          <table:table-cell office:value-type="float" office:value="-60995.445563" calcext:value-type="float">
            <text:p>-60995.445563</text:p>
          </table:table-cell>
          <table:table-cell office:value-type="float" office:value="0.445563" calcext:value-type="float">
            <text:p>0.445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5-01-01T00:00:00</text:p>
          </table:table-cell>
          <table:table-cell office:value-type="float" office:value="2334013.5" calcext:value-type="float">
            <text:p>2334013.5</text:p>
          </table:table-cell>
          <table:table-cell office:value-type="string" calcext:value-type="string">
            <text:p>1678-03-20T00:00:00</text:p>
          </table:table-cell>
          <table:table-cell office:value-type="float" office:value="2334013.5" calcext:value-type="float">
            <text:p>2334013.5</text:p>
          </table:table-cell>
          <table:table-cell office:value-type="float" office:value="-60630.203374" calcext:value-type="float">
            <text:p>-60630.203374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4-01-01T00:00:00</text:p>
          </table:table-cell>
          <table:table-cell office:value-type="float" office:value="2334379.5" calcext:value-type="float">
            <text:p>2334379.5</text:p>
          </table:table-cell>
          <table:table-cell office:value-type="string" calcext:value-type="string">
            <text:p>1679-03-20T00:00:00</text:p>
          </table:table-cell>
          <table:table-cell office:value-type="float" office:value="2334378.5" calcext:value-type="float">
            <text:p>2334378.5</text:p>
          </table:table-cell>
          <table:table-cell office:value-type="float" office:value="-60264.961185" calcext:value-type="float">
            <text:p>-60264.961185</text:p>
          </table:table-cell>
          <table:table-cell office:value-type="float" office:value="0.961185" calcext:value-type="float">
            <text:p>0.96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3-01-01T00:00:00</text:p>
          </table:table-cell>
          <table:table-cell office:value-type="float" office:value="2334744.5" calcext:value-type="float">
            <text:p>2334744.5</text:p>
          </table:table-cell>
          <table:table-cell office:value-type="string" calcext:value-type="string">
            <text:p>1680-03-20T00:00:00</text:p>
          </table:table-cell>
          <table:table-cell office:value-type="float" office:value="2334744.5" calcext:value-type="float">
            <text:p>2334744.5</text:p>
          </table:table-cell>
          <table:table-cell office:value-type="float" office:value="-59899.718996" calcext:value-type="float">
            <text:p>-59899.718996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2-01-01T00:00:00</text:p>
          </table:table-cell>
          <table:table-cell office:value-type="float" office:value="2335109.5" calcext:value-type="float">
            <text:p>2335109.5</text:p>
          </table:table-cell>
          <table:table-cell office:value-type="string" calcext:value-type="string">
            <text:p>1681-03-20T00:00:00</text:p>
          </table:table-cell>
          <table:table-cell office:value-type="float" office:value="2335109.5" calcext:value-type="float">
            <text:p>2335109.5</text:p>
          </table:table-cell>
          <table:table-cell office:value-type="float" office:value="-59534.476807" calcext:value-type="float">
            <text:p>-59534.476807</text:p>
          </table:table-cell>
          <table:table-cell office:value-type="float" office:value="0.476807" calcext:value-type="float">
            <text:p>0.476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1-01-01T00:00:00</text:p>
          </table:table-cell>
          <table:table-cell office:value-type="float" office:value="2335474.5" calcext:value-type="float">
            <text:p>2335474.5</text:p>
          </table:table-cell>
          <table:table-cell office:value-type="string" calcext:value-type="string">
            <text:p>1682-03-20T00:00:00</text:p>
          </table:table-cell>
          <table:table-cell office:value-type="float" office:value="2335474.5" calcext:value-type="float">
            <text:p>2335474.5</text:p>
          </table:table-cell>
          <table:table-cell office:value-type="float" office:value="-59169.234618" calcext:value-type="float">
            <text:p>-59169.234618</text:p>
          </table:table-cell>
          <table:table-cell office:value-type="float" office:value="0.234618" calcext:value-type="float">
            <text:p>0.2346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0-01-01T00:00:00</text:p>
          </table:table-cell>
          <table:table-cell office:value-type="float" office:value="2335840.5" calcext:value-type="float">
            <text:p>2335840.5</text:p>
          </table:table-cell>
          <table:table-cell office:value-type="string" calcext:value-type="string">
            <text:p>1683-03-20T00:00:00</text:p>
          </table:table-cell>
          <table:table-cell office:value-type="float" office:value="2335839.5" calcext:value-type="float">
            <text:p>2335839.5</text:p>
          </table:table-cell>
          <table:table-cell office:value-type="float" office:value="-58803.992429" calcext:value-type="float">
            <text:p>-58803.992429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9-01-01T00:00:00</text:p>
          </table:table-cell>
          <table:table-cell office:value-type="float" office:value="2336205.5" calcext:value-type="float">
            <text:p>2336205.5</text:p>
          </table:table-cell>
          <table:table-cell office:value-type="string" calcext:value-type="string">
            <text:p>1684-03-20T00:00:00</text:p>
          </table:table-cell>
          <table:table-cell office:value-type="float" office:value="2336205.5" calcext:value-type="float">
            <text:p>2336205.5</text:p>
          </table:table-cell>
          <table:table-cell office:value-type="float" office:value="-58438.75024" calcext:value-type="float">
            <text:p>-58438.75024</text:p>
          </table:table-cell>
          <table:table-cell office:value-type="float" office:value="0.75024" calcext:value-type="float">
            <text:p>0.75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8-01-01T00:00:00</text:p>
          </table:table-cell>
          <table:table-cell office:value-type="float" office:value="2336570.5" calcext:value-type="float">
            <text:p>2336570.5</text:p>
          </table:table-cell>
          <table:table-cell office:value-type="string" calcext:value-type="string">
            <text:p>1685-03-20T00:00:00</text:p>
          </table:table-cell>
          <table:table-cell office:value-type="float" office:value="2336570.5" calcext:value-type="float">
            <text:p>2336570.5</text:p>
          </table:table-cell>
          <table:table-cell office:value-type="float" office:value="-58073.508051" calcext:value-type="float">
            <text:p>-58073.508051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7-01-01T00:00:00</text:p>
          </table:table-cell>
          <table:table-cell office:value-type="float" office:value="2336935.5" calcext:value-type="float">
            <text:p>2336935.5</text:p>
          </table:table-cell>
          <table:table-cell office:value-type="string" calcext:value-type="string">
            <text:p>1686-03-20T00:00:00</text:p>
          </table:table-cell>
          <table:table-cell office:value-type="float" office:value="2336935.5" calcext:value-type="float">
            <text:p>2336935.5</text:p>
          </table:table-cell>
          <table:table-cell office:value-type="float" office:value="-57708.265862" calcext:value-type="float">
            <text:p>-57708.265862</text:p>
          </table:table-cell>
          <table:table-cell office:value-type="float" office:value="0.265862" calcext:value-type="float">
            <text:p>0.2658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6-01-01T00:00:00</text:p>
          </table:table-cell>
          <table:table-cell office:value-type="float" office:value="2337300.5" calcext:value-type="float">
            <text:p>2337300.5</text:p>
          </table:table-cell>
          <table:table-cell office:value-type="string" calcext:value-type="string">
            <text:p>1687-03-20T00:00:00</text:p>
          </table:table-cell>
          <table:table-cell office:value-type="float" office:value="2337300.5" calcext:value-type="float">
            <text:p>2337300.5</text:p>
          </table:table-cell>
          <table:table-cell office:value-type="float" office:value="-57343.023673" calcext:value-type="float">
            <text:p>-57343.023673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5-01-01T00:00:00</text:p>
          </table:table-cell>
          <table:table-cell office:value-type="float" office:value="2337666.5" calcext:value-type="float">
            <text:p>2337666.5</text:p>
          </table:table-cell>
          <table:table-cell office:value-type="string" calcext:value-type="string">
            <text:p>1688-03-20T00:00:00</text:p>
          </table:table-cell>
          <table:table-cell office:value-type="float" office:value="2337666.5" calcext:value-type="float">
            <text:p>2337666.5</text:p>
          </table:table-cell>
          <table:table-cell office:value-type="float" office:value="-56977.781484" calcext:value-type="float">
            <text:p>-56977.781484</text:p>
          </table:table-cell>
          <table:table-cell office:value-type="float" office:value="0.781484" calcext:value-type="float">
            <text:p>0.781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4-01-01T00:00:00</text:p>
          </table:table-cell>
          <table:table-cell office:value-type="float" office:value="2338031.5" calcext:value-type="float">
            <text:p>2338031.5</text:p>
          </table:table-cell>
          <table:table-cell office:value-type="string" calcext:value-type="string">
            <text:p>1689-03-20T00:00:00</text:p>
          </table:table-cell>
          <table:table-cell office:value-type="float" office:value="2338031.5" calcext:value-type="float">
            <text:p>2338031.5</text:p>
          </table:table-cell>
          <table:table-cell office:value-type="float" office:value="-56612.539295" calcext:value-type="float">
            <text:p>-56612.539295</text:p>
          </table:table-cell>
          <table:table-cell office:value-type="float" office:value="0.539295" calcext:value-type="float">
            <text:p>0.539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3-01-01T00:00:00</text:p>
          </table:table-cell>
          <table:table-cell office:value-type="float" office:value="2338396.5" calcext:value-type="float">
            <text:p>2338396.5</text:p>
          </table:table-cell>
          <table:table-cell office:value-type="string" calcext:value-type="string">
            <text:p>1690-03-20T00:00:00</text:p>
          </table:table-cell>
          <table:table-cell office:value-type="float" office:value="2338396.5" calcext:value-type="float">
            <text:p>2338396.5</text:p>
          </table:table-cell>
          <table:table-cell office:value-type="float" office:value="-56247.297106" calcext:value-type="float">
            <text:p>-56247.297106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2-01-01T00:00:00</text:p>
          </table:table-cell>
          <table:table-cell office:value-type="float" office:value="2338761.5" calcext:value-type="float">
            <text:p>2338761.5</text:p>
          </table:table-cell>
          <table:table-cell office:value-type="string" calcext:value-type="string">
            <text:p>1691-03-20T00:00:00</text:p>
          </table:table-cell>
          <table:table-cell office:value-type="float" office:value="2338761.5" calcext:value-type="float">
            <text:p>2338761.5</text:p>
          </table:table-cell>
          <table:table-cell office:value-type="float" office:value="-55882.054917" calcext:value-type="float">
            <text:p>-55882.054917</text:p>
          </table:table-cell>
          <table:table-cell office:value-type="float" office:value="0.054917" calcext:value-type="float">
            <text:p>0.054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1-01-01T00:00:00</text:p>
          </table:table-cell>
          <table:table-cell office:value-type="float" office:value="2339127.5" calcext:value-type="float">
            <text:p>2339127.5</text:p>
          </table:table-cell>
          <table:table-cell office:value-type="string" calcext:value-type="string">
            <text:p>1692-03-20T00:00:00</text:p>
          </table:table-cell>
          <table:table-cell office:value-type="float" office:value="2339127.5" calcext:value-type="float">
            <text:p>2339127.5</text:p>
          </table:table-cell>
          <table:table-cell office:value-type="float" office:value="-55516.812728" calcext:value-type="float">
            <text:p>-55516.812728</text:p>
          </table:table-cell>
          <table:table-cell office:value-type="float" office:value="0.812728" calcext:value-type="float">
            <text:p>0.812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0-01-01T00:00:00</text:p>
          </table:table-cell>
          <table:table-cell office:value-type="float" office:value="2339492.5" calcext:value-type="float">
            <text:p>2339492.5</text:p>
          </table:table-cell>
          <table:table-cell office:value-type="string" calcext:value-type="string">
            <text:p>1693-03-20T00:00:00</text:p>
          </table:table-cell>
          <table:table-cell office:value-type="float" office:value="2339492.5" calcext:value-type="float">
            <text:p>2339492.5</text:p>
          </table:table-cell>
          <table:table-cell office:value-type="float" office:value="-55151.570539" calcext:value-type="float">
            <text:p>-55151.570539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9-01-01T00:00:00</text:p>
          </table:table-cell>
          <table:table-cell office:value-type="float" office:value="2339857.5" calcext:value-type="float">
            <text:p>2339857.5</text:p>
          </table:table-cell>
          <table:table-cell office:value-type="string" calcext:value-type="string">
            <text:p>1694-03-20T00:00:00</text:p>
          </table:table-cell>
          <table:table-cell office:value-type="float" office:value="2339857.5" calcext:value-type="float">
            <text:p>2339857.5</text:p>
          </table:table-cell>
          <table:table-cell office:value-type="float" office:value="-54786.32835" calcext:value-type="float">
            <text:p>-54786.32835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8-01-01T00:00:00</text:p>
          </table:table-cell>
          <table:table-cell office:value-type="float" office:value="2340222.5" calcext:value-type="float">
            <text:p>2340222.5</text:p>
          </table:table-cell>
          <table:table-cell office:value-type="string" calcext:value-type="string">
            <text:p>1695-03-20T00:00:00</text:p>
          </table:table-cell>
          <table:table-cell office:value-type="float" office:value="2340222.5" calcext:value-type="float">
            <text:p>2340222.5</text:p>
          </table:table-cell>
          <table:table-cell office:value-type="float" office:value="-54421.086161" calcext:value-type="float">
            <text:p>-54421.086161</text:p>
          </table:table-cell>
          <table:table-cell office:value-type="float" office:value="0.086161" calcext:value-type="float">
            <text:p>0.086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7-01-01T00:00:00</text:p>
          </table:table-cell>
          <table:table-cell office:value-type="float" office:value="2340588.5" calcext:value-type="float">
            <text:p>2340588.5</text:p>
          </table:table-cell>
          <table:table-cell office:value-type="string" calcext:value-type="string">
            <text:p>1696-03-19T00:00:00</text:p>
          </table:table-cell>
          <table:table-cell office:value-type="float" office:value="2340587.5" calcext:value-type="float">
            <text:p>2340587.5</text:p>
          </table:table-cell>
          <table:table-cell office:value-type="float" office:value="-54055.843972" calcext:value-type="float">
            <text:p>-54055.843972</text:p>
          </table:table-cell>
          <table:table-cell office:value-type="float" office:value="0.843972" calcext:value-type="float">
            <text:p>0.8439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6-01-01T00:00:00</text:p>
          </table:table-cell>
          <table:table-cell office:value-type="float" office:value="2340953.5" calcext:value-type="float">
            <text:p>2340953.5</text:p>
          </table:table-cell>
          <table:table-cell office:value-type="string" calcext:value-type="string">
            <text:p>1697-03-20T00:00:00</text:p>
          </table:table-cell>
          <table:table-cell office:value-type="float" office:value="2340953.5" calcext:value-type="float">
            <text:p>2340953.5</text:p>
          </table:table-cell>
          <table:table-cell office:value-type="float" office:value="-53690.601783" calcext:value-type="float">
            <text:p>-53690.601783</text:p>
          </table:table-cell>
          <table:table-cell office:value-type="float" office:value="0.601783" calcext:value-type="float">
            <text:p>0.601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5-01-01T00:00:00</text:p>
          </table:table-cell>
          <table:table-cell office:value-type="float" office:value="2341318.5" calcext:value-type="float">
            <text:p>2341318.5</text:p>
          </table:table-cell>
          <table:table-cell office:value-type="string" calcext:value-type="string">
            <text:p>1698-03-20T00:00:00</text:p>
          </table:table-cell>
          <table:table-cell office:value-type="float" office:value="2341318.5" calcext:value-type="float">
            <text:p>2341318.5</text:p>
          </table:table-cell>
          <table:table-cell office:value-type="float" office:value="-53325.359594" calcext:value-type="float">
            <text:p>-53325.359594</text:p>
          </table:table-cell>
          <table:table-cell office:value-type="float" office:value="0.359594" calcext:value-type="float">
            <text:p>0.359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4-01-01T00:00:00</text:p>
          </table:table-cell>
          <table:table-cell office:value-type="float" office:value="2341683.5" calcext:value-type="float">
            <text:p>2341683.5</text:p>
          </table:table-cell>
          <table:table-cell office:value-type="string" calcext:value-type="string">
            <text:p>1699-03-20T00:00:00</text:p>
          </table:table-cell>
          <table:table-cell office:value-type="float" office:value="2341683.5" calcext:value-type="float">
            <text:p>2341683.5</text:p>
          </table:table-cell>
          <table:table-cell office:value-type="float" office:value="-52960.117405" calcext:value-type="float">
            <text:p>-52960.117405</text:p>
          </table:table-cell>
          <table:table-cell office:value-type="float" office:value="0.117405" calcext:value-type="float">
            <text:p>0.117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3-01-01T00:00:00</text:p>
          </table:table-cell>
          <table:table-cell office:value-type="float" office:value="2342049.5" calcext:value-type="float">
            <text:p>2342049.5</text:p>
          </table:table-cell>
          <table:table-cell office:value-type="string" calcext:value-type="string">
            <text:p>1700-03-20T00:00:00</text:p>
          </table:table-cell>
          <table:table-cell office:value-type="float" office:value="2342048.5" calcext:value-type="float">
            <text:p>2342048.5</text:p>
          </table:table-cell>
          <table:table-cell office:value-type="float" office:value="-52594.875216" calcext:value-type="float">
            <text:p>-52594.875216</text:p>
          </table:table-cell>
          <table:table-cell office:value-type="float" office:value="0.875216" calcext:value-type="float">
            <text:p>0.875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2-01-01T00:00:00</text:p>
          </table:table-cell>
          <table:table-cell office:value-type="float" office:value="2342414.5" calcext:value-type="float">
            <text:p>2342414.5</text:p>
          </table:table-cell>
          <table:table-cell office:value-type="string" calcext:value-type="string">
            <text:p>1701-03-21T00:00:00</text:p>
          </table:table-cell>
          <table:table-cell office:value-type="float" office:value="2342414.5" calcext:value-type="float">
            <text:p>2342414.5</text:p>
          </table:table-cell>
          <table:table-cell office:value-type="float" office:value="-52229.633027" calcext:value-type="float">
            <text:p>-52229.633027</text:p>
          </table:table-cell>
          <table:table-cell office:value-type="float" office:value="0.633027" calcext:value-type="float">
            <text:p>0.633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1-01-01T00:00:00</text:p>
          </table:table-cell>
          <table:table-cell office:value-type="float" office:value="2342779.5" calcext:value-type="float">
            <text:p>2342779.5</text:p>
          </table:table-cell>
          <table:table-cell office:value-type="string" calcext:value-type="string">
            <text:p>1702-03-21T00:00:00</text:p>
          </table:table-cell>
          <table:table-cell office:value-type="float" office:value="2342779.5" calcext:value-type="float">
            <text:p>2342779.5</text:p>
          </table:table-cell>
          <table:table-cell office:value-type="float" office:value="-51864.390838" calcext:value-type="float">
            <text:p>-51864.390838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0-01-01T00:00:00</text:p>
          </table:table-cell>
          <table:table-cell office:value-type="float" office:value="2343144.5" calcext:value-type="float">
            <text:p>2343144.5</text:p>
          </table:table-cell>
          <table:table-cell office:value-type="string" calcext:value-type="string">
            <text:p>1703-03-21T00:00:00</text:p>
          </table:table-cell>
          <table:table-cell office:value-type="float" office:value="2343144.5" calcext:value-type="float">
            <text:p>2343144.5</text:p>
          </table:table-cell>
          <table:table-cell office:value-type="float" office:value="-51499.148649" calcext:value-type="float">
            <text:p>-51499.148649</text:p>
          </table:table-cell>
          <table:table-cell office:value-type="float" office:value="0.148649" calcext:value-type="float">
            <text:p>0.148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9-01-01T00:00:00</text:p>
          </table:table-cell>
          <table:table-cell office:value-type="float" office:value="2343510.5" calcext:value-type="float">
            <text:p>2343510.5</text:p>
          </table:table-cell>
          <table:table-cell office:value-type="string" calcext:value-type="string">
            <text:p>1704-03-20T00:00:00</text:p>
          </table:table-cell>
          <table:table-cell office:value-type="float" office:value="2343509.5" calcext:value-type="float">
            <text:p>2343509.5</text:p>
          </table:table-cell>
          <table:table-cell office:value-type="float" office:value="-51133.90646" calcext:value-type="float">
            <text:p>-51133.90646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8-01-01T00:00:00</text:p>
          </table:table-cell>
          <table:table-cell office:value-type="float" office:value="2343875.5" calcext:value-type="float">
            <text:p>2343875.5</text:p>
          </table:table-cell>
          <table:table-cell office:value-type="string" calcext:value-type="string">
            <text:p>1705-03-21T00:00:00</text:p>
          </table:table-cell>
          <table:table-cell office:value-type="float" office:value="2343875.5" calcext:value-type="float">
            <text:p>2343875.5</text:p>
          </table:table-cell>
          <table:table-cell office:value-type="float" office:value="-50768.664271" calcext:value-type="float">
            <text:p>-50768.664271</text:p>
          </table:table-cell>
          <table:table-cell office:value-type="float" office:value="0.664271" calcext:value-type="float">
            <text:p>0.664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7-01-01T00:00:00</text:p>
          </table:table-cell>
          <table:table-cell office:value-type="float" office:value="2344240.5" calcext:value-type="float">
            <text:p>2344240.5</text:p>
          </table:table-cell>
          <table:table-cell office:value-type="string" calcext:value-type="string">
            <text:p>1706-03-21T00:00:00</text:p>
          </table:table-cell>
          <table:table-cell office:value-type="float" office:value="2344240.5" calcext:value-type="float">
            <text:p>2344240.5</text:p>
          </table:table-cell>
          <table:table-cell office:value-type="float" office:value="-50403.422082" calcext:value-type="float">
            <text:p>-50403.422082</text:p>
          </table:table-cell>
          <table:table-cell office:value-type="float" office:value="0.422082" calcext:value-type="float">
            <text:p>0.422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6-01-01T00:00:00</text:p>
          </table:table-cell>
          <table:table-cell office:value-type="float" office:value="2344605.5" calcext:value-type="float">
            <text:p>2344605.5</text:p>
          </table:table-cell>
          <table:table-cell office:value-type="string" calcext:value-type="string">
            <text:p>1707-03-21T00:00:00</text:p>
          </table:table-cell>
          <table:table-cell office:value-type="float" office:value="2344605.5" calcext:value-type="float">
            <text:p>2344605.5</text:p>
          </table:table-cell>
          <table:table-cell office:value-type="float" office:value="-50038.179893" calcext:value-type="float">
            <text:p>-50038.179893</text:p>
          </table:table-cell>
          <table:table-cell office:value-type="float" office:value="0.179893" calcext:value-type="float">
            <text:p>0.179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5-01-01T00:00:00</text:p>
          </table:table-cell>
          <table:table-cell office:value-type="float" office:value="2344971.5" calcext:value-type="float">
            <text:p>2344971.5</text:p>
          </table:table-cell>
          <table:table-cell office:value-type="string" calcext:value-type="string">
            <text:p>1708-03-20T00:00:00</text:p>
          </table:table-cell>
          <table:table-cell office:value-type="float" office:value="2344970.5" calcext:value-type="float">
            <text:p>2344970.5</text:p>
          </table:table-cell>
          <table:table-cell office:value-type="float" office:value="-49672.937704" calcext:value-type="float">
            <text:p>-49672.937704</text:p>
          </table:table-cell>
          <table:table-cell office:value-type="float" office:value="0.937704" calcext:value-type="float">
            <text:p>0.937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4-01-01T00:00:00</text:p>
          </table:table-cell>
          <table:table-cell office:value-type="float" office:value="2345336.5" calcext:value-type="float">
            <text:p>2345336.5</text:p>
          </table:table-cell>
          <table:table-cell office:value-type="string" calcext:value-type="string">
            <text:p>1709-03-21T00:00:00</text:p>
          </table:table-cell>
          <table:table-cell office:value-type="float" office:value="2345336.5" calcext:value-type="float">
            <text:p>2345336.5</text:p>
          </table:table-cell>
          <table:table-cell office:value-type="float" office:value="-49307.695515" calcext:value-type="float">
            <text:p>-49307.695515</text:p>
          </table:table-cell>
          <table:table-cell office:value-type="float" office:value="0.695515" calcext:value-type="float">
            <text:p>0.695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3-01-01T00:00:00</text:p>
          </table:table-cell>
          <table:table-cell office:value-type="float" office:value="2345701.5" calcext:value-type="float">
            <text:p>2345701.5</text:p>
          </table:table-cell>
          <table:table-cell office:value-type="string" calcext:value-type="string">
            <text:p>1710-03-21T00:00:00</text:p>
          </table:table-cell>
          <table:table-cell office:value-type="float" office:value="2345701.5" calcext:value-type="float">
            <text:p>2345701.5</text:p>
          </table:table-cell>
          <table:table-cell office:value-type="float" office:value="-48942.453326" calcext:value-type="float">
            <text:p>-48942.453326</text:p>
          </table:table-cell>
          <table:table-cell office:value-type="float" office:value="0.453326" calcext:value-type="float">
            <text:p>0.453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2-01-01T00:00:00</text:p>
          </table:table-cell>
          <table:table-cell office:value-type="float" office:value="2346066.5" calcext:value-type="float">
            <text:p>2346066.5</text:p>
          </table:table-cell>
          <table:table-cell office:value-type="string" calcext:value-type="string">
            <text:p>1711-03-21T00:00:00</text:p>
          </table:table-cell>
          <table:table-cell office:value-type="float" office:value="2346066.5" calcext:value-type="float">
            <text:p>2346066.5</text:p>
          </table:table-cell>
          <table:table-cell office:value-type="float" office:value="-48577.211137" calcext:value-type="float">
            <text:p>-48577.211137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1-01-01T00:00:00</text:p>
          </table:table-cell>
          <table:table-cell office:value-type="float" office:value="2346432.5" calcext:value-type="float">
            <text:p>2346432.5</text:p>
          </table:table-cell>
          <table:table-cell office:value-type="string" calcext:value-type="string">
            <text:p>1712-03-20T00:00:00</text:p>
          </table:table-cell>
          <table:table-cell office:value-type="float" office:value="2346431.5" calcext:value-type="float">
            <text:p>2346431.5</text:p>
          </table:table-cell>
          <table:table-cell office:value-type="float" office:value="-48211.968948" calcext:value-type="float">
            <text:p>-48211.968948</text:p>
          </table:table-cell>
          <table:table-cell office:value-type="float" office:value="0.968948" calcext:value-type="float">
            <text:p>0.968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0-01-01T00:00:00</text:p>
          </table:table-cell>
          <table:table-cell office:value-type="float" office:value="2346797.5" calcext:value-type="float">
            <text:p>2346797.5</text:p>
          </table:table-cell>
          <table:table-cell office:value-type="string" calcext:value-type="string">
            <text:p>1713-03-21T00:00:00</text:p>
          </table:table-cell>
          <table:table-cell office:value-type="float" office:value="2346797.5" calcext:value-type="float">
            <text:p>2346797.5</text:p>
          </table:table-cell>
          <table:table-cell office:value-type="float" office:value="-47846.726759" calcext:value-type="float">
            <text:p>-47846.726759</text:p>
          </table:table-cell>
          <table:table-cell office:value-type="float" office:value="0.726759" calcext:value-type="float">
            <text:p>0.726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9-01-01T00:00:00</text:p>
          </table:table-cell>
          <table:table-cell office:value-type="float" office:value="2347162.5" calcext:value-type="float">
            <text:p>2347162.5</text:p>
          </table:table-cell>
          <table:table-cell office:value-type="string" calcext:value-type="string">
            <text:p>1714-03-21T00:00:00</text:p>
          </table:table-cell>
          <table:table-cell office:value-type="float" office:value="2347162.5" calcext:value-type="float">
            <text:p>2347162.5</text:p>
          </table:table-cell>
          <table:table-cell office:value-type="float" office:value="-47481.48457" calcext:value-type="float">
            <text:p>-47481.48457</text:p>
          </table:table-cell>
          <table:table-cell office:value-type="float" office:value="0.48457" calcext:value-type="float">
            <text:p>0.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8-01-01T00:00:00</text:p>
          </table:table-cell>
          <table:table-cell office:value-type="float" office:value="2347527.5" calcext:value-type="float">
            <text:p>2347527.5</text:p>
          </table:table-cell>
          <table:table-cell office:value-type="string" calcext:value-type="string">
            <text:p>1715-03-21T00:00:00</text:p>
          </table:table-cell>
          <table:table-cell office:value-type="float" office:value="2347527.5" calcext:value-type="float">
            <text:p>2347527.5</text:p>
          </table:table-cell>
          <table:table-cell office:value-type="float" office:value="-47116.242381" calcext:value-type="float">
            <text:p>-47116.242381</text:p>
          </table:table-cell>
          <table:table-cell office:value-type="float" office:value="0.242381" calcext:value-type="float">
            <text:p>0.2423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7-01-01T00:00:00</text:p>
          </table:table-cell>
          <table:table-cell office:value-type="float" office:value="2347892.5" calcext:value-type="float">
            <text:p>2347892.5</text:p>
          </table:table-cell>
          <table:table-cell office:value-type="string" calcext:value-type="string">
            <text:p>1716-03-20T00:00:00</text:p>
          </table:table-cell>
          <table:table-cell office:value-type="float" office:value="2347892.5" calcext:value-type="float">
            <text:p>2347892.5</text:p>
          </table:table-cell>
          <table:table-cell office:value-type="float" office:value="-46751.000192" calcext:value-type="float">
            <text:p>-46751.00019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6-01-01T00:00:00</text:p>
          </table:table-cell>
          <table:table-cell office:value-type="float" office:value="2348258.5" calcext:value-type="float">
            <text:p>2348258.5</text:p>
          </table:table-cell>
          <table:table-cell office:value-type="string" calcext:value-type="string">
            <text:p>1717-03-21T00:00:00</text:p>
          </table:table-cell>
          <table:table-cell office:value-type="float" office:value="2348258.5" calcext:value-type="float">
            <text:p>2348258.5</text:p>
          </table:table-cell>
          <table:table-cell office:value-type="float" office:value="-46385.758003" calcext:value-type="float">
            <text:p>-46385.758003</text:p>
          </table:table-cell>
          <table:table-cell office:value-type="float" office:value="0.758003" calcext:value-type="float">
            <text:p>0.758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5-01-01T00:00:00</text:p>
          </table:table-cell>
          <table:table-cell office:value-type="float" office:value="2348623.5" calcext:value-type="float">
            <text:p>2348623.5</text:p>
          </table:table-cell>
          <table:table-cell office:value-type="string" calcext:value-type="string">
            <text:p>1718-03-21T00:00:00</text:p>
          </table:table-cell>
          <table:table-cell office:value-type="float" office:value="2348623.5" calcext:value-type="float">
            <text:p>2348623.5</text:p>
          </table:table-cell>
          <table:table-cell office:value-type="float" office:value="-46020.515814" calcext:value-type="float">
            <text:p>-46020.515814</text:p>
          </table:table-cell>
          <table:table-cell office:value-type="float" office:value="0.515814" calcext:value-type="float">
            <text:p>0.515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4-01-01T00:00:00</text:p>
          </table:table-cell>
          <table:table-cell office:value-type="float" office:value="2348988.5" calcext:value-type="float">
            <text:p>2348988.5</text:p>
          </table:table-cell>
          <table:table-cell office:value-type="string" calcext:value-type="string">
            <text:p>1719-03-21T00:00:00</text:p>
          </table:table-cell>
          <table:table-cell office:value-type="float" office:value="2348988.5" calcext:value-type="float">
            <text:p>2348988.5</text:p>
          </table:table-cell>
          <table:table-cell office:value-type="float" office:value="-45655.273625" calcext:value-type="float">
            <text:p>-45655.273625</text:p>
          </table:table-cell>
          <table:table-cell office:value-type="float" office:value="0.273625" calcext:value-type="float">
            <text:p>0.273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3-01-01T00:00:00</text:p>
          </table:table-cell>
          <table:table-cell office:value-type="float" office:value="2349353.5" calcext:value-type="float">
            <text:p>2349353.5</text:p>
          </table:table-cell>
          <table:table-cell office:value-type="string" calcext:value-type="string">
            <text:p>1720-03-20T00:00:00</text:p>
          </table:table-cell>
          <table:table-cell office:value-type="float" office:value="2349353.5" calcext:value-type="float">
            <text:p>2349353.5</text:p>
          </table:table-cell>
          <table:table-cell office:value-type="float" office:value="-45290.031436" calcext:value-type="float">
            <text:p>-45290.031436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2-01-01T00:00:00</text:p>
          </table:table-cell>
          <table:table-cell office:value-type="float" office:value="2349719.5" calcext:value-type="float">
            <text:p>2349719.5</text:p>
          </table:table-cell>
          <table:table-cell office:value-type="string" calcext:value-type="string">
            <text:p>1721-03-21T00:00:00</text:p>
          </table:table-cell>
          <table:table-cell office:value-type="float" office:value="2349719.5" calcext:value-type="float">
            <text:p>2349719.5</text:p>
          </table:table-cell>
          <table:table-cell office:value-type="float" office:value="-44924.789247" calcext:value-type="float">
            <text:p>-44924.789247</text:p>
          </table:table-cell>
          <table:table-cell office:value-type="float" office:value="0.789247" calcext:value-type="float">
            <text:p>0.789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1-01-01T00:00:00</text:p>
          </table:table-cell>
          <table:table-cell office:value-type="float" office:value="2350084.5" calcext:value-type="float">
            <text:p>2350084.5</text:p>
          </table:table-cell>
          <table:table-cell office:value-type="string" calcext:value-type="string">
            <text:p>1722-03-21T00:00:00</text:p>
          </table:table-cell>
          <table:table-cell office:value-type="float" office:value="2350084.5" calcext:value-type="float">
            <text:p>2350084.5</text:p>
          </table:table-cell>
          <table:table-cell office:value-type="float" office:value="-44559.547058" calcext:value-type="float">
            <text:p>-44559.547058</text:p>
          </table:table-cell>
          <table:table-cell office:value-type="float" office:value="0.547058" calcext:value-type="float">
            <text:p>0.547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0-01-01T00:00:00</text:p>
          </table:table-cell>
          <table:table-cell office:value-type="float" office:value="2350449.5" calcext:value-type="float">
            <text:p>2350449.5</text:p>
          </table:table-cell>
          <table:table-cell office:value-type="string" calcext:value-type="string">
            <text:p>1723-03-21T00:00:00</text:p>
          </table:table-cell>
          <table:table-cell office:value-type="float" office:value="2350449.5" calcext:value-type="float">
            <text:p>2350449.5</text:p>
          </table:table-cell>
          <table:table-cell office:value-type="float" office:value="-44194.304869" calcext:value-type="float">
            <text:p>-44194.304869</text:p>
          </table:table-cell>
          <table:table-cell office:value-type="float" office:value="0.304869" calcext:value-type="float">
            <text:p>0.3048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9-01-01T00:00:00</text:p>
          </table:table-cell>
          <table:table-cell office:value-type="float" office:value="2350814.5" calcext:value-type="float">
            <text:p>2350814.5</text:p>
          </table:table-cell>
          <table:table-cell office:value-type="string" calcext:value-type="string">
            <text:p>1724-03-20T00:00:00</text:p>
          </table:table-cell>
          <table:table-cell office:value-type="float" office:value="2350814.5" calcext:value-type="float">
            <text:p>2350814.5</text:p>
          </table:table-cell>
          <table:table-cell office:value-type="float" office:value="-43829.06268" calcext:value-type="float">
            <text:p>-43829.06268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8-01-01T00:00:00</text:p>
          </table:table-cell>
          <table:table-cell office:value-type="float" office:value="2351180.5" calcext:value-type="float">
            <text:p>2351180.5</text:p>
          </table:table-cell>
          <table:table-cell office:value-type="string" calcext:value-type="string">
            <text:p>1725-03-21T00:00:00</text:p>
          </table:table-cell>
          <table:table-cell office:value-type="float" office:value="2351180.5" calcext:value-type="float">
            <text:p>2351180.5</text:p>
          </table:table-cell>
          <table:table-cell office:value-type="float" office:value="-43463.820491" calcext:value-type="float">
            <text:p>-43463.820491</text:p>
          </table:table-cell>
          <table:table-cell office:value-type="float" office:value="0.820491" calcext:value-type="float">
            <text:p>0.820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7-01-01T00:00:00</text:p>
          </table:table-cell>
          <table:table-cell office:value-type="float" office:value="2351545.5" calcext:value-type="float">
            <text:p>2351545.5</text:p>
          </table:table-cell>
          <table:table-cell office:value-type="string" calcext:value-type="string">
            <text:p>1726-03-21T00:00:00</text:p>
          </table:table-cell>
          <table:table-cell office:value-type="float" office:value="2351545.5" calcext:value-type="float">
            <text:p>2351545.5</text:p>
          </table:table-cell>
          <table:table-cell office:value-type="float" office:value="-43098.578302" calcext:value-type="float">
            <text:p>-43098.578302</text:p>
          </table:table-cell>
          <table:table-cell office:value-type="float" office:value="0.578302" calcext:value-type="float">
            <text:p>0.578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6-01-01T00:00:00</text:p>
          </table:table-cell>
          <table:table-cell office:value-type="float" office:value="2351910.5" calcext:value-type="float">
            <text:p>2351910.5</text:p>
          </table:table-cell>
          <table:table-cell office:value-type="string" calcext:value-type="string">
            <text:p>1727-03-21T00:00:00</text:p>
          </table:table-cell>
          <table:table-cell office:value-type="float" office:value="2351910.5" calcext:value-type="float">
            <text:p>2351910.5</text:p>
          </table:table-cell>
          <table:table-cell office:value-type="float" office:value="-42733.336113" calcext:value-type="float">
            <text:p>-42733.336113</text:p>
          </table:table-cell>
          <table:table-cell office:value-type="float" office:value="0.336113" calcext:value-type="float">
            <text:p>0.336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5-01-01T00:00:00</text:p>
          </table:table-cell>
          <table:table-cell office:value-type="float" office:value="2352275.5" calcext:value-type="float">
            <text:p>2352275.5</text:p>
          </table:table-cell>
          <table:table-cell office:value-type="string" calcext:value-type="string">
            <text:p>1728-03-20T00:00:00</text:p>
          </table:table-cell>
          <table:table-cell office:value-type="float" office:value="2352275.5" calcext:value-type="float">
            <text:p>2352275.5</text:p>
          </table:table-cell>
          <table:table-cell office:value-type="float" office:value="-42368.093924" calcext:value-type="float">
            <text:p>-42368.093924</text:p>
          </table:table-cell>
          <table:table-cell office:value-type="float" office:value="0.093924" calcext:value-type="float">
            <text:p>0.093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4-01-01T00:00:00</text:p>
          </table:table-cell>
          <table:table-cell office:value-type="float" office:value="2352641.5" calcext:value-type="float">
            <text:p>2352641.5</text:p>
          </table:table-cell>
          <table:table-cell office:value-type="string" calcext:value-type="string">
            <text:p>1729-03-20T00:00:00</text:p>
          </table:table-cell>
          <table:table-cell office:value-type="float" office:value="2352640.5" calcext:value-type="float">
            <text:p>2352640.5</text:p>
          </table:table-cell>
          <table:table-cell office:value-type="float" office:value="-42002.851735" calcext:value-type="float">
            <text:p>-42002.851735</text:p>
          </table:table-cell>
          <table:table-cell office:value-type="float" office:value="0.851735" calcext:value-type="float">
            <text:p>0.851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3-01-01T00:00:00</text:p>
          </table:table-cell>
          <table:table-cell office:value-type="float" office:value="2353006.5" calcext:value-type="float">
            <text:p>2353006.5</text:p>
          </table:table-cell>
          <table:table-cell office:value-type="string" calcext:value-type="string">
            <text:p>1730-03-21T00:00:00</text:p>
          </table:table-cell>
          <table:table-cell office:value-type="float" office:value="2353006.5" calcext:value-type="float">
            <text:p>2353006.5</text:p>
          </table:table-cell>
          <table:table-cell office:value-type="float" office:value="-41637.609546" calcext:value-type="float">
            <text:p>-41637.609546</text:p>
          </table:table-cell>
          <table:table-cell office:value-type="float" office:value="0.609546" calcext:value-type="float">
            <text:p>0.609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2-01-01T00:00:00</text:p>
          </table:table-cell>
          <table:table-cell office:value-type="float" office:value="2353371.5" calcext:value-type="float">
            <text:p>2353371.5</text:p>
          </table:table-cell>
          <table:table-cell office:value-type="string" calcext:value-type="string">
            <text:p>1731-03-21T00:00:00</text:p>
          </table:table-cell>
          <table:table-cell office:value-type="float" office:value="2353371.5" calcext:value-type="float">
            <text:p>2353371.5</text:p>
          </table:table-cell>
          <table:table-cell office:value-type="float" office:value="-41272.367357" calcext:value-type="float">
            <text:p>-41272.367357</text:p>
          </table:table-cell>
          <table:table-cell office:value-type="float" office:value="0.367357" calcext:value-type="float">
            <text:p>0.367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1-01-01T00:00:00</text:p>
          </table:table-cell>
          <table:table-cell office:value-type="float" office:value="2353736.5" calcext:value-type="float">
            <text:p>2353736.5</text:p>
          </table:table-cell>
          <table:table-cell office:value-type="string" calcext:value-type="string">
            <text:p>1732-03-20T00:00:00</text:p>
          </table:table-cell>
          <table:table-cell office:value-type="float" office:value="2353736.5" calcext:value-type="float">
            <text:p>2353736.5</text:p>
          </table:table-cell>
          <table:table-cell office:value-type="float" office:value="-40907.125168" calcext:value-type="float">
            <text:p>-40907.125168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0-01-01T00:00:00</text:p>
          </table:table-cell>
          <table:table-cell office:value-type="float" office:value="2354102.5" calcext:value-type="float">
            <text:p>2354102.5</text:p>
          </table:table-cell>
          <table:table-cell office:value-type="string" calcext:value-type="string">
            <text:p>1733-03-20T00:00:00</text:p>
          </table:table-cell>
          <table:table-cell office:value-type="float" office:value="2354101.5" calcext:value-type="float">
            <text:p>2354101.5</text:p>
          </table:table-cell>
          <table:table-cell office:value-type="float" office:value="-40541.882979" calcext:value-type="float">
            <text:p>-40541.882979</text:p>
          </table:table-cell>
          <table:table-cell office:value-type="float" office:value="0.882979" calcext:value-type="float">
            <text:p>0.882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9-01-01T00:00:00</text:p>
          </table:table-cell>
          <table:table-cell office:value-type="float" office:value="2354467.5" calcext:value-type="float">
            <text:p>2354467.5</text:p>
          </table:table-cell>
          <table:table-cell office:value-type="string" calcext:value-type="string">
            <text:p>1734-03-21T00:00:00</text:p>
          </table:table-cell>
          <table:table-cell office:value-type="float" office:value="2354467.5" calcext:value-type="float">
            <text:p>2354467.5</text:p>
          </table:table-cell>
          <table:table-cell office:value-type="float" office:value="-40176.64079" calcext:value-type="float">
            <text:p>-40176.64079</text:p>
          </table:table-cell>
          <table:table-cell office:value-type="float" office:value="0.64079" calcext:value-type="float">
            <text:p>0.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8-01-01T00:00:00</text:p>
          </table:table-cell>
          <table:table-cell office:value-type="float" office:value="2354832.5" calcext:value-type="float">
            <text:p>2354832.5</text:p>
          </table:table-cell>
          <table:table-cell office:value-type="string" calcext:value-type="string">
            <text:p>1735-03-21T00:00:00</text:p>
          </table:table-cell>
          <table:table-cell office:value-type="float" office:value="2354832.5" calcext:value-type="float">
            <text:p>2354832.5</text:p>
          </table:table-cell>
          <table:table-cell office:value-type="float" office:value="-39811.398601" calcext:value-type="float">
            <text:p>-39811.398601</text:p>
          </table:table-cell>
          <table:table-cell office:value-type="float" office:value="0.398601" calcext:value-type="float">
            <text:p>0.398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7-01-01T00:00:00</text:p>
          </table:table-cell>
          <table:table-cell office:value-type="float" office:value="2355197.5" calcext:value-type="float">
            <text:p>2355197.5</text:p>
          </table:table-cell>
          <table:table-cell office:value-type="string" calcext:value-type="string">
            <text:p>1736-03-20T00:00:00</text:p>
          </table:table-cell>
          <table:table-cell office:value-type="float" office:value="2355197.5" calcext:value-type="float">
            <text:p>2355197.5</text:p>
          </table:table-cell>
          <table:table-cell office:value-type="float" office:value="-39446.156412" calcext:value-type="float">
            <text:p>-39446.156412</text:p>
          </table:table-cell>
          <table:table-cell office:value-type="float" office:value="0.156412" calcext:value-type="float">
            <text:p>0.156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6-01-01T00:00:00</text:p>
          </table:table-cell>
          <table:table-cell office:value-type="float" office:value="2355563.5" calcext:value-type="float">
            <text:p>2355563.5</text:p>
          </table:table-cell>
          <table:table-cell office:value-type="string" calcext:value-type="string">
            <text:p>1737-03-20T00:00:00</text:p>
          </table:table-cell>
          <table:table-cell office:value-type="float" office:value="2355562.5" calcext:value-type="float">
            <text:p>2355562.5</text:p>
          </table:table-cell>
          <table:table-cell office:value-type="float" office:value="-39080.914223" calcext:value-type="float">
            <text:p>-39080.914223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5-01-01T00:00:00</text:p>
          </table:table-cell>
          <table:table-cell office:value-type="float" office:value="2355928.5" calcext:value-type="float">
            <text:p>2355928.5</text:p>
          </table:table-cell>
          <table:table-cell office:value-type="string" calcext:value-type="string">
            <text:p>1738-03-21T00:00:00</text:p>
          </table:table-cell>
          <table:table-cell office:value-type="float" office:value="2355928.5" calcext:value-type="float">
            <text:p>2355928.5</text:p>
          </table:table-cell>
          <table:table-cell office:value-type="float" office:value="-38715.672034" calcext:value-type="float">
            <text:p>-38715.672034</text:p>
          </table:table-cell>
          <table:table-cell office:value-type="float" office:value="0.672034" calcext:value-type="float">
            <text:p>0.672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4-01-01T00:00:00</text:p>
          </table:table-cell>
          <table:table-cell office:value-type="float" office:value="2356293.5" calcext:value-type="float">
            <text:p>2356293.5</text:p>
          </table:table-cell>
          <table:table-cell office:value-type="string" calcext:value-type="string">
            <text:p>1739-03-21T00:00:00</text:p>
          </table:table-cell>
          <table:table-cell office:value-type="float" office:value="2356293.5" calcext:value-type="float">
            <text:p>2356293.5</text:p>
          </table:table-cell>
          <table:table-cell office:value-type="float" office:value="-38350.429845" calcext:value-type="float">
            <text:p>-38350.429845</text:p>
          </table:table-cell>
          <table:table-cell office:value-type="float" office:value="0.429845" calcext:value-type="float">
            <text:p>0.429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3-01-01T00:00:00</text:p>
          </table:table-cell>
          <table:table-cell office:value-type="float" office:value="2356658.5" calcext:value-type="float">
            <text:p>2356658.5</text:p>
          </table:table-cell>
          <table:table-cell office:value-type="string" calcext:value-type="string">
            <text:p>1740-03-20T00:00:00</text:p>
          </table:table-cell>
          <table:table-cell office:value-type="float" office:value="2356658.5" calcext:value-type="float">
            <text:p>2356658.5</text:p>
          </table:table-cell>
          <table:table-cell office:value-type="float" office:value="-37985.187656" calcext:value-type="float">
            <text:p>-37985.187656</text:p>
          </table:table-cell>
          <table:table-cell office:value-type="float" office:value="0.187656" calcext:value-type="float">
            <text:p>0.187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2-01-01T00:00:00</text:p>
          </table:table-cell>
          <table:table-cell office:value-type="float" office:value="2357024.5" calcext:value-type="float">
            <text:p>2357024.5</text:p>
          </table:table-cell>
          <table:table-cell office:value-type="string" calcext:value-type="string">
            <text:p>1741-03-20T00:00:00</text:p>
          </table:table-cell>
          <table:table-cell office:value-type="float" office:value="2357023.5" calcext:value-type="float">
            <text:p>2357023.5</text:p>
          </table:table-cell>
          <table:table-cell office:value-type="float" office:value="-37619.945467" calcext:value-type="float">
            <text:p>-37619.945467</text:p>
          </table:table-cell>
          <table:table-cell office:value-type="float" office:value="0.945467" calcext:value-type="float">
            <text:p>0.945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1-01-01T00:00:00</text:p>
          </table:table-cell>
          <table:table-cell office:value-type="float" office:value="2357389.5" calcext:value-type="float">
            <text:p>2357389.5</text:p>
          </table:table-cell>
          <table:table-cell office:value-type="string" calcext:value-type="string">
            <text:p>1742-03-21T00:00:00</text:p>
          </table:table-cell>
          <table:table-cell office:value-type="float" office:value="2357389.5" calcext:value-type="float">
            <text:p>2357389.5</text:p>
          </table:table-cell>
          <table:table-cell office:value-type="float" office:value="-37254.703278" calcext:value-type="float">
            <text:p>-37254.703278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0-01-01T00:00:00</text:p>
          </table:table-cell>
          <table:table-cell office:value-type="float" office:value="2357754.5" calcext:value-type="float">
            <text:p>2357754.5</text:p>
          </table:table-cell>
          <table:table-cell office:value-type="string" calcext:value-type="string">
            <text:p>1743-03-21T00:00:00</text:p>
          </table:table-cell>
          <table:table-cell office:value-type="float" office:value="2357754.5" calcext:value-type="float">
            <text:p>2357754.5</text:p>
          </table:table-cell>
          <table:table-cell office:value-type="float" office:value="-36889.461089" calcext:value-type="float">
            <text:p>-36889.461089</text:p>
          </table:table-cell>
          <table:table-cell office:value-type="float" office:value="0.461089" calcext:value-type="float">
            <text:p>0.461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9-01-01T00:00:00</text:p>
          </table:table-cell>
          <table:table-cell office:value-type="float" office:value="2358119.5" calcext:value-type="float">
            <text:p>2358119.5</text:p>
          </table:table-cell>
          <table:table-cell office:value-type="string" calcext:value-type="string">
            <text:p>1744-03-20T00:00:00</text:p>
          </table:table-cell>
          <table:table-cell office:value-type="float" office:value="2358119.5" calcext:value-type="float">
            <text:p>2358119.5</text:p>
          </table:table-cell>
          <table:table-cell office:value-type="float" office:value="-36524.2189" calcext:value-type="float">
            <text:p>-36524.218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8-01-01T00:00:00</text:p>
          </table:table-cell>
          <table:table-cell office:value-type="float" office:value="2358485.5" calcext:value-type="float">
            <text:p>2358485.5</text:p>
          </table:table-cell>
          <table:table-cell office:value-type="string" calcext:value-type="string">
            <text:p>1745-03-20T00:00:00</text:p>
          </table:table-cell>
          <table:table-cell office:value-type="float" office:value="2358484.5" calcext:value-type="float">
            <text:p>2358484.5</text:p>
          </table:table-cell>
          <table:table-cell office:value-type="float" office:value="-36158.976711" calcext:value-type="float">
            <text:p>-36158.976711</text:p>
          </table:table-cell>
          <table:table-cell office:value-type="float" office:value="0.976711" calcext:value-type="float">
            <text:p>0.976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7-01-01T00:00:00</text:p>
          </table:table-cell>
          <table:table-cell office:value-type="float" office:value="2358850.5" calcext:value-type="float">
            <text:p>2358850.5</text:p>
          </table:table-cell>
          <table:table-cell office:value-type="string" calcext:value-type="string">
            <text:p>1746-03-21T00:00:00</text:p>
          </table:table-cell>
          <table:table-cell office:value-type="float" office:value="2358850.5" calcext:value-type="float">
            <text:p>2358850.5</text:p>
          </table:table-cell>
          <table:table-cell office:value-type="float" office:value="-35793.734522" calcext:value-type="float">
            <text:p>-35793.734522</text:p>
          </table:table-cell>
          <table:table-cell office:value-type="float" office:value="0.734522" calcext:value-type="float">
            <text:p>0.734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6-01-01T00:00:00</text:p>
          </table:table-cell>
          <table:table-cell office:value-type="float" office:value="2359215.5" calcext:value-type="float">
            <text:p>2359215.5</text:p>
          </table:table-cell>
          <table:table-cell office:value-type="string" calcext:value-type="string">
            <text:p>1747-03-21T00:00:00</text:p>
          </table:table-cell>
          <table:table-cell office:value-type="float" office:value="2359215.5" calcext:value-type="float">
            <text:p>2359215.5</text:p>
          </table:table-cell>
          <table:table-cell office:value-type="float" office:value="-35428.492333" calcext:value-type="float">
            <text:p>-35428.492333</text:p>
          </table:table-cell>
          <table:table-cell office:value-type="float" office:value="0.492333" calcext:value-type="float">
            <text:p>0.492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5-01-01T00:00:00</text:p>
          </table:table-cell>
          <table:table-cell office:value-type="float" office:value="2359580.5" calcext:value-type="float">
            <text:p>2359580.5</text:p>
          </table:table-cell>
          <table:table-cell office:value-type="string" calcext:value-type="string">
            <text:p>1748-03-20T00:00:00</text:p>
          </table:table-cell>
          <table:table-cell office:value-type="float" office:value="2359580.5" calcext:value-type="float">
            <text:p>2359580.5</text:p>
          </table:table-cell>
          <table:table-cell office:value-type="float" office:value="-35063.250144" calcext:value-type="float">
            <text:p>-35063.250144</text:p>
          </table:table-cell>
          <table:table-cell office:value-type="float" office:value="0.250144" calcext:value-type="float">
            <text:p>0.2501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4-01-01T00:00:00</text:p>
          </table:table-cell>
          <table:table-cell office:value-type="float" office:value="2359945.5" calcext:value-type="float">
            <text:p>2359945.5</text:p>
          </table:table-cell>
          <table:table-cell office:value-type="string" calcext:value-type="string">
            <text:p>1749-03-20T00:00:00</text:p>
          </table:table-cell>
          <table:table-cell office:value-type="float" office:value="2359945.5" calcext:value-type="float">
            <text:p>2359945.5</text:p>
          </table:table-cell>
          <table:table-cell office:value-type="float" office:value="-34698.007955" calcext:value-type="float">
            <text:p>-34698.007955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3-01-01T00:00:00</text:p>
          </table:table-cell>
          <table:table-cell office:value-type="float" office:value="2360311.5" calcext:value-type="float">
            <text:p>2360311.5</text:p>
          </table:table-cell>
          <table:table-cell office:value-type="string" calcext:value-type="string">
            <text:p>1750-03-21T00:00:00</text:p>
          </table:table-cell>
          <table:table-cell office:value-type="float" office:value="2360311.5" calcext:value-type="float">
            <text:p>2360311.5</text:p>
          </table:table-cell>
          <table:table-cell office:value-type="float" office:value="-34332.765766" calcext:value-type="float">
            <text:p>-34332.765766</text:p>
          </table:table-cell>
          <table:table-cell office:value-type="float" office:value="0.765766" calcext:value-type="float">
            <text:p>0.765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2-01-01T00:00:00</text:p>
          </table:table-cell>
          <table:table-cell office:value-type="float" office:value="2360676.5" calcext:value-type="float">
            <text:p>2360676.5</text:p>
          </table:table-cell>
          <table:table-cell office:value-type="string" calcext:value-type="string">
            <text:p>1751-03-21T00:00:00</text:p>
          </table:table-cell>
          <table:table-cell office:value-type="float" office:value="2360676.5" calcext:value-type="float">
            <text:p>2360676.5</text:p>
          </table:table-cell>
          <table:table-cell office:value-type="float" office:value="-33967.523577" calcext:value-type="float">
            <text:p>-33967.523577</text:p>
          </table:table-cell>
          <table:table-cell office:value-type="float" office:value="0.523577" calcext:value-type="float">
            <text:p>0.523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1-01-01T00:00:00</text:p>
          </table:table-cell>
          <table:table-cell office:value-type="float" office:value="2361041.5" calcext:value-type="float">
            <text:p>2361041.5</text:p>
          </table:table-cell>
          <table:table-cell office:value-type="string" calcext:value-type="string">
            <text:p>1752-03-20T00:00:00</text:p>
          </table:table-cell>
          <table:table-cell office:value-type="float" office:value="2361041.5" calcext:value-type="float">
            <text:p>2361041.5</text:p>
          </table:table-cell>
          <table:table-cell office:value-type="float" office:value="-33602.281388" calcext:value-type="float">
            <text:p>-33602.281388</text:p>
          </table:table-cell>
          <table:table-cell office:value-type="float" office:value="0.281388" calcext:value-type="float">
            <text:p>0.2813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0-01-01T00:00:00</text:p>
          </table:table-cell>
          <table:table-cell office:value-type="float" office:value="2361406.5" calcext:value-type="float">
            <text:p>2361406.5</text:p>
          </table:table-cell>
          <table:table-cell office:value-type="string" calcext:value-type="string">
            <text:p>1753-03-20T00:00:00</text:p>
          </table:table-cell>
          <table:table-cell office:value-type="float" office:value="2361406.5" calcext:value-type="float">
            <text:p>2361406.5</text:p>
          </table:table-cell>
          <table:table-cell office:value-type="float" office:value="-33237.039199" calcext:value-type="float">
            <text:p>-33237.039199</text:p>
          </table:table-cell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9-01-01T00:00:00</text:p>
          </table:table-cell>
          <table:table-cell office:value-type="float" office:value="2361772.5" calcext:value-type="float">
            <text:p>2361772.5</text:p>
          </table:table-cell>
          <table:table-cell office:value-type="string" calcext:value-type="string">
            <text:p>1754-03-21T00:00:00</text:p>
          </table:table-cell>
          <table:table-cell office:value-type="float" office:value="2361772.5" calcext:value-type="float">
            <text:p>2361772.5</text:p>
          </table:table-cell>
          <table:table-cell office:value-type="float" office:value="-32871.79701" calcext:value-type="float">
            <text:p>-32871.79701</text:p>
          </table:table-cell>
          <table:table-cell office:value-type="float" office:value="0.79701" calcext:value-type="float">
            <text:p>0.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8-01-01T00:00:00</text:p>
          </table:table-cell>
          <table:table-cell office:value-type="float" office:value="2362137.5" calcext:value-type="float">
            <text:p>2362137.5</text:p>
          </table:table-cell>
          <table:table-cell office:value-type="string" calcext:value-type="string">
            <text:p>1755-03-21T00:00:00</text:p>
          </table:table-cell>
          <table:table-cell office:value-type="float" office:value="2362137.5" calcext:value-type="float">
            <text:p>2362137.5</text:p>
          </table:table-cell>
          <table:table-cell office:value-type="float" office:value="-32506.554821" calcext:value-type="float">
            <text:p>-32506.55482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7-01-01T00:00:00</text:p>
          </table:table-cell>
          <table:table-cell office:value-type="float" office:value="2362502.5" calcext:value-type="float">
            <text:p>2362502.5</text:p>
          </table:table-cell>
          <table:table-cell office:value-type="string" calcext:value-type="string">
            <text:p>1756-03-20T00:00:00</text:p>
          </table:table-cell>
          <table:table-cell office:value-type="float" office:value="2362502.5" calcext:value-type="float">
            <text:p>2362502.5</text:p>
          </table:table-cell>
          <table:table-cell office:value-type="float" office:value="-32141.312632" calcext:value-type="float">
            <text:p>-32141.312632</text:p>
          </table:table-cell>
          <table:table-cell office:value-type="float" office:value="0.312632" calcext:value-type="float">
            <text:p>0.3126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6-01-01T00:00:00</text:p>
          </table:table-cell>
          <table:table-cell office:value-type="float" office:value="2362867.5" calcext:value-type="float">
            <text:p>2362867.5</text:p>
          </table:table-cell>
          <table:table-cell office:value-type="string" calcext:value-type="string">
            <text:p>1757-03-20T00:00:00</text:p>
          </table:table-cell>
          <table:table-cell office:value-type="float" office:value="2362867.5" calcext:value-type="float">
            <text:p>2362867.5</text:p>
          </table:table-cell>
          <table:table-cell office:value-type="float" office:value="-31776.070443" calcext:value-type="float">
            <text:p>-31776.070443</text:p>
          </table:table-cell>
          <table:table-cell office:value-type="float" office:value="0.070443" calcext:value-type="float">
            <text:p>0.070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5-01-01T00:00:00</text:p>
          </table:table-cell>
          <table:table-cell office:value-type="float" office:value="2363233.5" calcext:value-type="float">
            <text:p>2363233.5</text:p>
          </table:table-cell>
          <table:table-cell office:value-type="string" calcext:value-type="string">
            <text:p>1758-03-21T00:00:00</text:p>
          </table:table-cell>
          <table:table-cell office:value-type="float" office:value="2363233.5" calcext:value-type="float">
            <text:p>2363233.5</text:p>
          </table:table-cell>
          <table:table-cell office:value-type="float" office:value="-31410.828254" calcext:value-type="float">
            <text:p>-31410.828254</text:p>
          </table:table-cell>
          <table:table-cell office:value-type="float" office:value="0.828254" calcext:value-type="float">
            <text:p>0.828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4-01-01T00:00:00</text:p>
          </table:table-cell>
          <table:table-cell office:value-type="float" office:value="2363598.5" calcext:value-type="float">
            <text:p>2363598.5</text:p>
          </table:table-cell>
          <table:table-cell office:value-type="string" calcext:value-type="string">
            <text:p>1759-03-21T00:00:00</text:p>
          </table:table-cell>
          <table:table-cell office:value-type="float" office:value="2363598.5" calcext:value-type="float">
            <text:p>2363598.5</text:p>
          </table:table-cell>
          <table:table-cell office:value-type="float" office:value="-31045.586065" calcext:value-type="float">
            <text:p>-31045.586065</text:p>
          </table:table-cell>
          <table:table-cell office:value-type="float" office:value="0.586065" calcext:value-type="float">
            <text:p>0.586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3-01-01T00:00:00</text:p>
          </table:table-cell>
          <table:table-cell office:value-type="float" office:value="2363963.5" calcext:value-type="float">
            <text:p>2363963.5</text:p>
          </table:table-cell>
          <table:table-cell office:value-type="string" calcext:value-type="string">
            <text:p>1760-03-20T00:00:00</text:p>
          </table:table-cell>
          <table:table-cell office:value-type="float" office:value="2363963.5" calcext:value-type="float">
            <text:p>2363963.5</text:p>
          </table:table-cell>
          <table:table-cell office:value-type="float" office:value="-30680.343876" calcext:value-type="float">
            <text:p>-30680.343876</text:p>
          </table:table-cell>
          <table:table-cell office:value-type="float" office:value="0.343876" calcext:value-type="float">
            <text:p>0.343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2-01-01T00:00:00</text:p>
          </table:table-cell>
          <table:table-cell office:value-type="float" office:value="2364328.5" calcext:value-type="float">
            <text:p>2364328.5</text:p>
          </table:table-cell>
          <table:table-cell office:value-type="string" calcext:value-type="string">
            <text:p>1761-03-20T00:00:00</text:p>
          </table:table-cell>
          <table:table-cell office:value-type="float" office:value="2364328.5" calcext:value-type="float">
            <text:p>2364328.5</text:p>
          </table:table-cell>
          <table:table-cell office:value-type="float" office:value="-30315.101687" calcext:value-type="float">
            <text:p>-30315.101687</text:p>
          </table:table-cell>
          <table:table-cell office:value-type="float" office:value="0.101687" calcext:value-type="float">
            <text:p>0.101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1-01-01T00:00:00</text:p>
          </table:table-cell>
          <table:table-cell office:value-type="float" office:value="2364694.5" calcext:value-type="float">
            <text:p>2364694.5</text:p>
          </table:table-cell>
          <table:table-cell office:value-type="string" calcext:value-type="string">
            <text:p>1762-03-20T00:00:00</text:p>
          </table:table-cell>
          <table:table-cell office:value-type="float" office:value="2364693.5" calcext:value-type="float">
            <text:p>2364693.5</text:p>
          </table:table-cell>
          <table:table-cell office:value-type="float" office:value="-29949.859498" calcext:value-type="float">
            <text:p>-29949.859498</text:p>
          </table:table-cell>
          <table:table-cell office:value-type="float" office:value="0.859498" calcext:value-type="float">
            <text:p>0.859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0-01-01T00:00:00</text:p>
          </table:table-cell>
          <table:table-cell office:value-type="float" office:value="2365059.5" calcext:value-type="float">
            <text:p>2365059.5</text:p>
          </table:table-cell>
          <table:table-cell office:value-type="string" calcext:value-type="string">
            <text:p>1763-03-21T00:00:00</text:p>
          </table:table-cell>
          <table:table-cell office:value-type="float" office:value="2365059.5" calcext:value-type="float">
            <text:p>2365059.5</text:p>
          </table:table-cell>
          <table:table-cell office:value-type="float" office:value="-29584.617309" calcext:value-type="float">
            <text:p>-29584.617309</text:p>
          </table:table-cell>
          <table:table-cell office:value-type="float" office:value="0.617309" calcext:value-type="float">
            <text:p>0.617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9-01-01T00:00:00</text:p>
          </table:table-cell>
          <table:table-cell office:value-type="float" office:value="2365424.5" calcext:value-type="float">
            <text:p>2365424.5</text:p>
          </table:table-cell>
          <table:table-cell office:value-type="string" calcext:value-type="string">
            <text:p>1764-03-20T00:00:00</text:p>
          </table:table-cell>
          <table:table-cell office:value-type="float" office:value="2365424.5" calcext:value-type="float">
            <text:p>2365424.5</text:p>
          </table:table-cell>
          <table:table-cell office:value-type="float" office:value="-29219.37512" calcext:value-type="float">
            <text:p>-29219.37512</text:p>
          </table:table-cell>
          <table:table-cell office:value-type="float" office:value="0.37512" calcext:value-type="float">
            <text:p>0.37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8-01-01T00:00:00</text:p>
          </table:table-cell>
          <table:table-cell office:value-type="float" office:value="2365789.5" calcext:value-type="float">
            <text:p>2365789.5</text:p>
          </table:table-cell>
          <table:table-cell office:value-type="string" calcext:value-type="string">
            <text:p>1765-03-20T00:00:00</text:p>
          </table:table-cell>
          <table:table-cell office:value-type="float" office:value="2365789.5" calcext:value-type="float">
            <text:p>2365789.5</text:p>
          </table:table-cell>
          <table:table-cell office:value-type="float" office:value="-28854.132931" calcext:value-type="float">
            <text:p>-28854.132931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7-01-01T00:00:00</text:p>
          </table:table-cell>
          <table:table-cell office:value-type="float" office:value="2366155.5" calcext:value-type="float">
            <text:p>2366155.5</text:p>
          </table:table-cell>
          <table:table-cell office:value-type="string" calcext:value-type="string">
            <text:p>1766-03-20T00:00:00</text:p>
          </table:table-cell>
          <table:table-cell office:value-type="float" office:value="2366154.5" calcext:value-type="float">
            <text:p>2366154.5</text:p>
          </table:table-cell>
          <table:table-cell office:value-type="float" office:value="-28488.890742" calcext:value-type="float">
            <text:p>-28488.890742</text:p>
          </table:table-cell>
          <table:table-cell office:value-type="float" office:value="0.890742" calcext:value-type="float">
            <text:p>0.890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6-01-01T00:00:00</text:p>
          </table:table-cell>
          <table:table-cell office:value-type="float" office:value="2366520.5" calcext:value-type="float">
            <text:p>2366520.5</text:p>
          </table:table-cell>
          <table:table-cell office:value-type="string" calcext:value-type="string">
            <text:p>1767-03-21T00:00:00</text:p>
          </table:table-cell>
          <table:table-cell office:value-type="float" office:value="2366520.5" calcext:value-type="float">
            <text:p>2366520.5</text:p>
          </table:table-cell>
          <table:table-cell office:value-type="float" office:value="-28123.648553" calcext:value-type="float">
            <text:p>-28123.648553</text:p>
          </table:table-cell>
          <table:table-cell office:value-type="float" office:value="0.648553" calcext:value-type="float">
            <text:p>0.648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5-01-01T00:00:00</text:p>
          </table:table-cell>
          <table:table-cell office:value-type="float" office:value="2366885.5" calcext:value-type="float">
            <text:p>2366885.5</text:p>
          </table:table-cell>
          <table:table-cell office:value-type="string" calcext:value-type="string">
            <text:p>1768-03-20T00:00:00</text:p>
          </table:table-cell>
          <table:table-cell office:value-type="float" office:value="2366885.5" calcext:value-type="float">
            <text:p>2366885.5</text:p>
          </table:table-cell>
          <table:table-cell office:value-type="float" office:value="-27758.406364" calcext:value-type="float">
            <text:p>-27758.406364</text:p>
          </table:table-cell>
          <table:table-cell office:value-type="float" office:value="0.406364" calcext:value-type="float">
            <text:p>0.406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4-01-01T00:00:00</text:p>
          </table:table-cell>
          <table:table-cell office:value-type="float" office:value="2367250.5" calcext:value-type="float">
            <text:p>2367250.5</text:p>
          </table:table-cell>
          <table:table-cell office:value-type="string" calcext:value-type="string">
            <text:p>1769-03-20T00:00:00</text:p>
          </table:table-cell>
          <table:table-cell office:value-type="float" office:value="2367250.5" calcext:value-type="float">
            <text:p>2367250.5</text:p>
          </table:table-cell>
          <table:table-cell office:value-type="float" office:value="-27393.164175" calcext:value-type="float">
            <text:p>-27393.164175</text:p>
          </table:table-cell>
          <table:table-cell office:value-type="float" office:value="0.164175" calcext:value-type="float">
            <text:p>0.164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3-01-01T00:00:00</text:p>
          </table:table-cell>
          <table:table-cell office:value-type="float" office:value="2367616.5" calcext:value-type="float">
            <text:p>2367616.5</text:p>
          </table:table-cell>
          <table:table-cell office:value-type="string" calcext:value-type="string">
            <text:p>1770-03-20T00:00:00</text:p>
          </table:table-cell>
          <table:table-cell office:value-type="float" office:value="2367615.5" calcext:value-type="float">
            <text:p>2367615.5</text:p>
          </table:table-cell>
          <table:table-cell office:value-type="float" office:value="-27027.921986" calcext:value-type="float">
            <text:p>-27027.921986</text:p>
          </table:table-cell>
          <table:table-cell office:value-type="float" office:value="0.921986" calcext:value-type="float">
            <text:p>0.9219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2-01-01T00:00:00</text:p>
          </table:table-cell>
          <table:table-cell office:value-type="float" office:value="2367981.5" calcext:value-type="float">
            <text:p>2367981.5</text:p>
          </table:table-cell>
          <table:table-cell office:value-type="string" calcext:value-type="string">
            <text:p>1771-03-21T00:00:00</text:p>
          </table:table-cell>
          <table:table-cell office:value-type="float" office:value="2367981.5" calcext:value-type="float">
            <text:p>2367981.5</text:p>
          </table:table-cell>
          <table:table-cell office:value-type="float" office:value="-26662.679797" calcext:value-type="float">
            <text:p>-26662.679797</text:p>
          </table:table-cell>
          <table:table-cell office:value-type="float" office:value="0.679797" calcext:value-type="float">
            <text:p>0.679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1-01-01T00:00:00</text:p>
          </table:table-cell>
          <table:table-cell office:value-type="float" office:value="2368346.5" calcext:value-type="float">
            <text:p>2368346.5</text:p>
          </table:table-cell>
          <table:table-cell office:value-type="string" calcext:value-type="string">
            <text:p>1772-03-20T00:00:00</text:p>
          </table:table-cell>
          <table:table-cell office:value-type="float" office:value="2368346.5" calcext:value-type="float">
            <text:p>2368346.5</text:p>
          </table:table-cell>
          <table:table-cell office:value-type="float" office:value="-26297.437608" calcext:value-type="float">
            <text:p>-26297.437608</text:p>
          </table:table-cell>
          <table:table-cell office:value-type="float" office:value="0.437608" calcext:value-type="float">
            <text:p>0.437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0-01-01T00:00:00</text:p>
          </table:table-cell>
          <table:table-cell office:value-type="float" office:value="2368711.5" calcext:value-type="float">
            <text:p>2368711.5</text:p>
          </table:table-cell>
          <table:table-cell office:value-type="string" calcext:value-type="string">
            <text:p>1773-03-20T00:00:00</text:p>
          </table:table-cell>
          <table:table-cell office:value-type="float" office:value="2368711.5" calcext:value-type="float">
            <text:p>2368711.5</text:p>
          </table:table-cell>
          <table:table-cell office:value-type="float" office:value="-25932.195419" calcext:value-type="float">
            <text:p>-25932.195419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9-01-01T00:00:00</text:p>
          </table:table-cell>
          <table:table-cell office:value-type="float" office:value="2369077.5" calcext:value-type="float">
            <text:p>2369077.5</text:p>
          </table:table-cell>
          <table:table-cell office:value-type="string" calcext:value-type="string">
            <text:p>1774-03-20T00:00:00</text:p>
          </table:table-cell>
          <table:table-cell office:value-type="float" office:value="2369076.5" calcext:value-type="float">
            <text:p>2369076.5</text:p>
          </table:table-cell>
          <table:table-cell office:value-type="float" office:value="-25566.95323" calcext:value-type="float">
            <text:p>-25566.95323</text:p>
          </table:table-cell>
          <table:table-cell office:value-type="float" office:value="0.95323" calcext:value-type="float">
            <text:p>0.95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8-01-01T00:00:00</text:p>
          </table:table-cell>
          <table:table-cell office:value-type="float" office:value="2369442.5" calcext:value-type="float">
            <text:p>2369442.5</text:p>
          </table:table-cell>
          <table:table-cell office:value-type="string" calcext:value-type="string">
            <text:p>1775-03-21T00:00:00</text:p>
          </table:table-cell>
          <table:table-cell office:value-type="float" office:value="2369442.5" calcext:value-type="float">
            <text:p>2369442.5</text:p>
          </table:table-cell>
          <table:table-cell office:value-type="float" office:value="-25201.711041" calcext:value-type="float">
            <text:p>-25201.711041</text:p>
          </table:table-cell>
          <table:table-cell office:value-type="float" office:value="0.711041" calcext:value-type="float">
            <text:p>0.711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7-01-01T00:00:00</text:p>
          </table:table-cell>
          <table:table-cell office:value-type="float" office:value="2369807.5" calcext:value-type="float">
            <text:p>2369807.5</text:p>
          </table:table-cell>
          <table:table-cell office:value-type="string" calcext:value-type="string">
            <text:p>1776-03-20T00:00:00</text:p>
          </table:table-cell>
          <table:table-cell office:value-type="float" office:value="2369807.5" calcext:value-type="float">
            <text:p>2369807.5</text:p>
          </table:table-cell>
          <table:table-cell office:value-type="float" office:value="-24836.468852" calcext:value-type="float">
            <text:p>-24836.468852</text:p>
          </table:table-cell>
          <table:table-cell office:value-type="float" office:value="0.468852" calcext:value-type="float">
            <text:p>0.468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6-01-01T00:00:00</text:p>
          </table:table-cell>
          <table:table-cell office:value-type="float" office:value="2370172.5" calcext:value-type="float">
            <text:p>2370172.5</text:p>
          </table:table-cell>
          <table:table-cell office:value-type="string" calcext:value-type="string">
            <text:p>1777-03-20T00:00:00</text:p>
          </table:table-cell>
          <table:table-cell office:value-type="float" office:value="2370172.5" calcext:value-type="float">
            <text:p>2370172.5</text:p>
          </table:table-cell>
          <table:table-cell office:value-type="float" office:value="-24471.226663" calcext:value-type="float">
            <text:p>-24471.22666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5-01-01T00:00:00</text:p>
          </table:table-cell>
          <table:table-cell office:value-type="float" office:value="2370538.5" calcext:value-type="float">
            <text:p>2370538.5</text:p>
          </table:table-cell>
          <table:table-cell office:value-type="string" calcext:value-type="string">
            <text:p>1778-03-20T00:00:00</text:p>
          </table:table-cell>
          <table:table-cell office:value-type="float" office:value="2370537.5" calcext:value-type="float">
            <text:p>2370537.5</text:p>
          </table:table-cell>
          <table:table-cell office:value-type="float" office:value="-24105.984474" calcext:value-type="float">
            <text:p>-24105.98447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4-01-01T00:00:00</text:p>
          </table:table-cell>
          <table:table-cell office:value-type="float" office:value="2370903.5" calcext:value-type="float">
            <text:p>2370903.5</text:p>
          </table:table-cell>
          <table:table-cell office:value-type="string" calcext:value-type="string">
            <text:p>1779-03-21T00:00:00</text:p>
          </table:table-cell>
          <table:table-cell office:value-type="float" office:value="2370903.5" calcext:value-type="float">
            <text:p>2370903.5</text:p>
          </table:table-cell>
          <table:table-cell office:value-type="float" office:value="-23740.742285" calcext:value-type="float">
            <text:p>-23740.742285</text:p>
          </table:table-cell>
          <table:table-cell office:value-type="float" office:value="0.742285" calcext:value-type="float">
            <text:p>0.742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3-01-01T00:00:00</text:p>
          </table:table-cell>
          <table:table-cell office:value-type="float" office:value="2371268.5" calcext:value-type="float">
            <text:p>2371268.5</text:p>
          </table:table-cell>
          <table:table-cell office:value-type="string" calcext:value-type="string">
            <text:p>1780-03-20T00:00:00</text:p>
          </table:table-cell>
          <table:table-cell office:value-type="float" office:value="2371268.5" calcext:value-type="float">
            <text:p>2371268.5</text:p>
          </table:table-cell>
          <table:table-cell office:value-type="float" office:value="-23375.500096" calcext:value-type="float">
            <text:p>-23375.500096</text:p>
          </table:table-cell>
          <table:table-cell office:value-type="float" office:value="0.500096" calcext:value-type="float">
            <text:p>0.500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2-01-01T00:00:00</text:p>
          </table:table-cell>
          <table:table-cell office:value-type="float" office:value="2371633.5" calcext:value-type="float">
            <text:p>2371633.5</text:p>
          </table:table-cell>
          <table:table-cell office:value-type="string" calcext:value-type="string">
            <text:p>1781-03-20T00:00:00</text:p>
          </table:table-cell>
          <table:table-cell office:value-type="float" office:value="2371633.5" calcext:value-type="float">
            <text:p>2371633.5</text:p>
          </table:table-cell>
          <table:table-cell office:value-type="float" office:value="-23010.257907" calcext:value-type="float">
            <text:p>-23010.257907</text:p>
          </table:table-cell>
          <table:table-cell office:value-type="float" office:value="0.257907" calcext:value-type="float">
            <text:p>0.2579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1-01-01T00:00:00</text:p>
          </table:table-cell>
          <table:table-cell office:value-type="float" office:value="2371998.5" calcext:value-type="float">
            <text:p>2371998.5</text:p>
          </table:table-cell>
          <table:table-cell office:value-type="string" calcext:value-type="string">
            <text:p>1782-03-20T00:00:00</text:p>
          </table:table-cell>
          <table:table-cell office:value-type="float" office:value="2371998.5" calcext:value-type="float">
            <text:p>2371998.5</text:p>
          </table:table-cell>
          <table:table-cell office:value-type="float" office:value="-22645.015718" calcext:value-type="float">
            <text:p>-22645.015718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0-01-01T00:00:00</text:p>
          </table:table-cell>
          <table:table-cell office:value-type="float" office:value="2372364.5" calcext:value-type="float">
            <text:p>2372364.5</text:p>
          </table:table-cell>
          <table:table-cell office:value-type="string" calcext:value-type="string">
            <text:p>1783-03-21T00:00:00</text:p>
          </table:table-cell>
          <table:table-cell office:value-type="float" office:value="2372364.5" calcext:value-type="float">
            <text:p>2372364.5</text:p>
          </table:table-cell>
          <table:table-cell office:value-type="float" office:value="-22279.773529" calcext:value-type="float">
            <text:p>-22279.77352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9-01-01T00:00:00</text:p>
          </table:table-cell>
          <table:table-cell office:value-type="float" office:value="2372729.5" calcext:value-type="float">
            <text:p>2372729.5</text:p>
          </table:table-cell>
          <table:table-cell office:value-type="string" calcext:value-type="string">
            <text:p>1784-03-20T00:00:00</text:p>
          </table:table-cell>
          <table:table-cell office:value-type="float" office:value="2372729.5" calcext:value-type="float">
            <text:p>2372729.5</text:p>
          </table:table-cell>
          <table:table-cell office:value-type="float" office:value="-21914.53134" calcext:value-type="float">
            <text:p>-21914.53134</text:p>
          </table:table-cell>
          <table:table-cell office:value-type="float" office:value="0.53134" calcext:value-type="float">
            <text:p>0.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8-01-01T00:00:00</text:p>
          </table:table-cell>
          <table:table-cell office:value-type="float" office:value="2373094.5" calcext:value-type="float">
            <text:p>2373094.5</text:p>
          </table:table-cell>
          <table:table-cell office:value-type="string" calcext:value-type="string">
            <text:p>1785-03-20T00:00:00</text:p>
          </table:table-cell>
          <table:table-cell office:value-type="float" office:value="2373094.5" calcext:value-type="float">
            <text:p>2373094.5</text:p>
          </table:table-cell>
          <table:table-cell office:value-type="float" office:value="-21549.289151" calcext:value-type="float">
            <text:p>-21549.289151</text:p>
          </table:table-cell>
          <table:table-cell office:value-type="float" office:value="0.289151" calcext:value-type="float">
            <text:p>0.289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7-01-01T00:00:00</text:p>
          </table:table-cell>
          <table:table-cell office:value-type="float" office:value="2373459.5" calcext:value-type="float">
            <text:p>2373459.5</text:p>
          </table:table-cell>
          <table:table-cell office:value-type="string" calcext:value-type="string">
            <text:p>1786-03-20T00:00:00</text:p>
          </table:table-cell>
          <table:table-cell office:value-type="float" office:value="2373459.5" calcext:value-type="float">
            <text:p>2373459.5</text:p>
          </table:table-cell>
          <table:table-cell office:value-type="float" office:value="-21184.046962" calcext:value-type="float">
            <text:p>-21184.046962</text:p>
          </table:table-cell>
          <table:table-cell office:value-type="float" office:value="0.046962" calcext:value-type="float">
            <text:p>0.046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6-01-01T00:00:00</text:p>
          </table:table-cell>
          <table:table-cell office:value-type="float" office:value="2373825.5" calcext:value-type="float">
            <text:p>2373825.5</text:p>
          </table:table-cell>
          <table:table-cell office:value-type="string" calcext:value-type="string">
            <text:p>1787-03-21T00:00:00</text:p>
          </table:table-cell>
          <table:table-cell office:value-type="float" office:value="2373825.5" calcext:value-type="float">
            <text:p>2373825.5</text:p>
          </table:table-cell>
          <table:table-cell office:value-type="float" office:value="-20818.804773" calcext:value-type="float">
            <text:p>-20818.804773</text:p>
          </table:table-cell>
          <table:table-cell office:value-type="float" office:value="0.804773" calcext:value-type="float">
            <text:p>0.804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5-01-01T00:00:00</text:p>
          </table:table-cell>
          <table:table-cell office:value-type="float" office:value="2374190.5" calcext:value-type="float">
            <text:p>2374190.5</text:p>
          </table:table-cell>
          <table:table-cell office:value-type="string" calcext:value-type="string">
            <text:p>1788-03-20T00:00:00</text:p>
          </table:table-cell>
          <table:table-cell office:value-type="float" office:value="2374190.5" calcext:value-type="float">
            <text:p>2374190.5</text:p>
          </table:table-cell>
          <table:table-cell office:value-type="float" office:value="-20453.562584" calcext:value-type="float">
            <text:p>-20453.562584</text:p>
          </table:table-cell>
          <table:table-cell office:value-type="float" office:value="0.562584" calcext:value-type="float">
            <text:p>0.562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4-01-01T00:00:00</text:p>
          </table:table-cell>
          <table:table-cell office:value-type="float" office:value="2374555.5" calcext:value-type="float">
            <text:p>2374555.5</text:p>
          </table:table-cell>
          <table:table-cell office:value-type="string" calcext:value-type="string">
            <text:p>1789-03-20T00:00:00</text:p>
          </table:table-cell>
          <table:table-cell office:value-type="float" office:value="2374555.5" calcext:value-type="float">
            <text:p>2374555.5</text:p>
          </table:table-cell>
          <table:table-cell office:value-type="float" office:value="-20088.320395" calcext:value-type="float">
            <text:p>-20088.320395</text:p>
          </table:table-cell>
          <table:table-cell office:value-type="float" office:value="0.320395" calcext:value-type="float">
            <text:p>0.320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3-01-01T00:00:00</text:p>
          </table:table-cell>
          <table:table-cell office:value-type="float" office:value="2374920.5" calcext:value-type="float">
            <text:p>2374920.5</text:p>
          </table:table-cell>
          <table:table-cell office:value-type="string" calcext:value-type="string">
            <text:p>1790-03-20T00:00:00</text:p>
          </table:table-cell>
          <table:table-cell office:value-type="float" office:value="2374920.5" calcext:value-type="float">
            <text:p>2374920.5</text:p>
          </table:table-cell>
          <table:table-cell office:value-type="float" office:value="-19723.078206" calcext:value-type="float">
            <text:p>-19723.078206</text:p>
          </table:table-cell>
          <table:table-cell office:value-type="float" office:value="0.078206" calcext:value-type="float">
            <text:p>0.078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2-01-01T00:00:00</text:p>
          </table:table-cell>
          <table:table-cell office:value-type="float" office:value="2375286.5" calcext:value-type="float">
            <text:p>2375286.5</text:p>
          </table:table-cell>
          <table:table-cell office:value-type="string" calcext:value-type="string">
            <text:p>1791-03-21T00:00:00</text:p>
          </table:table-cell>
          <table:table-cell office:value-type="float" office:value="2375286.5" calcext:value-type="float">
            <text:p>2375286.5</text:p>
          </table:table-cell>
          <table:table-cell office:value-type="float" office:value="-19357.836017" calcext:value-type="float">
            <text:p>-19357.836017</text:p>
          </table:table-cell>
          <table:table-cell office:value-type="float" office:value="0.836017" calcext:value-type="float">
            <text:p>0.836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1-01-01T00:00:00</text:p>
          </table:table-cell>
          <table:table-cell office:value-type="float" office:value="2375651.5" calcext:value-type="float">
            <text:p>2375651.5</text:p>
          </table:table-cell>
          <table:table-cell office:value-type="string" calcext:value-type="string">
            <text:p>1792-03-20T00:00:00</text:p>
          </table:table-cell>
          <table:table-cell office:value-type="float" office:value="2375651.5" calcext:value-type="float">
            <text:p>2375651.5</text:p>
          </table:table-cell>
          <table:table-cell office:value-type="float" office:value="-18992.593828" calcext:value-type="float">
            <text:p>-18992.593828</text:p>
          </table:table-cell>
          <table:table-cell office:value-type="float" office:value="0.593828" calcext:value-type="float">
            <text:p>0.593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0-01-01T00:00:00</text:p>
          </table:table-cell>
          <table:table-cell office:value-type="float" office:value="2376016.5" calcext:value-type="float">
            <text:p>2376016.5</text:p>
          </table:table-cell>
          <table:table-cell office:value-type="string" calcext:value-type="string">
            <text:p>1793-03-20T00:00:00</text:p>
          </table:table-cell>
          <table:table-cell office:value-type="float" office:value="2376016.5" calcext:value-type="float">
            <text:p>2376016.5</text:p>
          </table:table-cell>
          <table:table-cell office:value-type="float" office:value="-18627.351639" calcext:value-type="float">
            <text:p>-18627.351639</text:p>
          </table:table-cell>
          <table:table-cell office:value-type="float" office:value="0.351639" calcext:value-type="float">
            <text:p>0.351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9-01-01T00:00:00</text:p>
          </table:table-cell>
          <table:table-cell office:value-type="float" office:value="2376381.5" calcext:value-type="float">
            <text:p>2376381.5</text:p>
          </table:table-cell>
          <table:table-cell office:value-type="string" calcext:value-type="string">
            <text:p>1794-03-20T00:00:00</text:p>
          </table:table-cell>
          <table:table-cell office:value-type="float" office:value="2376381.5" calcext:value-type="float">
            <text:p>2376381.5</text:p>
          </table:table-cell>
          <table:table-cell office:value-type="float" office:value="-18262.10945" calcext:value-type="float">
            <text:p>-18262.10945</text:p>
          </table:table-cell>
          <table:table-cell office:value-type="float" office:value="0.10945" calcext:value-type="float">
            <text:p>0.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8-01-01T00:00:00</text:p>
          </table:table-cell>
          <table:table-cell office:value-type="float" office:value="2376747.5" calcext:value-type="float">
            <text:p>2376747.5</text:p>
          </table:table-cell>
          <table:table-cell office:value-type="string" calcext:value-type="string">
            <text:p>1795-03-20T00:00:00</text:p>
          </table:table-cell>
          <table:table-cell office:value-type="float" office:value="2376746.5" calcext:value-type="float">
            <text:p>2376746.5</text:p>
          </table:table-cell>
          <table:table-cell office:value-type="float" office:value="-17896.867261" calcext:value-type="float">
            <text:p>-17896.867261</text:p>
          </table:table-cell>
          <table:table-cell office:value-type="float" office:value="0.867261" calcext:value-type="float">
            <text:p>0.867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7-01-01T00:00:00</text:p>
          </table:table-cell>
          <table:table-cell office:value-type="float" office:value="2377112.5" calcext:value-type="float">
            <text:p>2377112.5</text:p>
          </table:table-cell>
          <table:table-cell office:value-type="string" calcext:value-type="string">
            <text:p>1796-03-20T00:00:00</text:p>
          </table:table-cell>
          <table:table-cell office:value-type="float" office:value="2377112.5" calcext:value-type="float">
            <text:p>2377112.5</text:p>
          </table:table-cell>
          <table:table-cell office:value-type="float" office:value="-17531.625072" calcext:value-type="float">
            <text:p>-17531.625072</text:p>
          </table:table-cell>
          <table:table-cell office:value-type="float" office:value="0.625072" calcext:value-type="float">
            <text:p>0.625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6-01-01T00:00:00</text:p>
          </table:table-cell>
          <table:table-cell office:value-type="float" office:value="2377477.5" calcext:value-type="float">
            <text:p>2377477.5</text:p>
          </table:table-cell>
          <table:table-cell office:value-type="string" calcext:value-type="string">
            <text:p>1797-03-20T00:00:00</text:p>
          </table:table-cell>
          <table:table-cell office:value-type="float" office:value="2377477.5" calcext:value-type="float">
            <text:p>2377477.5</text:p>
          </table:table-cell>
          <table:table-cell office:value-type="float" office:value="-17166.382883" calcext:value-type="float">
            <text:p>-17166.382883</text:p>
          </table:table-cell>
          <table:table-cell office:value-type="float" office:value="0.382883" calcext:value-type="float">
            <text:p>0.382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5-01-01T00:00:00</text:p>
          </table:table-cell>
          <table:table-cell office:value-type="float" office:value="2377842.5" calcext:value-type="float">
            <text:p>2377842.5</text:p>
          </table:table-cell>
          <table:table-cell office:value-type="string" calcext:value-type="string">
            <text:p>1798-03-20T00:00:00</text:p>
          </table:table-cell>
          <table:table-cell office:value-type="float" office:value="2377842.5" calcext:value-type="float">
            <text:p>2377842.5</text:p>
          </table:table-cell>
          <table:table-cell office:value-type="float" office:value="-16801.140694" calcext:value-type="float">
            <text:p>-16801.140694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4-01-01T00:00:00</text:p>
          </table:table-cell>
          <table:table-cell office:value-type="float" office:value="2378208.5" calcext:value-type="float">
            <text:p>2378208.5</text:p>
          </table:table-cell>
          <table:table-cell office:value-type="string" calcext:value-type="string">
            <text:p>1799-03-20T00:00:00</text:p>
          </table:table-cell>
          <table:table-cell office:value-type="float" office:value="2378207.5" calcext:value-type="float">
            <text:p>2378207.5</text:p>
          </table:table-cell>
          <table:table-cell office:value-type="float" office:value="-16435.898505" calcext:value-type="float">
            <text:p>-16435.898505</text:p>
          </table:table-cell>
          <table:table-cell office:value-type="float" office:value="0.898505" calcext:value-type="float">
            <text:p>0.898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3-01-01T00:00:00</text:p>
          </table:table-cell>
          <table:table-cell office:value-type="float" office:value="2378573.5" calcext:value-type="float">
            <text:p>2378573.5</text:p>
          </table:table-cell>
          <table:table-cell office:value-type="string" calcext:value-type="string">
            <text:p>1800-03-21T00:00:00</text:p>
          </table:table-cell>
          <table:table-cell office:value-type="float" office:value="2378573.5" calcext:value-type="float">
            <text:p>2378573.5</text:p>
          </table:table-cell>
          <table:table-cell office:value-type="float" office:value="-16070.656316" calcext:value-type="float">
            <text:p>-16070.656316</text:p>
          </table:table-cell>
          <table:table-cell office:value-type="float" office:value="0.656316" calcext:value-type="float">
            <text:p>0.656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2-01-01T00:00:00</text:p>
          </table:table-cell>
          <table:table-cell office:value-type="float" office:value="2378938.5" calcext:value-type="float">
            <text:p>2378938.5</text:p>
          </table:table-cell>
          <table:table-cell office:value-type="string" calcext:value-type="string">
            <text:p>1801-03-21T00:00:00</text:p>
          </table:table-cell>
          <table:table-cell office:value-type="float" office:value="2378938.5" calcext:value-type="float">
            <text:p>2378938.5</text:p>
          </table:table-cell>
          <table:table-cell office:value-type="float" office:value="-15705.414127" calcext:value-type="float">
            <text:p>-15705.414127</text:p>
          </table:table-cell>
          <table:table-cell office:value-type="float" office:value="0.414127" calcext:value-type="float">
            <text:p>0.414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1-01-01T00:00:00</text:p>
          </table:table-cell>
          <table:table-cell office:value-type="float" office:value="2379303.5" calcext:value-type="float">
            <text:p>2379303.5</text:p>
          </table:table-cell>
          <table:table-cell office:value-type="string" calcext:value-type="string">
            <text:p>1802-03-21T00:00:00</text:p>
          </table:table-cell>
          <table:table-cell office:value-type="float" office:value="2379303.5" calcext:value-type="float">
            <text:p>2379303.5</text:p>
          </table:table-cell>
          <table:table-cell office:value-type="float" office:value="-15340.171938" calcext:value-type="float">
            <text:p>-15340.171938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0-01-01T00:00:00</text:p>
          </table:table-cell>
          <table:table-cell office:value-type="float" office:value="2379669.5" calcext:value-type="float">
            <text:p>2379669.5</text:p>
          </table:table-cell>
          <table:table-cell office:value-type="string" calcext:value-type="string">
            <text:p>1803-03-21T00:00:00</text:p>
          </table:table-cell>
          <table:table-cell office:value-type="float" office:value="2379668.5" calcext:value-type="float">
            <text:p>2379668.5</text:p>
          </table:table-cell>
          <table:table-cell office:value-type="float" office:value="-14974.929749" calcext:value-type="float">
            <text:p>-14974.929749</text:p>
          </table:table-cell>
          <table:table-cell office:value-type="float" office:value="0.929749" calcext:value-type="float">
            <text:p>0.929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9-01-01T00:00:00</text:p>
          </table:table-cell>
          <table:table-cell office:value-type="float" office:value="2380034.5" calcext:value-type="float">
            <text:p>2380034.5</text:p>
          </table:table-cell>
          <table:table-cell office:value-type="string" calcext:value-type="string">
            <text:p>1804-03-21T00:00:00</text:p>
          </table:table-cell>
          <table:table-cell office:value-type="float" office:value="2380034.5" calcext:value-type="float">
            <text:p>2380034.5</text:p>
          </table:table-cell>
          <table:table-cell office:value-type="float" office:value="-14609.68756" calcext:value-type="float">
            <text:p>-14609.68756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8-01-01T00:00:00</text:p>
          </table:table-cell>
          <table:table-cell office:value-type="float" office:value="2380399.5" calcext:value-type="float">
            <text:p>2380399.5</text:p>
          </table:table-cell>
          <table:table-cell office:value-type="string" calcext:value-type="string">
            <text:p>1805-03-21T00:00:00</text:p>
          </table:table-cell>
          <table:table-cell office:value-type="float" office:value="2380399.5" calcext:value-type="float">
            <text:p>2380399.5</text:p>
          </table:table-cell>
          <table:table-cell office:value-type="float" office:value="-14244.445371" calcext:value-type="float">
            <text:p>-14244.445371</text:p>
          </table:table-cell>
          <table:table-cell office:value-type="float" office:value="0.445371" calcext:value-type="float">
            <text:p>0.445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7-01-01T00:00:00</text:p>
          </table:table-cell>
          <table:table-cell office:value-type="float" office:value="2380764.5" calcext:value-type="float">
            <text:p>2380764.5</text:p>
          </table:table-cell>
          <table:table-cell office:value-type="string" calcext:value-type="string">
            <text:p>1806-03-21T00:00:00</text:p>
          </table:table-cell>
          <table:table-cell office:value-type="float" office:value="2380764.5" calcext:value-type="float">
            <text:p>2380764.5</text:p>
          </table:table-cell>
          <table:table-cell office:value-type="float" office:value="-13879.203182" calcext:value-type="float">
            <text:p>-13879.203182</text:p>
          </table:table-cell>
          <table:table-cell office:value-type="float" office:value="0.203182" calcext:value-type="float">
            <text:p>0.2031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6-01-01T00:00:00</text:p>
          </table:table-cell>
          <table:table-cell office:value-type="float" office:value="2381130.5" calcext:value-type="float">
            <text:p>2381130.5</text:p>
          </table:table-cell>
          <table:table-cell office:value-type="string" calcext:value-type="string">
            <text:p>1807-03-21T00:00:00</text:p>
          </table:table-cell>
          <table:table-cell office:value-type="float" office:value="2381129.5" calcext:value-type="float">
            <text:p>2381129.5</text:p>
          </table:table-cell>
          <table:table-cell office:value-type="float" office:value="-13513.960993" calcext:value-type="float">
            <text:p>-13513.960993</text:p>
          </table:table-cell>
          <table:table-cell office:value-type="float" office:value="0.960993" calcext:value-type="float">
            <text:p>0.960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-01-01T00:00:00</text:p>
          </table:table-cell>
          <table:table-cell office:value-type="float" office:value="2381495.5" calcext:value-type="float">
            <text:p>2381495.5</text:p>
          </table:table-cell>
          <table:table-cell office:value-type="string" calcext:value-type="string">
            <text:p>1808-03-21T00:00:00</text:p>
          </table:table-cell>
          <table:table-cell office:value-type="float" office:value="2381495.5" calcext:value-type="float">
            <text:p>2381495.5</text:p>
          </table:table-cell>
          <table:table-cell office:value-type="float" office:value="-13148.718804" calcext:value-type="float">
            <text:p>-13148.718804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-01-01T00:00:00</text:p>
          </table:table-cell>
          <table:table-cell office:value-type="float" office:value="2381860.5" calcext:value-type="float">
            <text:p>2381860.5</text:p>
          </table:table-cell>
          <table:table-cell office:value-type="string" calcext:value-type="string">
            <text:p>1809-03-21T00:00:00</text:p>
          </table:table-cell>
          <table:table-cell office:value-type="float" office:value="2381860.5" calcext:value-type="float">
            <text:p>2381860.5</text:p>
          </table:table-cell>
          <table:table-cell office:value-type="float" office:value="-12783.476615" calcext:value-type="float">
            <text:p>-12783.476615</text:p>
          </table:table-cell>
          <table:table-cell office:value-type="float" office:value="0.476615" calcext:value-type="float">
            <text:p>0.476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-01-01T00:00:00</text:p>
          </table:table-cell>
          <table:table-cell office:value-type="float" office:value="2382225.5" calcext:value-type="float">
            <text:p>2382225.5</text:p>
          </table:table-cell>
          <table:table-cell office:value-type="string" calcext:value-type="string">
            <text:p>1810-03-21T00:00:00</text:p>
          </table:table-cell>
          <table:table-cell office:value-type="float" office:value="2382225.5" calcext:value-type="float">
            <text:p>2382225.5</text:p>
          </table:table-cell>
          <table:table-cell office:value-type="float" office:value="-12418.234426" calcext:value-type="float">
            <text:p>-12418.234426</text:p>
          </table:table-cell>
          <table:table-cell office:value-type="float" office:value="0.234426" calcext:value-type="float">
            <text:p>0.2344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-01-01T00:00:00</text:p>
          </table:table-cell>
          <table:table-cell office:value-type="float" office:value="2382591.5" calcext:value-type="float">
            <text:p>2382591.5</text:p>
          </table:table-cell>
          <table:table-cell office:value-type="string" calcext:value-type="string">
            <text:p>1811-03-21T00:00:00</text:p>
          </table:table-cell>
          <table:table-cell office:value-type="float" office:value="2382590.5" calcext:value-type="float">
            <text:p>2382590.5</text:p>
          </table:table-cell>
          <table:table-cell office:value-type="float" office:value="-12052.992237" calcext:value-type="float">
            <text:p>-12052.992237</text:p>
          </table:table-cell>
          <table:table-cell office:value-type="float" office:value="0.992237" calcext:value-type="float">
            <text:p>0.992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-01-01T00:00:00</text:p>
          </table:table-cell>
          <table:table-cell office:value-type="float" office:value="2382956.5" calcext:value-type="float">
            <text:p>2382956.5</text:p>
          </table:table-cell>
          <table:table-cell office:value-type="string" calcext:value-type="string">
            <text:p>1812-03-21T00:00:00</text:p>
          </table:table-cell>
          <table:table-cell office:value-type="float" office:value="2382956.5" calcext:value-type="float">
            <text:p>2382956.5</text:p>
          </table:table-cell>
          <table:table-cell office:value-type="float" office:value="-11687.750048" calcext:value-type="float">
            <text:p>-11687.750048</text:p>
          </table:table-cell>
          <table:table-cell office:value-type="float" office:value="0.750048" calcext:value-type="float">
            <text:p>0.750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-01-01T00:00:00</text:p>
          </table:table-cell>
          <table:table-cell office:value-type="float" office:value="2383321.5" calcext:value-type="float">
            <text:p>2383321.5</text:p>
          </table:table-cell>
          <table:table-cell office:value-type="string" calcext:value-type="string">
            <text:p>1813-03-21T00:00:00</text:p>
          </table:table-cell>
          <table:table-cell office:value-type="float" office:value="2383321.5" calcext:value-type="float">
            <text:p>2383321.5</text:p>
          </table:table-cell>
          <table:table-cell office:value-type="float" office:value="-11322.507859" calcext:value-type="float">
            <text:p>-11322.507859</text:p>
          </table:table-cell>
          <table:table-cell office:value-type="float" office:value="0.507859" calcext:value-type="float">
            <text:p>0.507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-01-01T00:00:00</text:p>
          </table:table-cell>
          <table:table-cell office:value-type="float" office:value="2383686.5" calcext:value-type="float">
            <text:p>2383686.5</text:p>
          </table:table-cell>
          <table:table-cell office:value-type="string" calcext:value-type="string">
            <text:p>1814-03-21T00:00:00</text:p>
          </table:table-cell>
          <table:table-cell office:value-type="float" office:value="2383686.5" calcext:value-type="float">
            <text:p>2383686.5</text:p>
          </table:table-cell>
          <table:table-cell office:value-type="float" office:value="-10957.26567" calcext:value-type="float">
            <text:p>-10957.26567</text:p>
          </table:table-cell>
          <table:table-cell office:value-type="float" office:value="0.26567" calcext:value-type="float">
            <text:p>0.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-01-01T00:00:00</text:p>
          </table:table-cell>
          <table:table-cell office:value-type="float" office:value="2384051.5" calcext:value-type="float">
            <text:p>2384051.5</text:p>
          </table:table-cell>
          <table:table-cell office:value-type="string" calcext:value-type="string">
            <text:p>1815-03-21T00:00:00</text:p>
          </table:table-cell>
          <table:table-cell office:value-type="float" office:value="2384051.5" calcext:value-type="float">
            <text:p>2384051.5</text:p>
          </table:table-cell>
          <table:table-cell office:value-type="float" office:value="-10592.023481" calcext:value-type="float">
            <text:p>-10592.023481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-01-01T00:00:00</text:p>
          </table:table-cell>
          <table:table-cell office:value-type="float" office:value="2384417.5" calcext:value-type="float">
            <text:p>2384417.5</text:p>
          </table:table-cell>
          <table:table-cell office:value-type="string" calcext:value-type="string">
            <text:p>1816-03-21T00:00:00</text:p>
          </table:table-cell>
          <table:table-cell office:value-type="float" office:value="2384417.5" calcext:value-type="float">
            <text:p>2384417.5</text:p>
          </table:table-cell>
          <table:table-cell office:value-type="float" office:value="-10226.781292" calcext:value-type="float">
            <text:p>-10226.781292</text:p>
          </table:table-cell>
          <table:table-cell office:value-type="float" office:value="0.781292" calcext:value-type="float">
            <text:p>0.78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-01-01T00:00:00</text:p>
          </table:table-cell>
          <table:table-cell office:value-type="float" office:value="2384782.5" calcext:value-type="float">
            <text:p>2384782.5</text:p>
          </table:table-cell>
          <table:table-cell office:value-type="string" calcext:value-type="string">
            <text:p>1817-03-21T00:00:00</text:p>
          </table:table-cell>
          <table:table-cell office:value-type="float" office:value="2384782.5" calcext:value-type="float">
            <text:p>2384782.5</text:p>
          </table:table-cell>
          <table:table-cell office:value-type="float" office:value="-9861.539103" calcext:value-type="float">
            <text:p>-9861.539103</text:p>
          </table:table-cell>
          <table:table-cell office:value-type="float" office:value="0.539103" calcext:value-type="float">
            <text:p>0.539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-01-01T00:00:00</text:p>
          </table:table-cell>
          <table:table-cell office:value-type="float" office:value="2385147.5" calcext:value-type="float">
            <text:p>2385147.5</text:p>
          </table:table-cell>
          <table:table-cell office:value-type="string" calcext:value-type="string">
            <text:p>1818-03-21T00:00:00</text:p>
          </table:table-cell>
          <table:table-cell office:value-type="float" office:value="2385147.5" calcext:value-type="float">
            <text:p>2385147.5</text:p>
          </table:table-cell>
          <table:table-cell office:value-type="float" office:value="-9496.296914" calcext:value-type="float">
            <text:p>-9496.296914</text:p>
          </table:table-cell>
          <table:table-cell office:value-type="float" office:value="0.296914" calcext:value-type="float">
            <text:p>0.296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-01-01T00:00:00</text:p>
          </table:table-cell>
          <table:table-cell office:value-type="float" office:value="2385512.5" calcext:value-type="float">
            <text:p>2385512.5</text:p>
          </table:table-cell>
          <table:table-cell office:value-type="string" calcext:value-type="string">
            <text:p>1819-03-21T00:00:00</text:p>
          </table:table-cell>
          <table:table-cell office:value-type="float" office:value="2385512.5" calcext:value-type="float">
            <text:p>2385512.5</text:p>
          </table:table-cell>
          <table:table-cell office:value-type="float" office:value="-9131.054725" calcext:value-type="float">
            <text:p>-9131.054725</text:p>
          </table:table-cell>
          <table:table-cell office:value-type="float" office:value="0.054725" calcext:value-type="float">
            <text:p>0.0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-01-01T00:00:00</text:p>
          </table:table-cell>
          <table:table-cell office:value-type="float" office:value="2385878.5" calcext:value-type="float">
            <text:p>2385878.5</text:p>
          </table:table-cell>
          <table:table-cell office:value-type="string" calcext:value-type="string">
            <text:p>1820-03-21T00:00:00</text:p>
          </table:table-cell>
          <table:table-cell office:value-type="float" office:value="2385878.5" calcext:value-type="float">
            <text:p>2385878.5</text:p>
          </table:table-cell>
          <table:table-cell office:value-type="float" office:value="-8765.812536" calcext:value-type="float">
            <text:p>-8765.812536</text:p>
          </table:table-cell>
          <table:table-cell office:value-type="float" office:value="0.812536" calcext:value-type="float">
            <text:p>0.8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-01-01T00:00:00</text:p>
          </table:table-cell>
          <table:table-cell office:value-type="float" office:value="2386243.5" calcext:value-type="float">
            <text:p>2386243.5</text:p>
          </table:table-cell>
          <table:table-cell office:value-type="string" calcext:value-type="string">
            <text:p>1821-03-21T00:00:00</text:p>
          </table:table-cell>
          <table:table-cell office:value-type="float" office:value="2386243.5" calcext:value-type="float">
            <text:p>2386243.5</text:p>
          </table:table-cell>
          <table:table-cell office:value-type="float" office:value="-8400.570347" calcext:value-type="float">
            <text:p>-8400.570347</text:p>
          </table:table-cell>
          <table:table-cell office:value-type="float" office:value="0.570347" calcext:value-type="float">
            <text:p>0.5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-01-01T00:00:00</text:p>
          </table:table-cell>
          <table:table-cell office:value-type="float" office:value="2386608.5" calcext:value-type="float">
            <text:p>2386608.5</text:p>
          </table:table-cell>
          <table:table-cell office:value-type="string" calcext:value-type="string">
            <text:p>1822-03-21T00:00:00</text:p>
          </table:table-cell>
          <table:table-cell office:value-type="float" office:value="2386608.5" calcext:value-type="float">
            <text:p>2386608.5</text:p>
          </table:table-cell>
          <table:table-cell office:value-type="float" office:value="-8035.328158" calcext:value-type="float">
            <text:p>-8035.328158</text:p>
          </table:table-cell>
          <table:table-cell office:value-type="float" office:value="0.328158" calcext:value-type="float">
            <text:p>0.3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-01-01T00:00:00</text:p>
          </table:table-cell>
          <table:table-cell office:value-type="float" office:value="2386973.5" calcext:value-type="float">
            <text:p>2386973.5</text:p>
          </table:table-cell>
          <table:table-cell office:value-type="string" calcext:value-type="string">
            <text:p>1823-03-21T00:00:00</text:p>
          </table:table-cell>
          <table:table-cell office:value-type="float" office:value="2386973.5" calcext:value-type="float">
            <text:p>2386973.5</text:p>
          </table:table-cell>
          <table:table-cell office:value-type="float" office:value="-7670.085969" calcext:value-type="float">
            <text:p>-7670.085969</text:p>
          </table:table-cell>
          <table:table-cell office:value-type="float" office:value="0.085969" calcext:value-type="float">
            <text:p>0.085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-01-01T00:00:00</text:p>
          </table:table-cell>
          <table:table-cell office:value-type="float" office:value="2387339.5" calcext:value-type="float">
            <text:p>2387339.5</text:p>
          </table:table-cell>
          <table:table-cell office:value-type="string" calcext:value-type="string">
            <text:p>1824-03-21T00:00:00</text:p>
          </table:table-cell>
          <table:table-cell office:value-type="float" office:value="2387339.5" calcext:value-type="float">
            <text:p>2387339.5</text:p>
          </table:table-cell>
          <table:table-cell office:value-type="float" office:value="-7304.84378" calcext:value-type="float">
            <text:p>-7304.84378</text:p>
          </table:table-cell>
          <table:table-cell office:value-type="float" office:value="0.84378" calcext:value-type="float">
            <text:p>0.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-01-01T00:00:00</text:p>
          </table:table-cell>
          <table:table-cell office:value-type="float" office:value="2387704.5" calcext:value-type="float">
            <text:p>2387704.5</text:p>
          </table:table-cell>
          <table:table-cell office:value-type="string" calcext:value-type="string">
            <text:p>1825-03-21T00:00:00</text:p>
          </table:table-cell>
          <table:table-cell office:value-type="float" office:value="2387704.5" calcext:value-type="float">
            <text:p>2387704.5</text:p>
          </table:table-cell>
          <table:table-cell office:value-type="float" office:value="-6939.601591" calcext:value-type="float">
            <text:p>-6939.601591</text:p>
          </table:table-cell>
          <table:table-cell office:value-type="float" office:value="0.601591" calcext:value-type="float">
            <text:p>0.6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-01-01T00:00:00</text:p>
          </table:table-cell>
          <table:table-cell office:value-type="float" office:value="2388069.5" calcext:value-type="float">
            <text:p>2388069.5</text:p>
          </table:table-cell>
          <table:table-cell office:value-type="string" calcext:value-type="string">
            <text:p>1826-03-21T00:00:00</text:p>
          </table:table-cell>
          <table:table-cell office:value-type="float" office:value="2388069.5" calcext:value-type="float">
            <text:p>2388069.5</text:p>
          </table:table-cell>
          <table:table-cell office:value-type="float" office:value="-6574.359402" calcext:value-type="float">
            <text:p>-6574.359402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-01-01T00:00:00</text:p>
          </table:table-cell>
          <table:table-cell office:value-type="float" office:value="2388434.5" calcext:value-type="float">
            <text:p>2388434.5</text:p>
          </table:table-cell>
          <table:table-cell office:value-type="string" calcext:value-type="string">
            <text:p>1827-03-21T00:00:00</text:p>
          </table:table-cell>
          <table:table-cell office:value-type="float" office:value="2388434.5" calcext:value-type="float">
            <text:p>2388434.5</text:p>
          </table:table-cell>
          <table:table-cell office:value-type="float" office:value="-6209.117213" calcext:value-type="float">
            <text:p>-6209.117213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-01-01T00:00:00</text:p>
          </table:table-cell>
          <table:table-cell office:value-type="float" office:value="2388800.5" calcext:value-type="float">
            <text:p>2388800.5</text:p>
          </table:table-cell>
          <table:table-cell office:value-type="string" calcext:value-type="string">
            <text:p>1828-03-20T00:00:00</text:p>
          </table:table-cell>
          <table:table-cell office:value-type="float" office:value="2388799.5" calcext:value-type="float">
            <text:p>2388799.5</text:p>
          </table:table-cell>
          <table:table-cell office:value-type="float" office:value="-5843.875024" calcext:value-type="float">
            <text:p>-5843.875024</text:p>
          </table:table-cell>
          <table:table-cell office:value-type="float" office:value="0.875024" calcext:value-type="float">
            <text:p>0.875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-01-01T00:00:00</text:p>
          </table:table-cell>
          <table:table-cell office:value-type="float" office:value="2389165.5" calcext:value-type="float">
            <text:p>2389165.5</text:p>
          </table:table-cell>
          <table:table-cell office:value-type="string" calcext:value-type="string">
            <text:p>1829-03-21T00:00:00</text:p>
          </table:table-cell>
          <table:table-cell office:value-type="float" office:value="2389165.5" calcext:value-type="float">
            <text:p>2389165.5</text:p>
          </table:table-cell>
          <table:table-cell office:value-type="float" office:value="-5478.632835" calcext:value-type="float">
            <text:p>-5478.632835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-01-01T00:00:00</text:p>
          </table:table-cell>
          <table:table-cell office:value-type="float" office:value="2389530.5" calcext:value-type="float">
            <text:p>2389530.5</text:p>
          </table:table-cell>
          <table:table-cell office:value-type="string" calcext:value-type="string">
            <text:p>1830-03-21T00:00:00</text:p>
          </table:table-cell>
          <table:table-cell office:value-type="float" office:value="2389530.5" calcext:value-type="float">
            <text:p>2389530.5</text:p>
          </table:table-cell>
          <table:table-cell office:value-type="float" office:value="-5113.390646" calcext:value-type="float">
            <text:p>-5113.390646</text:p>
          </table:table-cell>
          <table:table-cell office:value-type="float" office:value="0.390646" calcext:value-type="float">
            <text:p>0.390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-01-01T00:00:00</text:p>
          </table:table-cell>
          <table:table-cell office:value-type="float" office:value="2389895.5" calcext:value-type="float">
            <text:p>2389895.5</text:p>
          </table:table-cell>
          <table:table-cell office:value-type="string" calcext:value-type="string">
            <text:p>1831-03-21T00:00:00</text:p>
          </table:table-cell>
          <table:table-cell office:value-type="float" office:value="2389895.5" calcext:value-type="float">
            <text:p>2389895.5</text:p>
          </table:table-cell>
          <table:table-cell office:value-type="float" office:value="-4748.148457" calcext:value-type="float">
            <text:p>-4748.14845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-01-01T00:00:00</text:p>
          </table:table-cell>
          <table:table-cell office:value-type="float" office:value="2390261.5" calcext:value-type="float">
            <text:p>2390261.5</text:p>
          </table:table-cell>
          <table:table-cell office:value-type="string" calcext:value-type="string">
            <text:p>1832-03-20T00:00:00</text:p>
          </table:table-cell>
          <table:table-cell office:value-type="float" office:value="2390260.5" calcext:value-type="float">
            <text:p>2390260.5</text:p>
          </table:table-cell>
          <table:table-cell office:value-type="float" office:value="-4382.906268" calcext:value-type="float">
            <text:p>-4382.906268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-01-01T00:00:00</text:p>
          </table:table-cell>
          <table:table-cell office:value-type="float" office:value="2390626.5" calcext:value-type="float">
            <text:p>2390626.5</text:p>
          </table:table-cell>
          <table:table-cell office:value-type="string" calcext:value-type="string">
            <text:p>1833-03-21T00:00:00</text:p>
          </table:table-cell>
          <table:table-cell office:value-type="float" office:value="2390626.5" calcext:value-type="float">
            <text:p>2390626.5</text:p>
          </table:table-cell>
          <table:table-cell office:value-type="float" office:value="-4017.664079" calcext:value-type="float">
            <text:p>-4017.664079</text:p>
          </table:table-cell>
          <table:table-cell office:value-type="float" office:value="0.664079" calcext:value-type="float">
            <text:p>0.6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-01-01T00:00:00</text:p>
          </table:table-cell>
          <table:table-cell office:value-type="float" office:value="2390991.5" calcext:value-type="float">
            <text:p>2390991.5</text:p>
          </table:table-cell>
          <table:table-cell office:value-type="string" calcext:value-type="string">
            <text:p>1834-03-21T00:00:00</text:p>
          </table:table-cell>
          <table:table-cell office:value-type="float" office:value="2390991.5" calcext:value-type="float">
            <text:p>2390991.5</text:p>
          </table:table-cell>
          <table:table-cell office:value-type="float" office:value="-3652.42189" calcext:value-type="float">
            <text:p>-3652.42189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-01-01T00:00:00</text:p>
          </table:table-cell>
          <table:table-cell office:value-type="float" office:value="2391356.5" calcext:value-type="float">
            <text:p>2391356.5</text:p>
          </table:table-cell>
          <table:table-cell office:value-type="string" calcext:value-type="string">
            <text:p>1835-03-21T00:00:00</text:p>
          </table:table-cell>
          <table:table-cell office:value-type="float" office:value="2391356.5" calcext:value-type="float">
            <text:p>2391356.5</text:p>
          </table:table-cell>
          <table:table-cell office:value-type="float" office:value="-3287.179701" calcext:value-type="float">
            <text:p>-3287.179701</text:p>
          </table:table-cell>
          <table:table-cell office:value-type="float" office:value="0.179701" calcext:value-type="float">
            <text:p>0.1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-01-01T00:00:00</text:p>
          </table:table-cell>
          <table:table-cell office:value-type="float" office:value="2391722.5" calcext:value-type="float">
            <text:p>2391722.5</text:p>
          </table:table-cell>
          <table:table-cell office:value-type="string" calcext:value-type="string">
            <text:p>1836-03-20T00:00:00</text:p>
          </table:table-cell>
          <table:table-cell office:value-type="float" office:value="2391721.5" calcext:value-type="float">
            <text:p>2391721.5</text:p>
          </table:table-cell>
          <table:table-cell office:value-type="float" office:value="-2921.937512" calcext:value-type="float">
            <text:p>-2921.937512</text:p>
          </table:table-cell>
          <table:table-cell office:value-type="float" office:value="0.937512" calcext:value-type="float">
            <text:p>0.937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-01-01T00:00:00</text:p>
          </table:table-cell>
          <table:table-cell office:value-type="float" office:value="2392087.5" calcext:value-type="float">
            <text:p>2392087.5</text:p>
          </table:table-cell>
          <table:table-cell office:value-type="string" calcext:value-type="string">
            <text:p>1837-03-21T00:00:00</text:p>
          </table:table-cell>
          <table:table-cell office:value-type="float" office:value="2392087.5" calcext:value-type="float">
            <text:p>2392087.5</text:p>
          </table:table-cell>
          <table:table-cell office:value-type="float" office:value="-2556.695323" calcext:value-type="float">
            <text:p>-2556.695323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-01-01T00:00:00</text:p>
          </table:table-cell>
          <table:table-cell office:value-type="float" office:value="2392452.5" calcext:value-type="float">
            <text:p>2392452.5</text:p>
          </table:table-cell>
          <table:table-cell office:value-type="string" calcext:value-type="string">
            <text:p>1838-03-21T00:00:00</text:p>
          </table:table-cell>
          <table:table-cell office:value-type="float" office:value="2392452.5" calcext:value-type="float">
            <text:p>2392452.5</text:p>
          </table:table-cell>
          <table:table-cell office:value-type="float" office:value="-2191.453134" calcext:value-type="float">
            <text:p>-2191.453134</text:p>
          </table:table-cell>
          <table:table-cell office:value-type="float" office:value="0.453134" calcext:value-type="float">
            <text:p>0.4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-01-01T00:00:00</text:p>
          </table:table-cell>
          <table:table-cell office:value-type="float" office:value="2392817.5" calcext:value-type="float">
            <text:p>2392817.5</text:p>
          </table:table-cell>
          <table:table-cell office:value-type="string" calcext:value-type="string">
            <text:p>1839-03-21T00:00:00</text:p>
          </table:table-cell>
          <table:table-cell office:value-type="float" office:value="2392817.5" calcext:value-type="float">
            <text:p>2392817.5</text:p>
          </table:table-cell>
          <table:table-cell office:value-type="float" office:value="-1826.210945" calcext:value-type="float">
            <text:p>-1826.210945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-01-01T00:00:00</text:p>
          </table:table-cell>
          <table:table-cell office:value-type="float" office:value="2393183.5" calcext:value-type="float">
            <text:p>2393183.5</text:p>
          </table:table-cell>
          <table:table-cell office:value-type="string" calcext:value-type="string">
            <text:p>1840-03-20T00:00:00</text:p>
          </table:table-cell>
          <table:table-cell office:value-type="float" office:value="2393182.5" calcext:value-type="float">
            <text:p>2393182.5</text:p>
          </table:table-cell>
          <table:table-cell office:value-type="float" office:value="-1460.968756" calcext:value-type="float">
            <text:p>-1460.968756</text:p>
          </table:table-cell>
          <table:table-cell office:value-type="float" office:value="0.968756" calcext:value-type="float">
            <text:p>0.9687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-01-01T00:00:00</text:p>
          </table:table-cell>
          <table:table-cell office:value-type="float" office:value="2393548.5" calcext:value-type="float">
            <text:p>2393548.5</text:p>
          </table:table-cell>
          <table:table-cell office:value-type="string" calcext:value-type="string">
            <text:p>1841-03-21T00:00:00</text:p>
          </table:table-cell>
          <table:table-cell office:value-type="float" office:value="2393548.5" calcext:value-type="float">
            <text:p>2393548.5</text:p>
          </table:table-cell>
          <table:table-cell office:value-type="float" office:value="-1095.726567" calcext:value-type="float">
            <text:p>-1095.726567</text:p>
          </table:table-cell>
          <table:table-cell office:value-type="float" office:value="0.726567" calcext:value-type="float">
            <text:p>0.7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-01-01T00:00:00</text:p>
          </table:table-cell>
          <table:table-cell office:value-type="float" office:value="2393913.5" calcext:value-type="float">
            <text:p>2393913.5</text:p>
          </table:table-cell>
          <table:table-cell office:value-type="string" calcext:value-type="string">
            <text:p>1842-03-21T00:00:00</text:p>
          </table:table-cell>
          <table:table-cell office:value-type="float" office:value="2393913.5" calcext:value-type="float">
            <text:p>2393913.5</text:p>
          </table:table-cell>
          <table:table-cell office:value-type="float" office:value="-730.484378" calcext:value-type="float">
            <text:p>-730.484378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-01-01T00:00:00</text:p>
          </table:table-cell>
          <table:table-cell office:value-type="float" office:value="2394278.5" calcext:value-type="float">
            <text:p>2394278.5</text:p>
          </table:table-cell>
          <table:table-cell office:value-type="string" calcext:value-type="string">
            <text:p>1843-03-21T00:00:00</text:p>
          </table:table-cell>
          <table:table-cell office:value-type="float" office:value="2394278.5" calcext:value-type="float">
            <text:p>2394278.5</text:p>
          </table:table-cell>
          <table:table-cell office:value-type="float" office:value="-365.242189" calcext:value-type="float">
            <text:p>-365.242189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00:00:00</text:p>
          </table:table-cell>
          <table:table-cell office:value-type="float" office:value="2394644.5" calcext:value-type="float">
            <text:p>2394644.5</text:p>
          </table:table-cell>
          <table:table-cell office:value-type="string" calcext:value-type="string">
            <text:p>1844-03-20T00:00:00</text:p>
          </table:table-cell>
          <table:table-cell office:value-type="float" office:value="2394643.5" calcext:value-type="float">
            <text:p>2394643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18:16:00</text:p>
          </table:table-cell>
          <table:table-cell office:value-type="float" office:value="2394645.261111" calcext:value-type="float">
            <text:p>2394645.261111</text:p>
          </table:table-cell>
          <table:table-cell office:value-type="string" calcext:value-type="string">
            <text:p>1844-03-20T18:16:00</text:p>
          </table:table-cell>
          <table:table-cell office:value-type="float" office:value="2394644.261111" calcext:value-type="float">
            <text:p>2394644.26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-01-01T00:00:00</text:p>
          </table:table-cell>
          <table:table-cell office:value-type="float" office:value="2395009.5" calcext:value-type="float">
            <text:p>2395009.5</text:p>
          </table:table-cell>
          <table:table-cell office:value-type="string" calcext:value-type="string">
            <text:p>1845-03-21T00:00:00</text:p>
          </table:table-cell>
          <table:table-cell office:value-type="float" office:value="2395009.5" calcext:value-type="float">
            <text:p>2395009.5</text:p>
          </table:table-cell>
          <table:table-cell office:value-type="float" office:value="365.242189" calcext:value-type="float">
            <text:p>365.242189</text:p>
          </table:table-cell>
          <table:table-cell office:value-type="float" office:value="0.757811" calcext:value-type="float">
            <text:p>0.7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-01-01T00:00:00</text:p>
          </table:table-cell>
          <table:table-cell office:value-type="float" office:value="2395374.5" calcext:value-type="float">
            <text:p>2395374.5</text:p>
          </table:table-cell>
          <table:table-cell office:value-type="string" calcext:value-type="string">
            <text:p>1846-03-21T00:00:00</text:p>
          </table:table-cell>
          <table:table-cell office:value-type="float" office:value="2395374.5" calcext:value-type="float">
            <text:p>2395374.5</text:p>
          </table:table-cell>
          <table:table-cell office:value-type="float" office:value="730.484378" calcext:value-type="float">
            <text:p>730.484378</text:p>
          </table:table-cell>
          <table:table-cell office:value-type="float" office:value="0.515622" calcext:value-type="float">
            <text:p>0.5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-01-01T00:00:00</text:p>
          </table:table-cell>
          <table:table-cell office:value-type="float" office:value="2395739.5" calcext:value-type="float">
            <text:p>2395739.5</text:p>
          </table:table-cell>
          <table:table-cell office:value-type="string" calcext:value-type="string">
            <text:p>1847-03-21T00:00:00</text:p>
          </table:table-cell>
          <table:table-cell office:value-type="float" office:value="2395739.5" calcext:value-type="float">
            <text:p>2395739.5</text:p>
          </table:table-cell>
          <table:table-cell office:value-type="float" office:value="1095.726567" calcext:value-type="float">
            <text:p>1095.726567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-01-01T00:00:00</text:p>
          </table:table-cell>
          <table:table-cell office:value-type="float" office:value="2396104.5" calcext:value-type="float">
            <text:p>2396104.5</text:p>
          </table:table-cell>
          <table:table-cell office:value-type="string" calcext:value-type="string">
            <text:p>1848-03-20T00:00:00</text:p>
          </table:table-cell>
          <table:table-cell office:value-type="float" office:value="2396104.5" calcext:value-type="float">
            <text:p>2396104.5</text:p>
          </table:table-cell>
          <table:table-cell office:value-type="float" office:value="1460.968756" calcext:value-type="float">
            <text:p>1460.968756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-01-01T00:00:00</text:p>
          </table:table-cell>
          <table:table-cell office:value-type="float" office:value="2396470.5" calcext:value-type="float">
            <text:p>2396470.5</text:p>
          </table:table-cell>
          <table:table-cell office:value-type="string" calcext:value-type="string">
            <text:p>1849-03-21T00:00:00</text:p>
          </table:table-cell>
          <table:table-cell office:value-type="float" office:value="2396470.5" calcext:value-type="float">
            <text:p>2396470.5</text:p>
          </table:table-cell>
          <table:table-cell office:value-type="float" office:value="1826.210945" calcext:value-type="float">
            <text:p>1826.210945</text:p>
          </table:table-cell>
          <table:table-cell office:value-type="float" office:value="0.789055" calcext:value-type="float">
            <text:p>0.7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-01-01T00:00:00</text:p>
          </table:table-cell>
          <table:table-cell office:value-type="float" office:value="2396835.5" calcext:value-type="float">
            <text:p>2396835.5</text:p>
          </table:table-cell>
          <table:table-cell office:value-type="string" calcext:value-type="string">
            <text:p>1850-03-21T00:00:00</text:p>
          </table:table-cell>
          <table:table-cell office:value-type="float" office:value="2396835.5" calcext:value-type="float">
            <text:p>2396835.5</text:p>
          </table:table-cell>
          <table:table-cell office:value-type="float" office:value="2191.453134" calcext:value-type="float">
            <text:p>2191.453134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-01-01T00:00:00</text:p>
          </table:table-cell>
          <table:table-cell office:value-type="float" office:value="2397200.5" calcext:value-type="float">
            <text:p>2397200.5</text:p>
          </table:table-cell>
          <table:table-cell office:value-type="string" calcext:value-type="string">
            <text:p>1851-03-21T00:00:00</text:p>
          </table:table-cell>
          <table:table-cell office:value-type="float" office:value="2397200.5" calcext:value-type="float">
            <text:p>2397200.5</text:p>
          </table:table-cell>
          <table:table-cell office:value-type="float" office:value="2556.695323" calcext:value-type="float">
            <text:p>2556.695323</text:p>
          </table:table-cell>
          <table:table-cell office:value-type="float" office:value="0.304677" calcext:value-type="float">
            <text:p>0.3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-01-01T00:00:00</text:p>
          </table:table-cell>
          <table:table-cell office:value-type="float" office:value="2397565.5" calcext:value-type="float">
            <text:p>2397565.5</text:p>
          </table:table-cell>
          <table:table-cell office:value-type="string" calcext:value-type="string">
            <text:p>1852-03-20T00:00:00</text:p>
          </table:table-cell>
          <table:table-cell office:value-type="float" office:value="2397565.5" calcext:value-type="float">
            <text:p>2397565.5</text:p>
          </table:table-cell>
          <table:table-cell office:value-type="float" office:value="2921.937512" calcext:value-type="float">
            <text:p>2921.937512</text:p>
          </table:table-cell>
          <table:table-cell office:value-type="float" office:value="0.062488" calcext:value-type="float">
            <text:p>0.0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-01-01T00:00:00</text:p>
          </table:table-cell>
          <table:table-cell office:value-type="float" office:value="2397931.5" calcext:value-type="float">
            <text:p>2397931.5</text:p>
          </table:table-cell>
          <table:table-cell office:value-type="string" calcext:value-type="string">
            <text:p>1853-03-21T00:00:00</text:p>
          </table:table-cell>
          <table:table-cell office:value-type="float" office:value="2397931.5" calcext:value-type="float">
            <text:p>2397931.5</text:p>
          </table:table-cell>
          <table:table-cell office:value-type="float" office:value="3287.179701" calcext:value-type="float">
            <text:p>3287.179701</text:p>
          </table:table-cell>
          <table:table-cell office:value-type="float" office:value="0.820299" calcext:value-type="float">
            <text:p>0.8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-01-01T00:00:00</text:p>
          </table:table-cell>
          <table:table-cell office:value-type="float" office:value="2398296.5" calcext:value-type="float">
            <text:p>2398296.5</text:p>
          </table:table-cell>
          <table:table-cell office:value-type="string" calcext:value-type="string">
            <text:p>1854-03-21T00:00:00</text:p>
          </table:table-cell>
          <table:table-cell office:value-type="float" office:value="2398296.5" calcext:value-type="float">
            <text:p>2398296.5</text:p>
          </table:table-cell>
          <table:table-cell office:value-type="float" office:value="3652.42189" calcext:value-type="float">
            <text:p>3652.42189</text:p>
          </table:table-cell>
          <table:table-cell office:value-type="float" office:value="0.57811" calcext:value-type="float">
            <text:p>0.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-01-01T00:00:00</text:p>
          </table:table-cell>
          <table:table-cell office:value-type="float" office:value="2398661.5" calcext:value-type="float">
            <text:p>2398661.5</text:p>
          </table:table-cell>
          <table:table-cell office:value-type="string" calcext:value-type="string">
            <text:p>1855-03-21T00:00:00</text:p>
          </table:table-cell>
          <table:table-cell office:value-type="float" office:value="2398661.5" calcext:value-type="float">
            <text:p>2398661.5</text:p>
          </table:table-cell>
          <table:table-cell office:value-type="float" office:value="4017.664079" calcext:value-type="float">
            <text:p>4017.664079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-01-01T00:00:00</text:p>
          </table:table-cell>
          <table:table-cell office:value-type="float" office:value="2399026.5" calcext:value-type="float">
            <text:p>2399026.5</text:p>
          </table:table-cell>
          <table:table-cell office:value-type="string" calcext:value-type="string">
            <text:p>1856-03-20T00:00:00</text:p>
          </table:table-cell>
          <table:table-cell office:value-type="float" office:value="2399026.5" calcext:value-type="float">
            <text:p>2399026.5</text:p>
          </table:table-cell>
          <table:table-cell office:value-type="float" office:value="4382.906268" calcext:value-type="float">
            <text:p>4382.906268</text:p>
          </table:table-cell>
          <table:table-cell office:value-type="float" office:value="0.093732" calcext:value-type="float">
            <text:p>0.0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-01-01T00:00:00</text:p>
          </table:table-cell>
          <table:table-cell office:value-type="float" office:value="2399392.5" calcext:value-type="float">
            <text:p>2399392.5</text:p>
          </table:table-cell>
          <table:table-cell office:value-type="string" calcext:value-type="string">
            <text:p>1857-03-21T00:00:00</text:p>
          </table:table-cell>
          <table:table-cell office:value-type="float" office:value="2399392.5" calcext:value-type="float">
            <text:p>2399392.5</text:p>
          </table:table-cell>
          <table:table-cell office:value-type="float" office:value="4748.148457" calcext:value-type="float">
            <text:p>4748.148457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-01-01T00:00:00</text:p>
          </table:table-cell>
          <table:table-cell office:value-type="float" office:value="2399757.5" calcext:value-type="float">
            <text:p>2399757.5</text:p>
          </table:table-cell>
          <table:table-cell office:value-type="string" calcext:value-type="string">
            <text:p>1858-03-21T00:00:00</text:p>
          </table:table-cell>
          <table:table-cell office:value-type="float" office:value="2399757.5" calcext:value-type="float">
            <text:p>2399757.5</text:p>
          </table:table-cell>
          <table:table-cell office:value-type="float" office:value="5113.390646" calcext:value-type="float">
            <text:p>5113.390646</text:p>
          </table:table-cell>
          <table:table-cell office:value-type="float" office:value="0.609354" calcext:value-type="float">
            <text:p>0.6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-01-01T00:00:00</text:p>
          </table:table-cell>
          <table:table-cell office:value-type="float" office:value="2400122.5" calcext:value-type="float">
            <text:p>2400122.5</text:p>
          </table:table-cell>
          <table:table-cell office:value-type="string" calcext:value-type="string">
            <text:p>1859-03-21T00:00:00</text:p>
          </table:table-cell>
          <table:table-cell office:value-type="float" office:value="2400122.5" calcext:value-type="float">
            <text:p>2400122.5</text:p>
          </table:table-cell>
          <table:table-cell office:value-type="float" office:value="5478.632835" calcext:value-type="float">
            <text:p>5478.632835</text:p>
          </table:table-cell>
          <table:table-cell office:value-type="float" office:value="0.367165" calcext:value-type="float">
            <text:p>0.3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-01-01T00:00:00</text:p>
          </table:table-cell>
          <table:table-cell office:value-type="float" office:value="2400487.5" calcext:value-type="float">
            <text:p>2400487.5</text:p>
          </table:table-cell>
          <table:table-cell office:value-type="string" calcext:value-type="string">
            <text:p>1860-03-20T00:00:00</text:p>
          </table:table-cell>
          <table:table-cell office:value-type="float" office:value="2400487.5" calcext:value-type="float">
            <text:p>2400487.5</text:p>
          </table:table-cell>
          <table:table-cell office:value-type="float" office:value="5843.875024" calcext:value-type="float">
            <text:p>5843.875024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-01-01T00:00:00</text:p>
          </table:table-cell>
          <table:table-cell office:value-type="float" office:value="2400853.5" calcext:value-type="float">
            <text:p>2400853.5</text:p>
          </table:table-cell>
          <table:table-cell office:value-type="string" calcext:value-type="string">
            <text:p>1861-03-20T00:00:00</text:p>
          </table:table-cell>
          <table:table-cell office:value-type="float" office:value="2400852.5" calcext:value-type="float">
            <text:p>2400852.5</text:p>
          </table:table-cell>
          <table:table-cell office:value-type="float" office:value="6209.117213" calcext:value-type="float">
            <text:p>6209.117213</text:p>
          </table:table-cell>
          <table:table-cell office:value-type="float" office:value="0.882787" calcext:value-type="float">
            <text:p>0.882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-01-01T00:00:00</text:p>
          </table:table-cell>
          <table:table-cell office:value-type="float" office:value="2401218.5" calcext:value-type="float">
            <text:p>2401218.5</text:p>
          </table:table-cell>
          <table:table-cell office:value-type="string" calcext:value-type="string">
            <text:p>1862-03-21T00:00:00</text:p>
          </table:table-cell>
          <table:table-cell office:value-type="float" office:value="2401218.5" calcext:value-type="float">
            <text:p>2401218.5</text:p>
          </table:table-cell>
          <table:table-cell office:value-type="float" office:value="6574.359402" calcext:value-type="float">
            <text:p>6574.359402</text:p>
          </table:table-cell>
          <table:table-cell office:value-type="float" office:value="0.640598" calcext:value-type="float">
            <text:p>0.6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-01-01T00:00:00</text:p>
          </table:table-cell>
          <table:table-cell office:value-type="float" office:value="2401583.5" calcext:value-type="float">
            <text:p>2401583.5</text:p>
          </table:table-cell>
          <table:table-cell office:value-type="string" calcext:value-type="string">
            <text:p>1863-03-21T00:00:00</text:p>
          </table:table-cell>
          <table:table-cell office:value-type="float" office:value="2401583.5" calcext:value-type="float">
            <text:p>2401583.5</text:p>
          </table:table-cell>
          <table:table-cell office:value-type="float" office:value="6939.601591" calcext:value-type="float">
            <text:p>6939.601591</text:p>
          </table:table-cell>
          <table:table-cell office:value-type="float" office:value="0.398409" calcext:value-type="float">
            <text:p>0.398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-01-01T00:00:00</text:p>
          </table:table-cell>
          <table:table-cell office:value-type="float" office:value="2401948.5" calcext:value-type="float">
            <text:p>2401948.5</text:p>
          </table:table-cell>
          <table:table-cell office:value-type="string" calcext:value-type="string">
            <text:p>1864-03-20T00:00:00</text:p>
          </table:table-cell>
          <table:table-cell office:value-type="float" office:value="2401948.5" calcext:value-type="float">
            <text:p>2401948.5</text:p>
          </table:table-cell>
          <table:table-cell office:value-type="float" office:value="7304.84378" calcext:value-type="float">
            <text:p>7304.84378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-01-01T00:00:00</text:p>
          </table:table-cell>
          <table:table-cell office:value-type="float" office:value="2402314.5" calcext:value-type="float">
            <text:p>2402314.5</text:p>
          </table:table-cell>
          <table:table-cell office:value-type="string" calcext:value-type="string">
            <text:p>1865-03-20T00:00:00</text:p>
          </table:table-cell>
          <table:table-cell office:value-type="float" office:value="2402313.5" calcext:value-type="float">
            <text:p>2402313.5</text:p>
          </table:table-cell>
          <table:table-cell office:value-type="float" office:value="7670.085969" calcext:value-type="float">
            <text:p>7670.085969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-01-01T00:00:00</text:p>
          </table:table-cell>
          <table:table-cell office:value-type="float" office:value="2402679.5" calcext:value-type="float">
            <text:p>2402679.5</text:p>
          </table:table-cell>
          <table:table-cell office:value-type="string" calcext:value-type="string">
            <text:p>1866-03-21T00:00:00</text:p>
          </table:table-cell>
          <table:table-cell office:value-type="float" office:value="2402679.5" calcext:value-type="float">
            <text:p>2402679.5</text:p>
          </table:table-cell>
          <table:table-cell office:value-type="float" office:value="8035.328158" calcext:value-type="float">
            <text:p>8035.328158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-01-01T00:00:00</text:p>
          </table:table-cell>
          <table:table-cell office:value-type="float" office:value="2403044.5" calcext:value-type="float">
            <text:p>2403044.5</text:p>
          </table:table-cell>
          <table:table-cell office:value-type="string" calcext:value-type="string">
            <text:p>1867-03-21T00:00:00</text:p>
          </table:table-cell>
          <table:table-cell office:value-type="float" office:value="2403044.5" calcext:value-type="float">
            <text:p>2403044.5</text:p>
          </table:table-cell>
          <table:table-cell office:value-type="float" office:value="8400.570347" calcext:value-type="float">
            <text:p>8400.570347</text:p>
          </table:table-cell>
          <table:table-cell office:value-type="float" office:value="0.429653" calcext:value-type="float">
            <text:p>0.4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-01-01T00:00:00</text:p>
          </table:table-cell>
          <table:table-cell office:value-type="float" office:value="2403409.5" calcext:value-type="float">
            <text:p>2403409.5</text:p>
          </table:table-cell>
          <table:table-cell office:value-type="string" calcext:value-type="string">
            <text:p>1868-03-20T00:00:00</text:p>
          </table:table-cell>
          <table:table-cell office:value-type="float" office:value="2403409.5" calcext:value-type="float">
            <text:p>2403409.5</text:p>
          </table:table-cell>
          <table:table-cell office:value-type="float" office:value="8765.812536" calcext:value-type="float">
            <text:p>8765.812536</text:p>
          </table:table-cell>
          <table:table-cell office:value-type="float" office:value="0.187464" calcext:value-type="float">
            <text:p>0.1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-01-01T00:00:00</text:p>
          </table:table-cell>
          <table:table-cell office:value-type="float" office:value="2403775.5" calcext:value-type="float">
            <text:p>2403775.5</text:p>
          </table:table-cell>
          <table:table-cell office:value-type="string" calcext:value-type="string">
            <text:p>1869-03-20T00:00:00</text:p>
          </table:table-cell>
          <table:table-cell office:value-type="float" office:value="2403774.5" calcext:value-type="float">
            <text:p>2403774.5</text:p>
          </table:table-cell>
          <table:table-cell office:value-type="float" office:value="9131.054725" calcext:value-type="float">
            <text:p>9131.054725</text:p>
          </table:table-cell>
          <table:table-cell office:value-type="float" office:value="0.945275" calcext:value-type="float">
            <text:p>0.945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-01-01T00:00:00</text:p>
          </table:table-cell>
          <table:table-cell office:value-type="float" office:value="2404140.5" calcext:value-type="float">
            <text:p>2404140.5</text:p>
          </table:table-cell>
          <table:table-cell office:value-type="string" calcext:value-type="string">
            <text:p>1870-03-21T00:00:00</text:p>
          </table:table-cell>
          <table:table-cell office:value-type="float" office:value="2404140.5" calcext:value-type="float">
            <text:p>2404140.5</text:p>
          </table:table-cell>
          <table:table-cell office:value-type="float" office:value="9496.296914" calcext:value-type="float">
            <text:p>9496.296914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-01-01T00:00:00</text:p>
          </table:table-cell>
          <table:table-cell office:value-type="float" office:value="2404505.5" calcext:value-type="float">
            <text:p>2404505.5</text:p>
          </table:table-cell>
          <table:table-cell office:value-type="string" calcext:value-type="string">
            <text:p>1871-03-21T00:00:00</text:p>
          </table:table-cell>
          <table:table-cell office:value-type="float" office:value="2404505.5" calcext:value-type="float">
            <text:p>2404505.5</text:p>
          </table:table-cell>
          <table:table-cell office:value-type="float" office:value="9861.539103" calcext:value-type="float">
            <text:p>9861.539103</text:p>
          </table:table-cell>
          <table:table-cell office:value-type="float" office:value="0.460897" calcext:value-type="float">
            <text:p>0.4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-01-01T00:00:00</text:p>
          </table:table-cell>
          <table:table-cell office:value-type="float" office:value="2404870.5" calcext:value-type="float">
            <text:p>2404870.5</text:p>
          </table:table-cell>
          <table:table-cell office:value-type="string" calcext:value-type="string">
            <text:p>1872-03-20T00:00:00</text:p>
          </table:table-cell>
          <table:table-cell office:value-type="float" office:value="2404870.5" calcext:value-type="float">
            <text:p>2404870.5</text:p>
          </table:table-cell>
          <table:table-cell office:value-type="float" office:value="10226.781292" calcext:value-type="float">
            <text:p>10226.781292</text:p>
          </table:table-cell>
          <table:table-cell office:value-type="float" office:value="0.218708" calcext:value-type="float">
            <text:p>0.2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-01-01T00:00:00</text:p>
          </table:table-cell>
          <table:table-cell office:value-type="float" office:value="2405236.5" calcext:value-type="float">
            <text:p>2405236.5</text:p>
          </table:table-cell>
          <table:table-cell office:value-type="string" calcext:value-type="string">
            <text:p>1873-03-20T00:00:00</text:p>
          </table:table-cell>
          <table:table-cell office:value-type="float" office:value="2405235.5" calcext:value-type="float">
            <text:p>2405235.5</text:p>
          </table:table-cell>
          <table:table-cell office:value-type="float" office:value="10592.023481" calcext:value-type="float">
            <text:p>10592.023481</text:p>
          </table:table-cell>
          <table:table-cell office:value-type="float" office:value="0.976519" calcext:value-type="float">
            <text:p>0.976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-01-01T00:00:00</text:p>
          </table:table-cell>
          <table:table-cell office:value-type="float" office:value="2405601.5" calcext:value-type="float">
            <text:p>2405601.5</text:p>
          </table:table-cell>
          <table:table-cell office:value-type="string" calcext:value-type="string">
            <text:p>1874-03-21T00:00:00</text:p>
          </table:table-cell>
          <table:table-cell office:value-type="float" office:value="2405601.5" calcext:value-type="float">
            <text:p>2405601.5</text:p>
          </table:table-cell>
          <table:table-cell office:value-type="float" office:value="10957.26567" calcext:value-type="float">
            <text:p>10957.26567</text:p>
          </table:table-cell>
          <table:table-cell office:value-type="float" office:value="0.73433" calcext:value-type="float">
            <text:p>0.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-01-01T00:00:00</text:p>
          </table:table-cell>
          <table:table-cell office:value-type="float" office:value="2405966.5" calcext:value-type="float">
            <text:p>2405966.5</text:p>
          </table:table-cell>
          <table:table-cell office:value-type="string" calcext:value-type="string">
            <text:p>1875-03-21T00:00:00</text:p>
          </table:table-cell>
          <table:table-cell office:value-type="float" office:value="2405966.5" calcext:value-type="float">
            <text:p>2405966.5</text:p>
          </table:table-cell>
          <table:table-cell office:value-type="float" office:value="11322.507859" calcext:value-type="float">
            <text:p>11322.507859</text:p>
          </table:table-cell>
          <table:table-cell office:value-type="float" office:value="0.492141" calcext:value-type="float">
            <text:p>0.4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-01-01T00:00:00</text:p>
          </table:table-cell>
          <table:table-cell office:value-type="float" office:value="2406331.5" calcext:value-type="float">
            <text:p>2406331.5</text:p>
          </table:table-cell>
          <table:table-cell office:value-type="string" calcext:value-type="string">
            <text:p>1876-03-20T00:00:00</text:p>
          </table:table-cell>
          <table:table-cell office:value-type="float" office:value="2406331.5" calcext:value-type="float">
            <text:p>2406331.5</text:p>
          </table:table-cell>
          <table:table-cell office:value-type="float" office:value="11687.750048" calcext:value-type="float">
            <text:p>11687.750048</text:p>
          </table:table-cell>
          <table:table-cell office:value-type="float" office:value="0.249952" calcext:value-type="float">
            <text:p>0.2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-01-01T00:00:00</text:p>
          </table:table-cell>
          <table:table-cell office:value-type="float" office:value="2406696.5" calcext:value-type="float">
            <text:p>2406696.5</text:p>
          </table:table-cell>
          <table:table-cell office:value-type="string" calcext:value-type="string">
            <text:p>1877-03-20T00:00:00</text:p>
          </table:table-cell>
          <table:table-cell office:value-type="float" office:value="2406696.5" calcext:value-type="float">
            <text:p>2406696.5</text:p>
          </table:table-cell>
          <table:table-cell office:value-type="float" office:value="12052.992237" calcext:value-type="float">
            <text:p>12052.992237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-01-01T00:00:00</text:p>
          </table:table-cell>
          <table:table-cell office:value-type="float" office:value="2407062.5" calcext:value-type="float">
            <text:p>2407062.5</text:p>
          </table:table-cell>
          <table:table-cell office:value-type="string" calcext:value-type="string">
            <text:p>1878-03-21T00:00:00</text:p>
          </table:table-cell>
          <table:table-cell office:value-type="float" office:value="2407062.5" calcext:value-type="float">
            <text:p>2407062.5</text:p>
          </table:table-cell>
          <table:table-cell office:value-type="float" office:value="12418.234426" calcext:value-type="float">
            <text:p>12418.234426</text:p>
          </table:table-cell>
          <table:table-cell office:value-type="float" office:value="0.765574" calcext:value-type="float">
            <text:p>0.7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-01-01T00:00:00</text:p>
          </table:table-cell>
          <table:table-cell office:value-type="float" office:value="2407427.5" calcext:value-type="float">
            <text:p>2407427.5</text:p>
          </table:table-cell>
          <table:table-cell office:value-type="string" calcext:value-type="string">
            <text:p>1879-03-21T00:00:00</text:p>
          </table:table-cell>
          <table:table-cell office:value-type="float" office:value="2407427.5" calcext:value-type="float">
            <text:p>2407427.5</text:p>
          </table:table-cell>
          <table:table-cell office:value-type="float" office:value="12783.476615" calcext:value-type="float">
            <text:p>12783.476615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-01-01T00:00:00</text:p>
          </table:table-cell>
          <table:table-cell office:value-type="float" office:value="2407792.5" calcext:value-type="float">
            <text:p>2407792.5</text:p>
          </table:table-cell>
          <table:table-cell office:value-type="string" calcext:value-type="string">
            <text:p>1880-03-20T00:00:00</text:p>
          </table:table-cell>
          <table:table-cell office:value-type="float" office:value="2407792.5" calcext:value-type="float">
            <text:p>2407792.5</text:p>
          </table:table-cell>
          <table:table-cell office:value-type="float" office:value="13148.718804" calcext:value-type="float">
            <text:p>13148.718804</text:p>
          </table:table-cell>
          <table:table-cell office:value-type="float" office:value="0.281196" calcext:value-type="float">
            <text:p>0.2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-01-01T00:00:00</text:p>
          </table:table-cell>
          <table:table-cell office:value-type="float" office:value="2408157.5" calcext:value-type="float">
            <text:p>2408157.5</text:p>
          </table:table-cell>
          <table:table-cell office:value-type="string" calcext:value-type="string">
            <text:p>1881-03-20T00:00:00</text:p>
          </table:table-cell>
          <table:table-cell office:value-type="float" office:value="2408157.5" calcext:value-type="float">
            <text:p>2408157.5</text:p>
          </table:table-cell>
          <table:table-cell office:value-type="float" office:value="13513.960993" calcext:value-type="float">
            <text:p>13513.960993</text:p>
          </table:table-cell>
          <table:table-cell office:value-type="float" office:value="0.039007" calcext:value-type="float">
            <text:p>0.0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-01-01T00:00:00</text:p>
          </table:table-cell>
          <table:table-cell office:value-type="float" office:value="2408523.5" calcext:value-type="float">
            <text:p>2408523.5</text:p>
          </table:table-cell>
          <table:table-cell office:value-type="string" calcext:value-type="string">
            <text:p>1882-03-21T00:00:00</text:p>
          </table:table-cell>
          <table:table-cell office:value-type="float" office:value="2408523.5" calcext:value-type="float">
            <text:p>2408523.5</text:p>
          </table:table-cell>
          <table:table-cell office:value-type="float" office:value="13879.203182" calcext:value-type="float">
            <text:p>13879.203182</text:p>
          </table:table-cell>
          <table:table-cell office:value-type="float" office:value="0.796818" calcext:value-type="float">
            <text:p>0.7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-01-01T00:00:00</text:p>
          </table:table-cell>
          <table:table-cell office:value-type="float" office:value="2408888.5" calcext:value-type="float">
            <text:p>2408888.5</text:p>
          </table:table-cell>
          <table:table-cell office:value-type="string" calcext:value-type="string">
            <text:p>1883-03-21T00:00:00</text:p>
          </table:table-cell>
          <table:table-cell office:value-type="float" office:value="2408888.5" calcext:value-type="float">
            <text:p>2408888.5</text:p>
          </table:table-cell>
          <table:table-cell office:value-type="float" office:value="14244.445371" calcext:value-type="float">
            <text:p>14244.445371</text:p>
          </table:table-cell>
          <table:table-cell office:value-type="float" office:value="0.554629" calcext:value-type="float">
            <text:p>0.5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-01-01T00:00:00</text:p>
          </table:table-cell>
          <table:table-cell office:value-type="float" office:value="2409253.5" calcext:value-type="float">
            <text:p>2409253.5</text:p>
          </table:table-cell>
          <table:table-cell office:value-type="string" calcext:value-type="string">
            <text:p>1884-03-20T00:00:00</text:p>
          </table:table-cell>
          <table:table-cell office:value-type="float" office:value="2409253.5" calcext:value-type="float">
            <text:p>2409253.5</text:p>
          </table:table-cell>
          <table:table-cell office:value-type="float" office:value="14609.68756" calcext:value-type="float">
            <text:p>14609.68756</text:p>
          </table:table-cell>
          <table:table-cell office:value-type="float" office:value="0.31244" calcext:value-type="float">
            <text:p>0.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-01-01T00:00:00</text:p>
          </table:table-cell>
          <table:table-cell office:value-type="float" office:value="2409618.5" calcext:value-type="float">
            <text:p>2409618.5</text:p>
          </table:table-cell>
          <table:table-cell office:value-type="string" calcext:value-type="string">
            <text:p>1885-03-20T00:00:00</text:p>
          </table:table-cell>
          <table:table-cell office:value-type="float" office:value="2409618.5" calcext:value-type="float">
            <text:p>2409618.5</text:p>
          </table:table-cell>
          <table:table-cell office:value-type="float" office:value="14974.929749" calcext:value-type="float">
            <text:p>14974.929749</text:p>
          </table:table-cell>
          <table:table-cell office:value-type="float" office:value="0.070251" calcext:value-type="float">
            <text:p>0.0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-01-01T00:00:00</text:p>
          </table:table-cell>
          <table:table-cell office:value-type="float" office:value="2409984.5" calcext:value-type="float">
            <text:p>2409984.5</text:p>
          </table:table-cell>
          <table:table-cell office:value-type="string" calcext:value-type="string">
            <text:p>1886-03-21T00:00:00</text:p>
          </table:table-cell>
          <table:table-cell office:value-type="float" office:value="2409984.5" calcext:value-type="float">
            <text:p>2409984.5</text:p>
          </table:table-cell>
          <table:table-cell office:value-type="float" office:value="15340.171938" calcext:value-type="float">
            <text:p>15340.171938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-01-01T00:00:00</text:p>
          </table:table-cell>
          <table:table-cell office:value-type="float" office:value="2410349.5" calcext:value-type="float">
            <text:p>2410349.5</text:p>
          </table:table-cell>
          <table:table-cell office:value-type="string" calcext:value-type="string">
            <text:p>1887-03-21T00:00:00</text:p>
          </table:table-cell>
          <table:table-cell office:value-type="float" office:value="2410349.5" calcext:value-type="float">
            <text:p>2410349.5</text:p>
          </table:table-cell>
          <table:table-cell office:value-type="float" office:value="15705.414127" calcext:value-type="float">
            <text:p>15705.414127</text:p>
          </table:table-cell>
          <table:table-cell office:value-type="float" office:value="0.585873" calcext:value-type="float">
            <text:p>0.5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-01-01T00:00:00</text:p>
          </table:table-cell>
          <table:table-cell office:value-type="float" office:value="2410714.5" calcext:value-type="float">
            <text:p>2410714.5</text:p>
          </table:table-cell>
          <table:table-cell office:value-type="string" calcext:value-type="string">
            <text:p>1888-03-20T00:00:00</text:p>
          </table:table-cell>
          <table:table-cell office:value-type="float" office:value="2410714.5" calcext:value-type="float">
            <text:p>2410714.5</text:p>
          </table:table-cell>
          <table:table-cell office:value-type="float" office:value="16070.656316" calcext:value-type="float">
            <text:p>16070.656316</text:p>
          </table:table-cell>
          <table:table-cell office:value-type="float" office:value="0.343684" calcext:value-type="float">
            <text:p>0.3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-01-01T00:00:00</text:p>
          </table:table-cell>
          <table:table-cell office:value-type="float" office:value="2411079.5" calcext:value-type="float">
            <text:p>2411079.5</text:p>
          </table:table-cell>
          <table:table-cell office:value-type="string" calcext:value-type="string">
            <text:p>1889-03-20T00:00:00</text:p>
          </table:table-cell>
          <table:table-cell office:value-type="float" office:value="2411079.5" calcext:value-type="float">
            <text:p>2411079.5</text:p>
          </table:table-cell>
          <table:table-cell office:value-type="float" office:value="16435.898505" calcext:value-type="float">
            <text:p>16435.898505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-01-01T00:00:00</text:p>
          </table:table-cell>
          <table:table-cell office:value-type="float" office:value="2411445.5" calcext:value-type="float">
            <text:p>2411445.5</text:p>
          </table:table-cell>
          <table:table-cell office:value-type="string" calcext:value-type="string">
            <text:p>1890-03-21T00:00:00</text:p>
          </table:table-cell>
          <table:table-cell office:value-type="float" office:value="2411445.5" calcext:value-type="float">
            <text:p>2411445.5</text:p>
          </table:table-cell>
          <table:table-cell office:value-type="float" office:value="16801.140694" calcext:value-type="float">
            <text:p>16801.140694</text:p>
          </table:table-cell>
          <table:table-cell office:value-type="float" office:value="0.859306" calcext:value-type="float">
            <text:p>0.8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-01-01T00:00:00</text:p>
          </table:table-cell>
          <table:table-cell office:value-type="float" office:value="2411810.5" calcext:value-type="float">
            <text:p>2411810.5</text:p>
          </table:table-cell>
          <table:table-cell office:value-type="string" calcext:value-type="string">
            <text:p>1891-03-21T00:00:00</text:p>
          </table:table-cell>
          <table:table-cell office:value-type="float" office:value="2411810.5" calcext:value-type="float">
            <text:p>2411810.5</text:p>
          </table:table-cell>
          <table:table-cell office:value-type="float" office:value="17166.382883" calcext:value-type="float">
            <text:p>17166.382883</text:p>
          </table:table-cell>
          <table:table-cell office:value-type="float" office:value="0.617117" calcext:value-type="float">
            <text:p>0.6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-01-01T00:00:00</text:p>
          </table:table-cell>
          <table:table-cell office:value-type="float" office:value="2412175.5" calcext:value-type="float">
            <text:p>2412175.5</text:p>
          </table:table-cell>
          <table:table-cell office:value-type="string" calcext:value-type="string">
            <text:p>1892-03-20T00:00:00</text:p>
          </table:table-cell>
          <table:table-cell office:value-type="float" office:value="2412175.5" calcext:value-type="float">
            <text:p>2412175.5</text:p>
          </table:table-cell>
          <table:table-cell office:value-type="float" office:value="17531.625072" calcext:value-type="float">
            <text:p>17531.625072</text:p>
          </table:table-cell>
          <table:table-cell office:value-type="float" office:value="0.374928" calcext:value-type="float">
            <text:p>0.3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-01-01T00:00:00</text:p>
          </table:table-cell>
          <table:table-cell office:value-type="float" office:value="2412540.5" calcext:value-type="float">
            <text:p>2412540.5</text:p>
          </table:table-cell>
          <table:table-cell office:value-type="string" calcext:value-type="string">
            <text:p>1893-03-20T00:00:00</text:p>
          </table:table-cell>
          <table:table-cell office:value-type="float" office:value="2412540.5" calcext:value-type="float">
            <text:p>2412540.5</text:p>
          </table:table-cell>
          <table:table-cell office:value-type="float" office:value="17896.867261" calcext:value-type="float">
            <text:p>17896.867261</text:p>
          </table:table-cell>
          <table:table-cell office:value-type="float" office:value="0.132739" calcext:value-type="float">
            <text:p>0.1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-01-01T00:00:00</text:p>
          </table:table-cell>
          <table:table-cell office:value-type="float" office:value="2412906.5" calcext:value-type="float">
            <text:p>2412906.5</text:p>
          </table:table-cell>
          <table:table-cell office:value-type="string" calcext:value-type="string">
            <text:p>1894-03-20T00:00:00</text:p>
          </table:table-cell>
          <table:table-cell office:value-type="float" office:value="2412905.5" calcext:value-type="float">
            <text:p>2412905.5</text:p>
          </table:table-cell>
          <table:table-cell office:value-type="float" office:value="18262.10945" calcext:value-type="float">
            <text:p>18262.10945</text:p>
          </table:table-cell>
          <table:table-cell office:value-type="float" office:value="0.89055" calcext:value-type="float">
            <text:p>0.89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-01-01T00:00:00</text:p>
          </table:table-cell>
          <table:table-cell office:value-type="float" office:value="2413271.5" calcext:value-type="float">
            <text:p>2413271.5</text:p>
          </table:table-cell>
          <table:table-cell office:value-type="string" calcext:value-type="string">
            <text:p>1895-03-21T00:00:00</text:p>
          </table:table-cell>
          <table:table-cell office:value-type="float" office:value="2413271.5" calcext:value-type="float">
            <text:p>2413271.5</text:p>
          </table:table-cell>
          <table:table-cell office:value-type="float" office:value="18627.351639" calcext:value-type="float">
            <text:p>18627.351639</text:p>
          </table:table-cell>
          <table:table-cell office:value-type="float" office:value="0.648361" calcext:value-type="float">
            <text:p>0.6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-01-01T00:00:00</text:p>
          </table:table-cell>
          <table:table-cell office:value-type="float" office:value="2413636.5" calcext:value-type="float">
            <text:p>2413636.5</text:p>
          </table:table-cell>
          <table:table-cell office:value-type="string" calcext:value-type="string">
            <text:p>1896-03-20T00:00:00</text:p>
          </table:table-cell>
          <table:table-cell office:value-type="float" office:value="2413636.5" calcext:value-type="float">
            <text:p>2413636.5</text:p>
          </table:table-cell>
          <table:table-cell office:value-type="float" office:value="18992.593828" calcext:value-type="float">
            <text:p>18992.593828</text:p>
          </table:table-cell>
          <table:table-cell office:value-type="float" office:value="0.406172" calcext:value-type="float">
            <text:p>0.4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-01-01T00:00:00</text:p>
          </table:table-cell>
          <table:table-cell office:value-type="float" office:value="2414001.5" calcext:value-type="float">
            <text:p>2414001.5</text:p>
          </table:table-cell>
          <table:table-cell office:value-type="string" calcext:value-type="string">
            <text:p>1897-03-20T00:00:00</text:p>
          </table:table-cell>
          <table:table-cell office:value-type="float" office:value="2414001.5" calcext:value-type="float">
            <text:p>2414001.5</text:p>
          </table:table-cell>
          <table:table-cell office:value-type="float" office:value="19357.836017" calcext:value-type="float">
            <text:p>19357.836017</text:p>
          </table:table-cell>
          <table:table-cell office:value-type="float" office:value="0.163983" calcext:value-type="float">
            <text:p>0.1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-01-01T00:00:00</text:p>
          </table:table-cell>
          <table:table-cell office:value-type="float" office:value="2414367.5" calcext:value-type="float">
            <text:p>2414367.5</text:p>
          </table:table-cell>
          <table:table-cell office:value-type="string" calcext:value-type="string">
            <text:p>1898-03-20T00:00:00</text:p>
          </table:table-cell>
          <table:table-cell office:value-type="float" office:value="2414366.5" calcext:value-type="float">
            <text:p>2414366.5</text:p>
          </table:table-cell>
          <table:table-cell office:value-type="float" office:value="19723.078206" calcext:value-type="float">
            <text:p>19723.078206</text:p>
          </table:table-cell>
          <table:table-cell office:value-type="float" office:value="0.921794" calcext:value-type="float">
            <text:p>0.9217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-01-01T00:00:00</text:p>
          </table:table-cell>
          <table:table-cell office:value-type="float" office:value="2414732.5" calcext:value-type="float">
            <text:p>2414732.5</text:p>
          </table:table-cell>
          <table:table-cell office:value-type="string" calcext:value-type="string">
            <text:p>1899-03-21T00:00:00</text:p>
          </table:table-cell>
          <table:table-cell office:value-type="float" office:value="2414732.5" calcext:value-type="float">
            <text:p>2414732.5</text:p>
          </table:table-cell>
          <table:table-cell office:value-type="float" office:value="20088.320395" calcext:value-type="float">
            <text:p>20088.320395</text:p>
          </table:table-cell>
          <table:table-cell office:value-type="float" office:value="0.679605" calcext:value-type="float">
            <text:p>0.6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-01-01T00:00:00</text:p>
          </table:table-cell>
          <table:table-cell office:value-type="float" office:value="2415097.5" calcext:value-type="float">
            <text:p>2415097.5</text:p>
          </table:table-cell>
          <table:table-cell office:value-type="string" calcext:value-type="string">
            <text:p>1900-03-21T00:00:00</text:p>
          </table:table-cell>
          <table:table-cell office:value-type="float" office:value="2415097.5" calcext:value-type="float">
            <text:p>2415097.5</text:p>
          </table:table-cell>
          <table:table-cell office:value-type="float" office:value="20453.562584" calcext:value-type="float">
            <text:p>20453.562584</text:p>
          </table:table-cell>
          <table:table-cell office:value-type="float" office:value="0.437416" calcext:value-type="float">
            <text:p>0.4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-01-01T00:00:00</text:p>
          </table:table-cell>
          <table:table-cell office:value-type="float" office:value="2415462.5" calcext:value-type="float">
            <text:p>2415462.5</text:p>
          </table:table-cell>
          <table:table-cell office:value-type="string" calcext:value-type="string">
            <text:p>1901-03-21T00:00:00</text:p>
          </table:table-cell>
          <table:table-cell office:value-type="float" office:value="2415462.5" calcext:value-type="float">
            <text:p>2415462.5</text:p>
          </table:table-cell>
          <table:table-cell office:value-type="float" office:value="20818.804773" calcext:value-type="float">
            <text:p>20818.804773</text:p>
          </table:table-cell>
          <table:table-cell office:value-type="float" office:value="0.195227" calcext:value-type="float">
            <text:p>0.1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-01-01T00:00:00</text:p>
          </table:table-cell>
          <table:table-cell office:value-type="float" office:value="2415828.5" calcext:value-type="float">
            <text:p>2415828.5</text:p>
          </table:table-cell>
          <table:table-cell office:value-type="string" calcext:value-type="string">
            <text:p>1902-03-21T00:00:00</text:p>
          </table:table-cell>
          <table:table-cell office:value-type="float" office:value="2415827.5" calcext:value-type="float">
            <text:p>2415827.5</text:p>
          </table:table-cell>
          <table:table-cell office:value-type="float" office:value="21184.046962" calcext:value-type="float">
            <text:p>21184.046962</text:p>
          </table:table-cell>
          <table:table-cell office:value-type="float" office:value="0.953038" calcext:value-type="float">
            <text:p>0.9530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-01-01T00:00:00</text:p>
          </table:table-cell>
          <table:table-cell office:value-type="float" office:value="2416193.5" calcext:value-type="float">
            <text:p>2416193.5</text:p>
          </table:table-cell>
          <table:table-cell office:value-type="string" calcext:value-type="string">
            <text:p>1903-03-22T00:00:00</text:p>
          </table:table-cell>
          <table:table-cell office:value-type="float" office:value="2416193.5" calcext:value-type="float">
            <text:p>2416193.5</text:p>
          </table:table-cell>
          <table:table-cell office:value-type="float" office:value="21549.289151" calcext:value-type="float">
            <text:p>21549.289151</text:p>
          </table:table-cell>
          <table:table-cell office:value-type="float" office:value="0.710849" calcext:value-type="float">
            <text:p>0.7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-01-01T00:00:00</text:p>
          </table:table-cell>
          <table:table-cell office:value-type="float" office:value="2416558.5" calcext:value-type="float">
            <text:p>2416558.5</text:p>
          </table:table-cell>
          <table:table-cell office:value-type="string" calcext:value-type="string">
            <text:p>1904-03-21T00:00:00</text:p>
          </table:table-cell>
          <table:table-cell office:value-type="float" office:value="2416558.5" calcext:value-type="float">
            <text:p>2416558.5</text:p>
          </table:table-cell>
          <table:table-cell office:value-type="float" office:value="21914.53134" calcext:value-type="float">
            <text:p>21914.53134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-01-01T00:00:00</text:p>
          </table:table-cell>
          <table:table-cell office:value-type="float" office:value="2416923.5" calcext:value-type="float">
            <text:p>2416923.5</text:p>
          </table:table-cell>
          <table:table-cell office:value-type="string" calcext:value-type="string">
            <text:p>1905-03-21T00:00:00</text:p>
          </table:table-cell>
          <table:table-cell office:value-type="float" office:value="2416923.5" calcext:value-type="float">
            <text:p>2416923.5</text:p>
          </table:table-cell>
          <table:table-cell office:value-type="float" office:value="22279.773529" calcext:value-type="float">
            <text:p>22279.773529</text:p>
          </table:table-cell>
          <table:table-cell office:value-type="float" office:value="0.226471" calcext:value-type="float">
            <text:p>0.2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-01-01T00:00:00</text:p>
          </table:table-cell>
          <table:table-cell office:value-type="float" office:value="2417289.5" calcext:value-type="float">
            <text:p>2417289.5</text:p>
          </table:table-cell>
          <table:table-cell office:value-type="string" calcext:value-type="string">
            <text:p>1906-03-21T00:00:00</text:p>
          </table:table-cell>
          <table:table-cell office:value-type="float" office:value="2417288.5" calcext:value-type="float">
            <text:p>2417288.5</text:p>
          </table:table-cell>
          <table:table-cell office:value-type="float" office:value="22645.015718" calcext:value-type="float">
            <text:p>22645.015718</text:p>
          </table:table-cell>
          <table:table-cell office:value-type="float" office:value="0.984282" calcext:value-type="float">
            <text:p>0.9842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-01-01T00:00:00</text:p>
          </table:table-cell>
          <table:table-cell office:value-type="float" office:value="2417654.5" calcext:value-type="float">
            <text:p>2417654.5</text:p>
          </table:table-cell>
          <table:table-cell office:value-type="string" calcext:value-type="string">
            <text:p>1907-03-22T00:00:00</text:p>
          </table:table-cell>
          <table:table-cell office:value-type="float" office:value="2417654.5" calcext:value-type="float">
            <text:p>2417654.5</text:p>
          </table:table-cell>
          <table:table-cell office:value-type="float" office:value="23010.257907" calcext:value-type="float">
            <text:p>23010.257907</text:p>
          </table:table-cell>
          <table:table-cell office:value-type="float" office:value="0.742093" calcext:value-type="float">
            <text:p>0.7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-01-01T00:00:00</text:p>
          </table:table-cell>
          <table:table-cell office:value-type="float" office:value="2418019.5" calcext:value-type="float">
            <text:p>2418019.5</text:p>
          </table:table-cell>
          <table:table-cell office:value-type="string" calcext:value-type="string">
            <text:p>1908-03-21T00:00:00</text:p>
          </table:table-cell>
          <table:table-cell office:value-type="float" office:value="2418019.5" calcext:value-type="float">
            <text:p>2418019.5</text:p>
          </table:table-cell>
          <table:table-cell office:value-type="float" office:value="23375.500096" calcext:value-type="float">
            <text:p>23375.500096</text:p>
          </table:table-cell>
          <table:table-cell office:value-type="float" office:value="0.499904" calcext:value-type="float">
            <text:p>0.4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-01-01T00:00:00</text:p>
          </table:table-cell>
          <table:table-cell office:value-type="float" office:value="2418384.5" calcext:value-type="float">
            <text:p>2418384.5</text:p>
          </table:table-cell>
          <table:table-cell office:value-type="string" calcext:value-type="string">
            <text:p>1909-03-21T00:00:00</text:p>
          </table:table-cell>
          <table:table-cell office:value-type="float" office:value="2418384.5" calcext:value-type="float">
            <text:p>2418384.5</text:p>
          </table:table-cell>
          <table:table-cell office:value-type="float" office:value="23740.742285" calcext:value-type="float">
            <text:p>23740.742285</text:p>
          </table:table-cell>
          <table:table-cell office:value-type="float" office:value="0.257715" calcext:value-type="float">
            <text:p>0.2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-01-01T00:00:00</text:p>
          </table:table-cell>
          <table:table-cell office:value-type="float" office:value="2418749.5" calcext:value-type="float">
            <text:p>2418749.5</text:p>
          </table:table-cell>
          <table:table-cell office:value-type="string" calcext:value-type="string">
            <text:p>1910-03-21T00:00:00</text:p>
          </table:table-cell>
          <table:table-cell office:value-type="float" office:value="2418749.5" calcext:value-type="float">
            <text:p>2418749.5</text:p>
          </table:table-cell>
          <table:table-cell office:value-type="float" office:value="24105.984474" calcext:value-type="float">
            <text:p>24105.984474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-01-01T00:00:00</text:p>
          </table:table-cell>
          <table:table-cell office:value-type="float" office:value="2419115.5" calcext:value-type="float">
            <text:p>2419115.5</text:p>
          </table:table-cell>
          <table:table-cell office:value-type="string" calcext:value-type="string">
            <text:p>1911-03-22T00:00:00</text:p>
          </table:table-cell>
          <table:table-cell office:value-type="float" office:value="2419115.5" calcext:value-type="float">
            <text:p>2419115.5</text:p>
          </table:table-cell>
          <table:table-cell office:value-type="float" office:value="24471.226663" calcext:value-type="float">
            <text:p>24471.226663</text:p>
          </table:table-cell>
          <table:table-cell office:value-type="float" office:value="0.773337" calcext:value-type="float">
            <text:p>0.7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-01-01T00:00:00</text:p>
          </table:table-cell>
          <table:table-cell office:value-type="float" office:value="2419480.5" calcext:value-type="float">
            <text:p>2419480.5</text:p>
          </table:table-cell>
          <table:table-cell office:value-type="string" calcext:value-type="string">
            <text:p>1912-03-21T00:00:00</text:p>
          </table:table-cell>
          <table:table-cell office:value-type="float" office:value="2419480.5" calcext:value-type="float">
            <text:p>2419480.5</text:p>
          </table:table-cell>
          <table:table-cell office:value-type="float" office:value="24836.468852" calcext:value-type="float">
            <text:p>24836.468852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-01-01T00:00:00</text:p>
          </table:table-cell>
          <table:table-cell office:value-type="float" office:value="2419845.5" calcext:value-type="float">
            <text:p>2419845.5</text:p>
          </table:table-cell>
          <table:table-cell office:value-type="string" calcext:value-type="string">
            <text:p>1913-03-21T00:00:00</text:p>
          </table:table-cell>
          <table:table-cell office:value-type="float" office:value="2419845.5" calcext:value-type="float">
            <text:p>2419845.5</text:p>
          </table:table-cell>
          <table:table-cell office:value-type="float" office:value="25201.711041" calcext:value-type="float">
            <text:p>25201.711041</text:p>
          </table:table-cell>
          <table:table-cell office:value-type="float" office:value="0.288959" calcext:value-type="float">
            <text:p>0.2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-01-01T00:00:00</text:p>
          </table:table-cell>
          <table:table-cell office:value-type="float" office:value="2420210.5" calcext:value-type="float">
            <text:p>2420210.5</text:p>
          </table:table-cell>
          <table:table-cell office:value-type="string" calcext:value-type="string">
            <text:p>1914-03-21T00:00:00</text:p>
          </table:table-cell>
          <table:table-cell office:value-type="float" office:value="2420210.5" calcext:value-type="float">
            <text:p>2420210.5</text:p>
          </table:table-cell>
          <table:table-cell office:value-type="float" office:value="25566.95323" calcext:value-type="float">
            <text:p>25566.95323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-01-01T00:00:00</text:p>
          </table:table-cell>
          <table:table-cell office:value-type="float" office:value="2420576.5" calcext:value-type="float">
            <text:p>2420576.5</text:p>
          </table:table-cell>
          <table:table-cell office:value-type="string" calcext:value-type="string">
            <text:p>1915-03-22T00:00:00</text:p>
          </table:table-cell>
          <table:table-cell office:value-type="float" office:value="2420576.5" calcext:value-type="float">
            <text:p>2420576.5</text:p>
          </table:table-cell>
          <table:table-cell office:value-type="float" office:value="25932.195419" calcext:value-type="float">
            <text:p>25932.195419</text:p>
          </table:table-cell>
          <table:table-cell office:value-type="float" office:value="0.804581" calcext:value-type="float">
            <text:p>0.804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-01-01T00:00:00</text:p>
          </table:table-cell>
          <table:table-cell office:value-type="float" office:value="2420941.5" calcext:value-type="float">
            <text:p>2420941.5</text:p>
          </table:table-cell>
          <table:table-cell office:value-type="string" calcext:value-type="string">
            <text:p>1916-03-21T00:00:00</text:p>
          </table:table-cell>
          <table:table-cell office:value-type="float" office:value="2420941.5" calcext:value-type="float">
            <text:p>2420941.5</text:p>
          </table:table-cell>
          <table:table-cell office:value-type="float" office:value="26297.437608" calcext:value-type="float">
            <text:p>26297.437608</text:p>
          </table:table-cell>
          <table:table-cell office:value-type="float" office:value="0.562392" calcext:value-type="float">
            <text:p>0.5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-01-01T00:00:00</text:p>
          </table:table-cell>
          <table:table-cell office:value-type="float" office:value="2421306.5" calcext:value-type="float">
            <text:p>2421306.5</text:p>
          </table:table-cell>
          <table:table-cell office:value-type="string" calcext:value-type="string">
            <text:p>1917-03-21T00:00:00</text:p>
          </table:table-cell>
          <table:table-cell office:value-type="float" office:value="2421306.5" calcext:value-type="float">
            <text:p>2421306.5</text:p>
          </table:table-cell>
          <table:table-cell office:value-type="float" office:value="26662.679797" calcext:value-type="float">
            <text:p>26662.679797</text:p>
          </table:table-cell>
          <table:table-cell office:value-type="float" office:value="0.320203" calcext:value-type="float">
            <text:p>0.3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-01-01T00:00:00</text:p>
          </table:table-cell>
          <table:table-cell office:value-type="float" office:value="2421671.5" calcext:value-type="float">
            <text:p>2421671.5</text:p>
          </table:table-cell>
          <table:table-cell office:value-type="string" calcext:value-type="string">
            <text:p>1918-03-21T00:00:00</text:p>
          </table:table-cell>
          <table:table-cell office:value-type="float" office:value="2421671.5" calcext:value-type="float">
            <text:p>2421671.5</text:p>
          </table:table-cell>
          <table:table-cell office:value-type="float" office:value="27027.921986" calcext:value-type="float">
            <text:p>27027.921986</text:p>
          </table:table-cell>
          <table:table-cell office:value-type="float" office:value="0.078014" calcext:value-type="float">
            <text:p>0.0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-01-01T00:00:00</text:p>
          </table:table-cell>
          <table:table-cell office:value-type="float" office:value="2422037.5" calcext:value-type="float">
            <text:p>2422037.5</text:p>
          </table:table-cell>
          <table:table-cell office:value-type="string" calcext:value-type="string">
            <text:p>1919-03-22T00:00:00</text:p>
          </table:table-cell>
          <table:table-cell office:value-type="float" office:value="2422037.5" calcext:value-type="float">
            <text:p>2422037.5</text:p>
          </table:table-cell>
          <table:table-cell office:value-type="float" office:value="27393.164175" calcext:value-type="float">
            <text:p>27393.164175</text:p>
          </table:table-cell>
          <table:table-cell office:value-type="float" office:value="0.835825" calcext:value-type="float">
            <text:p>0.8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-01-01T00:00:00</text:p>
          </table:table-cell>
          <table:table-cell office:value-type="float" office:value="2422402.5" calcext:value-type="float">
            <text:p>2422402.5</text:p>
          </table:table-cell>
          <table:table-cell office:value-type="string" calcext:value-type="string">
            <text:p>1920-03-21T00:00:00</text:p>
          </table:table-cell>
          <table:table-cell office:value-type="float" office:value="2422402.5" calcext:value-type="float">
            <text:p>2422402.5</text:p>
          </table:table-cell>
          <table:table-cell office:value-type="float" office:value="27758.406364" calcext:value-type="float">
            <text:p>27758.406364</text:p>
          </table:table-cell>
          <table:table-cell office:value-type="float" office:value="0.593636" calcext:value-type="float">
            <text:p>0.5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-01-01T00:00:00</text:p>
          </table:table-cell>
          <table:table-cell office:value-type="float" office:value="2422767.5" calcext:value-type="float">
            <text:p>2422767.5</text:p>
          </table:table-cell>
          <table:table-cell office:value-type="string" calcext:value-type="string">
            <text:p>1921-03-21T00:00:00</text:p>
          </table:table-cell>
          <table:table-cell office:value-type="float" office:value="2422767.5" calcext:value-type="float">
            <text:p>2422767.5</text:p>
          </table:table-cell>
          <table:table-cell office:value-type="float" office:value="28123.648553" calcext:value-type="float">
            <text:p>28123.648553</text:p>
          </table:table-cell>
          <table:table-cell office:value-type="float" office:value="0.351447" calcext:value-type="float">
            <text:p>0.3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-01-01T00:00:00</text:p>
          </table:table-cell>
          <table:table-cell office:value-type="float" office:value="2423132.5" calcext:value-type="float">
            <text:p>2423132.5</text:p>
          </table:table-cell>
          <table:table-cell office:value-type="string" calcext:value-type="string">
            <text:p>1922-03-21T00:00:00</text:p>
          </table:table-cell>
          <table:table-cell office:value-type="float" office:value="2423132.5" calcext:value-type="float">
            <text:p>2423132.5</text:p>
          </table:table-cell>
          <table:table-cell office:value-type="float" office:value="28488.890742" calcext:value-type="float">
            <text:p>28488.890742</text:p>
          </table:table-cell>
          <table:table-cell office:value-type="float" office:value="0.109258" calcext:value-type="float">
            <text:p>0.109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-01-01T00:00:00</text:p>
          </table:table-cell>
          <table:table-cell office:value-type="float" office:value="2423498.5" calcext:value-type="float">
            <text:p>2423498.5</text:p>
          </table:table-cell>
          <table:table-cell office:value-type="string" calcext:value-type="string">
            <text:p>1923-03-22T00:00:00</text:p>
          </table:table-cell>
          <table:table-cell office:value-type="float" office:value="2423498.5" calcext:value-type="float">
            <text:p>2423498.5</text:p>
          </table:table-cell>
          <table:table-cell office:value-type="float" office:value="28854.132931" calcext:value-type="float">
            <text:p>28854.132931</text:p>
          </table:table-cell>
          <table:table-cell office:value-type="float" office:value="0.867069" calcext:value-type="float">
            <text:p>0.8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-01-01T00:00:00</text:p>
          </table:table-cell>
          <table:table-cell office:value-type="float" office:value="2423863.5" calcext:value-type="float">
            <text:p>2423863.5</text:p>
          </table:table-cell>
          <table:table-cell office:value-type="string" calcext:value-type="string">
            <text:p>1924-03-21T00:00:00</text:p>
          </table:table-cell>
          <table:table-cell office:value-type="float" office:value="2423863.5" calcext:value-type="float">
            <text:p>2423863.5</text:p>
          </table:table-cell>
          <table:table-cell office:value-type="float" office:value="29219.37512" calcext:value-type="float">
            <text:p>29219.37512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-01-01T00:00:00</text:p>
          </table:table-cell>
          <table:table-cell office:value-type="float" office:value="2424228.5" calcext:value-type="float">
            <text:p>2424228.5</text:p>
          </table:table-cell>
          <table:table-cell office:value-type="string" calcext:value-type="string">
            <text:p>1925-03-21T00:00:00</text:p>
          </table:table-cell>
          <table:table-cell office:value-type="float" office:value="2424228.5" calcext:value-type="float">
            <text:p>2424228.5</text:p>
          </table:table-cell>
          <table:table-cell office:value-type="float" office:value="29584.617309" calcext:value-type="float">
            <text:p>29584.617309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-01-01T00:00:00</text:p>
          </table:table-cell>
          <table:table-cell office:value-type="float" office:value="2424593.5" calcext:value-type="float">
            <text:p>2424593.5</text:p>
          </table:table-cell>
          <table:table-cell office:value-type="string" calcext:value-type="string">
            <text:p>1926-03-21T00:00:00</text:p>
          </table:table-cell>
          <table:table-cell office:value-type="float" office:value="2424593.5" calcext:value-type="float">
            <text:p>2424593.5</text:p>
          </table:table-cell>
          <table:table-cell office:value-type="float" office:value="29949.859498" calcext:value-type="float">
            <text:p>29949.859498</text:p>
          </table:table-cell>
          <table:table-cell office:value-type="float" office:value="0.140502" calcext:value-type="float">
            <text:p>0.1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-01-01T00:00:00</text:p>
          </table:table-cell>
          <table:table-cell office:value-type="float" office:value="2424959.5" calcext:value-type="float">
            <text:p>2424959.5</text:p>
          </table:table-cell>
          <table:table-cell office:value-type="string" calcext:value-type="string">
            <text:p>1927-03-21T00:00:00</text:p>
          </table:table-cell>
          <table:table-cell office:value-type="float" office:value="2424958.5" calcext:value-type="float">
            <text:p>2424958.5</text:p>
          </table:table-cell>
          <table:table-cell office:value-type="float" office:value="30315.101687" calcext:value-type="float">
            <text:p>30315.101687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-01-01T00:00:00</text:p>
          </table:table-cell>
          <table:table-cell office:value-type="float" office:value="2425324.5" calcext:value-type="float">
            <text:p>2425324.5</text:p>
          </table:table-cell>
          <table:table-cell office:value-type="string" calcext:value-type="string">
            <text:p>1928-03-21T00:00:00</text:p>
          </table:table-cell>
          <table:table-cell office:value-type="float" office:value="2425324.5" calcext:value-type="float">
            <text:p>2425324.5</text:p>
          </table:table-cell>
          <table:table-cell office:value-type="float" office:value="30680.343876" calcext:value-type="float">
            <text:p>30680.343876</text:p>
          </table:table-cell>
          <table:table-cell office:value-type="float" office:value="0.656124" calcext:value-type="float">
            <text:p>0.6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-01-01T00:00:00</text:p>
          </table:table-cell>
          <table:table-cell office:value-type="float" office:value="2425689.5" calcext:value-type="float">
            <text:p>2425689.5</text:p>
          </table:table-cell>
          <table:table-cell office:value-type="string" calcext:value-type="string">
            <text:p>1929-03-21T00:00:00</text:p>
          </table:table-cell>
          <table:table-cell office:value-type="float" office:value="2425689.5" calcext:value-type="float">
            <text:p>2425689.5</text:p>
          </table:table-cell>
          <table:table-cell office:value-type="float" office:value="31045.586065" calcext:value-type="float">
            <text:p>31045.586065</text:p>
          </table:table-cell>
          <table:table-cell office:value-type="float" office:value="0.413935" calcext:value-type="float">
            <text:p>0.4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-01-01T00:00:00</text:p>
          </table:table-cell>
          <table:table-cell office:value-type="float" office:value="2426054.5" calcext:value-type="float">
            <text:p>2426054.5</text:p>
          </table:table-cell>
          <table:table-cell office:value-type="string" calcext:value-type="string">
            <text:p>1930-03-21T00:00:00</text:p>
          </table:table-cell>
          <table:table-cell office:value-type="float" office:value="2426054.5" calcext:value-type="float">
            <text:p>2426054.5</text:p>
          </table:table-cell>
          <table:table-cell office:value-type="float" office:value="31410.828254" calcext:value-type="float">
            <text:p>31410.828254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-01-01T00:00:00</text:p>
          </table:table-cell>
          <table:table-cell office:value-type="float" office:value="2426420.5" calcext:value-type="float">
            <text:p>2426420.5</text:p>
          </table:table-cell>
          <table:table-cell office:value-type="string" calcext:value-type="string">
            <text:p>1931-03-21T00:00:00</text:p>
          </table:table-cell>
          <table:table-cell office:value-type="float" office:value="2426419.5" calcext:value-type="float">
            <text:p>2426419.5</text:p>
          </table:table-cell>
          <table:table-cell office:value-type="float" office:value="31776.070443" calcext:value-type="float">
            <text:p>31776.070443</text:p>
          </table:table-cell>
          <table:table-cell office:value-type="float" office:value="0.929557" calcext:value-type="float">
            <text:p>0.929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-01-01T00:00:00</text:p>
          </table:table-cell>
          <table:table-cell office:value-type="float" office:value="2426785.5" calcext:value-type="float">
            <text:p>2426785.5</text:p>
          </table:table-cell>
          <table:table-cell office:value-type="string" calcext:value-type="string">
            <text:p>1932-03-21T00:00:00</text:p>
          </table:table-cell>
          <table:table-cell office:value-type="float" office:value="2426785.5" calcext:value-type="float">
            <text:p>2426785.5</text:p>
          </table:table-cell>
          <table:table-cell office:value-type="float" office:value="32141.312632" calcext:value-type="float">
            <text:p>32141.312632</text:p>
          </table:table-cell>
          <table:table-cell office:value-type="float" office:value="0.687368" calcext:value-type="float">
            <text:p>0.6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-01-01T00:00:00</text:p>
          </table:table-cell>
          <table:table-cell office:value-type="float" office:value="2427150.5" calcext:value-type="float">
            <text:p>2427150.5</text:p>
          </table:table-cell>
          <table:table-cell office:value-type="string" calcext:value-type="string">
            <text:p>1933-03-21T00:00:00</text:p>
          </table:table-cell>
          <table:table-cell office:value-type="float" office:value="2427150.5" calcext:value-type="float">
            <text:p>2427150.5</text:p>
          </table:table-cell>
          <table:table-cell office:value-type="float" office:value="32506.554821" calcext:value-type="float">
            <text:p>32506.554821</text:p>
          </table:table-cell>
          <table:table-cell office:value-type="float" office:value="0.445179" calcext:value-type="float">
            <text:p>0.4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-01-01T00:00:00</text:p>
          </table:table-cell>
          <table:table-cell office:value-type="float" office:value="2427515.5" calcext:value-type="float">
            <text:p>2427515.5</text:p>
          </table:table-cell>
          <table:table-cell office:value-type="string" calcext:value-type="string">
            <text:p>1934-03-21T00:00:00</text:p>
          </table:table-cell>
          <table:table-cell office:value-type="float" office:value="2427515.5" calcext:value-type="float">
            <text:p>2427515.5</text:p>
          </table:table-cell>
          <table:table-cell office:value-type="float" office:value="32871.79701" calcext:value-type="float">
            <text:p>32871.79701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-01-01T00:00:00</text:p>
          </table:table-cell>
          <table:table-cell office:value-type="float" office:value="2427881.5" calcext:value-type="float">
            <text:p>2427881.5</text:p>
          </table:table-cell>
          <table:table-cell office:value-type="string" calcext:value-type="string">
            <text:p>1935-03-21T00:00:00</text:p>
          </table:table-cell>
          <table:table-cell office:value-type="float" office:value="2427880.5" calcext:value-type="float">
            <text:p>2427880.5</text:p>
          </table:table-cell>
          <table:table-cell office:value-type="float" office:value="33237.039199" calcext:value-type="float">
            <text:p>33237.039199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-01-01T00:00:00</text:p>
          </table:table-cell>
          <table:table-cell office:value-type="float" office:value="2428246.5" calcext:value-type="float">
            <text:p>2428246.5</text:p>
          </table:table-cell>
          <table:table-cell office:value-type="string" calcext:value-type="string">
            <text:p>1936-03-21T00:00:00</text:p>
          </table:table-cell>
          <table:table-cell office:value-type="float" office:value="2428246.5" calcext:value-type="float">
            <text:p>2428246.5</text:p>
          </table:table-cell>
          <table:table-cell office:value-type="float" office:value="33602.281388" calcext:value-type="float">
            <text:p>33602.281388</text:p>
          </table:table-cell>
          <table:table-cell office:value-type="float" office:value="0.718612" calcext:value-type="float">
            <text:p>0.7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-01-01T00:00:00</text:p>
          </table:table-cell>
          <table:table-cell office:value-type="float" office:value="2428611.5" calcext:value-type="float">
            <text:p>2428611.5</text:p>
          </table:table-cell>
          <table:table-cell office:value-type="string" calcext:value-type="string">
            <text:p>1937-03-21T00:00:00</text:p>
          </table:table-cell>
          <table:table-cell office:value-type="float" office:value="2428611.5" calcext:value-type="float">
            <text:p>2428611.5</text:p>
          </table:table-cell>
          <table:table-cell office:value-type="float" office:value="33967.523577" calcext:value-type="float">
            <text:p>33967.523577</text:p>
          </table:table-cell>
          <table:table-cell office:value-type="float" office:value="0.476423" calcext:value-type="float">
            <text:p>0.4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-01-01T00:00:00</text:p>
          </table:table-cell>
          <table:table-cell office:value-type="float" office:value="2428976.5" calcext:value-type="float">
            <text:p>2428976.5</text:p>
          </table:table-cell>
          <table:table-cell office:value-type="string" calcext:value-type="string">
            <text:p>1938-03-21T00:00:00</text:p>
          </table:table-cell>
          <table:table-cell office:value-type="float" office:value="2428976.5" calcext:value-type="float">
            <text:p>2428976.5</text:p>
          </table:table-cell>
          <table:table-cell office:value-type="float" office:value="34332.765766" calcext:value-type="float">
            <text:p>34332.765766</text:p>
          </table:table-cell>
          <table:table-cell office:value-type="float" office:value="0.234234" calcext:value-type="float">
            <text:p>0.2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-01-01T00:00:00</text:p>
          </table:table-cell>
          <table:table-cell office:value-type="float" office:value="2429342.5" calcext:value-type="float">
            <text:p>2429342.5</text:p>
          </table:table-cell>
          <table:table-cell office:value-type="string" calcext:value-type="string">
            <text:p>1939-03-21T00:00:00</text:p>
          </table:table-cell>
          <table:table-cell office:value-type="float" office:value="2429341.5" calcext:value-type="float">
            <text:p>2429341.5</text:p>
          </table:table-cell>
          <table:table-cell office:value-type="float" office:value="34698.007955" calcext:value-type="float">
            <text:p>34698.007955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-01-01T00:00:00</text:p>
          </table:table-cell>
          <table:table-cell office:value-type="float" office:value="2429707.5" calcext:value-type="float">
            <text:p>2429707.5</text:p>
          </table:table-cell>
          <table:table-cell office:value-type="string" calcext:value-type="string">
            <text:p>1940-03-21T00:00:00</text:p>
          </table:table-cell>
          <table:table-cell office:value-type="float" office:value="2429707.5" calcext:value-type="float">
            <text:p>2429707.5</text:p>
          </table:table-cell>
          <table:table-cell office:value-type="float" office:value="35063.250144" calcext:value-type="float">
            <text:p>35063.250144</text:p>
          </table:table-cell>
          <table:table-cell office:value-type="float" office:value="0.749856" calcext:value-type="float">
            <text:p>0.7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-01-01T00:00:00</text:p>
          </table:table-cell>
          <table:table-cell office:value-type="float" office:value="2430072.5" calcext:value-type="float">
            <text:p>2430072.5</text:p>
          </table:table-cell>
          <table:table-cell office:value-type="string" calcext:value-type="string">
            <text:p>1941-03-21T00:00:00</text:p>
          </table:table-cell>
          <table:table-cell office:value-type="float" office:value="2430072.5" calcext:value-type="float">
            <text:p>2430072.5</text:p>
          </table:table-cell>
          <table:table-cell office:value-type="float" office:value="35428.492333" calcext:value-type="float">
            <text:p>35428.492333</text:p>
          </table:table-cell>
          <table:table-cell office:value-type="float" office:value="0.507667" calcext:value-type="float">
            <text:p>0.507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-01-01T00:00:00</text:p>
          </table:table-cell>
          <table:table-cell office:value-type="float" office:value="2430437.5" calcext:value-type="float">
            <text:p>2430437.5</text:p>
          </table:table-cell>
          <table:table-cell office:value-type="string" calcext:value-type="string">
            <text:p>1942-03-21T00:00:00</text:p>
          </table:table-cell>
          <table:table-cell office:value-type="float" office:value="2430437.5" calcext:value-type="float">
            <text:p>2430437.5</text:p>
          </table:table-cell>
          <table:table-cell office:value-type="float" office:value="35793.734522" calcext:value-type="float">
            <text:p>35793.734522</text:p>
          </table:table-cell>
          <table:table-cell office:value-type="float" office:value="0.265478" calcext:value-type="float">
            <text:p>0.2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-01-01T00:00:00</text:p>
          </table:table-cell>
          <table:table-cell office:value-type="float" office:value="2430802.5" calcext:value-type="float">
            <text:p>2430802.5</text:p>
          </table:table-cell>
          <table:table-cell office:value-type="string" calcext:value-type="string">
            <text:p>1943-03-21T00:00:00</text:p>
          </table:table-cell>
          <table:table-cell office:value-type="float" office:value="2430802.5" calcext:value-type="float">
            <text:p>2430802.5</text:p>
          </table:table-cell>
          <table:table-cell office:value-type="float" office:value="36158.976711" calcext:value-type="float">
            <text:p>36158.976711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-01-01T00:00:00</text:p>
          </table:table-cell>
          <table:table-cell office:value-type="float" office:value="2431168.5" calcext:value-type="float">
            <text:p>2431168.5</text:p>
          </table:table-cell>
          <table:table-cell office:value-type="string" calcext:value-type="string">
            <text:p>1944-03-21T00:00:00</text:p>
          </table:table-cell>
          <table:table-cell office:value-type="float" office:value="2431168.5" calcext:value-type="float">
            <text:p>2431168.5</text:p>
          </table:table-cell>
          <table:table-cell office:value-type="float" office:value="36524.2189" calcext:value-type="float">
            <text:p>36524.218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-01-01T00:00:00</text:p>
          </table:table-cell>
          <table:table-cell office:value-type="float" office:value="2431533.5" calcext:value-type="float">
            <text:p>2431533.5</text:p>
          </table:table-cell>
          <table:table-cell office:value-type="string" calcext:value-type="string">
            <text:p>1945-03-21T00:00:00</text:p>
          </table:table-cell>
          <table:table-cell office:value-type="float" office:value="2431533.5" calcext:value-type="float">
            <text:p>2431533.5</text:p>
          </table:table-cell>
          <table:table-cell office:value-type="float" office:value="36889.461089" calcext:value-type="float">
            <text:p>36889.461089</text:p>
          </table:table-cell>
          <table:table-cell office:value-type="float" office:value="0.538911" calcext:value-type="float">
            <text:p>0.5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-01-01T00:00:00</text:p>
          </table:table-cell>
          <table:table-cell office:value-type="float" office:value="2431898.5" calcext:value-type="float">
            <text:p>2431898.5</text:p>
          </table:table-cell>
          <table:table-cell office:value-type="string" calcext:value-type="string">
            <text:p>1946-03-21T00:00:00</text:p>
          </table:table-cell>
          <table:table-cell office:value-type="float" office:value="2431898.5" calcext:value-type="float">
            <text:p>2431898.5</text:p>
          </table:table-cell>
          <table:table-cell office:value-type="float" office:value="37254.703278" calcext:value-type="float">
            <text:p>37254.703278</text:p>
          </table:table-cell>
          <table:table-cell office:value-type="float" office:value="0.296722" calcext:value-type="float">
            <text:p>0.2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-01-01T00:00:00</text:p>
          </table:table-cell>
          <table:table-cell office:value-type="float" office:value="2432263.5" calcext:value-type="float">
            <text:p>2432263.5</text:p>
          </table:table-cell>
          <table:table-cell office:value-type="string" calcext:value-type="string">
            <text:p>1947-03-21T00:00:00</text:p>
          </table:table-cell>
          <table:table-cell office:value-type="float" office:value="2432263.5" calcext:value-type="float">
            <text:p>2432263.5</text:p>
          </table:table-cell>
          <table:table-cell office:value-type="float" office:value="37619.945467" calcext:value-type="float">
            <text:p>37619.945467</text:p>
          </table:table-cell>
          <table:table-cell office:value-type="float" office:value="0.054533" calcext:value-type="float">
            <text:p>0.0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-01-01T00:00:00</text:p>
          </table:table-cell>
          <table:table-cell office:value-type="float" office:value="2432629.5" calcext:value-type="float">
            <text:p>2432629.5</text:p>
          </table:table-cell>
          <table:table-cell office:value-type="string" calcext:value-type="string">
            <text:p>1948-03-21T00:00:00</text:p>
          </table:table-cell>
          <table:table-cell office:value-type="float" office:value="2432629.5" calcext:value-type="float">
            <text:p>2432629.5</text:p>
          </table:table-cell>
          <table:table-cell office:value-type="float" office:value="37985.187656" calcext:value-type="float">
            <text:p>37985.187656</text:p>
          </table:table-cell>
          <table:table-cell office:value-type="float" office:value="0.812344" calcext:value-type="float">
            <text:p>0.812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-01-01T00:00:00</text:p>
          </table:table-cell>
          <table:table-cell office:value-type="float" office:value="2432994.5" calcext:value-type="float">
            <text:p>2432994.5</text:p>
          </table:table-cell>
          <table:table-cell office:value-type="string" calcext:value-type="string">
            <text:p>1949-03-21T00:00:00</text:p>
          </table:table-cell>
          <table:table-cell office:value-type="float" office:value="2432994.5" calcext:value-type="float">
            <text:p>2432994.5</text:p>
          </table:table-cell>
          <table:table-cell office:value-type="float" office:value="38350.429845" calcext:value-type="float">
            <text:p>38350.429845</text:p>
          </table:table-cell>
          <table:table-cell office:value-type="float" office:value="0.570155" calcext:value-type="float">
            <text:p>0.5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-01-01T00:00:00</text:p>
          </table:table-cell>
          <table:table-cell office:value-type="float" office:value="2433359.5" calcext:value-type="float">
            <text:p>2433359.5</text:p>
          </table:table-cell>
          <table:table-cell office:value-type="string" calcext:value-type="string">
            <text:p>1950-03-21T00:00:00</text:p>
          </table:table-cell>
          <table:table-cell office:value-type="float" office:value="2433359.5" calcext:value-type="float">
            <text:p>2433359.5</text:p>
          </table:table-cell>
          <table:table-cell office:value-type="float" office:value="38715.672034" calcext:value-type="float">
            <text:p>38715.672034</text:p>
          </table:table-cell>
          <table:table-cell office:value-type="float" office:value="0.327966" calcext:value-type="float">
            <text:p>0.3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-01-01T00:00:00</text:p>
          </table:table-cell>
          <table:table-cell office:value-type="float" office:value="2433724.5" calcext:value-type="float">
            <text:p>2433724.5</text:p>
          </table:table-cell>
          <table:table-cell office:value-type="string" calcext:value-type="string">
            <text:p>1951-03-21T00:00:00</text:p>
          </table:table-cell>
          <table:table-cell office:value-type="float" office:value="2433724.5" calcext:value-type="float">
            <text:p>2433724.5</text:p>
          </table:table-cell>
          <table:table-cell office:value-type="float" office:value="39080.914223" calcext:value-type="float">
            <text:p>39080.914223</text:p>
          </table:table-cell>
          <table:table-cell office:value-type="float" office:value="0.085777" calcext:value-type="float">
            <text:p>0.0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-01-01T00:00:00</text:p>
          </table:table-cell>
          <table:table-cell office:value-type="float" office:value="2434090.5" calcext:value-type="float">
            <text:p>2434090.5</text:p>
          </table:table-cell>
          <table:table-cell office:value-type="string" calcext:value-type="string">
            <text:p>1952-03-21T00:00:00</text:p>
          </table:table-cell>
          <table:table-cell office:value-type="float" office:value="2434090.5" calcext:value-type="float">
            <text:p>2434090.5</text:p>
          </table:table-cell>
          <table:table-cell office:value-type="float" office:value="39446.156412" calcext:value-type="float">
            <text:p>39446.156412</text:p>
          </table:table-cell>
          <table:table-cell office:value-type="float" office:value="0.843588" calcext:value-type="float">
            <text:p>0.8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-01-01T00:00:00</text:p>
          </table:table-cell>
          <table:table-cell office:value-type="float" office:value="2434455.5" calcext:value-type="float">
            <text:p>2434455.5</text:p>
          </table:table-cell>
          <table:table-cell office:value-type="string" calcext:value-type="string">
            <text:p>1953-03-21T00:00:00</text:p>
          </table:table-cell>
          <table:table-cell office:value-type="float" office:value="2434455.5" calcext:value-type="float">
            <text:p>2434455.5</text:p>
          </table:table-cell>
          <table:table-cell office:value-type="float" office:value="39811.398601" calcext:value-type="float">
            <text:p>39811.398601</text:p>
          </table:table-cell>
          <table:table-cell office:value-type="float" office:value="0.601399" calcext:value-type="float">
            <text:p>0.601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-01-01T00:00:00</text:p>
          </table:table-cell>
          <table:table-cell office:value-type="float" office:value="2434820.5" calcext:value-type="float">
            <text:p>2434820.5</text:p>
          </table:table-cell>
          <table:table-cell office:value-type="string" calcext:value-type="string">
            <text:p>1954-03-21T00:00:00</text:p>
          </table:table-cell>
          <table:table-cell office:value-type="float" office:value="2434820.5" calcext:value-type="float">
            <text:p>2434820.5</text:p>
          </table:table-cell>
          <table:table-cell office:value-type="float" office:value="40176.64079" calcext:value-type="float">
            <text:p>40176.64079</text:p>
          </table:table-cell>
          <table:table-cell office:value-type="float" office:value="0.35921" calcext:value-type="float">
            <text:p>0.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-01-01T00:00:00</text:p>
          </table:table-cell>
          <table:table-cell office:value-type="float" office:value="2435185.5" calcext:value-type="float">
            <text:p>2435185.5</text:p>
          </table:table-cell>
          <table:table-cell office:value-type="string" calcext:value-type="string">
            <text:p>1955-03-21T00:00:00</text:p>
          </table:table-cell>
          <table:table-cell office:value-type="float" office:value="2435185.5" calcext:value-type="float">
            <text:p>2435185.5</text:p>
          </table:table-cell>
          <table:table-cell office:value-type="float" office:value="40541.882979" calcext:value-type="float">
            <text:p>40541.882979</text:p>
          </table:table-cell>
          <table:table-cell office:value-type="float" office:value="0.117021" calcext:value-type="float">
            <text:p>0.117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-01-01T00:00:00</text:p>
          </table:table-cell>
          <table:table-cell office:value-type="float" office:value="2435551.5" calcext:value-type="float">
            <text:p>2435551.5</text:p>
          </table:table-cell>
          <table:table-cell office:value-type="string" calcext:value-type="string">
            <text:p>1956-03-21T00:00:00</text:p>
          </table:table-cell>
          <table:table-cell office:value-type="float" office:value="2435551.5" calcext:value-type="float">
            <text:p>2435551.5</text:p>
          </table:table-cell>
          <table:table-cell office:value-type="float" office:value="40907.125168" calcext:value-type="float">
            <text:p>40907.125168</text:p>
          </table:table-cell>
          <table:table-cell office:value-type="float" office:value="0.874832" calcext:value-type="float">
            <text:p>0.8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-01-01T00:00:00</text:p>
          </table:table-cell>
          <table:table-cell office:value-type="float" office:value="2435916.5" calcext:value-type="float">
            <text:p>2435916.5</text:p>
          </table:table-cell>
          <table:table-cell office:value-type="string" calcext:value-type="string">
            <text:p>1957-03-21T00:00:00</text:p>
          </table:table-cell>
          <table:table-cell office:value-type="float" office:value="2435916.5" calcext:value-type="float">
            <text:p>2435916.5</text:p>
          </table:table-cell>
          <table:table-cell office:value-type="float" office:value="41272.367357" calcext:value-type="float">
            <text:p>41272.367357</text:p>
          </table:table-cell>
          <table:table-cell office:value-type="float" office:value="0.632643" calcext:value-type="float">
            <text:p>0.6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-01-01T00:00:00</text:p>
          </table:table-cell>
          <table:table-cell office:value-type="float" office:value="2436281.5" calcext:value-type="float">
            <text:p>2436281.5</text:p>
          </table:table-cell>
          <table:table-cell office:value-type="string" calcext:value-type="string">
            <text:p>1958-03-21T00:00:00</text:p>
          </table:table-cell>
          <table:table-cell office:value-type="float" office:value="2436281.5" calcext:value-type="float">
            <text:p>2436281.5</text:p>
          </table:table-cell>
          <table:table-cell office:value-type="float" office:value="41637.609546" calcext:value-type="float">
            <text:p>41637.609546</text:p>
          </table:table-cell>
          <table:table-cell office:value-type="float" office:value="0.390454" calcext:value-type="float">
            <text:p>0.3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-01-01T00:00:00</text:p>
          </table:table-cell>
          <table:table-cell office:value-type="float" office:value="2436646.5" calcext:value-type="float">
            <text:p>2436646.5</text:p>
          </table:table-cell>
          <table:table-cell office:value-type="string" calcext:value-type="string">
            <text:p>1959-03-21T00:00:00</text:p>
          </table:table-cell>
          <table:table-cell office:value-type="float" office:value="2436646.5" calcext:value-type="float">
            <text:p>2436646.5</text:p>
          </table:table-cell>
          <table:table-cell office:value-type="float" office:value="42002.851735" calcext:value-type="float">
            <text:p>42002.851735</text:p>
          </table:table-cell>
          <table:table-cell office:value-type="float" office:value="0.148265" calcext:value-type="float">
            <text:p>0.1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7-01-01T00:00:00</text:p>
          </table:table-cell>
          <table:table-cell office:value-type="float" office:value="2437012.5" calcext:value-type="float">
            <text:p>2437012.5</text:p>
          </table:table-cell>
          <table:table-cell office:value-type="string" calcext:value-type="string">
            <text:p>1960-03-20T00:00:00</text:p>
          </table:table-cell>
          <table:table-cell office:value-type="float" office:value="2437011.5" calcext:value-type="float">
            <text:p>2437011.5</text:p>
          </table:table-cell>
          <table:table-cell office:value-type="float" office:value="42368.093924" calcext:value-type="float">
            <text:p>42368.093924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8-01-01T00:00:00</text:p>
          </table:table-cell>
          <table:table-cell office:value-type="float" office:value="2437377.5" calcext:value-type="float">
            <text:p>2437377.5</text:p>
          </table:table-cell>
          <table:table-cell office:value-type="string" calcext:value-type="string">
            <text:p>1961-03-21T00:00:00</text:p>
          </table:table-cell>
          <table:table-cell office:value-type="float" office:value="2437377.5" calcext:value-type="float">
            <text:p>2437377.5</text:p>
          </table:table-cell>
          <table:table-cell office:value-type="float" office:value="42733.336113" calcext:value-type="float">
            <text:p>42733.336113</text:p>
          </table:table-cell>
          <table:table-cell office:value-type="float" office:value="0.663887" calcext:value-type="float">
            <text:p>0.663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9-01-01T00:00:00</text:p>
          </table:table-cell>
          <table:table-cell office:value-type="float" office:value="2437742.5" calcext:value-type="float">
            <text:p>2437742.5</text:p>
          </table:table-cell>
          <table:table-cell office:value-type="string" calcext:value-type="string">
            <text:p>1962-03-21T00:00:00</text:p>
          </table:table-cell>
          <table:table-cell office:value-type="float" office:value="2437742.5" calcext:value-type="float">
            <text:p>2437742.5</text:p>
          </table:table-cell>
          <table:table-cell office:value-type="float" office:value="43098.578302" calcext:value-type="float">
            <text:p>43098.578302</text:p>
          </table:table-cell>
          <table:table-cell office:value-type="float" office:value="0.421698" calcext:value-type="float">
            <text:p>0.421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0-01-01T00:00:00</text:p>
          </table:table-cell>
          <table:table-cell office:value-type="float" office:value="2438107.5" calcext:value-type="float">
            <text:p>2438107.5</text:p>
          </table:table-cell>
          <table:table-cell office:value-type="string" calcext:value-type="string">
            <text:p>1963-03-21T00:00:00</text:p>
          </table:table-cell>
          <table:table-cell office:value-type="float" office:value="2438107.5" calcext:value-type="float">
            <text:p>2438107.5</text:p>
          </table:table-cell>
          <table:table-cell office:value-type="float" office:value="43463.820491" calcext:value-type="float">
            <text:p>43463.820491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1-01-01T00:00:00</text:p>
          </table:table-cell>
          <table:table-cell office:value-type="float" office:value="2438473.5" calcext:value-type="float">
            <text:p>2438473.5</text:p>
          </table:table-cell>
          <table:table-cell office:value-type="string" calcext:value-type="string">
            <text:p>1964-03-20T00:00:00</text:p>
          </table:table-cell>
          <table:table-cell office:value-type="float" office:value="2438472.5" calcext:value-type="float">
            <text:p>2438472.5</text:p>
          </table:table-cell>
          <table:table-cell office:value-type="float" office:value="43829.06268" calcext:value-type="float">
            <text:p>43829.06268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2-01-01T00:00:00</text:p>
          </table:table-cell>
          <table:table-cell office:value-type="float" office:value="2438838.5" calcext:value-type="float">
            <text:p>2438838.5</text:p>
          </table:table-cell>
          <table:table-cell office:value-type="string" calcext:value-type="string">
            <text:p>1965-03-21T00:00:00</text:p>
          </table:table-cell>
          <table:table-cell office:value-type="float" office:value="2438838.5" calcext:value-type="float">
            <text:p>2438838.5</text:p>
          </table:table-cell>
          <table:table-cell office:value-type="float" office:value="44194.304869" calcext:value-type="float">
            <text:p>44194.304869</text:p>
          </table:table-cell>
          <table:table-cell office:value-type="float" office:value="0.695131" calcext:value-type="float">
            <text:p>0.695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3-01-01T00:00:00</text:p>
          </table:table-cell>
          <table:table-cell office:value-type="float" office:value="2439203.5" calcext:value-type="float">
            <text:p>2439203.5</text:p>
          </table:table-cell>
          <table:table-cell office:value-type="string" calcext:value-type="string">
            <text:p>1966-03-21T00:00:00</text:p>
          </table:table-cell>
          <table:table-cell office:value-type="float" office:value="2439203.5" calcext:value-type="float">
            <text:p>2439203.5</text:p>
          </table:table-cell>
          <table:table-cell office:value-type="float" office:value="44559.547058" calcext:value-type="float">
            <text:p>44559.547058</text:p>
          </table:table-cell>
          <table:table-cell office:value-type="float" office:value="0.452942" calcext:value-type="float">
            <text:p>0.452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4-01-01T00:00:00</text:p>
          </table:table-cell>
          <table:table-cell office:value-type="float" office:value="2439568.5" calcext:value-type="float">
            <text:p>2439568.5</text:p>
          </table:table-cell>
          <table:table-cell office:value-type="string" calcext:value-type="string">
            <text:p>1967-03-21T00:00:00</text:p>
          </table:table-cell>
          <table:table-cell office:value-type="float" office:value="2439568.5" calcext:value-type="float">
            <text:p>2439568.5</text:p>
          </table:table-cell>
          <table:table-cell office:value-type="float" office:value="44924.789247" calcext:value-type="float">
            <text:p>44924.789247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5-01-01T00:00:00</text:p>
          </table:table-cell>
          <table:table-cell office:value-type="float" office:value="2439934.5" calcext:value-type="float">
            <text:p>2439934.5</text:p>
          </table:table-cell>
          <table:table-cell office:value-type="string" calcext:value-type="string">
            <text:p>1968-03-20T00:00:00</text:p>
          </table:table-cell>
          <table:table-cell office:value-type="float" office:value="2439933.5" calcext:value-type="float">
            <text:p>2439933.5</text:p>
          </table:table-cell>
          <table:table-cell office:value-type="float" office:value="45290.031436" calcext:value-type="float">
            <text:p>45290.031436</text:p>
          </table:table-cell>
          <table:table-cell office:value-type="float" office:value="0.968564" calcext:value-type="float">
            <text:p>0.968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6-01-01T00:00:00</text:p>
          </table:table-cell>
          <table:table-cell office:value-type="float" office:value="2440299.5" calcext:value-type="float">
            <text:p>2440299.5</text:p>
          </table:table-cell>
          <table:table-cell office:value-type="string" calcext:value-type="string">
            <text:p>1969-03-21T00:00:00</text:p>
          </table:table-cell>
          <table:table-cell office:value-type="float" office:value="2440299.5" calcext:value-type="float">
            <text:p>2440299.5</text:p>
          </table:table-cell>
          <table:table-cell office:value-type="float" office:value="45655.273625" calcext:value-type="float">
            <text:p>45655.273625</text:p>
          </table:table-cell>
          <table:table-cell office:value-type="float" office:value="0.726375" calcext:value-type="float">
            <text:p>0.726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7-01-01T00:00:00</text:p>
          </table:table-cell>
          <table:table-cell office:value-type="float" office:value="2440664.5" calcext:value-type="float">
            <text:p>2440664.5</text:p>
          </table:table-cell>
          <table:table-cell office:value-type="string" calcext:value-type="string">
            <text:p>1970-03-21T00:00:00</text:p>
          </table:table-cell>
          <table:table-cell office:value-type="float" office:value="2440664.5" calcext:value-type="float">
            <text:p>2440664.5</text:p>
          </table:table-cell>
          <table:table-cell office:value-type="float" office:value="46020.515814" calcext:value-type="float">
            <text:p>46020.515814</text:p>
          </table:table-cell>
          <table:table-cell office:value-type="float" office:value="0.484186" calcext:value-type="float">
            <text:p>0.484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8-01-01T00:00:00</text:p>
          </table:table-cell>
          <table:table-cell office:value-type="float" office:value="2441029.5" calcext:value-type="float">
            <text:p>2441029.5</text:p>
          </table:table-cell>
          <table:table-cell office:value-type="string" calcext:value-type="string">
            <text:p>1971-03-21T00:00:00</text:p>
          </table:table-cell>
          <table:table-cell office:value-type="float" office:value="2441029.5" calcext:value-type="float">
            <text:p>2441029.5</text:p>
          </table:table-cell>
          <table:table-cell office:value-type="float" office:value="46385.758003" calcext:value-type="float">
            <text:p>46385.758003</text:p>
          </table:table-cell>
          <table:table-cell office:value-type="float" office:value="0.241997" calcext:value-type="float">
            <text:p>0.241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9-01-01T00:00:00</text:p>
          </table:table-cell>
          <table:table-cell office:value-type="float" office:value="2441395.5" calcext:value-type="float">
            <text:p>2441395.5</text:p>
          </table:table-cell>
          <table:table-cell office:value-type="string" calcext:value-type="string">
            <text:p>1972-03-20T00:00:00</text:p>
          </table:table-cell>
          <table:table-cell office:value-type="float" office:value="2441394.5" calcext:value-type="float">
            <text:p>2441394.5</text:p>
          </table:table-cell>
          <table:table-cell office:value-type="float" office:value="46751.000192" calcext:value-type="float">
            <text:p>46751.000192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0-01-01T00:00:00</text:p>
          </table:table-cell>
          <table:table-cell office:value-type="float" office:value="2441760.5" calcext:value-type="float">
            <text:p>2441760.5</text:p>
          </table:table-cell>
          <table:table-cell office:value-type="string" calcext:value-type="string">
            <text:p>1973-03-21T00:00:00</text:p>
          </table:table-cell>
          <table:table-cell office:value-type="float" office:value="2441760.5" calcext:value-type="float">
            <text:p>2441760.5</text:p>
          </table:table-cell>
          <table:table-cell office:value-type="float" office:value="47116.242381" calcext:value-type="float">
            <text:p>47116.2423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1-01-01T00:00:00</text:p>
          </table:table-cell>
          <table:table-cell office:value-type="float" office:value="2442125.5" calcext:value-type="float">
            <text:p>2442125.5</text:p>
          </table:table-cell>
          <table:table-cell office:value-type="string" calcext:value-type="string">
            <text:p>1974-03-21T00:00:00</text:p>
          </table:table-cell>
          <table:table-cell office:value-type="float" office:value="2442125.5" calcext:value-type="float">
            <text:p>2442125.5</text:p>
          </table:table-cell>
          <table:table-cell office:value-type="float" office:value="47481.48457" calcext:value-type="float">
            <text:p>47481.48457</text:p>
          </table:table-cell>
          <table:table-cell office:value-type="float" office:value="0.51543" calcext:value-type="float">
            <text:p>0.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2-01-01T00:00:00</text:p>
          </table:table-cell>
          <table:table-cell office:value-type="float" office:value="2442490.5" calcext:value-type="float">
            <text:p>2442490.5</text:p>
          </table:table-cell>
          <table:table-cell office:value-type="string" calcext:value-type="string">
            <text:p>1975-03-21T00:00:00</text:p>
          </table:table-cell>
          <table:table-cell office:value-type="float" office:value="2442490.5" calcext:value-type="float">
            <text:p>2442490.5</text:p>
          </table:table-cell>
          <table:table-cell office:value-type="float" office:value="47846.726759" calcext:value-type="float">
            <text:p>47846.726759</text:p>
          </table:table-cell>
          <table:table-cell office:value-type="float" office:value="0.273241" calcext:value-type="float">
            <text:p>0.2732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3-01-01T00:00:00</text:p>
          </table:table-cell>
          <table:table-cell office:value-type="float" office:value="2442855.5" calcext:value-type="float">
            <text:p>2442855.5</text:p>
          </table:table-cell>
          <table:table-cell office:value-type="string" calcext:value-type="string">
            <text:p>1976-03-20T00:00:00</text:p>
          </table:table-cell>
          <table:table-cell office:value-type="float" office:value="2442855.5" calcext:value-type="float">
            <text:p>2442855.5</text:p>
          </table:table-cell>
          <table:table-cell office:value-type="float" office:value="48211.968948" calcext:value-type="float">
            <text:p>48211.968948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4-01-01T00:00:00</text:p>
          </table:table-cell>
          <table:table-cell office:value-type="float" office:value="2443221.5" calcext:value-type="float">
            <text:p>2443221.5</text:p>
          </table:table-cell>
          <table:table-cell office:value-type="string" calcext:value-type="string">
            <text:p>1977-03-21T00:00:00</text:p>
          </table:table-cell>
          <table:table-cell office:value-type="float" office:value="2443221.5" calcext:value-type="float">
            <text:p>2443221.5</text:p>
          </table:table-cell>
          <table:table-cell office:value-type="float" office:value="48577.211137" calcext:value-type="float">
            <text:p>48577.211137</text:p>
          </table:table-cell>
          <table:table-cell office:value-type="float" office:value="0.788863" calcext:value-type="float">
            <text:p>0.788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5-01-01T00:00:00</text:p>
          </table:table-cell>
          <table:table-cell office:value-type="float" office:value="2443586.5" calcext:value-type="float">
            <text:p>2443586.5</text:p>
          </table:table-cell>
          <table:table-cell office:value-type="string" calcext:value-type="string">
            <text:p>1978-03-21T00:00:00</text:p>
          </table:table-cell>
          <table:table-cell office:value-type="float" office:value="2443586.5" calcext:value-type="float">
            <text:p>2443586.5</text:p>
          </table:table-cell>
          <table:table-cell office:value-type="float" office:value="48942.453326" calcext:value-type="float">
            <text:p>48942.453326</text:p>
          </table:table-cell>
          <table:table-cell office:value-type="float" office:value="0.546674" calcext:value-type="float">
            <text:p>0.546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6-01-01T00:00:00</text:p>
          </table:table-cell>
          <table:table-cell office:value-type="float" office:value="2443951.5" calcext:value-type="float">
            <text:p>2443951.5</text:p>
          </table:table-cell>
          <table:table-cell office:value-type="string" calcext:value-type="string">
            <text:p>1979-03-21T00:00:00</text:p>
          </table:table-cell>
          <table:table-cell office:value-type="float" office:value="2443951.5" calcext:value-type="float">
            <text:p>2443951.5</text:p>
          </table:table-cell>
          <table:table-cell office:value-type="float" office:value="49307.695515" calcext:value-type="float">
            <text:p>49307.695515</text:p>
          </table:table-cell>
          <table:table-cell office:value-type="float" office:value="0.304485" calcext:value-type="float">
            <text:p>0.304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7-01-01T00:00:00</text:p>
          </table:table-cell>
          <table:table-cell office:value-type="float" office:value="2444316.5" calcext:value-type="float">
            <text:p>2444316.5</text:p>
          </table:table-cell>
          <table:table-cell office:value-type="string" calcext:value-type="string">
            <text:p>1980-03-20T00:00:00</text:p>
          </table:table-cell>
          <table:table-cell office:value-type="float" office:value="2444316.5" calcext:value-type="float">
            <text:p>2444316.5</text:p>
          </table:table-cell>
          <table:table-cell office:value-type="float" office:value="49672.937704" calcext:value-type="float">
            <text:p>49672.937704</text:p>
          </table:table-cell>
          <table:table-cell office:value-type="float" office:value="0.062296" calcext:value-type="float">
            <text:p>0.062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8-01-01T00:00:00</text:p>
          </table:table-cell>
          <table:table-cell office:value-type="float" office:value="2444682.5" calcext:value-type="float">
            <text:p>2444682.5</text:p>
          </table:table-cell>
          <table:table-cell office:value-type="string" calcext:value-type="string">
            <text:p>1981-03-21T00:00:00</text:p>
          </table:table-cell>
          <table:table-cell office:value-type="float" office:value="2444682.5" calcext:value-type="float">
            <text:p>2444682.5</text:p>
          </table:table-cell>
          <table:table-cell office:value-type="float" office:value="50038.179893" calcext:value-type="float">
            <text:p>50038.179893</text:p>
          </table:table-cell>
          <table:table-cell office:value-type="float" office:value="0.820107" calcext:value-type="float">
            <text:p>0.820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9-01-01T00:00:00</text:p>
          </table:table-cell>
          <table:table-cell office:value-type="float" office:value="2445047.5" calcext:value-type="float">
            <text:p>2445047.5</text:p>
          </table:table-cell>
          <table:table-cell office:value-type="string" calcext:value-type="string">
            <text:p>1982-03-21T00:00:00</text:p>
          </table:table-cell>
          <table:table-cell office:value-type="float" office:value="2445047.5" calcext:value-type="float">
            <text:p>2445047.5</text:p>
          </table:table-cell>
          <table:table-cell office:value-type="float" office:value="50403.422082" calcext:value-type="float">
            <text:p>50403.422082</text:p>
          </table:table-cell>
          <table:table-cell office:value-type="float" office:value="0.577918" calcext:value-type="float">
            <text:p>0.577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0-01-01T00:00:00</text:p>
          </table:table-cell>
          <table:table-cell office:value-type="float" office:value="2445412.5" calcext:value-type="float">
            <text:p>2445412.5</text:p>
          </table:table-cell>
          <table:table-cell office:value-type="string" calcext:value-type="string">
            <text:p>1983-03-21T00:00:00</text:p>
          </table:table-cell>
          <table:table-cell office:value-type="float" office:value="2445412.5" calcext:value-type="float">
            <text:p>2445412.5</text:p>
          </table:table-cell>
          <table:table-cell office:value-type="float" office:value="50768.664271" calcext:value-type="float">
            <text:p>50768.664271</text:p>
          </table:table-cell>
          <table:table-cell office:value-type="float" office:value="0.335729" calcext:value-type="float">
            <text:p>0.3357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1-01-01T00:00:00</text:p>
          </table:table-cell>
          <table:table-cell office:value-type="float" office:value="2445777.5" calcext:value-type="float">
            <text:p>2445777.5</text:p>
          </table:table-cell>
          <table:table-cell office:value-type="string" calcext:value-type="string">
            <text:p>1984-03-20T00:00:00</text:p>
          </table:table-cell>
          <table:table-cell office:value-type="float" office:value="2445777.5" calcext:value-type="float">
            <text:p>2445777.5</text:p>
          </table:table-cell>
          <table:table-cell office:value-type="float" office:value="51133.90646" calcext:value-type="float">
            <text:p>51133.90646</text:p>
          </table:table-cell>
          <table:table-cell office:value-type="float" office:value="0.09354" calcext:value-type="float">
            <text:p>0.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2-01-01T00:00:00</text:p>
          </table:table-cell>
          <table:table-cell office:value-type="float" office:value="2446143.5" calcext:value-type="float">
            <text:p>2446143.5</text:p>
          </table:table-cell>
          <table:table-cell office:value-type="string" calcext:value-type="string">
            <text:p>1985-03-21T00:00:00</text:p>
          </table:table-cell>
          <table:table-cell office:value-type="float" office:value="2446143.5" calcext:value-type="float">
            <text:p>2446143.5</text:p>
          </table:table-cell>
          <table:table-cell office:value-type="float" office:value="51499.148649" calcext:value-type="float">
            <text:p>51499.148649</text:p>
          </table:table-cell>
          <table:table-cell office:value-type="float" office:value="0.851351" calcext:value-type="float">
            <text:p>0.851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3-01-01T00:00:00</text:p>
          </table:table-cell>
          <table:table-cell office:value-type="float" office:value="2446508.5" calcext:value-type="float">
            <text:p>2446508.5</text:p>
          </table:table-cell>
          <table:table-cell office:value-type="string" calcext:value-type="string">
            <text:p>1986-03-21T00:00:00</text:p>
          </table:table-cell>
          <table:table-cell office:value-type="float" office:value="2446508.5" calcext:value-type="float">
            <text:p>2446508.5</text:p>
          </table:table-cell>
          <table:table-cell office:value-type="float" office:value="51864.390838" calcext:value-type="float">
            <text:p>51864.390838</text:p>
          </table:table-cell>
          <table:table-cell office:value-type="float" office:value="0.609162" calcext:value-type="float">
            <text:p>0.609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4-01-01T00:00:00</text:p>
          </table:table-cell>
          <table:table-cell office:value-type="float" office:value="2446873.5" calcext:value-type="float">
            <text:p>2446873.5</text:p>
          </table:table-cell>
          <table:table-cell office:value-type="string" calcext:value-type="string">
            <text:p>1987-03-21T00:00:00</text:p>
          </table:table-cell>
          <table:table-cell office:value-type="float" office:value="2446873.5" calcext:value-type="float">
            <text:p>2446873.5</text:p>
          </table:table-cell>
          <table:table-cell office:value-type="float" office:value="52229.633027" calcext:value-type="float">
            <text:p>52229.633027</text:p>
          </table:table-cell>
          <table:table-cell office:value-type="float" office:value="0.366973" calcext:value-type="float">
            <text:p>0.366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5-01-01T00:00:00</text:p>
          </table:table-cell>
          <table:table-cell office:value-type="float" office:value="2447238.5" calcext:value-type="float">
            <text:p>2447238.5</text:p>
          </table:table-cell>
          <table:table-cell office:value-type="string" calcext:value-type="string">
            <text:p>1988-03-20T00:00:00</text:p>
          </table:table-cell>
          <table:table-cell office:value-type="float" office:value="2447238.5" calcext:value-type="float">
            <text:p>2447238.5</text:p>
          </table:table-cell>
          <table:table-cell office:value-type="float" office:value="52594.875216" calcext:value-type="float">
            <text:p>52594.875216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6-01-01T00:00:00</text:p>
          </table:table-cell>
          <table:table-cell office:value-type="float" office:value="2447604.5" calcext:value-type="float">
            <text:p>2447604.5</text:p>
          </table:table-cell>
          <table:table-cell office:value-type="string" calcext:value-type="string">
            <text:p>1989-03-21T00:00:00</text:p>
          </table:table-cell>
          <table:table-cell office:value-type="float" office:value="2447604.5" calcext:value-type="float">
            <text:p>2447604.5</text:p>
          </table:table-cell>
          <table:table-cell office:value-type="float" office:value="52960.117405" calcext:value-type="float">
            <text:p>52960.117405</text:p>
          </table:table-cell>
          <table:table-cell office:value-type="float" office:value="0.882595" calcext:value-type="float">
            <text:p>0.882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7-01-01T00:00:00</text:p>
          </table:table-cell>
          <table:table-cell office:value-type="float" office:value="2447969.5" calcext:value-type="float">
            <text:p>2447969.5</text:p>
          </table:table-cell>
          <table:table-cell office:value-type="string" calcext:value-type="string">
            <text:p>1990-03-21T00:00:00</text:p>
          </table:table-cell>
          <table:table-cell office:value-type="float" office:value="2447969.5" calcext:value-type="float">
            <text:p>2447969.5</text:p>
          </table:table-cell>
          <table:table-cell office:value-type="float" office:value="53325.359594" calcext:value-type="float">
            <text:p>53325.359594</text:p>
          </table:table-cell>
          <table:table-cell office:value-type="float" office:value="0.640406" calcext:value-type="float">
            <text:p>0.640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8-01-01T00:00:00</text:p>
          </table:table-cell>
          <table:table-cell office:value-type="float" office:value="2448334.5" calcext:value-type="float">
            <text:p>2448334.5</text:p>
          </table:table-cell>
          <table:table-cell office:value-type="string" calcext:value-type="string">
            <text:p>1991-03-21T00:00:00</text:p>
          </table:table-cell>
          <table:table-cell office:value-type="float" office:value="2448334.5" calcext:value-type="float">
            <text:p>2448334.5</text:p>
          </table:table-cell>
          <table:table-cell office:value-type="float" office:value="53690.601783" calcext:value-type="float">
            <text:p>53690.601783</text:p>
          </table:table-cell>
          <table:table-cell office:value-type="float" office:value="0.398217" calcext:value-type="float">
            <text:p>0.398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9-01-01T00:00:00</text:p>
          </table:table-cell>
          <table:table-cell office:value-type="float" office:value="2448699.5" calcext:value-type="float">
            <text:p>2448699.5</text:p>
          </table:table-cell>
          <table:table-cell office:value-type="string" calcext:value-type="string">
            <text:p>1992-03-20T00:00:00</text:p>
          </table:table-cell>
          <table:table-cell office:value-type="float" office:value="2448699.5" calcext:value-type="float">
            <text:p>2448699.5</text:p>
          </table:table-cell>
          <table:table-cell office:value-type="float" office:value="54055.843972" calcext:value-type="float">
            <text:p>54055.843972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0-01-01T00:00:00</text:p>
          </table:table-cell>
          <table:table-cell office:value-type="float" office:value="2449065.5" calcext:value-type="float">
            <text:p>2449065.5</text:p>
          </table:table-cell>
          <table:table-cell office:value-type="string" calcext:value-type="string">
            <text:p>1993-03-21T00:00:00</text:p>
          </table:table-cell>
          <table:table-cell office:value-type="float" office:value="2449065.5" calcext:value-type="float">
            <text:p>2449065.5</text:p>
          </table:table-cell>
          <table:table-cell office:value-type="float" office:value="54421.086161" calcext:value-type="float">
            <text:p>54421.086161</text:p>
          </table:table-cell>
          <table:table-cell office:value-type="float" office:value="0.913839" calcext:value-type="float">
            <text:p>0.913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1-01-01T00:00:00</text:p>
          </table:table-cell>
          <table:table-cell office:value-type="float" office:value="2449430.5" calcext:value-type="float">
            <text:p>2449430.5</text:p>
          </table:table-cell>
          <table:table-cell office:value-type="string" calcext:value-type="string">
            <text:p>1994-03-21T00:00:00</text:p>
          </table:table-cell>
          <table:table-cell office:value-type="float" office:value="2449430.5" calcext:value-type="float">
            <text:p>2449430.5</text:p>
          </table:table-cell>
          <table:table-cell office:value-type="float" office:value="54786.32835" calcext:value-type="float">
            <text:p>54786.32835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2-01-01T00:00:00</text:p>
          </table:table-cell>
          <table:table-cell office:value-type="float" office:value="2449795.5" calcext:value-type="float">
            <text:p>2449795.5</text:p>
          </table:table-cell>
          <table:table-cell office:value-type="string" calcext:value-type="string">
            <text:p>1995-03-21T00:00:00</text:p>
          </table:table-cell>
          <table:table-cell office:value-type="float" office:value="2449795.5" calcext:value-type="float">
            <text:p>2449795.5</text:p>
          </table:table-cell>
          <table:table-cell office:value-type="float" office:value="55151.570539" calcext:value-type="float">
            <text:p>55151.57053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3-01-01T00:00:00</text:p>
          </table:table-cell>
          <table:table-cell office:value-type="float" office:value="2450160.5" calcext:value-type="float">
            <text:p>2450160.5</text:p>
          </table:table-cell>
          <table:table-cell office:value-type="string" calcext:value-type="string">
            <text:p>1996-03-20T00:00:00</text:p>
          </table:table-cell>
          <table:table-cell office:value-type="float" office:value="2450160.5" calcext:value-type="float">
            <text:p>2450160.5</text:p>
          </table:table-cell>
          <table:table-cell office:value-type="float" office:value="55516.812728" calcext:value-type="float">
            <text:p>55516.812728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4-01-01T00:00:00</text:p>
          </table:table-cell>
          <table:table-cell office:value-type="float" office:value="2450526.5" calcext:value-type="float">
            <text:p>2450526.5</text:p>
          </table:table-cell>
          <table:table-cell office:value-type="string" calcext:value-type="string">
            <text:p>1997-03-20T00:00:00</text:p>
          </table:table-cell>
          <table:table-cell office:value-type="float" office:value="2450525.5" calcext:value-type="float">
            <text:p>2450525.5</text:p>
          </table:table-cell>
          <table:table-cell office:value-type="float" office:value="55882.054917" calcext:value-type="float">
            <text:p>55882.054917</text:p>
          </table:table-cell>
          <table:table-cell office:value-type="float" office:value="0.945083" calcext:value-type="float">
            <text:p>0.9450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5-01-01T00:00:00</text:p>
          </table:table-cell>
          <table:table-cell office:value-type="float" office:value="2450891.5" calcext:value-type="float">
            <text:p>2450891.5</text:p>
          </table:table-cell>
          <table:table-cell office:value-type="string" calcext:value-type="string">
            <text:p>1998-03-21T00:00:00</text:p>
          </table:table-cell>
          <table:table-cell office:value-type="float" office:value="2450891.5" calcext:value-type="float">
            <text:p>2450891.5</text:p>
          </table:table-cell>
          <table:table-cell office:value-type="float" office:value="56247.297106" calcext:value-type="float">
            <text:p>56247.297106</text:p>
          </table:table-cell>
          <table:table-cell office:value-type="float" office:value="0.702894" calcext:value-type="float">
            <text:p>0.702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6-01-01T00:00:00</text:p>
          </table:table-cell>
          <table:table-cell office:value-type="float" office:value="2451256.5" calcext:value-type="float">
            <text:p>2451256.5</text:p>
          </table:table-cell>
          <table:table-cell office:value-type="string" calcext:value-type="string">
            <text:p>1999-03-21T00:00:00</text:p>
          </table:table-cell>
          <table:table-cell office:value-type="float" office:value="2451256.5" calcext:value-type="float">
            <text:p>2451256.5</text:p>
          </table:table-cell>
          <table:table-cell office:value-type="float" office:value="56612.539295" calcext:value-type="float">
            <text:p>56612.539295</text:p>
          </table:table-cell>
          <table:table-cell office:value-type="float" office:value="0.460705" calcext:value-type="float">
            <text:p>0.460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7-01-01T00:00:00</text:p>
          </table:table-cell>
          <table:table-cell office:value-type="float" office:value="2451621.5" calcext:value-type="float">
            <text:p>2451621.5</text:p>
          </table:table-cell>
          <table:table-cell office:value-type="string" calcext:value-type="string">
            <text:p>2000-03-20T00:00:00</text:p>
          </table:table-cell>
          <table:table-cell office:value-type="float" office:value="2451621.5" calcext:value-type="float">
            <text:p>2451621.5</text:p>
          </table:table-cell>
          <table:table-cell office:value-type="float" office:value="56977.781484" calcext:value-type="float">
            <text:p>56977.78148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8-01-01T00:00:00</text:p>
          </table:table-cell>
          <table:table-cell office:value-type="float" office:value="2451987.5" calcext:value-type="float">
            <text:p>2451987.5</text:p>
          </table:table-cell>
          <table:table-cell office:value-type="string" calcext:value-type="string">
            <text:p>2001-03-20T00:00:00</text:p>
          </table:table-cell>
          <table:table-cell office:value-type="float" office:value="2451986.5" calcext:value-type="float">
            <text:p>2451986.5</text:p>
          </table:table-cell>
          <table:table-cell office:value-type="float" office:value="57343.023673" calcext:value-type="float">
            <text:p>57343.023673</text:p>
          </table:table-cell>
          <table:table-cell office:value-type="float" office:value="0.976327" calcext:value-type="float">
            <text:p>0.976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9-01-01T00:00:00</text:p>
          </table:table-cell>
          <table:table-cell office:value-type="float" office:value="2452352.5" calcext:value-type="float">
            <text:p>2452352.5</text:p>
          </table:table-cell>
          <table:table-cell office:value-type="string" calcext:value-type="string">
            <text:p>2002-03-21T00:00:00</text:p>
          </table:table-cell>
          <table:table-cell office:value-type="float" office:value="2452352.5" calcext:value-type="float">
            <text:p>2452352.5</text:p>
          </table:table-cell>
          <table:table-cell office:value-type="float" office:value="57708.265862" calcext:value-type="float">
            <text:p>57708.265862</text:p>
          </table:table-cell>
          <table:table-cell office:value-type="float" office:value="0.734138" calcext:value-type="float">
            <text:p>0.734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0-01-01T00:00:00</text:p>
          </table:table-cell>
          <table:table-cell office:value-type="float" office:value="2452717.5" calcext:value-type="float">
            <text:p>2452717.5</text:p>
          </table:table-cell>
          <table:table-cell office:value-type="string" calcext:value-type="string">
            <text:p>2003-03-21T00:00:00</text:p>
          </table:table-cell>
          <table:table-cell office:value-type="float" office:value="2452717.5" calcext:value-type="float">
            <text:p>2452717.5</text:p>
          </table:table-cell>
          <table:table-cell office:value-type="float" office:value="58073.508051" calcext:value-type="float">
            <text:p>58073.508051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1-01-01T00:00:00</text:p>
          </table:table-cell>
          <table:table-cell office:value-type="float" office:value="2453082.5" calcext:value-type="float">
            <text:p>2453082.5</text:p>
          </table:table-cell>
          <table:table-cell office:value-type="string" calcext:value-type="string">
            <text:p>2004-03-20T00:00:00</text:p>
          </table:table-cell>
          <table:table-cell office:value-type="float" office:value="2453082.5" calcext:value-type="float">
            <text:p>2453082.5</text:p>
          </table:table-cell>
          <table:table-cell office:value-type="float" office:value="58438.75024" calcext:value-type="float">
            <text:p>58438.75024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2-01-01T00:00:00</text:p>
          </table:table-cell>
          <table:table-cell office:value-type="float" office:value="2453447.5" calcext:value-type="float">
            <text:p>2453447.5</text:p>
          </table:table-cell>
          <table:table-cell office:value-type="string" calcext:value-type="string">
            <text:p>2005-03-20T00:00:00</text:p>
          </table:table-cell>
          <table:table-cell office:value-type="float" office:value="2453447.5" calcext:value-type="float">
            <text:p>2453447.5</text:p>
          </table:table-cell>
          <table:table-cell office:value-type="float" office:value="58803.992429" calcext:value-type="float">
            <text:p>58803.992429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3-01-01T00:00:00</text:p>
          </table:table-cell>
          <table:table-cell office:value-type="float" office:value="2453813.5" calcext:value-type="float">
            <text:p>2453813.5</text:p>
          </table:table-cell>
          <table:table-cell office:value-type="string" calcext:value-type="string">
            <text:p>2006-03-21T00:00:00</text:p>
          </table:table-cell>
          <table:table-cell office:value-type="float" office:value="2453813.5" calcext:value-type="float">
            <text:p>2453813.5</text:p>
          </table:table-cell>
          <table:table-cell office:value-type="float" office:value="59169.234618" calcext:value-type="float">
            <text:p>59169.234618</text:p>
          </table:table-cell>
          <table:table-cell office:value-type="float" office:value="0.765382" calcext:value-type="float">
            <text:p>0.765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4-01-01T00:00:00</text:p>
          </table:table-cell>
          <table:table-cell office:value-type="float" office:value="2454178.5" calcext:value-type="float">
            <text:p>2454178.5</text:p>
          </table:table-cell>
          <table:table-cell office:value-type="string" calcext:value-type="string">
            <text:p>2007-03-21T00:00:00</text:p>
          </table:table-cell>
          <table:table-cell office:value-type="float" office:value="2454178.5" calcext:value-type="float">
            <text:p>2454178.5</text:p>
          </table:table-cell>
          <table:table-cell office:value-type="float" office:value="59534.476807" calcext:value-type="float">
            <text:p>59534.476807</text:p>
          </table:table-cell>
          <table:table-cell office:value-type="float" office:value="0.523193" calcext:value-type="float">
            <text:p>0.5231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5-01-01T00:00:00</text:p>
          </table:table-cell>
          <table:table-cell office:value-type="float" office:value="2454543.5" calcext:value-type="float">
            <text:p>2454543.5</text:p>
          </table:table-cell>
          <table:table-cell office:value-type="string" calcext:value-type="string">
            <text:p>2008-03-20T00:00:00</text:p>
          </table:table-cell>
          <table:table-cell office:value-type="float" office:value="2454543.5" calcext:value-type="float">
            <text:p>2454543.5</text:p>
          </table:table-cell>
          <table:table-cell office:value-type="float" office:value="59899.718996" calcext:value-type="float">
            <text:p>59899.718996</text:p>
          </table:table-cell>
          <table:table-cell office:value-type="float" office:value="0.281004" calcext:value-type="float">
            <text:p>0.281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6-01-01T00:00:00</text:p>
          </table:table-cell>
          <table:table-cell office:value-type="float" office:value="2454908.5" calcext:value-type="float">
            <text:p>2454908.5</text:p>
          </table:table-cell>
          <table:table-cell office:value-type="string" calcext:value-type="string">
            <text:p>2009-03-20T00:00:00</text:p>
          </table:table-cell>
          <table:table-cell office:value-type="float" office:value="2454908.5" calcext:value-type="float">
            <text:p>2454908.5</text:p>
          </table:table-cell>
          <table:table-cell office:value-type="float" office:value="60264.961185" calcext:value-type="float">
            <text:p>60264.961185</text:p>
          </table:table-cell>
          <table:table-cell office:value-type="float" office:value="0.038815" calcext:value-type="float">
            <text:p>0.0388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7-01-01T00:00:00</text:p>
          </table:table-cell>
          <table:table-cell office:value-type="float" office:value="2455274.5" calcext:value-type="float">
            <text:p>2455274.5</text:p>
          </table:table-cell>
          <table:table-cell office:value-type="string" calcext:value-type="string">
            <text:p>2010-03-21T00:00:00</text:p>
          </table:table-cell>
          <table:table-cell office:value-type="float" office:value="2455274.5" calcext:value-type="float">
            <text:p>2455274.5</text:p>
          </table:table-cell>
          <table:table-cell office:value-type="float" office:value="60630.203374" calcext:value-type="float">
            <text:p>60630.203374</text:p>
          </table:table-cell>
          <table:table-cell office:value-type="float" office:value="0.796626" calcext:value-type="float">
            <text:p>0.796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8-01-01T00:00:00</text:p>
          </table:table-cell>
          <table:table-cell office:value-type="float" office:value="2455639.5" calcext:value-type="float">
            <text:p>2455639.5</text:p>
          </table:table-cell>
          <table:table-cell office:value-type="string" calcext:value-type="string">
            <text:p>2011-03-21T00:00:00</text:p>
          </table:table-cell>
          <table:table-cell office:value-type="float" office:value="2455639.5" calcext:value-type="float">
            <text:p>2455639.5</text:p>
          </table:table-cell>
          <table:table-cell office:value-type="float" office:value="60995.445563" calcext:value-type="float">
            <text:p>60995.445563</text:p>
          </table:table-cell>
          <table:table-cell office:value-type="float" office:value="0.554437" calcext:value-type="float">
            <text:p>0.5544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9-01-01T00:00:00</text:p>
          </table:table-cell>
          <table:table-cell office:value-type="float" office:value="2456004.5" calcext:value-type="float">
            <text:p>2456004.5</text:p>
          </table:table-cell>
          <table:table-cell office:value-type="string" calcext:value-type="string">
            <text:p>2012-03-20T00:00:00</text:p>
          </table:table-cell>
          <table:table-cell office:value-type="float" office:value="2456004.5" calcext:value-type="float">
            <text:p>2456004.5</text:p>
          </table:table-cell>
          <table:table-cell office:value-type="float" office:value="61360.687752" calcext:value-type="float">
            <text:p>61360.68775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0-01-01T00:00:00</text:p>
          </table:table-cell>
          <table:table-cell office:value-type="float" office:value="2456369.5" calcext:value-type="float">
            <text:p>2456369.5</text:p>
          </table:table-cell>
          <table:table-cell office:value-type="string" calcext:value-type="string">
            <text:p>2013-03-20T00:00:00</text:p>
          </table:table-cell>
          <table:table-cell office:value-type="float" office:value="2456369.5" calcext:value-type="float">
            <text:p>2456369.5</text:p>
          </table:table-cell>
          <table:table-cell office:value-type="float" office:value="61725.929941" calcext:value-type="float">
            <text:p>61725.929941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1-01-01T00:00:00</text:p>
          </table:table-cell>
          <table:table-cell office:value-type="float" office:value="2456735.5" calcext:value-type="float">
            <text:p>2456735.5</text:p>
          </table:table-cell>
          <table:table-cell office:value-type="string" calcext:value-type="string">
            <text:p>2014-03-21T00:00:00</text:p>
          </table:table-cell>
          <table:table-cell office:value-type="float" office:value="2456735.5" calcext:value-type="float">
            <text:p>2456735.5</text:p>
          </table:table-cell>
          <table:table-cell office:value-type="float" office:value="62091.17213" calcext:value-type="float">
            <text:p>62091.17213</text:p>
          </table:table-cell>
          <table:table-cell office:value-type="float" office:value="0.82787" calcext:value-type="float">
            <text:p>0.82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2-01-01T00:00:00</text:p>
          </table:table-cell>
          <table:table-cell office:value-type="float" office:value="2457100.5" calcext:value-type="float">
            <text:p>2457100.5</text:p>
          </table:table-cell>
          <table:table-cell office:value-type="string" calcext:value-type="string">
            <text:p>2015-03-21T00:00:00</text:p>
          </table:table-cell>
          <table:table-cell office:value-type="float" office:value="2457100.5" calcext:value-type="float">
            <text:p>2457100.5</text:p>
          </table:table-cell>
          <table:table-cell office:value-type="float" office:value="62456.414319" calcext:value-type="float">
            <text:p>62456.414319</text:p>
          </table:table-cell>
          <table:table-cell office:value-type="float" office:value="0.585681" calcext:value-type="float">
            <text:p>0.585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3-01-01T00:00:00</text:p>
          </table:table-cell>
          <table:table-cell office:value-type="float" office:value="2457465.5" calcext:value-type="float">
            <text:p>2457465.5</text:p>
          </table:table-cell>
          <table:table-cell office:value-type="string" calcext:value-type="string">
            <text:p>2016-03-20T00:00:00</text:p>
          </table:table-cell>
          <table:table-cell office:value-type="float" office:value="2457465.5" calcext:value-type="float">
            <text:p>2457465.5</text:p>
          </table:table-cell>
          <table:table-cell office:value-type="float" office:value="62821.656508" calcext:value-type="float">
            <text:p>62821.656508</text:p>
          </table:table-cell>
          <table:table-cell office:value-type="float" office:value="0.343492" calcext:value-type="float">
            <text:p>0.3434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4-01-01T00:00:00</text:p>
          </table:table-cell>
          <table:table-cell office:value-type="float" office:value="2457830.5" calcext:value-type="float">
            <text:p>2457830.5</text:p>
          </table:table-cell>
          <table:table-cell office:value-type="string" calcext:value-type="string">
            <text:p>2017-03-20T00:00:00</text:p>
          </table:table-cell>
          <table:table-cell office:value-type="float" office:value="2457830.5" calcext:value-type="float">
            <text:p>2457830.5</text:p>
          </table:table-cell>
          <table:table-cell office:value-type="float" office:value="63186.898697" calcext:value-type="float">
            <text:p>63186.898697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5-01-01T00:00:00</text:p>
          </table:table-cell>
          <table:table-cell office:value-type="float" office:value="2458196.5" calcext:value-type="float">
            <text:p>2458196.5</text:p>
          </table:table-cell>
          <table:table-cell office:value-type="string" calcext:value-type="string">
            <text:p>2018-03-21T00:00:00</text:p>
          </table:table-cell>
          <table:table-cell office:value-type="float" office:value="2458196.5" calcext:value-type="float">
            <text:p>2458196.5</text:p>
          </table:table-cell>
          <table:table-cell office:value-type="float" office:value="63552.140886" calcext:value-type="float">
            <text:p>63552.140886</text:p>
          </table:table-cell>
          <table:table-cell office:value-type="float" office:value="0.859114" calcext:value-type="float">
            <text:p>0.859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6-01-01T00:00:00</text:p>
          </table:table-cell>
          <table:table-cell office:value-type="float" office:value="2458561.5" calcext:value-type="float">
            <text:p>2458561.5</text:p>
          </table:table-cell>
          <table:table-cell office:value-type="string" calcext:value-type="string">
            <text:p>2019-03-21T00:00:00</text:p>
          </table:table-cell>
          <table:table-cell office:value-type="float" office:value="2458561.5" calcext:value-type="float">
            <text:p>2458561.5</text:p>
          </table:table-cell>
          <table:table-cell office:value-type="float" office:value="63917.383075" calcext:value-type="float">
            <text:p>63917.383075</text:p>
          </table:table-cell>
          <table:table-cell office:value-type="float" office:value="0.616925" calcext:value-type="float">
            <text:p>0.6169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7-01-01T00:00:00</text:p>
          </table:table-cell>
          <table:table-cell office:value-type="float" office:value="2458926.5" calcext:value-type="float">
            <text:p>2458926.5</text:p>
          </table:table-cell>
          <table:table-cell office:value-type="string" calcext:value-type="string">
            <text:p>2020-03-20T00:00:00</text:p>
          </table:table-cell>
          <table:table-cell office:value-type="float" office:value="2458926.5" calcext:value-type="float">
            <text:p>2458926.5</text:p>
          </table:table-cell>
          <table:table-cell office:value-type="float" office:value="64282.625264" calcext:value-type="float">
            <text:p>64282.625264</text:p>
          </table:table-cell>
          <table:table-cell office:value-type="float" office:value="0.374736" calcext:value-type="float">
            <text:p>0.3747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8-01-01T00:00:00</text:p>
          </table:table-cell>
          <table:table-cell office:value-type="float" office:value="2459291.5" calcext:value-type="float">
            <text:p>2459291.5</text:p>
          </table:table-cell>
          <table:table-cell office:value-type="string" calcext:value-type="string">
            <text:p>2021-03-20T00:00:00</text:p>
          </table:table-cell>
          <table:table-cell office:value-type="float" office:value="2459291.5" calcext:value-type="float">
            <text:p>2459291.5</text:p>
          </table:table-cell>
          <table:table-cell office:value-type="float" office:value="64647.867453" calcext:value-type="float">
            <text:p>64647.867453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9-01-01T00:00:00</text:p>
          </table:table-cell>
          <table:table-cell office:value-type="float" office:value="2459657.5" calcext:value-type="float">
            <text:p>2459657.5</text:p>
          </table:table-cell>
          <table:table-cell office:value-type="string" calcext:value-type="string">
            <text:p>2022-03-21T00:00:00</text:p>
          </table:table-cell>
          <table:table-cell office:value-type="float" office:value="2459657.5" calcext:value-type="float">
            <text:p>2459657.5</text:p>
          </table:table-cell>
          <table:table-cell office:value-type="float" office:value="65013.109642" calcext:value-type="float">
            <text:p>65013.109642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0-01-01T00:00:00</text:p>
          </table:table-cell>
          <table:table-cell office:value-type="float" office:value="2460022.5" calcext:value-type="float">
            <text:p>2460022.5</text:p>
          </table:table-cell>
          <table:table-cell office:value-type="string" calcext:value-type="string">
            <text:p>2023-03-21T00:00:00</text:p>
          </table:table-cell>
          <table:table-cell office:value-type="float" office:value="2460022.5" calcext:value-type="float">
            <text:p>2460022.5</text:p>
          </table:table-cell>
          <table:table-cell office:value-type="float" office:value="65378.351831" calcext:value-type="float">
            <text:p>65378.351831</text:p>
          </table:table-cell>
          <table:table-cell office:value-type="float" office:value="0.648169" calcext:value-type="float">
            <text:p>0.648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1-01T00:00:00</text:p>
          </table:table-cell>
          <table:table-cell office:value-type="float" office:value="2460387.5" calcext:value-type="float">
            <text:p>2460387.5</text:p>
          </table:table-cell>
          <table:table-cell office:value-type="string" calcext:value-type="string">
            <text:p>2024-03-20T00:00:00</text:p>
          </table:table-cell>
          <table:table-cell office:value-type="float" office:value="2460387.5" calcext:value-type="float">
            <text:p>2460387.5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2-13T00:00:00</text:p>
          </table:table-cell>
          <table:table-cell office:value-type="float" office:value="2460418.5" calcext:value-type="float">
            <text:p>2460418.5</text:p>
          </table:table-cell>
          <table:table-cell office:value-type="string" calcext:value-type="string">
            <text:p>2024-04-19T00:00:00</text:p>
          </table:table-cell>
          <table:table-cell office:value-type="float" office:value="2460417.5" calcext:value-type="float">
            <text:p>2460417.5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8T20:00:00</text:p>
          </table:table-cell>
          <table:table-cell office:value-type="float" office:value="2460443.333333" calcext:value-type="float">
            <text:p>2460443.333333</text:p>
          </table:table-cell>
          <table:table-cell office:value-type="string" calcext:value-type="string">
            <text:p>2024-05-14T20:00:00</text:p>
          </table:table-cell>
          <table:table-cell office:value-type="float" office:value="2460443.333333" calcext:value-type="float">
            <text:p>2460443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9T20:00:00</text:p>
          </table:table-cell>
          <table:table-cell office:value-type="float" office:value="2460444.333333" calcext:value-type="float">
            <text:p>2460444.333333</text:p>
          </table:table-cell>
          <table:table-cell office:value-type="string" calcext:value-type="string">
            <text:p>2024-05-15T20:00:00</text:p>
          </table:table-cell>
          <table:table-cell office:value-type="float" office:value="2460444.333333" calcext:value-type="float">
            <text:p>2460444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17:00:00</text:p>
          </table:table-cell>
          <table:table-cell office:value-type="float" office:value="2460445.208333" calcext:value-type="float">
            <text:p>2460445.208333</text:p>
          </table:table-cell>
          <table:table-cell office:value-type="string" calcext:value-type="string">
            <text:p>2024-05-16T17:00:00</text:p>
          </table:table-cell>
          <table:table-cell office:value-type="float" office:value="2460445.208333" calcext:value-type="float">
            <text:p>2460445.208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string" calcext:value-type="string">
            <text:p>2024-05-16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2-01-01T00:00:00</text:p>
          </table:table-cell>
          <table:table-cell office:value-type="float" office:value="2460752.5" calcext:value-type="float">
            <text:p>2460752.5</text:p>
          </table:table-cell>
          <table:table-cell office:value-type="string" calcext:value-type="string">
            <text:p>2025-03-20T00:00:00</text:p>
          </table:table-cell>
          <table:table-cell office:value-type="float" office:value="2460752.5" calcext:value-type="float">
            <text:p>2460752.5</text:p>
          </table:table-cell>
          <table:table-cell office:value-type="float" office:value="66108.836209" calcext:value-type="float">
            <text:p>66108.836209</text:p>
          </table:table-cell>
          <table:table-cell office:value-type="float" office:value="0.163791" calcext:value-type="float">
            <text:p>0.1637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3-01-01T00:00:00</text:p>
          </table:table-cell>
          <table:table-cell office:value-type="float" office:value="2461118.5" calcext:value-type="float">
            <text:p>2461118.5</text:p>
          </table:table-cell>
          <table:table-cell office:value-type="string" calcext:value-type="string">
            <text:p>2026-03-21T00:00:00</text:p>
          </table:table-cell>
          <table:table-cell office:value-type="float" office:value="2461118.5" calcext:value-type="float">
            <text:p>2461118.5</text:p>
          </table:table-cell>
          <table:table-cell office:value-type="float" office:value="66474.078398" calcext:value-type="float">
            <text:p>66474.078398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4-01-01T00:00:00</text:p>
          </table:table-cell>
          <table:table-cell office:value-type="float" office:value="2461483.5" calcext:value-type="float">
            <text:p>2461483.5</text:p>
          </table:table-cell>
          <table:table-cell office:value-type="string" calcext:value-type="string">
            <text:p>2027-03-21T00:00:00</text:p>
          </table:table-cell>
          <table:table-cell office:value-type="float" office:value="2461483.5" calcext:value-type="float">
            <text:p>2461483.5</text:p>
          </table:table-cell>
          <table:table-cell office:value-type="float" office:value="66839.320587" calcext:value-type="float">
            <text:p>66839.320587</text:p>
          </table:table-cell>
          <table:table-cell office:value-type="float" office:value="0.679413" calcext:value-type="float">
            <text:p>0.679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5-01-01T00:00:00</text:p>
          </table:table-cell>
          <table:table-cell office:value-type="float" office:value="2461848.5" calcext:value-type="float">
            <text:p>2461848.5</text:p>
          </table:table-cell>
          <table:table-cell office:value-type="string" calcext:value-type="string">
            <text:p>2028-03-20T00:00:00</text:p>
          </table:table-cell>
          <table:table-cell office:value-type="float" office:value="2461848.5" calcext:value-type="float">
            <text:p>2461848.5</text:p>
          </table:table-cell>
          <table:table-cell office:value-type="float" office:value="67204.562776" calcext:value-type="float">
            <text:p>67204.562776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-01-01T00:00:00</text:p>
          </table:table-cell>
          <table:table-cell office:value-type="float" office:value="2462213.5" calcext:value-type="float">
            <text:p>2462213.5</text:p>
          </table:table-cell>
          <table:table-cell office:value-type="string" calcext:value-type="string">
            <text:p>2029-03-20T00:00:00</text:p>
          </table:table-cell>
          <table:table-cell office:value-type="float" office:value="2462213.5" calcext:value-type="float">
            <text:p>2462213.5</text:p>
          </table:table-cell>
          <table:table-cell office:value-type="float" office:value="67569.804965" calcext:value-type="float">
            <text:p>67569.804965</text:p>
          </table:table-cell>
          <table:table-cell office:value-type="float" office:value="0.195035" calcext:value-type="float">
            <text:p>0.195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7-01-01T00:00:00</text:p>
          </table:table-cell>
          <table:table-cell office:value-type="float" office:value="2462579.5" calcext:value-type="float">
            <text:p>2462579.5</text:p>
          </table:table-cell>
          <table:table-cell office:value-type="string" calcext:value-type="string">
            <text:p>2030-03-20T00:00:00</text:p>
          </table:table-cell>
          <table:table-cell office:value-type="float" office:value="2462578.5" calcext:value-type="float">
            <text:p>2462578.5</text:p>
          </table:table-cell>
          <table:table-cell office:value-type="float" office:value="67935.047154" calcext:value-type="float">
            <text:p>67935.047154</text:p>
          </table:table-cell>
          <table:table-cell office:value-type="float" office:value="0.952846" calcext:value-type="float">
            <text:p>0.952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8-01-01T00:00:00</text:p>
          </table:table-cell>
          <table:table-cell office:value-type="float" office:value="2462944.5" calcext:value-type="float">
            <text:p>2462944.5</text:p>
          </table:table-cell>
          <table:table-cell office:value-type="string" calcext:value-type="string">
            <text:p>2031-03-21T00:00:00</text:p>
          </table:table-cell>
          <table:table-cell office:value-type="float" office:value="2462944.5" calcext:value-type="float">
            <text:p>2462944.5</text:p>
          </table:table-cell>
          <table:table-cell office:value-type="float" office:value="68300.289343" calcext:value-type="float">
            <text:p>68300.289343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9-01-01T00:00:00</text:p>
          </table:table-cell>
          <table:table-cell office:value-type="float" office:value="2463309.5" calcext:value-type="float">
            <text:p>2463309.5</text:p>
          </table:table-cell>
          <table:table-cell office:value-type="string" calcext:value-type="string">
            <text:p>2032-03-20T00:00:00</text:p>
          </table:table-cell>
          <table:table-cell office:value-type="float" office:value="2463309.5" calcext:value-type="float">
            <text:p>2463309.5</text:p>
          </table:table-cell>
          <table:table-cell office:value-type="float" office:value="68665.531532" calcext:value-type="float">
            <text:p>68665.531532</text:p>
          </table:table-cell>
          <table:table-cell office:value-type="float" office:value="0.468468" calcext:value-type="float">
            <text:p>0.468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-01-01T00:00:00</text:p>
          </table:table-cell>
          <table:table-cell office:value-type="float" office:value="2463674.5" calcext:value-type="float">
            <text:p>2463674.5</text:p>
          </table:table-cell>
          <table:table-cell office:value-type="string" calcext:value-type="string">
            <text:p>2033-03-20T00:00:00</text:p>
          </table:table-cell>
          <table:table-cell office:value-type="float" office:value="2463674.5" calcext:value-type="float">
            <text:p>2463674.5</text:p>
          </table:table-cell>
          <table:table-cell office:value-type="float" office:value="69030.773721" calcext:value-type="float">
            <text:p>69030.773721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-01-01T00:00:00</text:p>
          </table:table-cell>
          <table:table-cell office:value-type="float" office:value="2464040.5" calcext:value-type="float">
            <text:p>2464040.5</text:p>
          </table:table-cell>
          <table:table-cell office:value-type="string" calcext:value-type="string">
            <text:p>2034-03-20T00:00:00</text:p>
          </table:table-cell>
          <table:table-cell office:value-type="float" office:value="2464039.5" calcext:value-type="float">
            <text:p>2464039.5</text:p>
          </table:table-cell>
          <table:table-cell office:value-type="float" office:value="69396.01591" calcext:value-type="float">
            <text:p>69396.01591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-01-01T00:00:00</text:p>
          </table:table-cell>
          <table:table-cell office:value-type="float" office:value="2464405.5" calcext:value-type="float">
            <text:p>2464405.5</text:p>
          </table:table-cell>
          <table:table-cell office:value-type="string" calcext:value-type="string">
            <text:p>2035-03-21T00:00:00</text:p>
          </table:table-cell>
          <table:table-cell office:value-type="float" office:value="2464405.5" calcext:value-type="float">
            <text:p>2464405.5</text:p>
          </table:table-cell>
          <table:table-cell office:value-type="float" office:value="69761.258099" calcext:value-type="float">
            <text:p>69761.258099</text:p>
          </table:table-cell>
          <table:table-cell office:value-type="float" office:value="0.741901" calcext:value-type="float">
            <text:p>0.741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3-01-01T00:00:00</text:p>
          </table:table-cell>
          <table:table-cell office:value-type="float" office:value="2464770.5" calcext:value-type="float">
            <text:p>2464770.5</text:p>
          </table:table-cell>
          <table:table-cell office:value-type="string" calcext:value-type="string">
            <text:p>2036-03-20T00:00:00</text:p>
          </table:table-cell>
          <table:table-cell office:value-type="float" office:value="2464770.5" calcext:value-type="float">
            <text:p>2464770.5</text:p>
          </table:table-cell>
          <table:table-cell office:value-type="float" office:value="70126.500288" calcext:value-type="float">
            <text:p>70126.500288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-01-01T00:00:00</text:p>
          </table:table-cell>
          <table:table-cell office:value-type="float" office:value="2465135.5" calcext:value-type="float">
            <text:p>2465135.5</text:p>
          </table:table-cell>
          <table:table-cell office:value-type="string" calcext:value-type="string">
            <text:p>2037-03-20T00:00:00</text:p>
          </table:table-cell>
          <table:table-cell office:value-type="float" office:value="2465135.5" calcext:value-type="float">
            <text:p>2465135.5</text:p>
          </table:table-cell>
          <table:table-cell office:value-type="float" office:value="70491.742477" calcext:value-type="float">
            <text:p>70491.742477</text:p>
          </table:table-cell>
          <table:table-cell office:value-type="float" office:value="0.257523" calcext:value-type="float">
            <text:p>0.2575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5-01-01T00:00:00</text:p>
          </table:table-cell>
          <table:table-cell office:value-type="float" office:value="2465500.5" calcext:value-type="float">
            <text:p>2465500.5</text:p>
          </table:table-cell>
          <table:table-cell office:value-type="string" calcext:value-type="string">
            <text:p>2038-03-20T00:00:00</text:p>
          </table:table-cell>
          <table:table-cell office:value-type="float" office:value="2465500.5" calcext:value-type="float">
            <text:p>2465500.5</text:p>
          </table:table-cell>
          <table:table-cell office:value-type="float" office:value="70856.984666" calcext:value-type="float">
            <text:p>70856.98466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6-01-01T00:00:00</text:p>
          </table:table-cell>
          <table:table-cell office:value-type="float" office:value="2465866.5" calcext:value-type="float">
            <text:p>2465866.5</text:p>
          </table:table-cell>
          <table:table-cell office:value-type="string" calcext:value-type="string">
            <text:p>2039-03-21T00:00:00</text:p>
          </table:table-cell>
          <table:table-cell office:value-type="float" office:value="2465866.5" calcext:value-type="float">
            <text:p>2465866.5</text:p>
          </table:table-cell>
          <table:table-cell office:value-type="float" office:value="71222.226855" calcext:value-type="float">
            <text:p>71222.226855</text:p>
          </table:table-cell>
          <table:table-cell office:value-type="float" office:value="0.773145" calcext:value-type="float">
            <text:p>0.773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7-01-01T00:00:00</text:p>
          </table:table-cell>
          <table:table-cell office:value-type="float" office:value="2466231.5" calcext:value-type="float">
            <text:p>2466231.5</text:p>
          </table:table-cell>
          <table:table-cell office:value-type="string" calcext:value-type="string">
            <text:p>2040-03-20T00:00:00</text:p>
          </table:table-cell>
          <table:table-cell office:value-type="float" office:value="2466231.5" calcext:value-type="float">
            <text:p>2466231.5</text:p>
          </table:table-cell>
          <table:table-cell office:value-type="float" office:value="71587.469044" calcext:value-type="float">
            <text:p>71587.469044</text:p>
          </table:table-cell>
          <table:table-cell office:value-type="float" office:value="0.530956" calcext:value-type="float">
            <text:p>0.5309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8-01-01T00:00:00</text:p>
          </table:table-cell>
          <table:table-cell office:value-type="float" office:value="2466596.5" calcext:value-type="float">
            <text:p>2466596.5</text:p>
          </table:table-cell>
          <table:table-cell office:value-type="string" calcext:value-type="string">
            <text:p>2041-03-20T00:00:00</text:p>
          </table:table-cell>
          <table:table-cell office:value-type="float" office:value="2466596.5" calcext:value-type="float">
            <text:p>2466596.5</text:p>
          </table:table-cell>
          <table:table-cell office:value-type="float" office:value="71952.711233" calcext:value-type="float">
            <text:p>71952.711233</text:p>
          </table:table-cell>
          <table:table-cell office:value-type="float" office:value="0.288767" calcext:value-type="float">
            <text:p>0.2887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9-01-01T00:00:00</text:p>
          </table:table-cell>
          <table:table-cell office:value-type="float" office:value="2466961.5" calcext:value-type="float">
            <text:p>2466961.5</text:p>
          </table:table-cell>
          <table:table-cell office:value-type="string" calcext:value-type="string">
            <text:p>2042-03-20T00:00:00</text:p>
          </table:table-cell>
          <table:table-cell office:value-type="float" office:value="2466961.5" calcext:value-type="float">
            <text:p>2466961.5</text:p>
          </table:table-cell>
          <table:table-cell office:value-type="float" office:value="72317.953422" calcext:value-type="float">
            <text:p>72317.953422</text:p>
          </table:table-cell>
          <table:table-cell office:value-type="float" office:value="0.046578" calcext:value-type="float">
            <text:p>0.0465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-01-01T00:00:00</text:p>
          </table:table-cell>
          <table:table-cell office:value-type="float" office:value="2467327.5" calcext:value-type="float">
            <text:p>2467327.5</text:p>
          </table:table-cell>
          <table:table-cell office:value-type="string" calcext:value-type="string">
            <text:p>2043-03-21T00:00:00</text:p>
          </table:table-cell>
          <table:table-cell office:value-type="float" office:value="2467327.5" calcext:value-type="float">
            <text:p>2467327.5</text:p>
          </table:table-cell>
          <table:table-cell office:value-type="float" office:value="72683.195611" calcext:value-type="float">
            <text:p>72683.195611</text:p>
          </table:table-cell>
          <table:table-cell office:value-type="float" office:value="0.804389" calcext:value-type="float">
            <text:p>0.8043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-01-01T00:00:00</text:p>
          </table:table-cell>
          <table:table-cell office:value-type="float" office:value="2467692.5" calcext:value-type="float">
            <text:p>2467692.5</text:p>
          </table:table-cell>
          <table:table-cell office:value-type="string" calcext:value-type="string">
            <text:p>2044-03-20T00:00:00</text:p>
          </table:table-cell>
          <table:table-cell office:value-type="float" office:value="2467692.5" calcext:value-type="float">
            <text:p>2467692.5</text:p>
          </table:table-cell>
          <table:table-cell office:value-type="float" office:value="73048.4378" calcext:value-type="float">
            <text:p>73048.4378</text:p>
          </table:table-cell>
          <table:table-cell office:value-type="float" office:value="0.5622" calcext:value-type="float">
            <text:p>0.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-01-01T00:00:00</text:p>
          </table:table-cell>
          <table:table-cell office:value-type="float" office:value="2468057.5" calcext:value-type="float">
            <text:p>2468057.5</text:p>
          </table:table-cell>
          <table:table-cell office:value-type="string" calcext:value-type="string">
            <text:p>2045-03-20T00:00:00</text:p>
          </table:table-cell>
          <table:table-cell office:value-type="float" office:value="2468057.5" calcext:value-type="float">
            <text:p>2468057.5</text:p>
          </table:table-cell>
          <table:table-cell office:value-type="float" office:value="73413.679989" calcext:value-type="float">
            <text:p>73413.679989</text:p>
          </table:table-cell>
          <table:table-cell office:value-type="float" office:value="0.320011" calcext:value-type="float">
            <text:p>0.320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3-01-01T00:00:00</text:p>
          </table:table-cell>
          <table:table-cell office:value-type="float" office:value="2468422.5" calcext:value-type="float">
            <text:p>2468422.5</text:p>
          </table:table-cell>
          <table:table-cell office:value-type="string" calcext:value-type="string">
            <text:p>2046-03-20T00:00:00</text:p>
          </table:table-cell>
          <table:table-cell office:value-type="float" office:value="2468422.5" calcext:value-type="float">
            <text:p>2468422.5</text:p>
          </table:table-cell>
          <table:table-cell office:value-type="float" office:value="73778.922178" calcext:value-type="float">
            <text:p>73778.922178</text:p>
          </table:table-cell>
          <table:table-cell office:value-type="float" office:value="0.077822" calcext:value-type="float">
            <text:p>0.0778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4-01-01T00:00:00</text:p>
          </table:table-cell>
          <table:table-cell office:value-type="float" office:value="2468788.5" calcext:value-type="float">
            <text:p>2468788.5</text:p>
          </table:table-cell>
          <table:table-cell office:value-type="string" calcext:value-type="string">
            <text:p>2047-03-21T00:00:00</text:p>
          </table:table-cell>
          <table:table-cell office:value-type="float" office:value="2468788.5" calcext:value-type="float">
            <text:p>2468788.5</text:p>
          </table:table-cell>
          <table:table-cell office:value-type="float" office:value="74144.164367" calcext:value-type="float">
            <text:p>74144.164367</text:p>
          </table:table-cell>
          <table:table-cell office:value-type="float" office:value="0.835633" calcext:value-type="float">
            <text:p>0.8356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5-01-01T00:00:00</text:p>
          </table:table-cell>
          <table:table-cell office:value-type="float" office:value="2469153.5" calcext:value-type="float">
            <text:p>2469153.5</text:p>
          </table:table-cell>
          <table:table-cell office:value-type="string" calcext:value-type="string">
            <text:p>2048-03-20T00:00:00</text:p>
          </table:table-cell>
          <table:table-cell office:value-type="float" office:value="2469153.5" calcext:value-type="float">
            <text:p>2469153.5</text:p>
          </table:table-cell>
          <table:table-cell office:value-type="float" office:value="74509.406556" calcext:value-type="float">
            <text:p>74509.406556</text:p>
          </table:table-cell>
          <table:table-cell office:value-type="float" office:value="0.593444" calcext:value-type="float">
            <text:p>0.593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6-01-01T00:00:00</text:p>
          </table:table-cell>
          <table:table-cell office:value-type="float" office:value="2469518.5" calcext:value-type="float">
            <text:p>2469518.5</text:p>
          </table:table-cell>
          <table:table-cell office:value-type="string" calcext:value-type="string">
            <text:p>2049-03-20T00:00:00</text:p>
          </table:table-cell>
          <table:table-cell office:value-type="float" office:value="2469518.5" calcext:value-type="float">
            <text:p>2469518.5</text:p>
          </table:table-cell>
          <table:table-cell office:value-type="float" office:value="74874.648745" calcext:value-type="float">
            <text:p>74874.648745</text:p>
          </table:table-cell>
          <table:table-cell office:value-type="float" office:value="0.351255" calcext:value-type="float">
            <text:p>0.35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7-01-01T00:00:00</text:p>
          </table:table-cell>
          <table:table-cell office:value-type="float" office:value="2469883.5" calcext:value-type="float">
            <text:p>2469883.5</text:p>
          </table:table-cell>
          <table:table-cell office:value-type="string" calcext:value-type="string">
            <text:p>2050-03-20T00:00:00</text:p>
          </table:table-cell>
          <table:table-cell office:value-type="float" office:value="2469883.5" calcext:value-type="float">
            <text:p>2469883.5</text:p>
          </table:table-cell>
          <table:table-cell office:value-type="float" office:value="75239.890934" calcext:value-type="float">
            <text:p>75239.890934</text:p>
          </table:table-cell>
          <table:table-cell office:value-type="float" office:value="0.109066" calcext:value-type="float">
            <text:p>0.109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8-01-01T00:00:00</text:p>
          </table:table-cell>
          <table:table-cell office:value-type="float" office:value="2470249.5" calcext:value-type="float">
            <text:p>2470249.5</text:p>
          </table:table-cell>
          <table:table-cell office:value-type="string" calcext:value-type="string">
            <text:p>2051-03-21T00:00:00</text:p>
          </table:table-cell>
          <table:table-cell office:value-type="float" office:value="2470249.5" calcext:value-type="float">
            <text:p>2470249.5</text:p>
          </table:table-cell>
          <table:table-cell office:value-type="float" office:value="75605.133123" calcext:value-type="float">
            <text:p>75605.133123</text:p>
          </table:table-cell>
          <table:table-cell office:value-type="float" office:value="0.866877" calcext:value-type="float">
            <text:p>0.8668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9-01-01T00:00:00</text:p>
          </table:table-cell>
          <table:table-cell office:value-type="float" office:value="2470614.5" calcext:value-type="float">
            <text:p>2470614.5</text:p>
          </table:table-cell>
          <table:table-cell office:value-type="string" calcext:value-type="string">
            <text:p>2052-03-20T00:00:00</text:p>
          </table:table-cell>
          <table:table-cell office:value-type="float" office:value="2470614.5" calcext:value-type="float">
            <text:p>2470614.5</text:p>
          </table:table-cell>
          <table:table-cell office:value-type="float" office:value="75970.375312" calcext:value-type="float">
            <text:p>75970.375312</text:p>
          </table:table-cell>
          <table:table-cell office:value-type="float" office:value="0.624688" calcext:value-type="float">
            <text:p>0.624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0-01-01T00:00:00</text:p>
          </table:table-cell>
          <table:table-cell office:value-type="float" office:value="2470979.5" calcext:value-type="float">
            <text:p>2470979.5</text:p>
          </table:table-cell>
          <table:table-cell office:value-type="string" calcext:value-type="string">
            <text:p>2053-03-20T00:00:00</text:p>
          </table:table-cell>
          <table:table-cell office:value-type="float" office:value="2470979.5" calcext:value-type="float">
            <text:p>2470979.5</text:p>
          </table:table-cell>
          <table:table-cell office:value-type="float" office:value="76335.617501" calcext:value-type="float">
            <text:p>76335.617501</text:p>
          </table:table-cell>
          <table:table-cell office:value-type="float" office:value="0.382499" calcext:value-type="float">
            <text:p>0.3824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1-01-01T00:00:00</text:p>
          </table:table-cell>
          <table:table-cell office:value-type="float" office:value="2471344.5" calcext:value-type="float">
            <text:p>2471344.5</text:p>
          </table:table-cell>
          <table:table-cell office:value-type="string" calcext:value-type="string">
            <text:p>2054-03-20T00:00:00</text:p>
          </table:table-cell>
          <table:table-cell office:value-type="float" office:value="2471344.5" calcext:value-type="float">
            <text:p>2471344.5</text:p>
          </table:table-cell>
          <table:table-cell office:value-type="float" office:value="76700.85969" calcext:value-type="float">
            <text:p>76700.8596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2-01-01T00:00:00</text:p>
          </table:table-cell>
          <table:table-cell office:value-type="float" office:value="2471710.5" calcext:value-type="float">
            <text:p>2471710.5</text:p>
          </table:table-cell>
          <table:table-cell office:value-type="string" calcext:value-type="string">
            <text:p>2055-03-21T00:00:00</text:p>
          </table:table-cell>
          <table:table-cell office:value-type="float" office:value="2471710.5" calcext:value-type="float">
            <text:p>2471710.5</text:p>
          </table:table-cell>
          <table:table-cell office:value-type="float" office:value="77066.101879" calcext:value-type="float">
            <text:p>77066.101879</text:p>
          </table:table-cell>
          <table:table-cell office:value-type="float" office:value="0.898121" calcext:value-type="float">
            <text:p>0.898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3-01-01T00:00:00</text:p>
          </table:table-cell>
          <table:table-cell office:value-type="float" office:value="2472075.5" calcext:value-type="float">
            <text:p>2472075.5</text:p>
          </table:table-cell>
          <table:table-cell office:value-type="string" calcext:value-type="string">
            <text:p>2056-03-20T00:00:00</text:p>
          </table:table-cell>
          <table:table-cell office:value-type="float" office:value="2472075.5" calcext:value-type="float">
            <text:p>2472075.5</text:p>
          </table:table-cell>
          <table:table-cell office:value-type="float" office:value="77431.344068" calcext:value-type="float">
            <text:p>77431.344068</text:p>
          </table:table-cell>
          <table:table-cell office:value-type="float" office:value="0.655932" calcext:value-type="float">
            <text:p>0.655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4-01-01T00:00:00</text:p>
          </table:table-cell>
          <table:table-cell office:value-type="float" office:value="2472440.5" calcext:value-type="float">
            <text:p>2472440.5</text:p>
          </table:table-cell>
          <table:table-cell office:value-type="string" calcext:value-type="string">
            <text:p>2057-03-20T00:00:00</text:p>
          </table:table-cell>
          <table:table-cell office:value-type="float" office:value="2472440.5" calcext:value-type="float">
            <text:p>2472440.5</text:p>
          </table:table-cell>
          <table:table-cell office:value-type="float" office:value="77796.586257" calcext:value-type="float">
            <text:p>77796.586257</text:p>
          </table:table-cell>
          <table:table-cell office:value-type="float" office:value="0.413743" calcext:value-type="float">
            <text:p>0.4137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5-01-01T00:00:00</text:p>
          </table:table-cell>
          <table:table-cell office:value-type="float" office:value="2472805.5" calcext:value-type="float">
            <text:p>2472805.5</text:p>
          </table:table-cell>
          <table:table-cell office:value-type="string" calcext:value-type="string">
            <text:p>2058-03-20T00:00:00</text:p>
          </table:table-cell>
          <table:table-cell office:value-type="float" office:value="2472805.5" calcext:value-type="float">
            <text:p>2472805.5</text:p>
          </table:table-cell>
          <table:table-cell office:value-type="float" office:value="78161.828446" calcext:value-type="float">
            <text:p>78161.828446</text:p>
          </table:table-cell>
          <table:table-cell office:value-type="float" office:value="0.171554" calcext:value-type="float">
            <text:p>0.1715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6-01-01T00:00:00</text:p>
          </table:table-cell>
          <table:table-cell office:value-type="float" office:value="2473171.5" calcext:value-type="float">
            <text:p>2473171.5</text:p>
          </table:table-cell>
          <table:table-cell office:value-type="string" calcext:value-type="string">
            <text:p>2059-03-20T00:00:00</text:p>
          </table:table-cell>
          <table:table-cell office:value-type="float" office:value="2473170.5" calcext:value-type="float">
            <text:p>2473170.5</text:p>
          </table:table-cell>
          <table:table-cell office:value-type="float" office:value="78527.070635" calcext:value-type="float">
            <text:p>78527.070635</text:p>
          </table:table-cell>
          <table:table-cell office:value-type="float" office:value="0.929365" calcext:value-type="float">
            <text:p>0.9293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7-01-01T00:00:00</text:p>
          </table:table-cell>
          <table:table-cell office:value-type="float" office:value="2473536.5" calcext:value-type="float">
            <text:p>2473536.5</text:p>
          </table:table-cell>
          <table:table-cell office:value-type="string" calcext:value-type="string">
            <text:p>2060-03-20T00:00:00</text:p>
          </table:table-cell>
          <table:table-cell office:value-type="float" office:value="2473536.5" calcext:value-type="float">
            <text:p>2473536.5</text:p>
          </table:table-cell>
          <table:table-cell office:value-type="float" office:value="78892.312824" calcext:value-type="float">
            <text:p>78892.312824</text:p>
          </table:table-cell>
          <table:table-cell office:value-type="float" office:value="0.687176" calcext:value-type="float">
            <text:p>0.687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8-01-01T00:00:00</text:p>
          </table:table-cell>
          <table:table-cell office:value-type="float" office:value="2473901.5" calcext:value-type="float">
            <text:p>2473901.5</text:p>
          </table:table-cell>
          <table:table-cell office:value-type="string" calcext:value-type="string">
            <text:p>2061-03-20T00:00:00</text:p>
          </table:table-cell>
          <table:table-cell office:value-type="float" office:value="2473901.5" calcext:value-type="float">
            <text:p>2473901.5</text:p>
          </table:table-cell>
          <table:table-cell office:value-type="float" office:value="79257.555013" calcext:value-type="float">
            <text:p>79257.555013</text:p>
          </table:table-cell>
          <table:table-cell office:value-type="float" office:value="0.444987" calcext:value-type="float">
            <text:p>0.4449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9-01-01T00:00:00</text:p>
          </table:table-cell>
          <table:table-cell office:value-type="float" office:value="2474266.5" calcext:value-type="float">
            <text:p>2474266.5</text:p>
          </table:table-cell>
          <table:table-cell office:value-type="string" calcext:value-type="string">
            <text:p>2062-03-20T00:00:00</text:p>
          </table:table-cell>
          <table:table-cell office:value-type="float" office:value="2474266.5" calcext:value-type="float">
            <text:p>2474266.5</text:p>
          </table:table-cell>
          <table:table-cell office:value-type="float" office:value="79622.797202" calcext:value-type="float">
            <text:p>79622.797202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0-01-01T00:00:00</text:p>
          </table:table-cell>
          <table:table-cell office:value-type="float" office:value="2474632.5" calcext:value-type="float">
            <text:p>2474632.5</text:p>
          </table:table-cell>
          <table:table-cell office:value-type="string" calcext:value-type="string">
            <text:p>2063-03-20T00:00:00</text:p>
          </table:table-cell>
          <table:table-cell office:value-type="float" office:value="2474631.5" calcext:value-type="float">
            <text:p>2474631.5</text:p>
          </table:table-cell>
          <table:table-cell office:value-type="float" office:value="79988.039391" calcext:value-type="float">
            <text:p>79988.039391</text:p>
          </table:table-cell>
          <table:table-cell office:value-type="float" office:value="0.960609" calcext:value-type="float">
            <text:p>0.9606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1-01-01T00:00:00</text:p>
          </table:table-cell>
          <table:table-cell office:value-type="float" office:value="2474997.5" calcext:value-type="float">
            <text:p>2474997.5</text:p>
          </table:table-cell>
          <table:table-cell office:value-type="string" calcext:value-type="string">
            <text:p>2064-03-20T00:00:00</text:p>
          </table:table-cell>
          <table:table-cell office:value-type="float" office:value="2474997.5" calcext:value-type="float">
            <text:p>2474997.5</text:p>
          </table:table-cell>
          <table:table-cell office:value-type="float" office:value="80353.28158" calcext:value-type="float">
            <text:p>80353.28158</text:p>
          </table:table-cell>
          <table:table-cell office:value-type="float" office:value="0.71842" calcext:value-type="float">
            <text:p>0.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2-01-01T00:00:00</text:p>
          </table:table-cell>
          <table:table-cell office:value-type="float" office:value="2475362.5" calcext:value-type="float">
            <text:p>2475362.5</text:p>
          </table:table-cell>
          <table:table-cell office:value-type="string" calcext:value-type="string">
            <text:p>2065-03-20T00:00:00</text:p>
          </table:table-cell>
          <table:table-cell office:value-type="float" office:value="2475362.5" calcext:value-type="float">
            <text:p>2475362.5</text:p>
          </table:table-cell>
          <table:table-cell office:value-type="float" office:value="80718.523769" calcext:value-type="float">
            <text:p>80718.523769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3-01-01T00:00:00</text:p>
          </table:table-cell>
          <table:table-cell office:value-type="float" office:value="2475727.5" calcext:value-type="float">
            <text:p>2475727.5</text:p>
          </table:table-cell>
          <table:table-cell office:value-type="string" calcext:value-type="string">
            <text:p>2066-03-20T00:00:00</text:p>
          </table:table-cell>
          <table:table-cell office:value-type="float" office:value="2475727.5" calcext:value-type="float">
            <text:p>2475727.5</text:p>
          </table:table-cell>
          <table:table-cell office:value-type="float" office:value="81083.765958" calcext:value-type="float">
            <text:p>81083.765958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4-01-01T00:00:00</text:p>
          </table:table-cell>
          <table:table-cell office:value-type="float" office:value="2476093.5" calcext:value-type="float">
            <text:p>2476093.5</text:p>
          </table:table-cell>
          <table:table-cell office:value-type="string" calcext:value-type="string">
            <text:p>2067-03-20T00:00:00</text:p>
          </table:table-cell>
          <table:table-cell office:value-type="float" office:value="2476092.5" calcext:value-type="float">
            <text:p>2476092.5</text:p>
          </table:table-cell>
          <table:table-cell office:value-type="float" office:value="81449.008147" calcext:value-type="float">
            <text:p>81449.008147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5-01-01T00:00:00</text:p>
          </table:table-cell>
          <table:table-cell office:value-type="float" office:value="2476458.5" calcext:value-type="float">
            <text:p>2476458.5</text:p>
          </table:table-cell>
          <table:table-cell office:value-type="string" calcext:value-type="string">
            <text:p>2068-03-20T00:00:00</text:p>
          </table:table-cell>
          <table:table-cell office:value-type="float" office:value="2476458.5" calcext:value-type="float">
            <text:p>2476458.5</text:p>
          </table:table-cell>
          <table:table-cell office:value-type="float" office:value="81814.250336" calcext:value-type="float">
            <text:p>81814.25033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6-01-01T00:00:00</text:p>
          </table:table-cell>
          <table:table-cell office:value-type="float" office:value="2476823.5" calcext:value-type="float">
            <text:p>2476823.5</text:p>
          </table:table-cell>
          <table:table-cell office:value-type="string" calcext:value-type="string">
            <text:p>2069-03-20T00:00:00</text:p>
          </table:table-cell>
          <table:table-cell office:value-type="float" office:value="2476823.5" calcext:value-type="float">
            <text:p>2476823.5</text:p>
          </table:table-cell>
          <table:table-cell office:value-type="float" office:value="82179.492525" calcext:value-type="float">
            <text:p>82179.492525</text:p>
          </table:table-cell>
          <table:table-cell office:value-type="float" office:value="0.507475" calcext:value-type="float">
            <text:p>0.5074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7-01-01T00:00:00</text:p>
          </table:table-cell>
          <table:table-cell office:value-type="float" office:value="2477188.5" calcext:value-type="float">
            <text:p>2477188.5</text:p>
          </table:table-cell>
          <table:table-cell office:value-type="string" calcext:value-type="string">
            <text:p>2070-03-20T00:00:00</text:p>
          </table:table-cell>
          <table:table-cell office:value-type="float" office:value="2477188.5" calcext:value-type="float">
            <text:p>2477188.5</text:p>
          </table:table-cell>
          <table:table-cell office:value-type="float" office:value="82544.734714" calcext:value-type="float">
            <text:p>82544.734714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8-01-01T00:00:00</text:p>
          </table:table-cell>
          <table:table-cell office:value-type="float" office:value="2477553.5" calcext:value-type="float">
            <text:p>2477553.5</text:p>
          </table:table-cell>
          <table:table-cell office:value-type="string" calcext:value-type="string">
            <text:p>2071-03-20T00:00:00</text:p>
          </table:table-cell>
          <table:table-cell office:value-type="float" office:value="2477553.5" calcext:value-type="float">
            <text:p>2477553.5</text:p>
          </table:table-cell>
          <table:table-cell office:value-type="float" office:value="82909.976903" calcext:value-type="float">
            <text:p>82909.976903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9-01-01T00:00:00</text:p>
          </table:table-cell>
          <table:table-cell office:value-type="float" office:value="2477919.5" calcext:value-type="float">
            <text:p>2477919.5</text:p>
          </table:table-cell>
          <table:table-cell office:value-type="string" calcext:value-type="string">
            <text:p>2072-03-20T00:00:00</text:p>
          </table:table-cell>
          <table:table-cell office:value-type="float" office:value="2477919.5" calcext:value-type="float">
            <text:p>2477919.5</text:p>
          </table:table-cell>
          <table:table-cell office:value-type="float" office:value="83275.219092" calcext:value-type="float">
            <text:p>83275.219092</text:p>
          </table:table-cell>
          <table:table-cell office:value-type="float" office:value="0.780908" calcext:value-type="float">
            <text:p>0.7809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0-01-01T00:00:00</text:p>
          </table:table-cell>
          <table:table-cell office:value-type="float" office:value="2478284.5" calcext:value-type="float">
            <text:p>2478284.5</text:p>
          </table:table-cell>
          <table:table-cell office:value-type="string" calcext:value-type="string">
            <text:p>2073-03-20T00:00:00</text:p>
          </table:table-cell>
          <table:table-cell office:value-type="float" office:value="2478284.5" calcext:value-type="float">
            <text:p>2478284.5</text:p>
          </table:table-cell>
          <table:table-cell office:value-type="float" office:value="83640.461281" calcext:value-type="float">
            <text:p>83640.461281</text:p>
          </table:table-cell>
          <table:table-cell office:value-type="float" office:value="0.538719" calcext:value-type="float">
            <text:p>0.5387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-01-01T00:00:00</text:p>
          </table:table-cell>
          <table:table-cell office:value-type="float" office:value="2478649.5" calcext:value-type="float">
            <text:p>2478649.5</text:p>
          </table:table-cell>
          <table:table-cell office:value-type="string" calcext:value-type="string">
            <text:p>2074-03-20T00:00:00</text:p>
          </table:table-cell>
          <table:table-cell office:value-type="float" office:value="2478649.5" calcext:value-type="float">
            <text:p>2478649.5</text:p>
          </table:table-cell>
          <table:table-cell office:value-type="float" office:value="84005.70347" calcext:value-type="float">
            <text:p>84005.70347</text:p>
          </table:table-cell>
          <table:table-cell office:value-type="float" office:value="0.29653" calcext:value-type="float">
            <text:p>0.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2-01-01T00:00:00</text:p>
          </table:table-cell>
          <table:table-cell office:value-type="float" office:value="2479014.5" calcext:value-type="float">
            <text:p>2479014.5</text:p>
          </table:table-cell>
          <table:table-cell office:value-type="string" calcext:value-type="string">
            <text:p>2075-03-20T00:00:00</text:p>
          </table:table-cell>
          <table:table-cell office:value-type="float" office:value="2479014.5" calcext:value-type="float">
            <text:p>2479014.5</text:p>
          </table:table-cell>
          <table:table-cell office:value-type="float" office:value="84370.945659" calcext:value-type="float">
            <text:p>84370.945659</text:p>
          </table:table-cell>
          <table:table-cell office:value-type="float" office:value="0.054341" calcext:value-type="float">
            <text:p>0.0543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3-01-01T00:00:00</text:p>
          </table:table-cell>
          <table:table-cell office:value-type="float" office:value="2479380.5" calcext:value-type="float">
            <text:p>2479380.5</text:p>
          </table:table-cell>
          <table:table-cell office:value-type="string" calcext:value-type="string">
            <text:p>2076-03-20T00:00:00</text:p>
          </table:table-cell>
          <table:table-cell office:value-type="float" office:value="2479380.5" calcext:value-type="float">
            <text:p>2479380.5</text:p>
          </table:table-cell>
          <table:table-cell office:value-type="float" office:value="84736.187848" calcext:value-type="float">
            <text:p>84736.187848</text:p>
          </table:table-cell>
          <table:table-cell office:value-type="float" office:value="0.812152" calcext:value-type="float">
            <text:p>0.812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4-01-01T00:00:00</text:p>
          </table:table-cell>
          <table:table-cell office:value-type="float" office:value="2479745.5" calcext:value-type="float">
            <text:p>2479745.5</text:p>
          </table:table-cell>
          <table:table-cell office:value-type="string" calcext:value-type="string">
            <text:p>2077-03-20T00:00:00</text:p>
          </table:table-cell>
          <table:table-cell office:value-type="float" office:value="2479745.5" calcext:value-type="float">
            <text:p>2479745.5</text:p>
          </table:table-cell>
          <table:table-cell office:value-type="float" office:value="85101.430037" calcext:value-type="float">
            <text:p>85101.430037</text:p>
          </table:table-cell>
          <table:table-cell office:value-type="float" office:value="0.569963" calcext:value-type="float">
            <text:p>0.569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5-01-01T00:00:00</text:p>
          </table:table-cell>
          <table:table-cell office:value-type="float" office:value="2480110.5" calcext:value-type="float">
            <text:p>2480110.5</text:p>
          </table:table-cell>
          <table:table-cell office:value-type="string" calcext:value-type="string">
            <text:p>2078-03-20T00:00:00</text:p>
          </table:table-cell>
          <table:table-cell office:value-type="float" office:value="2480110.5" calcext:value-type="float">
            <text:p>2480110.5</text:p>
          </table:table-cell>
          <table:table-cell office:value-type="float" office:value="85466.672226" calcext:value-type="float">
            <text:p>85466.672226</text:p>
          </table:table-cell>
          <table:table-cell office:value-type="float" office:value="0.327774" calcext:value-type="float">
            <text:p>0.3277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6-01-01T00:00:00</text:p>
          </table:table-cell>
          <table:table-cell office:value-type="float" office:value="2480475.5" calcext:value-type="float">
            <text:p>2480475.5</text:p>
          </table:table-cell>
          <table:table-cell office:value-type="string" calcext:value-type="string">
            <text:p>2079-03-20T00:00:00</text:p>
          </table:table-cell>
          <table:table-cell office:value-type="float" office:value="2480475.5" calcext:value-type="float">
            <text:p>2480475.5</text:p>
          </table:table-cell>
          <table:table-cell office:value-type="float" office:value="85831.914415" calcext:value-type="float">
            <text:p>85831.914415</text:p>
          </table:table-cell>
          <table:table-cell office:value-type="float" office:value="0.085585" calcext:value-type="float">
            <text:p>0.0855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7-01-01T00:00:00</text:p>
          </table:table-cell>
          <table:table-cell office:value-type="float" office:value="2480841.5" calcext:value-type="float">
            <text:p>2480841.5</text:p>
          </table:table-cell>
          <table:table-cell office:value-type="string" calcext:value-type="string">
            <text:p>2080-03-20T00:00:00</text:p>
          </table:table-cell>
          <table:table-cell office:value-type="float" office:value="2480841.5" calcext:value-type="float">
            <text:p>2480841.5</text:p>
          </table:table-cell>
          <table:table-cell office:value-type="float" office:value="86197.156604" calcext:value-type="float">
            <text:p>86197.156604</text:p>
          </table:table-cell>
          <table:table-cell office:value-type="float" office:value="0.843396" calcext:value-type="float">
            <text:p>0.843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8-01-01T00:00:00</text:p>
          </table:table-cell>
          <table:table-cell office:value-type="float" office:value="2481206.5" calcext:value-type="float">
            <text:p>2481206.5</text:p>
          </table:table-cell>
          <table:table-cell office:value-type="string" calcext:value-type="string">
            <text:p>2081-03-20T00:00:00</text:p>
          </table:table-cell>
          <table:table-cell office:value-type="float" office:value="2481206.5" calcext:value-type="float">
            <text:p>2481206.5</text:p>
          </table:table-cell>
          <table:table-cell office:value-type="float" office:value="86562.398793" calcext:value-type="float">
            <text:p>86562.398793</text:p>
          </table:table-cell>
          <table:table-cell office:value-type="float" office:value="0.601207" calcext:value-type="float">
            <text:p>0.6012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9-01-01T00:00:00</text:p>
          </table:table-cell>
          <table:table-cell office:value-type="float" office:value="2481571.5" calcext:value-type="float">
            <text:p>2481571.5</text:p>
          </table:table-cell>
          <table:table-cell office:value-type="string" calcext:value-type="string">
            <text:p>2082-03-20T00:00:00</text:p>
          </table:table-cell>
          <table:table-cell office:value-type="float" office:value="2481571.5" calcext:value-type="float">
            <text:p>2481571.5</text:p>
          </table:table-cell>
          <table:table-cell office:value-type="float" office:value="86927.640982" calcext:value-type="float">
            <text:p>86927.640982</text:p>
          </table:table-cell>
          <table:table-cell office:value-type="float" office:value="0.359018" calcext:value-type="float">
            <text:p>0.359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0-01-01T00:00:00</text:p>
          </table:table-cell>
          <table:table-cell office:value-type="float" office:value="2481936.5" calcext:value-type="float">
            <text:p>2481936.5</text:p>
          </table:table-cell>
          <table:table-cell office:value-type="string" calcext:value-type="string">
            <text:p>2083-03-20T00:00:00</text:p>
          </table:table-cell>
          <table:table-cell office:value-type="float" office:value="2481936.5" calcext:value-type="float">
            <text:p>2481936.5</text:p>
          </table:table-cell>
          <table:table-cell office:value-type="float" office:value="87292.883171" calcext:value-type="float">
            <text:p>87292.883171</text:p>
          </table:table-cell>
          <table:table-cell office:value-type="float" office:value="0.116829" calcext:value-type="float">
            <text:p>0.116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1-01-01T00:00:00</text:p>
          </table:table-cell>
          <table:table-cell office:value-type="float" office:value="2482302.5" calcext:value-type="float">
            <text:p>2482302.5</text:p>
          </table:table-cell>
          <table:table-cell office:value-type="string" calcext:value-type="string">
            <text:p>2084-03-20T00:00:00</text:p>
          </table:table-cell>
          <table:table-cell office:value-type="float" office:value="2482302.5" calcext:value-type="float">
            <text:p>2482302.5</text:p>
          </table:table-cell>
          <table:table-cell office:value-type="float" office:value="87658.12536" calcext:value-type="float">
            <text:p>87658.12536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2-01-01T00:00:00</text:p>
          </table:table-cell>
          <table:table-cell office:value-type="float" office:value="2482667.5" calcext:value-type="float">
            <text:p>2482667.5</text:p>
          </table:table-cell>
          <table:table-cell office:value-type="string" calcext:value-type="string">
            <text:p>2085-03-20T00:00:00</text:p>
          </table:table-cell>
          <table:table-cell office:value-type="float" office:value="2482667.5" calcext:value-type="float">
            <text:p>2482667.5</text:p>
          </table:table-cell>
          <table:table-cell office:value-type="float" office:value="88023.367549" calcext:value-type="float">
            <text:p>88023.367549</text:p>
          </table:table-cell>
          <table:table-cell office:value-type="float" office:value="0.632451" calcext:value-type="float">
            <text:p>0.6324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3-01-01T00:00:00</text:p>
          </table:table-cell>
          <table:table-cell office:value-type="float" office:value="2483032.5" calcext:value-type="float">
            <text:p>2483032.5</text:p>
          </table:table-cell>
          <table:table-cell office:value-type="string" calcext:value-type="string">
            <text:p>2086-03-20T00:00:00</text:p>
          </table:table-cell>
          <table:table-cell office:value-type="float" office:value="2483032.5" calcext:value-type="float">
            <text:p>2483032.5</text:p>
          </table:table-cell>
          <table:table-cell office:value-type="float" office:value="88388.609738" calcext:value-type="float">
            <text:p>88388.609738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4-01-01T00:00:00</text:p>
          </table:table-cell>
          <table:table-cell office:value-type="float" office:value="2483397.5" calcext:value-type="float">
            <text:p>2483397.5</text:p>
          </table:table-cell>
          <table:table-cell office:value-type="string" calcext:value-type="string">
            <text:p>2087-03-20T00:00:00</text:p>
          </table:table-cell>
          <table:table-cell office:value-type="float" office:value="2483397.5" calcext:value-type="float">
            <text:p>2483397.5</text:p>
          </table:table-cell>
          <table:table-cell office:value-type="float" office:value="88753.851927" calcext:value-type="float">
            <text:p>88753.851927</text:p>
          </table:table-cell>
          <table:table-cell office:value-type="float" office:value="0.148073" calcext:value-type="float">
            <text:p>0.1480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5-01-01T00:00:00</text:p>
          </table:table-cell>
          <table:table-cell office:value-type="float" office:value="2483763.5" calcext:value-type="float">
            <text:p>2483763.5</text:p>
          </table:table-cell>
          <table:table-cell office:value-type="string" calcext:value-type="string">
            <text:p>2088-03-20T00:00:00</text:p>
          </table:table-cell>
          <table:table-cell office:value-type="float" office:value="2483763.5" calcext:value-type="float">
            <text:p>2483763.5</text:p>
          </table:table-cell>
          <table:table-cell office:value-type="float" office:value="89119.094116" calcext:value-type="float">
            <text:p>89119.094116</text:p>
          </table:table-cell>
          <table:table-cell office:value-type="float" office:value="0.905884" calcext:value-type="float">
            <text:p>0.905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6-01-01T00:00:00</text:p>
          </table:table-cell>
          <table:table-cell office:value-type="float" office:value="2484128.5" calcext:value-type="float">
            <text:p>2484128.5</text:p>
          </table:table-cell>
          <table:table-cell office:value-type="string" calcext:value-type="string">
            <text:p>2089-03-20T00:00:00</text:p>
          </table:table-cell>
          <table:table-cell office:value-type="float" office:value="2484128.5" calcext:value-type="float">
            <text:p>2484128.5</text:p>
          </table:table-cell>
          <table:table-cell office:value-type="float" office:value="89484.336305" calcext:value-type="float">
            <text:p>89484.336305</text:p>
          </table:table-cell>
          <table:table-cell office:value-type="float" office:value="0.663695" calcext:value-type="float">
            <text:p>0.663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7-01-01T00:00:00</text:p>
          </table:table-cell>
          <table:table-cell office:value-type="float" office:value="2484493.5" calcext:value-type="float">
            <text:p>2484493.5</text:p>
          </table:table-cell>
          <table:table-cell office:value-type="string" calcext:value-type="string">
            <text:p>2090-03-20T00:00:00</text:p>
          </table:table-cell>
          <table:table-cell office:value-type="float" office:value="2484493.5" calcext:value-type="float">
            <text:p>2484493.5</text:p>
          </table:table-cell>
          <table:table-cell office:value-type="float" office:value="89849.578494" calcext:value-type="float">
            <text:p>89849.578494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8-01-01T00:00:00</text:p>
          </table:table-cell>
          <table:table-cell office:value-type="float" office:value="2484858.5" calcext:value-type="float">
            <text:p>2484858.5</text:p>
          </table:table-cell>
          <table:table-cell office:value-type="string" calcext:value-type="string">
            <text:p>2091-03-20T00:00:00</text:p>
          </table:table-cell>
          <table:table-cell office:value-type="float" office:value="2484858.5" calcext:value-type="float">
            <text:p>2484858.5</text:p>
          </table:table-cell>
          <table:table-cell office:value-type="float" office:value="90214.820683" calcext:value-type="float">
            <text:p>90214.820683</text:p>
          </table:table-cell>
          <table:table-cell office:value-type="float" office:value="0.179317" calcext:value-type="float">
            <text:p>0.179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9-01-01T00:00:00</text:p>
          </table:table-cell>
          <table:table-cell office:value-type="float" office:value="2485224.5" calcext:value-type="float">
            <text:p>2485224.5</text:p>
          </table:table-cell>
          <table:table-cell office:value-type="string" calcext:value-type="string">
            <text:p>2092-03-20T00:00:00</text:p>
          </table:table-cell>
          <table:table-cell office:value-type="float" office:value="2485224.5" calcext:value-type="float">
            <text:p>2485224.5</text:p>
          </table:table-cell>
          <table:table-cell office:value-type="float" office:value="90580.062872" calcext:value-type="float">
            <text:p>90580.062872</text:p>
          </table:table-cell>
          <table:table-cell office:value-type="float" office:value="0.937128" calcext:value-type="float">
            <text:p>0.9371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0-01-01T00:00:00</text:p>
          </table:table-cell>
          <table:table-cell office:value-type="float" office:value="2485589.5" calcext:value-type="float">
            <text:p>2485589.5</text:p>
          </table:table-cell>
          <table:table-cell office:value-type="string" calcext:value-type="string">
            <text:p>2093-03-20T00:00:00</text:p>
          </table:table-cell>
          <table:table-cell office:value-type="float" office:value="2485589.5" calcext:value-type="float">
            <text:p>2485589.5</text:p>
          </table:table-cell>
          <table:table-cell office:value-type="float" office:value="90945.305061" calcext:value-type="float">
            <text:p>90945.305061</text:p>
          </table:table-cell>
          <table:table-cell office:value-type="float" office:value="0.694939" calcext:value-type="float">
            <text:p>0.694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1-01-01T00:00:00</text:p>
          </table:table-cell>
          <table:table-cell office:value-type="float" office:value="2485954.5" calcext:value-type="float">
            <text:p>2485954.5</text:p>
          </table:table-cell>
          <table:table-cell office:value-type="string" calcext:value-type="string">
            <text:p>2094-03-20T00:00:00</text:p>
          </table:table-cell>
          <table:table-cell office:value-type="float" office:value="2485954.5" calcext:value-type="float">
            <text:p>2485954.5</text:p>
          </table:table-cell>
          <table:table-cell office:value-type="float" office:value="91310.54725" calcext:value-type="float">
            <text:p>91310.54725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2-01-01T00:00:00</text:p>
          </table:table-cell>
          <table:table-cell office:value-type="float" office:value="2486319.5" calcext:value-type="float">
            <text:p>2486319.5</text:p>
          </table:table-cell>
          <table:table-cell office:value-type="string" calcext:value-type="string">
            <text:p>2095-03-20T00:00:00</text:p>
          </table:table-cell>
          <table:table-cell office:value-type="float" office:value="2486319.5" calcext:value-type="float">
            <text:p>2486319.5</text:p>
          </table:table-cell>
          <table:table-cell office:value-type="float" office:value="91675.789439" calcext:value-type="float">
            <text:p>91675.789439</text:p>
          </table:table-cell>
          <table:table-cell office:value-type="float" office:value="0.210561" calcext:value-type="float">
            <text:p>0.2105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3-01-01T00:00:00</text:p>
          </table:table-cell>
          <table:table-cell office:value-type="float" office:value="2486685.5" calcext:value-type="float">
            <text:p>2486685.5</text:p>
          </table:table-cell>
          <table:table-cell office:value-type="string" calcext:value-type="string">
            <text:p>2096-03-19T00:00:00</text:p>
          </table:table-cell>
          <table:table-cell office:value-type="float" office:value="2486684.5" calcext:value-type="float">
            <text:p>2486684.5</text:p>
          </table:table-cell>
          <table:table-cell office:value-type="float" office:value="92041.031628" calcext:value-type="float">
            <text:p>92041.031628</text:p>
          </table:table-cell>
          <table:table-cell office:value-type="float" office:value="0.968372" calcext:value-type="float">
            <text:p>0.968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4-01-01T00:00:00</text:p>
          </table:table-cell>
          <table:table-cell office:value-type="float" office:value="2487050.5" calcext:value-type="float">
            <text:p>2487050.5</text:p>
          </table:table-cell>
          <table:table-cell office:value-type="string" calcext:value-type="string">
            <text:p>2097-03-20T00:00:00</text:p>
          </table:table-cell>
          <table:table-cell office:value-type="float" office:value="2487050.5" calcext:value-type="float">
            <text:p>2487050.5</text:p>
          </table:table-cell>
          <table:table-cell office:value-type="float" office:value="92406.273817" calcext:value-type="float">
            <text:p>92406.273817</text:p>
          </table:table-cell>
          <table:table-cell office:value-type="float" office:value="0.726183" calcext:value-type="float">
            <text:p>0.7261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5-01-01T00:00:00</text:p>
          </table:table-cell>
          <table:table-cell office:value-type="float" office:value="2487415.5" calcext:value-type="float">
            <text:p>2487415.5</text:p>
          </table:table-cell>
          <table:table-cell office:value-type="string" calcext:value-type="string">
            <text:p>2098-03-20T00:00:00</text:p>
          </table:table-cell>
          <table:table-cell office:value-type="float" office:value="2487415.5" calcext:value-type="float">
            <text:p>2487415.5</text:p>
          </table:table-cell>
          <table:table-cell office:value-type="float" office:value="92771.516006" calcext:value-type="float">
            <text:p>92771.516006</text:p>
          </table:table-cell>
          <table:table-cell office:value-type="float" office:value="0.483994" calcext:value-type="float">
            <text:p>0.4839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6-01-01T00:00:00</text:p>
          </table:table-cell>
          <table:table-cell office:value-type="float" office:value="2487780.5" calcext:value-type="float">
            <text:p>2487780.5</text:p>
          </table:table-cell>
          <table:table-cell office:value-type="string" calcext:value-type="string">
            <text:p>2099-03-20T00:00:00</text:p>
          </table:table-cell>
          <table:table-cell office:value-type="float" office:value="2487780.5" calcext:value-type="float">
            <text:p>2487780.5</text:p>
          </table:table-cell>
          <table:table-cell office:value-type="float" office:value="93136.758195" calcext:value-type="float">
            <text:p>93136.758195</text:p>
          </table:table-cell>
          <table:table-cell office:value-type="float" office:value="0.241805" calcext:value-type="float">
            <text:p>0.2418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7-01-01T00:00:00</text:p>
          </table:table-cell>
          <table:table-cell office:value-type="float" office:value="2488146.5" calcext:value-type="float">
            <text:p>2488146.5</text:p>
          </table:table-cell>
          <table:table-cell office:value-type="string" calcext:value-type="string">
            <text:p>2100-03-20T00:00:00</text:p>
          </table:table-cell>
          <table:table-cell office:value-type="float" office:value="2488145.5" calcext:value-type="float">
            <text:p>2488145.5</text:p>
          </table:table-cell>
          <table:table-cell office:value-type="float" office:value="93502.000384" calcext:value-type="float">
            <text:p>93502.000384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8-01-01T00:00:00</text:p>
          </table:table-cell>
          <table:table-cell office:value-type="float" office:value="2488511.5" calcext:value-type="float">
            <text:p>2488511.5</text:p>
          </table:table-cell>
          <table:table-cell office:value-type="string" calcext:value-type="string">
            <text:p>2101-03-21T00:00:00</text:p>
          </table:table-cell>
          <table:table-cell office:value-type="float" office:value="2488511.5" calcext:value-type="float">
            <text:p>2488511.5</text:p>
          </table:table-cell>
          <table:table-cell office:value-type="float" office:value="93867.242573" calcext:value-type="float">
            <text:p>93867.242573</text:p>
          </table:table-cell>
          <table:table-cell office:value-type="float" office:value="0.757427" calcext:value-type="float">
            <text:p>0.757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9-01-01T00:00:00</text:p>
          </table:table-cell>
          <table:table-cell office:value-type="float" office:value="2488876.5" calcext:value-type="float">
            <text:p>2488876.5</text:p>
          </table:table-cell>
          <table:table-cell office:value-type="string" calcext:value-type="string">
            <text:p>2102-03-21T00:00:00</text:p>
          </table:table-cell>
          <table:table-cell office:value-type="float" office:value="2488876.5" calcext:value-type="float">
            <text:p>2488876.5</text:p>
          </table:table-cell>
          <table:table-cell office:value-type="float" office:value="94232.484762" calcext:value-type="float">
            <text:p>94232.484762</text:p>
          </table:table-cell>
          <table:table-cell office:value-type="float" office:value="0.515238" calcext:value-type="float">
            <text:p>0.515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0-01-01T00:00:00</text:p>
          </table:table-cell>
          <table:table-cell office:value-type="float" office:value="2489241.5" calcext:value-type="float">
            <text:p>2489241.5</text:p>
          </table:table-cell>
          <table:table-cell office:value-type="string" calcext:value-type="string">
            <text:p>2103-03-21T00:00:00</text:p>
          </table:table-cell>
          <table:table-cell office:value-type="float" office:value="2489241.5" calcext:value-type="float">
            <text:p>2489241.5</text:p>
          </table:table-cell>
          <table:table-cell office:value-type="float" office:value="94597.726951" calcext:value-type="float">
            <text:p>94597.726951</text:p>
          </table:table-cell>
          <table:table-cell office:value-type="float" office:value="0.273049" calcext:value-type="float">
            <text:p>0.2730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1-01-01T00:00:00</text:p>
          </table:table-cell>
          <table:table-cell office:value-type="float" office:value="2489606.5" calcext:value-type="float">
            <text:p>2489606.5</text:p>
          </table:table-cell>
          <table:table-cell office:value-type="string" calcext:value-type="string">
            <text:p>2104-03-20T00:00:00</text:p>
          </table:table-cell>
          <table:table-cell office:value-type="float" office:value="2489606.5" calcext:value-type="float">
            <text:p>2489606.5</text:p>
          </table:table-cell>
          <table:table-cell office:value-type="float" office:value="94962.96914" calcext:value-type="float">
            <text:p>94962.96914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2-01-01T00:00:00</text:p>
          </table:table-cell>
          <table:table-cell office:value-type="float" office:value="2489972.5" calcext:value-type="float">
            <text:p>2489972.5</text:p>
          </table:table-cell>
          <table:table-cell office:value-type="string" calcext:value-type="string">
            <text:p>2105-03-21T00:00:00</text:p>
          </table:table-cell>
          <table:table-cell office:value-type="float" office:value="2489972.5" calcext:value-type="float">
            <text:p>2489972.5</text:p>
          </table:table-cell>
          <table:table-cell office:value-type="float" office:value="95328.211329" calcext:value-type="float">
            <text:p>95328.211329</text:p>
          </table:table-cell>
          <table:table-cell office:value-type="float" office:value="0.788671" calcext:value-type="float">
            <text:p>0.7886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3-01-01T00:00:00</text:p>
          </table:table-cell>
          <table:table-cell office:value-type="float" office:value="2490337.5" calcext:value-type="float">
            <text:p>2490337.5</text:p>
          </table:table-cell>
          <table:table-cell office:value-type="string" calcext:value-type="string">
            <text:p>2106-03-21T00:00:00</text:p>
          </table:table-cell>
          <table:table-cell office:value-type="float" office:value="2490337.5" calcext:value-type="float">
            <text:p>2490337.5</text:p>
          </table:table-cell>
          <table:table-cell office:value-type="float" office:value="95693.453518" calcext:value-type="float">
            <text:p>95693.453518</text:p>
          </table:table-cell>
          <table:table-cell office:value-type="float" office:value="0.546482" calcext:value-type="float">
            <text:p>0.546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4-01-01T00:00:00</text:p>
          </table:table-cell>
          <table:table-cell office:value-type="float" office:value="2490702.5" calcext:value-type="float">
            <text:p>2490702.5</text:p>
          </table:table-cell>
          <table:table-cell office:value-type="string" calcext:value-type="string">
            <text:p>2107-03-21T00:00:00</text:p>
          </table:table-cell>
          <table:table-cell office:value-type="float" office:value="2490702.5" calcext:value-type="float">
            <text:p>2490702.5</text:p>
          </table:table-cell>
          <table:table-cell office:value-type="float" office:value="96058.695707" calcext:value-type="float">
            <text:p>96058.695707</text:p>
          </table:table-cell>
          <table:table-cell office:value-type="float" office:value="0.304293" calcext:value-type="float">
            <text:p>0.304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5-01-01T00:00:00</text:p>
          </table:table-cell>
          <table:table-cell office:value-type="float" office:value="2491067.5" calcext:value-type="float">
            <text:p>2491067.5</text:p>
          </table:table-cell>
          <table:table-cell office:value-type="string" calcext:value-type="string">
            <text:p>2108-03-20T00:00:00</text:p>
          </table:table-cell>
          <table:table-cell office:value-type="float" office:value="2491067.5" calcext:value-type="float">
            <text:p>2491067.5</text:p>
          </table:table-cell>
          <table:table-cell office:value-type="float" office:value="96423.937896" calcext:value-type="float">
            <text:p>96423.937896</text:p>
          </table:table-cell>
          <table:table-cell office:value-type="float" office:value="0.062104" calcext:value-type="float">
            <text:p>0.0621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6-01-01T00:00:00</text:p>
          </table:table-cell>
          <table:table-cell office:value-type="float" office:value="2491433.5" calcext:value-type="float">
            <text:p>2491433.5</text:p>
          </table:table-cell>
          <table:table-cell office:value-type="string" calcext:value-type="string">
            <text:p>2109-03-21T00:00:00</text:p>
          </table:table-cell>
          <table:table-cell office:value-type="float" office:value="2491433.5" calcext:value-type="float">
            <text:p>2491433.5</text:p>
          </table:table-cell>
          <table:table-cell office:value-type="float" office:value="96789.180085" calcext:value-type="float">
            <text:p>96789.180085</text:p>
          </table:table-cell>
          <table:table-cell office:value-type="float" office:value="0.819915" calcext:value-type="float">
            <text:p>0.8199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7-01-01T00:00:00</text:p>
          </table:table-cell>
          <table:table-cell office:value-type="float" office:value="2491798.5" calcext:value-type="float">
            <text:p>2491798.5</text:p>
          </table:table-cell>
          <table:table-cell office:value-type="string" calcext:value-type="string">
            <text:p>2110-03-21T00:00:00</text:p>
          </table:table-cell>
          <table:table-cell office:value-type="float" office:value="2491798.5" calcext:value-type="float">
            <text:p>2491798.5</text:p>
          </table:table-cell>
          <table:table-cell office:value-type="float" office:value="97154.422274" calcext:value-type="float">
            <text:p>97154.422274</text:p>
          </table:table-cell>
          <table:table-cell office:value-type="float" office:value="0.577726" calcext:value-type="float">
            <text:p>0.5777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8-01-01T00:00:00</text:p>
          </table:table-cell>
          <table:table-cell office:value-type="float" office:value="2492163.5" calcext:value-type="float">
            <text:p>2492163.5</text:p>
          </table:table-cell>
          <table:table-cell office:value-type="string" calcext:value-type="string">
            <text:p>2111-03-21T00:00:00</text:p>
          </table:table-cell>
          <table:table-cell office:value-type="float" office:value="2492163.5" calcext:value-type="float">
            <text:p>2492163.5</text:p>
          </table:table-cell>
          <table:table-cell office:value-type="float" office:value="97519.664463" calcext:value-type="float">
            <text:p>97519.664463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9-01-01T00:00:00</text:p>
          </table:table-cell>
          <table:table-cell office:value-type="float" office:value="2492528.5" calcext:value-type="float">
            <text:p>2492528.5</text:p>
          </table:table-cell>
          <table:table-cell office:value-type="string" calcext:value-type="string">
            <text:p>2112-03-20T00:00:00</text:p>
          </table:table-cell>
          <table:table-cell office:value-type="float" office:value="2492528.5" calcext:value-type="float">
            <text:p>2492528.5</text:p>
          </table:table-cell>
          <table:table-cell office:value-type="float" office:value="97884.906652" calcext:value-type="float">
            <text:p>97884.906652</text:p>
          </table:table-cell>
          <table:table-cell office:value-type="float" office:value="0.093348" calcext:value-type="float">
            <text:p>0.093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0-01-01T00:00:00</text:p>
          </table:table-cell>
          <table:table-cell office:value-type="float" office:value="2492894.5" calcext:value-type="float">
            <text:p>2492894.5</text:p>
          </table:table-cell>
          <table:table-cell office:value-type="string" calcext:value-type="string">
            <text:p>2113-03-21T00:00:00</text:p>
          </table:table-cell>
          <table:table-cell office:value-type="float" office:value="2492894.5" calcext:value-type="float">
            <text:p>2492894.5</text:p>
          </table:table-cell>
          <table:table-cell office:value-type="float" office:value="98250.148841" calcext:value-type="float">
            <text:p>98250.148841</text:p>
          </table:table-cell>
          <table:table-cell office:value-type="float" office:value="0.851159" calcext:value-type="float">
            <text:p>0.85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1-01-01T00:00:00</text:p>
          </table:table-cell>
          <table:table-cell office:value-type="float" office:value="2493259.5" calcext:value-type="float">
            <text:p>2493259.5</text:p>
          </table:table-cell>
          <table:table-cell office:value-type="string" calcext:value-type="string">
            <text:p>2114-03-21T00:00:00</text:p>
          </table:table-cell>
          <table:table-cell office:value-type="float" office:value="2493259.5" calcext:value-type="float">
            <text:p>2493259.5</text:p>
          </table:table-cell>
          <table:table-cell office:value-type="float" office:value="98615.39103" calcext:value-type="float">
            <text:p>98615.39103</text:p>
          </table:table-cell>
          <table:table-cell office:value-type="float" office:value="0.60897" calcext:value-type="float">
            <text:p>0.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2-01-01T00:00:00</text:p>
          </table:table-cell>
          <table:table-cell office:value-type="float" office:value="2493624.5" calcext:value-type="float">
            <text:p>2493624.5</text:p>
          </table:table-cell>
          <table:table-cell office:value-type="string" calcext:value-type="string">
            <text:p>2115-03-21T00:00:00</text:p>
          </table:table-cell>
          <table:table-cell office:value-type="float" office:value="2493624.5" calcext:value-type="float">
            <text:p>2493624.5</text:p>
          </table:table-cell>
          <table:table-cell office:value-type="float" office:value="98980.633219" calcext:value-type="float">
            <text:p>98980.633219</text:p>
          </table:table-cell>
          <table:table-cell office:value-type="float" office:value="0.366781" calcext:value-type="float">
            <text:p>0.3667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3-01-01T00:00:00</text:p>
          </table:table-cell>
          <table:table-cell office:value-type="float" office:value="2493989.5" calcext:value-type="float">
            <text:p>2493989.5</text:p>
          </table:table-cell>
          <table:table-cell office:value-type="string" calcext:value-type="string">
            <text:p>2116-03-20T00:00:00</text:p>
          </table:table-cell>
          <table:table-cell office:value-type="float" office:value="2493989.5" calcext:value-type="float">
            <text:p>2493989.5</text:p>
          </table:table-cell>
          <table:table-cell office:value-type="float" office:value="99345.875408" calcext:value-type="float">
            <text:p>99345.875408</text:p>
          </table:table-cell>
          <table:table-cell office:value-type="float" office:value="0.124592" calcext:value-type="float">
            <text:p>0.1245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4-01-01T00:00:00</text:p>
          </table:table-cell>
          <table:table-cell office:value-type="float" office:value="2494355.5" calcext:value-type="float">
            <text:p>2494355.5</text:p>
          </table:table-cell>
          <table:table-cell office:value-type="string" calcext:value-type="string">
            <text:p>2117-03-21T00:00:00</text:p>
          </table:table-cell>
          <table:table-cell office:value-type="float" office:value="2494355.5" calcext:value-type="float">
            <text:p>2494355.5</text:p>
          </table:table-cell>
          <table:table-cell office:value-type="float" office:value="99711.117597" calcext:value-type="float">
            <text:p>99711.117597</text:p>
          </table:table-cell>
          <table:table-cell office:value-type="float" office:value="0.882403" calcext:value-type="float">
            <text:p>0.882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5-01-01T00:00:00</text:p>
          </table:table-cell>
          <table:table-cell office:value-type="float" office:value="2494720.5" calcext:value-type="float">
            <text:p>2494720.5</text:p>
          </table:table-cell>
          <table:table-cell office:value-type="string" calcext:value-type="string">
            <text:p>2118-03-21T00:00:00</text:p>
          </table:table-cell>
          <table:table-cell office:value-type="float" office:value="2494720.5" calcext:value-type="float">
            <text:p>2494720.5</text:p>
          </table:table-cell>
          <table:table-cell office:value-type="float" office:value="100076.359786" calcext:value-type="float">
            <text:p>100076.359786</text:p>
          </table:table-cell>
          <table:table-cell office:value-type="float" office:value="0.640214" calcext:value-type="float">
            <text:p>0.6402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6-01-01T00:00:00</text:p>
          </table:table-cell>
          <table:table-cell office:value-type="float" office:value="2495085.5" calcext:value-type="float">
            <text:p>2495085.5</text:p>
          </table:table-cell>
          <table:table-cell office:value-type="string" calcext:value-type="string">
            <text:p>2119-03-21T00:00:00</text:p>
          </table:table-cell>
          <table:table-cell office:value-type="float" office:value="2495085.5" calcext:value-type="float">
            <text:p>2495085.5</text:p>
          </table:table-cell>
          <table:table-cell office:value-type="float" office:value="100441.601975" calcext:value-type="float">
            <text:p>100441.601975</text:p>
          </table:table-cell>
          <table:table-cell office:value-type="float" office:value="0.398025" calcext:value-type="float">
            <text:p>0.3980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7-01-01T00:00:00</text:p>
          </table:table-cell>
          <table:table-cell office:value-type="float" office:value="2495450.5" calcext:value-type="float">
            <text:p>2495450.5</text:p>
          </table:table-cell>
          <table:table-cell office:value-type="string" calcext:value-type="string">
            <text:p>2120-03-20T00:00:00</text:p>
          </table:table-cell>
          <table:table-cell office:value-type="float" office:value="2495450.5" calcext:value-type="float">
            <text:p>2495450.5</text:p>
          </table:table-cell>
          <table:table-cell office:value-type="float" office:value="100806.844164" calcext:value-type="float">
            <text:p>100806.844164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8-01-01T00:00:00</text:p>
          </table:table-cell>
          <table:table-cell office:value-type="float" office:value="2495816.5" calcext:value-type="float">
            <text:p>2495816.5</text:p>
          </table:table-cell>
          <table:table-cell office:value-type="string" calcext:value-type="string">
            <text:p>2121-03-21T00:00:00</text:p>
          </table:table-cell>
          <table:table-cell office:value-type="float" office:value="2495816.5" calcext:value-type="float">
            <text:p>2495816.5</text:p>
          </table:table-cell>
          <table:table-cell office:value-type="float" office:value="101172.086353" calcext:value-type="float">
            <text:p>101172.086353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9-01-01T00:00:00</text:p>
          </table:table-cell>
          <table:table-cell office:value-type="float" office:value="2496181.5" calcext:value-type="float">
            <text:p>2496181.5</text:p>
          </table:table-cell>
          <table:table-cell office:value-type="string" calcext:value-type="string">
            <text:p>2122-03-21T00:00:00</text:p>
          </table:table-cell>
          <table:table-cell office:value-type="float" office:value="2496181.5" calcext:value-type="float">
            <text:p>2496181.5</text:p>
          </table:table-cell>
          <table:table-cell office:value-type="float" office:value="101537.328542" calcext:value-type="float">
            <text:p>101537.328542</text:p>
          </table:table-cell>
          <table:table-cell office:value-type="float" office:value="0.671458" calcext:value-type="float">
            <text:p>0.67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0-01-01T00:00:00</text:p>
          </table:table-cell>
          <table:table-cell office:value-type="float" office:value="2496546.5" calcext:value-type="float">
            <text:p>2496546.5</text:p>
          </table:table-cell>
          <table:table-cell office:value-type="string" calcext:value-type="string">
            <text:p>2123-03-21T00:00:00</text:p>
          </table:table-cell>
          <table:table-cell office:value-type="float" office:value="2496546.5" calcext:value-type="float">
            <text:p>2496546.5</text:p>
          </table:table-cell>
          <table:table-cell office:value-type="float" office:value="101902.570731" calcext:value-type="float">
            <text:p>101902.570731</text:p>
          </table:table-cell>
          <table:table-cell office:value-type="float" office:value="0.429269" calcext:value-type="float">
            <text:p>0.4292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1-01-01T00:00:00</text:p>
          </table:table-cell>
          <table:table-cell office:value-type="float" office:value="2496911.5" calcext:value-type="float">
            <text:p>2496911.5</text:p>
          </table:table-cell>
          <table:table-cell office:value-type="string" calcext:value-type="string">
            <text:p>2124-03-20T00:00:00</text:p>
          </table:table-cell>
          <table:table-cell office:value-type="float" office:value="2496911.5" calcext:value-type="float">
            <text:p>2496911.5</text:p>
          </table:table-cell>
          <table:table-cell office:value-type="float" office:value="102267.81292" calcext:value-type="float">
            <text:p>102267.8129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2-01-01T00:00:00</text:p>
          </table:table-cell>
          <table:table-cell office:value-type="float" office:value="2497277.5" calcext:value-type="float">
            <text:p>2497277.5</text:p>
          </table:table-cell>
          <table:table-cell office:value-type="string" calcext:value-type="string">
            <text:p>2125-03-21T00:00:00</text:p>
          </table:table-cell>
          <table:table-cell office:value-type="float" office:value="2497277.5" calcext:value-type="float">
            <text:p>2497277.5</text:p>
          </table:table-cell>
          <table:table-cell office:value-type="float" office:value="102633.055109" calcext:value-type="float">
            <text:p>102633.055109</text:p>
          </table:table-cell>
          <table:table-cell office:value-type="float" office:value="0.944891" calcext:value-type="float">
            <text:p>0.9448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3-01-01T00:00:00</text:p>
          </table:table-cell>
          <table:table-cell office:value-type="float" office:value="2497642.5" calcext:value-type="float">
            <text:p>2497642.5</text:p>
          </table:table-cell>
          <table:table-cell office:value-type="string" calcext:value-type="string">
            <text:p>2126-03-21T00:00:00</text:p>
          </table:table-cell>
          <table:table-cell office:value-type="float" office:value="2497642.5" calcext:value-type="float">
            <text:p>2497642.5</text:p>
          </table:table-cell>
          <table:table-cell office:value-type="float" office:value="102998.297298" calcext:value-type="float">
            <text:p>102998.297298</text:p>
          </table:table-cell>
          <table:table-cell office:value-type="float" office:value="0.702702" calcext:value-type="float">
            <text:p>0.7027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4-01-01T00:00:00</text:p>
          </table:table-cell>
          <table:table-cell office:value-type="float" office:value="2498007.5" calcext:value-type="float">
            <text:p>2498007.5</text:p>
          </table:table-cell>
          <table:table-cell office:value-type="string" calcext:value-type="string">
            <text:p>2127-03-21T00:00:00</text:p>
          </table:table-cell>
          <table:table-cell office:value-type="float" office:value="2498007.5" calcext:value-type="float">
            <text:p>2498007.5</text:p>
          </table:table-cell>
          <table:table-cell office:value-type="float" office:value="103363.539487" calcext:value-type="float">
            <text:p>103363.539487</text:p>
          </table:table-cell>
          <table:table-cell office:value-type="float" office:value="0.460513" calcext:value-type="float">
            <text:p>0.4605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5-01-01T00:00:00</text:p>
          </table:table-cell>
          <table:table-cell office:value-type="float" office:value="2498372.5" calcext:value-type="float">
            <text:p>2498372.5</text:p>
          </table:table-cell>
          <table:table-cell office:value-type="string" calcext:value-type="string">
            <text:p>2128-03-20T00:00:00</text:p>
          </table:table-cell>
          <table:table-cell office:value-type="float" office:value="2498372.5" calcext:value-type="float">
            <text:p>2498372.5</text:p>
          </table:table-cell>
          <table:table-cell office:value-type="float" office:value="103728.781676" calcext:value-type="float">
            <text:p>103728.781676</text:p>
          </table:table-cell>
          <table:table-cell office:value-type="float" office:value="0.218324" calcext:value-type="float">
            <text:p>0.2183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6-01-01T00:00:00</text:p>
          </table:table-cell>
          <table:table-cell office:value-type="float" office:value="2498738.5" calcext:value-type="float">
            <text:p>2498738.5</text:p>
          </table:table-cell>
          <table:table-cell office:value-type="string" calcext:value-type="string">
            <text:p>2129-03-20T00:00:00</text:p>
          </table:table-cell>
          <table:table-cell office:value-type="float" office:value="2498737.5" calcext:value-type="float">
            <text:p>2498737.5</text:p>
          </table:table-cell>
          <table:table-cell office:value-type="float" office:value="104094.023865" calcext:value-type="float">
            <text:p>104094.023865</text:p>
          </table:table-cell>
          <table:table-cell office:value-type="float" office:value="0.976135" calcext:value-type="float">
            <text:p>0.976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7-01-01T00:00:00</text:p>
          </table:table-cell>
          <table:table-cell office:value-type="float" office:value="2499103.5" calcext:value-type="float">
            <text:p>2499103.5</text:p>
          </table:table-cell>
          <table:table-cell office:value-type="string" calcext:value-type="string">
            <text:p>2130-03-21T00:00:00</text:p>
          </table:table-cell>
          <table:table-cell office:value-type="float" office:value="2499103.5" calcext:value-type="float">
            <text:p>2499103.5</text:p>
          </table:table-cell>
          <table:table-cell office:value-type="float" office:value="104459.266054" calcext:value-type="float">
            <text:p>104459.266054</text:p>
          </table:table-cell>
          <table:table-cell office:value-type="float" office:value="0.733946" calcext:value-type="float">
            <text:p>0.7339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8-01-01T00:00:00</text:p>
          </table:table-cell>
          <table:table-cell office:value-type="float" office:value="2499468.5" calcext:value-type="float">
            <text:p>2499468.5</text:p>
          </table:table-cell>
          <table:table-cell office:value-type="string" calcext:value-type="string">
            <text:p>2131-03-21T00:00:00</text:p>
          </table:table-cell>
          <table:table-cell office:value-type="float" office:value="2499468.5" calcext:value-type="float">
            <text:p>2499468.5</text:p>
          </table:table-cell>
          <table:table-cell office:value-type="float" office:value="104824.508243" calcext:value-type="float">
            <text:p>104824.508243</text:p>
          </table:table-cell>
          <table:table-cell office:value-type="float" office:value="0.491757" calcext:value-type="float">
            <text:p>0.4917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9-01-01T00:00:00</text:p>
          </table:table-cell>
          <table:table-cell office:value-type="float" office:value="2499833.5" calcext:value-type="float">
            <text:p>2499833.5</text:p>
          </table:table-cell>
          <table:table-cell office:value-type="string" calcext:value-type="string">
            <text:p>2132-03-20T00:00:00</text:p>
          </table:table-cell>
          <table:table-cell office:value-type="float" office:value="2499833.5" calcext:value-type="float">
            <text:p>2499833.5</text:p>
          </table:table-cell>
          <table:table-cell office:value-type="float" office:value="105189.750432" calcext:value-type="float">
            <text:p>105189.750432</text:p>
          </table:table-cell>
          <table:table-cell office:value-type="float" office:value="0.249568" calcext:value-type="float">
            <text:p>0.249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0-01-01T00:00:00</text:p>
          </table:table-cell>
          <table:table-cell office:value-type="float" office:value="2500198.5" calcext:value-type="float">
            <text:p>2500198.5</text:p>
          </table:table-cell>
          <table:table-cell office:value-type="string" calcext:value-type="string">
            <text:p>2133-03-20T00:00:00</text:p>
          </table:table-cell>
          <table:table-cell office:value-type="float" office:value="2500198.5" calcext:value-type="float">
            <text:p>2500198.5</text:p>
          </table:table-cell>
          <table:table-cell office:value-type="float" office:value="105554.992621" calcext:value-type="float">
            <text:p>105554.992621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1-01-01T00:00:00</text:p>
          </table:table-cell>
          <table:table-cell office:value-type="float" office:value="2500564.5" calcext:value-type="float">
            <text:p>2500564.5</text:p>
          </table:table-cell>
          <table:table-cell office:value-type="string" calcext:value-type="string">
            <text:p>2134-03-21T00:00:00</text:p>
          </table:table-cell>
          <table:table-cell office:value-type="float" office:value="2500564.5" calcext:value-type="float">
            <text:p>2500564.5</text:p>
          </table:table-cell>
          <table:table-cell office:value-type="float" office:value="105920.23481" calcext:value-type="float">
            <text:p>105920.23481</text:p>
          </table:table-cell>
          <table:table-cell office:value-type="float" office:value="0.76519" calcext:value-type="float">
            <text:p>0.76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2-01-01T00:00:00</text:p>
          </table:table-cell>
          <table:table-cell office:value-type="float" office:value="2500929.5" calcext:value-type="float">
            <text:p>2500929.5</text:p>
          </table:table-cell>
          <table:table-cell office:value-type="string" calcext:value-type="string">
            <text:p>2135-03-21T00:00:00</text:p>
          </table:table-cell>
          <table:table-cell office:value-type="float" office:value="2500929.5" calcext:value-type="float">
            <text:p>2500929.5</text:p>
          </table:table-cell>
          <table:table-cell office:value-type="float" office:value="106285.476999" calcext:value-type="float">
            <text:p>106285.476999</text:p>
          </table:table-cell>
          <table:table-cell office:value-type="float" office:value="0.523001" calcext:value-type="float">
            <text:p>0.523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3-01-01T00:00:00</text:p>
          </table:table-cell>
          <table:table-cell office:value-type="float" office:value="2501294.5" calcext:value-type="float">
            <text:p>2501294.5</text:p>
          </table:table-cell>
          <table:table-cell office:value-type="string" calcext:value-type="string">
            <text:p>2136-03-20T00:00:00</text:p>
          </table:table-cell>
          <table:table-cell office:value-type="float" office:value="2501294.5" calcext:value-type="float">
            <text:p>2501294.5</text:p>
          </table:table-cell>
          <table:table-cell office:value-type="float" office:value="106650.719188" calcext:value-type="float">
            <text:p>106650.719188</text:p>
          </table:table-cell>
          <table:table-cell office:value-type="float" office:value="0.280812" calcext:value-type="float">
            <text:p>0.2808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4-01-01T00:00:00</text:p>
          </table:table-cell>
          <table:table-cell office:value-type="float" office:value="2501659.5" calcext:value-type="float">
            <text:p>2501659.5</text:p>
          </table:table-cell>
          <table:table-cell office:value-type="string" calcext:value-type="string">
            <text:p>2137-03-20T00:00:00</text:p>
          </table:table-cell>
          <table:table-cell office:value-type="float" office:value="2501659.5" calcext:value-type="float">
            <text:p>2501659.5</text:p>
          </table:table-cell>
          <table:table-cell office:value-type="float" office:value="107015.961377" calcext:value-type="float">
            <text:p>107015.961377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5-01-01T00:00:00</text:p>
          </table:table-cell>
          <table:table-cell office:value-type="float" office:value="2502025.5" calcext:value-type="float">
            <text:p>2502025.5</text:p>
          </table:table-cell>
          <table:table-cell office:value-type="string" calcext:value-type="string">
            <text:p>2138-03-21T00:00:00</text:p>
          </table:table-cell>
          <table:table-cell office:value-type="float" office:value="2502025.5" calcext:value-type="float">
            <text:p>2502025.5</text:p>
          </table:table-cell>
          <table:table-cell office:value-type="float" office:value="107381.203566" calcext:value-type="float">
            <text:p>107381.203566</text:p>
          </table:table-cell>
          <table:table-cell office:value-type="float" office:value="0.796434" calcext:value-type="float">
            <text:p>0.7964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6-01-01T00:00:00</text:p>
          </table:table-cell>
          <table:table-cell office:value-type="float" office:value="2502390.5" calcext:value-type="float">
            <text:p>2502390.5</text:p>
          </table:table-cell>
          <table:table-cell office:value-type="string" calcext:value-type="string">
            <text:p>2139-03-21T00:00:00</text:p>
          </table:table-cell>
          <table:table-cell office:value-type="float" office:value="2502390.5" calcext:value-type="float">
            <text:p>2502390.5</text:p>
          </table:table-cell>
          <table:table-cell office:value-type="float" office:value="107746.445755" calcext:value-type="float">
            <text:p>107746.445755</text:p>
          </table:table-cell>
          <table:table-cell office:value-type="float" office:value="0.554245" calcext:value-type="float">
            <text:p>0.554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7-01-01T00:00:00</text:p>
          </table:table-cell>
          <table:table-cell office:value-type="float" office:value="2502755.5" calcext:value-type="float">
            <text:p>2502755.5</text:p>
          </table:table-cell>
          <table:table-cell office:value-type="string" calcext:value-type="string">
            <text:p>2140-03-20T00:00:00</text:p>
          </table:table-cell>
          <table:table-cell office:value-type="float" office:value="2502755.5" calcext:value-type="float">
            <text:p>2502755.5</text:p>
          </table:table-cell>
          <table:table-cell office:value-type="float" office:value="108111.687944" calcext:value-type="float">
            <text:p>108111.687944</text:p>
          </table:table-cell>
          <table:table-cell office:value-type="float" office:value="0.312056" calcext:value-type="float">
            <text:p>0.312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8-01-01T00:00:00</text:p>
          </table:table-cell>
          <table:table-cell office:value-type="float" office:value="2503120.5" calcext:value-type="float">
            <text:p>2503120.5</text:p>
          </table:table-cell>
          <table:table-cell office:value-type="string" calcext:value-type="string">
            <text:p>2141-03-20T00:00:00</text:p>
          </table:table-cell>
          <table:table-cell office:value-type="float" office:value="2503120.5" calcext:value-type="float">
            <text:p>2503120.5</text:p>
          </table:table-cell>
          <table:table-cell office:value-type="float" office:value="108476.930133" calcext:value-type="float">
            <text:p>108476.930133</text:p>
          </table:table-cell>
          <table:table-cell office:value-type="float" office:value="0.069867" calcext:value-type="float">
            <text:p>0.069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9-01-01T00:00:00</text:p>
          </table:table-cell>
          <table:table-cell office:value-type="float" office:value="2503486.5" calcext:value-type="float">
            <text:p>2503486.5</text:p>
          </table:table-cell>
          <table:table-cell office:value-type="string" calcext:value-type="string">
            <text:p>2142-03-21T00:00:00</text:p>
          </table:table-cell>
          <table:table-cell office:value-type="float" office:value="2503486.5" calcext:value-type="float">
            <text:p>2503486.5</text:p>
          </table:table-cell>
          <table:table-cell office:value-type="float" office:value="108842.172322" calcext:value-type="float">
            <text:p>108842.172322</text:p>
          </table:table-cell>
          <table:table-cell office:value-type="float" office:value="0.827678" calcext:value-type="float">
            <text:p>0.8276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0-01-01T00:00:00</text:p>
          </table:table-cell>
          <table:table-cell office:value-type="float" office:value="2503851.5" calcext:value-type="float">
            <text:p>2503851.5</text:p>
          </table:table-cell>
          <table:table-cell office:value-type="string" calcext:value-type="string">
            <text:p>2143-03-21T00:00:00</text:p>
          </table:table-cell>
          <table:table-cell office:value-type="float" office:value="2503851.5" calcext:value-type="float">
            <text:p>2503851.5</text:p>
          </table:table-cell>
          <table:table-cell office:value-type="float" office:value="109207.414511" calcext:value-type="float">
            <text:p>109207.414511</text:p>
          </table:table-cell>
          <table:table-cell office:value-type="float" office:value="0.585489" calcext:value-type="float">
            <text:p>0.5854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1-01-01T00:00:00</text:p>
          </table:table-cell>
          <table:table-cell office:value-type="float" office:value="2504216.5" calcext:value-type="float">
            <text:p>2504216.5</text:p>
          </table:table-cell>
          <table:table-cell office:value-type="string" calcext:value-type="string">
            <text:p>2144-03-20T00:00:00</text:p>
          </table:table-cell>
          <table:table-cell office:value-type="float" office:value="2504216.5" calcext:value-type="float">
            <text:p>2504216.5</text:p>
          </table:table-cell>
          <table:table-cell office:value-type="float" office:value="109572.6567" calcext:value-type="float">
            <text:p>109572.6567</text:p>
          </table:table-cell>
          <table:table-cell office:value-type="float" office:value="0.3433" calcext:value-type="float">
            <text:p>0.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2-01-01T00:00:00</text:p>
          </table:table-cell>
          <table:table-cell office:value-type="float" office:value="2504581.5" calcext:value-type="float">
            <text:p>2504581.5</text:p>
          </table:table-cell>
          <table:table-cell office:value-type="string" calcext:value-type="string">
            <text:p>2145-03-20T00:00:00</text:p>
          </table:table-cell>
          <table:table-cell office:value-type="float" office:value="2504581.5" calcext:value-type="float">
            <text:p>2504581.5</text:p>
          </table:table-cell>
          <table:table-cell office:value-type="float" office:value="109937.898889" calcext:value-type="float">
            <text:p>109937.898889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3-01-01T00:00:00</text:p>
          </table:table-cell>
          <table:table-cell office:value-type="float" office:value="2504947.5" calcext:value-type="float">
            <text:p>2504947.5</text:p>
          </table:table-cell>
          <table:table-cell office:value-type="string" calcext:value-type="string">
            <text:p>2146-03-21T00:00:00</text:p>
          </table:table-cell>
          <table:table-cell office:value-type="float" office:value="2504947.5" calcext:value-type="float">
            <text:p>2504947.5</text:p>
          </table:table-cell>
          <table:table-cell office:value-type="float" office:value="110303.141078" calcext:value-type="float">
            <text:p>110303.141078</text:p>
          </table:table-cell>
          <table:table-cell office:value-type="float" office:value="0.858922" calcext:value-type="float">
            <text:p>0.8589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4-01-01T00:00:00</text:p>
          </table:table-cell>
          <table:table-cell office:value-type="float" office:value="2505312.5" calcext:value-type="float">
            <text:p>2505312.5</text:p>
          </table:table-cell>
          <table:table-cell office:value-type="string" calcext:value-type="string">
            <text:p>2147-03-21T00:00:00</text:p>
          </table:table-cell>
          <table:table-cell office:value-type="float" office:value="2505312.5" calcext:value-type="float">
            <text:p>2505312.5</text:p>
          </table:table-cell>
          <table:table-cell office:value-type="float" office:value="110668.383267" calcext:value-type="float">
            <text:p>110668.383267</text:p>
          </table:table-cell>
          <table:table-cell office:value-type="float" office:value="0.616733" calcext:value-type="float">
            <text:p>0.6167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5-01-01T00:00:00</text:p>
          </table:table-cell>
          <table:table-cell office:value-type="float" office:value="2505677.5" calcext:value-type="float">
            <text:p>2505677.5</text:p>
          </table:table-cell>
          <table:table-cell office:value-type="string" calcext:value-type="string">
            <text:p>2148-03-20T00:00:00</text:p>
          </table:table-cell>
          <table:table-cell office:value-type="float" office:value="2505677.5" calcext:value-type="float">
            <text:p>2505677.5</text:p>
          </table:table-cell>
          <table:table-cell office:value-type="float" office:value="111033.625456" calcext:value-type="float">
            <text:p>111033.625456</text:p>
          </table:table-cell>
          <table:table-cell office:value-type="float" office:value="0.374544" calcext:value-type="float">
            <text:p>0.374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6-01-01T00:00:00</text:p>
          </table:table-cell>
          <table:table-cell office:value-type="float" office:value="2506042.5" calcext:value-type="float">
            <text:p>2506042.5</text:p>
          </table:table-cell>
          <table:table-cell office:value-type="string" calcext:value-type="string">
            <text:p>2149-03-20T00:00:00</text:p>
          </table:table-cell>
          <table:table-cell office:value-type="float" office:value="2506042.5" calcext:value-type="float">
            <text:p>2506042.5</text:p>
          </table:table-cell>
          <table:table-cell office:value-type="float" office:value="111398.867645" calcext:value-type="float">
            <text:p>111398.867645</text:p>
          </table:table-cell>
          <table:table-cell office:value-type="float" office:value="0.132355" calcext:value-type="float">
            <text:p>0.132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7-01-01T00:00:00</text:p>
          </table:table-cell>
          <table:table-cell office:value-type="float" office:value="2506408.5" calcext:value-type="float">
            <text:p>2506408.5</text:p>
          </table:table-cell>
          <table:table-cell office:value-type="string" calcext:value-type="string">
            <text:p>2150-03-21T00:00:00</text:p>
          </table:table-cell>
          <table:table-cell office:value-type="float" office:value="2506408.5" calcext:value-type="float">
            <text:p>2506408.5</text:p>
          </table:table-cell>
          <table:table-cell office:value-type="float" office:value="111764.109834" calcext:value-type="float">
            <text:p>111764.109834</text:p>
          </table:table-cell>
          <table:table-cell office:value-type="float" office:value="0.890166" calcext:value-type="float">
            <text:p>0.890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8-01-01T00:00:00</text:p>
          </table:table-cell>
          <table:table-cell office:value-type="float" office:value="2506773.5" calcext:value-type="float">
            <text:p>2506773.5</text:p>
          </table:table-cell>
          <table:table-cell office:value-type="string" calcext:value-type="string">
            <text:p>2151-03-21T00:00:00</text:p>
          </table:table-cell>
          <table:table-cell office:value-type="float" office:value="2506773.5" calcext:value-type="float">
            <text:p>2506773.5</text:p>
          </table:table-cell>
          <table:table-cell office:value-type="float" office:value="112129.352023" calcext:value-type="float">
            <text:p>112129.352023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9-01-01T00:00:00</text:p>
          </table:table-cell>
          <table:table-cell office:value-type="float" office:value="2507138.5" calcext:value-type="float">
            <text:p>2507138.5</text:p>
          </table:table-cell>
          <table:table-cell office:value-type="string" calcext:value-type="string">
            <text:p>2152-03-20T00:00:00</text:p>
          </table:table-cell>
          <table:table-cell office:value-type="float" office:value="2507138.5" calcext:value-type="float">
            <text:p>2507138.5</text:p>
          </table:table-cell>
          <table:table-cell office:value-type="float" office:value="112494.594212" calcext:value-type="float">
            <text:p>112494.59421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0-01-01T00:00:00</text:p>
          </table:table-cell>
          <table:table-cell office:value-type="float" office:value="2507503.5" calcext:value-type="float">
            <text:p>2507503.5</text:p>
          </table:table-cell>
          <table:table-cell office:value-type="string" calcext:value-type="string">
            <text:p>2153-03-20T00:00:00</text:p>
          </table:table-cell>
          <table:table-cell office:value-type="float" office:value="2507503.5" calcext:value-type="float">
            <text:p>2507503.5</text:p>
          </table:table-cell>
          <table:table-cell office:value-type="float" office:value="112859.836401" calcext:value-type="float">
            <text:p>112859.836401</text:p>
          </table:table-cell>
          <table:table-cell office:value-type="float" office:value="0.163599" calcext:value-type="float">
            <text:p>0.1635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1-01-01T00:00:00</text:p>
          </table:table-cell>
          <table:table-cell office:value-type="float" office:value="2507869.5" calcext:value-type="float">
            <text:p>2507869.5</text:p>
          </table:table-cell>
          <table:table-cell office:value-type="string" calcext:value-type="string">
            <text:p>2154-03-21T00:00:00</text:p>
          </table:table-cell>
          <table:table-cell office:value-type="float" office:value="2507869.5" calcext:value-type="float">
            <text:p>2507869.5</text:p>
          </table:table-cell>
          <table:table-cell office:value-type="float" office:value="113225.07859" calcext:value-type="float">
            <text:p>113225.07859</text:p>
          </table:table-cell>
          <table:table-cell office:value-type="float" office:value="0.92141" calcext:value-type="float">
            <text:p>0.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2-01-01T00:00:00</text:p>
          </table:table-cell>
          <table:table-cell office:value-type="float" office:value="2508234.5" calcext:value-type="float">
            <text:p>2508234.5</text:p>
          </table:table-cell>
          <table:table-cell office:value-type="string" calcext:value-type="string">
            <text:p>2155-03-21T00:00:00</text:p>
          </table:table-cell>
          <table:table-cell office:value-type="float" office:value="2508234.5" calcext:value-type="float">
            <text:p>2508234.5</text:p>
          </table:table-cell>
          <table:table-cell office:value-type="float" office:value="113590.320779" calcext:value-type="float">
            <text:p>113590.320779</text:p>
          </table:table-cell>
          <table:table-cell office:value-type="float" office:value="0.679221" calcext:value-type="float">
            <text:p>0.6792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3-01-01T00:00:00</text:p>
          </table:table-cell>
          <table:table-cell office:value-type="float" office:value="2508599.5" calcext:value-type="float">
            <text:p>2508599.5</text:p>
          </table:table-cell>
          <table:table-cell office:value-type="string" calcext:value-type="string">
            <text:p>2156-03-20T00:00:00</text:p>
          </table:table-cell>
          <table:table-cell office:value-type="float" office:value="2508599.5" calcext:value-type="float">
            <text:p>2508599.5</text:p>
          </table:table-cell>
          <table:table-cell office:value-type="float" office:value="113955.562968" calcext:value-type="float">
            <text:p>113955.562968</text:p>
          </table:table-cell>
          <table:table-cell office:value-type="float" office:value="0.437032" calcext:value-type="float">
            <text:p>0.437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4-01-01T00:00:00</text:p>
          </table:table-cell>
          <table:table-cell office:value-type="float" office:value="2508964.5" calcext:value-type="float">
            <text:p>2508964.5</text:p>
          </table:table-cell>
          <table:table-cell office:value-type="string" calcext:value-type="string">
            <text:p>2157-03-20T00:00:00</text:p>
          </table:table-cell>
          <table:table-cell office:value-type="float" office:value="2508964.5" calcext:value-type="float">
            <text:p>2508964.5</text:p>
          </table:table-cell>
          <table:table-cell office:value-type="float" office:value="114320.805157" calcext:value-type="float">
            <text:p>114320.805157</text:p>
          </table:table-cell>
          <table:table-cell office:value-type="float" office:value="0.194843" calcext:value-type="float">
            <text:p>0.1948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5-01-01T00:00:00</text:p>
          </table:table-cell>
          <table:table-cell office:value-type="float" office:value="2509330.5" calcext:value-type="float">
            <text:p>2509330.5</text:p>
          </table:table-cell>
          <table:table-cell office:value-type="string" calcext:value-type="string">
            <text:p>2158-03-21T00:00:00</text:p>
          </table:table-cell>
          <table:table-cell office:value-type="float" office:value="2509330.5" calcext:value-type="float">
            <text:p>2509330.5</text:p>
          </table:table-cell>
          <table:table-cell office:value-type="float" office:value="114686.047346" calcext:value-type="float">
            <text:p>114686.047346</text:p>
          </table:table-cell>
          <table:table-cell office:value-type="float" office:value="0.952654" calcext:value-type="float">
            <text:p>0.9526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6-01-01T00:00:00</text:p>
          </table:table-cell>
          <table:table-cell office:value-type="float" office:value="2509695.5" calcext:value-type="float">
            <text:p>2509695.5</text:p>
          </table:table-cell>
          <table:table-cell office:value-type="string" calcext:value-type="string">
            <text:p>2159-03-21T00:00:00</text:p>
          </table:table-cell>
          <table:table-cell office:value-type="float" office:value="2509695.5" calcext:value-type="float">
            <text:p>2509695.5</text:p>
          </table:table-cell>
          <table:table-cell office:value-type="float" office:value="115051.289535" calcext:value-type="float">
            <text:p>115051.289535</text:p>
          </table:table-cell>
          <table:table-cell office:value-type="float" office:value="0.710465" calcext:value-type="float">
            <text:p>0.710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7-01-01T00:00:00</text:p>
          </table:table-cell>
          <table:table-cell office:value-type="float" office:value="2510060.5" calcext:value-type="float">
            <text:p>2510060.5</text:p>
          </table:table-cell>
          <table:table-cell office:value-type="string" calcext:value-type="string">
            <text:p>2160-03-20T00:00:00</text:p>
          </table:table-cell>
          <table:table-cell office:value-type="float" office:value="2510060.5" calcext:value-type="float">
            <text:p>2510060.5</text:p>
          </table:table-cell>
          <table:table-cell office:value-type="float" office:value="115416.531724" calcext:value-type="float">
            <text:p>115416.531724</text:p>
          </table:table-cell>
          <table:table-cell office:value-type="float" office:value="0.468276" calcext:value-type="float">
            <text:p>0.4682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8-01-01T00:00:00</text:p>
          </table:table-cell>
          <table:table-cell office:value-type="float" office:value="2510425.5" calcext:value-type="float">
            <text:p>2510425.5</text:p>
          </table:table-cell>
          <table:table-cell office:value-type="string" calcext:value-type="string">
            <text:p>2161-03-20T00:00:00</text:p>
          </table:table-cell>
          <table:table-cell office:value-type="float" office:value="2510425.5" calcext:value-type="float">
            <text:p>2510425.5</text:p>
          </table:table-cell>
          <table:table-cell office:value-type="float" office:value="115781.773913" calcext:value-type="float">
            <text:p>115781.773913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9-01-01T00:00:00</text:p>
          </table:table-cell>
          <table:table-cell office:value-type="float" office:value="2510791.5" calcext:value-type="float">
            <text:p>2510791.5</text:p>
          </table:table-cell>
          <table:table-cell office:value-type="string" calcext:value-type="string">
            <text:p>2162-03-20T00:00:00</text:p>
          </table:table-cell>
          <table:table-cell office:value-type="float" office:value="2510790.5" calcext:value-type="float">
            <text:p>2510790.5</text:p>
          </table:table-cell>
          <table:table-cell office:value-type="float" office:value="116147.016102" calcext:value-type="float">
            <text:p>116147.016102</text:p>
          </table:table-cell>
          <table:table-cell office:value-type="float" office:value="0.983898" calcext:value-type="float">
            <text:p>0.983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0-01-01T00:00:00</text:p>
          </table:table-cell>
          <table:table-cell office:value-type="float" office:value="2511156.5" calcext:value-type="float">
            <text:p>2511156.5</text:p>
          </table:table-cell>
          <table:table-cell office:value-type="string" calcext:value-type="string">
            <text:p>2163-03-21T00:00:00</text:p>
          </table:table-cell>
          <table:table-cell office:value-type="float" office:value="2511156.5" calcext:value-type="float">
            <text:p>2511156.5</text:p>
          </table:table-cell>
          <table:table-cell office:value-type="float" office:value="116512.258291" calcext:value-type="float">
            <text:p>116512.258291</text:p>
          </table:table-cell>
          <table:table-cell office:value-type="float" office:value="0.741709" calcext:value-type="float">
            <text:p>0.7417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1-01-01T00:00:00</text:p>
          </table:table-cell>
          <table:table-cell office:value-type="float" office:value="2511521.5" calcext:value-type="float">
            <text:p>2511521.5</text:p>
          </table:table-cell>
          <table:table-cell office:value-type="string" calcext:value-type="string">
            <text:p>2164-03-20T00:00:00</text:p>
          </table:table-cell>
          <table:table-cell office:value-type="float" office:value="2511521.5" calcext:value-type="float">
            <text:p>2511521.5</text:p>
          </table:table-cell>
          <table:table-cell office:value-type="float" office:value="116877.50048" calcext:value-type="float">
            <text:p>116877.50048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2-01-01T00:00:00</text:p>
          </table:table-cell>
          <table:table-cell office:value-type="float" office:value="2511886.5" calcext:value-type="float">
            <text:p>2511886.5</text:p>
          </table:table-cell>
          <table:table-cell office:value-type="string" calcext:value-type="string">
            <text:p>2165-03-20T00:00:00</text:p>
          </table:table-cell>
          <table:table-cell office:value-type="float" office:value="2511886.5" calcext:value-type="float">
            <text:p>2511886.5</text:p>
          </table:table-cell>
          <table:table-cell office:value-type="float" office:value="117242.742669" calcext:value-type="float">
            <text:p>117242.74266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3-01-01T00:00:00</text:p>
          </table:table-cell>
          <table:table-cell office:value-type="float" office:value="2512251.5" calcext:value-type="float">
            <text:p>2512251.5</text:p>
          </table:table-cell>
          <table:table-cell office:value-type="string" calcext:value-type="string">
            <text:p>2166-03-20T00:00:00</text:p>
          </table:table-cell>
          <table:table-cell office:value-type="float" office:value="2512251.5" calcext:value-type="float">
            <text:p>2512251.5</text:p>
          </table:table-cell>
          <table:table-cell office:value-type="float" office:value="117607.984858" calcext:value-type="float">
            <text:p>117607.984858</text:p>
          </table:table-cell>
          <table:table-cell office:value-type="float" office:value="0.015142" calcext:value-type="float">
            <text:p>0.015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4-01-01T00:00:00</text:p>
          </table:table-cell>
          <table:table-cell office:value-type="float" office:value="2512617.5" calcext:value-type="float">
            <text:p>2512617.5</text:p>
          </table:table-cell>
          <table:table-cell office:value-type="string" calcext:value-type="string">
            <text:p>2167-03-21T00:00:00</text:p>
          </table:table-cell>
          <table:table-cell office:value-type="float" office:value="2512617.5" calcext:value-type="float">
            <text:p>2512617.5</text:p>
          </table:table-cell>
          <table:table-cell office:value-type="float" office:value="117973.227047" calcext:value-type="float">
            <text:p>117973.227047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5-01-01T00:00:00</text:p>
          </table:table-cell>
          <table:table-cell office:value-type="float" office:value="2512982.5" calcext:value-type="float">
            <text:p>2512982.5</text:p>
          </table:table-cell>
          <table:table-cell office:value-type="string" calcext:value-type="string">
            <text:p>2168-03-20T00:00:00</text:p>
          </table:table-cell>
          <table:table-cell office:value-type="float" office:value="2512982.5" calcext:value-type="float">
            <text:p>2512982.5</text:p>
          </table:table-cell>
          <table:table-cell office:value-type="float" office:value="118338.469236" calcext:value-type="float">
            <text:p>118338.469236</text:p>
          </table:table-cell>
          <table:table-cell office:value-type="float" office:value="0.530764" calcext:value-type="float">
            <text:p>0.5307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6-01-01T00:00:00</text:p>
          </table:table-cell>
          <table:table-cell office:value-type="float" office:value="2513347.5" calcext:value-type="float">
            <text:p>2513347.5</text:p>
          </table:table-cell>
          <table:table-cell office:value-type="string" calcext:value-type="string">
            <text:p>2169-03-20T00:00:00</text:p>
          </table:table-cell>
          <table:table-cell office:value-type="float" office:value="2513347.5" calcext:value-type="float">
            <text:p>2513347.5</text:p>
          </table:table-cell>
          <table:table-cell office:value-type="float" office:value="118703.711425" calcext:value-type="float">
            <text:p>118703.711425</text:p>
          </table:table-cell>
          <table:table-cell office:value-type="float" office:value="0.288575" calcext:value-type="float">
            <text:p>0.288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7-01-01T00:00:00</text:p>
          </table:table-cell>
          <table:table-cell office:value-type="float" office:value="2513712.5" calcext:value-type="float">
            <text:p>2513712.5</text:p>
          </table:table-cell>
          <table:table-cell office:value-type="string" calcext:value-type="string">
            <text:p>2170-03-20T00:00:00</text:p>
          </table:table-cell>
          <table:table-cell office:value-type="float" office:value="2513712.5" calcext:value-type="float">
            <text:p>2513712.5</text:p>
          </table:table-cell>
          <table:table-cell office:value-type="float" office:value="119068.953614" calcext:value-type="float">
            <text:p>119068.953614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8-01-01T00:00:00</text:p>
          </table:table-cell>
          <table:table-cell office:value-type="float" office:value="2514078.5" calcext:value-type="float">
            <text:p>2514078.5</text:p>
          </table:table-cell>
          <table:table-cell office:value-type="string" calcext:value-type="string">
            <text:p>2171-03-21T00:00:00</text:p>
          </table:table-cell>
          <table:table-cell office:value-type="float" office:value="2514078.5" calcext:value-type="float">
            <text:p>2514078.5</text:p>
          </table:table-cell>
          <table:table-cell office:value-type="float" office:value="119434.195803" calcext:value-type="float">
            <text:p>119434.195803</text:p>
          </table:table-cell>
          <table:table-cell office:value-type="float" office:value="0.804197" calcext:value-type="float">
            <text:p>0.8041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9-01-01T00:00:00</text:p>
          </table:table-cell>
          <table:table-cell office:value-type="float" office:value="2514443.5" calcext:value-type="float">
            <text:p>2514443.5</text:p>
          </table:table-cell>
          <table:table-cell office:value-type="string" calcext:value-type="string">
            <text:p>2172-03-20T00:00:00</text:p>
          </table:table-cell>
          <table:table-cell office:value-type="float" office:value="2514443.5" calcext:value-type="float">
            <text:p>2514443.5</text:p>
          </table:table-cell>
          <table:table-cell office:value-type="float" office:value="119799.437992" calcext:value-type="float">
            <text:p>119799.437992</text:p>
          </table:table-cell>
          <table:table-cell office:value-type="float" office:value="0.562008" calcext:value-type="float">
            <text:p>0.5620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0-01-01T00:00:00</text:p>
          </table:table-cell>
          <table:table-cell office:value-type="float" office:value="2514808.5" calcext:value-type="float">
            <text:p>2514808.5</text:p>
          </table:table-cell>
          <table:table-cell office:value-type="string" calcext:value-type="string">
            <text:p>2173-03-20T00:00:00</text:p>
          </table:table-cell>
          <table:table-cell office:value-type="float" office:value="2514808.5" calcext:value-type="float">
            <text:p>2514808.5</text:p>
          </table:table-cell>
          <table:table-cell office:value-type="float" office:value="120164.680181" calcext:value-type="float">
            <text:p>120164.680181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1-01-01T00:00:00</text:p>
          </table:table-cell>
          <table:table-cell office:value-type="float" office:value="2515173.5" calcext:value-type="float">
            <text:p>2515173.5</text:p>
          </table:table-cell>
          <table:table-cell office:value-type="string" calcext:value-type="string">
            <text:p>2174-03-20T00:00:00</text:p>
          </table:table-cell>
          <table:table-cell office:value-type="float" office:value="2515173.5" calcext:value-type="float">
            <text:p>2515173.5</text:p>
          </table:table-cell>
          <table:table-cell office:value-type="float" office:value="120529.92237" calcext:value-type="float">
            <text:p>120529.92237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2-01-01T00:00:00</text:p>
          </table:table-cell>
          <table:table-cell office:value-type="float" office:value="2515539.5" calcext:value-type="float">
            <text:p>2515539.5</text:p>
          </table:table-cell>
          <table:table-cell office:value-type="string" calcext:value-type="string">
            <text:p>2175-03-21T00:00:00</text:p>
          </table:table-cell>
          <table:table-cell office:value-type="float" office:value="2515539.5" calcext:value-type="float">
            <text:p>2515539.5</text:p>
          </table:table-cell>
          <table:table-cell office:value-type="float" office:value="120895.164559" calcext:value-type="float">
            <text:p>120895.164559</text:p>
          </table:table-cell>
          <table:table-cell office:value-type="float" office:value="0.835441" calcext:value-type="float">
            <text:p>0.835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3-01-01T00:00:00</text:p>
          </table:table-cell>
          <table:table-cell office:value-type="float" office:value="2515904.5" calcext:value-type="float">
            <text:p>2515904.5</text:p>
          </table:table-cell>
          <table:table-cell office:value-type="string" calcext:value-type="string">
            <text:p>2176-03-20T00:00:00</text:p>
          </table:table-cell>
          <table:table-cell office:value-type="float" office:value="2515904.5" calcext:value-type="float">
            <text:p>2515904.5</text:p>
          </table:table-cell>
          <table:table-cell office:value-type="float" office:value="121260.406748" calcext:value-type="float">
            <text:p>121260.406748</text:p>
          </table:table-cell>
          <table:table-cell office:value-type="float" office:value="0.593252" calcext:value-type="float">
            <text:p>0.593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4-01-01T00:00:00</text:p>
          </table:table-cell>
          <table:table-cell office:value-type="float" office:value="2516269.5" calcext:value-type="float">
            <text:p>2516269.5</text:p>
          </table:table-cell>
          <table:table-cell office:value-type="string" calcext:value-type="string">
            <text:p>2177-03-20T00:00:00</text:p>
          </table:table-cell>
          <table:table-cell office:value-type="float" office:value="2516269.5" calcext:value-type="float">
            <text:p>2516269.5</text:p>
          </table:table-cell>
          <table:table-cell office:value-type="float" office:value="121625.648937" calcext:value-type="float">
            <text:p>121625.648937</text:p>
          </table:table-cell>
          <table:table-cell office:value-type="float" office:value="0.351063" calcext:value-type="float">
            <text:p>0.3510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5-01-01T00:00:00</text:p>
          </table:table-cell>
          <table:table-cell office:value-type="float" office:value="2516634.5" calcext:value-type="float">
            <text:p>2516634.5</text:p>
          </table:table-cell>
          <table:table-cell office:value-type="string" calcext:value-type="string">
            <text:p>2178-03-20T00:00:00</text:p>
          </table:table-cell>
          <table:table-cell office:value-type="float" office:value="2516634.5" calcext:value-type="float">
            <text:p>2516634.5</text:p>
          </table:table-cell>
          <table:table-cell office:value-type="float" office:value="121990.891126" calcext:value-type="float">
            <text:p>121990.891126</text:p>
          </table:table-cell>
          <table:table-cell office:value-type="float" office:value="0.108874" calcext:value-type="float">
            <text:p>0.1088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6-01-01T00:00:00</text:p>
          </table:table-cell>
          <table:table-cell office:value-type="float" office:value="2517000.5" calcext:value-type="float">
            <text:p>2517000.5</text:p>
          </table:table-cell>
          <table:table-cell office:value-type="string" calcext:value-type="string">
            <text:p>2179-03-21T00:00:00</text:p>
          </table:table-cell>
          <table:table-cell office:value-type="float" office:value="2517000.5" calcext:value-type="float">
            <text:p>2517000.5</text:p>
          </table:table-cell>
          <table:table-cell office:value-type="float" office:value="122356.133315" calcext:value-type="float">
            <text:p>122356.133315</text:p>
          </table:table-cell>
          <table:table-cell office:value-type="float" office:value="0.866685" calcext:value-type="float">
            <text:p>0.866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7-01-01T00:00:00</text:p>
          </table:table-cell>
          <table:table-cell office:value-type="float" office:value="2517365.5" calcext:value-type="float">
            <text:p>2517365.5</text:p>
          </table:table-cell>
          <table:table-cell office:value-type="string" calcext:value-type="string">
            <text:p>2180-03-20T00:00:00</text:p>
          </table:table-cell>
          <table:table-cell office:value-type="float" office:value="2517365.5" calcext:value-type="float">
            <text:p>2517365.5</text:p>
          </table:table-cell>
          <table:table-cell office:value-type="float" office:value="122721.375504" calcext:value-type="float">
            <text:p>122721.375504</text:p>
          </table:table-cell>
          <table:table-cell office:value-type="float" office:value="0.624496" calcext:value-type="float">
            <text:p>0.624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8-01-01T00:00:00</text:p>
          </table:table-cell>
          <table:table-cell office:value-type="float" office:value="2517730.5" calcext:value-type="float">
            <text:p>2517730.5</text:p>
          </table:table-cell>
          <table:table-cell office:value-type="string" calcext:value-type="string">
            <text:p>2181-03-20T00:00:00</text:p>
          </table:table-cell>
          <table:table-cell office:value-type="float" office:value="2517730.5" calcext:value-type="float">
            <text:p>2517730.5</text:p>
          </table:table-cell>
          <table:table-cell office:value-type="float" office:value="123086.617693" calcext:value-type="float">
            <text:p>123086.617693</text:p>
          </table:table-cell>
          <table:table-cell office:value-type="float" office:value="0.382307" calcext:value-type="float">
            <text:p>0.382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9-01-01T00:00:00</text:p>
          </table:table-cell>
          <table:table-cell office:value-type="float" office:value="2518095.5" calcext:value-type="float">
            <text:p>2518095.5</text:p>
          </table:table-cell>
          <table:table-cell office:value-type="string" calcext:value-type="string">
            <text:p>2182-03-20T00:00:00</text:p>
          </table:table-cell>
          <table:table-cell office:value-type="float" office:value="2518095.5" calcext:value-type="float">
            <text:p>2518095.5</text:p>
          </table:table-cell>
          <table:table-cell office:value-type="float" office:value="123451.859882" calcext:value-type="float">
            <text:p>123451.859882</text:p>
          </table:table-cell>
          <table:table-cell office:value-type="float" office:value="0.140118" calcext:value-type="float">
            <text:p>0.140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0-01-01T00:00:00</text:p>
          </table:table-cell>
          <table:table-cell office:value-type="float" office:value="2518461.5" calcext:value-type="float">
            <text:p>2518461.5</text:p>
          </table:table-cell>
          <table:table-cell office:value-type="string" calcext:value-type="string">
            <text:p>2183-03-21T00:00:00</text:p>
          </table:table-cell>
          <table:table-cell office:value-type="float" office:value="2518461.5" calcext:value-type="float">
            <text:p>2518461.5</text:p>
          </table:table-cell>
          <table:table-cell office:value-type="float" office:value="123817.102071" calcext:value-type="float">
            <text:p>123817.102071</text:p>
          </table:table-cell>
          <table:table-cell office:value-type="float" office:value="0.897929" calcext:value-type="float">
            <text:p>0.8979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1-01-01T00:00:00</text:p>
          </table:table-cell>
          <table:table-cell office:value-type="float" office:value="2518826.5" calcext:value-type="float">
            <text:p>2518826.5</text:p>
          </table:table-cell>
          <table:table-cell office:value-type="string" calcext:value-type="string">
            <text:p>2184-03-20T00:00:00</text:p>
          </table:table-cell>
          <table:table-cell office:value-type="float" office:value="2518826.5" calcext:value-type="float">
            <text:p>2518826.5</text:p>
          </table:table-cell>
          <table:table-cell office:value-type="float" office:value="124182.34426" calcext:value-type="float">
            <text:p>124182.34426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2-01-01T00:00:00</text:p>
          </table:table-cell>
          <table:table-cell office:value-type="float" office:value="2519191.5" calcext:value-type="float">
            <text:p>2519191.5</text:p>
          </table:table-cell>
          <table:table-cell office:value-type="string" calcext:value-type="string">
            <text:p>2185-03-20T00:00:00</text:p>
          </table:table-cell>
          <table:table-cell office:value-type="float" office:value="2519191.5" calcext:value-type="float">
            <text:p>2519191.5</text:p>
          </table:table-cell>
          <table:table-cell office:value-type="float" office:value="124547.586449" calcext:value-type="float">
            <text:p>124547.586449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3-01-01T00:00:00</text:p>
          </table:table-cell>
          <table:table-cell office:value-type="float" office:value="2519556.5" calcext:value-type="float">
            <text:p>2519556.5</text:p>
          </table:table-cell>
          <table:table-cell office:value-type="string" calcext:value-type="string">
            <text:p>2186-03-20T00:00:00</text:p>
          </table:table-cell>
          <table:table-cell office:value-type="float" office:value="2519556.5" calcext:value-type="float">
            <text:p>2519556.5</text:p>
          </table:table-cell>
          <table:table-cell office:value-type="float" office:value="124912.828638" calcext:value-type="float">
            <text:p>124912.828638</text:p>
          </table:table-cell>
          <table:table-cell office:value-type="float" office:value="0.171362" calcext:value-type="float">
            <text:p>0.1713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4-01-01T00:00:00</text:p>
          </table:table-cell>
          <table:table-cell office:value-type="float" office:value="2519922.5" calcext:value-type="float">
            <text:p>2519922.5</text:p>
          </table:table-cell>
          <table:table-cell office:value-type="string" calcext:value-type="string">
            <text:p>2187-03-21T00:00:00</text:p>
          </table:table-cell>
          <table:table-cell office:value-type="float" office:value="2519922.5" calcext:value-type="float">
            <text:p>2519922.5</text:p>
          </table:table-cell>
          <table:table-cell office:value-type="float" office:value="125278.070827" calcext:value-type="float">
            <text:p>125278.070827</text:p>
          </table:table-cell>
          <table:table-cell office:value-type="float" office:value="0.929173" calcext:value-type="float">
            <text:p>0.9291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5-01-01T00:00:00</text:p>
          </table:table-cell>
          <table:table-cell office:value-type="float" office:value="2520287.5" calcext:value-type="float">
            <text:p>2520287.5</text:p>
          </table:table-cell>
          <table:table-cell office:value-type="string" calcext:value-type="string">
            <text:p>2188-03-20T00:00:00</text:p>
          </table:table-cell>
          <table:table-cell office:value-type="float" office:value="2520287.5" calcext:value-type="float">
            <text:p>2520287.5</text:p>
          </table:table-cell>
          <table:table-cell office:value-type="float" office:value="125643.313016" calcext:value-type="float">
            <text:p>125643.313016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6-01-01T00:00:00</text:p>
          </table:table-cell>
          <table:table-cell office:value-type="float" office:value="2520652.5" calcext:value-type="float">
            <text:p>2520652.5</text:p>
          </table:table-cell>
          <table:table-cell office:value-type="string" calcext:value-type="string">
            <text:p>2189-03-20T00:00:00</text:p>
          </table:table-cell>
          <table:table-cell office:value-type="float" office:value="2520652.5" calcext:value-type="float">
            <text:p>2520652.5</text:p>
          </table:table-cell>
          <table:table-cell office:value-type="float" office:value="126008.555205" calcext:value-type="float">
            <text:p>126008.555205</text:p>
          </table:table-cell>
          <table:table-cell office:value-type="float" office:value="0.444795" calcext:value-type="float">
            <text:p>0.4447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7-01-01T00:00:00</text:p>
          </table:table-cell>
          <table:table-cell office:value-type="float" office:value="2521017.5" calcext:value-type="float">
            <text:p>2521017.5</text:p>
          </table:table-cell>
          <table:table-cell office:value-type="string" calcext:value-type="string">
            <text:p>2190-03-20T00:00:00</text:p>
          </table:table-cell>
          <table:table-cell office:value-type="float" office:value="2521017.5" calcext:value-type="float">
            <text:p>2521017.5</text:p>
          </table:table-cell>
          <table:table-cell office:value-type="float" office:value="126373.797394" calcext:value-type="float">
            <text:p>126373.797394</text:p>
          </table:table-cell>
          <table:table-cell office:value-type="float" office:value="0.202606" calcext:value-type="float">
            <text:p>0.202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8-01-01T00:00:00</text:p>
          </table:table-cell>
          <table:table-cell office:value-type="float" office:value="2521383.5" calcext:value-type="float">
            <text:p>2521383.5</text:p>
          </table:table-cell>
          <table:table-cell office:value-type="string" calcext:value-type="string">
            <text:p>2191-03-21T00:00:00</text:p>
          </table:table-cell>
          <table:table-cell office:value-type="float" office:value="2521383.5" calcext:value-type="float">
            <text:p>2521383.5</text:p>
          </table:table-cell>
          <table:table-cell office:value-type="float" office:value="126739.039583" calcext:value-type="float">
            <text:p>126739.039583</text:p>
          </table:table-cell>
          <table:table-cell office:value-type="float" office:value="0.960417" calcext:value-type="float">
            <text:p>0.960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9-01-01T00:00:00</text:p>
          </table:table-cell>
          <table:table-cell office:value-type="float" office:value="2521748.5" calcext:value-type="float">
            <text:p>2521748.5</text:p>
          </table:table-cell>
          <table:table-cell office:value-type="string" calcext:value-type="string">
            <text:p>2192-03-20T00:00:00</text:p>
          </table:table-cell>
          <table:table-cell office:value-type="float" office:value="2521748.5" calcext:value-type="float">
            <text:p>2521748.5</text:p>
          </table:table-cell>
          <table:table-cell office:value-type="float" office:value="127104.281772" calcext:value-type="float">
            <text:p>127104.281772</text:p>
          </table:table-cell>
          <table:table-cell office:value-type="float" office:value="0.718228" calcext:value-type="float">
            <text:p>0.7182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0-01-01T00:00:00</text:p>
          </table:table-cell>
          <table:table-cell office:value-type="float" office:value="2522113.5" calcext:value-type="float">
            <text:p>2522113.5</text:p>
          </table:table-cell>
          <table:table-cell office:value-type="string" calcext:value-type="string">
            <text:p>2193-03-20T00:00:00</text:p>
          </table:table-cell>
          <table:table-cell office:value-type="float" office:value="2522113.5" calcext:value-type="float">
            <text:p>2522113.5</text:p>
          </table:table-cell>
          <table:table-cell office:value-type="float" office:value="127469.523961" calcext:value-type="float">
            <text:p>127469.523961</text:p>
          </table:table-cell>
          <table:table-cell office:value-type="float" office:value="0.476039" calcext:value-type="float">
            <text:p>0.4760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1-01-01T00:00:00</text:p>
          </table:table-cell>
          <table:table-cell office:value-type="float" office:value="2522478.5" calcext:value-type="float">
            <text:p>2522478.5</text:p>
          </table:table-cell>
          <table:table-cell office:value-type="string" calcext:value-type="string">
            <text:p>2194-03-20T00:00:00</text:p>
          </table:table-cell>
          <table:table-cell office:value-type="float" office:value="2522478.5" calcext:value-type="float">
            <text:p>2522478.5</text:p>
          </table:table-cell>
          <table:table-cell office:value-type="float" office:value="127834.76615" calcext:value-type="float">
            <text:p>127834.76615</text:p>
          </table:table-cell>
          <table:table-cell office:value-type="float" office:value="0.23385" calcext:value-type="float">
            <text:p>0.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-01-01T00:00:00</text:p>
          </table:table-cell>
          <table:table-cell office:value-type="float" office:value="2522844.5" calcext:value-type="float">
            <text:p>2522844.5</text:p>
          </table:table-cell>
          <table:table-cell office:value-type="string" calcext:value-type="string">
            <text:p>2195-03-20T00:00:00</text:p>
          </table:table-cell>
          <table:table-cell office:value-type="float" office:value="2522843.5" calcext:value-type="float">
            <text:p>2522843.5</text:p>
          </table:table-cell>
          <table:table-cell office:value-type="float" office:value="128200.008339" calcext:value-type="float">
            <text:p>128200.008339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-01-01T00:00:00</text:p>
          </table:table-cell>
          <table:table-cell office:value-type="float" office:value="2523209.5" calcext:value-type="float">
            <text:p>2523209.5</text:p>
          </table:table-cell>
          <table:table-cell office:value-type="string" calcext:value-type="string">
            <text:p>2196-03-20T00:00:00</text:p>
          </table:table-cell>
          <table:table-cell office:value-type="float" office:value="2523209.5" calcext:value-type="float">
            <text:p>2523209.5</text:p>
          </table:table-cell>
          <table:table-cell office:value-type="float" office:value="128565.250528" calcext:value-type="float">
            <text:p>128565.250528</text:p>
          </table:table-cell>
          <table:table-cell office:value-type="float" office:value="0.749472" calcext:value-type="float">
            <text:p>0.749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4-01-01T00:00:00</text:p>
          </table:table-cell>
          <table:table-cell office:value-type="float" office:value="2523574.5" calcext:value-type="float">
            <text:p>2523574.5</text:p>
          </table:table-cell>
          <table:table-cell office:value-type="string" calcext:value-type="string">
            <text:p>2197-03-20T00:00:00</text:p>
          </table:table-cell>
          <table:table-cell office:value-type="float" office:value="2523574.5" calcext:value-type="float">
            <text:p>2523574.5</text:p>
          </table:table-cell>
          <table:table-cell office:value-type="float" office:value="128930.492717" calcext:value-type="float">
            <text:p>128930.492717</text:p>
          </table:table-cell>
          <table:table-cell office:value-type="float" office:value="0.507283" calcext:value-type="float">
            <text:p>0.507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5-01-01T00:00:00</text:p>
          </table:table-cell>
          <table:table-cell office:value-type="float" office:value="2523939.5" calcext:value-type="float">
            <text:p>2523939.5</text:p>
          </table:table-cell>
          <table:table-cell office:value-type="string" calcext:value-type="string">
            <text:p>2198-03-20T00:00:00</text:p>
          </table:table-cell>
          <table:table-cell office:value-type="float" office:value="2523939.5" calcext:value-type="float">
            <text:p>2523939.5</text:p>
          </table:table-cell>
          <table:table-cell office:value-type="float" office:value="129295.734906" calcext:value-type="float">
            <text:p>129295.734906</text:p>
          </table:table-cell>
          <table:table-cell office:value-type="float" office:value="0.265094" calcext:value-type="float">
            <text:p>0.2650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6-01-01T00:00:00</text:p>
          </table:table-cell>
          <table:table-cell office:value-type="float" office:value="2524304.5" calcext:value-type="float">
            <text:p>2524304.5</text:p>
          </table:table-cell>
          <table:table-cell office:value-type="string" calcext:value-type="string">
            <text:p>2199-03-20T00:00:00</text:p>
          </table:table-cell>
          <table:table-cell office:value-type="float" office:value="2524304.5" calcext:value-type="float">
            <text:p>2524304.5</text:p>
          </table:table-cell>
          <table:table-cell office:value-type="float" office:value="129660.977095" calcext:value-type="float">
            <text:p>129660.977095</text:p>
          </table:table-cell>
          <table:table-cell office:value-type="float" office:value="0.022905" calcext:value-type="float">
            <text:p>0.0229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7-01-01T00:00:00</text:p>
          </table:table-cell>
          <table:table-cell office:value-type="float" office:value="2524670.5" calcext:value-type="float">
            <text:p>2524670.5</text:p>
          </table:table-cell>
          <table:table-cell office:value-type="string" calcext:value-type="string">
            <text:p>2200-03-21T00:00:00</text:p>
          </table:table-cell>
          <table:table-cell office:value-type="float" office:value="2524670.5" calcext:value-type="float">
            <text:p>2524670.5</text:p>
          </table:table-cell>
          <table:table-cell office:value-type="float" office:value="130026.219284" calcext:value-type="float">
            <text:p>130026.219284</text:p>
          </table:table-cell>
          <table:table-cell office:value-type="float" office:value="0.780716" calcext:value-type="float">
            <text:p>0.7807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8-01-01T00:00:00</text:p>
          </table:table-cell>
          <table:table-cell office:value-type="float" office:value="2525035.5" calcext:value-type="float">
            <text:p>2525035.5</text:p>
          </table:table-cell>
          <table:table-cell office:value-type="string" calcext:value-type="string">
            <text:p>2201-03-21T00:00:00</text:p>
          </table:table-cell>
          <table:table-cell office:value-type="float" office:value="2525035.5" calcext:value-type="float">
            <text:p>2525035.5</text:p>
          </table:table-cell>
          <table:table-cell office:value-type="float" office:value="130391.461473" calcext:value-type="float">
            <text:p>130391.461473</text:p>
          </table:table-cell>
          <table:table-cell office:value-type="float" office:value="0.538527" calcext:value-type="float">
            <text:p>0.5385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9-01-01T00:00:00</text:p>
          </table:table-cell>
          <table:table-cell office:value-type="float" office:value="2525400.5" calcext:value-type="float">
            <text:p>2525400.5</text:p>
          </table:table-cell>
          <table:table-cell office:value-type="string" calcext:value-type="string">
            <text:p>2202-03-21T00:00:00</text:p>
          </table:table-cell>
          <table:table-cell office:value-type="float" office:value="2525400.5" calcext:value-type="float">
            <text:p>2525400.5</text:p>
          </table:table-cell>
          <table:table-cell office:value-type="float" office:value="130756.703662" calcext:value-type="float">
            <text:p>130756.70366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0-01-01T00:00:00</text:p>
          </table:table-cell>
          <table:table-cell office:value-type="float" office:value="2525765.5" calcext:value-type="float">
            <text:p>2525765.5</text:p>
          </table:table-cell>
          <table:table-cell office:value-type="string" calcext:value-type="string">
            <text:p>2203-03-21T00:00:00</text:p>
          </table:table-cell>
          <table:table-cell office:value-type="float" office:value="2525765.5" calcext:value-type="float">
            <text:p>2525765.5</text:p>
          </table:table-cell>
          <table:table-cell office:value-type="float" office:value="131121.945851" calcext:value-type="float">
            <text:p>131121.945851</text:p>
          </table:table-cell>
          <table:table-cell office:value-type="float" office:value="0.054149" calcext:value-type="float">
            <text:p>0.0541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1-01-01T00:00:00</text:p>
          </table:table-cell>
          <table:table-cell office:value-type="float" office:value="2526131.5" calcext:value-type="float">
            <text:p>2526131.5</text:p>
          </table:table-cell>
          <table:table-cell office:value-type="string" calcext:value-type="string">
            <text:p>2204-03-21T00:00:00</text:p>
          </table:table-cell>
          <table:table-cell office:value-type="float" office:value="2526131.5" calcext:value-type="float">
            <text:p>2526131.5</text:p>
          </table:table-cell>
          <table:table-cell office:value-type="float" office:value="131487.18804" calcext:value-type="float">
            <text:p>131487.18804</text:p>
          </table:table-cell>
          <table:table-cell office:value-type="float" office:value="0.81196" calcext:value-type="float">
            <text:p>0.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2-01-01T00:00:00</text:p>
          </table:table-cell>
          <table:table-cell office:value-type="float" office:value="2526496.5" calcext:value-type="float">
            <text:p>2526496.5</text:p>
          </table:table-cell>
          <table:table-cell office:value-type="string" calcext:value-type="string">
            <text:p>2205-03-21T00:00:00</text:p>
          </table:table-cell>
          <table:table-cell office:value-type="float" office:value="2526496.5" calcext:value-type="float">
            <text:p>2526496.5</text:p>
          </table:table-cell>
          <table:table-cell office:value-type="float" office:value="131852.430229" calcext:value-type="float">
            <text:p>131852.430229</text:p>
          </table:table-cell>
          <table:table-cell office:value-type="float" office:value="0.569771" calcext:value-type="float">
            <text:p>0.5697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3-01-01T00:00:00</text:p>
          </table:table-cell>
          <table:table-cell office:value-type="float" office:value="2526861.5" calcext:value-type="float">
            <text:p>2526861.5</text:p>
          </table:table-cell>
          <table:table-cell office:value-type="string" calcext:value-type="string">
            <text:p>2206-03-21T00:00:00</text:p>
          </table:table-cell>
          <table:table-cell office:value-type="float" office:value="2526861.5" calcext:value-type="float">
            <text:p>2526861.5</text:p>
          </table:table-cell>
          <table:table-cell office:value-type="float" office:value="132217.672418" calcext:value-type="float">
            <text:p>132217.672418</text:p>
          </table:table-cell>
          <table:table-cell office:value-type="float" office:value="0.327582" calcext:value-type="float">
            <text:p>0.3275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4-01-01T00:00:00</text:p>
          </table:table-cell>
          <table:table-cell office:value-type="float" office:value="2527226.5" calcext:value-type="float">
            <text:p>2527226.5</text:p>
          </table:table-cell>
          <table:table-cell office:value-type="string" calcext:value-type="string">
            <text:p>2207-03-21T00:00:00</text:p>
          </table:table-cell>
          <table:table-cell office:value-type="float" office:value="2527226.5" calcext:value-type="float">
            <text:p>2527226.5</text:p>
          </table:table-cell>
          <table:table-cell office:value-type="float" office:value="132582.914607" calcext:value-type="float">
            <text:p>132582.914607</text:p>
          </table:table-cell>
          <table:table-cell office:value-type="float" office:value="0.085393" calcext:value-type="float">
            <text:p>0.0853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5-01-01T00:00:00</text:p>
          </table:table-cell>
          <table:table-cell office:value-type="float" office:value="2527592.5" calcext:value-type="float">
            <text:p>2527592.5</text:p>
          </table:table-cell>
          <table:table-cell office:value-type="string" calcext:value-type="string">
            <text:p>2208-03-21T00:00:00</text:p>
          </table:table-cell>
          <table:table-cell office:value-type="float" office:value="2527592.5" calcext:value-type="float">
            <text:p>2527592.5</text:p>
          </table:table-cell>
          <table:table-cell office:value-type="float" office:value="132948.156796" calcext:value-type="float">
            <text:p>132948.156796</text:p>
          </table:table-cell>
          <table:table-cell office:value-type="float" office:value="0.843204" calcext:value-type="float">
            <text:p>0.8432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6-01-01T00:00:00</text:p>
          </table:table-cell>
          <table:table-cell office:value-type="float" office:value="2527957.5" calcext:value-type="float">
            <text:p>2527957.5</text:p>
          </table:table-cell>
          <table:table-cell office:value-type="string" calcext:value-type="string">
            <text:p>2209-03-21T00:00:00</text:p>
          </table:table-cell>
          <table:table-cell office:value-type="float" office:value="2527957.5" calcext:value-type="float">
            <text:p>2527957.5</text:p>
          </table:table-cell>
          <table:table-cell office:value-type="float" office:value="133313.398985" calcext:value-type="float">
            <text:p>133313.398985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7-01-01T00:00:00</text:p>
          </table:table-cell>
          <table:table-cell office:value-type="float" office:value="2528322.5" calcext:value-type="float">
            <text:p>2528322.5</text:p>
          </table:table-cell>
          <table:table-cell office:value-type="string" calcext:value-type="string">
            <text:p>2210-03-21T00:00:00</text:p>
          </table:table-cell>
          <table:table-cell office:value-type="float" office:value="2528322.5" calcext:value-type="float">
            <text:p>2528322.5</text:p>
          </table:table-cell>
          <table:table-cell office:value-type="float" office:value="133678.641174" calcext:value-type="float">
            <text:p>133678.641174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8-01-01T00:00:00</text:p>
          </table:table-cell>
          <table:table-cell office:value-type="float" office:value="2528687.5" calcext:value-type="float">
            <text:p>2528687.5</text:p>
          </table:table-cell>
          <table:table-cell office:value-type="string" calcext:value-type="string">
            <text:p>2211-03-21T00:00:00</text:p>
          </table:table-cell>
          <table:table-cell office:value-type="float" office:value="2528687.5" calcext:value-type="float">
            <text:p>2528687.5</text:p>
          </table:table-cell>
          <table:table-cell office:value-type="float" office:value="134043.883363" calcext:value-type="float">
            <text:p>134043.883363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9-01-01T00:00:00</text:p>
          </table:table-cell>
          <table:table-cell office:value-type="float" office:value="2529053.5" calcext:value-type="float">
            <text:p>2529053.5</text:p>
          </table:table-cell>
          <table:table-cell office:value-type="string" calcext:value-type="string">
            <text:p>2212-03-21T00:00:00</text:p>
          </table:table-cell>
          <table:table-cell office:value-type="float" office:value="2529053.5" calcext:value-type="float">
            <text:p>2529053.5</text:p>
          </table:table-cell>
          <table:table-cell office:value-type="float" office:value="134409.125552" calcext:value-type="float">
            <text:p>134409.125552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0-01-01T00:00:00</text:p>
          </table:table-cell>
          <table:table-cell office:value-type="float" office:value="2529418.5" calcext:value-type="float">
            <text:p>2529418.5</text:p>
          </table:table-cell>
          <table:table-cell office:value-type="string" calcext:value-type="string">
            <text:p>2213-03-21T00:00:00</text:p>
          </table:table-cell>
          <table:table-cell office:value-type="float" office:value="2529418.5" calcext:value-type="float">
            <text:p>2529418.5</text:p>
          </table:table-cell>
          <table:table-cell office:value-type="float" office:value="134774.367741" calcext:value-type="float">
            <text:p>134774.367741</text:p>
          </table:table-cell>
          <table:table-cell office:value-type="float" office:value="0.632259" calcext:value-type="float">
            <text:p>0.6322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1-01-01T00:00:00</text:p>
          </table:table-cell>
          <table:table-cell office:value-type="float" office:value="2529783.5" calcext:value-type="float">
            <text:p>2529783.5</text:p>
          </table:table-cell>
          <table:table-cell office:value-type="string" calcext:value-type="string">
            <text:p>2214-03-21T00:00:00</text:p>
          </table:table-cell>
          <table:table-cell office:value-type="float" office:value="2529783.5" calcext:value-type="float">
            <text:p>2529783.5</text:p>
          </table:table-cell>
          <table:table-cell office:value-type="float" office:value="135139.60993" calcext:value-type="float">
            <text:p>135139.60993</text:p>
          </table:table-cell>
          <table:table-cell office:value-type="float" office:value="0.39007" calcext:value-type="float">
            <text:p>0.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2-01-01T00:00:00</text:p>
          </table:table-cell>
          <table:table-cell office:value-type="float" office:value="2530148.5" calcext:value-type="float">
            <text:p>2530148.5</text:p>
          </table:table-cell>
          <table:table-cell office:value-type="string" calcext:value-type="string">
            <text:p>2215-03-21T00:00:00</text:p>
          </table:table-cell>
          <table:table-cell office:value-type="float" office:value="2530148.5" calcext:value-type="float">
            <text:p>2530148.5</text:p>
          </table:table-cell>
          <table:table-cell office:value-type="float" office:value="135504.852119" calcext:value-type="float">
            <text:p>135504.852119</text:p>
          </table:table-cell>
          <table:table-cell office:value-type="float" office:value="0.147881" calcext:value-type="float">
            <text:p>0.147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3-01-01T00:00:00</text:p>
          </table:table-cell>
          <table:table-cell office:value-type="float" office:value="2530514.5" calcext:value-type="float">
            <text:p>2530514.5</text:p>
          </table:table-cell>
          <table:table-cell office:value-type="string" calcext:value-type="string">
            <text:p>2216-03-21T00:00:00</text:p>
          </table:table-cell>
          <table:table-cell office:value-type="float" office:value="2530514.5" calcext:value-type="float">
            <text:p>2530514.5</text:p>
          </table:table-cell>
          <table:table-cell office:value-type="float" office:value="135870.094308" calcext:value-type="float">
            <text:p>135870.094308</text:p>
          </table:table-cell>
          <table:table-cell office:value-type="float" office:value="0.905692" calcext:value-type="float">
            <text:p>0.9056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4-01-01T00:00:00</text:p>
          </table:table-cell>
          <table:table-cell office:value-type="float" office:value="2530879.5" calcext:value-type="float">
            <text:p>2530879.5</text:p>
          </table:table-cell>
          <table:table-cell office:value-type="string" calcext:value-type="string">
            <text:p>2217-03-21T00:00:00</text:p>
          </table:table-cell>
          <table:table-cell office:value-type="float" office:value="2530879.5" calcext:value-type="float">
            <text:p>2530879.5</text:p>
          </table:table-cell>
          <table:table-cell office:value-type="float" office:value="136235.336497" calcext:value-type="float">
            <text:p>136235.336497</text:p>
          </table:table-cell>
          <table:table-cell office:value-type="float" office:value="0.663503" calcext:value-type="float">
            <text:p>0.6635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5-01-01T00:00:00</text:p>
          </table:table-cell>
          <table:table-cell office:value-type="float" office:value="2531244.5" calcext:value-type="float">
            <text:p>2531244.5</text:p>
          </table:table-cell>
          <table:table-cell office:value-type="string" calcext:value-type="string">
            <text:p>2218-03-21T00:00:00</text:p>
          </table:table-cell>
          <table:table-cell office:value-type="float" office:value="2531244.5" calcext:value-type="float">
            <text:p>2531244.5</text:p>
          </table:table-cell>
          <table:table-cell office:value-type="float" office:value="136600.578686" calcext:value-type="float">
            <text:p>136600.578686</text:p>
          </table:table-cell>
          <table:table-cell office:value-type="float" office:value="0.421314" calcext:value-type="float">
            <text:p>0.4213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6-01-01T00:00:00</text:p>
          </table:table-cell>
          <table:table-cell office:value-type="float" office:value="2531609.5" calcext:value-type="float">
            <text:p>2531609.5</text:p>
          </table:table-cell>
          <table:table-cell office:value-type="string" calcext:value-type="string">
            <text:p>2219-03-21T00:00:00</text:p>
          </table:table-cell>
          <table:table-cell office:value-type="float" office:value="2531609.5" calcext:value-type="float">
            <text:p>2531609.5</text:p>
          </table:table-cell>
          <table:table-cell office:value-type="float" office:value="136965.820875" calcext:value-type="float">
            <text:p>136965.820875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7-01-01T00:00:00</text:p>
          </table:table-cell>
          <table:table-cell office:value-type="float" office:value="2531975.5" calcext:value-type="float">
            <text:p>2531975.5</text:p>
          </table:table-cell>
          <table:table-cell office:value-type="string" calcext:value-type="string">
            <text:p>2220-03-21T00:00:00</text:p>
          </table:table-cell>
          <table:table-cell office:value-type="float" office:value="2531975.5" calcext:value-type="float">
            <text:p>2531975.5</text:p>
          </table:table-cell>
          <table:table-cell office:value-type="float" office:value="137331.063064" calcext:value-type="float">
            <text:p>137331.063064</text:p>
          </table:table-cell>
          <table:table-cell office:value-type="float" office:value="0.936936" calcext:value-type="float">
            <text:p>0.9369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8-01-01T00:00:00</text:p>
          </table:table-cell>
          <table:table-cell office:value-type="float" office:value="2532340.5" calcext:value-type="float">
            <text:p>2532340.5</text:p>
          </table:table-cell>
          <table:table-cell office:value-type="string" calcext:value-type="string">
            <text:p>2221-03-21T00:00:00</text:p>
          </table:table-cell>
          <table:table-cell office:value-type="float" office:value="2532340.5" calcext:value-type="float">
            <text:p>2532340.5</text:p>
          </table:table-cell>
          <table:table-cell office:value-type="float" office:value="137696.305253" calcext:value-type="float">
            <text:p>137696.305253</text:p>
          </table:table-cell>
          <table:table-cell office:value-type="float" office:value="0.694747" calcext:value-type="float">
            <text:p>0.6947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9-01-01T00:00:00</text:p>
          </table:table-cell>
          <table:table-cell office:value-type="float" office:value="2532705.5" calcext:value-type="float">
            <text:p>2532705.5</text:p>
          </table:table-cell>
          <table:table-cell office:value-type="string" calcext:value-type="string">
            <text:p>2222-03-21T00:00:00</text:p>
          </table:table-cell>
          <table:table-cell office:value-type="float" office:value="2532705.5" calcext:value-type="float">
            <text:p>2532705.5</text:p>
          </table:table-cell>
          <table:table-cell office:value-type="float" office:value="138061.547442" calcext:value-type="float">
            <text:p>138061.547442</text:p>
          </table:table-cell>
          <table:table-cell office:value-type="float" office:value="0.452558" calcext:value-type="float">
            <text:p>0.4525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0-01-01T00:00:00</text:p>
          </table:table-cell>
          <table:table-cell office:value-type="float" office:value="2533070.5" calcext:value-type="float">
            <text:p>2533070.5</text:p>
          </table:table-cell>
          <table:table-cell office:value-type="string" calcext:value-type="string">
            <text:p>2223-03-21T00:00:00</text:p>
          </table:table-cell>
          <table:table-cell office:value-type="float" office:value="2533070.5" calcext:value-type="float">
            <text:p>2533070.5</text:p>
          </table:table-cell>
          <table:table-cell office:value-type="float" office:value="138426.789631" calcext:value-type="float">
            <text:p>138426.789631</text:p>
          </table:table-cell>
          <table:table-cell office:value-type="float" office:value="0.210369" calcext:value-type="float">
            <text:p>0.210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1-01-01T00:00:00</text:p>
          </table:table-cell>
          <table:table-cell office:value-type="float" office:value="2533436.5" calcext:value-type="float">
            <text:p>2533436.5</text:p>
          </table:table-cell>
          <table:table-cell office:value-type="string" calcext:value-type="string">
            <text:p>2224-03-21T00:00:00</text:p>
          </table:table-cell>
          <table:table-cell office:value-type="float" office:value="2533436.5" calcext:value-type="float">
            <text:p>2533436.5</text:p>
          </table:table-cell>
          <table:table-cell office:value-type="float" office:value="138792.03182" calcext:value-type="float">
            <text:p>138792.0318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2-01-01T00:00:00</text:p>
          </table:table-cell>
          <table:table-cell office:value-type="float" office:value="2533801.5" calcext:value-type="float">
            <text:p>2533801.5</text:p>
          </table:table-cell>
          <table:table-cell office:value-type="string" calcext:value-type="string">
            <text:p>2225-03-21T00:00:00</text:p>
          </table:table-cell>
          <table:table-cell office:value-type="float" office:value="2533801.5" calcext:value-type="float">
            <text:p>2533801.5</text:p>
          </table:table-cell>
          <table:table-cell office:value-type="float" office:value="139157.274009" calcext:value-type="float">
            <text:p>139157.274009</text:p>
          </table:table-cell>
          <table:table-cell office:value-type="float" office:value="0.725991" calcext:value-type="float">
            <text:p>0.725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3-01-01T00:00:00</text:p>
          </table:table-cell>
          <table:table-cell office:value-type="float" office:value="2534166.5" calcext:value-type="float">
            <text:p>2534166.5</text:p>
          </table:table-cell>
          <table:table-cell office:value-type="string" calcext:value-type="string">
            <text:p>2226-03-21T00:00:00</text:p>
          </table:table-cell>
          <table:table-cell office:value-type="float" office:value="2534166.5" calcext:value-type="float">
            <text:p>2534166.5</text:p>
          </table:table-cell>
          <table:table-cell office:value-type="float" office:value="139522.516198" calcext:value-type="float">
            <text:p>139522.516198</text:p>
          </table:table-cell>
          <table:table-cell office:value-type="float" office:value="0.483802" calcext:value-type="float">
            <text:p>0.4838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4-01-01T00:00:00</text:p>
          </table:table-cell>
          <table:table-cell office:value-type="float" office:value="2534531.5" calcext:value-type="float">
            <text:p>2534531.5</text:p>
          </table:table-cell>
          <table:table-cell office:value-type="string" calcext:value-type="string">
            <text:p>2227-03-21T00:00:00</text:p>
          </table:table-cell>
          <table:table-cell office:value-type="float" office:value="2534531.5" calcext:value-type="float">
            <text:p>2534531.5</text:p>
          </table:table-cell>
          <table:table-cell office:value-type="float" office:value="139887.758387" calcext:value-type="float">
            <text:p>139887.758387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5-01-01T00:00:00</text:p>
          </table:table-cell>
          <table:table-cell office:value-type="float" office:value="2534897.5" calcext:value-type="float">
            <text:p>2534897.5</text:p>
          </table:table-cell>
          <table:table-cell office:value-type="string" calcext:value-type="string">
            <text:p>2228-03-20T00:00:00</text:p>
          </table:table-cell>
          <table:table-cell office:value-type="float" office:value="2534896.5" calcext:value-type="float">
            <text:p>2534896.5</text:p>
          </table:table-cell>
          <table:table-cell office:value-type="float" office:value="140253.000576" calcext:value-type="float">
            <text:p>140253.00057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6-01-01T00:00:00</text:p>
          </table:table-cell>
          <table:table-cell office:value-type="float" office:value="2535262.5" calcext:value-type="float">
            <text:p>2535262.5</text:p>
          </table:table-cell>
          <table:table-cell office:value-type="string" calcext:value-type="string">
            <text:p>2229-03-21T00:00:00</text:p>
          </table:table-cell>
          <table:table-cell office:value-type="float" office:value="2535262.5" calcext:value-type="float">
            <text:p>2535262.5</text:p>
          </table:table-cell>
          <table:table-cell office:value-type="float" office:value="140618.242765" calcext:value-type="float">
            <text:p>140618.242765</text:p>
          </table:table-cell>
          <table:table-cell office:value-type="float" office:value="0.757235" calcext:value-type="float">
            <text:p>0.7572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7-01-01T00:00:00</text:p>
          </table:table-cell>
          <table:table-cell office:value-type="float" office:value="2535627.5" calcext:value-type="float">
            <text:p>2535627.5</text:p>
          </table:table-cell>
          <table:table-cell office:value-type="string" calcext:value-type="string">
            <text:p>2230-03-21T00:00:00</text:p>
          </table:table-cell>
          <table:table-cell office:value-type="float" office:value="2535627.5" calcext:value-type="float">
            <text:p>2535627.5</text:p>
          </table:table-cell>
          <table:table-cell office:value-type="float" office:value="140983.484954" calcext:value-type="float">
            <text:p>140983.484954</text:p>
          </table:table-cell>
          <table:table-cell office:value-type="float" office:value="0.515046" calcext:value-type="float">
            <text:p>0.515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8-01-01T00:00:00</text:p>
          </table:table-cell>
          <table:table-cell office:value-type="float" office:value="2535992.5" calcext:value-type="float">
            <text:p>2535992.5</text:p>
          </table:table-cell>
          <table:table-cell office:value-type="string" calcext:value-type="string">
            <text:p>2231-03-21T00:00:00</text:p>
          </table:table-cell>
          <table:table-cell office:value-type="float" office:value="2535992.5" calcext:value-type="float">
            <text:p>2535992.5</text:p>
          </table:table-cell>
          <table:table-cell office:value-type="float" office:value="141348.727143" calcext:value-type="float">
            <text:p>141348.727143</text:p>
          </table:table-cell>
          <table:table-cell office:value-type="float" office:value="0.272857" calcext:value-type="float">
            <text:p>0.272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9-01-01T00:00:00</text:p>
          </table:table-cell>
          <table:table-cell office:value-type="float" office:value="2536357.5" calcext:value-type="float">
            <text:p>2536357.5</text:p>
          </table:table-cell>
          <table:table-cell office:value-type="string" calcext:value-type="string">
            <text:p>2232-03-20T00:00:00</text:p>
          </table:table-cell>
          <table:table-cell office:value-type="float" office:value="2536357.5" calcext:value-type="float">
            <text:p>2536357.5</text:p>
          </table:table-cell>
          <table:table-cell office:value-type="float" office:value="141713.969332" calcext:value-type="float">
            <text:p>141713.969332</text:p>
          </table:table-cell>
          <table:table-cell office:value-type="float" office:value="0.030668" calcext:value-type="float">
            <text:p>0.0306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0-01-01T00:00:00</text:p>
          </table:table-cell>
          <table:table-cell office:value-type="float" office:value="2536723.5" calcext:value-type="float">
            <text:p>2536723.5</text:p>
          </table:table-cell>
          <table:table-cell office:value-type="string" calcext:value-type="string">
            <text:p>2233-03-21T00:00:00</text:p>
          </table:table-cell>
          <table:table-cell office:value-type="float" office:value="2536723.5" calcext:value-type="float">
            <text:p>2536723.5</text:p>
          </table:table-cell>
          <table:table-cell office:value-type="float" office:value="142079.211521" calcext:value-type="float">
            <text:p>142079.211521</text:p>
          </table:table-cell>
          <table:table-cell office:value-type="float" office:value="0.788479" calcext:value-type="float">
            <text:p>0.788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1-01-01T00:00:00</text:p>
          </table:table-cell>
          <table:table-cell office:value-type="float" office:value="2537088.5" calcext:value-type="float">
            <text:p>2537088.5</text:p>
          </table:table-cell>
          <table:table-cell office:value-type="string" calcext:value-type="string">
            <text:p>2234-03-21T00:00:00</text:p>
          </table:table-cell>
          <table:table-cell office:value-type="float" office:value="2537088.5" calcext:value-type="float">
            <text:p>2537088.5</text:p>
          </table:table-cell>
          <table:table-cell office:value-type="float" office:value="142444.45371" calcext:value-type="float">
            <text:p>142444.45371</text:p>
          </table:table-cell>
          <table:table-cell office:value-type="float" office:value="0.54629" calcext:value-type="float">
            <text:p>0.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2-01-01T00:00:00</text:p>
          </table:table-cell>
          <table:table-cell office:value-type="float" office:value="2537453.5" calcext:value-type="float">
            <text:p>2537453.5</text:p>
          </table:table-cell>
          <table:table-cell office:value-type="string" calcext:value-type="string">
            <text:p>2235-03-21T00:00:00</text:p>
          </table:table-cell>
          <table:table-cell office:value-type="float" office:value="2537453.5" calcext:value-type="float">
            <text:p>2537453.5</text:p>
          </table:table-cell>
          <table:table-cell office:value-type="float" office:value="142809.695899" calcext:value-type="float">
            <text:p>142809.695899</text:p>
          </table:table-cell>
          <table:table-cell office:value-type="float" office:value="0.304101" calcext:value-type="float">
            <text:p>0.3041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3-01-01T00:00:00</text:p>
          </table:table-cell>
          <table:table-cell office:value-type="float" office:value="2537818.5" calcext:value-type="float">
            <text:p>2537818.5</text:p>
          </table:table-cell>
          <table:table-cell office:value-type="string" calcext:value-type="string">
            <text:p>2236-03-20T00:00:00</text:p>
          </table:table-cell>
          <table:table-cell office:value-type="float" office:value="2537818.5" calcext:value-type="float">
            <text:p>2537818.5</text:p>
          </table:table-cell>
          <table:table-cell office:value-type="float" office:value="143174.938088" calcext:value-type="float">
            <text:p>143174.938088</text:p>
          </table:table-cell>
          <table:table-cell office:value-type="float" office:value="0.061912" calcext:value-type="float">
            <text:p>0.0619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4-01-01T00:00:00</text:p>
          </table:table-cell>
          <table:table-cell office:value-type="float" office:value="2538184.5" calcext:value-type="float">
            <text:p>2538184.5</text:p>
          </table:table-cell>
          <table:table-cell office:value-type="string" calcext:value-type="string">
            <text:p>2237-03-21T00:00:00</text:p>
          </table:table-cell>
          <table:table-cell office:value-type="float" office:value="2538184.5" calcext:value-type="float">
            <text:p>2538184.5</text:p>
          </table:table-cell>
          <table:table-cell office:value-type="float" office:value="143540.180277" calcext:value-type="float">
            <text:p>143540.180277</text:p>
          </table:table-cell>
          <table:table-cell office:value-type="float" office:value="0.819723" calcext:value-type="float">
            <text:p>0.8197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5-01-01T00:00:00</text:p>
          </table:table-cell>
          <table:table-cell office:value-type="float" office:value="2538549.5" calcext:value-type="float">
            <text:p>2538549.5</text:p>
          </table:table-cell>
          <table:table-cell office:value-type="string" calcext:value-type="string">
            <text:p>2238-03-21T00:00:00</text:p>
          </table:table-cell>
          <table:table-cell office:value-type="float" office:value="2538549.5" calcext:value-type="float">
            <text:p>2538549.5</text:p>
          </table:table-cell>
          <table:table-cell office:value-type="float" office:value="143905.422466" calcext:value-type="float">
            <text:p>143905.422466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6-01-01T00:00:00</text:p>
          </table:table-cell>
          <table:table-cell office:value-type="float" office:value="2538914.5" calcext:value-type="float">
            <text:p>2538914.5</text:p>
          </table:table-cell>
          <table:table-cell office:value-type="string" calcext:value-type="string">
            <text:p>2239-03-21T00:00:00</text:p>
          </table:table-cell>
          <table:table-cell office:value-type="float" office:value="2538914.5" calcext:value-type="float">
            <text:p>2538914.5</text:p>
          </table:table-cell>
          <table:table-cell office:value-type="float" office:value="144270.664655" calcext:value-type="float">
            <text:p>144270.664655</text:p>
          </table:table-cell>
          <table:table-cell office:value-type="float" office:value="0.335345" calcext:value-type="float">
            <text:p>0.335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7-01-01T00:00:00</text:p>
          </table:table-cell>
          <table:table-cell office:value-type="float" office:value="2539279.5" calcext:value-type="float">
            <text:p>2539279.5</text:p>
          </table:table-cell>
          <table:table-cell office:value-type="string" calcext:value-type="string">
            <text:p>2240-03-20T00:00:00</text:p>
          </table:table-cell>
          <table:table-cell office:value-type="float" office:value="2539279.5" calcext:value-type="float">
            <text:p>2539279.5</text:p>
          </table:table-cell>
          <table:table-cell office:value-type="float" office:value="144635.906844" calcext:value-type="float">
            <text:p>144635.906844</text:p>
          </table:table-cell>
          <table:table-cell office:value-type="float" office:value="0.093156" calcext:value-type="float">
            <text:p>0.093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8-01-01T00:00:00</text:p>
          </table:table-cell>
          <table:table-cell office:value-type="float" office:value="2539645.5" calcext:value-type="float">
            <text:p>2539645.5</text:p>
          </table:table-cell>
          <table:table-cell office:value-type="string" calcext:value-type="string">
            <text:p>2241-03-21T00:00:00</text:p>
          </table:table-cell>
          <table:table-cell office:value-type="float" office:value="2539645.5" calcext:value-type="float">
            <text:p>2539645.5</text:p>
          </table:table-cell>
          <table:table-cell office:value-type="float" office:value="145001.149033" calcext:value-type="float">
            <text:p>145001.149033</text:p>
          </table:table-cell>
          <table:table-cell office:value-type="float" office:value="0.850967" calcext:value-type="float">
            <text:p>0.850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9-01-01T00:00:00</text:p>
          </table:table-cell>
          <table:table-cell office:value-type="float" office:value="2540010.5" calcext:value-type="float">
            <text:p>2540010.5</text:p>
          </table:table-cell>
          <table:table-cell office:value-type="string" calcext:value-type="string">
            <text:p>2242-03-21T00:00:00</text:p>
          </table:table-cell>
          <table:table-cell office:value-type="float" office:value="2540010.5" calcext:value-type="float">
            <text:p>2540010.5</text:p>
          </table:table-cell>
          <table:table-cell office:value-type="float" office:value="145366.391222" calcext:value-type="float">
            <text:p>145366.391222</text:p>
          </table:table-cell>
          <table:table-cell office:value-type="float" office:value="0.608778" calcext:value-type="float">
            <text:p>0.6087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0-01-01T00:00:00</text:p>
          </table:table-cell>
          <table:table-cell office:value-type="float" office:value="2540375.5" calcext:value-type="float">
            <text:p>2540375.5</text:p>
          </table:table-cell>
          <table:table-cell office:value-type="string" calcext:value-type="string">
            <text:p>2243-03-21T00:00:00</text:p>
          </table:table-cell>
          <table:table-cell office:value-type="float" office:value="2540375.5" calcext:value-type="float">
            <text:p>2540375.5</text:p>
          </table:table-cell>
          <table:table-cell office:value-type="float" office:value="145731.633411" calcext:value-type="float">
            <text:p>145731.633411</text:p>
          </table:table-cell>
          <table:table-cell office:value-type="float" office:value="0.366589" calcext:value-type="float">
            <text:p>0.366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1-01-01T00:00:00</text:p>
          </table:table-cell>
          <table:table-cell office:value-type="float" office:value="2540740.5" calcext:value-type="float">
            <text:p>2540740.5</text:p>
          </table:table-cell>
          <table:table-cell office:value-type="string" calcext:value-type="string">
            <text:p>2244-03-20T00:00:00</text:p>
          </table:table-cell>
          <table:table-cell office:value-type="float" office:value="2540740.5" calcext:value-type="float">
            <text:p>2540740.5</text:p>
          </table:table-cell>
          <table:table-cell office:value-type="float" office:value="146096.8756" calcext:value-type="float">
            <text:p>146096.875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2-01-01T00:00:00</text:p>
          </table:table-cell>
          <table:table-cell office:value-type="float" office:value="2541106.5" calcext:value-type="float">
            <text:p>2541106.5</text:p>
          </table:table-cell>
          <table:table-cell office:value-type="string" calcext:value-type="string">
            <text:p>2245-03-21T00:00:00</text:p>
          </table:table-cell>
          <table:table-cell office:value-type="float" office:value="2541106.5" calcext:value-type="float">
            <text:p>2541106.5</text:p>
          </table:table-cell>
          <table:table-cell office:value-type="float" office:value="146462.117789" calcext:value-type="float">
            <text:p>146462.117789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3-01-01T00:00:00</text:p>
          </table:table-cell>
          <table:table-cell office:value-type="float" office:value="2541471.5" calcext:value-type="float">
            <text:p>2541471.5</text:p>
          </table:table-cell>
          <table:table-cell office:value-type="string" calcext:value-type="string">
            <text:p>2246-03-21T00:00:00</text:p>
          </table:table-cell>
          <table:table-cell office:value-type="float" office:value="2541471.5" calcext:value-type="float">
            <text:p>2541471.5</text:p>
          </table:table-cell>
          <table:table-cell office:value-type="float" office:value="146827.359978" calcext:value-type="float">
            <text:p>146827.359978</text:p>
          </table:table-cell>
          <table:table-cell office:value-type="float" office:value="0.640022" calcext:value-type="float">
            <text:p>0.640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4-01-01T00:00:00</text:p>
          </table:table-cell>
          <table:table-cell office:value-type="float" office:value="2541836.5" calcext:value-type="float">
            <text:p>2541836.5</text:p>
          </table:table-cell>
          <table:table-cell office:value-type="string" calcext:value-type="string">
            <text:p>2247-03-21T00:00:00</text:p>
          </table:table-cell>
          <table:table-cell office:value-type="float" office:value="2541836.5" calcext:value-type="float">
            <text:p>2541836.5</text:p>
          </table:table-cell>
          <table:table-cell office:value-type="float" office:value="147192.602167" calcext:value-type="float">
            <text:p>147192.602167</text:p>
          </table:table-cell>
          <table:table-cell office:value-type="float" office:value="0.397833" calcext:value-type="float">
            <text:p>0.397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5-01-01T00:00:00</text:p>
          </table:table-cell>
          <table:table-cell office:value-type="float" office:value="2542201.5" calcext:value-type="float">
            <text:p>2542201.5</text:p>
          </table:table-cell>
          <table:table-cell office:value-type="string" calcext:value-type="string">
            <text:p>2248-03-20T00:00:00</text:p>
          </table:table-cell>
          <table:table-cell office:value-type="float" office:value="2542201.5" calcext:value-type="float">
            <text:p>2542201.5</text:p>
          </table:table-cell>
          <table:table-cell office:value-type="float" office:value="147557.844356" calcext:value-type="float">
            <text:p>147557.844356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6-01-01T00:00:00</text:p>
          </table:table-cell>
          <table:table-cell office:value-type="float" office:value="2542567.5" calcext:value-type="float">
            <text:p>2542567.5</text:p>
          </table:table-cell>
          <table:table-cell office:value-type="string" calcext:value-type="string">
            <text:p>2249-03-21T00:00:00</text:p>
          </table:table-cell>
          <table:table-cell office:value-type="float" office:value="2542567.5" calcext:value-type="float">
            <text:p>2542567.5</text:p>
          </table:table-cell>
          <table:table-cell office:value-type="float" office:value="147923.086545" calcext:value-type="float">
            <text:p>147923.086545</text:p>
          </table:table-cell>
          <table:table-cell office:value-type="float" office:value="0.913455" calcext:value-type="float">
            <text:p>0.9134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7-01-01T00:00:00</text:p>
          </table:table-cell>
          <table:table-cell office:value-type="float" office:value="2542932.5" calcext:value-type="float">
            <text:p>2542932.5</text:p>
          </table:table-cell>
          <table:table-cell office:value-type="string" calcext:value-type="string">
            <text:p>2250-03-21T00:00:00</text:p>
          </table:table-cell>
          <table:table-cell office:value-type="float" office:value="2542932.5" calcext:value-type="float">
            <text:p>2542932.5</text:p>
          </table:table-cell>
          <table:table-cell office:value-type="float" office:value="148288.328734" calcext:value-type="float">
            <text:p>148288.328734</text:p>
          </table:table-cell>
          <table:table-cell office:value-type="float" office:value="0.671266" calcext:value-type="float">
            <text:p>0.67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8-01-01T00:00:00</text:p>
          </table:table-cell>
          <table:table-cell office:value-type="float" office:value="2543297.5" calcext:value-type="float">
            <text:p>2543297.5</text:p>
          </table:table-cell>
          <table:table-cell office:value-type="string" calcext:value-type="string">
            <text:p>2251-03-21T00:00:00</text:p>
          </table:table-cell>
          <table:table-cell office:value-type="float" office:value="2543297.5" calcext:value-type="float">
            <text:p>2543297.5</text:p>
          </table:table-cell>
          <table:table-cell office:value-type="float" office:value="148653.570923" calcext:value-type="float">
            <text:p>148653.570923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9-01-01T00:00:00</text:p>
          </table:table-cell>
          <table:table-cell office:value-type="float" office:value="2543662.5" calcext:value-type="float">
            <text:p>2543662.5</text:p>
          </table:table-cell>
          <table:table-cell office:value-type="string" calcext:value-type="string">
            <text:p>2252-03-20T00:00:00</text:p>
          </table:table-cell>
          <table:table-cell office:value-type="float" office:value="2543662.5" calcext:value-type="float">
            <text:p>2543662.5</text:p>
          </table:table-cell>
          <table:table-cell office:value-type="float" office:value="149018.813112" calcext:value-type="float">
            <text:p>149018.813112</text:p>
          </table:table-cell>
          <table:table-cell office:value-type="float" office:value="0.186888" calcext:value-type="float">
            <text:p>0.186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0-01-01T00:00:00</text:p>
          </table:table-cell>
          <table:table-cell office:value-type="float" office:value="2544028.5" calcext:value-type="float">
            <text:p>2544028.5</text:p>
          </table:table-cell>
          <table:table-cell office:value-type="string" calcext:value-type="string">
            <text:p>2253-03-21T00:00:00</text:p>
          </table:table-cell>
          <table:table-cell office:value-type="float" office:value="2544028.5" calcext:value-type="float">
            <text:p>2544028.5</text:p>
          </table:table-cell>
          <table:table-cell office:value-type="float" office:value="149384.055301" calcext:value-type="float">
            <text:p>149384.055301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1-01-01T00:00:00</text:p>
          </table:table-cell>
          <table:table-cell office:value-type="float" office:value="2544393.5" calcext:value-type="float">
            <text:p>2544393.5</text:p>
          </table:table-cell>
          <table:table-cell office:value-type="string" calcext:value-type="string">
            <text:p>2254-03-21T00:00:00</text:p>
          </table:table-cell>
          <table:table-cell office:value-type="float" office:value="2544393.5" calcext:value-type="float">
            <text:p>2544393.5</text:p>
          </table:table-cell>
          <table:table-cell office:value-type="float" office:value="149749.29749" calcext:value-type="float">
            <text:p>149749.29749</text:p>
          </table:table-cell>
          <table:table-cell office:value-type="float" office:value="0.70251" calcext:value-type="float">
            <text:p>0.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2-01-01T00:00:00</text:p>
          </table:table-cell>
          <table:table-cell office:value-type="float" office:value="2544758.5" calcext:value-type="float">
            <text:p>2544758.5</text:p>
          </table:table-cell>
          <table:table-cell office:value-type="string" calcext:value-type="string">
            <text:p>2255-03-21T00:00:00</text:p>
          </table:table-cell>
          <table:table-cell office:value-type="float" office:value="2544758.5" calcext:value-type="float">
            <text:p>2544758.5</text:p>
          </table:table-cell>
          <table:table-cell office:value-type="float" office:value="150114.539679" calcext:value-type="float">
            <text:p>150114.539679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3-01-01T00:00:00</text:p>
          </table:table-cell>
          <table:table-cell office:value-type="float" office:value="2545123.5" calcext:value-type="float">
            <text:p>2545123.5</text:p>
          </table:table-cell>
          <table:table-cell office:value-type="string" calcext:value-type="string">
            <text:p>2256-03-20T00:00:00</text:p>
          </table:table-cell>
          <table:table-cell office:value-type="float" office:value="2545123.5" calcext:value-type="float">
            <text:p>2545123.5</text:p>
          </table:table-cell>
          <table:table-cell office:value-type="float" office:value="150479.781868" calcext:value-type="float">
            <text:p>150479.781868</text:p>
          </table:table-cell>
          <table:table-cell office:value-type="float" office:value="0.218132" calcext:value-type="float">
            <text:p>0.218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4-01-01T00:00:00</text:p>
          </table:table-cell>
          <table:table-cell office:value-type="float" office:value="2545489.5" calcext:value-type="float">
            <text:p>2545489.5</text:p>
          </table:table-cell>
          <table:table-cell office:value-type="string" calcext:value-type="string">
            <text:p>2257-03-21T00:00:00</text:p>
          </table:table-cell>
          <table:table-cell office:value-type="float" office:value="2545489.5" calcext:value-type="float">
            <text:p>2545489.5</text:p>
          </table:table-cell>
          <table:table-cell office:value-type="float" office:value="150845.024057" calcext:value-type="float">
            <text:p>150845.024057</text:p>
          </table:table-cell>
          <table:table-cell office:value-type="float" office:value="0.975943" calcext:value-type="float">
            <text:p>0.9759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5-01-01T00:00:00</text:p>
          </table:table-cell>
          <table:table-cell office:value-type="float" office:value="2545854.5" calcext:value-type="float">
            <text:p>2545854.5</text:p>
          </table:table-cell>
          <table:table-cell office:value-type="string" calcext:value-type="string">
            <text:p>2258-03-21T00:00:00</text:p>
          </table:table-cell>
          <table:table-cell office:value-type="float" office:value="2545854.5" calcext:value-type="float">
            <text:p>2545854.5</text:p>
          </table:table-cell>
          <table:table-cell office:value-type="float" office:value="151210.266246" calcext:value-type="float">
            <text:p>151210.266246</text:p>
          </table:table-cell>
          <table:table-cell office:value-type="float" office:value="0.733754" calcext:value-type="float">
            <text:p>0.733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6-01-01T00:00:00</text:p>
          </table:table-cell>
          <table:table-cell office:value-type="float" office:value="2546219.5" calcext:value-type="float">
            <text:p>2546219.5</text:p>
          </table:table-cell>
          <table:table-cell office:value-type="string" calcext:value-type="string">
            <text:p>2259-03-21T00:00:00</text:p>
          </table:table-cell>
          <table:table-cell office:value-type="float" office:value="2546219.5" calcext:value-type="float">
            <text:p>2546219.5</text:p>
          </table:table-cell>
          <table:table-cell office:value-type="float" office:value="151575.508435" calcext:value-type="float">
            <text:p>151575.508435</text:p>
          </table:table-cell>
          <table:table-cell office:value-type="float" office:value="0.491565" calcext:value-type="float">
            <text:p>0.4915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7-01-01T00:00:00</text:p>
          </table:table-cell>
          <table:table-cell office:value-type="float" office:value="2546584.5" calcext:value-type="float">
            <text:p>2546584.5</text:p>
          </table:table-cell>
          <table:table-cell office:value-type="string" calcext:value-type="string">
            <text:p>2260-03-20T00:00:00</text:p>
          </table:table-cell>
          <table:table-cell office:value-type="float" office:value="2546584.5" calcext:value-type="float">
            <text:p>2546584.5</text:p>
          </table:table-cell>
          <table:table-cell office:value-type="float" office:value="151940.750624" calcext:value-type="float">
            <text:p>151940.750624</text:p>
          </table:table-cell>
          <table:table-cell office:value-type="float" office:value="0.249376" calcext:value-type="float">
            <text:p>0.2493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8-01-01T00:00:00</text:p>
          </table:table-cell>
          <table:table-cell office:value-type="float" office:value="2546949.5" calcext:value-type="float">
            <text:p>2546949.5</text:p>
          </table:table-cell>
          <table:table-cell office:value-type="string" calcext:value-type="string">
            <text:p>2261-03-20T00:00:00</text:p>
          </table:table-cell>
          <table:table-cell office:value-type="float" office:value="2546949.5" calcext:value-type="float">
            <text:p>2546949.5</text:p>
          </table:table-cell>
          <table:table-cell office:value-type="float" office:value="152305.992813" calcext:value-type="float">
            <text:p>152305.992813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9-01-01T00:00:00</text:p>
          </table:table-cell>
          <table:table-cell office:value-type="float" office:value="2547315.5" calcext:value-type="float">
            <text:p>2547315.5</text:p>
          </table:table-cell>
          <table:table-cell office:value-type="string" calcext:value-type="string">
            <text:p>2262-03-21T00:00:00</text:p>
          </table:table-cell>
          <table:table-cell office:value-type="float" office:value="2547315.5" calcext:value-type="float">
            <text:p>2547315.5</text:p>
          </table:table-cell>
          <table:table-cell office:value-type="float" office:value="152671.235002" calcext:value-type="float">
            <text:p>152671.235002</text:p>
          </table:table-cell>
          <table:table-cell office:value-type="float" office:value="0.764998" calcext:value-type="float">
            <text:p>0.764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0-01-01T00:00:00</text:p>
          </table:table-cell>
          <table:table-cell office:value-type="float" office:value="2547680.5" calcext:value-type="float">
            <text:p>2547680.5</text:p>
          </table:table-cell>
          <table:table-cell office:value-type="string" calcext:value-type="string">
            <text:p>2263-03-21T00:00:00</text:p>
          </table:table-cell>
          <table:table-cell office:value-type="float" office:value="2547680.5" calcext:value-type="float">
            <text:p>2547680.5</text:p>
          </table:table-cell>
          <table:table-cell office:value-type="float" office:value="153036.477191" calcext:value-type="float">
            <text:p>153036.477191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1-01-01T00:00:00</text:p>
          </table:table-cell>
          <table:table-cell office:value-type="float" office:value="2548045.5" calcext:value-type="float">
            <text:p>2548045.5</text:p>
          </table:table-cell>
          <table:table-cell office:value-type="string" calcext:value-type="string">
            <text:p>2264-03-20T00:00:00</text:p>
          </table:table-cell>
          <table:table-cell office:value-type="float" office:value="2548045.5" calcext:value-type="float">
            <text:p>2548045.5</text:p>
          </table:table-cell>
          <table:table-cell office:value-type="float" office:value="153401.71938" calcext:value-type="float">
            <text:p>153401.71938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2-01-01T00:00:00</text:p>
          </table:table-cell>
          <table:table-cell office:value-type="float" office:value="2548410.5" calcext:value-type="float">
            <text:p>2548410.5</text:p>
          </table:table-cell>
          <table:table-cell office:value-type="string" calcext:value-type="string">
            <text:p>2265-03-20T00:00:00</text:p>
          </table:table-cell>
          <table:table-cell office:value-type="float" office:value="2548410.5" calcext:value-type="float">
            <text:p>2548410.5</text:p>
          </table:table-cell>
          <table:table-cell office:value-type="float" office:value="153766.961569" calcext:value-type="float">
            <text:p>153766.96156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3-01-01T00:00:00</text:p>
          </table:table-cell>
          <table:table-cell office:value-type="float" office:value="2548776.5" calcext:value-type="float">
            <text:p>2548776.5</text:p>
          </table:table-cell>
          <table:table-cell office:value-type="string" calcext:value-type="string">
            <text:p>2266-03-21T00:00:00</text:p>
          </table:table-cell>
          <table:table-cell office:value-type="float" office:value="2548776.5" calcext:value-type="float">
            <text:p>2548776.5</text:p>
          </table:table-cell>
          <table:table-cell office:value-type="float" office:value="154132.203758" calcext:value-type="float">
            <text:p>154132.203758</text:p>
          </table:table-cell>
          <table:table-cell office:value-type="float" office:value="0.796242" calcext:value-type="float">
            <text:p>0.796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4-01-01T00:00:00</text:p>
          </table:table-cell>
          <table:table-cell office:value-type="float" office:value="2549141.5" calcext:value-type="float">
            <text:p>2549141.5</text:p>
          </table:table-cell>
          <table:table-cell office:value-type="string" calcext:value-type="string">
            <text:p>2267-03-21T00:00:00</text:p>
          </table:table-cell>
          <table:table-cell office:value-type="float" office:value="2549141.5" calcext:value-type="float">
            <text:p>2549141.5</text:p>
          </table:table-cell>
          <table:table-cell office:value-type="float" office:value="154497.445947" calcext:value-type="float">
            <text:p>154497.44594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5-01-01T00:00:00</text:p>
          </table:table-cell>
          <table:table-cell office:value-type="float" office:value="2549506.5" calcext:value-type="float">
            <text:p>2549506.5</text:p>
          </table:table-cell>
          <table:table-cell office:value-type="string" calcext:value-type="string">
            <text:p>2268-03-20T00:00:00</text:p>
          </table:table-cell>
          <table:table-cell office:value-type="float" office:value="2549506.5" calcext:value-type="float">
            <text:p>2549506.5</text:p>
          </table:table-cell>
          <table:table-cell office:value-type="float" office:value="154862.688136" calcext:value-type="float">
            <text:p>154862.688136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6-01-01T00:00:00</text:p>
          </table:table-cell>
          <table:table-cell office:value-type="float" office:value="2549871.5" calcext:value-type="float">
            <text:p>2549871.5</text:p>
          </table:table-cell>
          <table:table-cell office:value-type="string" calcext:value-type="string">
            <text:p>2269-03-20T00:00:00</text:p>
          </table:table-cell>
          <table:table-cell office:value-type="float" office:value="2549871.5" calcext:value-type="float">
            <text:p>2549871.5</text:p>
          </table:table-cell>
          <table:table-cell office:value-type="float" office:value="155227.930325" calcext:value-type="float">
            <text:p>155227.930325</text:p>
          </table:table-cell>
          <table:table-cell office:value-type="float" office:value="0.069675" calcext:value-type="float">
            <text:p>0.069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7-01-01T00:00:00</text:p>
          </table:table-cell>
          <table:table-cell office:value-type="float" office:value="2550237.5" calcext:value-type="float">
            <text:p>2550237.5</text:p>
          </table:table-cell>
          <table:table-cell office:value-type="string" calcext:value-type="string">
            <text:p>2270-03-21T00:00:00</text:p>
          </table:table-cell>
          <table:table-cell office:value-type="float" office:value="2550237.5" calcext:value-type="float">
            <text:p>2550237.5</text:p>
          </table:table-cell>
          <table:table-cell office:value-type="float" office:value="155593.172514" calcext:value-type="float">
            <text:p>155593.172514</text:p>
          </table:table-cell>
          <table:table-cell office:value-type="float" office:value="0.827486" calcext:value-type="float">
            <text:p>0.8274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8-01-01T00:00:00</text:p>
          </table:table-cell>
          <table:table-cell office:value-type="float" office:value="2550602.5" calcext:value-type="float">
            <text:p>2550602.5</text:p>
          </table:table-cell>
          <table:table-cell office:value-type="string" calcext:value-type="string">
            <text:p>2271-03-21T00:00:00</text:p>
          </table:table-cell>
          <table:table-cell office:value-type="float" office:value="2550602.5" calcext:value-type="float">
            <text:p>2550602.5</text:p>
          </table:table-cell>
          <table:table-cell office:value-type="float" office:value="155958.414703" calcext:value-type="float">
            <text:p>155958.414703</text:p>
          </table:table-cell>
          <table:table-cell office:value-type="float" office:value="0.585297" calcext:value-type="float">
            <text:p>0.5852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9-01-01T00:00:00</text:p>
          </table:table-cell>
          <table:table-cell office:value-type="float" office:value="2550967.5" calcext:value-type="float">
            <text:p>2550967.5</text:p>
          </table:table-cell>
          <table:table-cell office:value-type="string" calcext:value-type="string">
            <text:p>2272-03-20T00:00:00</text:p>
          </table:table-cell>
          <table:table-cell office:value-type="float" office:value="2550967.5" calcext:value-type="float">
            <text:p>2550967.5</text:p>
          </table:table-cell>
          <table:table-cell office:value-type="float" office:value="156323.656892" calcext:value-type="float">
            <text:p>156323.656892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0-01-01T00:00:00</text:p>
          </table:table-cell>
          <table:table-cell office:value-type="float" office:value="2551332.5" calcext:value-type="float">
            <text:p>2551332.5</text:p>
          </table:table-cell>
          <table:table-cell office:value-type="string" calcext:value-type="string">
            <text:p>2273-03-20T00:00:00</text:p>
          </table:table-cell>
          <table:table-cell office:value-type="float" office:value="2551332.5" calcext:value-type="float">
            <text:p>2551332.5</text:p>
          </table:table-cell>
          <table:table-cell office:value-type="float" office:value="156688.899081" calcext:value-type="float">
            <text:p>156688.899081</text:p>
          </table:table-cell>
          <table:table-cell office:value-type="float" office:value="0.100919" calcext:value-type="float">
            <text:p>0.1009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1-01-01T00:00:00</text:p>
          </table:table-cell>
          <table:table-cell office:value-type="float" office:value="2551698.5" calcext:value-type="float">
            <text:p>2551698.5</text:p>
          </table:table-cell>
          <table:table-cell office:value-type="string" calcext:value-type="string">
            <text:p>2274-03-21T00:00:00</text:p>
          </table:table-cell>
          <table:table-cell office:value-type="float" office:value="2551698.5" calcext:value-type="float">
            <text:p>2551698.5</text:p>
          </table:table-cell>
          <table:table-cell office:value-type="float" office:value="157054.14127" calcext:value-type="float">
            <text:p>157054.14127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2-01-01T00:00:00</text:p>
          </table:table-cell>
          <table:table-cell office:value-type="float" office:value="2552063.5" calcext:value-type="float">
            <text:p>2552063.5</text:p>
          </table:table-cell>
          <table:table-cell office:value-type="string" calcext:value-type="string">
            <text:p>2275-03-21T00:00:00</text:p>
          </table:table-cell>
          <table:table-cell office:value-type="float" office:value="2552063.5" calcext:value-type="float">
            <text:p>2552063.5</text:p>
          </table:table-cell>
          <table:table-cell office:value-type="float" office:value="157419.383459" calcext:value-type="float">
            <text:p>157419.383459</text:p>
          </table:table-cell>
          <table:table-cell office:value-type="float" office:value="0.616541" calcext:value-type="float">
            <text:p>0.6165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3-01-01T00:00:00</text:p>
          </table:table-cell>
          <table:table-cell office:value-type="float" office:value="2552428.5" calcext:value-type="float">
            <text:p>2552428.5</text:p>
          </table:table-cell>
          <table:table-cell office:value-type="string" calcext:value-type="string">
            <text:p>2276-03-20T00:00:00</text:p>
          </table:table-cell>
          <table:table-cell office:value-type="float" office:value="2552428.5" calcext:value-type="float">
            <text:p>2552428.5</text:p>
          </table:table-cell>
          <table:table-cell office:value-type="float" office:value="157784.625648" calcext:value-type="float">
            <text:p>157784.625648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4-01-01T00:00:00</text:p>
          </table:table-cell>
          <table:table-cell office:value-type="float" office:value="2552793.5" calcext:value-type="float">
            <text:p>2552793.5</text:p>
          </table:table-cell>
          <table:table-cell office:value-type="string" calcext:value-type="string">
            <text:p>2277-03-20T00:00:00</text:p>
          </table:table-cell>
          <table:table-cell office:value-type="float" office:value="2552793.5" calcext:value-type="float">
            <text:p>2552793.5</text:p>
          </table:table-cell>
          <table:table-cell office:value-type="float" office:value="158149.867837" calcext:value-type="float">
            <text:p>158149.86783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5-01-01T00:00:00</text:p>
          </table:table-cell>
          <table:table-cell office:value-type="float" office:value="2553159.5" calcext:value-type="float">
            <text:p>2553159.5</text:p>
          </table:table-cell>
          <table:table-cell office:value-type="string" calcext:value-type="string">
            <text:p>2278-03-21T00:00:00</text:p>
          </table:table-cell>
          <table:table-cell office:value-type="float" office:value="2553159.5" calcext:value-type="float">
            <text:p>2553159.5</text:p>
          </table:table-cell>
          <table:table-cell office:value-type="float" office:value="158515.110026" calcext:value-type="float">
            <text:p>158515.110026</text:p>
          </table:table-cell>
          <table:table-cell office:value-type="float" office:value="0.889974" calcext:value-type="float">
            <text:p>0.8899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6-01-01T00:00:00</text:p>
          </table:table-cell>
          <table:table-cell office:value-type="float" office:value="2553524.5" calcext:value-type="float">
            <text:p>2553524.5</text:p>
          </table:table-cell>
          <table:table-cell office:value-type="string" calcext:value-type="string">
            <text:p>2279-03-21T00:00:00</text:p>
          </table:table-cell>
          <table:table-cell office:value-type="float" office:value="2553524.5" calcext:value-type="float">
            <text:p>2553524.5</text:p>
          </table:table-cell>
          <table:table-cell office:value-type="float" office:value="158880.352215" calcext:value-type="float">
            <text:p>158880.352215</text:p>
          </table:table-cell>
          <table:table-cell office:value-type="float" office:value="0.647785" calcext:value-type="float">
            <text:p>0.6477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7-01-01T00:00:00</text:p>
          </table:table-cell>
          <table:table-cell office:value-type="float" office:value="2553889.5" calcext:value-type="float">
            <text:p>2553889.5</text:p>
          </table:table-cell>
          <table:table-cell office:value-type="string" calcext:value-type="string">
            <text:p>2280-03-20T00:00:00</text:p>
          </table:table-cell>
          <table:table-cell office:value-type="float" office:value="2553889.5" calcext:value-type="float">
            <text:p>2553889.5</text:p>
          </table:table-cell>
          <table:table-cell office:value-type="float" office:value="159245.594404" calcext:value-type="float">
            <text:p>159245.594404</text:p>
          </table:table-cell>
          <table:table-cell office:value-type="float" office:value="0.405596" calcext:value-type="float">
            <text:p>0.4055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8-01-01T00:00:00</text:p>
          </table:table-cell>
          <table:table-cell office:value-type="float" office:value="2554254.5" calcext:value-type="float">
            <text:p>2554254.5</text:p>
          </table:table-cell>
          <table:table-cell office:value-type="string" calcext:value-type="string">
            <text:p>2281-03-20T00:00:00</text:p>
          </table:table-cell>
          <table:table-cell office:value-type="float" office:value="2554254.5" calcext:value-type="float">
            <text:p>2554254.5</text:p>
          </table:table-cell>
          <table:table-cell office:value-type="float" office:value="159610.836593" calcext:value-type="float">
            <text:p>159610.836593</text:p>
          </table:table-cell>
          <table:table-cell office:value-type="float" office:value="0.163407" calcext:value-type="float">
            <text:p>0.163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9-01-01T00:00:00</text:p>
          </table:table-cell>
          <table:table-cell office:value-type="float" office:value="2554620.5" calcext:value-type="float">
            <text:p>2554620.5</text:p>
          </table:table-cell>
          <table:table-cell office:value-type="string" calcext:value-type="string">
            <text:p>2282-03-21T00:00:00</text:p>
          </table:table-cell>
          <table:table-cell office:value-type="float" office:value="2554620.5" calcext:value-type="float">
            <text:p>2554620.5</text:p>
          </table:table-cell>
          <table:table-cell office:value-type="float" office:value="159976.078782" calcext:value-type="float">
            <text:p>159976.078782</text:p>
          </table:table-cell>
          <table:table-cell office:value-type="float" office:value="0.921218" calcext:value-type="float">
            <text:p>0.9212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0-01-01T00:00:00</text:p>
          </table:table-cell>
          <table:table-cell office:value-type="float" office:value="2554985.5" calcext:value-type="float">
            <text:p>2554985.5</text:p>
          </table:table-cell>
          <table:table-cell office:value-type="string" calcext:value-type="string">
            <text:p>2283-03-21T00:00:00</text:p>
          </table:table-cell>
          <table:table-cell office:value-type="float" office:value="2554985.5" calcext:value-type="float">
            <text:p>2554985.5</text:p>
          </table:table-cell>
          <table:table-cell office:value-type="float" office:value="160341.320971" calcext:value-type="float">
            <text:p>160341.320971</text:p>
          </table:table-cell>
          <table:table-cell office:value-type="float" office:value="0.679029" calcext:value-type="float">
            <text:p>0.679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1-01-01T00:00:00</text:p>
          </table:table-cell>
          <table:table-cell office:value-type="float" office:value="2555350.5" calcext:value-type="float">
            <text:p>2555350.5</text:p>
          </table:table-cell>
          <table:table-cell office:value-type="string" calcext:value-type="string">
            <text:p>2284-03-20T00:00:00</text:p>
          </table:table-cell>
          <table:table-cell office:value-type="float" office:value="2555350.5" calcext:value-type="float">
            <text:p>2555350.5</text:p>
          </table:table-cell>
          <table:table-cell office:value-type="float" office:value="160706.56316" calcext:value-type="float">
            <text:p>160706.56316</text:p>
          </table:table-cell>
          <table:table-cell office:value-type="float" office:value="0.43684" calcext:value-type="float">
            <text:p>0.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2-01-01T00:00:00</text:p>
          </table:table-cell>
          <table:table-cell office:value-type="float" office:value="2555715.5" calcext:value-type="float">
            <text:p>2555715.5</text:p>
          </table:table-cell>
          <table:table-cell office:value-type="string" calcext:value-type="string">
            <text:p>2285-03-20T00:00:00</text:p>
          </table:table-cell>
          <table:table-cell office:value-type="float" office:value="2555715.5" calcext:value-type="float">
            <text:p>2555715.5</text:p>
          </table:table-cell>
          <table:table-cell office:value-type="float" office:value="161071.805349" calcext:value-type="float">
            <text:p>161071.805349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3-01-01T00:00:00</text:p>
          </table:table-cell>
          <table:table-cell office:value-type="float" office:value="2556081.5" calcext:value-type="float">
            <text:p>2556081.5</text:p>
          </table:table-cell>
          <table:table-cell office:value-type="string" calcext:value-type="string">
            <text:p>2286-03-21T00:00:00</text:p>
          </table:table-cell>
          <table:table-cell office:value-type="float" office:value="2556081.5" calcext:value-type="float">
            <text:p>2556081.5</text:p>
          </table:table-cell>
          <table:table-cell office:value-type="float" office:value="161437.047538" calcext:value-type="float">
            <text:p>161437.047538</text:p>
          </table:table-cell>
          <table:table-cell office:value-type="float" office:value="0.952462" calcext:value-type="float">
            <text:p>0.9524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4-01-01T00:00:00</text:p>
          </table:table-cell>
          <table:table-cell office:value-type="float" office:value="2556446.5" calcext:value-type="float">
            <text:p>2556446.5</text:p>
          </table:table-cell>
          <table:table-cell office:value-type="string" calcext:value-type="string">
            <text:p>2287-03-21T00:00:00</text:p>
          </table:table-cell>
          <table:table-cell office:value-type="float" office:value="2556446.5" calcext:value-type="float">
            <text:p>2556446.5</text:p>
          </table:table-cell>
          <table:table-cell office:value-type="float" office:value="161802.289727" calcext:value-type="float">
            <text:p>161802.289727</text:p>
          </table:table-cell>
          <table:table-cell office:value-type="float" office:value="0.710273" calcext:value-type="float">
            <text:p>0.710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5-01-01T00:00:00</text:p>
          </table:table-cell>
          <table:table-cell office:value-type="float" office:value="2556811.5" calcext:value-type="float">
            <text:p>2556811.5</text:p>
          </table:table-cell>
          <table:table-cell office:value-type="string" calcext:value-type="string">
            <text:p>2288-03-20T00:00:00</text:p>
          </table:table-cell>
          <table:table-cell office:value-type="float" office:value="2556811.5" calcext:value-type="float">
            <text:p>2556811.5</text:p>
          </table:table-cell>
          <table:table-cell office:value-type="float" office:value="162167.531916" calcext:value-type="float">
            <text:p>162167.531916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6-01-01T00:00:00</text:p>
          </table:table-cell>
          <table:table-cell office:value-type="float" office:value="2557176.5" calcext:value-type="float">
            <text:p>2557176.5</text:p>
          </table:table-cell>
          <table:table-cell office:value-type="string" calcext:value-type="string">
            <text:p>2289-03-20T00:00:00</text:p>
          </table:table-cell>
          <table:table-cell office:value-type="float" office:value="2557176.5" calcext:value-type="float">
            <text:p>2557176.5</text:p>
          </table:table-cell>
          <table:table-cell office:value-type="float" office:value="162532.774105" calcext:value-type="float">
            <text:p>162532.774105</text:p>
          </table:table-cell>
          <table:table-cell office:value-type="float" office:value="0.225895" calcext:value-type="float">
            <text:p>0.225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7-01-01T00:00:00</text:p>
          </table:table-cell>
          <table:table-cell office:value-type="float" office:value="2557542.5" calcext:value-type="float">
            <text:p>2557542.5</text:p>
          </table:table-cell>
          <table:table-cell office:value-type="string" calcext:value-type="string">
            <text:p>2290-03-21T00:00:00</text:p>
          </table:table-cell>
          <table:table-cell office:value-type="float" office:value="2557542.5" calcext:value-type="float">
            <text:p>2557542.5</text:p>
          </table:table-cell>
          <table:table-cell office:value-type="float" office:value="162898.016294" calcext:value-type="float">
            <text:p>162898.016294</text:p>
          </table:table-cell>
          <table:table-cell office:value-type="float" office:value="0.983706" calcext:value-type="float">
            <text:p>0.9837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8-01-01T00:00:00</text:p>
          </table:table-cell>
          <table:table-cell office:value-type="float" office:value="2557907.5" calcext:value-type="float">
            <text:p>2557907.5</text:p>
          </table:table-cell>
          <table:table-cell office:value-type="string" calcext:value-type="string">
            <text:p>2291-03-21T00:00:00</text:p>
          </table:table-cell>
          <table:table-cell office:value-type="float" office:value="2557907.5" calcext:value-type="float">
            <text:p>2557907.5</text:p>
          </table:table-cell>
          <table:table-cell office:value-type="float" office:value="163263.258483" calcext:value-type="float">
            <text:p>163263.258483</text:p>
          </table:table-cell>
          <table:table-cell office:value-type="float" office:value="0.741517" calcext:value-type="float">
            <text:p>0.741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-01-01T00:00:00</text:p>
          </table:table-cell>
          <table:table-cell office:value-type="float" office:value="2558272.5" calcext:value-type="float">
            <text:p>2558272.5</text:p>
          </table:table-cell>
          <table:table-cell office:value-type="string" calcext:value-type="string">
            <text:p>2292-03-20T00:00:00</text:p>
          </table:table-cell>
          <table:table-cell office:value-type="float" office:value="2558272.5" calcext:value-type="float">
            <text:p>2558272.5</text:p>
          </table:table-cell>
          <table:table-cell office:value-type="float" office:value="163628.500672" calcext:value-type="float">
            <text:p>163628.500672</text:p>
          </table:table-cell>
          <table:table-cell office:value-type="float" office:value="0.499328" calcext:value-type="float">
            <text:p>0.499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0-01-01T00:00:00</text:p>
          </table:table-cell>
          <table:table-cell office:value-type="float" office:value="2558637.5" calcext:value-type="float">
            <text:p>2558637.5</text:p>
          </table:table-cell>
          <table:table-cell office:value-type="string" calcext:value-type="string">
            <text:p>2293-03-20T00:00:00</text:p>
          </table:table-cell>
          <table:table-cell office:value-type="float" office:value="2558637.5" calcext:value-type="float">
            <text:p>2558637.5</text:p>
          </table:table-cell>
          <table:table-cell office:value-type="float" office:value="163993.742861" calcext:value-type="float">
            <text:p>163993.742861</text:p>
          </table:table-cell>
          <table:table-cell office:value-type="float" office:value="0.257139" calcext:value-type="float">
            <text:p>0.257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-01-01T00:00:00</text:p>
          </table:table-cell>
          <table:table-cell office:value-type="float" office:value="2559002.5" calcext:value-type="float">
            <text:p>2559002.5</text:p>
          </table:table-cell>
          <table:table-cell office:value-type="string" calcext:value-type="string">
            <text:p>2294-03-20T00:00:00</text:p>
          </table:table-cell>
          <table:table-cell office:value-type="float" office:value="2559002.5" calcext:value-type="float">
            <text:p>2559002.5</text:p>
          </table:table-cell>
          <table:table-cell office:value-type="float" office:value="164358.98505" calcext:value-type="float">
            <text:p>164358.9850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2-01-01T00:00:00</text:p>
          </table:table-cell>
          <table:table-cell office:value-type="float" office:value="2559368.5" calcext:value-type="float">
            <text:p>2559368.5</text:p>
          </table:table-cell>
          <table:table-cell office:value-type="string" calcext:value-type="string">
            <text:p>2295-03-21T00:00:00</text:p>
          </table:table-cell>
          <table:table-cell office:value-type="float" office:value="2559368.5" calcext:value-type="float">
            <text:p>2559368.5</text:p>
          </table:table-cell>
          <table:table-cell office:value-type="float" office:value="164724.227239" calcext:value-type="float">
            <text:p>164724.227239</text:p>
          </table:table-cell>
          <table:table-cell office:value-type="float" office:value="0.772761" calcext:value-type="float">
            <text:p>0.7727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-01-01T00:00:00</text:p>
          </table:table-cell>
          <table:table-cell office:value-type="float" office:value="2559733.5" calcext:value-type="float">
            <text:p>2559733.5</text:p>
          </table:table-cell>
          <table:table-cell office:value-type="string" calcext:value-type="string">
            <text:p>2296-03-20T00:00:00</text:p>
          </table:table-cell>
          <table:table-cell office:value-type="float" office:value="2559733.5" calcext:value-type="float">
            <text:p>2559733.5</text:p>
          </table:table-cell>
          <table:table-cell office:value-type="float" office:value="165089.469428" calcext:value-type="float">
            <text:p>165089.469428</text:p>
          </table:table-cell>
          <table:table-cell office:value-type="float" office:value="0.530572" calcext:value-type="float">
            <text:p>0.5305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4-01-01T00:00:00</text:p>
          </table:table-cell>
          <table:table-cell office:value-type="float" office:value="2560098.5" calcext:value-type="float">
            <text:p>2560098.5</text:p>
          </table:table-cell>
          <table:table-cell office:value-type="string" calcext:value-type="string">
            <text:p>2297-03-20T00:00:00</text:p>
          </table:table-cell>
          <table:table-cell office:value-type="float" office:value="2560098.5" calcext:value-type="float">
            <text:p>2560098.5</text:p>
          </table:table-cell>
          <table:table-cell office:value-type="float" office:value="165454.711617" calcext:value-type="float">
            <text:p>165454.711617</text:p>
          </table:table-cell>
          <table:table-cell office:value-type="float" office:value="0.288383" calcext:value-type="float">
            <text:p>0.2883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5-01-01T00:00:00</text:p>
          </table:table-cell>
          <table:table-cell office:value-type="float" office:value="2560463.5" calcext:value-type="float">
            <text:p>2560463.5</text:p>
          </table:table-cell>
          <table:table-cell office:value-type="string" calcext:value-type="string">
            <text:p>2298-03-20T00:00:00</text:p>
          </table:table-cell>
          <table:table-cell office:value-type="float" office:value="2560463.5" calcext:value-type="float">
            <text:p>2560463.5</text:p>
          </table:table-cell>
          <table:table-cell office:value-type="float" office:value="165819.953806" calcext:value-type="float">
            <text:p>165819.953806</text:p>
          </table:table-cell>
          <table:table-cell office:value-type="float" office:value="0.046194" calcext:value-type="float">
            <text:p>0.0461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-01-01T00:00:00</text:p>
          </table:table-cell>
          <table:table-cell office:value-type="float" office:value="2560829.5" calcext:value-type="float">
            <text:p>2560829.5</text:p>
          </table:table-cell>
          <table:table-cell office:value-type="string" calcext:value-type="string">
            <text:p>2299-03-21T00:00:00</text:p>
          </table:table-cell>
          <table:table-cell office:value-type="float" office:value="2560829.5" calcext:value-type="float">
            <text:p>2560829.5</text:p>
          </table:table-cell>
          <table:table-cell office:value-type="float" office:value="166185.195995" calcext:value-type="float">
            <text:p>166185.195995</text:p>
          </table:table-cell>
          <table:table-cell office:value-type="float" office:value="0.804005" calcext:value-type="float">
            <text:p>0.804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7-01-01T00:00:00</text:p>
          </table:table-cell>
          <table:table-cell office:value-type="float" office:value="2561194.5" calcext:value-type="float">
            <text:p>2561194.5</text:p>
          </table:table-cell>
          <table:table-cell office:value-type="string" calcext:value-type="string">
            <text:p>2300-03-21T00:00:00</text:p>
          </table:table-cell>
          <table:table-cell office:value-type="float" office:value="2561194.5" calcext:value-type="float">
            <text:p>2561194.5</text:p>
          </table:table-cell>
          <table:table-cell office:value-type="float" office:value="166550.438184" calcext:value-type="float">
            <text:p>166550.438184</text:p>
          </table:table-cell>
          <table:table-cell office:value-type="float" office:value="0.561816" calcext:value-type="float">
            <text:p>0.561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-01-01T00:00:00</text:p>
          </table:table-cell>
          <table:table-cell office:value-type="float" office:value="2561559.5" calcext:value-type="float">
            <text:p>2561559.5</text:p>
          </table:table-cell>
          <table:table-cell office:value-type="string" calcext:value-type="string">
            <text:p>2301-03-21T00:00:00</text:p>
          </table:table-cell>
          <table:table-cell office:value-type="float" office:value="2561559.5" calcext:value-type="float">
            <text:p>2561559.5</text:p>
          </table:table-cell>
          <table:table-cell office:value-type="float" office:value="166915.680373" calcext:value-type="float">
            <text:p>166915.680373</text:p>
          </table:table-cell>
          <table:table-cell office:value-type="float" office:value="0.319627" calcext:value-type="float">
            <text:p>0.3196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9-01-01T00:00:00</text:p>
          </table:table-cell>
          <table:table-cell office:value-type="float" office:value="2561924.5" calcext:value-type="float">
            <text:p>2561924.5</text:p>
          </table:table-cell>
          <table:table-cell office:value-type="string" calcext:value-type="string">
            <text:p>2302-03-21T00:00:00</text:p>
          </table:table-cell>
          <table:table-cell office:value-type="float" office:value="2561924.5" calcext:value-type="float">
            <text:p>2561924.5</text:p>
          </table:table-cell>
          <table:table-cell office:value-type="float" office:value="167280.922562" calcext:value-type="float">
            <text:p>167280.922562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-01-01T00:00:00</text:p>
          </table:table-cell>
          <table:table-cell office:value-type="float" office:value="2562290.5" calcext:value-type="float">
            <text:p>2562290.5</text:p>
          </table:table-cell>
          <table:table-cell office:value-type="string" calcext:value-type="string">
            <text:p>2303-03-22T00:00:00</text:p>
          </table:table-cell>
          <table:table-cell office:value-type="float" office:value="2562290.5" calcext:value-type="float">
            <text:p>2562290.5</text:p>
          </table:table-cell>
          <table:table-cell office:value-type="float" office:value="167646.164751" calcext:value-type="float">
            <text:p>167646.164751</text:p>
          </table:table-cell>
          <table:table-cell office:value-type="float" office:value="0.835249" calcext:value-type="float">
            <text:p>0.835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1-01-01T00:00:00</text:p>
          </table:table-cell>
          <table:table-cell office:value-type="float" office:value="2562655.5" calcext:value-type="float">
            <text:p>2562655.5</text:p>
          </table:table-cell>
          <table:table-cell office:value-type="string" calcext:value-type="string">
            <text:p>2304-03-21T00:00:00</text:p>
          </table:table-cell>
          <table:table-cell office:value-type="float" office:value="2562655.5" calcext:value-type="float">
            <text:p>2562655.5</text:p>
          </table:table-cell>
          <table:table-cell office:value-type="float" office:value="168011.40694" calcext:value-type="float">
            <text:p>168011.40694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-01-01T00:00:00</text:p>
          </table:table-cell>
          <table:table-cell office:value-type="float" office:value="2563020.5" calcext:value-type="float">
            <text:p>2563020.5</text:p>
          </table:table-cell>
          <table:table-cell office:value-type="string" calcext:value-type="string">
            <text:p>2305-03-21T00:00:00</text:p>
          </table:table-cell>
          <table:table-cell office:value-type="float" office:value="2563020.5" calcext:value-type="float">
            <text:p>2563020.5</text:p>
          </table:table-cell>
          <table:table-cell office:value-type="float" office:value="168376.649129" calcext:value-type="float">
            <text:p>168376.649129</text:p>
          </table:table-cell>
          <table:table-cell office:value-type="float" office:value="0.350871" calcext:value-type="float">
            <text:p>0.3508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3-01-01T00:00:00</text:p>
          </table:table-cell>
          <table:table-cell office:value-type="float" office:value="2563385.5" calcext:value-type="float">
            <text:p>2563385.5</text:p>
          </table:table-cell>
          <table:table-cell office:value-type="string" calcext:value-type="string">
            <text:p>2306-03-21T00:00:00</text:p>
          </table:table-cell>
          <table:table-cell office:value-type="float" office:value="2563385.5" calcext:value-type="float">
            <text:p>2563385.5</text:p>
          </table:table-cell>
          <table:table-cell office:value-type="float" office:value="168741.891318" calcext:value-type="float">
            <text:p>168741.891318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4-01-01T00:00:00</text:p>
          </table:table-cell>
          <table:table-cell office:value-type="float" office:value="2563751.5" calcext:value-type="float">
            <text:p>2563751.5</text:p>
          </table:table-cell>
          <table:table-cell office:value-type="string" calcext:value-type="string">
            <text:p>2307-03-22T00:00:00</text:p>
          </table:table-cell>
          <table:table-cell office:value-type="float" office:value="2563751.5" calcext:value-type="float">
            <text:p>2563751.5</text:p>
          </table:table-cell>
          <table:table-cell office:value-type="float" office:value="169107.133507" calcext:value-type="float">
            <text:p>169107.133507</text:p>
          </table:table-cell>
          <table:table-cell office:value-type="float" office:value="0.866493" calcext:value-type="float">
            <text:p>0.8664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-01-01T00:00:00</text:p>
          </table:table-cell>
          <table:table-cell office:value-type="float" office:value="2564116.5" calcext:value-type="float">
            <text:p>2564116.5</text:p>
          </table:table-cell>
          <table:table-cell office:value-type="string" calcext:value-type="string">
            <text:p>2308-03-21T00:00:00</text:p>
          </table:table-cell>
          <table:table-cell office:value-type="float" office:value="2564116.5" calcext:value-type="float">
            <text:p>2564116.5</text:p>
          </table:table-cell>
          <table:table-cell office:value-type="float" office:value="169472.375696" calcext:value-type="float">
            <text:p>169472.375696</text:p>
          </table:table-cell>
          <table:table-cell office:value-type="float" office:value="0.624304" calcext:value-type="float">
            <text:p>0.6243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-01-01T00:00:00</text:p>
          </table:table-cell>
          <table:table-cell office:value-type="float" office:value="2564481.5" calcext:value-type="float">
            <text:p>2564481.5</text:p>
          </table:table-cell>
          <table:table-cell office:value-type="string" calcext:value-type="string">
            <text:p>2309-03-21T00:00:00</text:p>
          </table:table-cell>
          <table:table-cell office:value-type="float" office:value="2564481.5" calcext:value-type="float">
            <text:p>2564481.5</text:p>
          </table:table-cell>
          <table:table-cell office:value-type="float" office:value="169837.617885" calcext:value-type="float">
            <text:p>169837.617885</text:p>
          </table:table-cell>
          <table:table-cell office:value-type="float" office:value="0.382115" calcext:value-type="float">
            <text:p>0.3821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7-01-01T00:00:00</text:p>
          </table:table-cell>
          <table:table-cell office:value-type="float" office:value="2564846.5" calcext:value-type="float">
            <text:p>2564846.5</text:p>
          </table:table-cell>
          <table:table-cell office:value-type="string" calcext:value-type="string">
            <text:p>2310-03-21T00:00:00</text:p>
          </table:table-cell>
          <table:table-cell office:value-type="float" office:value="2564846.5" calcext:value-type="float">
            <text:p>2564846.5</text:p>
          </table:table-cell>
          <table:table-cell office:value-type="float" office:value="170202.860074" calcext:value-type="float">
            <text:p>170202.860074</text:p>
          </table:table-cell>
          <table:table-cell office:value-type="float" office:value="0.139926" calcext:value-type="float">
            <text:p>0.139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-01-01T00:00:00</text:p>
          </table:table-cell>
          <table:table-cell office:value-type="float" office:value="2565212.5" calcext:value-type="float">
            <text:p>2565212.5</text:p>
          </table:table-cell>
          <table:table-cell office:value-type="string" calcext:value-type="string">
            <text:p>2311-03-22T00:00:00</text:p>
          </table:table-cell>
          <table:table-cell office:value-type="float" office:value="2565212.5" calcext:value-type="float">
            <text:p>2565212.5</text:p>
          </table:table-cell>
          <table:table-cell office:value-type="float" office:value="170568.102263" calcext:value-type="float">
            <text:p>170568.102263</text:p>
          </table:table-cell>
          <table:table-cell office:value-type="float" office:value="0.897737" calcext:value-type="float">
            <text:p>0.8977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9-01-01T00:00:00</text:p>
          </table:table-cell>
          <table:table-cell office:value-type="float" office:value="2565577.5" calcext:value-type="float">
            <text:p>2565577.5</text:p>
          </table:table-cell>
          <table:table-cell office:value-type="string" calcext:value-type="string">
            <text:p>2312-03-21T00:00:00</text:p>
          </table:table-cell>
          <table:table-cell office:value-type="float" office:value="2565577.5" calcext:value-type="float">
            <text:p>2565577.5</text:p>
          </table:table-cell>
          <table:table-cell office:value-type="float" office:value="170933.344452" calcext:value-type="float">
            <text:p>170933.344452</text:p>
          </table:table-cell>
          <table:table-cell office:value-type="float" office:value="0.655548" calcext:value-type="float">
            <text:p>0.6555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-01-01T00:00:00</text:p>
          </table:table-cell>
          <table:table-cell office:value-type="float" office:value="2565942.5" calcext:value-type="float">
            <text:p>2565942.5</text:p>
          </table:table-cell>
          <table:table-cell office:value-type="string" calcext:value-type="string">
            <text:p>2313-03-21T00:00:00</text:p>
          </table:table-cell>
          <table:table-cell office:value-type="float" office:value="2565942.5" calcext:value-type="float">
            <text:p>2565942.5</text:p>
          </table:table-cell>
          <table:table-cell office:value-type="float" office:value="171298.586641" calcext:value-type="float">
            <text:p>171298.586641</text:p>
          </table:table-cell>
          <table:table-cell office:value-type="float" office:value="0.413359" calcext:value-type="float">
            <text:p>0.4133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1-01-01T00:00:00</text:p>
          </table:table-cell>
          <table:table-cell office:value-type="float" office:value="2566307.5" calcext:value-type="float">
            <text:p>2566307.5</text:p>
          </table:table-cell>
          <table:table-cell office:value-type="string" calcext:value-type="string">
            <text:p>2314-03-21T00:00:00</text:p>
          </table:table-cell>
          <table:table-cell office:value-type="float" office:value="2566307.5" calcext:value-type="float">
            <text:p>2566307.5</text:p>
          </table:table-cell>
          <table:table-cell office:value-type="float" office:value="171663.82883" calcext:value-type="float">
            <text:p>171663.82883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2-01-01T00:00:00</text:p>
          </table:table-cell>
          <table:table-cell office:value-type="float" office:value="2566673.5" calcext:value-type="float">
            <text:p>2566673.5</text:p>
          </table:table-cell>
          <table:table-cell office:value-type="string" calcext:value-type="string">
            <text:p>2315-03-22T00:00:00</text:p>
          </table:table-cell>
          <table:table-cell office:value-type="float" office:value="2566673.5" calcext:value-type="float">
            <text:p>2566673.5</text:p>
          </table:table-cell>
          <table:table-cell office:value-type="float" office:value="172029.071019" calcext:value-type="float">
            <text:p>172029.071019</text:p>
          </table:table-cell>
          <table:table-cell office:value-type="float" office:value="0.928981" calcext:value-type="float">
            <text:p>0.9289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3-01-01T00:00:00</text:p>
          </table:table-cell>
          <table:table-cell office:value-type="float" office:value="2567038.5" calcext:value-type="float">
            <text:p>2567038.5</text:p>
          </table:table-cell>
          <table:table-cell office:value-type="string" calcext:value-type="string">
            <text:p>2316-03-21T00:00:00</text:p>
          </table:table-cell>
          <table:table-cell office:value-type="float" office:value="2567038.5" calcext:value-type="float">
            <text:p>2567038.5</text:p>
          </table:table-cell>
          <table:table-cell office:value-type="float" office:value="172394.313208" calcext:value-type="float">
            <text:p>172394.313208</text:p>
          </table:table-cell>
          <table:table-cell office:value-type="float" office:value="0.686792" calcext:value-type="float">
            <text:p>0.6867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4-01-01T00:00:00</text:p>
          </table:table-cell>
          <table:table-cell office:value-type="float" office:value="2567403.5" calcext:value-type="float">
            <text:p>2567403.5</text:p>
          </table:table-cell>
          <table:table-cell office:value-type="string" calcext:value-type="string">
            <text:p>2317-03-21T00:00:00</text:p>
          </table:table-cell>
          <table:table-cell office:value-type="float" office:value="2567403.5" calcext:value-type="float">
            <text:p>2567403.5</text:p>
          </table:table-cell>
          <table:table-cell office:value-type="float" office:value="172759.555397" calcext:value-type="float">
            <text:p>172759.555397</text:p>
          </table:table-cell>
          <table:table-cell office:value-type="float" office:value="0.444603" calcext:value-type="float">
            <text:p>0.4446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5-01-01T00:00:00</text:p>
          </table:table-cell>
          <table:table-cell office:value-type="float" office:value="2567768.5" calcext:value-type="float">
            <text:p>2567768.5</text:p>
          </table:table-cell>
          <table:table-cell office:value-type="string" calcext:value-type="string">
            <text:p>2318-03-21T00:00:00</text:p>
          </table:table-cell>
          <table:table-cell office:value-type="float" office:value="2567768.5" calcext:value-type="float">
            <text:p>2567768.5</text:p>
          </table:table-cell>
          <table:table-cell office:value-type="float" office:value="173124.797586" calcext:value-type="float">
            <text:p>173124.797586</text:p>
          </table:table-cell>
          <table:table-cell office:value-type="float" office:value="0.202414" calcext:value-type="float">
            <text:p>0.2024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6-01-01T00:00:00</text:p>
          </table:table-cell>
          <table:table-cell office:value-type="float" office:value="2568134.5" calcext:value-type="float">
            <text:p>2568134.5</text:p>
          </table:table-cell>
          <table:table-cell office:value-type="string" calcext:value-type="string">
            <text:p>2319-03-22T00:00:00</text:p>
          </table:table-cell>
          <table:table-cell office:value-type="float" office:value="2568134.5" calcext:value-type="float">
            <text:p>2568134.5</text:p>
          </table:table-cell>
          <table:table-cell office:value-type="float" office:value="173490.039775" calcext:value-type="float">
            <text:p>173490.039775</text:p>
          </table:table-cell>
          <table:table-cell office:value-type="float" office:value="0.960225" calcext:value-type="float">
            <text:p>0.960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7-01-01T00:00:00</text:p>
          </table:table-cell>
          <table:table-cell office:value-type="float" office:value="2568499.5" calcext:value-type="float">
            <text:p>2568499.5</text:p>
          </table:table-cell>
          <table:table-cell office:value-type="string" calcext:value-type="string">
            <text:p>2320-03-21T00:00:00</text:p>
          </table:table-cell>
          <table:table-cell office:value-type="float" office:value="2568499.5" calcext:value-type="float">
            <text:p>2568499.5</text:p>
          </table:table-cell>
          <table:table-cell office:value-type="float" office:value="173855.281964" calcext:value-type="float">
            <text:p>173855.281964</text:p>
          </table:table-cell>
          <table:table-cell office:value-type="float" office:value="0.718036" calcext:value-type="float">
            <text:p>0.7180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8-01-01T00:00:00</text:p>
          </table:table-cell>
          <table:table-cell office:value-type="float" office:value="2568864.5" calcext:value-type="float">
            <text:p>2568864.5</text:p>
          </table:table-cell>
          <table:table-cell office:value-type="string" calcext:value-type="string">
            <text:p>2321-03-21T00:00:00</text:p>
          </table:table-cell>
          <table:table-cell office:value-type="float" office:value="2568864.5" calcext:value-type="float">
            <text:p>2568864.5</text:p>
          </table:table-cell>
          <table:table-cell office:value-type="float" office:value="174220.524153" calcext:value-type="float">
            <text:p>174220.524153</text:p>
          </table:table-cell>
          <table:table-cell office:value-type="float" office:value="0.475847" calcext:value-type="float">
            <text:p>0.475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9-01-01T00:00:00</text:p>
          </table:table-cell>
          <table:table-cell office:value-type="float" office:value="2569229.5" calcext:value-type="float">
            <text:p>2569229.5</text:p>
          </table:table-cell>
          <table:table-cell office:value-type="string" calcext:value-type="string">
            <text:p>2322-03-21T00:00:00</text:p>
          </table:table-cell>
          <table:table-cell office:value-type="float" office:value="2569229.5" calcext:value-type="float">
            <text:p>2569229.5</text:p>
          </table:table-cell>
          <table:table-cell office:value-type="float" office:value="174585.766342" calcext:value-type="float">
            <text:p>174585.766342</text:p>
          </table:table-cell>
          <table:table-cell office:value-type="float" office:value="0.233658" calcext:value-type="float">
            <text:p>0.233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0-01-01T00:00:00</text:p>
          </table:table-cell>
          <table:table-cell office:value-type="float" office:value="2569595.5" calcext:value-type="float">
            <text:p>2569595.5</text:p>
          </table:table-cell>
          <table:table-cell office:value-type="string" calcext:value-type="string">
            <text:p>2323-03-22T00:00:00</text:p>
          </table:table-cell>
          <table:table-cell office:value-type="float" office:value="2569595.5" calcext:value-type="float">
            <text:p>2569595.5</text:p>
          </table:table-cell>
          <table:table-cell office:value-type="float" office:value="174951.008531" calcext:value-type="float">
            <text:p>174951.008531</text:p>
          </table:table-cell>
          <table:table-cell office:value-type="float" office:value="0.991469" calcext:value-type="float">
            <text:p>0.9914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1-01-01T00:00:00</text:p>
          </table:table-cell>
          <table:table-cell office:value-type="float" office:value="2569960.5" calcext:value-type="float">
            <text:p>2569960.5</text:p>
          </table:table-cell>
          <table:table-cell office:value-type="string" calcext:value-type="string">
            <text:p>2324-03-21T00:00:00</text:p>
          </table:table-cell>
          <table:table-cell office:value-type="float" office:value="2569960.5" calcext:value-type="float">
            <text:p>2569960.5</text:p>
          </table:table-cell>
          <table:table-cell office:value-type="float" office:value="175316.25072" calcext:value-type="float">
            <text:p>175316.25072</text:p>
          </table:table-cell>
          <table:table-cell office:value-type="float" office:value="0.74928" calcext:value-type="float">
            <text:p>0.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2-01-01T00:00:00</text:p>
          </table:table-cell>
          <table:table-cell office:value-type="float" office:value="2570325.5" calcext:value-type="float">
            <text:p>2570325.5</text:p>
          </table:table-cell>
          <table:table-cell office:value-type="string" calcext:value-type="string">
            <text:p>2325-03-21T00:00:00</text:p>
          </table:table-cell>
          <table:table-cell office:value-type="float" office:value="2570325.5" calcext:value-type="float">
            <text:p>2570325.5</text:p>
          </table:table-cell>
          <table:table-cell office:value-type="float" office:value="175681.492909" calcext:value-type="float">
            <text:p>175681.492909</text:p>
          </table:table-cell>
          <table:table-cell office:value-type="float" office:value="0.507091" calcext:value-type="float">
            <text:p>0.5070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3-01-01T00:00:00</text:p>
          </table:table-cell>
          <table:table-cell office:value-type="float" office:value="2570690.5" calcext:value-type="float">
            <text:p>2570690.5</text:p>
          </table:table-cell>
          <table:table-cell office:value-type="string" calcext:value-type="string">
            <text:p>2326-03-21T00:00:00</text:p>
          </table:table-cell>
          <table:table-cell office:value-type="float" office:value="2570690.5" calcext:value-type="float">
            <text:p>2570690.5</text:p>
          </table:table-cell>
          <table:table-cell office:value-type="float" office:value="176046.735098" calcext:value-type="float">
            <text:p>176046.735098</text:p>
          </table:table-cell>
          <table:table-cell office:value-type="float" office:value="0.264902" calcext:value-type="float">
            <text:p>0.2649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4-01-01T00:00:00</text:p>
          </table:table-cell>
          <table:table-cell office:value-type="float" office:value="2571055.5" calcext:value-type="float">
            <text:p>2571055.5</text:p>
          </table:table-cell>
          <table:table-cell office:value-type="string" calcext:value-type="string">
            <text:p>2327-03-21T00:00:00</text:p>
          </table:table-cell>
          <table:table-cell office:value-type="float" office:value="2571055.5" calcext:value-type="float">
            <text:p>2571055.5</text:p>
          </table:table-cell>
          <table:table-cell office:value-type="float" office:value="176411.977287" calcext:value-type="float">
            <text:p>176411.977287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5-01-01T00:00:00</text:p>
          </table:table-cell>
          <table:table-cell office:value-type="float" office:value="2571421.5" calcext:value-type="float">
            <text:p>2571421.5</text:p>
          </table:table-cell>
          <table:table-cell office:value-type="string" calcext:value-type="string">
            <text:p>2328-03-21T00:00:00</text:p>
          </table:table-cell>
          <table:table-cell office:value-type="float" office:value="2571421.5" calcext:value-type="float">
            <text:p>2571421.5</text:p>
          </table:table-cell>
          <table:table-cell office:value-type="float" office:value="176777.219476" calcext:value-type="float">
            <text:p>176777.219476</text:p>
          </table:table-cell>
          <table:table-cell office:value-type="float" office:value="0.780524" calcext:value-type="float">
            <text:p>0.780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6-01-01T00:00:00</text:p>
          </table:table-cell>
          <table:table-cell office:value-type="float" office:value="2571786.5" calcext:value-type="float">
            <text:p>2571786.5</text:p>
          </table:table-cell>
          <table:table-cell office:value-type="string" calcext:value-type="string">
            <text:p>2329-03-21T00:00:00</text:p>
          </table:table-cell>
          <table:table-cell office:value-type="float" office:value="2571786.5" calcext:value-type="float">
            <text:p>2571786.5</text:p>
          </table:table-cell>
          <table:table-cell office:value-type="float" office:value="177142.461665" calcext:value-type="float">
            <text:p>177142.461665</text:p>
          </table:table-cell>
          <table:table-cell office:value-type="float" office:value="0.538335" calcext:value-type="float">
            <text:p>0.538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7-01-01T00:00:00</text:p>
          </table:table-cell>
          <table:table-cell office:value-type="float" office:value="2572151.5" calcext:value-type="float">
            <text:p>2572151.5</text:p>
          </table:table-cell>
          <table:table-cell office:value-type="string" calcext:value-type="string">
            <text:p>2330-03-21T00:00:00</text:p>
          </table:table-cell>
          <table:table-cell office:value-type="float" office:value="2572151.5" calcext:value-type="float">
            <text:p>2572151.5</text:p>
          </table:table-cell>
          <table:table-cell office:value-type="float" office:value="177507.703854" calcext:value-type="float">
            <text:p>177507.703854</text:p>
          </table:table-cell>
          <table:table-cell office:value-type="float" office:value="0.296146" calcext:value-type="float">
            <text:p>0.296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8-01-01T00:00:00</text:p>
          </table:table-cell>
          <table:table-cell office:value-type="float" office:value="2572516.5" calcext:value-type="float">
            <text:p>2572516.5</text:p>
          </table:table-cell>
          <table:table-cell office:value-type="string" calcext:value-type="string">
            <text:p>2331-03-21T00:00:00</text:p>
          </table:table-cell>
          <table:table-cell office:value-type="float" office:value="2572516.5" calcext:value-type="float">
            <text:p>2572516.5</text:p>
          </table:table-cell>
          <table:table-cell office:value-type="float" office:value="177872.946043" calcext:value-type="float">
            <text:p>177872.946043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9-01-01T00:00:00</text:p>
          </table:table-cell>
          <table:table-cell office:value-type="float" office:value="2572882.5" calcext:value-type="float">
            <text:p>2572882.5</text:p>
          </table:table-cell>
          <table:table-cell office:value-type="string" calcext:value-type="string">
            <text:p>2332-03-21T00:00:00</text:p>
          </table:table-cell>
          <table:table-cell office:value-type="float" office:value="2572882.5" calcext:value-type="float">
            <text:p>2572882.5</text:p>
          </table:table-cell>
          <table:table-cell office:value-type="float" office:value="178238.188232" calcext:value-type="float">
            <text:p>178238.188232</text:p>
          </table:table-cell>
          <table:table-cell office:value-type="float" office:value="0.811768" calcext:value-type="float">
            <text:p>0.811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0-01-01T00:00:00</text:p>
          </table:table-cell>
          <table:table-cell office:value-type="float" office:value="2573247.5" calcext:value-type="float">
            <text:p>2573247.5</text:p>
          </table:table-cell>
          <table:table-cell office:value-type="string" calcext:value-type="string">
            <text:p>2333-03-21T00:00:00</text:p>
          </table:table-cell>
          <table:table-cell office:value-type="float" office:value="2573247.5" calcext:value-type="float">
            <text:p>2573247.5</text:p>
          </table:table-cell>
          <table:table-cell office:value-type="float" office:value="178603.430421" calcext:value-type="float">
            <text:p>178603.430421</text:p>
          </table:table-cell>
          <table:table-cell office:value-type="float" office:value="0.569579" calcext:value-type="float">
            <text:p>0.5695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1-01-01T00:00:00</text:p>
          </table:table-cell>
          <table:table-cell office:value-type="float" office:value="2573612.5" calcext:value-type="float">
            <text:p>2573612.5</text:p>
          </table:table-cell>
          <table:table-cell office:value-type="string" calcext:value-type="string">
            <text:p>2334-03-21T00:00:00</text:p>
          </table:table-cell>
          <table:table-cell office:value-type="float" office:value="2573612.5" calcext:value-type="float">
            <text:p>2573612.5</text:p>
          </table:table-cell>
          <table:table-cell office:value-type="float" office:value="178968.67261" calcext:value-type="float">
            <text:p>178968.67261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2-01-01T00:00:00</text:p>
          </table:table-cell>
          <table:table-cell office:value-type="float" office:value="2573977.5" calcext:value-type="float">
            <text:p>2573977.5</text:p>
          </table:table-cell>
          <table:table-cell office:value-type="string" calcext:value-type="string">
            <text:p>2335-03-21T00:00:00</text:p>
          </table:table-cell>
          <table:table-cell office:value-type="float" office:value="2573977.5" calcext:value-type="float">
            <text:p>2573977.5</text:p>
          </table:table-cell>
          <table:table-cell office:value-type="float" office:value="179333.914799" calcext:value-type="float">
            <text:p>179333.914799</text:p>
          </table:table-cell>
          <table:table-cell office:value-type="float" office:value="0.085201" calcext:value-type="float">
            <text:p>0.085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3-01-01T00:00:00</text:p>
          </table:table-cell>
          <table:table-cell office:value-type="float" office:value="2574343.5" calcext:value-type="float">
            <text:p>2574343.5</text:p>
          </table:table-cell>
          <table:table-cell office:value-type="string" calcext:value-type="string">
            <text:p>2336-03-21T00:00:00</text:p>
          </table:table-cell>
          <table:table-cell office:value-type="float" office:value="2574343.5" calcext:value-type="float">
            <text:p>2574343.5</text:p>
          </table:table-cell>
          <table:table-cell office:value-type="float" office:value="179699.156988" calcext:value-type="float">
            <text:p>179699.156988</text:p>
          </table:table-cell>
          <table:table-cell office:value-type="float" office:value="0.843012" calcext:value-type="float">
            <text:p>0.843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4-01-01T00:00:00</text:p>
          </table:table-cell>
          <table:table-cell office:value-type="float" office:value="2574708.5" calcext:value-type="float">
            <text:p>2574708.5</text:p>
          </table:table-cell>
          <table:table-cell office:value-type="string" calcext:value-type="string">
            <text:p>2337-03-21T00:00:00</text:p>
          </table:table-cell>
          <table:table-cell office:value-type="float" office:value="2574708.5" calcext:value-type="float">
            <text:p>2574708.5</text:p>
          </table:table-cell>
          <table:table-cell office:value-type="float" office:value="180064.399177" calcext:value-type="float">
            <text:p>180064.399177</text:p>
          </table:table-cell>
          <table:table-cell office:value-type="float" office:value="0.600823" calcext:value-type="float">
            <text:p>0.600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5-01-01T00:00:00</text:p>
          </table:table-cell>
          <table:table-cell office:value-type="float" office:value="2575073.5" calcext:value-type="float">
            <text:p>2575073.5</text:p>
          </table:table-cell>
          <table:table-cell office:value-type="string" calcext:value-type="string">
            <text:p>2338-03-21T00:00:00</text:p>
          </table:table-cell>
          <table:table-cell office:value-type="float" office:value="2575073.5" calcext:value-type="float">
            <text:p>2575073.5</text:p>
          </table:table-cell>
          <table:table-cell office:value-type="float" office:value="180429.641366" calcext:value-type="float">
            <text:p>180429.641366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-01-01T00:00:00</text:p>
          </table:table-cell>
          <table:table-cell office:value-type="float" office:value="2575438.5" calcext:value-type="float">
            <text:p>2575438.5</text:p>
          </table:table-cell>
          <table:table-cell office:value-type="string" calcext:value-type="string">
            <text:p>2339-03-21T00:00:00</text:p>
          </table:table-cell>
          <table:table-cell office:value-type="float" office:value="2575438.5" calcext:value-type="float">
            <text:p>2575438.5</text:p>
          </table:table-cell>
          <table:table-cell office:value-type="float" office:value="180794.883555" calcext:value-type="float">
            <text:p>180794.883555</text:p>
          </table:table-cell>
          <table:table-cell office:value-type="float" office:value="0.116445" calcext:value-type="float">
            <text:p>0.116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7-01-01T00:00:00</text:p>
          </table:table-cell>
          <table:table-cell office:value-type="float" office:value="2575804.5" calcext:value-type="float">
            <text:p>2575804.5</text:p>
          </table:table-cell>
          <table:table-cell office:value-type="string" calcext:value-type="string">
            <text:p>2340-03-21T00:00:00</text:p>
          </table:table-cell>
          <table:table-cell office:value-type="float" office:value="2575804.5" calcext:value-type="float">
            <text:p>2575804.5</text:p>
          </table:table-cell>
          <table:table-cell office:value-type="float" office:value="181160.125744" calcext:value-type="float">
            <text:p>181160.125744</text:p>
          </table:table-cell>
          <table:table-cell office:value-type="float" office:value="0.874256" calcext:value-type="float">
            <text:p>0.8742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8-01-01T00:00:00</text:p>
          </table:table-cell>
          <table:table-cell office:value-type="float" office:value="2576169.5" calcext:value-type="float">
            <text:p>2576169.5</text:p>
          </table:table-cell>
          <table:table-cell office:value-type="string" calcext:value-type="string">
            <text:p>2341-03-21T00:00:00</text:p>
          </table:table-cell>
          <table:table-cell office:value-type="float" office:value="2576169.5" calcext:value-type="float">
            <text:p>2576169.5</text:p>
          </table:table-cell>
          <table:table-cell office:value-type="float" office:value="181525.367933" calcext:value-type="float">
            <text:p>181525.367933</text:p>
          </table:table-cell>
          <table:table-cell office:value-type="float" office:value="0.632067" calcext:value-type="float">
            <text:p>0.632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9-01-01T00:00:00</text:p>
          </table:table-cell>
          <table:table-cell office:value-type="float" office:value="2576534.5" calcext:value-type="float">
            <text:p>2576534.5</text:p>
          </table:table-cell>
          <table:table-cell office:value-type="string" calcext:value-type="string">
            <text:p>2342-03-21T00:00:00</text:p>
          </table:table-cell>
          <table:table-cell office:value-type="float" office:value="2576534.5" calcext:value-type="float">
            <text:p>2576534.5</text:p>
          </table:table-cell>
          <table:table-cell office:value-type="float" office:value="181890.610122" calcext:value-type="float">
            <text:p>181890.610122</text:p>
          </table:table-cell>
          <table:table-cell office:value-type="float" office:value="0.389878" calcext:value-type="float">
            <text:p>0.389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0-01-01T00:00:00</text:p>
          </table:table-cell>
          <table:table-cell office:value-type="float" office:value="2576899.5" calcext:value-type="float">
            <text:p>2576899.5</text:p>
          </table:table-cell>
          <table:table-cell office:value-type="string" calcext:value-type="string">
            <text:p>2343-03-21T00:00:00</text:p>
          </table:table-cell>
          <table:table-cell office:value-type="float" office:value="2576899.5" calcext:value-type="float">
            <text:p>2576899.5</text:p>
          </table:table-cell>
          <table:table-cell office:value-type="float" office:value="182255.852311" calcext:value-type="float">
            <text:p>182255.852311</text:p>
          </table:table-cell>
          <table:table-cell office:value-type="float" office:value="0.147689" calcext:value-type="float">
            <text:p>0.147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1-01-01T00:00:00</text:p>
          </table:table-cell>
          <table:table-cell office:value-type="float" office:value="2577265.5" calcext:value-type="float">
            <text:p>2577265.5</text:p>
          </table:table-cell>
          <table:table-cell office:value-type="string" calcext:value-type="string">
            <text:p>2344-03-21T00:00:00</text:p>
          </table:table-cell>
          <table:table-cell office:value-type="float" office:value="2577265.5" calcext:value-type="float">
            <text:p>2577265.5</text:p>
          </table:table-cell>
          <table:table-cell office:value-type="float" office:value="182621.0945" calcext:value-type="float">
            <text:p>182621.0945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2-01-01T00:00:00</text:p>
          </table:table-cell>
          <table:table-cell office:value-type="float" office:value="2577630.5" calcext:value-type="float">
            <text:p>2577630.5</text:p>
          </table:table-cell>
          <table:table-cell office:value-type="string" calcext:value-type="string">
            <text:p>2345-03-21T00:00:00</text:p>
          </table:table-cell>
          <table:table-cell office:value-type="float" office:value="2577630.5" calcext:value-type="float">
            <text:p>2577630.5</text:p>
          </table:table-cell>
          <table:table-cell office:value-type="float" office:value="182986.336689" calcext:value-type="float">
            <text:p>182986.336689</text:p>
          </table:table-cell>
          <table:table-cell office:value-type="float" office:value="0.663311" calcext:value-type="float">
            <text:p>0.6633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3-01-01T00:00:00</text:p>
          </table:table-cell>
          <table:table-cell office:value-type="float" office:value="2577995.5" calcext:value-type="float">
            <text:p>2577995.5</text:p>
          </table:table-cell>
          <table:table-cell office:value-type="string" calcext:value-type="string">
            <text:p>2346-03-21T00:00:00</text:p>
          </table:table-cell>
          <table:table-cell office:value-type="float" office:value="2577995.5" calcext:value-type="float">
            <text:p>2577995.5</text:p>
          </table:table-cell>
          <table:table-cell office:value-type="float" office:value="183351.578878" calcext:value-type="float">
            <text:p>183351.578878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4-01-01T00:00:00</text:p>
          </table:table-cell>
          <table:table-cell office:value-type="float" office:value="2578360.5" calcext:value-type="float">
            <text:p>2578360.5</text:p>
          </table:table-cell>
          <table:table-cell office:value-type="string" calcext:value-type="string">
            <text:p>2347-03-21T00:00:00</text:p>
          </table:table-cell>
          <table:table-cell office:value-type="float" office:value="2578360.5" calcext:value-type="float">
            <text:p>2578360.5</text:p>
          </table:table-cell>
          <table:table-cell office:value-type="float" office:value="183716.821067" calcext:value-type="float">
            <text:p>183716.821067</text:p>
          </table:table-cell>
          <table:table-cell office:value-type="float" office:value="0.178933" calcext:value-type="float">
            <text:p>0.1789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5-01-01T00:00:00</text:p>
          </table:table-cell>
          <table:table-cell office:value-type="float" office:value="2578726.5" calcext:value-type="float">
            <text:p>2578726.5</text:p>
          </table:table-cell>
          <table:table-cell office:value-type="string" calcext:value-type="string">
            <text:p>2348-03-21T00:00:00</text:p>
          </table:table-cell>
          <table:table-cell office:value-type="float" office:value="2578726.5" calcext:value-type="float">
            <text:p>2578726.5</text:p>
          </table:table-cell>
          <table:table-cell office:value-type="float" office:value="184082.063256" calcext:value-type="float">
            <text:p>184082.063256</text:p>
          </table:table-cell>
          <table:table-cell office:value-type="float" office:value="0.936744" calcext:value-type="float">
            <text:p>0.9367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6-01-01T00:00:00</text:p>
          </table:table-cell>
          <table:table-cell office:value-type="float" office:value="2579091.5" calcext:value-type="float">
            <text:p>2579091.5</text:p>
          </table:table-cell>
          <table:table-cell office:value-type="string" calcext:value-type="string">
            <text:p>2349-03-21T00:00:00</text:p>
          </table:table-cell>
          <table:table-cell office:value-type="float" office:value="2579091.5" calcext:value-type="float">
            <text:p>2579091.5</text:p>
          </table:table-cell>
          <table:table-cell office:value-type="float" office:value="184447.305445" calcext:value-type="float">
            <text:p>184447.305445</text:p>
          </table:table-cell>
          <table:table-cell office:value-type="float" office:value="0.694555" calcext:value-type="float">
            <text:p>0.6945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7-01-01T00:00:00</text:p>
          </table:table-cell>
          <table:table-cell office:value-type="float" office:value="2579456.5" calcext:value-type="float">
            <text:p>2579456.5</text:p>
          </table:table-cell>
          <table:table-cell office:value-type="string" calcext:value-type="string">
            <text:p>2350-03-21T00:00:00</text:p>
          </table:table-cell>
          <table:table-cell office:value-type="float" office:value="2579456.5" calcext:value-type="float">
            <text:p>2579456.5</text:p>
          </table:table-cell>
          <table:table-cell office:value-type="float" office:value="184812.547634" calcext:value-type="float">
            <text:p>184812.547634</text:p>
          </table:table-cell>
          <table:table-cell office:value-type="float" office:value="0.452366" calcext:value-type="float">
            <text:p>0.452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8-01-01T00:00:00</text:p>
          </table:table-cell>
          <table:table-cell office:value-type="float" office:value="2579821.5" calcext:value-type="float">
            <text:p>2579821.5</text:p>
          </table:table-cell>
          <table:table-cell office:value-type="string" calcext:value-type="string">
            <text:p>2351-03-21T00:00:00</text:p>
          </table:table-cell>
          <table:table-cell office:value-type="float" office:value="2579821.5" calcext:value-type="float">
            <text:p>2579821.5</text:p>
          </table:table-cell>
          <table:table-cell office:value-type="float" office:value="185177.789823" calcext:value-type="float">
            <text:p>185177.789823</text:p>
          </table:table-cell>
          <table:table-cell office:value-type="float" office:value="0.210177" calcext:value-type="float">
            <text:p>0.2101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9-01-01T00:00:00</text:p>
          </table:table-cell>
          <table:table-cell office:value-type="float" office:value="2580187.5" calcext:value-type="float">
            <text:p>2580187.5</text:p>
          </table:table-cell>
          <table:table-cell office:value-type="string" calcext:value-type="string">
            <text:p>2352-03-21T00:00:00</text:p>
          </table:table-cell>
          <table:table-cell office:value-type="float" office:value="2580187.5" calcext:value-type="float">
            <text:p>2580187.5</text:p>
          </table:table-cell>
          <table:table-cell office:value-type="float" office:value="185543.032012" calcext:value-type="float">
            <text:p>185543.032012</text:p>
          </table:table-cell>
          <table:table-cell office:value-type="float" office:value="0.967988" calcext:value-type="float">
            <text:p>0.9679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0-01-01T00:00:00</text:p>
          </table:table-cell>
          <table:table-cell office:value-type="float" office:value="2580552.5" calcext:value-type="float">
            <text:p>2580552.5</text:p>
          </table:table-cell>
          <table:table-cell office:value-type="string" calcext:value-type="string">
            <text:p>2353-03-21T00:00:00</text:p>
          </table:table-cell>
          <table:table-cell office:value-type="float" office:value="2580552.5" calcext:value-type="float">
            <text:p>2580552.5</text:p>
          </table:table-cell>
          <table:table-cell office:value-type="float" office:value="185908.274201" calcext:value-type="float">
            <text:p>185908.274201</text:p>
          </table:table-cell>
          <table:table-cell office:value-type="float" office:value="0.725799" calcext:value-type="float">
            <text:p>0.7257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1-01-01T00:00:00</text:p>
          </table:table-cell>
          <table:table-cell office:value-type="float" office:value="2580917.5" calcext:value-type="float">
            <text:p>2580917.5</text:p>
          </table:table-cell>
          <table:table-cell office:value-type="string" calcext:value-type="string">
            <text:p>2354-03-21T00:00:00</text:p>
          </table:table-cell>
          <table:table-cell office:value-type="float" office:value="2580917.5" calcext:value-type="float">
            <text:p>2580917.5</text:p>
          </table:table-cell>
          <table:table-cell office:value-type="float" office:value="186273.51639" calcext:value-type="float">
            <text:p>186273.51639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-01-01T00:00:00</text:p>
          </table:table-cell>
          <table:table-cell office:value-type="float" office:value="2581282.5" calcext:value-type="float">
            <text:p>2581282.5</text:p>
          </table:table-cell>
          <table:table-cell office:value-type="string" calcext:value-type="string">
            <text:p>2355-03-21T00:00:00</text:p>
          </table:table-cell>
          <table:table-cell office:value-type="float" office:value="2581282.5" calcext:value-type="float">
            <text:p>2581282.5</text:p>
          </table:table-cell>
          <table:table-cell office:value-type="float" office:value="186638.758579" calcext:value-type="float">
            <text:p>186638.758579</text:p>
          </table:table-cell>
          <table:table-cell office:value-type="float" office:value="0.241421" calcext:value-type="float">
            <text:p>0.24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3-01-01T00:00:00</text:p>
          </table:table-cell>
          <table:table-cell office:value-type="float" office:value="2581648.5" calcext:value-type="float">
            <text:p>2581648.5</text:p>
          </table:table-cell>
          <table:table-cell office:value-type="string" calcext:value-type="string">
            <text:p>2356-03-21T00:00:00</text:p>
          </table:table-cell>
          <table:table-cell office:value-type="float" office:value="2581648.5" calcext:value-type="float">
            <text:p>2581648.5</text:p>
          </table:table-cell>
          <table:table-cell office:value-type="float" office:value="187004.000768" calcext:value-type="float">
            <text:p>187004.000768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4-01-01T00:00:00</text:p>
          </table:table-cell>
          <table:table-cell office:value-type="float" office:value="2582013.5" calcext:value-type="float">
            <text:p>2582013.5</text:p>
          </table:table-cell>
          <table:table-cell office:value-type="string" calcext:value-type="string">
            <text:p>2357-03-21T00:00:00</text:p>
          </table:table-cell>
          <table:table-cell office:value-type="float" office:value="2582013.5" calcext:value-type="float">
            <text:p>2582013.5</text:p>
          </table:table-cell>
          <table:table-cell office:value-type="float" office:value="187369.242957" calcext:value-type="float">
            <text:p>187369.242957</text:p>
          </table:table-cell>
          <table:table-cell office:value-type="float" office:value="0.757043" calcext:value-type="float">
            <text:p>0.757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5-01-01T00:00:00</text:p>
          </table:table-cell>
          <table:table-cell office:value-type="float" office:value="2582378.5" calcext:value-type="float">
            <text:p>2582378.5</text:p>
          </table:table-cell>
          <table:table-cell office:value-type="string" calcext:value-type="string">
            <text:p>2358-03-21T00:00:00</text:p>
          </table:table-cell>
          <table:table-cell office:value-type="float" office:value="2582378.5" calcext:value-type="float">
            <text:p>2582378.5</text:p>
          </table:table-cell>
          <table:table-cell office:value-type="float" office:value="187734.485146" calcext:value-type="float">
            <text:p>187734.485146</text:p>
          </table:table-cell>
          <table:table-cell office:value-type="float" office:value="0.514854" calcext:value-type="float">
            <text:p>0.514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6-01-01T00:00:00</text:p>
          </table:table-cell>
          <table:table-cell office:value-type="float" office:value="2582743.5" calcext:value-type="float">
            <text:p>2582743.5</text:p>
          </table:table-cell>
          <table:table-cell office:value-type="string" calcext:value-type="string">
            <text:p>2359-03-21T00:00:00</text:p>
          </table:table-cell>
          <table:table-cell office:value-type="float" office:value="2582743.5" calcext:value-type="float">
            <text:p>2582743.5</text:p>
          </table:table-cell>
          <table:table-cell office:value-type="float" office:value="188099.727335" calcext:value-type="float">
            <text:p>188099.727335</text:p>
          </table:table-cell>
          <table:table-cell office:value-type="float" office:value="0.272665" calcext:value-type="float">
            <text:p>0.2726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7-01-01T00:00:00</text:p>
          </table:table-cell>
          <table:table-cell office:value-type="float" office:value="2583108.5" calcext:value-type="float">
            <text:p>2583108.5</text:p>
          </table:table-cell>
          <table:table-cell office:value-type="string" calcext:value-type="string">
            <text:p>2360-03-21T00:00:00</text:p>
          </table:table-cell>
          <table:table-cell office:value-type="float" office:value="2583109.5" calcext:value-type="float">
            <text:p>2583109.5</text:p>
          </table:table-cell>
          <table:table-cell office:value-type="float" office:value="188464.969524" calcext:value-type="float">
            <text:p>188464.969524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8-01-01T00:00:00</text:p>
          </table:table-cell>
          <table:table-cell office:value-type="float" office:value="2583474.5" calcext:value-type="float">
            <text:p>2583474.5</text:p>
          </table:table-cell>
          <table:table-cell office:value-type="string" calcext:value-type="string">
            <text:p>2361-03-21T00:00:00</text:p>
          </table:table-cell>
          <table:table-cell office:value-type="float" office:value="2583474.5" calcext:value-type="float">
            <text:p>2583474.5</text:p>
          </table:table-cell>
          <table:table-cell office:value-type="float" office:value="188830.211713" calcext:value-type="float">
            <text:p>188830.211713</text:p>
          </table:table-cell>
          <table:table-cell office:value-type="float" office:value="0.788287" calcext:value-type="float">
            <text:p>0.7882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9-01-01T00:00:00</text:p>
          </table:table-cell>
          <table:table-cell office:value-type="float" office:value="2583839.5" calcext:value-type="float">
            <text:p>2583839.5</text:p>
          </table:table-cell>
          <table:table-cell office:value-type="string" calcext:value-type="string">
            <text:p>2362-03-21T00:00:00</text:p>
          </table:table-cell>
          <table:table-cell office:value-type="float" office:value="2583839.5" calcext:value-type="float">
            <text:p>2583839.5</text:p>
          </table:table-cell>
          <table:table-cell office:value-type="float" office:value="189195.453902" calcext:value-type="float">
            <text:p>189195.453902</text:p>
          </table:table-cell>
          <table:table-cell office:value-type="float" office:value="0.546098" calcext:value-type="float">
            <text:p>0.5460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0-01-01T00:00:00</text:p>
          </table:table-cell>
          <table:table-cell office:value-type="float" office:value="2584204.5" calcext:value-type="float">
            <text:p>2584204.5</text:p>
          </table:table-cell>
          <table:table-cell office:value-type="string" calcext:value-type="string">
            <text:p>2363-03-21T00:00:00</text:p>
          </table:table-cell>
          <table:table-cell office:value-type="float" office:value="2584204.5" calcext:value-type="float">
            <text:p>2584204.5</text:p>
          </table:table-cell>
          <table:table-cell office:value-type="float" office:value="189560.696091" calcext:value-type="float">
            <text:p>189560.696091</text:p>
          </table:table-cell>
          <table:table-cell office:value-type="float" office:value="0.303909" calcext:value-type="float">
            <text:p>0.303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1-01-01T00:00:00</text:p>
          </table:table-cell>
          <table:table-cell office:value-type="float" office:value="2584569.5" calcext:value-type="float">
            <text:p>2584569.5</text:p>
          </table:table-cell>
          <table:table-cell office:value-type="string" calcext:value-type="string">
            <text:p>2364-03-20T00:00:00</text:p>
          </table:table-cell>
          <table:table-cell office:value-type="float" office:value="2584569.5" calcext:value-type="float">
            <text:p>2584569.5</text:p>
          </table:table-cell>
          <table:table-cell office:value-type="float" office:value="189925.93828" calcext:value-type="float">
            <text:p>189925.93828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2-01-01T00:00:00</text:p>
          </table:table-cell>
          <table:table-cell office:value-type="float" office:value="2584935.5" calcext:value-type="float">
            <text:p>2584935.5</text:p>
          </table:table-cell>
          <table:table-cell office:value-type="string" calcext:value-type="string">
            <text:p>2365-03-21T00:00:00</text:p>
          </table:table-cell>
          <table:table-cell office:value-type="float" office:value="2584935.5" calcext:value-type="float">
            <text:p>2584935.5</text:p>
          </table:table-cell>
          <table:table-cell office:value-type="float" office:value="190291.180469" calcext:value-type="float">
            <text:p>190291.180469</text:p>
          </table:table-cell>
          <table:table-cell office:value-type="float" office:value="0.819531" calcext:value-type="float">
            <text:p>0.819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3-01-01T00:00:00</text:p>
          </table:table-cell>
          <table:table-cell office:value-type="float" office:value="2585300.5" calcext:value-type="float">
            <text:p>2585300.5</text:p>
          </table:table-cell>
          <table:table-cell office:value-type="string" calcext:value-type="string">
            <text:p>2366-03-21T00:00:00</text:p>
          </table:table-cell>
          <table:table-cell office:value-type="float" office:value="2585300.5" calcext:value-type="float">
            <text:p>2585300.5</text:p>
          </table:table-cell>
          <table:table-cell office:value-type="float" office:value="190656.422658" calcext:value-type="float">
            <text:p>190656.422658</text:p>
          </table:table-cell>
          <table:table-cell office:value-type="float" office:value="0.577342" calcext:value-type="float">
            <text:p>0.577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4-01-01T00:00:00</text:p>
          </table:table-cell>
          <table:table-cell office:value-type="float" office:value="2585665.5" calcext:value-type="float">
            <text:p>2585665.5</text:p>
          </table:table-cell>
          <table:table-cell office:value-type="string" calcext:value-type="string">
            <text:p>2367-03-21T00:00:00</text:p>
          </table:table-cell>
          <table:table-cell office:value-type="float" office:value="2585665.5" calcext:value-type="float">
            <text:p>2585665.5</text:p>
          </table:table-cell>
          <table:table-cell office:value-type="float" office:value="191021.664847" calcext:value-type="float">
            <text:p>191021.664847</text:p>
          </table:table-cell>
          <table:table-cell office:value-type="float" office:value="0.335153" calcext:value-type="float">
            <text:p>0.3351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5-01-01T00:00:00</text:p>
          </table:table-cell>
          <table:table-cell office:value-type="float" office:value="2586030.5" calcext:value-type="float">
            <text:p>2586030.5</text:p>
          </table:table-cell>
          <table:table-cell office:value-type="string" calcext:value-type="string">
            <text:p>2368-03-20T00:00:00</text:p>
          </table:table-cell>
          <table:table-cell office:value-type="float" office:value="2586030.5" calcext:value-type="float">
            <text:p>2586030.5</text:p>
          </table:table-cell>
          <table:table-cell office:value-type="float" office:value="191386.907036" calcext:value-type="float">
            <text:p>191386.907036</text:p>
          </table:table-cell>
          <table:table-cell office:value-type="float" office:value="0.092964" calcext:value-type="float">
            <text:p>0.0929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6-01-01T00:00:00</text:p>
          </table:table-cell>
          <table:table-cell office:value-type="float" office:value="2586396.5" calcext:value-type="float">
            <text:p>2586396.5</text:p>
          </table:table-cell>
          <table:table-cell office:value-type="string" calcext:value-type="string">
            <text:p>2369-03-21T00:00:00</text:p>
          </table:table-cell>
          <table:table-cell office:value-type="float" office:value="2586396.5" calcext:value-type="float">
            <text:p>2586396.5</text:p>
          </table:table-cell>
          <table:table-cell office:value-type="float" office:value="191752.149225" calcext:value-type="float">
            <text:p>191752.149225</text:p>
          </table:table-cell>
          <table:table-cell office:value-type="float" office:value="0.850775" calcext:value-type="float">
            <text:p>0.8507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7-01-01T00:00:00</text:p>
          </table:table-cell>
          <table:table-cell office:value-type="float" office:value="2586761.5" calcext:value-type="float">
            <text:p>2586761.5</text:p>
          </table:table-cell>
          <table:table-cell office:value-type="string" calcext:value-type="string">
            <text:p>2370-03-21T00:00:00</text:p>
          </table:table-cell>
          <table:table-cell office:value-type="float" office:value="2586761.5" calcext:value-type="float">
            <text:p>2586761.5</text:p>
          </table:table-cell>
          <table:table-cell office:value-type="float" office:value="192117.391414" calcext:value-type="float">
            <text:p>192117.391414</text:p>
          </table:table-cell>
          <table:table-cell office:value-type="float" office:value="0.608586" calcext:value-type="float">
            <text:p>0.6085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8-01-01T00:00:00</text:p>
          </table:table-cell>
          <table:table-cell office:value-type="float" office:value="2587126.5" calcext:value-type="float">
            <text:p>2587126.5</text:p>
          </table:table-cell>
          <table:table-cell office:value-type="string" calcext:value-type="string">
            <text:p>2371-03-21T00:00:00</text:p>
          </table:table-cell>
          <table:table-cell office:value-type="float" office:value="2587126.5" calcext:value-type="float">
            <text:p>2587126.5</text:p>
          </table:table-cell>
          <table:table-cell office:value-type="float" office:value="192482.633603" calcext:value-type="float">
            <text:p>192482.633603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9-01-01T00:00:00</text:p>
          </table:table-cell>
          <table:table-cell office:value-type="float" office:value="2587491.5" calcext:value-type="float">
            <text:p>2587491.5</text:p>
          </table:table-cell>
          <table:table-cell office:value-type="string" calcext:value-type="string">
            <text:p>2372-03-20T00:00:00</text:p>
          </table:table-cell>
          <table:table-cell office:value-type="float" office:value="2587491.5" calcext:value-type="float">
            <text:p>2587491.5</text:p>
          </table:table-cell>
          <table:table-cell office:value-type="float" office:value="192847.875792" calcext:value-type="float">
            <text:p>192847.875792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0-01-01T00:00:00</text:p>
          </table:table-cell>
          <table:table-cell office:value-type="float" office:value="2587857.5" calcext:value-type="float">
            <text:p>2587857.5</text:p>
          </table:table-cell>
          <table:table-cell office:value-type="string" calcext:value-type="string">
            <text:p>2373-03-21T00:00:00</text:p>
          </table:table-cell>
          <table:table-cell office:value-type="float" office:value="2587857.5" calcext:value-type="float">
            <text:p>2587857.5</text:p>
          </table:table-cell>
          <table:table-cell office:value-type="float" office:value="193213.117981" calcext:value-type="float">
            <text:p>193213.117981</text:p>
          </table:table-cell>
          <table:table-cell office:value-type="float" office:value="0.882019" calcext:value-type="float">
            <text:p>0.882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1-01-01T00:00:00</text:p>
          </table:table-cell>
          <table:table-cell office:value-type="float" office:value="2588222.5" calcext:value-type="float">
            <text:p>2588222.5</text:p>
          </table:table-cell>
          <table:table-cell office:value-type="string" calcext:value-type="string">
            <text:p>2374-03-21T00:00:00</text:p>
          </table:table-cell>
          <table:table-cell office:value-type="float" office:value="2588222.5" calcext:value-type="float">
            <text:p>2588222.5</text:p>
          </table:table-cell>
          <table:table-cell office:value-type="float" office:value="193578.36017" calcext:value-type="float">
            <text:p>193578.36017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2-01-01T00:00:00</text:p>
          </table:table-cell>
          <table:table-cell office:value-type="float" office:value="2588587.5" calcext:value-type="float">
            <text:p>2588587.5</text:p>
          </table:table-cell>
          <table:table-cell office:value-type="string" calcext:value-type="string">
            <text:p>2375-03-21T00:00:00</text:p>
          </table:table-cell>
          <table:table-cell office:value-type="float" office:value="2588587.5" calcext:value-type="float">
            <text:p>2588587.5</text:p>
          </table:table-cell>
          <table:table-cell office:value-type="float" office:value="193943.602359" calcext:value-type="float">
            <text:p>193943.602359</text:p>
          </table:table-cell>
          <table:table-cell office:value-type="float" office:value="0.397641" calcext:value-type="float">
            <text:p>0.397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3-01-01T00:00:00</text:p>
          </table:table-cell>
          <table:table-cell office:value-type="float" office:value="2588952.5" calcext:value-type="float">
            <text:p>2588952.5</text:p>
          </table:table-cell>
          <table:table-cell office:value-type="string" calcext:value-type="string">
            <text:p>2376-03-20T00:00:00</text:p>
          </table:table-cell>
          <table:table-cell office:value-type="float" office:value="2588952.5" calcext:value-type="float">
            <text:p>2588952.5</text:p>
          </table:table-cell>
          <table:table-cell office:value-type="float" office:value="194308.844548" calcext:value-type="float">
            <text:p>194308.844548</text:p>
          </table:table-cell>
          <table:table-cell office:value-type="float" office:value="0.155452" calcext:value-type="float">
            <text:p>0.1554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4-01-01T00:00:00</text:p>
          </table:table-cell>
          <table:table-cell office:value-type="float" office:value="2589318.5" calcext:value-type="float">
            <text:p>2589318.5</text:p>
          </table:table-cell>
          <table:table-cell office:value-type="string" calcext:value-type="string">
            <text:p>2377-03-21T00:00:00</text:p>
          </table:table-cell>
          <table:table-cell office:value-type="float" office:value="2589318.5" calcext:value-type="float">
            <text:p>2589318.5</text:p>
          </table:table-cell>
          <table:table-cell office:value-type="float" office:value="194674.086737" calcext:value-type="float">
            <text:p>194674.086737</text:p>
          </table:table-cell>
          <table:table-cell office:value-type="float" office:value="0.913263" calcext:value-type="float">
            <text:p>0.913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5-01-01T00:00:00</text:p>
          </table:table-cell>
          <table:table-cell office:value-type="float" office:value="2589683.5" calcext:value-type="float">
            <text:p>2589683.5</text:p>
          </table:table-cell>
          <table:table-cell office:value-type="string" calcext:value-type="string">
            <text:p>2378-03-21T00:00:00</text:p>
          </table:table-cell>
          <table:table-cell office:value-type="float" office:value="2589683.5" calcext:value-type="float">
            <text:p>2589683.5</text:p>
          </table:table-cell>
          <table:table-cell office:value-type="float" office:value="195039.328926" calcext:value-type="float">
            <text:p>195039.328926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6-01-01T00:00:00</text:p>
          </table:table-cell>
          <table:table-cell office:value-type="float" office:value="2590048.5" calcext:value-type="float">
            <text:p>2590048.5</text:p>
          </table:table-cell>
          <table:table-cell office:value-type="string" calcext:value-type="string">
            <text:p>2379-03-21T00:00:00</text:p>
          </table:table-cell>
          <table:table-cell office:value-type="float" office:value="2590048.5" calcext:value-type="float">
            <text:p>2590048.5</text:p>
          </table:table-cell>
          <table:table-cell office:value-type="float" office:value="195404.571115" calcext:value-type="float">
            <text:p>195404.571115</text:p>
          </table:table-cell>
          <table:table-cell office:value-type="float" office:value="0.428885" calcext:value-type="float">
            <text:p>0.4288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7-01-01T00:00:00</text:p>
          </table:table-cell>
          <table:table-cell office:value-type="float" office:value="2590413.5" calcext:value-type="float">
            <text:p>2590413.5</text:p>
          </table:table-cell>
          <table:table-cell office:value-type="string" calcext:value-type="string">
            <text:p>2380-03-20T00:00:00</text:p>
          </table:table-cell>
          <table:table-cell office:value-type="float" office:value="2590413.5" calcext:value-type="float">
            <text:p>2590413.5</text:p>
          </table:table-cell>
          <table:table-cell office:value-type="float" office:value="195769.813304" calcext:value-type="float">
            <text:p>195769.813304</text:p>
          </table:table-cell>
          <table:table-cell office:value-type="float" office:value="0.186696" calcext:value-type="float">
            <text:p>0.1866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8-01-01T00:00:00</text:p>
          </table:table-cell>
          <table:table-cell office:value-type="float" office:value="2590779.5" calcext:value-type="float">
            <text:p>2590779.5</text:p>
          </table:table-cell>
          <table:table-cell office:value-type="string" calcext:value-type="string">
            <text:p>2381-03-21T00:00:00</text:p>
          </table:table-cell>
          <table:table-cell office:value-type="float" office:value="2590779.5" calcext:value-type="float">
            <text:p>2590779.5</text:p>
          </table:table-cell>
          <table:table-cell office:value-type="float" office:value="196135.055493" calcext:value-type="float">
            <text:p>196135.055493</text:p>
          </table:table-cell>
          <table:table-cell office:value-type="float" office:value="0.944507" calcext:value-type="float">
            <text:p>0.9445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9-01-01T00:00:00</text:p>
          </table:table-cell>
          <table:table-cell office:value-type="float" office:value="2591144.5" calcext:value-type="float">
            <text:p>2591144.5</text:p>
          </table:table-cell>
          <table:table-cell office:value-type="string" calcext:value-type="string">
            <text:p>2382-03-21T00:00:00</text:p>
          </table:table-cell>
          <table:table-cell office:value-type="float" office:value="2591144.5" calcext:value-type="float">
            <text:p>2591144.5</text:p>
          </table:table-cell>
          <table:table-cell office:value-type="float" office:value="196500.297682" calcext:value-type="float">
            <text:p>196500.297682</text:p>
          </table:table-cell>
          <table:table-cell office:value-type="float" office:value="0.702318" calcext:value-type="float">
            <text:p>0.702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0-01-01T00:00:00</text:p>
          </table:table-cell>
          <table:table-cell office:value-type="float" office:value="2591509.5" calcext:value-type="float">
            <text:p>2591509.5</text:p>
          </table:table-cell>
          <table:table-cell office:value-type="string" calcext:value-type="string">
            <text:p>2383-03-21T00:00:00</text:p>
          </table:table-cell>
          <table:table-cell office:value-type="float" office:value="2591509.5" calcext:value-type="float">
            <text:p>2591509.5</text:p>
          </table:table-cell>
          <table:table-cell office:value-type="float" office:value="196865.539871" calcext:value-type="float">
            <text:p>196865.539871</text:p>
          </table:table-cell>
          <table:table-cell office:value-type="float" office:value="0.460129" calcext:value-type="float">
            <text:p>0.4601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1-01-01T00:00:00</text:p>
          </table:table-cell>
          <table:table-cell office:value-type="float" office:value="2591874.5" calcext:value-type="float">
            <text:p>2591874.5</text:p>
          </table:table-cell>
          <table:table-cell office:value-type="string" calcext:value-type="string">
            <text:p>2384-03-20T00:00:00</text:p>
          </table:table-cell>
          <table:table-cell office:value-type="float" office:value="2591874.5" calcext:value-type="float">
            <text:p>2591874.5</text:p>
          </table:table-cell>
          <table:table-cell office:value-type="float" office:value="197230.78206" calcext:value-type="float">
            <text:p>197230.78206</text:p>
          </table:table-cell>
          <table:table-cell office:value-type="float" office:value="0.21794" calcext:value-type="float">
            <text:p>0.21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2-01-01T00:00:00</text:p>
          </table:table-cell>
          <table:table-cell office:value-type="float" office:value="2592240.5" calcext:value-type="float">
            <text:p>2592240.5</text:p>
          </table:table-cell>
          <table:table-cell office:value-type="string" calcext:value-type="string">
            <text:p>2385-03-21T00:00:00</text:p>
          </table:table-cell>
          <table:table-cell office:value-type="float" office:value="2592240.5" calcext:value-type="float">
            <text:p>2592240.5</text:p>
          </table:table-cell>
          <table:table-cell office:value-type="float" office:value="197596.024249" calcext:value-type="float">
            <text:p>197596.024249</text:p>
          </table:table-cell>
          <table:table-cell office:value-type="float" office:value="0.975751" calcext:value-type="float">
            <text:p>0.975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3-01-01T00:00:00</text:p>
          </table:table-cell>
          <table:table-cell office:value-type="float" office:value="2592605.5" calcext:value-type="float">
            <text:p>2592605.5</text:p>
          </table:table-cell>
          <table:table-cell office:value-type="string" calcext:value-type="string">
            <text:p>2386-03-21T00:00:00</text:p>
          </table:table-cell>
          <table:table-cell office:value-type="float" office:value="2592605.5" calcext:value-type="float">
            <text:p>2592605.5</text:p>
          </table:table-cell>
          <table:table-cell office:value-type="float" office:value="197961.266438" calcext:value-type="float">
            <text:p>197961.266438</text:p>
          </table:table-cell>
          <table:table-cell office:value-type="float" office:value="0.733562" calcext:value-type="float">
            <text:p>0.7335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4-01-01T00:00:00</text:p>
          </table:table-cell>
          <table:table-cell office:value-type="float" office:value="2592970.5" calcext:value-type="float">
            <text:p>2592970.5</text:p>
          </table:table-cell>
          <table:table-cell office:value-type="string" calcext:value-type="string">
            <text:p>2387-03-21T00:00:00</text:p>
          </table:table-cell>
          <table:table-cell office:value-type="float" office:value="2592970.5" calcext:value-type="float">
            <text:p>2592970.5</text:p>
          </table:table-cell>
          <table:table-cell office:value-type="float" office:value="198326.508627" calcext:value-type="float">
            <text:p>198326.508627</text:p>
          </table:table-cell>
          <table:table-cell office:value-type="float" office:value="0.491373" calcext:value-type="float">
            <text:p>0.4913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5-01-01T00:00:00</text:p>
          </table:table-cell>
          <table:table-cell office:value-type="float" office:value="2593335.5" calcext:value-type="float">
            <text:p>2593335.5</text:p>
          </table:table-cell>
          <table:table-cell office:value-type="string" calcext:value-type="string">
            <text:p>2388-03-20T00:00:00</text:p>
          </table:table-cell>
          <table:table-cell office:value-type="float" office:value="2593335.5" calcext:value-type="float">
            <text:p>2593335.5</text:p>
          </table:table-cell>
          <table:table-cell office:value-type="float" office:value="198691.750816" calcext:value-type="float">
            <text:p>198691.75081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-01-01T00:00:00</text:p>
          </table:table-cell>
          <table:table-cell office:value-type="float" office:value="2593700.5" calcext:value-type="float">
            <text:p>2593700.5</text:p>
          </table:table-cell>
          <table:table-cell office:value-type="string" calcext:value-type="string">
            <text:p>2389-03-21T00:00:00</text:p>
          </table:table-cell>
          <table:table-cell office:value-type="float" office:value="2593701.5" calcext:value-type="float">
            <text:p>2593701.5</text:p>
          </table:table-cell>
          <table:table-cell office:value-type="float" office:value="199056.993005" calcext:value-type="float">
            <text:p>199056.993005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7-01-01T00:00:00</text:p>
          </table:table-cell>
          <table:table-cell office:value-type="float" office:value="2594066.5" calcext:value-type="float">
            <text:p>2594066.5</text:p>
          </table:table-cell>
          <table:table-cell office:value-type="string" calcext:value-type="string">
            <text:p>2390-03-21T00:00:00</text:p>
          </table:table-cell>
          <table:table-cell office:value-type="float" office:value="2594066.5" calcext:value-type="float">
            <text:p>2594066.5</text:p>
          </table:table-cell>
          <table:table-cell office:value-type="float" office:value="199422.235194" calcext:value-type="float">
            <text:p>199422.235194</text:p>
          </table:table-cell>
          <table:table-cell office:value-type="float" office:value="0.764806" calcext:value-type="float">
            <text:p>0.7648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8-01-01T00:00:00</text:p>
          </table:table-cell>
          <table:table-cell office:value-type="float" office:value="2594431.5" calcext:value-type="float">
            <text:p>2594431.5</text:p>
          </table:table-cell>
          <table:table-cell office:value-type="string" calcext:value-type="string">
            <text:p>2391-03-21T00:00:00</text:p>
          </table:table-cell>
          <table:table-cell office:value-type="float" office:value="2594431.5" calcext:value-type="float">
            <text:p>2594431.5</text:p>
          </table:table-cell>
          <table:table-cell office:value-type="float" office:value="199787.477383" calcext:value-type="float">
            <text:p>199787.477383</text:p>
          </table:table-cell>
          <table:table-cell office:value-type="float" office:value="0.522617" calcext:value-type="float">
            <text:p>0.5226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9-01-01T00:00:00</text:p>
          </table:table-cell>
          <table:table-cell office:value-type="float" office:value="2594796.5" calcext:value-type="float">
            <text:p>2594796.5</text:p>
          </table:table-cell>
          <table:table-cell office:value-type="string" calcext:value-type="string">
            <text:p>2392-03-20T00:00:00</text:p>
          </table:table-cell>
          <table:table-cell office:value-type="float" office:value="2594796.5" calcext:value-type="float">
            <text:p>2594796.5</text:p>
          </table:table-cell>
          <table:table-cell office:value-type="float" office:value="200152.719572" calcext:value-type="float">
            <text:p>200152.719572</text:p>
          </table:table-cell>
          <table:table-cell office:value-type="float" office:value="0.280428" calcext:value-type="float">
            <text:p>0.280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0-01-01T00:00:00</text:p>
          </table:table-cell>
          <table:table-cell office:value-type="float" office:value="2595161.5" calcext:value-type="float">
            <text:p>2595161.5</text:p>
          </table:table-cell>
          <table:table-cell office:value-type="string" calcext:value-type="string">
            <text:p>2393-03-21T00:00:00</text:p>
          </table:table-cell>
          <table:table-cell office:value-type="float" office:value="2595162.5" calcext:value-type="float">
            <text:p>2595162.5</text:p>
          </table:table-cell>
          <table:table-cell office:value-type="float" office:value="200517.961761" calcext:value-type="float">
            <text:p>200517.961761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1-01-01T00:00:00</text:p>
          </table:table-cell>
          <table:table-cell office:value-type="float" office:value="2595527.5" calcext:value-type="float">
            <text:p>2595527.5</text:p>
          </table:table-cell>
          <table:table-cell office:value-type="string" calcext:value-type="string">
            <text:p>2394-03-21T00:00:00</text:p>
          </table:table-cell>
          <table:table-cell office:value-type="float" office:value="2595527.5" calcext:value-type="float">
            <text:p>2595527.5</text:p>
          </table:table-cell>
          <table:table-cell office:value-type="float" office:value="200883.20395" calcext:value-type="float">
            <text:p>200883.20395</text:p>
          </table:table-cell>
          <table:table-cell office:value-type="float" office:value="0.79605" calcext:value-type="float">
            <text:p>0.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2-01-01T00:00:00</text:p>
          </table:table-cell>
          <table:table-cell office:value-type="float" office:value="2595892.5" calcext:value-type="float">
            <text:p>2595892.5</text:p>
          </table:table-cell>
          <table:table-cell office:value-type="string" calcext:value-type="string">
            <text:p>2395-03-21T00:00:00</text:p>
          </table:table-cell>
          <table:table-cell office:value-type="float" office:value="2595892.5" calcext:value-type="float">
            <text:p>2595892.5</text:p>
          </table:table-cell>
          <table:table-cell office:value-type="float" office:value="201248.446139" calcext:value-type="float">
            <text:p>201248.446139</text:p>
          </table:table-cell>
          <table:table-cell office:value-type="float" office:value="0.553861" calcext:value-type="float">
            <text:p>0.5538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3-01-01T00:00:00</text:p>
          </table:table-cell>
          <table:table-cell office:value-type="float" office:value="2596257.5" calcext:value-type="float">
            <text:p>2596257.5</text:p>
          </table:table-cell>
          <table:table-cell office:value-type="string" calcext:value-type="string">
            <text:p>2396-03-20T00:00:00</text:p>
          </table:table-cell>
          <table:table-cell office:value-type="float" office:value="2596257.5" calcext:value-type="float">
            <text:p>2596257.5</text:p>
          </table:table-cell>
          <table:table-cell office:value-type="float" office:value="201613.688328" calcext:value-type="float">
            <text:p>201613.688328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4-01-01T00:00:00</text:p>
          </table:table-cell>
          <table:table-cell office:value-type="float" office:value="2596622.5" calcext:value-type="float">
            <text:p>2596622.5</text:p>
          </table:table-cell>
          <table:table-cell office:value-type="string" calcext:value-type="string">
            <text:p>2397-03-20T00:00:00</text:p>
          </table:table-cell>
          <table:table-cell office:value-type="float" office:value="2596622.5" calcext:value-type="float">
            <text:p>2596622.5</text:p>
          </table:table-cell>
          <table:table-cell office:value-type="float" office:value="201978.930517" calcext:value-type="float">
            <text:p>201978.930517</text:p>
          </table:table-cell>
          <table:table-cell office:value-type="float" office:value="0.069483" calcext:value-type="float">
            <text:p>0.069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5-01-01T00:00:00</text:p>
          </table:table-cell>
          <table:table-cell office:value-type="float" office:value="2596988.5" calcext:value-type="float">
            <text:p>2596988.5</text:p>
          </table:table-cell>
          <table:table-cell office:value-type="string" calcext:value-type="string">
            <text:p>2398-03-21T00:00:00</text:p>
          </table:table-cell>
          <table:table-cell office:value-type="float" office:value="2596988.5" calcext:value-type="float">
            <text:p>2596988.5</text:p>
          </table:table-cell>
          <table:table-cell office:value-type="float" office:value="202344.172706" calcext:value-type="float">
            <text:p>202344.172706</text:p>
          </table:table-cell>
          <table:table-cell office:value-type="float" office:value="0.827294" calcext:value-type="float">
            <text:p>0.827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6-01-01T00:00:00</text:p>
          </table:table-cell>
          <table:table-cell office:value-type="float" office:value="2597353.5" calcext:value-type="float">
            <text:p>2597353.5</text:p>
          </table:table-cell>
          <table:table-cell office:value-type="string" calcext:value-type="string">
            <text:p>2399-03-21T00:00:00</text:p>
          </table:table-cell>
          <table:table-cell office:value-type="float" office:value="2597353.5" calcext:value-type="float">
            <text:p>2597353.5</text:p>
          </table:table-cell>
          <table:table-cell office:value-type="float" office:value="202709.414895" calcext:value-type="float">
            <text:p>202709.414895</text:p>
          </table:table-cell>
          <table:table-cell office:value-type="float" office:value="0.585105" calcext:value-type="float">
            <text:p>0.585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7-01-01T00:00:00</text:p>
          </table:table-cell>
          <table:table-cell office:value-type="float" office:value="2597718.5" calcext:value-type="float">
            <text:p>2597718.5</text:p>
          </table:table-cell>
          <table:table-cell office:value-type="string" calcext:value-type="string">
            <text:p>2400-03-20T00:00:00</text:p>
          </table:table-cell>
          <table:table-cell office:value-type="float" office:value="2597718.5" calcext:value-type="float">
            <text:p>2597718.5</text:p>
          </table:table-cell>
          <table:table-cell office:value-type="float" office:value="203074.657084" calcext:value-type="float">
            <text:p>203074.657084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8-01-01T00:00:00</text:p>
          </table:table-cell>
          <table:table-cell office:value-type="float" office:value="2598083.5" calcext:value-type="float">
            <text:p>2598083.5</text:p>
          </table:table-cell>
          <table:table-cell office:value-type="string" calcext:value-type="string">
            <text:p>2401-03-20T00:00:00</text:p>
          </table:table-cell>
          <table:table-cell office:value-type="float" office:value="2598083.5" calcext:value-type="float">
            <text:p>2598083.5</text:p>
          </table:table-cell>
          <table:table-cell office:value-type="float" office:value="203439.899273" calcext:value-type="float">
            <text:p>203439.899273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9-01-01T00:00:00</text:p>
          </table:table-cell>
          <table:table-cell office:value-type="float" office:value="2598449.5" calcext:value-type="float">
            <text:p>2598449.5</text:p>
          </table:table-cell>
          <table:table-cell office:value-type="string" calcext:value-type="string">
            <text:p>2402-03-21T00:00:00</text:p>
          </table:table-cell>
          <table:table-cell office:value-type="float" office:value="2598449.5" calcext:value-type="float">
            <text:p>2598449.5</text:p>
          </table:table-cell>
          <table:table-cell office:value-type="float" office:value="203805.141462" calcext:value-type="float">
            <text:p>203805.141462</text:p>
          </table:table-cell>
          <table:table-cell office:value-type="float" office:value="0.858538" calcext:value-type="float">
            <text:p>0.8585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0-01-01T00:00:00</text:p>
          </table:table-cell>
          <table:table-cell office:value-type="float" office:value="2598814.5" calcext:value-type="float">
            <text:p>2598814.5</text:p>
          </table:table-cell>
          <table:table-cell office:value-type="string" calcext:value-type="string">
            <text:p>2403-03-21T00:00:00</text:p>
          </table:table-cell>
          <table:table-cell office:value-type="float" office:value="2598814.5" calcext:value-type="float">
            <text:p>2598814.5</text:p>
          </table:table-cell>
          <table:table-cell office:value-type="float" office:value="204170.383651" calcext:value-type="float">
            <text:p>204170.383651</text:p>
          </table:table-cell>
          <table:table-cell office:value-type="float" office:value="0.616349" calcext:value-type="float">
            <text:p>0.616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1-01-01T00:00:00</text:p>
          </table:table-cell>
          <table:table-cell office:value-type="float" office:value="2599179.5" calcext:value-type="float">
            <text:p>2599179.5</text:p>
          </table:table-cell>
          <table:table-cell office:value-type="string" calcext:value-type="string">
            <text:p>2404-03-20T00:00:00</text:p>
          </table:table-cell>
          <table:table-cell office:value-type="float" office:value="2599179.5" calcext:value-type="float">
            <text:p>2599179.5</text:p>
          </table:table-cell>
          <table:table-cell office:value-type="float" office:value="204535.62584" calcext:value-type="float">
            <text:p>204535.62584</text:p>
          </table:table-cell>
          <table:table-cell office:value-type="float" office:value="0.37416" calcext:value-type="float">
            <text:p>0.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2-01-01T00:00:00</text:p>
          </table:table-cell>
          <table:table-cell office:value-type="float" office:value="2599544.5" calcext:value-type="float">
            <text:p>2599544.5</text:p>
          </table:table-cell>
          <table:table-cell office:value-type="string" calcext:value-type="string">
            <text:p>2405-03-20T00:00:00</text:p>
          </table:table-cell>
          <table:table-cell office:value-type="float" office:value="2599544.5" calcext:value-type="float">
            <text:p>2599544.5</text:p>
          </table:table-cell>
          <table:table-cell office:value-type="float" office:value="204900.868029" calcext:value-type="float">
            <text:p>204900.868029</text:p>
          </table:table-cell>
          <table:table-cell office:value-type="float" office:value="0.131971" calcext:value-type="float">
            <text:p>0.1319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3-01-01T00:00:00</text:p>
          </table:table-cell>
          <table:table-cell office:value-type="float" office:value="2599910.5" calcext:value-type="float">
            <text:p>2599910.5</text:p>
          </table:table-cell>
          <table:table-cell office:value-type="string" calcext:value-type="string">
            <text:p>2406-03-21T00:00:00</text:p>
          </table:table-cell>
          <table:table-cell office:value-type="float" office:value="2599910.5" calcext:value-type="float">
            <text:p>2599910.5</text:p>
          </table:table-cell>
          <table:table-cell office:value-type="float" office:value="205266.110218" calcext:value-type="float">
            <text:p>205266.110218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4-01-01T00:00:00</text:p>
          </table:table-cell>
          <table:table-cell office:value-type="float" office:value="2600275.5" calcext:value-type="float">
            <text:p>2600275.5</text:p>
          </table:table-cell>
          <table:table-cell office:value-type="string" calcext:value-type="string">
            <text:p>2407-03-21T00:00:00</text:p>
          </table:table-cell>
          <table:table-cell office:value-type="float" office:value="2600275.5" calcext:value-type="float">
            <text:p>2600275.5</text:p>
          </table:table-cell>
          <table:table-cell office:value-type="float" office:value="205631.352407" calcext:value-type="float">
            <text:p>205631.352407</text:p>
          </table:table-cell>
          <table:table-cell office:value-type="float" office:value="0.647593" calcext:value-type="float">
            <text:p>0.6475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5-01-01T00:00:00</text:p>
          </table:table-cell>
          <table:table-cell office:value-type="float" office:value="2600640.5" calcext:value-type="float">
            <text:p>2600640.5</text:p>
          </table:table-cell>
          <table:table-cell office:value-type="string" calcext:value-type="string">
            <text:p>2408-03-20T00:00:00</text:p>
          </table:table-cell>
          <table:table-cell office:value-type="float" office:value="2600640.5" calcext:value-type="float">
            <text:p>2600640.5</text:p>
          </table:table-cell>
          <table:table-cell office:value-type="float" office:value="205996.594596" calcext:value-type="float">
            <text:p>205996.594596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6-01-01T00:00:00</text:p>
          </table:table-cell>
          <table:table-cell office:value-type="float" office:value="2601005.5" calcext:value-type="float">
            <text:p>2601005.5</text:p>
          </table:table-cell>
          <table:table-cell office:value-type="string" calcext:value-type="string">
            <text:p>2409-03-20T00:00:00</text:p>
          </table:table-cell>
          <table:table-cell office:value-type="float" office:value="2601005.5" calcext:value-type="float">
            <text:p>2601005.5</text:p>
          </table:table-cell>
          <table:table-cell office:value-type="float" office:value="206361.836785" calcext:value-type="float">
            <text:p>206361.836785</text:p>
          </table:table-cell>
          <table:table-cell office:value-type="float" office:value="0.163215" calcext:value-type="float">
            <text:p>0.1632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7-01-01T00:00:00</text:p>
          </table:table-cell>
          <table:table-cell office:value-type="float" office:value="2601371.5" calcext:value-type="float">
            <text:p>2601371.5</text:p>
          </table:table-cell>
          <table:table-cell office:value-type="string" calcext:value-type="string">
            <text:p>2410-03-21T00:00:00</text:p>
          </table:table-cell>
          <table:table-cell office:value-type="float" office:value="2601371.5" calcext:value-type="float">
            <text:p>2601371.5</text:p>
          </table:table-cell>
          <table:table-cell office:value-type="float" office:value="206727.078974" calcext:value-type="float">
            <text:p>206727.078974</text:p>
          </table:table-cell>
          <table:table-cell office:value-type="float" office:value="0.921026" calcext:value-type="float">
            <text:p>0.921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8-01-01T00:00:00</text:p>
          </table:table-cell>
          <table:table-cell office:value-type="float" office:value="2601736.5" calcext:value-type="float">
            <text:p>2601736.5</text:p>
          </table:table-cell>
          <table:table-cell office:value-type="string" calcext:value-type="string">
            <text:p>2411-03-21T00:00:00</text:p>
          </table:table-cell>
          <table:table-cell office:value-type="float" office:value="2601736.5" calcext:value-type="float">
            <text:p>2601736.5</text:p>
          </table:table-cell>
          <table:table-cell office:value-type="float" office:value="207092.321163" calcext:value-type="float">
            <text:p>207092.321163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9-01-01T00:00:00</text:p>
          </table:table-cell>
          <table:table-cell office:value-type="float" office:value="2602101.5" calcext:value-type="float">
            <text:p>2602101.5</text:p>
          </table:table-cell>
          <table:table-cell office:value-type="string" calcext:value-type="string">
            <text:p>2412-03-20T00:00:00</text:p>
          </table:table-cell>
          <table:table-cell office:value-type="float" office:value="2602101.5" calcext:value-type="float">
            <text:p>2602101.5</text:p>
          </table:table-cell>
          <table:table-cell office:value-type="float" office:value="207457.563352" calcext:value-type="float">
            <text:p>207457.563352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0-01-01T00:00:00</text:p>
          </table:table-cell>
          <table:table-cell office:value-type="float" office:value="2602466.5" calcext:value-type="float">
            <text:p>2602466.5</text:p>
          </table:table-cell>
          <table:table-cell office:value-type="string" calcext:value-type="string">
            <text:p>2413-03-20T00:00:00</text:p>
          </table:table-cell>
          <table:table-cell office:value-type="float" office:value="2602466.5" calcext:value-type="float">
            <text:p>2602466.5</text:p>
          </table:table-cell>
          <table:table-cell office:value-type="float" office:value="207822.805541" calcext:value-type="float">
            <text:p>207822.805541</text:p>
          </table:table-cell>
          <table:table-cell office:value-type="float" office:value="0.194459" calcext:value-type="float">
            <text:p>0.194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1-01-01T00:00:00</text:p>
          </table:table-cell>
          <table:table-cell office:value-type="float" office:value="2602832.5" calcext:value-type="float">
            <text:p>2602832.5</text:p>
          </table:table-cell>
          <table:table-cell office:value-type="string" calcext:value-type="string">
            <text:p>2414-03-21T00:00:00</text:p>
          </table:table-cell>
          <table:table-cell office:value-type="float" office:value="2602832.5" calcext:value-type="float">
            <text:p>2602832.5</text:p>
          </table:table-cell>
          <table:table-cell office:value-type="float" office:value="208188.04773" calcext:value-type="float">
            <text:p>208188.04773</text:p>
          </table:table-cell>
          <table:table-cell office:value-type="float" office:value="0.95227" calcext:value-type="float">
            <text:p>0.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2-01-01T00:00:00</text:p>
          </table:table-cell>
          <table:table-cell office:value-type="float" office:value="2603197.5" calcext:value-type="float">
            <text:p>2603197.5</text:p>
          </table:table-cell>
          <table:table-cell office:value-type="string" calcext:value-type="string">
            <text:p>2415-03-21T00:00:00</text:p>
          </table:table-cell>
          <table:table-cell office:value-type="float" office:value="2603197.5" calcext:value-type="float">
            <text:p>2603197.5</text:p>
          </table:table-cell>
          <table:table-cell office:value-type="float" office:value="208553.289919" calcext:value-type="float">
            <text:p>208553.289919</text:p>
          </table:table-cell>
          <table:table-cell office:value-type="float" office:value="0.710081" calcext:value-type="float">
            <text:p>0.7100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3-01-01T00:00:00</text:p>
          </table:table-cell>
          <table:table-cell office:value-type="float" office:value="2603562.5" calcext:value-type="float">
            <text:p>2603562.5</text:p>
          </table:table-cell>
          <table:table-cell office:value-type="string" calcext:value-type="string">
            <text:p>2416-03-20T00:00:00</text:p>
          </table:table-cell>
          <table:table-cell office:value-type="float" office:value="2603562.5" calcext:value-type="float">
            <text:p>2603562.5</text:p>
          </table:table-cell>
          <table:table-cell office:value-type="float" office:value="208918.532108" calcext:value-type="float">
            <text:p>208918.532108</text:p>
          </table:table-cell>
          <table:table-cell office:value-type="float" office:value="0.467892" calcext:value-type="float">
            <text:p>0.4678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4-01-01T00:00:00</text:p>
          </table:table-cell>
          <table:table-cell office:value-type="float" office:value="2603927.5" calcext:value-type="float">
            <text:p>2603927.5</text:p>
          </table:table-cell>
          <table:table-cell office:value-type="string" calcext:value-type="string">
            <text:p>2417-03-20T00:00:00</text:p>
          </table:table-cell>
          <table:table-cell office:value-type="float" office:value="2603927.5" calcext:value-type="float">
            <text:p>2603927.5</text:p>
          </table:table-cell>
          <table:table-cell office:value-type="float" office:value="209283.774297" calcext:value-type="float">
            <text:p>209283.774297</text:p>
          </table:table-cell>
          <table:table-cell office:value-type="float" office:value="0.225703" calcext:value-type="float">
            <text:p>0.2257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5-01-01T00:00:00</text:p>
          </table:table-cell>
          <table:table-cell office:value-type="float" office:value="2604293.5" calcext:value-type="float">
            <text:p>2604293.5</text:p>
          </table:table-cell>
          <table:table-cell office:value-type="string" calcext:value-type="string">
            <text:p>2418-03-21T00:00:00</text:p>
          </table:table-cell>
          <table:table-cell office:value-type="float" office:value="2604293.5" calcext:value-type="float">
            <text:p>2604293.5</text:p>
          </table:table-cell>
          <table:table-cell office:value-type="float" office:value="209649.016486" calcext:value-type="float">
            <text:p>209649.016486</text:p>
          </table:table-cell>
          <table:table-cell office:value-type="float" office:value="0.983514" calcext:value-type="float">
            <text:p>0.9835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6-01-01T00:00:00</text:p>
          </table:table-cell>
          <table:table-cell office:value-type="float" office:value="2604658.5" calcext:value-type="float">
            <text:p>2604658.5</text:p>
          </table:table-cell>
          <table:table-cell office:value-type="string" calcext:value-type="string">
            <text:p>2419-03-21T00:00:00</text:p>
          </table:table-cell>
          <table:table-cell office:value-type="float" office:value="2604658.5" calcext:value-type="float">
            <text:p>2604658.5</text:p>
          </table:table-cell>
          <table:table-cell office:value-type="float" office:value="210014.258675" calcext:value-type="float">
            <text:p>210014.258675</text:p>
          </table:table-cell>
          <table:table-cell office:value-type="float" office:value="0.741325" calcext:value-type="float">
            <text:p>0.74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7-01-01T00:00:00</text:p>
          </table:table-cell>
          <table:table-cell office:value-type="float" office:value="2605023.5" calcext:value-type="float">
            <text:p>2605023.5</text:p>
          </table:table-cell>
          <table:table-cell office:value-type="string" calcext:value-type="string">
            <text:p>2420-03-20T00:00:00</text:p>
          </table:table-cell>
          <table:table-cell office:value-type="float" office:value="2605023.5" calcext:value-type="float">
            <text:p>2605023.5</text:p>
          </table:table-cell>
          <table:table-cell office:value-type="float" office:value="210379.500864" calcext:value-type="float">
            <text:p>210379.500864</text:p>
          </table:table-cell>
          <table:table-cell office:value-type="float" office:value="0.499136" calcext:value-type="float">
            <text:p>0.4991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8-01-01T00:00:00</text:p>
          </table:table-cell>
          <table:table-cell office:value-type="float" office:value="2605388.5" calcext:value-type="float">
            <text:p>2605388.5</text:p>
          </table:table-cell>
          <table:table-cell office:value-type="string" calcext:value-type="string">
            <text:p>2421-03-20T00:00:00</text:p>
          </table:table-cell>
          <table:table-cell office:value-type="float" office:value="2605388.5" calcext:value-type="float">
            <text:p>2605388.5</text:p>
          </table:table-cell>
          <table:table-cell office:value-type="float" office:value="210744.743053" calcext:value-type="float">
            <text:p>210744.74305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9-01-01T00:00:00</text:p>
          </table:table-cell>
          <table:table-cell office:value-type="float" office:value="2605753.5" calcext:value-type="float">
            <text:p>2605753.5</text:p>
          </table:table-cell>
          <table:table-cell office:value-type="string" calcext:value-type="string">
            <text:p>2422-03-21T00:00:00</text:p>
          </table:table-cell>
          <table:table-cell office:value-type="float" office:value="2605754.5" calcext:value-type="float">
            <text:p>2605754.5</text:p>
          </table:table-cell>
          <table:table-cell office:value-type="float" office:value="211109.985242" calcext:value-type="float">
            <text:p>211109.985242</text:p>
          </table:table-cell>
          <table:table-cell office:value-type="float" office:value="0.014758" calcext:value-type="float">
            <text:p>0.0147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0-01-01T00:00:00</text:p>
          </table:table-cell>
          <table:table-cell office:value-type="float" office:value="2606119.5" calcext:value-type="float">
            <text:p>2606119.5</text:p>
          </table:table-cell>
          <table:table-cell office:value-type="string" calcext:value-type="string">
            <text:p>2423-03-21T00:00:00</text:p>
          </table:table-cell>
          <table:table-cell office:value-type="float" office:value="2606119.5" calcext:value-type="float">
            <text:p>2606119.5</text:p>
          </table:table-cell>
          <table:table-cell office:value-type="float" office:value="211475.227431" calcext:value-type="float">
            <text:p>211475.227431</text:p>
          </table:table-cell>
          <table:table-cell office:value-type="float" office:value="0.772569" calcext:value-type="float">
            <text:p>0.7725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1-01-01T00:00:00</text:p>
          </table:table-cell>
          <table:table-cell office:value-type="float" office:value="2606484.5" calcext:value-type="float">
            <text:p>2606484.5</text:p>
          </table:table-cell>
          <table:table-cell office:value-type="string" calcext:value-type="string">
            <text:p>2424-03-20T00:00:00</text:p>
          </table:table-cell>
          <table:table-cell office:value-type="float" office:value="2606484.5" calcext:value-type="float">
            <text:p>2606484.5</text:p>
          </table:table-cell>
          <table:table-cell office:value-type="float" office:value="211840.46962" calcext:value-type="float">
            <text:p>211840.46962</text:p>
          </table:table-cell>
          <table:table-cell office:value-type="float" office:value="0.53038" calcext:value-type="float">
            <text:p>0.53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2-01-01T00:00:00</text:p>
          </table:table-cell>
          <table:table-cell office:value-type="float" office:value="2606849.5" calcext:value-type="float">
            <text:p>2606849.5</text:p>
          </table:table-cell>
          <table:table-cell office:value-type="string" calcext:value-type="string">
            <text:p>2425-03-20T00:00:00</text:p>
          </table:table-cell>
          <table:table-cell office:value-type="float" office:value="2606849.5" calcext:value-type="float">
            <text:p>2606849.5</text:p>
          </table:table-cell>
          <table:table-cell office:value-type="float" office:value="212205.711809" calcext:value-type="float">
            <text:p>212205.711809</text:p>
          </table:table-cell>
          <table:table-cell office:value-type="float" office:value="0.288191" calcext:value-type="float">
            <text:p>0.2881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3-01-01T00:00:00</text:p>
          </table:table-cell>
          <table:table-cell office:value-type="float" office:value="2607214.5" calcext:value-type="float">
            <text:p>2607214.5</text:p>
          </table:table-cell>
          <table:table-cell office:value-type="string" calcext:value-type="string">
            <text:p>2426-03-21T00:00:00</text:p>
          </table:table-cell>
          <table:table-cell office:value-type="float" office:value="2607215.5" calcext:value-type="float">
            <text:p>2607215.5</text:p>
          </table:table-cell>
          <table:table-cell office:value-type="float" office:value="212570.953998" calcext:value-type="float">
            <text:p>212570.953998</text:p>
          </table:table-cell>
          <table:table-cell office:value-type="float" office:value="0.046002" calcext:value-type="float">
            <text:p>0.0460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4-01-01T00:00:00</text:p>
          </table:table-cell>
          <table:table-cell office:value-type="float" office:value="2607580.5" calcext:value-type="float">
            <text:p>2607580.5</text:p>
          </table:table-cell>
          <table:table-cell office:value-type="string" calcext:value-type="string">
            <text:p>2427-03-21T00:00:00</text:p>
          </table:table-cell>
          <table:table-cell office:value-type="float" office:value="2607580.5" calcext:value-type="float">
            <text:p>2607580.5</text:p>
          </table:table-cell>
          <table:table-cell office:value-type="float" office:value="212936.196187" calcext:value-type="float">
            <text:p>212936.196187</text:p>
          </table:table-cell>
          <table:table-cell office:value-type="float" office:value="0.803813" calcext:value-type="float">
            <text:p>0.8038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5-01-01T00:00:00</text:p>
          </table:table-cell>
          <table:table-cell office:value-type="float" office:value="2607945.5" calcext:value-type="float">
            <text:p>2607945.5</text:p>
          </table:table-cell>
          <table:table-cell office:value-type="string" calcext:value-type="string">
            <text:p>2428-03-20T00:00:00</text:p>
          </table:table-cell>
          <table:table-cell office:value-type="float" office:value="2607945.5" calcext:value-type="float">
            <text:p>2607945.5</text:p>
          </table:table-cell>
          <table:table-cell office:value-type="float" office:value="213301.438376" calcext:value-type="float">
            <text:p>213301.438376</text:p>
          </table:table-cell>
          <table:table-cell office:value-type="float" office:value="0.561624" calcext:value-type="float">
            <text:p>0.561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6-01-01T00:00:00</text:p>
          </table:table-cell>
          <table:table-cell office:value-type="float" office:value="2608310.5" calcext:value-type="float">
            <text:p>2608310.5</text:p>
          </table:table-cell>
          <table:table-cell office:value-type="string" calcext:value-type="string">
            <text:p>2429-03-20T00:00:00</text:p>
          </table:table-cell>
          <table:table-cell office:value-type="float" office:value="2608310.5" calcext:value-type="float">
            <text:p>2608310.5</text:p>
          </table:table-cell>
          <table:table-cell office:value-type="float" office:value="213666.680565" calcext:value-type="float">
            <text:p>213666.680565</text:p>
          </table:table-cell>
          <table:table-cell office:value-type="float" office:value="0.319435" calcext:value-type="float">
            <text:p>0.3194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7-01-01T00:00:00</text:p>
          </table:table-cell>
          <table:table-cell office:value-type="float" office:value="2608675.5" calcext:value-type="float">
            <text:p>2608675.5</text:p>
          </table:table-cell>
          <table:table-cell office:value-type="string" calcext:value-type="string">
            <text:p>2430-03-20T00:00:00</text:p>
          </table:table-cell>
          <table:table-cell office:value-type="float" office:value="2608675.5" calcext:value-type="float">
            <text:p>2608675.5</text:p>
          </table:table-cell>
          <table:table-cell office:value-type="float" office:value="214031.922754" calcext:value-type="float">
            <text:p>214031.922754</text:p>
          </table:table-cell>
          <table:table-cell office:value-type="float" office:value="0.077246" calcext:value-type="float">
            <text:p>0.0772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8-01-01T00:00:00</text:p>
          </table:table-cell>
          <table:table-cell office:value-type="float" office:value="2609041.5" calcext:value-type="float">
            <text:p>2609041.5</text:p>
          </table:table-cell>
          <table:table-cell office:value-type="string" calcext:value-type="string">
            <text:p>2431-03-21T00:00:00</text:p>
          </table:table-cell>
          <table:table-cell office:value-type="float" office:value="2609041.5" calcext:value-type="float">
            <text:p>2609041.5</text:p>
          </table:table-cell>
          <table:table-cell office:value-type="float" office:value="214397.164943" calcext:value-type="float">
            <text:p>214397.164943</text:p>
          </table:table-cell>
          <table:table-cell office:value-type="float" office:value="0.835057" calcext:value-type="float">
            <text:p>0.8350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9-01-01T00:00:00</text:p>
          </table:table-cell>
          <table:table-cell office:value-type="float" office:value="2609406.5" calcext:value-type="float">
            <text:p>2609406.5</text:p>
          </table:table-cell>
          <table:table-cell office:value-type="string" calcext:value-type="string">
            <text:p>2432-03-20T00:00:00</text:p>
          </table:table-cell>
          <table:table-cell office:value-type="float" office:value="2609406.5" calcext:value-type="float">
            <text:p>2609406.5</text:p>
          </table:table-cell>
          <table:table-cell office:value-type="float" office:value="214762.407132" calcext:value-type="float">
            <text:p>214762.407132</text:p>
          </table:table-cell>
          <table:table-cell office:value-type="float" office:value="0.592868" calcext:value-type="float">
            <text:p>0.592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0-01-01T00:00:00</text:p>
          </table:table-cell>
          <table:table-cell office:value-type="float" office:value="2609771.5" calcext:value-type="float">
            <text:p>2609771.5</text:p>
          </table:table-cell>
          <table:table-cell office:value-type="string" calcext:value-type="string">
            <text:p>2433-03-20T00:00:00</text:p>
          </table:table-cell>
          <table:table-cell office:value-type="float" office:value="2609771.5" calcext:value-type="float">
            <text:p>2609771.5</text:p>
          </table:table-cell>
          <table:table-cell office:value-type="float" office:value="215127.649321" calcext:value-type="float">
            <text:p>215127.649321</text:p>
          </table:table-cell>
          <table:table-cell office:value-type="float" office:value="0.350679" calcext:value-type="float">
            <text:p>0.3506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1-01-01T00:00:00</text:p>
          </table:table-cell>
          <table:table-cell office:value-type="float" office:value="2610136.5" calcext:value-type="float">
            <text:p>2610136.5</text:p>
          </table:table-cell>
          <table:table-cell office:value-type="string" calcext:value-type="string">
            <text:p>2434-03-20T00:00:00</text:p>
          </table:table-cell>
          <table:table-cell office:value-type="float" office:value="2610136.5" calcext:value-type="float">
            <text:p>2610136.5</text:p>
          </table:table-cell>
          <table:table-cell office:value-type="float" office:value="215492.89151" calcext:value-type="float">
            <text:p>215492.89151</text:p>
          </table:table-cell>
          <table:table-cell office:value-type="float" office:value="0.10849" calcext:value-type="float">
            <text:p>0.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2-01-01T00:00:00</text:p>
          </table:table-cell>
          <table:table-cell office:value-type="float" office:value="2610502.5" calcext:value-type="float">
            <text:p>2610502.5</text:p>
          </table:table-cell>
          <table:table-cell office:value-type="string" calcext:value-type="string">
            <text:p>2435-03-21T00:00:00</text:p>
          </table:table-cell>
          <table:table-cell office:value-type="float" office:value="2610502.5" calcext:value-type="float">
            <text:p>2610502.5</text:p>
          </table:table-cell>
          <table:table-cell office:value-type="float" office:value="215858.133699" calcext:value-type="float">
            <text:p>215858.133699</text:p>
          </table:table-cell>
          <table:table-cell office:value-type="float" office:value="0.866301" calcext:value-type="float">
            <text:p>0.866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3-01-01T00:00:00</text:p>
          </table:table-cell>
          <table:table-cell office:value-type="float" office:value="2610867.5" calcext:value-type="float">
            <text:p>2610867.5</text:p>
          </table:table-cell>
          <table:table-cell office:value-type="string" calcext:value-type="string">
            <text:p>2436-03-20T00:00:00</text:p>
          </table:table-cell>
          <table:table-cell office:value-type="float" office:value="2610867.5" calcext:value-type="float">
            <text:p>2610867.5</text:p>
          </table:table-cell>
          <table:table-cell office:value-type="float" office:value="216223.375888" calcext:value-type="float">
            <text:p>216223.375888</text:p>
          </table:table-cell>
          <table:table-cell office:value-type="float" office:value="0.624112" calcext:value-type="float">
            <text:p>0.624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4-01-01T00:00:00</text:p>
          </table:table-cell>
          <table:table-cell office:value-type="float" office:value="2611232.5" calcext:value-type="float">
            <text:p>2611232.5</text:p>
          </table:table-cell>
          <table:table-cell office:value-type="string" calcext:value-type="string">
            <text:p>2437-03-20T00:00:00</text:p>
          </table:table-cell>
          <table:table-cell office:value-type="float" office:value="2611232.5" calcext:value-type="float">
            <text:p>2611232.5</text:p>
          </table:table-cell>
          <table:table-cell office:value-type="float" office:value="216588.618077" calcext:value-type="float">
            <text:p>216588.618077</text:p>
          </table:table-cell>
          <table:table-cell office:value-type="float" office:value="0.381923" calcext:value-type="float">
            <text:p>0.3819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5-01-01T00:00:00</text:p>
          </table:table-cell>
          <table:table-cell office:value-type="float" office:value="2611597.5" calcext:value-type="float">
            <text:p>2611597.5</text:p>
          </table:table-cell>
          <table:table-cell office:value-type="string" calcext:value-type="string">
            <text:p>2438-03-20T00:00:00</text:p>
          </table:table-cell>
          <table:table-cell office:value-type="float" office:value="2611597.5" calcext:value-type="float">
            <text:p>2611597.5</text:p>
          </table:table-cell>
          <table:table-cell office:value-type="float" office:value="216953.860266" calcext:value-type="float">
            <text:p>216953.860266</text:p>
          </table:table-cell>
          <table:table-cell office:value-type="float" office:value="0.139734" calcext:value-type="float">
            <text:p>0.1397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6-01-01T00:00:00</text:p>
          </table:table-cell>
          <table:table-cell office:value-type="float" office:value="2611963.5" calcext:value-type="float">
            <text:p>2611963.5</text:p>
          </table:table-cell>
          <table:table-cell office:value-type="string" calcext:value-type="string">
            <text:p>2439-03-21T00:00:00</text:p>
          </table:table-cell>
          <table:table-cell office:value-type="float" office:value="2611963.5" calcext:value-type="float">
            <text:p>2611963.5</text:p>
          </table:table-cell>
          <table:table-cell office:value-type="float" office:value="217319.102455" calcext:value-type="float">
            <text:p>217319.102455</text:p>
          </table:table-cell>
          <table:table-cell office:value-type="float" office:value="0.897545" calcext:value-type="float">
            <text:p>0.8975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7-01-01T00:00:00</text:p>
          </table:table-cell>
          <table:table-cell office:value-type="float" office:value="2612328.5" calcext:value-type="float">
            <text:p>2612328.5</text:p>
          </table:table-cell>
          <table:table-cell office:value-type="string" calcext:value-type="string">
            <text:p>2440-03-20T00:00:00</text:p>
          </table:table-cell>
          <table:table-cell office:value-type="float" office:value="2612328.5" calcext:value-type="float">
            <text:p>2612328.5</text:p>
          </table:table-cell>
          <table:table-cell office:value-type="float" office:value="217684.344644" calcext:value-type="float">
            <text:p>217684.344644</text:p>
          </table:table-cell>
          <table:table-cell office:value-type="float" office:value="0.655356" calcext:value-type="float">
            <text:p>0.655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8-01-01T00:00:00</text:p>
          </table:table-cell>
          <table:table-cell office:value-type="float" office:value="2612693.5" calcext:value-type="float">
            <text:p>2612693.5</text:p>
          </table:table-cell>
          <table:table-cell office:value-type="string" calcext:value-type="string">
            <text:p>2441-03-20T00:00:00</text:p>
          </table:table-cell>
          <table:table-cell office:value-type="float" office:value="2612693.5" calcext:value-type="float">
            <text:p>2612693.5</text:p>
          </table:table-cell>
          <table:table-cell office:value-type="float" office:value="218049.586833" calcext:value-type="float">
            <text:p>218049.586833</text:p>
          </table:table-cell>
          <table:table-cell office:value-type="float" office:value="0.413167" calcext:value-type="float">
            <text:p>0.413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9-01-01T00:00:00</text:p>
          </table:table-cell>
          <table:table-cell office:value-type="float" office:value="2613058.5" calcext:value-type="float">
            <text:p>2613058.5</text:p>
          </table:table-cell>
          <table:table-cell office:value-type="string" calcext:value-type="string">
            <text:p>2442-03-20T00:00:00</text:p>
          </table:table-cell>
          <table:table-cell office:value-type="float" office:value="2613058.5" calcext:value-type="float">
            <text:p>2613058.5</text:p>
          </table:table-cell>
          <table:table-cell office:value-type="float" office:value="218414.829022" calcext:value-type="float">
            <text:p>218414.829022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0-01-01T00:00:00</text:p>
          </table:table-cell>
          <table:table-cell office:value-type="float" office:value="2613424.5" calcext:value-type="float">
            <text:p>2613424.5</text:p>
          </table:table-cell>
          <table:table-cell office:value-type="string" calcext:value-type="string">
            <text:p>2443-03-21T00:00:00</text:p>
          </table:table-cell>
          <table:table-cell office:value-type="float" office:value="2613424.5" calcext:value-type="float">
            <text:p>2613424.5</text:p>
          </table:table-cell>
          <table:table-cell office:value-type="float" office:value="218780.071211" calcext:value-type="float">
            <text:p>218780.071211</text:p>
          </table:table-cell>
          <table:table-cell office:value-type="float" office:value="0.928789" calcext:value-type="float">
            <text:p>0.928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1-01-01T00:00:00</text:p>
          </table:table-cell>
          <table:table-cell office:value-type="float" office:value="2613789.5" calcext:value-type="float">
            <text:p>2613789.5</text:p>
          </table:table-cell>
          <table:table-cell office:value-type="string" calcext:value-type="string">
            <text:p>2444-03-20T00:00:00</text:p>
          </table:table-cell>
          <table:table-cell office:value-type="float" office:value="2613789.5" calcext:value-type="float">
            <text:p>2613789.5</text:p>
          </table:table-cell>
          <table:table-cell office:value-type="float" office:value="219145.3134" calcext:value-type="float">
            <text:p>219145.3134</text:p>
          </table:table-cell>
          <table:table-cell office:value-type="float" office:value="0.6866" calcext:value-type="float">
            <text:p>0.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2-01-01T00:00:00</text:p>
          </table:table-cell>
          <table:table-cell office:value-type="float" office:value="2614154.5" calcext:value-type="float">
            <text:p>2614154.5</text:p>
          </table:table-cell>
          <table:table-cell office:value-type="string" calcext:value-type="string">
            <text:p>2445-03-20T00:00:00</text:p>
          </table:table-cell>
          <table:table-cell office:value-type="float" office:value="2614154.5" calcext:value-type="float">
            <text:p>2614154.5</text:p>
          </table:table-cell>
          <table:table-cell office:value-type="float" office:value="219510.555589" calcext:value-type="float">
            <text:p>219510.555589</text:p>
          </table:table-cell>
          <table:table-cell office:value-type="float" office:value="0.444411" calcext:value-type="float">
            <text:p>0.4444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3-01-01T00:00:00</text:p>
          </table:table-cell>
          <table:table-cell office:value-type="float" office:value="2614519.5" calcext:value-type="float">
            <text:p>2614519.5</text:p>
          </table:table-cell>
          <table:table-cell office:value-type="string" calcext:value-type="string">
            <text:p>2446-03-20T00:00:00</text:p>
          </table:table-cell>
          <table:table-cell office:value-type="float" office:value="2614519.5" calcext:value-type="float">
            <text:p>2614519.5</text:p>
          </table:table-cell>
          <table:table-cell office:value-type="float" office:value="219875.797778" calcext:value-type="float">
            <text:p>219875.79777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4-01-01T00:00:00</text:p>
          </table:table-cell>
          <table:table-cell office:value-type="float" office:value="2614885.5" calcext:value-type="float">
            <text:p>2614885.5</text:p>
          </table:table-cell>
          <table:table-cell office:value-type="string" calcext:value-type="string">
            <text:p>2447-03-21T00:00:00</text:p>
          </table:table-cell>
          <table:table-cell office:value-type="float" office:value="2614885.5" calcext:value-type="float">
            <text:p>2614885.5</text:p>
          </table:table-cell>
          <table:table-cell office:value-type="float" office:value="220241.039967" calcext:value-type="float">
            <text:p>220241.039967</text:p>
          </table:table-cell>
          <table:table-cell office:value-type="float" office:value="0.960033" calcext:value-type="float">
            <text:p>0.960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5-01-01T00:00:00</text:p>
          </table:table-cell>
          <table:table-cell office:value-type="float" office:value="2615250.5" calcext:value-type="float">
            <text:p>2615250.5</text:p>
          </table:table-cell>
          <table:table-cell office:value-type="string" calcext:value-type="string">
            <text:p>2448-03-20T00:00:00</text:p>
          </table:table-cell>
          <table:table-cell office:value-type="float" office:value="2615250.5" calcext:value-type="float">
            <text:p>2615250.5</text:p>
          </table:table-cell>
          <table:table-cell office:value-type="float" office:value="220606.282156" calcext:value-type="float">
            <text:p>220606.282156</text:p>
          </table:table-cell>
          <table:table-cell office:value-type="float" office:value="0.717844" calcext:value-type="float">
            <text:p>0.7178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6-01-01T00:00:00</text:p>
          </table:table-cell>
          <table:table-cell office:value-type="float" office:value="2615615.5" calcext:value-type="float">
            <text:p>2615615.5</text:p>
          </table:table-cell>
          <table:table-cell office:value-type="string" calcext:value-type="string">
            <text:p>2449-03-20T00:00:00</text:p>
          </table:table-cell>
          <table:table-cell office:value-type="float" office:value="2615615.5" calcext:value-type="float">
            <text:p>2615615.5</text:p>
          </table:table-cell>
          <table:table-cell office:value-type="float" office:value="220971.524345" calcext:value-type="float">
            <text:p>220971.524345</text:p>
          </table:table-cell>
          <table:table-cell office:value-type="float" office:value="0.475655" calcext:value-type="float">
            <text:p>0.4756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7-01-01T00:00:00</text:p>
          </table:table-cell>
          <table:table-cell office:value-type="float" office:value="2615980.5" calcext:value-type="float">
            <text:p>2615980.5</text:p>
          </table:table-cell>
          <table:table-cell office:value-type="string" calcext:value-type="string">
            <text:p>2450-03-20T00:00:00</text:p>
          </table:table-cell>
          <table:table-cell office:value-type="float" office:value="2615980.5" calcext:value-type="float">
            <text:p>2615980.5</text:p>
          </table:table-cell>
          <table:table-cell office:value-type="float" office:value="221336.766534" calcext:value-type="float">
            <text:p>221336.766534</text:p>
          </table:table-cell>
          <table:table-cell office:value-type="float" office:value="0.233466" calcext:value-type="float">
            <text:p>0.233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8-01-01T00:00:00</text:p>
          </table:table-cell>
          <table:table-cell office:value-type="float" office:value="2616346.5" calcext:value-type="float">
            <text:p>2616346.5</text:p>
          </table:table-cell>
          <table:table-cell office:value-type="string" calcext:value-type="string">
            <text:p>2451-03-21T00:00:00</text:p>
          </table:table-cell>
          <table:table-cell office:value-type="float" office:value="2616346.5" calcext:value-type="float">
            <text:p>2616346.5</text:p>
          </table:table-cell>
          <table:table-cell office:value-type="float" office:value="221702.008723" calcext:value-type="float">
            <text:p>221702.008723</text:p>
          </table:table-cell>
          <table:table-cell office:value-type="float" office:value="0.991277" calcext:value-type="float">
            <text:p>0.9912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9-01-01T00:00:00</text:p>
          </table:table-cell>
          <table:table-cell office:value-type="float" office:value="2616711.5" calcext:value-type="float">
            <text:p>2616711.5</text:p>
          </table:table-cell>
          <table:table-cell office:value-type="string" calcext:value-type="string">
            <text:p>2452-03-20T00:00:00</text:p>
          </table:table-cell>
          <table:table-cell office:value-type="float" office:value="2616711.5" calcext:value-type="float">
            <text:p>2616711.5</text:p>
          </table:table-cell>
          <table:table-cell office:value-type="float" office:value="222067.250912" calcext:value-type="float">
            <text:p>222067.250912</text:p>
          </table:table-cell>
          <table:table-cell office:value-type="float" office:value="0.749088" calcext:value-type="float">
            <text:p>0.7490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0-01-01T00:00:00</text:p>
          </table:table-cell>
          <table:table-cell office:value-type="float" office:value="2617076.5" calcext:value-type="float">
            <text:p>2617076.5</text:p>
          </table:table-cell>
          <table:table-cell office:value-type="string" calcext:value-type="string">
            <text:p>2453-03-20T00:00:00</text:p>
          </table:table-cell>
          <table:table-cell office:value-type="float" office:value="2617076.5" calcext:value-type="float">
            <text:p>2617076.5</text:p>
          </table:table-cell>
          <table:table-cell office:value-type="float" office:value="222432.493101" calcext:value-type="float">
            <text:p>222432.493101</text:p>
          </table:table-cell>
          <table:table-cell office:value-type="float" office:value="0.506899" calcext:value-type="float">
            <text:p>0.5068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1-01-01T00:00:00</text:p>
          </table:table-cell>
          <table:table-cell office:value-type="float" office:value="2617441.5" calcext:value-type="float">
            <text:p>2617441.5</text:p>
          </table:table-cell>
          <table:table-cell office:value-type="string" calcext:value-type="string">
            <text:p>2454-03-20T00:00:00</text:p>
          </table:table-cell>
          <table:table-cell office:value-type="float" office:value="2617441.5" calcext:value-type="float">
            <text:p>2617441.5</text:p>
          </table:table-cell>
          <table:table-cell office:value-type="float" office:value="222797.73529" calcext:value-type="float">
            <text:p>222797.73529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2-01-01T00:00:00</text:p>
          </table:table-cell>
          <table:table-cell office:value-type="float" office:value="2617806.5" calcext:value-type="float">
            <text:p>2617806.5</text:p>
          </table:table-cell>
          <table:table-cell office:value-type="string" calcext:value-type="string">
            <text:p>2455-03-21T00:00:00</text:p>
          </table:table-cell>
          <table:table-cell office:value-type="float" office:value="2617807.5" calcext:value-type="float">
            <text:p>2617807.5</text:p>
          </table:table-cell>
          <table:table-cell office:value-type="float" office:value="223162.977479" calcext:value-type="float">
            <text:p>223162.977479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3-01-01T00:00:00</text:p>
          </table:table-cell>
          <table:table-cell office:value-type="float" office:value="2618172.5" calcext:value-type="float">
            <text:p>2618172.5</text:p>
          </table:table-cell>
          <table:table-cell office:value-type="string" calcext:value-type="string">
            <text:p>2456-03-20T00:00:00</text:p>
          </table:table-cell>
          <table:table-cell office:value-type="float" office:value="2618172.5" calcext:value-type="float">
            <text:p>2618172.5</text:p>
          </table:table-cell>
          <table:table-cell office:value-type="float" office:value="223528.219668" calcext:value-type="float">
            <text:p>223528.219668</text:p>
          </table:table-cell>
          <table:table-cell office:value-type="float" office:value="0.780332" calcext:value-type="float">
            <text:p>0.7803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4-01-01T00:00:00</text:p>
          </table:table-cell>
          <table:table-cell office:value-type="float" office:value="2618537.5" calcext:value-type="float">
            <text:p>2618537.5</text:p>
          </table:table-cell>
          <table:table-cell office:value-type="string" calcext:value-type="string">
            <text:p>2457-03-20T00:00:00</text:p>
          </table:table-cell>
          <table:table-cell office:value-type="float" office:value="2618537.5" calcext:value-type="float">
            <text:p>2618537.5</text:p>
          </table:table-cell>
          <table:table-cell office:value-type="float" office:value="223893.461857" calcext:value-type="float">
            <text:p>223893.461857</text:p>
          </table:table-cell>
          <table:table-cell office:value-type="float" office:value="0.538143" calcext:value-type="float">
            <text:p>0.538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5-01-01T00:00:00</text:p>
          </table:table-cell>
          <table:table-cell office:value-type="float" office:value="2618902.5" calcext:value-type="float">
            <text:p>2618902.5</text:p>
          </table:table-cell>
          <table:table-cell office:value-type="string" calcext:value-type="string">
            <text:p>2458-03-20T00:00:00</text:p>
          </table:table-cell>
          <table:table-cell office:value-type="float" office:value="2618902.5" calcext:value-type="float">
            <text:p>2618902.5</text:p>
          </table:table-cell>
          <table:table-cell office:value-type="float" office:value="224258.704046" calcext:value-type="float">
            <text:p>224258.704046</text:p>
          </table:table-cell>
          <table:table-cell office:value-type="float" office:value="0.295954" calcext:value-type="float">
            <text:p>0.2959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-01-01T00:00:00</text:p>
          </table:table-cell>
          <table:table-cell office:value-type="float" office:value="2619267.5" calcext:value-type="float">
            <text:p>2619267.5</text:p>
          </table:table-cell>
          <table:table-cell office:value-type="string" calcext:value-type="string">
            <text:p>2459-03-20T00:00:00</text:p>
          </table:table-cell>
          <table:table-cell office:value-type="float" office:value="2619267.5" calcext:value-type="float">
            <text:p>2619267.5</text:p>
          </table:table-cell>
          <table:table-cell office:value-type="float" office:value="224623.946235" calcext:value-type="float">
            <text:p>224623.946235</text:p>
          </table:table-cell>
          <table:table-cell office:value-type="float" office:value="0.053765" calcext:value-type="float">
            <text:p>0.053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7-01-01T00:00:00</text:p>
          </table:table-cell>
          <table:table-cell office:value-type="float" office:value="2619633.5" calcext:value-type="float">
            <text:p>2619633.5</text:p>
          </table:table-cell>
          <table:table-cell office:value-type="string" calcext:value-type="string">
            <text:p>2460-03-20T00:00:00</text:p>
          </table:table-cell>
          <table:table-cell office:value-type="float" office:value="2619633.5" calcext:value-type="float">
            <text:p>2619633.5</text:p>
          </table:table-cell>
          <table:table-cell office:value-type="float" office:value="224989.188424" calcext:value-type="float">
            <text:p>224989.188424</text:p>
          </table:table-cell>
          <table:table-cell office:value-type="float" office:value="0.811576" calcext:value-type="float">
            <text:p>0.8115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8-01-01T00:00:00</text:p>
          </table:table-cell>
          <table:table-cell office:value-type="float" office:value="2619998.5" calcext:value-type="float">
            <text:p>2619998.5</text:p>
          </table:table-cell>
          <table:table-cell office:value-type="string" calcext:value-type="string">
            <text:p>2461-03-20T00:00:00</text:p>
          </table:table-cell>
          <table:table-cell office:value-type="float" office:value="2619998.5" calcext:value-type="float">
            <text:p>2619998.5</text:p>
          </table:table-cell>
          <table:table-cell office:value-type="float" office:value="225354.430613" calcext:value-type="float">
            <text:p>225354.430613</text:p>
          </table:table-cell>
          <table:table-cell office:value-type="float" office:value="0.569387" calcext:value-type="float">
            <text:p>0.569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9-01-01T00:00:00</text:p>
          </table:table-cell>
          <table:table-cell office:value-type="float" office:value="2620363.5" calcext:value-type="float">
            <text:p>2620363.5</text:p>
          </table:table-cell>
          <table:table-cell office:value-type="string" calcext:value-type="string">
            <text:p>2462-03-20T00:00:00</text:p>
          </table:table-cell>
          <table:table-cell office:value-type="float" office:value="2620363.5" calcext:value-type="float">
            <text:p>2620363.5</text:p>
          </table:table-cell>
          <table:table-cell office:value-type="float" office:value="225719.672802" calcext:value-type="float">
            <text:p>225719.672802</text:p>
          </table:table-cell>
          <table:table-cell office:value-type="float" office:value="0.327198" calcext:value-type="float">
            <text:p>0.327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0-01-01T00:00:00</text:p>
          </table:table-cell>
          <table:table-cell office:value-type="float" office:value="2620728.5" calcext:value-type="float">
            <text:p>2620728.5</text:p>
          </table:table-cell>
          <table:table-cell office:value-type="string" calcext:value-type="string">
            <text:p>2463-03-20T00:00:00</text:p>
          </table:table-cell>
          <table:table-cell office:value-type="float" office:value="2620728.5" calcext:value-type="float">
            <text:p>2620728.5</text:p>
          </table:table-cell>
          <table:table-cell office:value-type="float" office:value="226084.914991" calcext:value-type="float">
            <text:p>226084.914991</text:p>
          </table:table-cell>
          <table:table-cell office:value-type="float" office:value="0.085009" calcext:value-type="float">
            <text:p>0.085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1-01-01T00:00:00</text:p>
          </table:table-cell>
          <table:table-cell office:value-type="float" office:value="2621094.5" calcext:value-type="float">
            <text:p>2621094.5</text:p>
          </table:table-cell>
          <table:table-cell office:value-type="string" calcext:value-type="string">
            <text:p>2464-03-20T00:00:00</text:p>
          </table:table-cell>
          <table:table-cell office:value-type="float" office:value="2621094.5" calcext:value-type="float">
            <text:p>2621094.5</text:p>
          </table:table-cell>
          <table:table-cell office:value-type="float" office:value="226450.15718" calcext:value-type="float">
            <text:p>226450.15718</text:p>
          </table:table-cell>
          <table:table-cell office:value-type="float" office:value="0.84282" calcext:value-type="float">
            <text:p>0.84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2-01-01T00:00:00</text:p>
          </table:table-cell>
          <table:table-cell office:value-type="float" office:value="2621459.5" calcext:value-type="float">
            <text:p>2621459.5</text:p>
          </table:table-cell>
          <table:table-cell office:value-type="string" calcext:value-type="string">
            <text:p>2465-03-20T00:00:00</text:p>
          </table:table-cell>
          <table:table-cell office:value-type="float" office:value="2621459.5" calcext:value-type="float">
            <text:p>2621459.5</text:p>
          </table:table-cell>
          <table:table-cell office:value-type="float" office:value="226815.399369" calcext:value-type="float">
            <text:p>226815.399369</text:p>
          </table:table-cell>
          <table:table-cell office:value-type="float" office:value="0.600631" calcext:value-type="float">
            <text:p>0.600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3-01-01T00:00:00</text:p>
          </table:table-cell>
          <table:table-cell office:value-type="float" office:value="2621824.5" calcext:value-type="float">
            <text:p>2621824.5</text:p>
          </table:table-cell>
          <table:table-cell office:value-type="string" calcext:value-type="string">
            <text:p>2466-03-20T00:00:00</text:p>
          </table:table-cell>
          <table:table-cell office:value-type="float" office:value="2621824.5" calcext:value-type="float">
            <text:p>2621824.5</text:p>
          </table:table-cell>
          <table:table-cell office:value-type="float" office:value="227180.641558" calcext:value-type="float">
            <text:p>227180.641558</text:p>
          </table:table-cell>
          <table:table-cell office:value-type="float" office:value="0.358442" calcext:value-type="float">
            <text:p>0.3584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4-01-01T00:00:00</text:p>
          </table:table-cell>
          <table:table-cell office:value-type="float" office:value="2622189.5" calcext:value-type="float">
            <text:p>2622189.5</text:p>
          </table:table-cell>
          <table:table-cell office:value-type="string" calcext:value-type="string">
            <text:p>2467-03-20T00:00:00</text:p>
          </table:table-cell>
          <table:table-cell office:value-type="float" office:value="2622189.5" calcext:value-type="float">
            <text:p>2622189.5</text:p>
          </table:table-cell>
          <table:table-cell office:value-type="float" office:value="227545.883747" calcext:value-type="float">
            <text:p>227545.883747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5-01-01T00:00:00</text:p>
          </table:table-cell>
          <table:table-cell office:value-type="float" office:value="2622555.5" calcext:value-type="float">
            <text:p>2622555.5</text:p>
          </table:table-cell>
          <table:table-cell office:value-type="string" calcext:value-type="string">
            <text:p>2468-03-20T00:00:00</text:p>
          </table:table-cell>
          <table:table-cell office:value-type="float" office:value="2622555.5" calcext:value-type="float">
            <text:p>2622555.5</text:p>
          </table:table-cell>
          <table:table-cell office:value-type="float" office:value="227911.125936" calcext:value-type="float">
            <text:p>227911.125936</text:p>
          </table:table-cell>
          <table:table-cell office:value-type="float" office:value="0.874064" calcext:value-type="float">
            <text:p>0.8740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6-01-01T00:00:00</text:p>
          </table:table-cell>
          <table:table-cell office:value-type="float" office:value="2622920.5" calcext:value-type="float">
            <text:p>2622920.5</text:p>
          </table:table-cell>
          <table:table-cell office:value-type="string" calcext:value-type="string">
            <text:p>2469-03-20T00:00:00</text:p>
          </table:table-cell>
          <table:table-cell office:value-type="float" office:value="2622920.5" calcext:value-type="float">
            <text:p>2622920.5</text:p>
          </table:table-cell>
          <table:table-cell office:value-type="float" office:value="228276.368125" calcext:value-type="float">
            <text:p>228276.368125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7-01-01T00:00:00</text:p>
          </table:table-cell>
          <table:table-cell office:value-type="float" office:value="2623285.5" calcext:value-type="float">
            <text:p>2623285.5</text:p>
          </table:table-cell>
          <table:table-cell office:value-type="string" calcext:value-type="string">
            <text:p>2470-03-20T00:00:00</text:p>
          </table:table-cell>
          <table:table-cell office:value-type="float" office:value="2623285.5" calcext:value-type="float">
            <text:p>2623285.5</text:p>
          </table:table-cell>
          <table:table-cell office:value-type="float" office:value="228641.610314" calcext:value-type="float">
            <text:p>228641.610314</text:p>
          </table:table-cell>
          <table:table-cell office:value-type="float" office:value="0.389686" calcext:value-type="float">
            <text:p>0.3896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8-01-01T00:00:00</text:p>
          </table:table-cell>
          <table:table-cell office:value-type="float" office:value="2623650.5" calcext:value-type="float">
            <text:p>2623650.5</text:p>
          </table:table-cell>
          <table:table-cell office:value-type="string" calcext:value-type="string">
            <text:p>2471-03-20T00:00:00</text:p>
          </table:table-cell>
          <table:table-cell office:value-type="float" office:value="2623650.5" calcext:value-type="float">
            <text:p>2623650.5</text:p>
          </table:table-cell>
          <table:table-cell office:value-type="float" office:value="229006.852503" calcext:value-type="float">
            <text:p>229006.852503</text:p>
          </table:table-cell>
          <table:table-cell office:value-type="float" office:value="0.147497" calcext:value-type="float">
            <text:p>0.1474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9-01-01T00:00:00</text:p>
          </table:table-cell>
          <table:table-cell office:value-type="float" office:value="2624016.5" calcext:value-type="float">
            <text:p>2624016.5</text:p>
          </table:table-cell>
          <table:table-cell office:value-type="string" calcext:value-type="string">
            <text:p>2472-03-20T00:00:00</text:p>
          </table:table-cell>
          <table:table-cell office:value-type="float" office:value="2624016.5" calcext:value-type="float">
            <text:p>2624016.5</text:p>
          </table:table-cell>
          <table:table-cell office:value-type="float" office:value="229372.094692" calcext:value-type="float">
            <text:p>229372.094692</text:p>
          </table:table-cell>
          <table:table-cell office:value-type="float" office:value="0.905308" calcext:value-type="float">
            <text:p>0.9053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0-01-01T00:00:00</text:p>
          </table:table-cell>
          <table:table-cell office:value-type="float" office:value="2624381.5" calcext:value-type="float">
            <text:p>2624381.5</text:p>
          </table:table-cell>
          <table:table-cell office:value-type="string" calcext:value-type="string">
            <text:p>2473-03-20T00:00:00</text:p>
          </table:table-cell>
          <table:table-cell office:value-type="float" office:value="2624381.5" calcext:value-type="float">
            <text:p>2624381.5</text:p>
          </table:table-cell>
          <table:table-cell office:value-type="float" office:value="229737.336881" calcext:value-type="float">
            <text:p>229737.336881</text:p>
          </table:table-cell>
          <table:table-cell office:value-type="float" office:value="0.663119" calcext:value-type="float">
            <text:p>0.663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1-01-01T00:00:00</text:p>
          </table:table-cell>
          <table:table-cell office:value-type="float" office:value="2624746.5" calcext:value-type="float">
            <text:p>2624746.5</text:p>
          </table:table-cell>
          <table:table-cell office:value-type="string" calcext:value-type="string">
            <text:p>2474-03-20T00:00:00</text:p>
          </table:table-cell>
          <table:table-cell office:value-type="float" office:value="2624746.5" calcext:value-type="float">
            <text:p>2624746.5</text:p>
          </table:table-cell>
          <table:table-cell office:value-type="float" office:value="230102.57907" calcext:value-type="float">
            <text:p>230102.57907</text:p>
          </table:table-cell>
          <table:table-cell office:value-type="float" office:value="0.42093" calcext:value-type="float">
            <text:p>0.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2-01-01T00:00:00</text:p>
          </table:table-cell>
          <table:table-cell office:value-type="float" office:value="2625111.5" calcext:value-type="float">
            <text:p>2625111.5</text:p>
          </table:table-cell>
          <table:table-cell office:value-type="string" calcext:value-type="string">
            <text:p>2475-03-20T00:00:00</text:p>
          </table:table-cell>
          <table:table-cell office:value-type="float" office:value="2625111.5" calcext:value-type="float">
            <text:p>2625111.5</text:p>
          </table:table-cell>
          <table:table-cell office:value-type="float" office:value="230467.821259" calcext:value-type="float">
            <text:p>230467.821259</text:p>
          </table:table-cell>
          <table:table-cell office:value-type="float" office:value="0.178741" calcext:value-type="float">
            <text:p>0.178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3-01-01T00:00:00</text:p>
          </table:table-cell>
          <table:table-cell office:value-type="float" office:value="2625477.5" calcext:value-type="float">
            <text:p>2625477.5</text:p>
          </table:table-cell>
          <table:table-cell office:value-type="string" calcext:value-type="string">
            <text:p>2476-03-20T00:00:00</text:p>
          </table:table-cell>
          <table:table-cell office:value-type="float" office:value="2625477.5" calcext:value-type="float">
            <text:p>2625477.5</text:p>
          </table:table-cell>
          <table:table-cell office:value-type="float" office:value="230833.063448" calcext:value-type="float">
            <text:p>230833.063448</text:p>
          </table:table-cell>
          <table:table-cell office:value-type="float" office:value="0.936552" calcext:value-type="float">
            <text:p>0.9365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4-01-01T00:00:00</text:p>
          </table:table-cell>
          <table:table-cell office:value-type="float" office:value="2625842.5" calcext:value-type="float">
            <text:p>2625842.5</text:p>
          </table:table-cell>
          <table:table-cell office:value-type="string" calcext:value-type="string">
            <text:p>2477-03-20T00:00:00</text:p>
          </table:table-cell>
          <table:table-cell office:value-type="float" office:value="2625842.5" calcext:value-type="float">
            <text:p>2625842.5</text:p>
          </table:table-cell>
          <table:table-cell office:value-type="float" office:value="231198.305637" calcext:value-type="float">
            <text:p>231198.305637</text:p>
          </table:table-cell>
          <table:table-cell office:value-type="float" office:value="0.694363" calcext:value-type="float">
            <text:p>0.694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5-01-01T00:00:00</text:p>
          </table:table-cell>
          <table:table-cell office:value-type="float" office:value="2626207.5" calcext:value-type="float">
            <text:p>2626207.5</text:p>
          </table:table-cell>
          <table:table-cell office:value-type="string" calcext:value-type="string">
            <text:p>2478-03-20T00:00:00</text:p>
          </table:table-cell>
          <table:table-cell office:value-type="float" office:value="2626207.5" calcext:value-type="float">
            <text:p>2626207.5</text:p>
          </table:table-cell>
          <table:table-cell office:value-type="float" office:value="231563.547826" calcext:value-type="float">
            <text:p>231563.547826</text:p>
          </table:table-cell>
          <table:table-cell office:value-type="float" office:value="0.452174" calcext:value-type="float">
            <text:p>0.452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6-01-01T00:00:00</text:p>
          </table:table-cell>
          <table:table-cell office:value-type="float" office:value="2626572.5" calcext:value-type="float">
            <text:p>2626572.5</text:p>
          </table:table-cell>
          <table:table-cell office:value-type="string" calcext:value-type="string">
            <text:p>2479-03-20T00:00:00</text:p>
          </table:table-cell>
          <table:table-cell office:value-type="float" office:value="2626572.5" calcext:value-type="float">
            <text:p>2626572.5</text:p>
          </table:table-cell>
          <table:table-cell office:value-type="float" office:value="231928.790015" calcext:value-type="float">
            <text:p>231928.790015</text:p>
          </table:table-cell>
          <table:table-cell office:value-type="float" office:value="0.209985" calcext:value-type="float">
            <text:p>0.209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7-01-01T00:00:00</text:p>
          </table:table-cell>
          <table:table-cell office:value-type="float" office:value="2626938.5" calcext:value-type="float">
            <text:p>2626938.5</text:p>
          </table:table-cell>
          <table:table-cell office:value-type="string" calcext:value-type="string">
            <text:p>2480-03-20T00:00:00</text:p>
          </table:table-cell>
          <table:table-cell office:value-type="float" office:value="2626938.5" calcext:value-type="float">
            <text:p>2626938.5</text:p>
          </table:table-cell>
          <table:table-cell office:value-type="float" office:value="232294.032204" calcext:value-type="float">
            <text:p>232294.032204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8-01-01T00:00:00</text:p>
          </table:table-cell>
          <table:table-cell office:value-type="float" office:value="2627303.5" calcext:value-type="float">
            <text:p>2627303.5</text:p>
          </table:table-cell>
          <table:table-cell office:value-type="string" calcext:value-type="string">
            <text:p>2481-03-20T00:00:00</text:p>
          </table:table-cell>
          <table:table-cell office:value-type="float" office:value="2627303.5" calcext:value-type="float">
            <text:p>2627303.5</text:p>
          </table:table-cell>
          <table:table-cell office:value-type="float" office:value="232659.274393" calcext:value-type="float">
            <text:p>232659.274393</text:p>
          </table:table-cell>
          <table:table-cell office:value-type="float" office:value="0.725607" calcext:value-type="float">
            <text:p>0.7256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9-01-01T00:00:00</text:p>
          </table:table-cell>
          <table:table-cell office:value-type="float" office:value="2627668.5" calcext:value-type="float">
            <text:p>2627668.5</text:p>
          </table:table-cell>
          <table:table-cell office:value-type="string" calcext:value-type="string">
            <text:p>2482-03-20T00:00:00</text:p>
          </table:table-cell>
          <table:table-cell office:value-type="float" office:value="2627668.5" calcext:value-type="float">
            <text:p>2627668.5</text:p>
          </table:table-cell>
          <table:table-cell office:value-type="float" office:value="233024.516582" calcext:value-type="float">
            <text:p>233024.516582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0-01-01T00:00:00</text:p>
          </table:table-cell>
          <table:table-cell office:value-type="float" office:value="2628033.5" calcext:value-type="float">
            <text:p>2628033.5</text:p>
          </table:table-cell>
          <table:table-cell office:value-type="string" calcext:value-type="string">
            <text:p>2483-03-20T00:00:00</text:p>
          </table:table-cell>
          <table:table-cell office:value-type="float" office:value="2628033.5" calcext:value-type="float">
            <text:p>2628033.5</text:p>
          </table:table-cell>
          <table:table-cell office:value-type="float" office:value="233389.758771" calcext:value-type="float">
            <text:p>233389.758771</text:p>
          </table:table-cell>
          <table:table-cell office:value-type="float" office:value="0.241229" calcext:value-type="float">
            <text:p>0.24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1-01-01T00:00:00</text:p>
          </table:table-cell>
          <table:table-cell office:value-type="float" office:value="2628399.5" calcext:value-type="float">
            <text:p>2628399.5</text:p>
          </table:table-cell>
          <table:table-cell office:value-type="string" calcext:value-type="string">
            <text:p>2484-03-20T00:00:00</text:p>
          </table:table-cell>
          <table:table-cell office:value-type="float" office:value="2628399.5" calcext:value-type="float">
            <text:p>2628399.5</text:p>
          </table:table-cell>
          <table:table-cell office:value-type="float" office:value="233755.00096" calcext:value-type="float">
            <text:p>233755.00096</text:p>
          </table:table-cell>
          <table:table-cell office:value-type="float" office:value="0.99904" calcext:value-type="float">
            <text:p>0.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2-01-01T00:00:00</text:p>
          </table:table-cell>
          <table:table-cell office:value-type="float" office:value="2628764.5" calcext:value-type="float">
            <text:p>2628764.5</text:p>
          </table:table-cell>
          <table:table-cell office:value-type="string" calcext:value-type="string">
            <text:p>2485-03-20T00:00:00</text:p>
          </table:table-cell>
          <table:table-cell office:value-type="float" office:value="2628764.5" calcext:value-type="float">
            <text:p>2628764.5</text:p>
          </table:table-cell>
          <table:table-cell office:value-type="float" office:value="234120.243149" calcext:value-type="float">
            <text:p>234120.24314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3-01-01T00:00:00</text:p>
          </table:table-cell>
          <table:table-cell office:value-type="float" office:value="2629129.5" calcext:value-type="float">
            <text:p>2629129.5</text:p>
          </table:table-cell>
          <table:table-cell office:value-type="string" calcext:value-type="string">
            <text:p>2486-03-20T00:00:00</text:p>
          </table:table-cell>
          <table:table-cell office:value-type="float" office:value="2629129.5" calcext:value-type="float">
            <text:p>2629129.5</text:p>
          </table:table-cell>
          <table:table-cell office:value-type="float" office:value="234485.485338" calcext:value-type="float">
            <text:p>234485.485338</text:p>
          </table:table-cell>
          <table:table-cell office:value-type="float" office:value="0.514662" calcext:value-type="float">
            <text:p>0.5146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4-01-01T00:00:00</text:p>
          </table:table-cell>
          <table:table-cell office:value-type="float" office:value="2629494.5" calcext:value-type="float">
            <text:p>2629494.5</text:p>
          </table:table-cell>
          <table:table-cell office:value-type="string" calcext:value-type="string">
            <text:p>2487-03-20T00:00:00</text:p>
          </table:table-cell>
          <table:table-cell office:value-type="float" office:value="2629494.5" calcext:value-type="float">
            <text:p>2629494.5</text:p>
          </table:table-cell>
          <table:table-cell office:value-type="float" office:value="234850.727527" calcext:value-type="float">
            <text:p>234850.727527</text:p>
          </table:table-cell>
          <table:table-cell office:value-type="float" office:value="0.272473" calcext:value-type="float">
            <text:p>0.272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5-01-01T00:00:00</text:p>
          </table:table-cell>
          <table:table-cell office:value-type="float" office:value="2629859.5" calcext:value-type="float">
            <text:p>2629859.5</text:p>
          </table:table-cell>
          <table:table-cell office:value-type="string" calcext:value-type="string">
            <text:p>2488-03-19T00:00:00</text:p>
          </table:table-cell>
          <table:table-cell office:value-type="float" office:value="2629859.5" calcext:value-type="float">
            <text:p>2629859.5</text:p>
          </table:table-cell>
          <table:table-cell office:value-type="float" office:value="235215.969716" calcext:value-type="float">
            <text:p>235215.969716</text:p>
          </table:table-cell>
          <table:table-cell office:value-type="float" office:value="0.030284" calcext:value-type="float">
            <text:p>0.030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6-01-01T00:00:00</text:p>
          </table:table-cell>
          <table:table-cell office:value-type="float" office:value="2630225.5" calcext:value-type="float">
            <text:p>2630225.5</text:p>
          </table:table-cell>
          <table:table-cell office:value-type="string" calcext:value-type="string">
            <text:p>2489-03-20T00:00:00</text:p>
          </table:table-cell>
          <table:table-cell office:value-type="float" office:value="2630225.5" calcext:value-type="float">
            <text:p>2630225.5</text:p>
          </table:table-cell>
          <table:table-cell office:value-type="float" office:value="235581.211905" calcext:value-type="float">
            <text:p>235581.211905</text:p>
          </table:table-cell>
          <table:table-cell office:value-type="float" office:value="0.788095" calcext:value-type="float">
            <text:p>0.7880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7-01-01T00:00:00</text:p>
          </table:table-cell>
          <table:table-cell office:value-type="float" office:value="2630590.5" calcext:value-type="float">
            <text:p>2630590.5</text:p>
          </table:table-cell>
          <table:table-cell office:value-type="string" calcext:value-type="string">
            <text:p>2490-03-20T00:00:00</text:p>
          </table:table-cell>
          <table:table-cell office:value-type="float" office:value="2630590.5" calcext:value-type="float">
            <text:p>2630590.5</text:p>
          </table:table-cell>
          <table:table-cell office:value-type="float" office:value="235946.454094" calcext:value-type="float">
            <text:p>235946.454094</text:p>
          </table:table-cell>
          <table:table-cell office:value-type="float" office:value="0.545906" calcext:value-type="float">
            <text:p>0.545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8-01-01T00:00:00</text:p>
          </table:table-cell>
          <table:table-cell office:value-type="float" office:value="2630955.5" calcext:value-type="float">
            <text:p>2630955.5</text:p>
          </table:table-cell>
          <table:table-cell office:value-type="string" calcext:value-type="string">
            <text:p>2491-03-20T00:00:00</text:p>
          </table:table-cell>
          <table:table-cell office:value-type="float" office:value="2630955.5" calcext:value-type="float">
            <text:p>2630955.5</text:p>
          </table:table-cell>
          <table:table-cell office:value-type="float" office:value="236311.696283" calcext:value-type="float">
            <text:p>236311.696283</text:p>
          </table:table-cell>
          <table:table-cell office:value-type="float" office:value="0.303717" calcext:value-type="float">
            <text:p>0.303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9-01-01T00:00:00</text:p>
          </table:table-cell>
          <table:table-cell office:value-type="float" office:value="2631320.5" calcext:value-type="float">
            <text:p>2631320.5</text:p>
          </table:table-cell>
          <table:table-cell office:value-type="string" calcext:value-type="string">
            <text:p>2492-03-20T00:00:00</text:p>
          </table:table-cell>
          <table:table-cell office:value-type="float" office:value="2631321.5" calcext:value-type="float">
            <text:p>2631321.5</text:p>
          </table:table-cell>
          <table:table-cell office:value-type="float" office:value="236676.938472" calcext:value-type="float">
            <text:p>236676.938472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0-01-01T00:00:00</text:p>
          </table:table-cell>
          <table:table-cell office:value-type="float" office:value="2631686.5" calcext:value-type="float">
            <text:p>2631686.5</text:p>
          </table:table-cell>
          <table:table-cell office:value-type="string" calcext:value-type="string">
            <text:p>2493-03-20T00:00:00</text:p>
          </table:table-cell>
          <table:table-cell office:value-type="float" office:value="2631686.5" calcext:value-type="float">
            <text:p>2631686.5</text:p>
          </table:table-cell>
          <table:table-cell office:value-type="float" office:value="237042.180661" calcext:value-type="float">
            <text:p>237042.180661</text:p>
          </table:table-cell>
          <table:table-cell office:value-type="float" office:value="0.819339" calcext:value-type="float">
            <text:p>0.819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1-01-01T00:00:00</text:p>
          </table:table-cell>
          <table:table-cell office:value-type="float" office:value="2632051.5" calcext:value-type="float">
            <text:p>2632051.5</text:p>
          </table:table-cell>
          <table:table-cell office:value-type="string" calcext:value-type="string">
            <text:p>2494-03-20T00:00:00</text:p>
          </table:table-cell>
          <table:table-cell office:value-type="float" office:value="2632051.5" calcext:value-type="float">
            <text:p>2632051.5</text:p>
          </table:table-cell>
          <table:table-cell office:value-type="float" office:value="237407.42285" calcext:value-type="float">
            <text:p>237407.42285</text:p>
          </table:table-cell>
          <table:table-cell office:value-type="float" office:value="0.57715" calcext:value-type="float">
            <text:p>0.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2-01-01T00:00:00</text:p>
          </table:table-cell>
          <table:table-cell office:value-type="float" office:value="2632416.5" calcext:value-type="float">
            <text:p>2632416.5</text:p>
          </table:table-cell>
          <table:table-cell office:value-type="string" calcext:value-type="string">
            <text:p>2495-03-20T00:00:00</text:p>
          </table:table-cell>
          <table:table-cell office:value-type="float" office:value="2632416.5" calcext:value-type="float">
            <text:p>2632416.5</text:p>
          </table:table-cell>
          <table:table-cell office:value-type="float" office:value="237772.665039" calcext:value-type="float">
            <text:p>237772.665039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3-01-01T00:00:00</text:p>
          </table:table-cell>
          <table:table-cell office:value-type="float" office:value="2632781.5" calcext:value-type="float">
            <text:p>2632781.5</text:p>
          </table:table-cell>
          <table:table-cell office:value-type="string" calcext:value-type="string">
            <text:p>2496-03-19T00:00:00</text:p>
          </table:table-cell>
          <table:table-cell office:value-type="float" office:value="2632781.5" calcext:value-type="float">
            <text:p>2632781.5</text:p>
          </table:table-cell>
          <table:table-cell office:value-type="float" office:value="238137.907228" calcext:value-type="float">
            <text:p>238137.907228</text:p>
          </table:table-cell>
          <table:table-cell office:value-type="float" office:value="0.092772" calcext:value-type="float">
            <text:p>0.0927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4-01-01T00:00:00</text:p>
          </table:table-cell>
          <table:table-cell office:value-type="float" office:value="2633147.5" calcext:value-type="float">
            <text:p>2633147.5</text:p>
          </table:table-cell>
          <table:table-cell office:value-type="string" calcext:value-type="string">
            <text:p>2497-03-20T00:00:00</text:p>
          </table:table-cell>
          <table:table-cell office:value-type="float" office:value="2633147.5" calcext:value-type="float">
            <text:p>2633147.5</text:p>
          </table:table-cell>
          <table:table-cell office:value-type="float" office:value="238503.149417" calcext:value-type="float">
            <text:p>238503.149417</text:p>
          </table:table-cell>
          <table:table-cell office:value-type="float" office:value="0.850583" calcext:value-type="float">
            <text:p>0.8505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5-01-01T00:00:00</text:p>
          </table:table-cell>
          <table:table-cell office:value-type="float" office:value="2633512.5" calcext:value-type="float">
            <text:p>2633512.5</text:p>
          </table:table-cell>
          <table:table-cell office:value-type="string" calcext:value-type="string">
            <text:p>2498-03-20T00:00:00</text:p>
          </table:table-cell>
          <table:table-cell office:value-type="float" office:value="2633512.5" calcext:value-type="float">
            <text:p>2633512.5</text:p>
          </table:table-cell>
          <table:table-cell office:value-type="float" office:value="238868.391606" calcext:value-type="float">
            <text:p>238868.391606</text:p>
          </table:table-cell>
          <table:table-cell office:value-type="float" office:value="0.608394" calcext:value-type="float">
            <text:p>0.608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6-01-01T00:00:00</text:p>
          </table:table-cell>
          <table:table-cell office:value-type="float" office:value="2633877.5" calcext:value-type="float">
            <text:p>2633877.5</text:p>
          </table:table-cell>
          <table:table-cell office:value-type="string" calcext:value-type="string">
            <text:p>2499-03-20T00:00:00</text:p>
          </table:table-cell>
          <table:table-cell office:value-type="float" office:value="2633877.5" calcext:value-type="float">
            <text:p>2633877.5</text:p>
          </table:table-cell>
          <table:table-cell office:value-type="float" office:value="239233.633795" calcext:value-type="float">
            <text:p>239233.633795</text:p>
          </table:table-cell>
          <table:table-cell office:value-type="float" office:value="0.366205" calcext:value-type="float">
            <text:p>0.3662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7-01-01T00:00:00</text:p>
          </table:table-cell>
          <table:table-cell office:value-type="float" office:value="2634242.5" calcext:value-type="float">
            <text:p>2634242.5</text:p>
          </table:table-cell>
          <table:table-cell office:value-type="string" calcext:value-type="string">
            <text:p>2500-03-20T00:00:00</text:p>
          </table:table-cell>
          <table:table-cell office:value-type="float" office:value="2634242.5" calcext:value-type="float">
            <text:p>2634242.5</text:p>
          </table:table-cell>
          <table:table-cell office:value-type="float" office:value="239598.875984" calcext:value-type="float">
            <text:p>239598.875984</text:p>
          </table:table-cell>
          <table:table-cell office:value-type="float" office:value="0.124016" calcext:value-type="float">
            <text:p>0.124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8-01-01T00:00:00</text:p>
          </table:table-cell>
          <table:table-cell office:value-type="float" office:value="2634608.5" calcext:value-type="float">
            <text:p>2634608.5</text:p>
          </table:table-cell>
          <table:table-cell office:value-type="string" calcext:value-type="string">
            <text:p>2501-03-21T00:00:00</text:p>
          </table:table-cell>
          <table:table-cell office:value-type="float" office:value="2634608.5" calcext:value-type="float">
            <text:p>2634608.5</text:p>
          </table:table-cell>
          <table:table-cell office:value-type="float" office:value="239964.118173" calcext:value-type="float">
            <text:p>239964.118173</text:p>
          </table:table-cell>
          <table:table-cell office:value-type="float" office:value="0.881827" calcext:value-type="float">
            <text:p>0.8818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9-01-01T00:00:00</text:p>
          </table:table-cell>
          <table:table-cell office:value-type="float" office:value="2634973.5" calcext:value-type="float">
            <text:p>2634973.5</text:p>
          </table:table-cell>
          <table:table-cell office:value-type="string" calcext:value-type="string">
            <text:p>2502-03-21T00:00:00</text:p>
          </table:table-cell>
          <table:table-cell office:value-type="float" office:value="2634973.5" calcext:value-type="float">
            <text:p>2634973.5</text:p>
          </table:table-cell>
          <table:table-cell office:value-type="float" office:value="240329.360362" calcext:value-type="float">
            <text:p>240329.360362</text:p>
          </table:table-cell>
          <table:table-cell office:value-type="float" office:value="0.639638" calcext:value-type="float">
            <text:p>0.639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0-01-01T00:00:00</text:p>
          </table:table-cell>
          <table:table-cell office:value-type="float" office:value="2635338.5" calcext:value-type="float">
            <text:p>2635338.5</text:p>
          </table:table-cell>
          <table:table-cell office:value-type="string" calcext:value-type="string">
            <text:p>2503-03-21T00:00:00</text:p>
          </table:table-cell>
          <table:table-cell office:value-type="float" office:value="2635338.5" calcext:value-type="float">
            <text:p>2635338.5</text:p>
          </table:table-cell>
          <table:table-cell office:value-type="float" office:value="240694.602551" calcext:value-type="float">
            <text:p>240694.602551</text:p>
          </table:table-cell>
          <table:table-cell office:value-type="float" office:value="0.397449" calcext:value-type="float">
            <text:p>0.397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1-01-01T00:00:00</text:p>
          </table:table-cell>
          <table:table-cell office:value-type="float" office:value="2635703.5" calcext:value-type="float">
            <text:p>2635703.5</text:p>
          </table:table-cell>
          <table:table-cell office:value-type="string" calcext:value-type="string">
            <text:p>2504-03-20T00:00:00</text:p>
          </table:table-cell>
          <table:table-cell office:value-type="float" office:value="2635703.5" calcext:value-type="float">
            <text:p>2635703.5</text:p>
          </table:table-cell>
          <table:table-cell office:value-type="float" office:value="241059.84474" calcext:value-type="float">
            <text:p>241059.84474</text:p>
          </table:table-cell>
          <table:table-cell office:value-type="float" office:value="0.15526" calcext:value-type="float">
            <text:p>0.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2-01-01T00:00:00</text:p>
          </table:table-cell>
          <table:table-cell office:value-type="float" office:value="2636069.5" calcext:value-type="float">
            <text:p>2636069.5</text:p>
          </table:table-cell>
          <table:table-cell office:value-type="string" calcext:value-type="string">
            <text:p>2505-03-21T00:00:00</text:p>
          </table:table-cell>
          <table:table-cell office:value-type="float" office:value="2636069.5" calcext:value-type="float">
            <text:p>2636069.5</text:p>
          </table:table-cell>
          <table:table-cell office:value-type="float" office:value="241425.086929" calcext:value-type="float">
            <text:p>241425.086929</text:p>
          </table:table-cell>
          <table:table-cell office:value-type="float" office:value="0.913071" calcext:value-type="float">
            <text:p>0.9130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3-01-01T00:00:00</text:p>
          </table:table-cell>
          <table:table-cell office:value-type="float" office:value="2636434.5" calcext:value-type="float">
            <text:p>2636434.5</text:p>
          </table:table-cell>
          <table:table-cell office:value-type="string" calcext:value-type="string">
            <text:p>2506-03-21T00:00:00</text:p>
          </table:table-cell>
          <table:table-cell office:value-type="float" office:value="2636434.5" calcext:value-type="float">
            <text:p>2636434.5</text:p>
          </table:table-cell>
          <table:table-cell office:value-type="float" office:value="241790.329118" calcext:value-type="float">
            <text:p>241790.329118</text:p>
          </table:table-cell>
          <table:table-cell office:value-type="float" office:value="0.670882" calcext:value-type="float">
            <text:p>0.6708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4-01-01T00:00:00</text:p>
          </table:table-cell>
          <table:table-cell office:value-type="float" office:value="2636799.5" calcext:value-type="float">
            <text:p>2636799.5</text:p>
          </table:table-cell>
          <table:table-cell office:value-type="string" calcext:value-type="string">
            <text:p>2507-03-21T00:00:00</text:p>
          </table:table-cell>
          <table:table-cell office:value-type="float" office:value="2636799.5" calcext:value-type="float">
            <text:p>2636799.5</text:p>
          </table:table-cell>
          <table:table-cell office:value-type="float" office:value="242155.571307" calcext:value-type="float">
            <text:p>242155.571307</text:p>
          </table:table-cell>
          <table:table-cell office:value-type="float" office:value="0.428693" calcext:value-type="float">
            <text:p>0.428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5-01-01T00:00:00</text:p>
          </table:table-cell>
          <table:table-cell office:value-type="float" office:value="2637164.5" calcext:value-type="float">
            <text:p>2637164.5</text:p>
          </table:table-cell>
          <table:table-cell office:value-type="string" calcext:value-type="string">
            <text:p>2508-03-20T00:00:00</text:p>
          </table:table-cell>
          <table:table-cell office:value-type="float" office:value="2637164.5" calcext:value-type="float">
            <text:p>2637164.5</text:p>
          </table:table-cell>
          <table:table-cell office:value-type="float" office:value="242520.813496" calcext:value-type="float">
            <text:p>242520.813496</text:p>
          </table:table-cell>
          <table:table-cell office:value-type="float" office:value="0.186504" calcext:value-type="float">
            <text:p>0.186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6-01-01T00:00:00</text:p>
          </table:table-cell>
          <table:table-cell office:value-type="float" office:value="2637530.5" calcext:value-type="float">
            <text:p>2637530.5</text:p>
          </table:table-cell>
          <table:table-cell office:value-type="string" calcext:value-type="string">
            <text:p>2509-03-21T00:00:00</text:p>
          </table:table-cell>
          <table:table-cell office:value-type="float" office:value="2637530.5" calcext:value-type="float">
            <text:p>2637530.5</text:p>
          </table:table-cell>
          <table:table-cell office:value-type="float" office:value="242886.055685" calcext:value-type="float">
            <text:p>242886.055685</text:p>
          </table:table-cell>
          <table:table-cell office:value-type="float" office:value="0.944315" calcext:value-type="float">
            <text:p>0.944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7-01-01T00:00:00</text:p>
          </table:table-cell>
          <table:table-cell office:value-type="float" office:value="2637895.5" calcext:value-type="float">
            <text:p>2637895.5</text:p>
          </table:table-cell>
          <table:table-cell office:value-type="string" calcext:value-type="string">
            <text:p>2510-03-21T00:00:00</text:p>
          </table:table-cell>
          <table:table-cell office:value-type="float" office:value="2637895.5" calcext:value-type="float">
            <text:p>2637895.5</text:p>
          </table:table-cell>
          <table:table-cell office:value-type="float" office:value="243251.297874" calcext:value-type="float">
            <text:p>243251.297874</text:p>
          </table:table-cell>
          <table:table-cell office:value-type="float" office:value="0.702126" calcext:value-type="float">
            <text:p>0.702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8-01-01T00:00:00</text:p>
          </table:table-cell>
          <table:table-cell office:value-type="float" office:value="2638260.5" calcext:value-type="float">
            <text:p>2638260.5</text:p>
          </table:table-cell>
          <table:table-cell office:value-type="string" calcext:value-type="string">
            <text:p>2511-03-21T00:00:00</text:p>
          </table:table-cell>
          <table:table-cell office:value-type="float" office:value="2638260.5" calcext:value-type="float">
            <text:p>2638260.5</text:p>
          </table:table-cell>
          <table:table-cell office:value-type="float" office:value="243616.540063" calcext:value-type="float">
            <text:p>243616.540063</text:p>
          </table:table-cell>
          <table:table-cell office:value-type="float" office:value="0.459937" calcext:value-type="float">
            <text:p>0.4599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9-01-01T00:00:00</text:p>
          </table:table-cell>
          <table:table-cell office:value-type="float" office:value="2638625.5" calcext:value-type="float">
            <text:p>2638625.5</text:p>
          </table:table-cell>
          <table:table-cell office:value-type="string" calcext:value-type="string">
            <text:p>2512-03-20T00:00:00</text:p>
          </table:table-cell>
          <table:table-cell office:value-type="float" office:value="2638625.5" calcext:value-type="float">
            <text:p>2638625.5</text:p>
          </table:table-cell>
          <table:table-cell office:value-type="float" office:value="243981.782252" calcext:value-type="float">
            <text:p>243981.782252</text:p>
          </table:table-cell>
          <table:table-cell office:value-type="float" office:value="0.217748" calcext:value-type="float">
            <text:p>0.2177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0-01-01T00:00:00</text:p>
          </table:table-cell>
          <table:table-cell office:value-type="float" office:value="2638991.5" calcext:value-type="float">
            <text:p>2638991.5</text:p>
          </table:table-cell>
          <table:table-cell office:value-type="string" calcext:value-type="string">
            <text:p>2513-03-21T00:00:00</text:p>
          </table:table-cell>
          <table:table-cell office:value-type="float" office:value="2638991.5" calcext:value-type="float">
            <text:p>2638991.5</text:p>
          </table:table-cell>
          <table:table-cell office:value-type="float" office:value="244347.024441" calcext:value-type="float">
            <text:p>244347.024441</text:p>
          </table:table-cell>
          <table:table-cell office:value-type="float" office:value="0.975559" calcext:value-type="float">
            <text:p>0.975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1-01-01T00:00:00</text:p>
          </table:table-cell>
          <table:table-cell office:value-type="float" office:value="2639356.5" calcext:value-type="float">
            <text:p>2639356.5</text:p>
          </table:table-cell>
          <table:table-cell office:value-type="string" calcext:value-type="string">
            <text:p>2514-03-21T00:00:00</text:p>
          </table:table-cell>
          <table:table-cell office:value-type="float" office:value="2639356.5" calcext:value-type="float">
            <text:p>2639356.5</text:p>
          </table:table-cell>
          <table:table-cell office:value-type="float" office:value="244712.26663" calcext:value-type="float">
            <text:p>244712.26663</text:p>
          </table:table-cell>
          <table:table-cell office:value-type="float" office:value="0.73337" calcext:value-type="float">
            <text:p>0.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2-01-01T00:00:00</text:p>
          </table:table-cell>
          <table:table-cell office:value-type="float" office:value="2639721.5" calcext:value-type="float">
            <text:p>2639721.5</text:p>
          </table:table-cell>
          <table:table-cell office:value-type="string" calcext:value-type="string">
            <text:p>2515-03-21T00:00:00</text:p>
          </table:table-cell>
          <table:table-cell office:value-type="float" office:value="2639721.5" calcext:value-type="float">
            <text:p>2639721.5</text:p>
          </table:table-cell>
          <table:table-cell office:value-type="float" office:value="245077.508819" calcext:value-type="float">
            <text:p>245077.508819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3-01-01T00:00:00</text:p>
          </table:table-cell>
          <table:table-cell office:value-type="float" office:value="2640086.5" calcext:value-type="float">
            <text:p>2640086.5</text:p>
          </table:table-cell>
          <table:table-cell office:value-type="string" calcext:value-type="string">
            <text:p>2516-03-20T00:00:00</text:p>
          </table:table-cell>
          <table:table-cell office:value-type="float" office:value="2640086.5" calcext:value-type="float">
            <text:p>2640086.5</text:p>
          </table:table-cell>
          <table:table-cell office:value-type="float" office:value="245442.751008" calcext:value-type="float">
            <text:p>245442.751008</text:p>
          </table:table-cell>
          <table:table-cell office:value-type="float" office:value="0.248992" calcext:value-type="float">
            <text:p>0.248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4-01-01T00:00:00</text:p>
          </table:table-cell>
          <table:table-cell office:value-type="float" office:value="2640451.5" calcext:value-type="float">
            <text:p>2640451.5</text:p>
          </table:table-cell>
          <table:table-cell office:value-type="string" calcext:value-type="string">
            <text:p>2517-03-21T00:00:00</text:p>
          </table:table-cell>
          <table:table-cell office:value-type="float" office:value="2640452.5" calcext:value-type="float">
            <text:p>2640452.5</text:p>
          </table:table-cell>
          <table:table-cell office:value-type="float" office:value="245807.993197" calcext:value-type="float">
            <text:p>245807.993197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5-01-01T00:00:00</text:p>
          </table:table-cell>
          <table:table-cell office:value-type="float" office:value="2640817.5" calcext:value-type="float">
            <text:p>2640817.5</text:p>
          </table:table-cell>
          <table:table-cell office:value-type="string" calcext:value-type="string">
            <text:p>2518-03-21T00:00:00</text:p>
          </table:table-cell>
          <table:table-cell office:value-type="float" office:value="2640817.5" calcext:value-type="float">
            <text:p>2640817.5</text:p>
          </table:table-cell>
          <table:table-cell office:value-type="float" office:value="246173.235386" calcext:value-type="float">
            <text:p>246173.235386</text:p>
          </table:table-cell>
          <table:table-cell office:value-type="float" office:value="0.764614" calcext:value-type="float">
            <text:p>0.7646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6-01-01T00:00:00</text:p>
          </table:table-cell>
          <table:table-cell office:value-type="float" office:value="2641182.5" calcext:value-type="float">
            <text:p>2641182.5</text:p>
          </table:table-cell>
          <table:table-cell office:value-type="string" calcext:value-type="string">
            <text:p>2519-03-21T00:00:00</text:p>
          </table:table-cell>
          <table:table-cell office:value-type="float" office:value="2641182.5" calcext:value-type="float">
            <text:p>2641182.5</text:p>
          </table:table-cell>
          <table:table-cell office:value-type="float" office:value="246538.477575" calcext:value-type="float">
            <text:p>246538.477575</text:p>
          </table:table-cell>
          <table:table-cell office:value-type="float" office:value="0.522425" calcext:value-type="float">
            <text:p>0.5224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7-01-01T00:00:00</text:p>
          </table:table-cell>
          <table:table-cell office:value-type="float" office:value="2641547.5" calcext:value-type="float">
            <text:p>2641547.5</text:p>
          </table:table-cell>
          <table:table-cell office:value-type="string" calcext:value-type="string">
            <text:p>2520-03-20T00:00:00</text:p>
          </table:table-cell>
          <table:table-cell office:value-type="float" office:value="2641547.5" calcext:value-type="float">
            <text:p>2641547.5</text:p>
          </table:table-cell>
          <table:table-cell office:value-type="float" office:value="246903.719764" calcext:value-type="float">
            <text:p>246903.719764</text:p>
          </table:table-cell>
          <table:table-cell office:value-type="float" office:value="0.280236" calcext:value-type="float">
            <text:p>0.2802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8-01-01T00:00:00</text:p>
          </table:table-cell>
          <table:table-cell office:value-type="float" office:value="2641912.5" calcext:value-type="float">
            <text:p>2641912.5</text:p>
          </table:table-cell>
          <table:table-cell office:value-type="string" calcext:value-type="string">
            <text:p>2521-03-21T00:00:00</text:p>
          </table:table-cell>
          <table:table-cell office:value-type="float" office:value="2641913.5" calcext:value-type="float">
            <text:p>2641913.5</text:p>
          </table:table-cell>
          <table:table-cell office:value-type="float" office:value="247268.961953" calcext:value-type="float">
            <text:p>247268.961953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9-01-01T00:00:00</text:p>
          </table:table-cell>
          <table:table-cell office:value-type="float" office:value="2642278.5" calcext:value-type="float">
            <text:p>2642278.5</text:p>
          </table:table-cell>
          <table:table-cell office:value-type="string" calcext:value-type="string">
            <text:p>2522-03-21T00:00:00</text:p>
          </table:table-cell>
          <table:table-cell office:value-type="float" office:value="2642278.5" calcext:value-type="float">
            <text:p>2642278.5</text:p>
          </table:table-cell>
          <table:table-cell office:value-type="float" office:value="247634.204142" calcext:value-type="float">
            <text:p>247634.204142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0-01-01T00:00:00</text:p>
          </table:table-cell>
          <table:table-cell office:value-type="float" office:value="2642643.5" calcext:value-type="float">
            <text:p>2642643.5</text:p>
          </table:table-cell>
          <table:table-cell office:value-type="string" calcext:value-type="string">
            <text:p>2523-03-21T00:00:00</text:p>
          </table:table-cell>
          <table:table-cell office:value-type="float" office:value="2642643.5" calcext:value-type="float">
            <text:p>2642643.5</text:p>
          </table:table-cell>
          <table:table-cell office:value-type="float" office:value="247999.446331" calcext:value-type="float">
            <text:p>247999.446331</text:p>
          </table:table-cell>
          <table:table-cell office:value-type="float" office:value="0.553669" calcext:value-type="float">
            <text:p>0.5536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1-01-01T00:00:00</text:p>
          </table:table-cell>
          <table:table-cell office:value-type="float" office:value="2643008.5" calcext:value-type="float">
            <text:p>2643008.5</text:p>
          </table:table-cell>
          <table:table-cell office:value-type="string" calcext:value-type="string">
            <text:p>2524-03-20T00:00:00</text:p>
          </table:table-cell>
          <table:table-cell office:value-type="float" office:value="2643008.5" calcext:value-type="float">
            <text:p>2643008.5</text:p>
          </table:table-cell>
          <table:table-cell office:value-type="float" office:value="248364.68852" calcext:value-type="float">
            <text:p>248364.68852</text:p>
          </table:table-cell>
          <table:table-cell office:value-type="float" office:value="0.31148" calcext:value-type="float">
            <text:p>0.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2-01-01T00:00:00</text:p>
          </table:table-cell>
          <table:table-cell office:value-type="float" office:value="2643373.5" calcext:value-type="float">
            <text:p>2643373.5</text:p>
          </table:table-cell>
          <table:table-cell office:value-type="string" calcext:value-type="string">
            <text:p>2525-03-21T00:00:00</text:p>
          </table:table-cell>
          <table:table-cell office:value-type="float" office:value="2643374.5" calcext:value-type="float">
            <text:p>2643374.5</text:p>
          </table:table-cell>
          <table:table-cell office:value-type="float" office:value="248729.930709" calcext:value-type="float">
            <text:p>248729.930709</text:p>
          </table:table-cell>
          <table:table-cell office:value-type="float" office:value="0.069291" calcext:value-type="float">
            <text:p>0.0692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3-01-01T00:00:00</text:p>
          </table:table-cell>
          <table:table-cell office:value-type="float" office:value="2643739.5" calcext:value-type="float">
            <text:p>2643739.5</text:p>
          </table:table-cell>
          <table:table-cell office:value-type="string" calcext:value-type="string">
            <text:p>2526-03-21T00:00:00</text:p>
          </table:table-cell>
          <table:table-cell office:value-type="float" office:value="2643739.5" calcext:value-type="float">
            <text:p>2643739.5</text:p>
          </table:table-cell>
          <table:table-cell office:value-type="float" office:value="249095.172898" calcext:value-type="float">
            <text:p>249095.172898</text:p>
          </table:table-cell>
          <table:table-cell office:value-type="float" office:value="0.827102" calcext:value-type="float">
            <text:p>0.827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4-01-01T00:00:00</text:p>
          </table:table-cell>
          <table:table-cell office:value-type="float" office:value="2644104.5" calcext:value-type="float">
            <text:p>2644104.5</text:p>
          </table:table-cell>
          <table:table-cell office:value-type="string" calcext:value-type="string">
            <text:p>2527-03-21T00:00:00</text:p>
          </table:table-cell>
          <table:table-cell office:value-type="float" office:value="2644104.5" calcext:value-type="float">
            <text:p>2644104.5</text:p>
          </table:table-cell>
          <table:table-cell office:value-type="float" office:value="249460.415087" calcext:value-type="float">
            <text:p>249460.415087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5-01-01T00:00:00</text:p>
          </table:table-cell>
          <table:table-cell office:value-type="float" office:value="2644469.5" calcext:value-type="float">
            <text:p>2644469.5</text:p>
          </table:table-cell>
          <table:table-cell office:value-type="string" calcext:value-type="string">
            <text:p>2528-03-20T00:00:00</text:p>
          </table:table-cell>
          <table:table-cell office:value-type="float" office:value="2644469.5" calcext:value-type="float">
            <text:p>2644469.5</text:p>
          </table:table-cell>
          <table:table-cell office:value-type="float" office:value="249825.657276" calcext:value-type="float">
            <text:p>249825.657276</text:p>
          </table:table-cell>
          <table:table-cell office:value-type="float" office:value="0.342724" calcext:value-type="float">
            <text:p>0.342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6-01-01T00:00:00</text:p>
          </table:table-cell>
          <table:table-cell office:value-type="float" office:value="2644834.5" calcext:value-type="float">
            <text:p>2644834.5</text:p>
          </table:table-cell>
          <table:table-cell office:value-type="string" calcext:value-type="string">
            <text:p>2529-03-20T00:00:00</text:p>
          </table:table-cell>
          <table:table-cell office:value-type="float" office:value="2644834.5" calcext:value-type="float">
            <text:p>2644834.5</text:p>
          </table:table-cell>
          <table:table-cell office:value-type="float" office:value="250190.899465" calcext:value-type="float">
            <text:p>250190.899465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7-01-01T00:00:00</text:p>
          </table:table-cell>
          <table:table-cell office:value-type="float" office:value="2645200.5" calcext:value-type="float">
            <text:p>2645200.5</text:p>
          </table:table-cell>
          <table:table-cell office:value-type="string" calcext:value-type="string">
            <text:p>2530-03-21T00:00:00</text:p>
          </table:table-cell>
          <table:table-cell office:value-type="float" office:value="2645200.5" calcext:value-type="float">
            <text:p>2645200.5</text:p>
          </table:table-cell>
          <table:table-cell office:value-type="float" office:value="250556.141654" calcext:value-type="float">
            <text:p>250556.141654</text:p>
          </table:table-cell>
          <table:table-cell office:value-type="float" office:value="0.858346" calcext:value-type="float">
            <text:p>0.858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8-01-01T00:00:00</text:p>
          </table:table-cell>
          <table:table-cell office:value-type="float" office:value="2645565.5" calcext:value-type="float">
            <text:p>2645565.5</text:p>
          </table:table-cell>
          <table:table-cell office:value-type="string" calcext:value-type="string">
            <text:p>2531-03-21T00:00:00</text:p>
          </table:table-cell>
          <table:table-cell office:value-type="float" office:value="2645565.5" calcext:value-type="float">
            <text:p>2645565.5</text:p>
          </table:table-cell>
          <table:table-cell office:value-type="float" office:value="250921.383843" calcext:value-type="float">
            <text:p>250921.383843</text:p>
          </table:table-cell>
          <table:table-cell office:value-type="float" office:value="0.616157" calcext:value-type="float">
            <text:p>0.6161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9-01-01T00:00:00</text:p>
          </table:table-cell>
          <table:table-cell office:value-type="float" office:value="2645930.5" calcext:value-type="float">
            <text:p>2645930.5</text:p>
          </table:table-cell>
          <table:table-cell office:value-type="string" calcext:value-type="string">
            <text:p>2532-03-20T00:00:00</text:p>
          </table:table-cell>
          <table:table-cell office:value-type="float" office:value="2645930.5" calcext:value-type="float">
            <text:p>2645930.5</text:p>
          </table:table-cell>
          <table:table-cell office:value-type="float" office:value="251286.626032" calcext:value-type="float">
            <text:p>251286.626032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0-01-01T00:00:00</text:p>
          </table:table-cell>
          <table:table-cell office:value-type="float" office:value="2646295.5" calcext:value-type="float">
            <text:p>2646295.5</text:p>
          </table:table-cell>
          <table:table-cell office:value-type="string" calcext:value-type="string">
            <text:p>2533-03-20T00:00:00</text:p>
          </table:table-cell>
          <table:table-cell office:value-type="float" office:value="2646295.5" calcext:value-type="float">
            <text:p>2646295.5</text:p>
          </table:table-cell>
          <table:table-cell office:value-type="float" office:value="251651.868221" calcext:value-type="float">
            <text:p>251651.868221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1-01-01T00:00:00</text:p>
          </table:table-cell>
          <table:table-cell office:value-type="float" office:value="2646661.5" calcext:value-type="float">
            <text:p>2646661.5</text:p>
          </table:table-cell>
          <table:table-cell office:value-type="string" calcext:value-type="string">
            <text:p>2534-03-21T00:00:00</text:p>
          </table:table-cell>
          <table:table-cell office:value-type="float" office:value="2646661.5" calcext:value-type="float">
            <text:p>2646661.5</text:p>
          </table:table-cell>
          <table:table-cell office:value-type="float" office:value="252017.11041" calcext:value-type="float">
            <text:p>252017.11041</text:p>
          </table:table-cell>
          <table:table-cell office:value-type="float" office:value="0.88959" calcext:value-type="float">
            <text:p>0.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2-01-01T00:00:00</text:p>
          </table:table-cell>
          <table:table-cell office:value-type="float" office:value="2647026.5" calcext:value-type="float">
            <text:p>2647026.5</text:p>
          </table:table-cell>
          <table:table-cell office:value-type="string" calcext:value-type="string">
            <text:p>2535-03-21T00:00:00</text:p>
          </table:table-cell>
          <table:table-cell office:value-type="float" office:value="2647026.5" calcext:value-type="float">
            <text:p>2647026.5</text:p>
          </table:table-cell>
          <table:table-cell office:value-type="float" office:value="252382.352599" calcext:value-type="float">
            <text:p>252382.352599</text:p>
          </table:table-cell>
          <table:table-cell office:value-type="float" office:value="0.647401" calcext:value-type="float">
            <text:p>0.6474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3-01-01T00:00:00</text:p>
          </table:table-cell>
          <table:table-cell office:value-type="float" office:value="2647391.5" calcext:value-type="float">
            <text:p>2647391.5</text:p>
          </table:table-cell>
          <table:table-cell office:value-type="string" calcext:value-type="string">
            <text:p>2536-03-20T00:00:00</text:p>
          </table:table-cell>
          <table:table-cell office:value-type="float" office:value="2647391.5" calcext:value-type="float">
            <text:p>2647391.5</text:p>
          </table:table-cell>
          <table:table-cell office:value-type="float" office:value="252747.594788" calcext:value-type="float">
            <text:p>252747.594788</text:p>
          </table:table-cell>
          <table:table-cell office:value-type="float" office:value="0.405212" calcext:value-type="float">
            <text:p>0.4052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4-01-01T00:00:00</text:p>
          </table:table-cell>
          <table:table-cell office:value-type="float" office:value="2647756.5" calcext:value-type="float">
            <text:p>2647756.5</text:p>
          </table:table-cell>
          <table:table-cell office:value-type="string" calcext:value-type="string">
            <text:p>2537-03-20T00:00:00</text:p>
          </table:table-cell>
          <table:table-cell office:value-type="float" office:value="2647756.5" calcext:value-type="float">
            <text:p>2647756.5</text:p>
          </table:table-cell>
          <table:table-cell office:value-type="float" office:value="253112.836977" calcext:value-type="float">
            <text:p>253112.836977</text:p>
          </table:table-cell>
          <table:table-cell office:value-type="float" office:value="0.163023" calcext:value-type="float">
            <text:p>0.163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5-01-01T00:00:00</text:p>
          </table:table-cell>
          <table:table-cell office:value-type="float" office:value="2648122.5" calcext:value-type="float">
            <text:p>2648122.5</text:p>
          </table:table-cell>
          <table:table-cell office:value-type="string" calcext:value-type="string">
            <text:p>2538-03-21T00:00:00</text:p>
          </table:table-cell>
          <table:table-cell office:value-type="float" office:value="2648122.5" calcext:value-type="float">
            <text:p>2648122.5</text:p>
          </table:table-cell>
          <table:table-cell office:value-type="float" office:value="253478.079166" calcext:value-type="float">
            <text:p>253478.079166</text:p>
          </table:table-cell>
          <table:table-cell office:value-type="float" office:value="0.920834" calcext:value-type="float">
            <text:p>0.9208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6-01-01T00:00:00</text:p>
          </table:table-cell>
          <table:table-cell office:value-type="float" office:value="2648487.5" calcext:value-type="float">
            <text:p>2648487.5</text:p>
          </table:table-cell>
          <table:table-cell office:value-type="string" calcext:value-type="string">
            <text:p>2539-03-21T00:00:00</text:p>
          </table:table-cell>
          <table:table-cell office:value-type="float" office:value="2648487.5" calcext:value-type="float">
            <text:p>2648487.5</text:p>
          </table:table-cell>
          <table:table-cell office:value-type="float" office:value="253843.321355" calcext:value-type="float">
            <text:p>253843.321355</text:p>
          </table:table-cell>
          <table:table-cell office:value-type="float" office:value="0.678645" calcext:value-type="float">
            <text:p>0.678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7-01-01T00:00:00</text:p>
          </table:table-cell>
          <table:table-cell office:value-type="float" office:value="2648852.5" calcext:value-type="float">
            <text:p>2648852.5</text:p>
          </table:table-cell>
          <table:table-cell office:value-type="string" calcext:value-type="string">
            <text:p>2540-03-20T00:00:00</text:p>
          </table:table-cell>
          <table:table-cell office:value-type="float" office:value="2648852.5" calcext:value-type="float">
            <text:p>2648852.5</text:p>
          </table:table-cell>
          <table:table-cell office:value-type="float" office:value="254208.563544" calcext:value-type="float">
            <text:p>254208.563544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8-01-01T00:00:00</text:p>
          </table:table-cell>
          <table:table-cell office:value-type="float" office:value="2649217.5" calcext:value-type="float">
            <text:p>2649217.5</text:p>
          </table:table-cell>
          <table:table-cell office:value-type="string" calcext:value-type="string">
            <text:p>2541-03-20T00:00:00</text:p>
          </table:table-cell>
          <table:table-cell office:value-type="float" office:value="2649217.5" calcext:value-type="float">
            <text:p>2649217.5</text:p>
          </table:table-cell>
          <table:table-cell office:value-type="float" office:value="254573.805733" calcext:value-type="float">
            <text:p>254573.805733</text:p>
          </table:table-cell>
          <table:table-cell office:value-type="float" office:value="0.194267" calcext:value-type="float">
            <text:p>0.194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9-01-01T00:00:00</text:p>
          </table:table-cell>
          <table:table-cell office:value-type="float" office:value="2649583.5" calcext:value-type="float">
            <text:p>2649583.5</text:p>
          </table:table-cell>
          <table:table-cell office:value-type="string" calcext:value-type="string">
            <text:p>2542-03-21T00:00:00</text:p>
          </table:table-cell>
          <table:table-cell office:value-type="float" office:value="2649583.5" calcext:value-type="float">
            <text:p>2649583.5</text:p>
          </table:table-cell>
          <table:table-cell office:value-type="float" office:value="254939.047922" calcext:value-type="float">
            <text:p>254939.047922</text:p>
          </table:table-cell>
          <table:table-cell office:value-type="float" office:value="0.952078" calcext:value-type="float">
            <text:p>0.9520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0-01-01T00:00:00</text:p>
          </table:table-cell>
          <table:table-cell office:value-type="float" office:value="2649948.5" calcext:value-type="float">
            <text:p>2649948.5</text:p>
          </table:table-cell>
          <table:table-cell office:value-type="string" calcext:value-type="string">
            <text:p>2543-03-21T00:00:00</text:p>
          </table:table-cell>
          <table:table-cell office:value-type="float" office:value="2649948.5" calcext:value-type="float">
            <text:p>2649948.5</text:p>
          </table:table-cell>
          <table:table-cell office:value-type="float" office:value="255304.290111" calcext:value-type="float">
            <text:p>255304.290111</text:p>
          </table:table-cell>
          <table:table-cell office:value-type="float" office:value="0.709889" calcext:value-type="float">
            <text:p>0.7098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1-01-01T00:00:00</text:p>
          </table:table-cell>
          <table:table-cell office:value-type="float" office:value="2650313.5" calcext:value-type="float">
            <text:p>2650313.5</text:p>
          </table:table-cell>
          <table:table-cell office:value-type="string" calcext:value-type="string">
            <text:p>2544-03-20T00:00:00</text:p>
          </table:table-cell>
          <table:table-cell office:value-type="float" office:value="2650313.5" calcext:value-type="float">
            <text:p>2650313.5</text:p>
          </table:table-cell>
          <table:table-cell office:value-type="float" office:value="255669.5323" calcext:value-type="float">
            <text:p>255669.532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2-01-01T00:00:00</text:p>
          </table:table-cell>
          <table:table-cell office:value-type="float" office:value="2650678.5" calcext:value-type="float">
            <text:p>2650678.5</text:p>
          </table:table-cell>
          <table:table-cell office:value-type="string" calcext:value-type="string">
            <text:p>2545-03-20T00:00:00</text:p>
          </table:table-cell>
          <table:table-cell office:value-type="float" office:value="2650678.5" calcext:value-type="float">
            <text:p>2650678.5</text:p>
          </table:table-cell>
          <table:table-cell office:value-type="float" office:value="256034.774489" calcext:value-type="float">
            <text:p>256034.774489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3-01-01T00:00:00</text:p>
          </table:table-cell>
          <table:table-cell office:value-type="float" office:value="2651044.5" calcext:value-type="float">
            <text:p>2651044.5</text:p>
          </table:table-cell>
          <table:table-cell office:value-type="string" calcext:value-type="string">
            <text:p>2546-03-21T00:00:00</text:p>
          </table:table-cell>
          <table:table-cell office:value-type="float" office:value="2651044.5" calcext:value-type="float">
            <text:p>2651044.5</text:p>
          </table:table-cell>
          <table:table-cell office:value-type="float" office:value="256400.016678" calcext:value-type="float">
            <text:p>256400.016678</text:p>
          </table:table-cell>
          <table:table-cell office:value-type="float" office:value="0.983322" calcext:value-type="float">
            <text:p>0.983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4-01-01T00:00:00</text:p>
          </table:table-cell>
          <table:table-cell office:value-type="float" office:value="2651409.5" calcext:value-type="float">
            <text:p>2651409.5</text:p>
          </table:table-cell>
          <table:table-cell office:value-type="string" calcext:value-type="string">
            <text:p>2547-03-21T00:00:00</text:p>
          </table:table-cell>
          <table:table-cell office:value-type="float" office:value="2651409.5" calcext:value-type="float">
            <text:p>2651409.5</text:p>
          </table:table-cell>
          <table:table-cell office:value-type="float" office:value="256765.258867" calcext:value-type="float">
            <text:p>256765.258867</text:p>
          </table:table-cell>
          <table:table-cell office:value-type="float" office:value="0.741133" calcext:value-type="float">
            <text:p>0.7411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5-01-01T00:00:00</text:p>
          </table:table-cell>
          <table:table-cell office:value-type="float" office:value="2651774.5" calcext:value-type="float">
            <text:p>2651774.5</text:p>
          </table:table-cell>
          <table:table-cell office:value-type="string" calcext:value-type="string">
            <text:p>2548-03-20T00:00:00</text:p>
          </table:table-cell>
          <table:table-cell office:value-type="float" office:value="2651774.5" calcext:value-type="float">
            <text:p>2651774.5</text:p>
          </table:table-cell>
          <table:table-cell office:value-type="float" office:value="257130.501056" calcext:value-type="float">
            <text:p>257130.501056</text:p>
          </table:table-cell>
          <table:table-cell office:value-type="float" office:value="0.498944" calcext:value-type="float">
            <text:p>0.4989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6-01-01T00:00:00</text:p>
          </table:table-cell>
          <table:table-cell office:value-type="float" office:value="2652139.5" calcext:value-type="float">
            <text:p>2652139.5</text:p>
          </table:table-cell>
          <table:table-cell office:value-type="string" calcext:value-type="string">
            <text:p>2549-03-20T00:00:00</text:p>
          </table:table-cell>
          <table:table-cell office:value-type="float" office:value="2652139.5" calcext:value-type="float">
            <text:p>2652139.5</text:p>
          </table:table-cell>
          <table:table-cell office:value-type="float" office:value="257495.743245" calcext:value-type="float">
            <text:p>257495.743245</text:p>
          </table:table-cell>
          <table:table-cell office:value-type="float" office:value="0.256755" calcext:value-type="float">
            <text:p>0.2567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-01-01T00:00:00</text:p>
          </table:table-cell>
          <table:table-cell office:value-type="float" office:value="2652504.5" calcext:value-type="float">
            <text:p>2652504.5</text:p>
          </table:table-cell>
          <table:table-cell office:value-type="string" calcext:value-type="string">
            <text:p>2550-03-21T00:00:00</text:p>
          </table:table-cell>
          <table:table-cell office:value-type="float" office:value="2652505.5" calcext:value-type="float">
            <text:p>2652505.5</text:p>
          </table:table-cell>
          <table:table-cell office:value-type="float" office:value="257860.985434" calcext:value-type="float">
            <text:p>257860.985434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8-01-01T00:00:00</text:p>
          </table:table-cell>
          <table:table-cell office:value-type="float" office:value="2652870.5" calcext:value-type="float">
            <text:p>2652870.5</text:p>
          </table:table-cell>
          <table:table-cell office:value-type="string" calcext:value-type="string">
            <text:p>2551-03-21T00:00:00</text:p>
          </table:table-cell>
          <table:table-cell office:value-type="float" office:value="2652870.5" calcext:value-type="float">
            <text:p>2652870.5</text:p>
          </table:table-cell>
          <table:table-cell office:value-type="float" office:value="258226.227623" calcext:value-type="float">
            <text:p>258226.227623</text:p>
          </table:table-cell>
          <table:table-cell office:value-type="float" office:value="0.772377" calcext:value-type="float">
            <text:p>0.7723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9-01-01T00:00:00</text:p>
          </table:table-cell>
          <table:table-cell office:value-type="float" office:value="2653235.5" calcext:value-type="float">
            <text:p>2653235.5</text:p>
          </table:table-cell>
          <table:table-cell office:value-type="string" calcext:value-type="string">
            <text:p>2552-03-20T00:00:00</text:p>
          </table:table-cell>
          <table:table-cell office:value-type="float" office:value="2653235.5" calcext:value-type="float">
            <text:p>2653235.5</text:p>
          </table:table-cell>
          <table:table-cell office:value-type="float" office:value="258591.469812" calcext:value-type="float">
            <text:p>258591.469812</text:p>
          </table:table-cell>
          <table:table-cell office:value-type="float" office:value="0.530188" calcext:value-type="float">
            <text:p>0.530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0-01-01T00:00:00</text:p>
          </table:table-cell>
          <table:table-cell office:value-type="float" office:value="2653600.5" calcext:value-type="float">
            <text:p>2653600.5</text:p>
          </table:table-cell>
          <table:table-cell office:value-type="string" calcext:value-type="string">
            <text:p>2553-03-20T00:00:00</text:p>
          </table:table-cell>
          <table:table-cell office:value-type="float" office:value="2653600.5" calcext:value-type="float">
            <text:p>2653600.5</text:p>
          </table:table-cell>
          <table:table-cell office:value-type="float" office:value="258956.712001" calcext:value-type="float">
            <text:p>258956.712001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1-01-01T00:00:00</text:p>
          </table:table-cell>
          <table:table-cell office:value-type="float" office:value="2653965.5" calcext:value-type="float">
            <text:p>2653965.5</text:p>
          </table:table-cell>
          <table:table-cell office:value-type="string" calcext:value-type="string">
            <text:p>2554-03-21T00:00:00</text:p>
          </table:table-cell>
          <table:table-cell office:value-type="float" office:value="2653966.5" calcext:value-type="float">
            <text:p>2653966.5</text:p>
          </table:table-cell>
          <table:table-cell office:value-type="float" office:value="259321.95419" calcext:value-type="float">
            <text:p>259321.95419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2-01-01T00:00:00</text:p>
          </table:table-cell>
          <table:table-cell office:value-type="float" office:value="2654331.5" calcext:value-type="float">
            <text:p>2654331.5</text:p>
          </table:table-cell>
          <table:table-cell office:value-type="string" calcext:value-type="string">
            <text:p>2555-03-21T00:00:00</text:p>
          </table:table-cell>
          <table:table-cell office:value-type="float" office:value="2654331.5" calcext:value-type="float">
            <text:p>2654331.5</text:p>
          </table:table-cell>
          <table:table-cell office:value-type="float" office:value="259687.196379" calcext:value-type="float">
            <text:p>259687.196379</text:p>
          </table:table-cell>
          <table:table-cell office:value-type="float" office:value="0.803621" calcext:value-type="float">
            <text:p>0.8036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3-01-01T00:00:00</text:p>
          </table:table-cell>
          <table:table-cell office:value-type="float" office:value="2654696.5" calcext:value-type="float">
            <text:p>2654696.5</text:p>
          </table:table-cell>
          <table:table-cell office:value-type="string" calcext:value-type="string">
            <text:p>2556-03-20T00:00:00</text:p>
          </table:table-cell>
          <table:table-cell office:value-type="float" office:value="2654696.5" calcext:value-type="float">
            <text:p>2654696.5</text:p>
          </table:table-cell>
          <table:table-cell office:value-type="float" office:value="260052.438568" calcext:value-type="float">
            <text:p>260052.438568</text:p>
          </table:table-cell>
          <table:table-cell office:value-type="float" office:value="0.561432" calcext:value-type="float">
            <text:p>0.56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4-01-01T00:00:00</text:p>
          </table:table-cell>
          <table:table-cell office:value-type="float" office:value="2655061.5" calcext:value-type="float">
            <text:p>2655061.5</text:p>
          </table:table-cell>
          <table:table-cell office:value-type="string" calcext:value-type="string">
            <text:p>2557-03-20T00:00:00</text:p>
          </table:table-cell>
          <table:table-cell office:value-type="float" office:value="2655061.5" calcext:value-type="float">
            <text:p>2655061.5</text:p>
          </table:table-cell>
          <table:table-cell office:value-type="float" office:value="260417.680757" calcext:value-type="float">
            <text:p>260417.680757</text:p>
          </table:table-cell>
          <table:table-cell office:value-type="float" office:value="0.319243" calcext:value-type="float">
            <text:p>0.3192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5-01-01T00:00:00</text:p>
          </table:table-cell>
          <table:table-cell office:value-type="float" office:value="2655426.5" calcext:value-type="float">
            <text:p>2655426.5</text:p>
          </table:table-cell>
          <table:table-cell office:value-type="string" calcext:value-type="string">
            <text:p>2558-03-21T00:00:00</text:p>
          </table:table-cell>
          <table:table-cell office:value-type="float" office:value="2655427.5" calcext:value-type="float">
            <text:p>2655427.5</text:p>
          </table:table-cell>
          <table:table-cell office:value-type="float" office:value="260782.922946" calcext:value-type="float">
            <text:p>260782.922946</text:p>
          </table:table-cell>
          <table:table-cell office:value-type="float" office:value="0.077054" calcext:value-type="float">
            <text:p>0.0770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6-01-01T00:00:00</text:p>
          </table:table-cell>
          <table:table-cell office:value-type="float" office:value="2655792.5" calcext:value-type="float">
            <text:p>2655792.5</text:p>
          </table:table-cell>
          <table:table-cell office:value-type="string" calcext:value-type="string">
            <text:p>2559-03-21T00:00:00</text:p>
          </table:table-cell>
          <table:table-cell office:value-type="float" office:value="2655792.5" calcext:value-type="float">
            <text:p>2655792.5</text:p>
          </table:table-cell>
          <table:table-cell office:value-type="float" office:value="261148.165135" calcext:value-type="float">
            <text:p>261148.165135</text:p>
          </table:table-cell>
          <table:table-cell office:value-type="float" office:value="0.834865" calcext:value-type="float">
            <text:p>0.8348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7-01-01T00:00:00</text:p>
          </table:table-cell>
          <table:table-cell office:value-type="float" office:value="2656157.5" calcext:value-type="float">
            <text:p>2656157.5</text:p>
          </table:table-cell>
          <table:table-cell office:value-type="string" calcext:value-type="string">
            <text:p>2560-03-20T00:00:00</text:p>
          </table:table-cell>
          <table:table-cell office:value-type="float" office:value="2656157.5" calcext:value-type="float">
            <text:p>2656157.5</text:p>
          </table:table-cell>
          <table:table-cell office:value-type="float" office:value="261513.407324" calcext:value-type="float">
            <text:p>261513.407324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8-01-01T00:00:00</text:p>
          </table:table-cell>
          <table:table-cell office:value-type="float" office:value="2656522.5" calcext:value-type="float">
            <text:p>2656522.5</text:p>
          </table:table-cell>
          <table:table-cell office:value-type="string" calcext:value-type="string">
            <text:p>2561-03-20T00:00:00</text:p>
          </table:table-cell>
          <table:table-cell office:value-type="float" office:value="2656522.5" calcext:value-type="float">
            <text:p>2656522.5</text:p>
          </table:table-cell>
          <table:table-cell office:value-type="float" office:value="261878.649513" calcext:value-type="float">
            <text:p>261878.649513</text:p>
          </table:table-cell>
          <table:table-cell office:value-type="float" office:value="0.350487" calcext:value-type="float">
            <text:p>0.350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9-01-01T00:00:00</text:p>
          </table:table-cell>
          <table:table-cell office:value-type="float" office:value="2656887.5" calcext:value-type="float">
            <text:p>2656887.5</text:p>
          </table:table-cell>
          <table:table-cell office:value-type="string" calcext:value-type="string">
            <text:p>2562-03-20T00:00:00</text:p>
          </table:table-cell>
          <table:table-cell office:value-type="float" office:value="2656887.5" calcext:value-type="float">
            <text:p>2656887.5</text:p>
          </table:table-cell>
          <table:table-cell office:value-type="float" office:value="262243.891702" calcext:value-type="float">
            <text:p>262243.891702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0-01-01T00:00:00</text:p>
          </table:table-cell>
          <table:table-cell office:value-type="float" office:value="2657253.5" calcext:value-type="float">
            <text:p>2657253.5</text:p>
          </table:table-cell>
          <table:table-cell office:value-type="string" calcext:value-type="string">
            <text:p>2563-03-21T00:00:00</text:p>
          </table:table-cell>
          <table:table-cell office:value-type="float" office:value="2657253.5" calcext:value-type="float">
            <text:p>2657253.5</text:p>
          </table:table-cell>
          <table:table-cell office:value-type="float" office:value="262609.133891" calcext:value-type="float">
            <text:p>262609.133891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1-01-01T00:00:00</text:p>
          </table:table-cell>
          <table:table-cell office:value-type="float" office:value="2657618.5" calcext:value-type="float">
            <text:p>2657618.5</text:p>
          </table:table-cell>
          <table:table-cell office:value-type="string" calcext:value-type="string">
            <text:p>2564-03-20T00:00:00</text:p>
          </table:table-cell>
          <table:table-cell office:value-type="float" office:value="2657618.5" calcext:value-type="float">
            <text:p>2657618.5</text:p>
          </table:table-cell>
          <table:table-cell office:value-type="float" office:value="262974.37608" calcext:value-type="float">
            <text:p>262974.37608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2-01-01T00:00:00</text:p>
          </table:table-cell>
          <table:table-cell office:value-type="float" office:value="2657983.5" calcext:value-type="float">
            <text:p>2657983.5</text:p>
          </table:table-cell>
          <table:table-cell office:value-type="string" calcext:value-type="string">
            <text:p>2565-03-20T00:00:00</text:p>
          </table:table-cell>
          <table:table-cell office:value-type="float" office:value="2657983.5" calcext:value-type="float">
            <text:p>2657983.5</text:p>
          </table:table-cell>
          <table:table-cell office:value-type="float" office:value="263339.618269" calcext:value-type="float">
            <text:p>263339.618269</text:p>
          </table:table-cell>
          <table:table-cell office:value-type="float" office:value="0.381731" calcext:value-type="float">
            <text:p>0.3817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3-01-01T00:00:00</text:p>
          </table:table-cell>
          <table:table-cell office:value-type="float" office:value="2658348.5" calcext:value-type="float">
            <text:p>2658348.5</text:p>
          </table:table-cell>
          <table:table-cell office:value-type="string" calcext:value-type="string">
            <text:p>2566-03-20T00:00:00</text:p>
          </table:table-cell>
          <table:table-cell office:value-type="float" office:value="2658348.5" calcext:value-type="float">
            <text:p>2658348.5</text:p>
          </table:table-cell>
          <table:table-cell office:value-type="float" office:value="263704.860458" calcext:value-type="float">
            <text:p>263704.860458</text:p>
          </table:table-cell>
          <table:table-cell office:value-type="float" office:value="0.139542" calcext:value-type="float">
            <text:p>0.139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4-01-01T00:00:00</text:p>
          </table:table-cell>
          <table:table-cell office:value-type="float" office:value="2658714.5" calcext:value-type="float">
            <text:p>2658714.5</text:p>
          </table:table-cell>
          <table:table-cell office:value-type="string" calcext:value-type="string">
            <text:p>2567-03-21T00:00:00</text:p>
          </table:table-cell>
          <table:table-cell office:value-type="float" office:value="2658714.5" calcext:value-type="float">
            <text:p>2658714.5</text:p>
          </table:table-cell>
          <table:table-cell office:value-type="float" office:value="264070.102647" calcext:value-type="float">
            <text:p>264070.102647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5-01-01T00:00:00</text:p>
          </table:table-cell>
          <table:table-cell office:value-type="float" office:value="2659079.5" calcext:value-type="float">
            <text:p>2659079.5</text:p>
          </table:table-cell>
          <table:table-cell office:value-type="string" calcext:value-type="string">
            <text:p>2568-03-20T00:00:00</text:p>
          </table:table-cell>
          <table:table-cell office:value-type="float" office:value="2659079.5" calcext:value-type="float">
            <text:p>2659079.5</text:p>
          </table:table-cell>
          <table:table-cell office:value-type="float" office:value="264435.344836" calcext:value-type="float">
            <text:p>264435.344836</text:p>
          </table:table-cell>
          <table:table-cell office:value-type="float" office:value="0.655164" calcext:value-type="float">
            <text:p>0.6551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6-01-01T00:00:00</text:p>
          </table:table-cell>
          <table:table-cell office:value-type="float" office:value="2659444.5" calcext:value-type="float">
            <text:p>2659444.5</text:p>
          </table:table-cell>
          <table:table-cell office:value-type="string" calcext:value-type="string">
            <text:p>2569-03-20T00:00:00</text:p>
          </table:table-cell>
          <table:table-cell office:value-type="float" office:value="2659444.5" calcext:value-type="float">
            <text:p>2659444.5</text:p>
          </table:table-cell>
          <table:table-cell office:value-type="float" office:value="264800.587025" calcext:value-type="float">
            <text:p>264800.587025</text:p>
          </table:table-cell>
          <table:table-cell office:value-type="float" office:value="0.412975" calcext:value-type="float">
            <text:p>0.4129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7-01-01T00:00:00</text:p>
          </table:table-cell>
          <table:table-cell office:value-type="float" office:value="2659809.5" calcext:value-type="float">
            <text:p>2659809.5</text:p>
          </table:table-cell>
          <table:table-cell office:value-type="string" calcext:value-type="string">
            <text:p>2570-03-20T00:00:00</text:p>
          </table:table-cell>
          <table:table-cell office:value-type="float" office:value="2659809.5" calcext:value-type="float">
            <text:p>2659809.5</text:p>
          </table:table-cell>
          <table:table-cell office:value-type="float" office:value="265165.829214" calcext:value-type="float">
            <text:p>265165.829214</text:p>
          </table:table-cell>
          <table:table-cell office:value-type="float" office:value="0.170786" calcext:value-type="float">
            <text:p>0.170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8-01-01T00:00:00</text:p>
          </table:table-cell>
          <table:table-cell office:value-type="float" office:value="2660175.5" calcext:value-type="float">
            <text:p>2660175.5</text:p>
          </table:table-cell>
          <table:table-cell office:value-type="string" calcext:value-type="string">
            <text:p>2571-03-21T00:00:00</text:p>
          </table:table-cell>
          <table:table-cell office:value-type="float" office:value="2660175.5" calcext:value-type="float">
            <text:p>2660175.5</text:p>
          </table:table-cell>
          <table:table-cell office:value-type="float" office:value="265531.071403" calcext:value-type="float">
            <text:p>265531.071403</text:p>
          </table:table-cell>
          <table:table-cell office:value-type="float" office:value="0.928597" calcext:value-type="float">
            <text:p>0.928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9-01-01T00:00:00</text:p>
          </table:table-cell>
          <table:table-cell office:value-type="float" office:value="2660540.5" calcext:value-type="float">
            <text:p>2660540.5</text:p>
          </table:table-cell>
          <table:table-cell office:value-type="string" calcext:value-type="string">
            <text:p>2572-03-20T00:00:00</text:p>
          </table:table-cell>
          <table:table-cell office:value-type="float" office:value="2660540.5" calcext:value-type="float">
            <text:p>2660540.5</text:p>
          </table:table-cell>
          <table:table-cell office:value-type="float" office:value="265896.313592" calcext:value-type="float">
            <text:p>265896.313592</text:p>
          </table:table-cell>
          <table:table-cell office:value-type="float" office:value="0.686408" calcext:value-type="float">
            <text:p>0.686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0-01-01T00:00:00</text:p>
          </table:table-cell>
          <table:table-cell office:value-type="float" office:value="2660905.5" calcext:value-type="float">
            <text:p>2660905.5</text:p>
          </table:table-cell>
          <table:table-cell office:value-type="string" calcext:value-type="string">
            <text:p>2573-03-20T00:00:00</text:p>
          </table:table-cell>
          <table:table-cell office:value-type="float" office:value="2660905.5" calcext:value-type="float">
            <text:p>2660905.5</text:p>
          </table:table-cell>
          <table:table-cell office:value-type="float" office:value="266261.555781" calcext:value-type="float">
            <text:p>266261.555781</text:p>
          </table:table-cell>
          <table:table-cell office:value-type="float" office:value="0.444219" calcext:value-type="float">
            <text:p>0.444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1-01-01T00:00:00</text:p>
          </table:table-cell>
          <table:table-cell office:value-type="float" office:value="2661270.5" calcext:value-type="float">
            <text:p>2661270.5</text:p>
          </table:table-cell>
          <table:table-cell office:value-type="string" calcext:value-type="string">
            <text:p>2574-03-20T00:00:00</text:p>
          </table:table-cell>
          <table:table-cell office:value-type="float" office:value="2661270.5" calcext:value-type="float">
            <text:p>2661270.5</text:p>
          </table:table-cell>
          <table:table-cell office:value-type="float" office:value="266626.79797" calcext:value-type="float">
            <text:p>266626.79797</text:p>
          </table:table-cell>
          <table:table-cell office:value-type="float" office:value="0.20203" calcext:value-type="float">
            <text:p>0.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2-01-01T00:00:00</text:p>
          </table:table-cell>
          <table:table-cell office:value-type="float" office:value="2661636.5" calcext:value-type="float">
            <text:p>2661636.5</text:p>
          </table:table-cell>
          <table:table-cell office:value-type="string" calcext:value-type="string">
            <text:p>2575-03-21T00:00:00</text:p>
          </table:table-cell>
          <table:table-cell office:value-type="float" office:value="2661636.5" calcext:value-type="float">
            <text:p>2661636.5</text:p>
          </table:table-cell>
          <table:table-cell office:value-type="float" office:value="266992.040159" calcext:value-type="float">
            <text:p>266992.040159</text:p>
          </table:table-cell>
          <table:table-cell office:value-type="float" office:value="0.959841" calcext:value-type="float">
            <text:p>0.9598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3-01-01T00:00:00</text:p>
          </table:table-cell>
          <table:table-cell office:value-type="float" office:value="2662001.5" calcext:value-type="float">
            <text:p>2662001.5</text:p>
          </table:table-cell>
          <table:table-cell office:value-type="string" calcext:value-type="string">
            <text:p>2576-03-20T00:00:00</text:p>
          </table:table-cell>
          <table:table-cell office:value-type="float" office:value="2662001.5" calcext:value-type="float">
            <text:p>2662001.5</text:p>
          </table:table-cell>
          <table:table-cell office:value-type="float" office:value="267357.282348" calcext:value-type="float">
            <text:p>267357.282348</text:p>
          </table:table-cell>
          <table:table-cell office:value-type="float" office:value="0.717652" calcext:value-type="float">
            <text:p>0.7176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4-01-01T00:00:00</text:p>
          </table:table-cell>
          <table:table-cell office:value-type="float" office:value="2662366.5" calcext:value-type="float">
            <text:p>2662366.5</text:p>
          </table:table-cell>
          <table:table-cell office:value-type="string" calcext:value-type="string">
            <text:p>2577-03-20T00:00:00</text:p>
          </table:table-cell>
          <table:table-cell office:value-type="float" office:value="2662366.5" calcext:value-type="float">
            <text:p>2662366.5</text:p>
          </table:table-cell>
          <table:table-cell office:value-type="float" office:value="267722.524537" calcext:value-type="float">
            <text:p>267722.524537</text:p>
          </table:table-cell>
          <table:table-cell office:value-type="float" office:value="0.475463" calcext:value-type="float">
            <text:p>0.4754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5-01-01T00:00:00</text:p>
          </table:table-cell>
          <table:table-cell office:value-type="float" office:value="2662731.5" calcext:value-type="float">
            <text:p>2662731.5</text:p>
          </table:table-cell>
          <table:table-cell office:value-type="string" calcext:value-type="string">
            <text:p>2578-03-20T00:00:00</text:p>
          </table:table-cell>
          <table:table-cell office:value-type="float" office:value="2662731.5" calcext:value-type="float">
            <text:p>2662731.5</text:p>
          </table:table-cell>
          <table:table-cell office:value-type="float" office:value="268087.766726" calcext:value-type="float">
            <text:p>268087.766726</text:p>
          </table:table-cell>
          <table:table-cell office:value-type="float" office:value="0.233274" calcext:value-type="float">
            <text:p>0.2332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6-01-01T00:00:00</text:p>
          </table:table-cell>
          <table:table-cell office:value-type="float" office:value="2663097.5" calcext:value-type="float">
            <text:p>2663097.5</text:p>
          </table:table-cell>
          <table:table-cell office:value-type="string" calcext:value-type="string">
            <text:p>2579-03-21T00:00:00</text:p>
          </table:table-cell>
          <table:table-cell office:value-type="float" office:value="2663097.5" calcext:value-type="float">
            <text:p>2663097.5</text:p>
          </table:table-cell>
          <table:table-cell office:value-type="float" office:value="268453.008915" calcext:value-type="float">
            <text:p>268453.008915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7-01-01T00:00:00</text:p>
          </table:table-cell>
          <table:table-cell office:value-type="float" office:value="2663462.5" calcext:value-type="float">
            <text:p>2663462.5</text:p>
          </table:table-cell>
          <table:table-cell office:value-type="string" calcext:value-type="string">
            <text:p>2580-03-20T00:00:00</text:p>
          </table:table-cell>
          <table:table-cell office:value-type="float" office:value="2663462.5" calcext:value-type="float">
            <text:p>2663462.5</text:p>
          </table:table-cell>
          <table:table-cell office:value-type="float" office:value="268818.251104" calcext:value-type="float">
            <text:p>268818.251104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8-01-01T00:00:00</text:p>
          </table:table-cell>
          <table:table-cell office:value-type="float" office:value="2663827.5" calcext:value-type="float">
            <text:p>2663827.5</text:p>
          </table:table-cell>
          <table:table-cell office:value-type="string" calcext:value-type="string">
            <text:p>2581-03-20T00:00:00</text:p>
          </table:table-cell>
          <table:table-cell office:value-type="float" office:value="2663827.5" calcext:value-type="float">
            <text:p>2663827.5</text:p>
          </table:table-cell>
          <table:table-cell office:value-type="float" office:value="269183.493293" calcext:value-type="float">
            <text:p>269183.49329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9-01-01T00:00:00</text:p>
          </table:table-cell>
          <table:table-cell office:value-type="float" office:value="2664192.5" calcext:value-type="float">
            <text:p>2664192.5</text:p>
          </table:table-cell>
          <table:table-cell office:value-type="string" calcext:value-type="string">
            <text:p>2582-03-20T00:00:00</text:p>
          </table:table-cell>
          <table:table-cell office:value-type="float" office:value="2664192.5" calcext:value-type="float">
            <text:p>2664192.5</text:p>
          </table:table-cell>
          <table:table-cell office:value-type="float" office:value="269548.735482" calcext:value-type="float">
            <text:p>269548.735482</text:p>
          </table:table-cell>
          <table:table-cell office:value-type="float" office:value="0.264518" calcext:value-type="float">
            <text:p>0.264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0-01-01T00:00:00</text:p>
          </table:table-cell>
          <table:table-cell office:value-type="float" office:value="2664557.5" calcext:value-type="float">
            <text:p>2664557.5</text:p>
          </table:table-cell>
          <table:table-cell office:value-type="string" calcext:value-type="string">
            <text:p>2583-03-21T00:00:00</text:p>
          </table:table-cell>
          <table:table-cell office:value-type="float" office:value="2664558.5" calcext:value-type="float">
            <text:p>2664558.5</text:p>
          </table:table-cell>
          <table:table-cell office:value-type="float" office:value="269913.977671" calcext:value-type="float">
            <text:p>269913.977671</text:p>
          </table:table-cell>
          <table:table-cell office:value-type="float" office:value="0.022329" calcext:value-type="float">
            <text:p>0.0223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1-01-01T00:00:00</text:p>
          </table:table-cell>
          <table:table-cell office:value-type="float" office:value="2664923.5" calcext:value-type="float">
            <text:p>2664923.5</text:p>
          </table:table-cell>
          <table:table-cell office:value-type="string" calcext:value-type="string">
            <text:p>2584-03-20T00:00:00</text:p>
          </table:table-cell>
          <table:table-cell office:value-type="float" office:value="2664923.5" calcext:value-type="float">
            <text:p>2664923.5</text:p>
          </table:table-cell>
          <table:table-cell office:value-type="float" office:value="270279.21986" calcext:value-type="float">
            <text:p>270279.21986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2-01-01T00:00:00</text:p>
          </table:table-cell>
          <table:table-cell office:value-type="float" office:value="2665288.5" calcext:value-type="float">
            <text:p>2665288.5</text:p>
          </table:table-cell>
          <table:table-cell office:value-type="string" calcext:value-type="string">
            <text:p>2585-03-20T00:00:00</text:p>
          </table:table-cell>
          <table:table-cell office:value-type="float" office:value="2665288.5" calcext:value-type="float">
            <text:p>2665288.5</text:p>
          </table:table-cell>
          <table:table-cell office:value-type="float" office:value="270644.462049" calcext:value-type="float">
            <text:p>270644.462049</text:p>
          </table:table-cell>
          <table:table-cell office:value-type="float" office:value="0.537951" calcext:value-type="float">
            <text:p>0.537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3-01-01T00:00:00</text:p>
          </table:table-cell>
          <table:table-cell office:value-type="float" office:value="2665653.5" calcext:value-type="float">
            <text:p>2665653.5</text:p>
          </table:table-cell>
          <table:table-cell office:value-type="string" calcext:value-type="string">
            <text:p>2586-03-20T00:00:00</text:p>
          </table:table-cell>
          <table:table-cell office:value-type="float" office:value="2665653.5" calcext:value-type="float">
            <text:p>2665653.5</text:p>
          </table:table-cell>
          <table:table-cell office:value-type="float" office:value="271009.704238" calcext:value-type="float">
            <text:p>271009.704238</text:p>
          </table:table-cell>
          <table:table-cell office:value-type="float" office:value="0.295762" calcext:value-type="float">
            <text:p>0.295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4-01-01T00:00:00</text:p>
          </table:table-cell>
          <table:table-cell office:value-type="float" office:value="2666018.5" calcext:value-type="float">
            <text:p>2666018.5</text:p>
          </table:table-cell>
          <table:table-cell office:value-type="string" calcext:value-type="string">
            <text:p>2587-03-21T00:00:00</text:p>
          </table:table-cell>
          <table:table-cell office:value-type="float" office:value="2666019.5" calcext:value-type="float">
            <text:p>2666019.5</text:p>
          </table:table-cell>
          <table:table-cell office:value-type="float" office:value="271374.946427" calcext:value-type="float">
            <text:p>271374.946427</text:p>
          </table:table-cell>
          <table:table-cell office:value-type="float" office:value="0.053573" calcext:value-type="float">
            <text:p>0.0535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5-01-01T00:00:00</text:p>
          </table:table-cell>
          <table:table-cell office:value-type="float" office:value="2666384.5" calcext:value-type="float">
            <text:p>2666384.5</text:p>
          </table:table-cell>
          <table:table-cell office:value-type="string" calcext:value-type="string">
            <text:p>2588-03-20T00:00:00</text:p>
          </table:table-cell>
          <table:table-cell office:value-type="float" office:value="2666384.5" calcext:value-type="float">
            <text:p>2666384.5</text:p>
          </table:table-cell>
          <table:table-cell office:value-type="float" office:value="271740.188616" calcext:value-type="float">
            <text:p>271740.188616</text:p>
          </table:table-cell>
          <table:table-cell office:value-type="float" office:value="0.811384" calcext:value-type="float">
            <text:p>0.81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6-01-01T00:00:00</text:p>
          </table:table-cell>
          <table:table-cell office:value-type="float" office:value="2666749.5" calcext:value-type="float">
            <text:p>2666749.5</text:p>
          </table:table-cell>
          <table:table-cell office:value-type="string" calcext:value-type="string">
            <text:p>2589-03-20T00:00:00</text:p>
          </table:table-cell>
          <table:table-cell office:value-type="float" office:value="2666749.5" calcext:value-type="float">
            <text:p>2666749.5</text:p>
          </table:table-cell>
          <table:table-cell office:value-type="float" office:value="272105.430805" calcext:value-type="float">
            <text:p>272105.430805</text:p>
          </table:table-cell>
          <table:table-cell office:value-type="float" office:value="0.569195" calcext:value-type="float">
            <text:p>0.569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7-01-01T00:00:00</text:p>
          </table:table-cell>
          <table:table-cell office:value-type="float" office:value="2667114.5" calcext:value-type="float">
            <text:p>2667114.5</text:p>
          </table:table-cell>
          <table:table-cell office:value-type="string" calcext:value-type="string">
            <text:p>2590-03-20T00:00:00</text:p>
          </table:table-cell>
          <table:table-cell office:value-type="float" office:value="2667114.5" calcext:value-type="float">
            <text:p>2667114.5</text:p>
          </table:table-cell>
          <table:table-cell office:value-type="float" office:value="272470.672994" calcext:value-type="float">
            <text:p>272470.672994</text:p>
          </table:table-cell>
          <table:table-cell office:value-type="float" office:value="0.327006" calcext:value-type="float">
            <text:p>0.327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8-01-01T00:00:00</text:p>
          </table:table-cell>
          <table:table-cell office:value-type="float" office:value="2667479.5" calcext:value-type="float">
            <text:p>2667479.5</text:p>
          </table:table-cell>
          <table:table-cell office:value-type="string" calcext:value-type="string">
            <text:p>2591-03-21T00:00:00</text:p>
          </table:table-cell>
          <table:table-cell office:value-type="float" office:value="2667480.5" calcext:value-type="float">
            <text:p>2667480.5</text:p>
          </table:table-cell>
          <table:table-cell office:value-type="float" office:value="272835.915183" calcext:value-type="float">
            <text:p>272835.915183</text:p>
          </table:table-cell>
          <table:table-cell office:value-type="float" office:value="0.084817" calcext:value-type="float">
            <text:p>0.0848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9-01-01T00:00:00</text:p>
          </table:table-cell>
          <table:table-cell office:value-type="float" office:value="2667845.5" calcext:value-type="float">
            <text:p>2667845.5</text:p>
          </table:table-cell>
          <table:table-cell office:value-type="string" calcext:value-type="string">
            <text:p>2592-03-20T00:00:00</text:p>
          </table:table-cell>
          <table:table-cell office:value-type="float" office:value="2667845.5" calcext:value-type="float">
            <text:p>2667845.5</text:p>
          </table:table-cell>
          <table:table-cell office:value-type="float" office:value="273201.157372" calcext:value-type="float">
            <text:p>273201.157372</text:p>
          </table:table-cell>
          <table:table-cell office:value-type="float" office:value="0.842628" calcext:value-type="float">
            <text:p>0.842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0-01-01T00:00:00</text:p>
          </table:table-cell>
          <table:table-cell office:value-type="float" office:value="2668210.5" calcext:value-type="float">
            <text:p>2668210.5</text:p>
          </table:table-cell>
          <table:table-cell office:value-type="string" calcext:value-type="string">
            <text:p>2593-03-20T00:00:00</text:p>
          </table:table-cell>
          <table:table-cell office:value-type="float" office:value="2668210.5" calcext:value-type="float">
            <text:p>2668210.5</text:p>
          </table:table-cell>
          <table:table-cell office:value-type="float" office:value="273566.399561" calcext:value-type="float">
            <text:p>273566.399561</text:p>
          </table:table-cell>
          <table:table-cell office:value-type="float" office:value="0.600439" calcext:value-type="float">
            <text:p>0.600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1-01-01T00:00:00</text:p>
          </table:table-cell>
          <table:table-cell office:value-type="float" office:value="2668575.5" calcext:value-type="float">
            <text:p>2668575.5</text:p>
          </table:table-cell>
          <table:table-cell office:value-type="string" calcext:value-type="string">
            <text:p>2594-03-20T00:00:00</text:p>
          </table:table-cell>
          <table:table-cell office:value-type="float" office:value="2668575.5" calcext:value-type="float">
            <text:p>2668575.5</text:p>
          </table:table-cell>
          <table:table-cell office:value-type="float" office:value="273931.64175" calcext:value-type="float">
            <text:p>273931.64175</text:p>
          </table:table-cell>
          <table:table-cell office:value-type="float" office:value="0.35825" calcext:value-type="float">
            <text:p>0.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2-01-01T00:00:00</text:p>
          </table:table-cell>
          <table:table-cell office:value-type="float" office:value="2668940.5" calcext:value-type="float">
            <text:p>2668940.5</text:p>
          </table:table-cell>
          <table:table-cell office:value-type="string" calcext:value-type="string">
            <text:p>2595-03-20T00:00:00</text:p>
          </table:table-cell>
          <table:table-cell office:value-type="float" office:value="2668940.5" calcext:value-type="float">
            <text:p>2668940.5</text:p>
          </table:table-cell>
          <table:table-cell office:value-type="float" office:value="274296.883939" calcext:value-type="float">
            <text:p>274296.883939</text:p>
          </table:table-cell>
          <table:table-cell office:value-type="float" office:value="0.116061" calcext:value-type="float">
            <text:p>0.116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3-01-01T00:00:00</text:p>
          </table:table-cell>
          <table:table-cell office:value-type="float" office:value="2669306.5" calcext:value-type="float">
            <text:p>2669306.5</text:p>
          </table:table-cell>
          <table:table-cell office:value-type="string" calcext:value-type="string">
            <text:p>2596-03-20T00:00:00</text:p>
          </table:table-cell>
          <table:table-cell office:value-type="float" office:value="2669306.5" calcext:value-type="float">
            <text:p>2669306.5</text:p>
          </table:table-cell>
          <table:table-cell office:value-type="float" office:value="274662.126128" calcext:value-type="float">
            <text:p>274662.126128</text:p>
          </table:table-cell>
          <table:table-cell office:value-type="float" office:value="0.873872" calcext:value-type="float">
            <text:p>0.873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4-01-01T00:00:00</text:p>
          </table:table-cell>
          <table:table-cell office:value-type="float" office:value="2669671.5" calcext:value-type="float">
            <text:p>2669671.5</text:p>
          </table:table-cell>
          <table:table-cell office:value-type="string" calcext:value-type="string">
            <text:p>2597-03-20T00:00:00</text:p>
          </table:table-cell>
          <table:table-cell office:value-type="float" office:value="2669671.5" calcext:value-type="float">
            <text:p>2669671.5</text:p>
          </table:table-cell>
          <table:table-cell office:value-type="float" office:value="275027.368317" calcext:value-type="float">
            <text:p>275027.368317</text:p>
          </table:table-cell>
          <table:table-cell office:value-type="float" office:value="0.631683" calcext:value-type="float">
            <text:p>0.6316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5-01-01T00:00:00</text:p>
          </table:table-cell>
          <table:table-cell office:value-type="float" office:value="2670036.5" calcext:value-type="float">
            <text:p>2670036.5</text:p>
          </table:table-cell>
          <table:table-cell office:value-type="string" calcext:value-type="string">
            <text:p>2598-03-20T00:00:00</text:p>
          </table:table-cell>
          <table:table-cell office:value-type="float" office:value="2670036.5" calcext:value-type="float">
            <text:p>2670036.5</text:p>
          </table:table-cell>
          <table:table-cell office:value-type="float" office:value="275392.610506" calcext:value-type="float">
            <text:p>275392.610506</text:p>
          </table:table-cell>
          <table:table-cell office:value-type="float" office:value="0.389494" calcext:value-type="float">
            <text:p>0.389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6-01-01T00:00:00</text:p>
          </table:table-cell>
          <table:table-cell office:value-type="float" office:value="2670401.5" calcext:value-type="float">
            <text:p>2670401.5</text:p>
          </table:table-cell>
          <table:table-cell office:value-type="string" calcext:value-type="string">
            <text:p>2599-03-20T00:00:00</text:p>
          </table:table-cell>
          <table:table-cell office:value-type="float" office:value="2670401.5" calcext:value-type="float">
            <text:p>2670401.5</text:p>
          </table:table-cell>
          <table:table-cell office:value-type="float" office:value="275757.852695" calcext:value-type="float">
            <text:p>275757.852695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7-01-01T00:00:00</text:p>
          </table:table-cell>
          <table:table-cell office:value-type="float" office:value="2670767.5" calcext:value-type="float">
            <text:p>2670767.5</text:p>
          </table:table-cell>
          <table:table-cell office:value-type="string" calcext:value-type="string">
            <text:p>2600-03-21T00:00:00</text:p>
          </table:table-cell>
          <table:table-cell office:value-type="float" office:value="2670767.5" calcext:value-type="float">
            <text:p>2670767.5</text:p>
          </table:table-cell>
          <table:table-cell office:value-type="float" office:value="276123.094884" calcext:value-type="float">
            <text:p>276123.094884</text:p>
          </table:table-cell>
          <table:table-cell office:value-type="float" office:value="0.905116" calcext:value-type="float">
            <text:p>0.905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8-01-01T00:00:00</text:p>
          </table:table-cell>
          <table:table-cell office:value-type="float" office:value="2671132.5" calcext:value-type="float">
            <text:p>2671132.5</text:p>
          </table:table-cell>
          <table:table-cell office:value-type="string" calcext:value-type="string">
            <text:p>2601-03-21T00:00:00</text:p>
          </table:table-cell>
          <table:table-cell office:value-type="float" office:value="2671132.5" calcext:value-type="float">
            <text:p>2671132.5</text:p>
          </table:table-cell>
          <table:table-cell office:value-type="float" office:value="276488.337073" calcext:value-type="float">
            <text:p>276488.337073</text:p>
          </table:table-cell>
          <table:table-cell office:value-type="float" office:value="0.662927" calcext:value-type="float">
            <text:p>0.6629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9-01-01T00:00:00</text:p>
          </table:table-cell>
          <table:table-cell office:value-type="float" office:value="2671497.5" calcext:value-type="float">
            <text:p>2671497.5</text:p>
          </table:table-cell>
          <table:table-cell office:value-type="string" calcext:value-type="string">
            <text:p>2602-03-21T00:00:00</text:p>
          </table:table-cell>
          <table:table-cell office:value-type="float" office:value="2671497.5" calcext:value-type="float">
            <text:p>2671497.5</text:p>
          </table:table-cell>
          <table:table-cell office:value-type="float" office:value="276853.579262" calcext:value-type="float">
            <text:p>276853.579262</text:p>
          </table:table-cell>
          <table:table-cell office:value-type="float" office:value="0.420738" calcext:value-type="float">
            <text:p>0.420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0-01-01T00:00:00</text:p>
          </table:table-cell>
          <table:table-cell office:value-type="float" office:value="2671862.5" calcext:value-type="float">
            <text:p>2671862.5</text:p>
          </table:table-cell>
          <table:table-cell office:value-type="string" calcext:value-type="string">
            <text:p>2603-03-21T00:00:00</text:p>
          </table:table-cell>
          <table:table-cell office:value-type="float" office:value="2671862.5" calcext:value-type="float">
            <text:p>2671862.5</text:p>
          </table:table-cell>
          <table:table-cell office:value-type="float" office:value="277218.821451" calcext:value-type="float">
            <text:p>277218.821451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1-01-01T00:00:00</text:p>
          </table:table-cell>
          <table:table-cell office:value-type="float" office:value="2672228.5" calcext:value-type="float">
            <text:p>2672228.5</text:p>
          </table:table-cell>
          <table:table-cell office:value-type="string" calcext:value-type="string">
            <text:p>2604-03-21T00:00:00</text:p>
          </table:table-cell>
          <table:table-cell office:value-type="float" office:value="2672228.5" calcext:value-type="float">
            <text:p>2672228.5</text:p>
          </table:table-cell>
          <table:table-cell office:value-type="float" office:value="277584.06364" calcext:value-type="float">
            <text:p>277584.06364</text:p>
          </table:table-cell>
          <table:table-cell office:value-type="float" office:value="0.93636" calcext:value-type="float">
            <text:p>0.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2-01-01T00:00:00</text:p>
          </table:table-cell>
          <table:table-cell office:value-type="float" office:value="2672593.5" calcext:value-type="float">
            <text:p>2672593.5</text:p>
          </table:table-cell>
          <table:table-cell office:value-type="string" calcext:value-type="string">
            <text:p>2605-03-21T00:00:00</text:p>
          </table:table-cell>
          <table:table-cell office:value-type="float" office:value="2672593.5" calcext:value-type="float">
            <text:p>2672593.5</text:p>
          </table:table-cell>
          <table:table-cell office:value-type="float" office:value="277949.305829" calcext:value-type="float">
            <text:p>277949.305829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3-01-01T00:00:00</text:p>
          </table:table-cell>
          <table:table-cell office:value-type="float" office:value="2672958.5" calcext:value-type="float">
            <text:p>2672958.5</text:p>
          </table:table-cell>
          <table:table-cell office:value-type="string" calcext:value-type="string">
            <text:p>2606-03-21T00:00:00</text:p>
          </table:table-cell>
          <table:table-cell office:value-type="float" office:value="2672958.5" calcext:value-type="float">
            <text:p>2672958.5</text:p>
          </table:table-cell>
          <table:table-cell office:value-type="float" office:value="278314.548018" calcext:value-type="float">
            <text:p>278314.548018</text:p>
          </table:table-cell>
          <table:table-cell office:value-type="float" office:value="0.451982" calcext:value-type="float">
            <text:p>0.451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4-01-01T00:00:00</text:p>
          </table:table-cell>
          <table:table-cell office:value-type="float" office:value="2673323.5" calcext:value-type="float">
            <text:p>2673323.5</text:p>
          </table:table-cell>
          <table:table-cell office:value-type="string" calcext:value-type="string">
            <text:p>2607-03-21T00:00:00</text:p>
          </table:table-cell>
          <table:table-cell office:value-type="float" office:value="2673323.5" calcext:value-type="float">
            <text:p>2673323.5</text:p>
          </table:table-cell>
          <table:table-cell office:value-type="float" office:value="278679.790207" calcext:value-type="float">
            <text:p>278679.790207</text:p>
          </table:table-cell>
          <table:table-cell office:value-type="float" office:value="0.209793" calcext:value-type="float">
            <text:p>0.209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5-01-01T00:00:00</text:p>
          </table:table-cell>
          <table:table-cell office:value-type="float" office:value="2673689.5" calcext:value-type="float">
            <text:p>2673689.5</text:p>
          </table:table-cell>
          <table:table-cell office:value-type="string" calcext:value-type="string">
            <text:p>2608-03-21T00:00:00</text:p>
          </table:table-cell>
          <table:table-cell office:value-type="float" office:value="2673689.5" calcext:value-type="float">
            <text:p>2673689.5</text:p>
          </table:table-cell>
          <table:table-cell office:value-type="float" office:value="279045.032396" calcext:value-type="float">
            <text:p>279045.032396</text:p>
          </table:table-cell>
          <table:table-cell office:value-type="float" office:value="0.967604" calcext:value-type="float">
            <text:p>0.967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6-01-01T00:00:00</text:p>
          </table:table-cell>
          <table:table-cell office:value-type="float" office:value="2674054.5" calcext:value-type="float">
            <text:p>2674054.5</text:p>
          </table:table-cell>
          <table:table-cell office:value-type="string" calcext:value-type="string">
            <text:p>2609-03-21T00:00:00</text:p>
          </table:table-cell>
          <table:table-cell office:value-type="float" office:value="2674054.5" calcext:value-type="float">
            <text:p>2674054.5</text:p>
          </table:table-cell>
          <table:table-cell office:value-type="float" office:value="279410.274585" calcext:value-type="float">
            <text:p>279410.274585</text:p>
          </table:table-cell>
          <table:table-cell office:value-type="float" office:value="0.725415" calcext:value-type="float">
            <text:p>0.7254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7-01-01T00:00:00</text:p>
          </table:table-cell>
          <table:table-cell office:value-type="float" office:value="2674419.5" calcext:value-type="float">
            <text:p>2674419.5</text:p>
          </table:table-cell>
          <table:table-cell office:value-type="string" calcext:value-type="string">
            <text:p>2610-03-21T00:00:00</text:p>
          </table:table-cell>
          <table:table-cell office:value-type="float" office:value="2674419.5" calcext:value-type="float">
            <text:p>2674419.5</text:p>
          </table:table-cell>
          <table:table-cell office:value-type="float" office:value="279775.516774" calcext:value-type="float">
            <text:p>279775.516774</text:p>
          </table:table-cell>
          <table:table-cell office:value-type="float" office:value="0.483226" calcext:value-type="float">
            <text:p>0.483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8-01-01T00:00:00</text:p>
          </table:table-cell>
          <table:table-cell office:value-type="float" office:value="2674784.5" calcext:value-type="float">
            <text:p>2674784.5</text:p>
          </table:table-cell>
          <table:table-cell office:value-type="string" calcext:value-type="string">
            <text:p>2611-03-21T00:00:00</text:p>
          </table:table-cell>
          <table:table-cell office:value-type="float" office:value="2674784.5" calcext:value-type="float">
            <text:p>2674784.5</text:p>
          </table:table-cell>
          <table:table-cell office:value-type="float" office:value="280140.758963" calcext:value-type="float">
            <text:p>280140.758963</text:p>
          </table:table-cell>
          <table:table-cell office:value-type="float" office:value="0.241037" calcext:value-type="float">
            <text:p>0.24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9-01-01T00:00:00</text:p>
          </table:table-cell>
          <table:table-cell office:value-type="float" office:value="2675150.5" calcext:value-type="float">
            <text:p>2675150.5</text:p>
          </table:table-cell>
          <table:table-cell office:value-type="string" calcext:value-type="string">
            <text:p>2612-03-21T00:00:00</text:p>
          </table:table-cell>
          <table:table-cell office:value-type="float" office:value="2675150.5" calcext:value-type="float">
            <text:p>2675150.5</text:p>
          </table:table-cell>
          <table:table-cell office:value-type="float" office:value="280506.001152" calcext:value-type="float">
            <text:p>280506.001152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0-01-01T00:00:00</text:p>
          </table:table-cell>
          <table:table-cell office:value-type="float" office:value="2675515.5" calcext:value-type="float">
            <text:p>2675515.5</text:p>
          </table:table-cell>
          <table:table-cell office:value-type="string" calcext:value-type="string">
            <text:p>2613-03-21T00:00:00</text:p>
          </table:table-cell>
          <table:table-cell office:value-type="float" office:value="2675515.5" calcext:value-type="float">
            <text:p>2675515.5</text:p>
          </table:table-cell>
          <table:table-cell office:value-type="float" office:value="280871.243341" calcext:value-type="float">
            <text:p>280871.243341</text:p>
          </table:table-cell>
          <table:table-cell office:value-type="float" office:value="0.756659" calcext:value-type="float">
            <text:p>0.756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1-01-01T00:00:00</text:p>
          </table:table-cell>
          <table:table-cell office:value-type="float" office:value="2675880.5" calcext:value-type="float">
            <text:p>2675880.5</text:p>
          </table:table-cell>
          <table:table-cell office:value-type="string" calcext:value-type="string">
            <text:p>2614-03-21T00:00:00</text:p>
          </table:table-cell>
          <table:table-cell office:value-type="float" office:value="2675880.5" calcext:value-type="float">
            <text:p>2675880.5</text:p>
          </table:table-cell>
          <table:table-cell office:value-type="float" office:value="281236.48553" calcext:value-type="float">
            <text:p>281236.48553</text:p>
          </table:table-cell>
          <table:table-cell office:value-type="float" office:value="0.51447" calcext:value-type="float">
            <text:p>0.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2-01-01T00:00:00</text:p>
          </table:table-cell>
          <table:table-cell office:value-type="float" office:value="2676245.5" calcext:value-type="float">
            <text:p>2676245.5</text:p>
          </table:table-cell>
          <table:table-cell office:value-type="string" calcext:value-type="string">
            <text:p>2615-03-21T00:00:00</text:p>
          </table:table-cell>
          <table:table-cell office:value-type="float" office:value="2676245.5" calcext:value-type="float">
            <text:p>2676245.5</text:p>
          </table:table-cell>
          <table:table-cell office:value-type="float" office:value="281601.727719" calcext:value-type="float">
            <text:p>281601.727719</text:p>
          </table:table-cell>
          <table:table-cell office:value-type="float" office:value="0.272281" calcext:value-type="float">
            <text:p>0.272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3-01-01T00:00:00</text:p>
          </table:table-cell>
          <table:table-cell office:value-type="float" office:value="2676610.5" calcext:value-type="float">
            <text:p>2676610.5</text:p>
          </table:table-cell>
          <table:table-cell office:value-type="string" calcext:value-type="string">
            <text:p>2616-03-21T00:00:00</text:p>
          </table:table-cell>
          <table:table-cell office:value-type="float" office:value="2676611.5" calcext:value-type="float">
            <text:p>2676611.5</text:p>
          </table:table-cell>
          <table:table-cell office:value-type="float" office:value="281966.969908" calcext:value-type="float">
            <text:p>281966.969908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4-01-01T00:00:00</text:p>
          </table:table-cell>
          <table:table-cell office:value-type="float" office:value="2676976.5" calcext:value-type="float">
            <text:p>2676976.5</text:p>
          </table:table-cell>
          <table:table-cell office:value-type="string" calcext:value-type="string">
            <text:p>2617-03-21T00:00:00</text:p>
          </table:table-cell>
          <table:table-cell office:value-type="float" office:value="2676976.5" calcext:value-type="float">
            <text:p>2676976.5</text:p>
          </table:table-cell>
          <table:table-cell office:value-type="float" office:value="282332.212097" calcext:value-type="float">
            <text:p>282332.212097</text:p>
          </table:table-cell>
          <table:table-cell office:value-type="float" office:value="0.787903" calcext:value-type="float">
            <text:p>0.787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5-01-01T00:00:00</text:p>
          </table:table-cell>
          <table:table-cell office:value-type="float" office:value="2677341.5" calcext:value-type="float">
            <text:p>2677341.5</text:p>
          </table:table-cell>
          <table:table-cell office:value-type="string" calcext:value-type="string">
            <text:p>2618-03-21T00:00:00</text:p>
          </table:table-cell>
          <table:table-cell office:value-type="float" office:value="2677341.5" calcext:value-type="float">
            <text:p>2677341.5</text:p>
          </table:table-cell>
          <table:table-cell office:value-type="float" office:value="282697.454286" calcext:value-type="float">
            <text:p>282697.454286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6-01-01T00:00:00</text:p>
          </table:table-cell>
          <table:table-cell office:value-type="float" office:value="2677706.5" calcext:value-type="float">
            <text:p>2677706.5</text:p>
          </table:table-cell>
          <table:table-cell office:value-type="string" calcext:value-type="string">
            <text:p>2619-03-21T00:00:00</text:p>
          </table:table-cell>
          <table:table-cell office:value-type="float" office:value="2677706.5" calcext:value-type="float">
            <text:p>2677706.5</text:p>
          </table:table-cell>
          <table:table-cell office:value-type="float" office:value="283062.696475" calcext:value-type="float">
            <text:p>283062.696475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7-01-01T00:00:00</text:p>
          </table:table-cell>
          <table:table-cell office:value-type="float" office:value="2678071.5" calcext:value-type="float">
            <text:p>2678071.5</text:p>
          </table:table-cell>
          <table:table-cell office:value-type="string" calcext:value-type="string">
            <text:p>2620-03-21T00:00:00</text:p>
          </table:table-cell>
          <table:table-cell office:value-type="float" office:value="2678072.5" calcext:value-type="float">
            <text:p>2678072.5</text:p>
          </table:table-cell>
          <table:table-cell office:value-type="float" office:value="283427.938664" calcext:value-type="float">
            <text:p>283427.938664</text:p>
          </table:table-cell>
          <table:table-cell office:value-type="float" office:value="0.061336" calcext:value-type="float">
            <text:p>0.06133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8-01-01T00:00:00</text:p>
          </table:table-cell>
          <table:table-cell office:value-type="float" office:value="2678437.5" calcext:value-type="float">
            <text:p>2678437.5</text:p>
          </table:table-cell>
          <table:table-cell office:value-type="string" calcext:value-type="string">
            <text:p>2621-03-21T00:00:00</text:p>
          </table:table-cell>
          <table:table-cell office:value-type="float" office:value="2678437.5" calcext:value-type="float">
            <text:p>2678437.5</text:p>
          </table:table-cell>
          <table:table-cell office:value-type="float" office:value="283793.180853" calcext:value-type="float">
            <text:p>283793.180853</text:p>
          </table:table-cell>
          <table:table-cell office:value-type="float" office:value="0.819147" calcext:value-type="float">
            <text:p>0.819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9-01-01T00:00:00</text:p>
          </table:table-cell>
          <table:table-cell office:value-type="float" office:value="2678802.5" calcext:value-type="float">
            <text:p>2678802.5</text:p>
          </table:table-cell>
          <table:table-cell office:value-type="string" calcext:value-type="string">
            <text:p>2622-03-21T00:00:00</text:p>
          </table:table-cell>
          <table:table-cell office:value-type="float" office:value="2678802.5" calcext:value-type="float">
            <text:p>2678802.5</text:p>
          </table:table-cell>
          <table:table-cell office:value-type="float" office:value="284158.423042" calcext:value-type="float">
            <text:p>284158.423042</text:p>
          </table:table-cell>
          <table:table-cell office:value-type="float" office:value="0.576958" calcext:value-type="float">
            <text:p>0.576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0-01-01T00:00:00</text:p>
          </table:table-cell>
          <table:table-cell office:value-type="float" office:value="2679167.5" calcext:value-type="float">
            <text:p>2679167.5</text:p>
          </table:table-cell>
          <table:table-cell office:value-type="string" calcext:value-type="string">
            <text:p>2623-03-21T00:00:00</text:p>
          </table:table-cell>
          <table:table-cell office:value-type="float" office:value="2679167.5" calcext:value-type="float">
            <text:p>2679167.5</text:p>
          </table:table-cell>
          <table:table-cell office:value-type="float" office:value="284523.665231" calcext:value-type="float">
            <text:p>284523.665231</text:p>
          </table:table-cell>
          <table:table-cell office:value-type="float" office:value="0.334769" calcext:value-type="float">
            <text:p>0.334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1-01-01T00:00:00</text:p>
          </table:table-cell>
          <table:table-cell office:value-type="float" office:value="2679532.5" calcext:value-type="float">
            <text:p>2679532.5</text:p>
          </table:table-cell>
          <table:table-cell office:value-type="string" calcext:value-type="string">
            <text:p>2624-03-21T00:00:00</text:p>
          </table:table-cell>
          <table:table-cell office:value-type="float" office:value="2679533.5" calcext:value-type="float">
            <text:p>2679533.5</text:p>
          </table:table-cell>
          <table:table-cell office:value-type="float" office:value="284888.90742" calcext:value-type="float">
            <text:p>284888.90742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2-01-01T00:00:00</text:p>
          </table:table-cell>
          <table:table-cell office:value-type="float" office:value="2679898.5" calcext:value-type="float">
            <text:p>2679898.5</text:p>
          </table:table-cell>
          <table:table-cell office:value-type="string" calcext:value-type="string">
            <text:p>2625-03-21T00:00:00</text:p>
          </table:table-cell>
          <table:table-cell office:value-type="float" office:value="2679898.5" calcext:value-type="float">
            <text:p>2679898.5</text:p>
          </table:table-cell>
          <table:table-cell office:value-type="float" office:value="285254.149609" calcext:value-type="float">
            <text:p>285254.149609</text:p>
          </table:table-cell>
          <table:table-cell office:value-type="float" office:value="0.850391" calcext:value-type="float">
            <text:p>0.850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3-01-01T00:00:00</text:p>
          </table:table-cell>
          <table:table-cell office:value-type="float" office:value="2680263.5" calcext:value-type="float">
            <text:p>2680263.5</text:p>
          </table:table-cell>
          <table:table-cell office:value-type="string" calcext:value-type="string">
            <text:p>2626-03-21T00:00:00</text:p>
          </table:table-cell>
          <table:table-cell office:value-type="float" office:value="2680263.5" calcext:value-type="float">
            <text:p>2680263.5</text:p>
          </table:table-cell>
          <table:table-cell office:value-type="float" office:value="285619.391798" calcext:value-type="float">
            <text:p>285619.391798</text:p>
          </table:table-cell>
          <table:table-cell office:value-type="float" office:value="0.608202" calcext:value-type="float">
            <text:p>0.608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4-01-01T00:00:00</text:p>
          </table:table-cell>
          <table:table-cell office:value-type="float" office:value="2680628.5" calcext:value-type="float">
            <text:p>2680628.5</text:p>
          </table:table-cell>
          <table:table-cell office:value-type="string" calcext:value-type="string">
            <text:p>2627-03-21T00:00:00</text:p>
          </table:table-cell>
          <table:table-cell office:value-type="float" office:value="2680628.5" calcext:value-type="float">
            <text:p>2680628.5</text:p>
          </table:table-cell>
          <table:table-cell office:value-type="float" office:value="285984.633987" calcext:value-type="float">
            <text:p>285984.633987</text:p>
          </table:table-cell>
          <table:table-cell office:value-type="float" office:value="0.366013" calcext:value-type="float">
            <text:p>0.366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5-01-01T00:00:00</text:p>
          </table:table-cell>
          <table:table-cell office:value-type="float" office:value="2680993.5" calcext:value-type="float">
            <text:p>2680993.5</text:p>
          </table:table-cell>
          <table:table-cell office:value-type="string" calcext:value-type="string">
            <text:p>2628-03-20T00:00:00</text:p>
          </table:table-cell>
          <table:table-cell office:value-type="float" office:value="2680993.5" calcext:value-type="float">
            <text:p>2680993.5</text:p>
          </table:table-cell>
          <table:table-cell office:value-type="float" office:value="286349.876176" calcext:value-type="float">
            <text:p>286349.876176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6-01-01T00:00:00</text:p>
          </table:table-cell>
          <table:table-cell office:value-type="float" office:value="2681359.5" calcext:value-type="float">
            <text:p>2681359.5</text:p>
          </table:table-cell>
          <table:table-cell office:value-type="string" calcext:value-type="string">
            <text:p>2629-03-21T00:00:00</text:p>
          </table:table-cell>
          <table:table-cell office:value-type="float" office:value="2681359.5" calcext:value-type="float">
            <text:p>2681359.5</text:p>
          </table:table-cell>
          <table:table-cell office:value-type="float" office:value="286715.118365" calcext:value-type="float">
            <text:p>286715.118365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7-01-01T00:00:00</text:p>
          </table:table-cell>
          <table:table-cell office:value-type="float" office:value="2681724.5" calcext:value-type="float">
            <text:p>2681724.5</text:p>
          </table:table-cell>
          <table:table-cell office:value-type="string" calcext:value-type="string">
            <text:p>2630-03-21T00:00:00</text:p>
          </table:table-cell>
          <table:table-cell office:value-type="float" office:value="2681724.5" calcext:value-type="float">
            <text:p>2681724.5</text:p>
          </table:table-cell>
          <table:table-cell office:value-type="float" office:value="287080.360554" calcext:value-type="float">
            <text:p>287080.360554</text:p>
          </table:table-cell>
          <table:table-cell office:value-type="float" office:value="0.639446" calcext:value-type="float">
            <text:p>0.6394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8-01-01T00:00:00</text:p>
          </table:table-cell>
          <table:table-cell office:value-type="float" office:value="2682089.5" calcext:value-type="float">
            <text:p>2682089.5</text:p>
          </table:table-cell>
          <table:table-cell office:value-type="string" calcext:value-type="string">
            <text:p>2631-03-21T00:00:00</text:p>
          </table:table-cell>
          <table:table-cell office:value-type="float" office:value="2682089.5" calcext:value-type="float">
            <text:p>2682089.5</text:p>
          </table:table-cell>
          <table:table-cell office:value-type="float" office:value="287445.602743" calcext:value-type="float">
            <text:p>287445.602743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-01-01T00:00:00</text:p>
          </table:table-cell>
          <table:table-cell office:value-type="float" office:value="2682454.5" calcext:value-type="float">
            <text:p>2682454.5</text:p>
          </table:table-cell>
          <table:table-cell office:value-type="string" calcext:value-type="string">
            <text:p>2632-03-20T00:00:00</text:p>
          </table:table-cell>
          <table:table-cell office:value-type="float" office:value="2682454.5" calcext:value-type="float">
            <text:p>2682454.5</text:p>
          </table:table-cell>
          <table:table-cell office:value-type="float" office:value="287810.844932" calcext:value-type="float">
            <text:p>287810.844932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0-01-01T00:00:00</text:p>
          </table:table-cell>
          <table:table-cell office:value-type="float" office:value="2682820.5" calcext:value-type="float">
            <text:p>2682820.5</text:p>
          </table:table-cell>
          <table:table-cell office:value-type="string" calcext:value-type="string">
            <text:p>2633-03-21T00:00:00</text:p>
          </table:table-cell>
          <table:table-cell office:value-type="float" office:value="2682820.5" calcext:value-type="float">
            <text:p>2682820.5</text:p>
          </table:table-cell>
          <table:table-cell office:value-type="float" office:value="288176.087121" calcext:value-type="float">
            <text:p>288176.087121</text:p>
          </table:table-cell>
          <table:table-cell office:value-type="float" office:value="0.912879" calcext:value-type="float">
            <text:p>0.912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1-01-01T00:00:00</text:p>
          </table:table-cell>
          <table:table-cell office:value-type="float" office:value="2683185.5" calcext:value-type="float">
            <text:p>2683185.5</text:p>
          </table:table-cell>
          <table:table-cell office:value-type="string" calcext:value-type="string">
            <text:p>2634-03-21T00:00:00</text:p>
          </table:table-cell>
          <table:table-cell office:value-type="float" office:value="2683185.5" calcext:value-type="float">
            <text:p>2683185.5</text:p>
          </table:table-cell>
          <table:table-cell office:value-type="float" office:value="288541.32931" calcext:value-type="float">
            <text:p>288541.32931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2-01-01T00:00:00</text:p>
          </table:table-cell>
          <table:table-cell office:value-type="float" office:value="2683550.5" calcext:value-type="float">
            <text:p>2683550.5</text:p>
          </table:table-cell>
          <table:table-cell office:value-type="string" calcext:value-type="string">
            <text:p>2635-03-21T00:00:00</text:p>
          </table:table-cell>
          <table:table-cell office:value-type="float" office:value="2683550.5" calcext:value-type="float">
            <text:p>2683550.5</text:p>
          </table:table-cell>
          <table:table-cell office:value-type="float" office:value="288906.571499" calcext:value-type="float">
            <text:p>288906.571499</text:p>
          </table:table-cell>
          <table:table-cell office:value-type="float" office:value="0.428501" calcext:value-type="float">
            <text:p>0.428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3-01-01T00:00:00</text:p>
          </table:table-cell>
          <table:table-cell office:value-type="float" office:value="2683915.5" calcext:value-type="float">
            <text:p>2683915.5</text:p>
          </table:table-cell>
          <table:table-cell office:value-type="string" calcext:value-type="string">
            <text:p>2636-03-20T00:00:00</text:p>
          </table:table-cell>
          <table:table-cell office:value-type="float" office:value="2683915.5" calcext:value-type="float">
            <text:p>2683915.5</text:p>
          </table:table-cell>
          <table:table-cell office:value-type="float" office:value="289271.813688" calcext:value-type="float">
            <text:p>289271.813688</text:p>
          </table:table-cell>
          <table:table-cell office:value-type="float" office:value="0.186312" calcext:value-type="float">
            <text:p>0.186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4-01-01T00:00:00</text:p>
          </table:table-cell>
          <table:table-cell office:value-type="float" office:value="2684281.5" calcext:value-type="float">
            <text:p>2684281.5</text:p>
          </table:table-cell>
          <table:table-cell office:value-type="string" calcext:value-type="string">
            <text:p>2637-03-21T00:00:00</text:p>
          </table:table-cell>
          <table:table-cell office:value-type="float" office:value="2684281.5" calcext:value-type="float">
            <text:p>2684281.5</text:p>
          </table:table-cell>
          <table:table-cell office:value-type="float" office:value="289637.055877" calcext:value-type="float">
            <text:p>289637.055877</text:p>
          </table:table-cell>
          <table:table-cell office:value-type="float" office:value="0.944123" calcext:value-type="float">
            <text:p>0.944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5-01-01T00:00:00</text:p>
          </table:table-cell>
          <table:table-cell office:value-type="float" office:value="2684646.5" calcext:value-type="float">
            <text:p>2684646.5</text:p>
          </table:table-cell>
          <table:table-cell office:value-type="string" calcext:value-type="string">
            <text:p>2638-03-21T00:00:00</text:p>
          </table:table-cell>
          <table:table-cell office:value-type="float" office:value="2684646.5" calcext:value-type="float">
            <text:p>2684646.5</text:p>
          </table:table-cell>
          <table:table-cell office:value-type="float" office:value="290002.298066" calcext:value-type="float">
            <text:p>290002.298066</text:p>
          </table:table-cell>
          <table:table-cell office:value-type="float" office:value="0.701934" calcext:value-type="float">
            <text:p>0.701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6-01-01T00:00:00</text:p>
          </table:table-cell>
          <table:table-cell office:value-type="float" office:value="2685011.5" calcext:value-type="float">
            <text:p>2685011.5</text:p>
          </table:table-cell>
          <table:table-cell office:value-type="string" calcext:value-type="string">
            <text:p>2639-03-21T00:00:00</text:p>
          </table:table-cell>
          <table:table-cell office:value-type="float" office:value="2685011.5" calcext:value-type="float">
            <text:p>2685011.5</text:p>
          </table:table-cell>
          <table:table-cell office:value-type="float" office:value="290367.540255" calcext:value-type="float">
            <text:p>290367.540255</text:p>
          </table:table-cell>
          <table:table-cell office:value-type="float" office:value="0.459745" calcext:value-type="float">
            <text:p>0.459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7-01-01T00:00:00</text:p>
          </table:table-cell>
          <table:table-cell office:value-type="float" office:value="2685376.5" calcext:value-type="float">
            <text:p>2685376.5</text:p>
          </table:table-cell>
          <table:table-cell office:value-type="string" calcext:value-type="string">
            <text:p>2640-03-20T00:00:00</text:p>
          </table:table-cell>
          <table:table-cell office:value-type="float" office:value="2685376.5" calcext:value-type="float">
            <text:p>2685376.5</text:p>
          </table:table-cell>
          <table:table-cell office:value-type="float" office:value="290732.782444" calcext:value-type="float">
            <text:p>290732.782444</text:p>
          </table:table-cell>
          <table:table-cell office:value-type="float" office:value="0.217556" calcext:value-type="float">
            <text:p>0.217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8-01-01T00:00:00</text:p>
          </table:table-cell>
          <table:table-cell office:value-type="float" office:value="2685742.5" calcext:value-type="float">
            <text:p>2685742.5</text:p>
          </table:table-cell>
          <table:table-cell office:value-type="string" calcext:value-type="string">
            <text:p>2641-03-21T00:00:00</text:p>
          </table:table-cell>
          <table:table-cell office:value-type="float" office:value="2685742.5" calcext:value-type="float">
            <text:p>2685742.5</text:p>
          </table:table-cell>
          <table:table-cell office:value-type="float" office:value="291098.024633" calcext:value-type="float">
            <text:p>291098.024633</text:p>
          </table:table-cell>
          <table:table-cell office:value-type="float" office:value="0.975367" calcext:value-type="float">
            <text:p>0.975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9-01-01T00:00:00</text:p>
          </table:table-cell>
          <table:table-cell office:value-type="float" office:value="2686107.5" calcext:value-type="float">
            <text:p>2686107.5</text:p>
          </table:table-cell>
          <table:table-cell office:value-type="string" calcext:value-type="string">
            <text:p>2642-03-21T00:00:00</text:p>
          </table:table-cell>
          <table:table-cell office:value-type="float" office:value="2686107.5" calcext:value-type="float">
            <text:p>2686107.5</text:p>
          </table:table-cell>
          <table:table-cell office:value-type="float" office:value="291463.266822" calcext:value-type="float">
            <text:p>291463.266822</text:p>
          </table:table-cell>
          <table:table-cell office:value-type="float" office:value="0.733178" calcext:value-type="float">
            <text:p>0.733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0-01-01T00:00:00</text:p>
          </table:table-cell>
          <table:table-cell office:value-type="float" office:value="2686472.5" calcext:value-type="float">
            <text:p>2686472.5</text:p>
          </table:table-cell>
          <table:table-cell office:value-type="string" calcext:value-type="string">
            <text:p>2643-03-21T00:00:00</text:p>
          </table:table-cell>
          <table:table-cell office:value-type="float" office:value="2686472.5" calcext:value-type="float">
            <text:p>2686472.5</text:p>
          </table:table-cell>
          <table:table-cell office:value-type="float" office:value="291828.509011" calcext:value-type="float">
            <text:p>291828.509011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1-01-01T00:00:00</text:p>
          </table:table-cell>
          <table:table-cell office:value-type="float" office:value="2686837.5" calcext:value-type="float">
            <text:p>2686837.5</text:p>
          </table:table-cell>
          <table:table-cell office:value-type="string" calcext:value-type="string">
            <text:p>2644-03-20T00:00:00</text:p>
          </table:table-cell>
          <table:table-cell office:value-type="float" office:value="2686837.5" calcext:value-type="float">
            <text:p>2686837.5</text:p>
          </table:table-cell>
          <table:table-cell office:value-type="float" office:value="292193.7512" calcext:value-type="float">
            <text:p>292193.7512</text:p>
          </table:table-cell>
          <table:table-cell office:value-type="float" office:value="0.2488" calcext:value-type="float">
            <text:p>0.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2-01-01T00:00:00</text:p>
          </table:table-cell>
          <table:table-cell office:value-type="float" office:value="2687202.5" calcext:value-type="float">
            <text:p>2687202.5</text:p>
          </table:table-cell>
          <table:table-cell office:value-type="string" calcext:value-type="string">
            <text:p>2645-03-21T00:00:00</text:p>
          </table:table-cell>
          <table:table-cell office:value-type="float" office:value="2687203.5" calcext:value-type="float">
            <text:p>2687203.5</text:p>
          </table:table-cell>
          <table:table-cell office:value-type="float" office:value="292558.993389" calcext:value-type="float">
            <text:p>292558.993389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3-01-01T00:00:00</text:p>
          </table:table-cell>
          <table:table-cell office:value-type="float" office:value="2687568.5" calcext:value-type="float">
            <text:p>2687568.5</text:p>
          </table:table-cell>
          <table:table-cell office:value-type="string" calcext:value-type="string">
            <text:p>2646-03-21T00:00:00</text:p>
          </table:table-cell>
          <table:table-cell office:value-type="float" office:value="2687568.5" calcext:value-type="float">
            <text:p>2687568.5</text:p>
          </table:table-cell>
          <table:table-cell office:value-type="float" office:value="292924.235578" calcext:value-type="float">
            <text:p>292924.235578</text:p>
          </table:table-cell>
          <table:table-cell office:value-type="float" office:value="0.764422" calcext:value-type="float">
            <text:p>0.764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4-01-01T00:00:00</text:p>
          </table:table-cell>
          <table:table-cell office:value-type="float" office:value="2687933.5" calcext:value-type="float">
            <text:p>2687933.5</text:p>
          </table:table-cell>
          <table:table-cell office:value-type="string" calcext:value-type="string">
            <text:p>2647-03-21T00:00:00</text:p>
          </table:table-cell>
          <table:table-cell office:value-type="float" office:value="2687933.5" calcext:value-type="float">
            <text:p>2687933.5</text:p>
          </table:table-cell>
          <table:table-cell office:value-type="float" office:value="293289.477767" calcext:value-type="float">
            <text:p>293289.477767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5-01-01T00:00:00</text:p>
          </table:table-cell>
          <table:table-cell office:value-type="float" office:value="2688298.5" calcext:value-type="float">
            <text:p>2688298.5</text:p>
          </table:table-cell>
          <table:table-cell office:value-type="string" calcext:value-type="string">
            <text:p>2648-03-20T00:00:00</text:p>
          </table:table-cell>
          <table:table-cell office:value-type="float" office:value="2688298.5" calcext:value-type="float">
            <text:p>2688298.5</text:p>
          </table:table-cell>
          <table:table-cell office:value-type="float" office:value="293654.719956" calcext:value-type="float">
            <text:p>293654.719956</text:p>
          </table:table-cell>
          <table:table-cell office:value-type="float" office:value="0.280044" calcext:value-type="float">
            <text:p>0.280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-01-01T00:00:00</text:p>
          </table:table-cell>
          <table:table-cell office:value-type="float" office:value="2688663.5" calcext:value-type="float">
            <text:p>2688663.5</text:p>
          </table:table-cell>
          <table:table-cell office:value-type="string" calcext:value-type="string">
            <text:p>2649-03-21T00:00:00</text:p>
          </table:table-cell>
          <table:table-cell office:value-type="float" office:value="2688664.5" calcext:value-type="float">
            <text:p>2688664.5</text:p>
          </table:table-cell>
          <table:table-cell office:value-type="float" office:value="294019.962145" calcext:value-type="float">
            <text:p>294019.962145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7-01-01T00:00:00</text:p>
          </table:table-cell>
          <table:table-cell office:value-type="float" office:value="2689029.5" calcext:value-type="float">
            <text:p>2689029.5</text:p>
          </table:table-cell>
          <table:table-cell office:value-type="string" calcext:value-type="string">
            <text:p>2650-03-21T00:00:00</text:p>
          </table:table-cell>
          <table:table-cell office:value-type="float" office:value="2689029.5" calcext:value-type="float">
            <text:p>2689029.5</text:p>
          </table:table-cell>
          <table:table-cell office:value-type="float" office:value="294385.204334" calcext:value-type="float">
            <text:p>294385.204334</text:p>
          </table:table-cell>
          <table:table-cell office:value-type="float" office:value="0.795666" calcext:value-type="float">
            <text:p>0.7956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8-01-01T00:00:00</text:p>
          </table:table-cell>
          <table:table-cell office:value-type="float" office:value="2689394.5" calcext:value-type="float">
            <text:p>2689394.5</text:p>
          </table:table-cell>
          <table:table-cell office:value-type="string" calcext:value-type="string">
            <text:p>2651-03-21T00:00:00</text:p>
          </table:table-cell>
          <table:table-cell office:value-type="float" office:value="2689394.5" calcext:value-type="float">
            <text:p>2689394.5</text:p>
          </table:table-cell>
          <table:table-cell office:value-type="float" office:value="294750.446523" calcext:value-type="float">
            <text:p>294750.446523</text:p>
          </table:table-cell>
          <table:table-cell office:value-type="float" office:value="0.553477" calcext:value-type="float">
            <text:p>0.553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9-01-01T00:00:00</text:p>
          </table:table-cell>
          <table:table-cell office:value-type="float" office:value="2689759.5" calcext:value-type="float">
            <text:p>2689759.5</text:p>
          </table:table-cell>
          <table:table-cell office:value-type="string" calcext:value-type="string">
            <text:p>2652-03-20T00:00:00</text:p>
          </table:table-cell>
          <table:table-cell office:value-type="float" office:value="2689759.5" calcext:value-type="float">
            <text:p>2689759.5</text:p>
          </table:table-cell>
          <table:table-cell office:value-type="float" office:value="295115.688712" calcext:value-type="float">
            <text:p>295115.688712</text:p>
          </table:table-cell>
          <table:table-cell office:value-type="float" office:value="0.311288" calcext:value-type="float">
            <text:p>0.311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0-01-01T00:00:00</text:p>
          </table:table-cell>
          <table:table-cell office:value-type="float" office:value="2690124.5" calcext:value-type="float">
            <text:p>2690124.5</text:p>
          </table:table-cell>
          <table:table-cell office:value-type="string" calcext:value-type="string">
            <text:p>2653-03-21T00:00:00</text:p>
          </table:table-cell>
          <table:table-cell office:value-type="float" office:value="2690125.5" calcext:value-type="float">
            <text:p>2690125.5</text:p>
          </table:table-cell>
          <table:table-cell office:value-type="float" office:value="295480.930901" calcext:value-type="float">
            <text:p>295480.930901</text:p>
          </table:table-cell>
          <table:table-cell office:value-type="float" office:value="0.069099" calcext:value-type="float">
            <text:p>0.0690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1-01-01T00:00:00</text:p>
          </table:table-cell>
          <table:table-cell office:value-type="float" office:value="2690490.5" calcext:value-type="float">
            <text:p>2690490.5</text:p>
          </table:table-cell>
          <table:table-cell office:value-type="string" calcext:value-type="string">
            <text:p>2654-03-21T00:00:00</text:p>
          </table:table-cell>
          <table:table-cell office:value-type="float" office:value="2690490.5" calcext:value-type="float">
            <text:p>2690490.5</text:p>
          </table:table-cell>
          <table:table-cell office:value-type="float" office:value="295846.17309" calcext:value-type="float">
            <text:p>295846.17309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2-01-01T00:00:00</text:p>
          </table:table-cell>
          <table:table-cell office:value-type="float" office:value="2690855.5" calcext:value-type="float">
            <text:p>2690855.5</text:p>
          </table:table-cell>
          <table:table-cell office:value-type="string" calcext:value-type="string">
            <text:p>2655-03-21T00:00:00</text:p>
          </table:table-cell>
          <table:table-cell office:value-type="float" office:value="2690855.5" calcext:value-type="float">
            <text:p>2690855.5</text:p>
          </table:table-cell>
          <table:table-cell office:value-type="float" office:value="296211.415279" calcext:value-type="float">
            <text:p>296211.415279</text:p>
          </table:table-cell>
          <table:table-cell office:value-type="float" office:value="0.584721" calcext:value-type="float">
            <text:p>0.584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3-01-01T00:00:00</text:p>
          </table:table-cell>
          <table:table-cell office:value-type="float" office:value="2691220.5" calcext:value-type="float">
            <text:p>2691220.5</text:p>
          </table:table-cell>
          <table:table-cell office:value-type="string" calcext:value-type="string">
            <text:p>2656-03-20T00:00:00</text:p>
          </table:table-cell>
          <table:table-cell office:value-type="float" office:value="2691220.5" calcext:value-type="float">
            <text:p>2691220.5</text:p>
          </table:table-cell>
          <table:table-cell office:value-type="float" office:value="296576.657468" calcext:value-type="float">
            <text:p>296576.657468</text:p>
          </table:table-cell>
          <table:table-cell office:value-type="float" office:value="0.342532" calcext:value-type="float">
            <text:p>0.342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4-01-01T00:00:00</text:p>
          </table:table-cell>
          <table:table-cell office:value-type="float" office:value="2691585.5" calcext:value-type="float">
            <text:p>2691585.5</text:p>
          </table:table-cell>
          <table:table-cell office:value-type="string" calcext:value-type="string">
            <text:p>2657-03-21T00:00:00</text:p>
          </table:table-cell>
          <table:table-cell office:value-type="float" office:value="2691586.5" calcext:value-type="float">
            <text:p>2691586.5</text:p>
          </table:table-cell>
          <table:table-cell office:value-type="float" office:value="296941.899657" calcext:value-type="float">
            <text:p>296941.899657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5-01-01T00:00:00</text:p>
          </table:table-cell>
          <table:table-cell office:value-type="float" office:value="2691951.5" calcext:value-type="float">
            <text:p>2691951.5</text:p>
          </table:table-cell>
          <table:table-cell office:value-type="string" calcext:value-type="string">
            <text:p>2658-03-21T00:00:00</text:p>
          </table:table-cell>
          <table:table-cell office:value-type="float" office:value="2691951.5" calcext:value-type="float">
            <text:p>2691951.5</text:p>
          </table:table-cell>
          <table:table-cell office:value-type="float" office:value="297307.141846" calcext:value-type="float">
            <text:p>297307.141846</text:p>
          </table:table-cell>
          <table:table-cell office:value-type="float" office:value="0.858154" calcext:value-type="float">
            <text:p>0.858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6-01-01T00:00:00</text:p>
          </table:table-cell>
          <table:table-cell office:value-type="float" office:value="2692316.5" calcext:value-type="float">
            <text:p>2692316.5</text:p>
          </table:table-cell>
          <table:table-cell office:value-type="string" calcext:value-type="string">
            <text:p>2659-03-21T00:00:00</text:p>
          </table:table-cell>
          <table:table-cell office:value-type="float" office:value="2692316.5" calcext:value-type="float">
            <text:p>2692316.5</text:p>
          </table:table-cell>
          <table:table-cell office:value-type="float" office:value="297672.384035" calcext:value-type="float">
            <text:p>297672.384035</text:p>
          </table:table-cell>
          <table:table-cell office:value-type="float" office:value="0.615965" calcext:value-type="float">
            <text:p>0.615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7-01-01T00:00:00</text:p>
          </table:table-cell>
          <table:table-cell office:value-type="float" office:value="2692681.5" calcext:value-type="float">
            <text:p>2692681.5</text:p>
          </table:table-cell>
          <table:table-cell office:value-type="string" calcext:value-type="string">
            <text:p>2660-03-20T00:00:00</text:p>
          </table:table-cell>
          <table:table-cell office:value-type="float" office:value="2692681.5" calcext:value-type="float">
            <text:p>2692681.5</text:p>
          </table:table-cell>
          <table:table-cell office:value-type="float" office:value="298037.626224" calcext:value-type="float">
            <text:p>298037.626224</text:p>
          </table:table-cell>
          <table:table-cell office:value-type="float" office:value="0.373776" calcext:value-type="float">
            <text:p>0.373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8-01-01T00:00:00</text:p>
          </table:table-cell>
          <table:table-cell office:value-type="float" office:value="2693046.5" calcext:value-type="float">
            <text:p>2693046.5</text:p>
          </table:table-cell>
          <table:table-cell office:value-type="string" calcext:value-type="string">
            <text:p>2661-03-20T00:00:00</text:p>
          </table:table-cell>
          <table:table-cell office:value-type="float" office:value="2693046.5" calcext:value-type="float">
            <text:p>2693046.5</text:p>
          </table:table-cell>
          <table:table-cell office:value-type="float" office:value="298402.868413" calcext:value-type="float">
            <text:p>298402.868413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9-01-01T00:00:00</text:p>
          </table:table-cell>
          <table:table-cell office:value-type="float" office:value="2693412.5" calcext:value-type="float">
            <text:p>2693412.5</text:p>
          </table:table-cell>
          <table:table-cell office:value-type="string" calcext:value-type="string">
            <text:p>2662-03-21T00:00:00</text:p>
          </table:table-cell>
          <table:table-cell office:value-type="float" office:value="2693412.5" calcext:value-type="float">
            <text:p>2693412.5</text:p>
          </table:table-cell>
          <table:table-cell office:value-type="float" office:value="298768.110602" calcext:value-type="float">
            <text:p>298768.110602</text:p>
          </table:table-cell>
          <table:table-cell office:value-type="float" office:value="0.889398" calcext:value-type="float">
            <text:p>0.889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0-01-01T00:00:00</text:p>
          </table:table-cell>
          <table:table-cell office:value-type="float" office:value="2693777.5" calcext:value-type="float">
            <text:p>2693777.5</text:p>
          </table:table-cell>
          <table:table-cell office:value-type="string" calcext:value-type="string">
            <text:p>2663-03-21T00:00:00</text:p>
          </table:table-cell>
          <table:table-cell office:value-type="float" office:value="2693777.5" calcext:value-type="float">
            <text:p>2693777.5</text:p>
          </table:table-cell>
          <table:table-cell office:value-type="float" office:value="299133.352791" calcext:value-type="float">
            <text:p>299133.352791</text:p>
          </table:table-cell>
          <table:table-cell office:value-type="float" office:value="0.647209" calcext:value-type="float">
            <text:p>0.647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1-01-01T00:00:00</text:p>
          </table:table-cell>
          <table:table-cell office:value-type="float" office:value="2694142.5" calcext:value-type="float">
            <text:p>2694142.5</text:p>
          </table:table-cell>
          <table:table-cell office:value-type="string" calcext:value-type="string">
            <text:p>2664-03-20T00:00:00</text:p>
          </table:table-cell>
          <table:table-cell office:value-type="float" office:value="2694142.5" calcext:value-type="float">
            <text:p>2694142.5</text:p>
          </table:table-cell>
          <table:table-cell office:value-type="float" office:value="299498.59498" calcext:value-type="float">
            <text:p>299498.59498</text:p>
          </table:table-cell>
          <table:table-cell office:value-type="float" office:value="0.40502" calcext:value-type="float">
            <text:p>0.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2-01-01T00:00:00</text:p>
          </table:table-cell>
          <table:table-cell office:value-type="float" office:value="2694507.5" calcext:value-type="float">
            <text:p>2694507.5</text:p>
          </table:table-cell>
          <table:table-cell office:value-type="string" calcext:value-type="string">
            <text:p>2665-03-20T00:00:00</text:p>
          </table:table-cell>
          <table:table-cell office:value-type="float" office:value="2694507.5" calcext:value-type="float">
            <text:p>2694507.5</text:p>
          </table:table-cell>
          <table:table-cell office:value-type="float" office:value="299863.837169" calcext:value-type="float">
            <text:p>299863.837169</text:p>
          </table:table-cell>
          <table:table-cell office:value-type="float" office:value="0.162831" calcext:value-type="float">
            <text:p>0.162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3-01-01T00:00:00</text:p>
          </table:table-cell>
          <table:table-cell office:value-type="float" office:value="2694873.5" calcext:value-type="float">
            <text:p>2694873.5</text:p>
          </table:table-cell>
          <table:table-cell office:value-type="string" calcext:value-type="string">
            <text:p>2666-03-21T00:00:00</text:p>
          </table:table-cell>
          <table:table-cell office:value-type="float" office:value="2694873.5" calcext:value-type="float">
            <text:p>2694873.5</text:p>
          </table:table-cell>
          <table:table-cell office:value-type="float" office:value="300229.079358" calcext:value-type="float">
            <text:p>300229.079358</text:p>
          </table:table-cell>
          <table:table-cell office:value-type="float" office:value="0.920642" calcext:value-type="float">
            <text:p>0.920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4-01-01T00:00:00</text:p>
          </table:table-cell>
          <table:table-cell office:value-type="float" office:value="2695238.5" calcext:value-type="float">
            <text:p>2695238.5</text:p>
          </table:table-cell>
          <table:table-cell office:value-type="string" calcext:value-type="string">
            <text:p>2667-03-21T00:00:00</text:p>
          </table:table-cell>
          <table:table-cell office:value-type="float" office:value="2695238.5" calcext:value-type="float">
            <text:p>2695238.5</text:p>
          </table:table-cell>
          <table:table-cell office:value-type="float" office:value="300594.321547" calcext:value-type="float">
            <text:p>300594.321547</text:p>
          </table:table-cell>
          <table:table-cell office:value-type="float" office:value="0.678453" calcext:value-type="float">
            <text:p>0.6784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-01-01T00:00:00</text:p>
          </table:table-cell>
          <table:table-cell office:value-type="float" office:value="2695603.5" calcext:value-type="float">
            <text:p>2695603.5</text:p>
          </table:table-cell>
          <table:table-cell office:value-type="string" calcext:value-type="string">
            <text:p>2668-03-20T00:00:00</text:p>
          </table:table-cell>
          <table:table-cell office:value-type="float" office:value="2695603.5" calcext:value-type="float">
            <text:p>2695603.5</text:p>
          </table:table-cell>
          <table:table-cell office:value-type="float" office:value="300959.563736" calcext:value-type="float">
            <text:p>300959.563736</text:p>
          </table:table-cell>
          <table:table-cell office:value-type="float" office:value="0.436264" calcext:value-type="float">
            <text:p>0.436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6-01-01T00:00:00</text:p>
          </table:table-cell>
          <table:table-cell office:value-type="float" office:value="2695968.5" calcext:value-type="float">
            <text:p>2695968.5</text:p>
          </table:table-cell>
          <table:table-cell office:value-type="string" calcext:value-type="string">
            <text:p>2669-03-20T00:00:00</text:p>
          </table:table-cell>
          <table:table-cell office:value-type="float" office:value="2695968.5" calcext:value-type="float">
            <text:p>2695968.5</text:p>
          </table:table-cell>
          <table:table-cell office:value-type="float" office:value="301324.805925" calcext:value-type="float">
            <text:p>301324.805925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7-01-01T00:00:00</text:p>
          </table:table-cell>
          <table:table-cell office:value-type="float" office:value="2696334.5" calcext:value-type="float">
            <text:p>2696334.5</text:p>
          </table:table-cell>
          <table:table-cell office:value-type="string" calcext:value-type="string">
            <text:p>2670-03-21T00:00:00</text:p>
          </table:table-cell>
          <table:table-cell office:value-type="float" office:value="2696334.5" calcext:value-type="float">
            <text:p>2696334.5</text:p>
          </table:table-cell>
          <table:table-cell office:value-type="float" office:value="301690.048114" calcext:value-type="float">
            <text:p>301690.048114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8-01-01T00:00:00</text:p>
          </table:table-cell>
          <table:table-cell office:value-type="float" office:value="2696699.5" calcext:value-type="float">
            <text:p>2696699.5</text:p>
          </table:table-cell>
          <table:table-cell office:value-type="string" calcext:value-type="string">
            <text:p>2671-03-21T00:00:00</text:p>
          </table:table-cell>
          <table:table-cell office:value-type="float" office:value="2696699.5" calcext:value-type="float">
            <text:p>2696699.5</text:p>
          </table:table-cell>
          <table:table-cell office:value-type="float" office:value="302055.290303" calcext:value-type="float">
            <text:p>302055.290303</text:p>
          </table:table-cell>
          <table:table-cell office:value-type="float" office:value="0.709697" calcext:value-type="float">
            <text:p>0.7096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9-01-01T00:00:00</text:p>
          </table:table-cell>
          <table:table-cell office:value-type="float" office:value="2697064.5" calcext:value-type="float">
            <text:p>2697064.5</text:p>
          </table:table-cell>
          <table:table-cell office:value-type="string" calcext:value-type="string">
            <text:p>2672-03-20T00:00:00</text:p>
          </table:table-cell>
          <table:table-cell office:value-type="float" office:value="2697064.5" calcext:value-type="float">
            <text:p>2697064.5</text:p>
          </table:table-cell>
          <table:table-cell office:value-type="float" office:value="302420.532492" calcext:value-type="float">
            <text:p>302420.532492</text:p>
          </table:table-cell>
          <table:table-cell office:value-type="float" office:value="0.467508" calcext:value-type="float">
            <text:p>0.467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0-01-01T00:00:00</text:p>
          </table:table-cell>
          <table:table-cell office:value-type="float" office:value="2697429.5" calcext:value-type="float">
            <text:p>2697429.5</text:p>
          </table:table-cell>
          <table:table-cell office:value-type="string" calcext:value-type="string">
            <text:p>2673-03-20T00:00:00</text:p>
          </table:table-cell>
          <table:table-cell office:value-type="float" office:value="2697429.5" calcext:value-type="float">
            <text:p>2697429.5</text:p>
          </table:table-cell>
          <table:table-cell office:value-type="float" office:value="302785.774681" calcext:value-type="float">
            <text:p>302785.774681</text:p>
          </table:table-cell>
          <table:table-cell office:value-type="float" office:value="0.225319" calcext:value-type="float">
            <text:p>0.225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1-01-01T00:00:00</text:p>
          </table:table-cell>
          <table:table-cell office:value-type="float" office:value="2697795.5" calcext:value-type="float">
            <text:p>2697795.5</text:p>
          </table:table-cell>
          <table:table-cell office:value-type="string" calcext:value-type="string">
            <text:p>2674-03-21T00:00:00</text:p>
          </table:table-cell>
          <table:table-cell office:value-type="float" office:value="2697795.5" calcext:value-type="float">
            <text:p>2697795.5</text:p>
          </table:table-cell>
          <table:table-cell office:value-type="float" office:value="303151.01687" calcext:value-type="float">
            <text:p>303151.01687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2-01-01T00:00:00</text:p>
          </table:table-cell>
          <table:table-cell office:value-type="float" office:value="2698160.5" calcext:value-type="float">
            <text:p>2698160.5</text:p>
          </table:table-cell>
          <table:table-cell office:value-type="string" calcext:value-type="string">
            <text:p>2675-03-21T00:00:00</text:p>
          </table:table-cell>
          <table:table-cell office:value-type="float" office:value="2698160.5" calcext:value-type="float">
            <text:p>2698160.5</text:p>
          </table:table-cell>
          <table:table-cell office:value-type="float" office:value="303516.259059" calcext:value-type="float">
            <text:p>303516.259059</text:p>
          </table:table-cell>
          <table:table-cell office:value-type="float" office:value="0.740941" calcext:value-type="float">
            <text:p>0.7409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3-01-01T00:00:00</text:p>
          </table:table-cell>
          <table:table-cell office:value-type="float" office:value="2698525.5" calcext:value-type="float">
            <text:p>2698525.5</text:p>
          </table:table-cell>
          <table:table-cell office:value-type="string" calcext:value-type="string">
            <text:p>2676-03-20T00:00:00</text:p>
          </table:table-cell>
          <table:table-cell office:value-type="float" office:value="2698525.5" calcext:value-type="float">
            <text:p>2698525.5</text:p>
          </table:table-cell>
          <table:table-cell office:value-type="float" office:value="303881.501248" calcext:value-type="float">
            <text:p>303881.501248</text:p>
          </table:table-cell>
          <table:table-cell office:value-type="float" office:value="0.498752" calcext:value-type="float">
            <text:p>0.498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4-01-01T00:00:00</text:p>
          </table:table-cell>
          <table:table-cell office:value-type="float" office:value="2698890.5" calcext:value-type="float">
            <text:p>2698890.5</text:p>
          </table:table-cell>
          <table:table-cell office:value-type="string" calcext:value-type="string">
            <text:p>2677-03-20T00:00:00</text:p>
          </table:table-cell>
          <table:table-cell office:value-type="float" office:value="2698890.5" calcext:value-type="float">
            <text:p>2698890.5</text:p>
          </table:table-cell>
          <table:table-cell office:value-type="float" office:value="304246.743437" calcext:value-type="float">
            <text:p>304246.743437</text:p>
          </table:table-cell>
          <table:table-cell office:value-type="float" office:value="0.256563" calcext:value-type="float">
            <text:p>0.256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5-01-01T00:00:00</text:p>
          </table:table-cell>
          <table:table-cell office:value-type="float" office:value="2699255.5" calcext:value-type="float">
            <text:p>2699255.5</text:p>
          </table:table-cell>
          <table:table-cell office:value-type="string" calcext:value-type="string">
            <text:p>2678-03-21T00:00:00</text:p>
          </table:table-cell>
          <table:table-cell office:value-type="float" office:value="2699256.5" calcext:value-type="float">
            <text:p>2699256.5</text:p>
          </table:table-cell>
          <table:table-cell office:value-type="float" office:value="304611.985626" calcext:value-type="float">
            <text:p>304611.985626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6-01-01T00:00:00</text:p>
          </table:table-cell>
          <table:table-cell office:value-type="float" office:value="2699621.5" calcext:value-type="float">
            <text:p>2699621.5</text:p>
          </table:table-cell>
          <table:table-cell office:value-type="string" calcext:value-type="string">
            <text:p>2679-03-21T00:00:00</text:p>
          </table:table-cell>
          <table:table-cell office:value-type="float" office:value="2699621.5" calcext:value-type="float">
            <text:p>2699621.5</text:p>
          </table:table-cell>
          <table:table-cell office:value-type="float" office:value="304977.227815" calcext:value-type="float">
            <text:p>304977.227815</text:p>
          </table:table-cell>
          <table:table-cell office:value-type="float" office:value="0.772185" calcext:value-type="float">
            <text:p>0.7721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7-01-01T00:00:00</text:p>
          </table:table-cell>
          <table:table-cell office:value-type="float" office:value="2699986.5" calcext:value-type="float">
            <text:p>2699986.5</text:p>
          </table:table-cell>
          <table:table-cell office:value-type="string" calcext:value-type="string">
            <text:p>2680-03-20T00:00:00</text:p>
          </table:table-cell>
          <table:table-cell office:value-type="float" office:value="2699986.5" calcext:value-type="float">
            <text:p>2699986.5</text:p>
          </table:table-cell>
          <table:table-cell office:value-type="float" office:value="305342.470004" calcext:value-type="float">
            <text:p>305342.470004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8-01-01T00:00:00</text:p>
          </table:table-cell>
          <table:table-cell office:value-type="float" office:value="2700351.5" calcext:value-type="float">
            <text:p>2700351.5</text:p>
          </table:table-cell>
          <table:table-cell office:value-type="string" calcext:value-type="string">
            <text:p>2681-03-20T00:00:00</text:p>
          </table:table-cell>
          <table:table-cell office:value-type="float" office:value="2700351.5" calcext:value-type="float">
            <text:p>2700351.5</text:p>
          </table:table-cell>
          <table:table-cell office:value-type="float" office:value="305707.712193" calcext:value-type="float">
            <text:p>305707.712193</text:p>
          </table:table-cell>
          <table:table-cell office:value-type="float" office:value="0.287807" calcext:value-type="float">
            <text:p>0.287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9-01-01T00:00:00</text:p>
          </table:table-cell>
          <table:table-cell office:value-type="float" office:value="2700716.5" calcext:value-type="float">
            <text:p>2700716.5</text:p>
          </table:table-cell>
          <table:table-cell office:value-type="string" calcext:value-type="string">
            <text:p>2682-03-21T00:00:00</text:p>
          </table:table-cell>
          <table:table-cell office:value-type="float" office:value="2700717.5" calcext:value-type="float">
            <text:p>2700717.5</text:p>
          </table:table-cell>
          <table:table-cell office:value-type="float" office:value="306072.954382" calcext:value-type="float">
            <text:p>306072.954382</text:p>
          </table:table-cell>
          <table:table-cell office:value-type="float" office:value="0.045618" calcext:value-type="float">
            <text:p>0.04561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0-01-01T00:00:00</text:p>
          </table:table-cell>
          <table:table-cell office:value-type="float" office:value="2701082.5" calcext:value-type="float">
            <text:p>2701082.5</text:p>
          </table:table-cell>
          <table:table-cell office:value-type="string" calcext:value-type="string">
            <text:p>2683-03-21T00:00:00</text:p>
          </table:table-cell>
          <table:table-cell office:value-type="float" office:value="2701082.5" calcext:value-type="float">
            <text:p>2701082.5</text:p>
          </table:table-cell>
          <table:table-cell office:value-type="float" office:value="306438.196571" calcext:value-type="float">
            <text:p>306438.196571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1-01-01T00:00:00</text:p>
          </table:table-cell>
          <table:table-cell office:value-type="float" office:value="2701447.5" calcext:value-type="float">
            <text:p>2701447.5</text:p>
          </table:table-cell>
          <table:table-cell office:value-type="string" calcext:value-type="string">
            <text:p>2684-03-20T00:00:00</text:p>
          </table:table-cell>
          <table:table-cell office:value-type="float" office:value="2701447.5" calcext:value-type="float">
            <text:p>2701447.5</text:p>
          </table:table-cell>
          <table:table-cell office:value-type="float" office:value="306803.43876" calcext:value-type="float">
            <text:p>306803.43876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2-01-01T00:00:00</text:p>
          </table:table-cell>
          <table:table-cell office:value-type="float" office:value="2701812.5" calcext:value-type="float">
            <text:p>2701812.5</text:p>
          </table:table-cell>
          <table:table-cell office:value-type="string" calcext:value-type="string">
            <text:p>2685-03-20T00:00:00</text:p>
          </table:table-cell>
          <table:table-cell office:value-type="float" office:value="2701812.5" calcext:value-type="float">
            <text:p>2701812.5</text:p>
          </table:table-cell>
          <table:table-cell office:value-type="float" office:value="307168.680949" calcext:value-type="float">
            <text:p>307168.680949</text:p>
          </table:table-cell>
          <table:table-cell office:value-type="float" office:value="0.319051" calcext:value-type="float">
            <text:p>0.319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3-01-01T00:00:00</text:p>
          </table:table-cell>
          <table:table-cell office:value-type="float" office:value="2702177.5" calcext:value-type="float">
            <text:p>2702177.5</text:p>
          </table:table-cell>
          <table:table-cell office:value-type="string" calcext:value-type="string">
            <text:p>2686-03-21T00:00:00</text:p>
          </table:table-cell>
          <table:table-cell office:value-type="float" office:value="2702178.5" calcext:value-type="float">
            <text:p>2702178.5</text:p>
          </table:table-cell>
          <table:table-cell office:value-type="float" office:value="307533.923138" calcext:value-type="float">
            <text:p>307533.923138</text:p>
          </table:table-cell>
          <table:table-cell office:value-type="float" office:value="0.076862" calcext:value-type="float">
            <text:p>0.07686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4-01-01T00:00:00</text:p>
          </table:table-cell>
          <table:table-cell office:value-type="float" office:value="2702543.5" calcext:value-type="float">
            <text:p>2702543.5</text:p>
          </table:table-cell>
          <table:table-cell office:value-type="string" calcext:value-type="string">
            <text:p>2687-03-21T00:00:00</text:p>
          </table:table-cell>
          <table:table-cell office:value-type="float" office:value="2702543.5" calcext:value-type="float">
            <text:p>2702543.5</text:p>
          </table:table-cell>
          <table:table-cell office:value-type="float" office:value="307899.165327" calcext:value-type="float">
            <text:p>307899.165327</text:p>
          </table:table-cell>
          <table:table-cell office:value-type="float" office:value="0.834673" calcext:value-type="float">
            <text:p>0.834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5-01-01T00:00:00</text:p>
          </table:table-cell>
          <table:table-cell office:value-type="float" office:value="2702908.5" calcext:value-type="float">
            <text:p>2702908.5</text:p>
          </table:table-cell>
          <table:table-cell office:value-type="string" calcext:value-type="string">
            <text:p>2688-03-20T00:00:00</text:p>
          </table:table-cell>
          <table:table-cell office:value-type="float" office:value="2702908.5" calcext:value-type="float">
            <text:p>2702908.5</text:p>
          </table:table-cell>
          <table:table-cell office:value-type="float" office:value="308264.407516" calcext:value-type="float">
            <text:p>308264.40751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6-01-01T00:00:00</text:p>
          </table:table-cell>
          <table:table-cell office:value-type="float" office:value="2703273.5" calcext:value-type="float">
            <text:p>2703273.5</text:p>
          </table:table-cell>
          <table:table-cell office:value-type="string" calcext:value-type="string">
            <text:p>2689-03-20T00:00:00</text:p>
          </table:table-cell>
          <table:table-cell office:value-type="float" office:value="2703273.5" calcext:value-type="float">
            <text:p>2703273.5</text:p>
          </table:table-cell>
          <table:table-cell office:value-type="float" office:value="308629.649705" calcext:value-type="float">
            <text:p>308629.649705</text:p>
          </table:table-cell>
          <table:table-cell office:value-type="float" office:value="0.350295" calcext:value-type="float">
            <text:p>0.350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7-01-01T00:00:00</text:p>
          </table:table-cell>
          <table:table-cell office:value-type="float" office:value="2703638.5" calcext:value-type="float">
            <text:p>2703638.5</text:p>
          </table:table-cell>
          <table:table-cell office:value-type="string" calcext:value-type="string">
            <text:p>2690-03-21T00:00:00</text:p>
          </table:table-cell>
          <table:table-cell office:value-type="float" office:value="2703639.5" calcext:value-type="float">
            <text:p>2703639.5</text:p>
          </table:table-cell>
          <table:table-cell office:value-type="float" office:value="308994.891894" calcext:value-type="float">
            <text:p>308994.891894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8-01-01T00:00:00</text:p>
          </table:table-cell>
          <table:table-cell office:value-type="float" office:value="2704004.5" calcext:value-type="float">
            <text:p>2704004.5</text:p>
          </table:table-cell>
          <table:table-cell office:value-type="string" calcext:value-type="string">
            <text:p>2691-03-21T00:00:00</text:p>
          </table:table-cell>
          <table:table-cell office:value-type="float" office:value="2704004.5" calcext:value-type="float">
            <text:p>2704004.5</text:p>
          </table:table-cell>
          <table:table-cell office:value-type="float" office:value="309360.134083" calcext:value-type="float">
            <text:p>309360.134083</text:p>
          </table:table-cell>
          <table:table-cell office:value-type="float" office:value="0.865917" calcext:value-type="float">
            <text:p>0.865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9-01-01T00:00:00</text:p>
          </table:table-cell>
          <table:table-cell office:value-type="float" office:value="2704369.5" calcext:value-type="float">
            <text:p>2704369.5</text:p>
          </table:table-cell>
          <table:table-cell office:value-type="string" calcext:value-type="string">
            <text:p>2692-03-20T00:00:00</text:p>
          </table:table-cell>
          <table:table-cell office:value-type="float" office:value="2704369.5" calcext:value-type="float">
            <text:p>2704369.5</text:p>
          </table:table-cell>
          <table:table-cell office:value-type="float" office:value="309725.376272" calcext:value-type="float">
            <text:p>309725.376272</text:p>
          </table:table-cell>
          <table:table-cell office:value-type="float" office:value="0.623728" calcext:value-type="float">
            <text:p>0.623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0-01-01T00:00:00</text:p>
          </table:table-cell>
          <table:table-cell office:value-type="float" office:value="2704734.5" calcext:value-type="float">
            <text:p>2704734.5</text:p>
          </table:table-cell>
          <table:table-cell office:value-type="string" calcext:value-type="string">
            <text:p>2693-03-20T00:00:00</text:p>
          </table:table-cell>
          <table:table-cell office:value-type="float" office:value="2704734.5" calcext:value-type="float">
            <text:p>2704734.5</text:p>
          </table:table-cell>
          <table:table-cell office:value-type="float" office:value="310090.618461" calcext:value-type="float">
            <text:p>310090.618461</text:p>
          </table:table-cell>
          <table:table-cell office:value-type="float" office:value="0.381539" calcext:value-type="float">
            <text:p>0.381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1-01-01T00:00:00</text:p>
          </table:table-cell>
          <table:table-cell office:value-type="float" office:value="2705099.5" calcext:value-type="float">
            <text:p>2705099.5</text:p>
          </table:table-cell>
          <table:table-cell office:value-type="string" calcext:value-type="string">
            <text:p>2694-03-20T00:00:00</text:p>
          </table:table-cell>
          <table:table-cell office:value-type="float" office:value="2705099.5" calcext:value-type="float">
            <text:p>2705099.5</text:p>
          </table:table-cell>
          <table:table-cell office:value-type="float" office:value="310455.86065" calcext:value-type="float">
            <text:p>310455.86065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2-01-01T00:00:00</text:p>
          </table:table-cell>
          <table:table-cell office:value-type="float" office:value="2705465.5" calcext:value-type="float">
            <text:p>2705465.5</text:p>
          </table:table-cell>
          <table:table-cell office:value-type="string" calcext:value-type="string">
            <text:p>2695-03-21T00:00:00</text:p>
          </table:table-cell>
          <table:table-cell office:value-type="float" office:value="2705465.5" calcext:value-type="float">
            <text:p>2705465.5</text:p>
          </table:table-cell>
          <table:table-cell office:value-type="float" office:value="310821.102839" calcext:value-type="float">
            <text:p>310821.102839</text:p>
          </table:table-cell>
          <table:table-cell office:value-type="float" office:value="0.897161" calcext:value-type="float">
            <text:p>0.897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3-01-01T00:00:00</text:p>
          </table:table-cell>
          <table:table-cell office:value-type="float" office:value="2705830.5" calcext:value-type="float">
            <text:p>2705830.5</text:p>
          </table:table-cell>
          <table:table-cell office:value-type="string" calcext:value-type="string">
            <text:p>2696-03-20T00:00:00</text:p>
          </table:table-cell>
          <table:table-cell office:value-type="float" office:value="2705830.5" calcext:value-type="float">
            <text:p>2705830.5</text:p>
          </table:table-cell>
          <table:table-cell office:value-type="float" office:value="311186.345028" calcext:value-type="float">
            <text:p>311186.345028</text:p>
          </table:table-cell>
          <table:table-cell office:value-type="float" office:value="0.654972" calcext:value-type="float">
            <text:p>0.654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4-01-01T00:00:00</text:p>
          </table:table-cell>
          <table:table-cell office:value-type="float" office:value="2706195.5" calcext:value-type="float">
            <text:p>2706195.5</text:p>
          </table:table-cell>
          <table:table-cell office:value-type="string" calcext:value-type="string">
            <text:p>2697-03-20T00:00:00</text:p>
          </table:table-cell>
          <table:table-cell office:value-type="float" office:value="2706195.5" calcext:value-type="float">
            <text:p>2706195.5</text:p>
          </table:table-cell>
          <table:table-cell office:value-type="float" office:value="311551.587217" calcext:value-type="float">
            <text:p>311551.587217</text:p>
          </table:table-cell>
          <table:table-cell office:value-type="float" office:value="0.412783" calcext:value-type="float">
            <text:p>0.412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5-01-01T00:00:00</text:p>
          </table:table-cell>
          <table:table-cell office:value-type="float" office:value="2706560.5" calcext:value-type="float">
            <text:p>2706560.5</text:p>
          </table:table-cell>
          <table:table-cell office:value-type="string" calcext:value-type="string">
            <text:p>2698-03-20T00:00:00</text:p>
          </table:table-cell>
          <table:table-cell office:value-type="float" office:value="2706560.5" calcext:value-type="float">
            <text:p>2706560.5</text:p>
          </table:table-cell>
          <table:table-cell office:value-type="float" office:value="311916.829406" calcext:value-type="float">
            <text:p>311916.829406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6-01-01T00:00:00</text:p>
          </table:table-cell>
          <table:table-cell office:value-type="float" office:value="2706926.5" calcext:value-type="float">
            <text:p>2706926.5</text:p>
          </table:table-cell>
          <table:table-cell office:value-type="string" calcext:value-type="string">
            <text:p>2699-03-21T00:00:00</text:p>
          </table:table-cell>
          <table:table-cell office:value-type="float" office:value="2706926.5" calcext:value-type="float">
            <text:p>2706926.5</text:p>
          </table:table-cell>
          <table:table-cell office:value-type="float" office:value="312282.071595" calcext:value-type="float">
            <text:p>312282.071595</text:p>
          </table:table-cell>
          <table:table-cell office:value-type="float" office:value="0.928405" calcext:value-type="float">
            <text:p>0.928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7-01-01T00:00:00</text:p>
          </table:table-cell>
          <table:table-cell office:value-type="float" office:value="2707291.5" calcext:value-type="float">
            <text:p>2707291.5</text:p>
          </table:table-cell>
          <table:table-cell office:value-type="string" calcext:value-type="string">
            <text:p>2700-03-21T00:00:00</text:p>
          </table:table-cell>
          <table:table-cell office:value-type="float" office:value="2707291.5" calcext:value-type="float">
            <text:p>2707291.5</text:p>
          </table:table-cell>
          <table:table-cell office:value-type="float" office:value="312647.313784" calcext:value-type="float">
            <text:p>312647.313784</text:p>
          </table:table-cell>
          <table:table-cell office:value-type="float" office:value="0.686216" calcext:value-type="float">
            <text:p>0.6862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8-01-01T00:00:00</text:p>
          </table:table-cell>
          <table:table-cell office:value-type="float" office:value="2707656.5" calcext:value-type="float">
            <text:p>2707656.5</text:p>
          </table:table-cell>
          <table:table-cell office:value-type="string" calcext:value-type="string">
            <text:p>2701-03-21T00:00:00</text:p>
          </table:table-cell>
          <table:table-cell office:value-type="float" office:value="2707656.5" calcext:value-type="float">
            <text:p>2707656.5</text:p>
          </table:table-cell>
          <table:table-cell office:value-type="float" office:value="313012.555973" calcext:value-type="float">
            <text:p>313012.555973</text:p>
          </table:table-cell>
          <table:table-cell office:value-type="float" office:value="0.444027" calcext:value-type="float">
            <text:p>0.444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9-01-01T00:00:00</text:p>
          </table:table-cell>
          <table:table-cell office:value-type="float" office:value="2708021.5" calcext:value-type="float">
            <text:p>2708021.5</text:p>
          </table:table-cell>
          <table:table-cell office:value-type="string" calcext:value-type="string">
            <text:p>2702-03-21T00:00:00</text:p>
          </table:table-cell>
          <table:table-cell office:value-type="float" office:value="2708021.5" calcext:value-type="float">
            <text:p>2708021.5</text:p>
          </table:table-cell>
          <table:table-cell office:value-type="float" office:value="313377.798162" calcext:value-type="float">
            <text:p>313377.798162</text:p>
          </table:table-cell>
          <table:table-cell office:value-type="float" office:value="0.201838" calcext:value-type="float">
            <text:p>0.201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0-01-01T00:00:00</text:p>
          </table:table-cell>
          <table:table-cell office:value-type="float" office:value="2708387.5" calcext:value-type="float">
            <text:p>2708387.5</text:p>
          </table:table-cell>
          <table:table-cell office:value-type="string" calcext:value-type="string">
            <text:p>2703-03-22T00:00:00</text:p>
          </table:table-cell>
          <table:table-cell office:value-type="float" office:value="2708387.5" calcext:value-type="float">
            <text:p>2708387.5</text:p>
          </table:table-cell>
          <table:table-cell office:value-type="float" office:value="313743.040351" calcext:value-type="float">
            <text:p>313743.040351</text:p>
          </table:table-cell>
          <table:table-cell office:value-type="float" office:value="0.959649" calcext:value-type="float">
            <text:p>0.959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1-01-01T00:00:00</text:p>
          </table:table-cell>
          <table:table-cell office:value-type="float" office:value="2708752.5" calcext:value-type="float">
            <text:p>2708752.5</text:p>
          </table:table-cell>
          <table:table-cell office:value-type="string" calcext:value-type="string">
            <text:p>2704-03-21T00:00:00</text:p>
          </table:table-cell>
          <table:table-cell office:value-type="float" office:value="2708752.5" calcext:value-type="float">
            <text:p>2708752.5</text:p>
          </table:table-cell>
          <table:table-cell office:value-type="float" office:value="314108.28254" calcext:value-type="float">
            <text:p>314108.28254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2-01-01T00:00:00</text:p>
          </table:table-cell>
          <table:table-cell office:value-type="float" office:value="2709117.5" calcext:value-type="float">
            <text:p>2709117.5</text:p>
          </table:table-cell>
          <table:table-cell office:value-type="string" calcext:value-type="string">
            <text:p>2705-03-21T00:00:00</text:p>
          </table:table-cell>
          <table:table-cell office:value-type="float" office:value="2709117.5" calcext:value-type="float">
            <text:p>2709117.5</text:p>
          </table:table-cell>
          <table:table-cell office:value-type="float" office:value="314473.524729" calcext:value-type="float">
            <text:p>314473.524729</text:p>
          </table:table-cell>
          <table:table-cell office:value-type="float" office:value="0.475271" calcext:value-type="float">
            <text:p>0.475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3-01-01T00:00:00</text:p>
          </table:table-cell>
          <table:table-cell office:value-type="float" office:value="2709482.5" calcext:value-type="float">
            <text:p>2709482.5</text:p>
          </table:table-cell>
          <table:table-cell office:value-type="string" calcext:value-type="string">
            <text:p>2706-03-21T00:00:00</text:p>
          </table:table-cell>
          <table:table-cell office:value-type="float" office:value="2709482.5" calcext:value-type="float">
            <text:p>2709482.5</text:p>
          </table:table-cell>
          <table:table-cell office:value-type="float" office:value="314838.766918" calcext:value-type="float">
            <text:p>314838.766918</text:p>
          </table:table-cell>
          <table:table-cell office:value-type="float" office:value="0.233082" calcext:value-type="float">
            <text:p>0.233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4-01-01T00:00:00</text:p>
          </table:table-cell>
          <table:table-cell office:value-type="float" office:value="2709848.5" calcext:value-type="float">
            <text:p>2709848.5</text:p>
          </table:table-cell>
          <table:table-cell office:value-type="string" calcext:value-type="string">
            <text:p>2707-03-22T00:00:00</text:p>
          </table:table-cell>
          <table:table-cell office:value-type="float" office:value="2709848.5" calcext:value-type="float">
            <text:p>2709848.5</text:p>
          </table:table-cell>
          <table:table-cell office:value-type="float" office:value="315204.009107" calcext:value-type="float">
            <text:p>315204.009107</text:p>
          </table:table-cell>
          <table:table-cell office:value-type="float" office:value="0.990893" calcext:value-type="float">
            <text:p>0.990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5-01-01T00:00:00</text:p>
          </table:table-cell>
          <table:table-cell office:value-type="float" office:value="2710213.5" calcext:value-type="float">
            <text:p>2710213.5</text:p>
          </table:table-cell>
          <table:table-cell office:value-type="string" calcext:value-type="string">
            <text:p>2708-03-21T00:00:00</text:p>
          </table:table-cell>
          <table:table-cell office:value-type="float" office:value="2710213.5" calcext:value-type="float">
            <text:p>2710213.5</text:p>
          </table:table-cell>
          <table:table-cell office:value-type="float" office:value="315569.251296" calcext:value-type="float">
            <text:p>315569.251296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6-01-01T00:00:00</text:p>
          </table:table-cell>
          <table:table-cell office:value-type="float" office:value="2710578.5" calcext:value-type="float">
            <text:p>2710578.5</text:p>
          </table:table-cell>
          <table:table-cell office:value-type="string" calcext:value-type="string">
            <text:p>2709-03-21T00:00:00</text:p>
          </table:table-cell>
          <table:table-cell office:value-type="float" office:value="2710578.5" calcext:value-type="float">
            <text:p>2710578.5</text:p>
          </table:table-cell>
          <table:table-cell office:value-type="float" office:value="315934.493485" calcext:value-type="float">
            <text:p>315934.493485</text:p>
          </table:table-cell>
          <table:table-cell office:value-type="float" office:value="0.506515" calcext:value-type="float">
            <text:p>0.506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7-01-01T00:00:00</text:p>
          </table:table-cell>
          <table:table-cell office:value-type="float" office:value="2710943.5" calcext:value-type="float">
            <text:p>2710943.5</text:p>
          </table:table-cell>
          <table:table-cell office:value-type="string" calcext:value-type="string">
            <text:p>2710-03-21T00:00:00</text:p>
          </table:table-cell>
          <table:table-cell office:value-type="float" office:value="2710943.5" calcext:value-type="float">
            <text:p>2710943.5</text:p>
          </table:table-cell>
          <table:table-cell office:value-type="float" office:value="316299.735674" calcext:value-type="float">
            <text:p>316299.735674</text:p>
          </table:table-cell>
          <table:table-cell office:value-type="float" office:value="0.264326" calcext:value-type="float">
            <text:p>0.264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8-01-01T00:00:00</text:p>
          </table:table-cell>
          <table:table-cell office:value-type="float" office:value="2711308.5" calcext:value-type="float">
            <text:p>2711308.5</text:p>
          </table:table-cell>
          <table:table-cell office:value-type="string" calcext:value-type="string">
            <text:p>2711-03-22T00:00:00</text:p>
          </table:table-cell>
          <table:table-cell office:value-type="float" office:value="2711309.5" calcext:value-type="float">
            <text:p>2711309.5</text:p>
          </table:table-cell>
          <table:table-cell office:value-type="float" office:value="316664.977863" calcext:value-type="float">
            <text:p>316664.977863</text:p>
          </table:table-cell>
          <table:table-cell office:value-type="float" office:value="0.022137" calcext:value-type="float">
            <text:p>0.02213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9-01-01T00:00:00</text:p>
          </table:table-cell>
          <table:table-cell office:value-type="float" office:value="2711674.5" calcext:value-type="float">
            <text:p>2711674.5</text:p>
          </table:table-cell>
          <table:table-cell office:value-type="string" calcext:value-type="string">
            <text:p>2712-03-21T00:00:00</text:p>
          </table:table-cell>
          <table:table-cell office:value-type="float" office:value="2711674.5" calcext:value-type="float">
            <text:p>2711674.5</text:p>
          </table:table-cell>
          <table:table-cell office:value-type="float" office:value="317030.220052" calcext:value-type="float">
            <text:p>317030.220052</text:p>
          </table:table-cell>
          <table:table-cell office:value-type="float" office:value="0.779948" calcext:value-type="float">
            <text:p>0.7799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0-01-01T00:00:00</text:p>
          </table:table-cell>
          <table:table-cell office:value-type="float" office:value="2712039.5" calcext:value-type="float">
            <text:p>2712039.5</text:p>
          </table:table-cell>
          <table:table-cell office:value-type="string" calcext:value-type="string">
            <text:p>2713-03-21T00:00:00</text:p>
          </table:table-cell>
          <table:table-cell office:value-type="float" office:value="2712039.5" calcext:value-type="float">
            <text:p>2712039.5</text:p>
          </table:table-cell>
          <table:table-cell office:value-type="float" office:value="317395.462241" calcext:value-type="float">
            <text:p>317395.462241</text:p>
          </table:table-cell>
          <table:table-cell office:value-type="float" office:value="0.537759" calcext:value-type="float">
            <text:p>0.537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1-01-01T00:00:00</text:p>
          </table:table-cell>
          <table:table-cell office:value-type="float" office:value="2712404.5" calcext:value-type="float">
            <text:p>2712404.5</text:p>
          </table:table-cell>
          <table:table-cell office:value-type="string" calcext:value-type="string">
            <text:p>2714-03-21T00:00:00</text:p>
          </table:table-cell>
          <table:table-cell office:value-type="float" office:value="2712404.5" calcext:value-type="float">
            <text:p>2712404.5</text:p>
          </table:table-cell>
          <table:table-cell office:value-type="float" office:value="317760.70443" calcext:value-type="float">
            <text:p>317760.70443</text:p>
          </table:table-cell>
          <table:table-cell office:value-type="float" office:value="0.29557" calcext:value-type="float">
            <text:p>0.29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2-01-01T00:00:00</text:p>
          </table:table-cell>
          <table:table-cell office:value-type="float" office:value="2712769.5" calcext:value-type="float">
            <text:p>2712769.5</text:p>
          </table:table-cell>
          <table:table-cell office:value-type="string" calcext:value-type="string">
            <text:p>2715-03-22T00:00:00</text:p>
          </table:table-cell>
          <table:table-cell office:value-type="float" office:value="2712770.5" calcext:value-type="float">
            <text:p>2712770.5</text:p>
          </table:table-cell>
          <table:table-cell office:value-type="float" office:value="318125.946619" calcext:value-type="float">
            <text:p>318125.946619</text:p>
          </table:table-cell>
          <table:table-cell office:value-type="float" office:value="0.053381" calcext:value-type="float">
            <text:p>0.0533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3-01-01T00:00:00</text:p>
          </table:table-cell>
          <table:table-cell office:value-type="float" office:value="2713135.5" calcext:value-type="float">
            <text:p>2713135.5</text:p>
          </table:table-cell>
          <table:table-cell office:value-type="string" calcext:value-type="string">
            <text:p>2716-03-21T00:00:00</text:p>
          </table:table-cell>
          <table:table-cell office:value-type="float" office:value="2713135.5" calcext:value-type="float">
            <text:p>2713135.5</text:p>
          </table:table-cell>
          <table:table-cell office:value-type="float" office:value="318491.188808" calcext:value-type="float">
            <text:p>318491.188808</text:p>
          </table:table-cell>
          <table:table-cell office:value-type="float" office:value="0.811192" calcext:value-type="float">
            <text:p>0.81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4-01-01T00:00:00</text:p>
          </table:table-cell>
          <table:table-cell office:value-type="float" office:value="2713500.5" calcext:value-type="float">
            <text:p>2713500.5</text:p>
          </table:table-cell>
          <table:table-cell office:value-type="string" calcext:value-type="string">
            <text:p>2717-03-21T00:00:00</text:p>
          </table:table-cell>
          <table:table-cell office:value-type="float" office:value="2713500.5" calcext:value-type="float">
            <text:p>2713500.5</text:p>
          </table:table-cell>
          <table:table-cell office:value-type="float" office:value="318856.430997" calcext:value-type="float">
            <text:p>318856.430997</text:p>
          </table:table-cell>
          <table:table-cell office:value-type="float" office:value="0.569003" calcext:value-type="float">
            <text:p>0.569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5-01-01T00:00:00</text:p>
          </table:table-cell>
          <table:table-cell office:value-type="float" office:value="2713865.5" calcext:value-type="float">
            <text:p>2713865.5</text:p>
          </table:table-cell>
          <table:table-cell office:value-type="string" calcext:value-type="string">
            <text:p>2718-03-21T00:00:00</text:p>
          </table:table-cell>
          <table:table-cell office:value-type="float" office:value="2713865.5" calcext:value-type="float">
            <text:p>2713865.5</text:p>
          </table:table-cell>
          <table:table-cell office:value-type="float" office:value="319221.673186" calcext:value-type="float">
            <text:p>319221.673186</text:p>
          </table:table-cell>
          <table:table-cell office:value-type="float" office:value="0.326814" calcext:value-type="float">
            <text:p>0.326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6-01-01T00:00:00</text:p>
          </table:table-cell>
          <table:table-cell office:value-type="float" office:value="2714230.5" calcext:value-type="float">
            <text:p>2714230.5</text:p>
          </table:table-cell>
          <table:table-cell office:value-type="string" calcext:value-type="string">
            <text:p>2719-03-22T00:00:00</text:p>
          </table:table-cell>
          <table:table-cell office:value-type="float" office:value="2714231.5" calcext:value-type="float">
            <text:p>2714231.5</text:p>
          </table:table-cell>
          <table:table-cell office:value-type="float" office:value="319586.915375" calcext:value-type="float">
            <text:p>319586.915375</text:p>
          </table:table-cell>
          <table:table-cell office:value-type="float" office:value="0.084625" calcext:value-type="float">
            <text:p>0.08462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7-01-01T00:00:00</text:p>
          </table:table-cell>
          <table:table-cell office:value-type="float" office:value="2714596.5" calcext:value-type="float">
            <text:p>2714596.5</text:p>
          </table:table-cell>
          <table:table-cell office:value-type="string" calcext:value-type="string">
            <text:p>2720-03-21T00:00:00</text:p>
          </table:table-cell>
          <table:table-cell office:value-type="float" office:value="2714596.5" calcext:value-type="float">
            <text:p>2714596.5</text:p>
          </table:table-cell>
          <table:table-cell office:value-type="float" office:value="319952.157564" calcext:value-type="float">
            <text:p>319952.157564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8-01-01T00:00:00</text:p>
          </table:table-cell>
          <table:table-cell office:value-type="float" office:value="2714961.5" calcext:value-type="float">
            <text:p>2714961.5</text:p>
          </table:table-cell>
          <table:table-cell office:value-type="string" calcext:value-type="string">
            <text:p>2721-03-21T00:00:00</text:p>
          </table:table-cell>
          <table:table-cell office:value-type="float" office:value="2714961.5" calcext:value-type="float">
            <text:p>2714961.5</text:p>
          </table:table-cell>
          <table:table-cell office:value-type="float" office:value="320317.399753" calcext:value-type="float">
            <text:p>320317.399753</text:p>
          </table:table-cell>
          <table:table-cell office:value-type="float" office:value="0.600247" calcext:value-type="float">
            <text:p>0.600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9-01-01T00:00:00</text:p>
          </table:table-cell>
          <table:table-cell office:value-type="float" office:value="2715326.5" calcext:value-type="float">
            <text:p>2715326.5</text:p>
          </table:table-cell>
          <table:table-cell office:value-type="string" calcext:value-type="string">
            <text:p>2722-03-21T00:00:00</text:p>
          </table:table-cell>
          <table:table-cell office:value-type="float" office:value="2715326.5" calcext:value-type="float">
            <text:p>2715326.5</text:p>
          </table:table-cell>
          <table:table-cell office:value-type="float" office:value="320682.641942" calcext:value-type="float">
            <text:p>320682.641942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1.5" calcext:value-type="float">
            <text:p>2715691.5</text:p>
          </table:table-cell>
          <table:table-cell office:value-type="string" calcext:value-type="string">
            <text:p>2723-03-22T00:00:00</text:p>
          </table:table-cell>
          <table:table-cell office:value-type="float" office:value="2715692.5" calcext:value-type="float">
            <text:p>2715692.5</text:p>
          </table:table-cell>
          <table:table-cell office:value-type="float" office:value="321047.884131" calcext:value-type="float">
            <text:p>321047.884131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1-01-01T00:00:00</text:p>
          </table:table-cell>
          <table:table-cell office:value-type="float" office:value="2716057.5" calcext:value-type="float">
            <text:p>2716057.5</text:p>
          </table:table-cell>
          <table:table-cell office:value-type="string" calcext:value-type="string">
            <text:p>2724-03-21T00:00:00</text:p>
          </table:table-cell>
          <table:table-cell office:value-type="float" office:value="2716057.5" calcext:value-type="float">
            <text:p>2716057.5</text:p>
          </table:table-cell>
          <table:table-cell office:value-type="float" office:value="321413.12632" calcext:value-type="float">
            <text:p>321413.12632</text:p>
          </table:table-cell>
          <table:table-cell office:value-type="float" office:value="0.87368" calcext:value-type="float">
            <text:p>0.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2-01-01T00:00:00</text:p>
          </table:table-cell>
          <table:table-cell office:value-type="float" office:value="2716422.5" calcext:value-type="float">
            <text:p>2716422.5</text:p>
          </table:table-cell>
          <table:table-cell office:value-type="string" calcext:value-type="string">
            <text:p>2725-03-21T00:00:00</text:p>
          </table:table-cell>
          <table:table-cell office:value-type="float" office:value="2716422.5" calcext:value-type="float">
            <text:p>2716422.5</text:p>
          </table:table-cell>
          <table:table-cell office:value-type="float" office:value="321778.368509" calcext:value-type="float">
            <text:p>321778.368509</text:p>
          </table:table-cell>
          <table:table-cell office:value-type="float" office:value="0.631491" calcext:value-type="float">
            <text:p>0.631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3-01-01T00:00:00</text:p>
          </table:table-cell>
          <table:table-cell office:value-type="float" office:value="2716787.5" calcext:value-type="float">
            <text:p>2716787.5</text:p>
          </table:table-cell>
          <table:table-cell office:value-type="string" calcext:value-type="string">
            <text:p>2726-03-21T00:00:00</text:p>
          </table:table-cell>
          <table:table-cell office:value-type="float" office:value="2716787.5" calcext:value-type="float">
            <text:p>2716787.5</text:p>
          </table:table-cell>
          <table:table-cell office:value-type="float" office:value="322143.610698" calcext:value-type="float">
            <text:p>322143.610698</text:p>
          </table:table-cell>
          <table:table-cell office:value-type="float" office:value="0.389302" calcext:value-type="float">
            <text:p>0.389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4-01-01T00:00:00</text:p>
          </table:table-cell>
          <table:table-cell office:value-type="float" office:value="2717152.5" calcext:value-type="float">
            <text:p>2717152.5</text:p>
          </table:table-cell>
          <table:table-cell office:value-type="string" calcext:value-type="string">
            <text:p>2727-03-21T00:00:00</text:p>
          </table:table-cell>
          <table:table-cell office:value-type="float" office:value="2717152.5" calcext:value-type="float">
            <text:p>2717152.5</text:p>
          </table:table-cell>
          <table:table-cell office:value-type="float" office:value="322508.852887" calcext:value-type="float">
            <text:p>322508.852887</text:p>
          </table:table-cell>
          <table:table-cell office:value-type="float" office:value="0.147113" calcext:value-type="float">
            <text:p>0.147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5-01-01T00:00:00</text:p>
          </table:table-cell>
          <table:table-cell office:value-type="float" office:value="2717518.5" calcext:value-type="float">
            <text:p>2717518.5</text:p>
          </table:table-cell>
          <table:table-cell office:value-type="string" calcext:value-type="string">
            <text:p>2728-03-21T00:00:00</text:p>
          </table:table-cell>
          <table:table-cell office:value-type="float" office:value="2717518.5" calcext:value-type="float">
            <text:p>2717518.5</text:p>
          </table:table-cell>
          <table:table-cell office:value-type="float" office:value="322874.095076" calcext:value-type="float">
            <text:p>322874.095076</text:p>
          </table:table-cell>
          <table:table-cell office:value-type="float" office:value="0.904924" calcext:value-type="float">
            <text:p>0.904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6-01-01T00:00:00</text:p>
          </table:table-cell>
          <table:table-cell office:value-type="float" office:value="2717883.5" calcext:value-type="float">
            <text:p>2717883.5</text:p>
          </table:table-cell>
          <table:table-cell office:value-type="string" calcext:value-type="string">
            <text:p>2729-03-21T00:00:00</text:p>
          </table:table-cell>
          <table:table-cell office:value-type="float" office:value="2717883.5" calcext:value-type="float">
            <text:p>2717883.5</text:p>
          </table:table-cell>
          <table:table-cell office:value-type="float" office:value="323239.337265" calcext:value-type="float">
            <text:p>323239.33726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7-01-01T00:00:00</text:p>
          </table:table-cell>
          <table:table-cell office:value-type="float" office:value="2718248.5" calcext:value-type="float">
            <text:p>2718248.5</text:p>
          </table:table-cell>
          <table:table-cell office:value-type="string" calcext:value-type="string">
            <text:p>2730-03-21T00:00:00</text:p>
          </table:table-cell>
          <table:table-cell office:value-type="float" office:value="2718248.5" calcext:value-type="float">
            <text:p>2718248.5</text:p>
          </table:table-cell>
          <table:table-cell office:value-type="float" office:value="323604.579454" calcext:value-type="float">
            <text:p>323604.579454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-01-01T00:00:00</text:p>
          </table:table-cell>
          <table:table-cell office:value-type="float" office:value="2718613.5" calcext:value-type="float">
            <text:p>2718613.5</text:p>
          </table:table-cell>
          <table:table-cell office:value-type="string" calcext:value-type="string">
            <text:p>2731-03-21T00:00:00</text:p>
          </table:table-cell>
          <table:table-cell office:value-type="float" office:value="2718613.5" calcext:value-type="float">
            <text:p>2718613.5</text:p>
          </table:table-cell>
          <table:table-cell office:value-type="float" office:value="323969.821643" calcext:value-type="float">
            <text:p>323969.821643</text:p>
          </table:table-cell>
          <table:table-cell office:value-type="float" office:value="0.178357" calcext:value-type="float">
            <text:p>0.178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9-01-01T00:00:00</text:p>
          </table:table-cell>
          <table:table-cell office:value-type="float" office:value="2718979.5" calcext:value-type="float">
            <text:p>2718979.5</text:p>
          </table:table-cell>
          <table:table-cell office:value-type="string" calcext:value-type="string">
            <text:p>2732-03-21T00:00:00</text:p>
          </table:table-cell>
          <table:table-cell office:value-type="float" office:value="2718979.5" calcext:value-type="float">
            <text:p>2718979.5</text:p>
          </table:table-cell>
          <table:table-cell office:value-type="float" office:value="324335.063832" calcext:value-type="float">
            <text:p>324335.063832</text:p>
          </table:table-cell>
          <table:table-cell office:value-type="float" office:value="0.936168" calcext:value-type="float">
            <text:p>0.936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0-01-01T00:00:00</text:p>
          </table:table-cell>
          <table:table-cell office:value-type="float" office:value="2719344.5" calcext:value-type="float">
            <text:p>2719344.5</text:p>
          </table:table-cell>
          <table:table-cell office:value-type="string" calcext:value-type="string">
            <text:p>2733-03-21T00:00:00</text:p>
          </table:table-cell>
          <table:table-cell office:value-type="float" office:value="2719344.5" calcext:value-type="float">
            <text:p>2719344.5</text:p>
          </table:table-cell>
          <table:table-cell office:value-type="float" office:value="324700.306021" calcext:value-type="float">
            <text:p>324700.306021</text:p>
          </table:table-cell>
          <table:table-cell office:value-type="float" office:value="0.693979" calcext:value-type="float">
            <text:p>0.6939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1-01-01T00:00:00</text:p>
          </table:table-cell>
          <table:table-cell office:value-type="float" office:value="2719709.5" calcext:value-type="float">
            <text:p>2719709.5</text:p>
          </table:table-cell>
          <table:table-cell office:value-type="string" calcext:value-type="string">
            <text:p>2734-03-21T00:00:00</text:p>
          </table:table-cell>
          <table:table-cell office:value-type="float" office:value="2719709.5" calcext:value-type="float">
            <text:p>2719709.5</text:p>
          </table:table-cell>
          <table:table-cell office:value-type="float" office:value="325065.54821" calcext:value-type="float">
            <text:p>325065.54821</text:p>
          </table:table-cell>
          <table:table-cell office:value-type="float" office:value="0.45179" calcext:value-type="float">
            <text:p>0.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2-01-01T00:00:00</text:p>
          </table:table-cell>
          <table:table-cell office:value-type="float" office:value="2720074.5" calcext:value-type="float">
            <text:p>2720074.5</text:p>
          </table:table-cell>
          <table:table-cell office:value-type="string" calcext:value-type="string">
            <text:p>2735-03-21T00:00:00</text:p>
          </table:table-cell>
          <table:table-cell office:value-type="float" office:value="2720074.5" calcext:value-type="float">
            <text:p>2720074.5</text:p>
          </table:table-cell>
          <table:table-cell office:value-type="float" office:value="325430.790399" calcext:value-type="float">
            <text:p>325430.790399</text:p>
          </table:table-cell>
          <table:table-cell office:value-type="float" office:value="0.209601" calcext:value-type="float">
            <text:p>0.209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3-01-01T00:00:00</text:p>
          </table:table-cell>
          <table:table-cell office:value-type="float" office:value="2720440.5" calcext:value-type="float">
            <text:p>2720440.5</text:p>
          </table:table-cell>
          <table:table-cell office:value-type="string" calcext:value-type="string">
            <text:p>2736-03-21T00:00:00</text:p>
          </table:table-cell>
          <table:table-cell office:value-type="float" office:value="2720440.5" calcext:value-type="float">
            <text:p>2720440.5</text:p>
          </table:table-cell>
          <table:table-cell office:value-type="float" office:value="325796.032588" calcext:value-type="float">
            <text:p>325796.032588</text:p>
          </table:table-cell>
          <table:table-cell office:value-type="float" office:value="0.967412" calcext:value-type="float">
            <text:p>0.967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4-01-01T00:00:00</text:p>
          </table:table-cell>
          <table:table-cell office:value-type="float" office:value="2720805.5" calcext:value-type="float">
            <text:p>2720805.5</text:p>
          </table:table-cell>
          <table:table-cell office:value-type="string" calcext:value-type="string">
            <text:p>2737-03-21T00:00:00</text:p>
          </table:table-cell>
          <table:table-cell office:value-type="float" office:value="2720805.5" calcext:value-type="float">
            <text:p>2720805.5</text:p>
          </table:table-cell>
          <table:table-cell office:value-type="float" office:value="326161.274777" calcext:value-type="float">
            <text:p>326161.274777</text:p>
          </table:table-cell>
          <table:table-cell office:value-type="float" office:value="0.725223" calcext:value-type="float">
            <text:p>0.725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5-01-01T00:00:00</text:p>
          </table:table-cell>
          <table:table-cell office:value-type="float" office:value="2721170.5" calcext:value-type="float">
            <text:p>2721170.5</text:p>
          </table:table-cell>
          <table:table-cell office:value-type="string" calcext:value-type="string">
            <text:p>2738-03-21T00:00:00</text:p>
          </table:table-cell>
          <table:table-cell office:value-type="float" office:value="2721170.5" calcext:value-type="float">
            <text:p>2721170.5</text:p>
          </table:table-cell>
          <table:table-cell office:value-type="float" office:value="326526.516966" calcext:value-type="float">
            <text:p>326526.516966</text:p>
          </table:table-cell>
          <table:table-cell office:value-type="float" office:value="0.483034" calcext:value-type="float">
            <text:p>0.483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-01-01T00:00:00</text:p>
          </table:table-cell>
          <table:table-cell office:value-type="float" office:value="2721535.5" calcext:value-type="float">
            <text:p>2721535.5</text:p>
          </table:table-cell>
          <table:table-cell office:value-type="string" calcext:value-type="string">
            <text:p>2739-03-21T00:00:00</text:p>
          </table:table-cell>
          <table:table-cell office:value-type="float" office:value="2721535.5" calcext:value-type="float">
            <text:p>2721535.5</text:p>
          </table:table-cell>
          <table:table-cell office:value-type="float" office:value="326891.759155" calcext:value-type="float">
            <text:p>326891.759155</text:p>
          </table:table-cell>
          <table:table-cell office:value-type="float" office:value="0.240845" calcext:value-type="float">
            <text:p>0.240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7-01-01T00:00:00</text:p>
          </table:table-cell>
          <table:table-cell office:value-type="float" office:value="2721901.5" calcext:value-type="float">
            <text:p>2721901.5</text:p>
          </table:table-cell>
          <table:table-cell office:value-type="string" calcext:value-type="string">
            <text:p>2740-03-21T00:00:00</text:p>
          </table:table-cell>
          <table:table-cell office:value-type="float" office:value="2721901.5" calcext:value-type="float">
            <text:p>2721901.5</text:p>
          </table:table-cell>
          <table:table-cell office:value-type="float" office:value="327257.001344" calcext:value-type="float">
            <text:p>327257.001344</text:p>
          </table:table-cell>
          <table:table-cell office:value-type="float" office:value="0.998656" calcext:value-type="float">
            <text:p>0.998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8-01-01T00:00:00</text:p>
          </table:table-cell>
          <table:table-cell office:value-type="float" office:value="2722266.5" calcext:value-type="float">
            <text:p>2722266.5</text:p>
          </table:table-cell>
          <table:table-cell office:value-type="string" calcext:value-type="string">
            <text:p>2741-03-21T00:00:00</text:p>
          </table:table-cell>
          <table:table-cell office:value-type="float" office:value="2722266.5" calcext:value-type="float">
            <text:p>2722266.5</text:p>
          </table:table-cell>
          <table:table-cell office:value-type="float" office:value="327622.243533" calcext:value-type="float">
            <text:p>327622.243533</text:p>
          </table:table-cell>
          <table:table-cell office:value-type="float" office:value="0.756467" calcext:value-type="float">
            <text:p>0.756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9-01-01T00:00:00</text:p>
          </table:table-cell>
          <table:table-cell office:value-type="float" office:value="2722631.5" calcext:value-type="float">
            <text:p>2722631.5</text:p>
          </table:table-cell>
          <table:table-cell office:value-type="string" calcext:value-type="string">
            <text:p>2742-03-21T00:00:00</text:p>
          </table:table-cell>
          <table:table-cell office:value-type="float" office:value="2722631.5" calcext:value-type="float">
            <text:p>2722631.5</text:p>
          </table:table-cell>
          <table:table-cell office:value-type="float" office:value="327987.485722" calcext:value-type="float">
            <text:p>327987.485722</text:p>
          </table:table-cell>
          <table:table-cell office:value-type="float" office:value="0.514278" calcext:value-type="float">
            <text:p>0.514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0-01-01T00:00:00</text:p>
          </table:table-cell>
          <table:table-cell office:value-type="float" office:value="2722996.5" calcext:value-type="float">
            <text:p>2722996.5</text:p>
          </table:table-cell>
          <table:table-cell office:value-type="string" calcext:value-type="string">
            <text:p>2743-03-21T00:00:00</text:p>
          </table:table-cell>
          <table:table-cell office:value-type="float" office:value="2722996.5" calcext:value-type="float">
            <text:p>2722996.5</text:p>
          </table:table-cell>
          <table:table-cell office:value-type="float" office:value="328352.727911" calcext:value-type="float">
            <text:p>328352.727911</text:p>
          </table:table-cell>
          <table:table-cell office:value-type="float" office:value="0.272089" calcext:value-type="float">
            <text:p>0.272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1-01-01T00:00:00</text:p>
          </table:table-cell>
          <table:table-cell office:value-type="float" office:value="2723361.5" calcext:value-type="float">
            <text:p>2723361.5</text:p>
          </table:table-cell>
          <table:table-cell office:value-type="string" calcext:value-type="string">
            <text:p>2744-03-21T00:00:00</text:p>
          </table:table-cell>
          <table:table-cell office:value-type="float" office:value="2723362.5" calcext:value-type="float">
            <text:p>2723362.5</text:p>
          </table:table-cell>
          <table:table-cell office:value-type="float" office:value="328717.9701" calcext:value-type="float">
            <text:p>328717.9701</text:p>
          </table:table-cell>
          <table:table-cell office:value-type="float" office:value="0.0299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2-01-01T00:00:00</text:p>
          </table:table-cell>
          <table:table-cell office:value-type="float" office:value="2723727.5" calcext:value-type="float">
            <text:p>2723727.5</text:p>
          </table:table-cell>
          <table:table-cell office:value-type="string" calcext:value-type="string">
            <text:p>2745-03-21T00:00:00</text:p>
          </table:table-cell>
          <table:table-cell office:value-type="float" office:value="2723727.5" calcext:value-type="float">
            <text:p>2723727.5</text:p>
          </table:table-cell>
          <table:table-cell office:value-type="float" office:value="329083.212289" calcext:value-type="float">
            <text:p>329083.212289</text:p>
          </table:table-cell>
          <table:table-cell office:value-type="float" office:value="0.787711" calcext:value-type="float">
            <text:p>0.7877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3-01-01T00:00:00</text:p>
          </table:table-cell>
          <table:table-cell office:value-type="float" office:value="2724092.5" calcext:value-type="float">
            <text:p>2724092.5</text:p>
          </table:table-cell>
          <table:table-cell office:value-type="string" calcext:value-type="string">
            <text:p>2746-03-21T00:00:00</text:p>
          </table:table-cell>
          <table:table-cell office:value-type="float" office:value="2724092.5" calcext:value-type="float">
            <text:p>2724092.5</text:p>
          </table:table-cell>
          <table:table-cell office:value-type="float" office:value="329448.454478" calcext:value-type="float">
            <text:p>329448.454478</text:p>
          </table:table-cell>
          <table:table-cell office:value-type="float" office:value="0.545522" calcext:value-type="float">
            <text:p>0.545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4-01-01T00:00:00</text:p>
          </table:table-cell>
          <table:table-cell office:value-type="float" office:value="2724457.5" calcext:value-type="float">
            <text:p>2724457.5</text:p>
          </table:table-cell>
          <table:table-cell office:value-type="string" calcext:value-type="string">
            <text:p>2747-03-21T00:00:00</text:p>
          </table:table-cell>
          <table:table-cell office:value-type="float" office:value="2724457.5" calcext:value-type="float">
            <text:p>2724457.5</text:p>
          </table:table-cell>
          <table:table-cell office:value-type="float" office:value="329813.696667" calcext:value-type="float">
            <text:p>329813.696667</text:p>
          </table:table-cell>
          <table:table-cell office:value-type="float" office:value="0.303333" calcext:value-type="float">
            <text:p>0.303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5-01-01T00:00:00</text:p>
          </table:table-cell>
          <table:table-cell office:value-type="float" office:value="2724822.5" calcext:value-type="float">
            <text:p>2724822.5</text:p>
          </table:table-cell>
          <table:table-cell office:value-type="string" calcext:value-type="string">
            <text:p>2748-03-21T00:00:00</text:p>
          </table:table-cell>
          <table:table-cell office:value-type="float" office:value="2724823.5" calcext:value-type="float">
            <text:p>2724823.5</text:p>
          </table:table-cell>
          <table:table-cell office:value-type="float" office:value="330178.938856" calcext:value-type="float">
            <text:p>330178.938856</text:p>
          </table:table-cell>
          <table:table-cell office:value-type="float" office:value="0.061144" calcext:value-type="float">
            <text:p>0.0611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6-01-01T00:00:00</text:p>
          </table:table-cell>
          <table:table-cell office:value-type="float" office:value="2725188.5" calcext:value-type="float">
            <text:p>2725188.5</text:p>
          </table:table-cell>
          <table:table-cell office:value-type="string" calcext:value-type="string">
            <text:p>2749-03-21T00:00:00</text:p>
          </table:table-cell>
          <table:table-cell office:value-type="float" office:value="2725188.5" calcext:value-type="float">
            <text:p>2725188.5</text:p>
          </table:table-cell>
          <table:table-cell office:value-type="float" office:value="330544.181045" calcext:value-type="float">
            <text:p>330544.181045</text:p>
          </table:table-cell>
          <table:table-cell office:value-type="float" office:value="0.818955" calcext:value-type="float">
            <text:p>0.818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7-01-01T00:00:00</text:p>
          </table:table-cell>
          <table:table-cell office:value-type="float" office:value="2725553.5" calcext:value-type="float">
            <text:p>2725553.5</text:p>
          </table:table-cell>
          <table:table-cell office:value-type="string" calcext:value-type="string">
            <text:p>2750-03-21T00:00:00</text:p>
          </table:table-cell>
          <table:table-cell office:value-type="float" office:value="2725553.5" calcext:value-type="float">
            <text:p>2725553.5</text:p>
          </table:table-cell>
          <table:table-cell office:value-type="float" office:value="330909.423234" calcext:value-type="float">
            <text:p>330909.423234</text:p>
          </table:table-cell>
          <table:table-cell office:value-type="float" office:value="0.576766" calcext:value-type="float">
            <text:p>0.576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8-01-01T00:00:00</text:p>
          </table:table-cell>
          <table:table-cell office:value-type="float" office:value="2725918.5" calcext:value-type="float">
            <text:p>2725918.5</text:p>
          </table:table-cell>
          <table:table-cell office:value-type="string" calcext:value-type="string">
            <text:p>2751-03-21T00:00:00</text:p>
          </table:table-cell>
          <table:table-cell office:value-type="float" office:value="2725918.5" calcext:value-type="float">
            <text:p>2725918.5</text:p>
          </table:table-cell>
          <table:table-cell office:value-type="float" office:value="331274.665423" calcext:value-type="float">
            <text:p>331274.665423</text:p>
          </table:table-cell>
          <table:table-cell office:value-type="float" office:value="0.334577" calcext:value-type="float">
            <text:p>0.334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9-01-01T00:00:00</text:p>
          </table:table-cell>
          <table:table-cell office:value-type="float" office:value="2726283.5" calcext:value-type="float">
            <text:p>2726283.5</text:p>
          </table:table-cell>
          <table:table-cell office:value-type="string" calcext:value-type="string">
            <text:p>2752-03-21T00:00:00</text:p>
          </table:table-cell>
          <table:table-cell office:value-type="float" office:value="2726284.5" calcext:value-type="float">
            <text:p>2726284.5</text:p>
          </table:table-cell>
          <table:table-cell office:value-type="float" office:value="331639.907612" calcext:value-type="float">
            <text:p>331639.907612</text:p>
          </table:table-cell>
          <table:table-cell office:value-type="float" office:value="0.092388" calcext:value-type="float">
            <text:p>0.0923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0-01-01T00:00:00</text:p>
          </table:table-cell>
          <table:table-cell office:value-type="float" office:value="2726649.5" calcext:value-type="float">
            <text:p>2726649.5</text:p>
          </table:table-cell>
          <table:table-cell office:value-type="string" calcext:value-type="string">
            <text:p>2753-03-21T00:00:00</text:p>
          </table:table-cell>
          <table:table-cell office:value-type="float" office:value="2726649.5" calcext:value-type="float">
            <text:p>2726649.5</text:p>
          </table:table-cell>
          <table:table-cell office:value-type="float" office:value="332005.149801" calcext:value-type="float">
            <text:p>332005.149801</text:p>
          </table:table-cell>
          <table:table-cell office:value-type="float" office:value="0.850199" calcext:value-type="float">
            <text:p>0.850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1-01-01T00:00:00</text:p>
          </table:table-cell>
          <table:table-cell office:value-type="float" office:value="2727014.5" calcext:value-type="float">
            <text:p>2727014.5</text:p>
          </table:table-cell>
          <table:table-cell office:value-type="string" calcext:value-type="string">
            <text:p>2754-03-21T00:00:00</text:p>
          </table:table-cell>
          <table:table-cell office:value-type="float" office:value="2727014.5" calcext:value-type="float">
            <text:p>2727014.5</text:p>
          </table:table-cell>
          <table:table-cell office:value-type="float" office:value="332370.39199" calcext:value-type="float">
            <text:p>332370.39199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2-01-01T00:00:00</text:p>
          </table:table-cell>
          <table:table-cell office:value-type="float" office:value="2727379.5" calcext:value-type="float">
            <text:p>2727379.5</text:p>
          </table:table-cell>
          <table:table-cell office:value-type="string" calcext:value-type="string">
            <text:p>2755-03-21T00:00:00</text:p>
          </table:table-cell>
          <table:table-cell office:value-type="float" office:value="2727379.5" calcext:value-type="float">
            <text:p>2727379.5</text:p>
          </table:table-cell>
          <table:table-cell office:value-type="float" office:value="332735.634179" calcext:value-type="float">
            <text:p>332735.634179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3-01-01T00:00:00</text:p>
          </table:table-cell>
          <table:table-cell office:value-type="float" office:value="2727744.5" calcext:value-type="float">
            <text:p>2727744.5</text:p>
          </table:table-cell>
          <table:table-cell office:value-type="string" calcext:value-type="string">
            <text:p>2756-03-21T00:00:00</text:p>
          </table:table-cell>
          <table:table-cell office:value-type="float" office:value="2727745.5" calcext:value-type="float">
            <text:p>2727745.5</text:p>
          </table:table-cell>
          <table:table-cell office:value-type="float" office:value="333100.876368" calcext:value-type="float">
            <text:p>333100.876368</text:p>
          </table:table-cell>
          <table:table-cell office:value-type="float" office:value="0.123632" calcext:value-type="float">
            <text:p>0.12363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4-01-01T00:00:00</text:p>
          </table:table-cell>
          <table:table-cell office:value-type="float" office:value="2728110.5" calcext:value-type="float">
            <text:p>2728110.5</text:p>
          </table:table-cell>
          <table:table-cell office:value-type="string" calcext:value-type="string">
            <text:p>2757-03-21T00:00:00</text:p>
          </table:table-cell>
          <table:table-cell office:value-type="float" office:value="2728110.5" calcext:value-type="float">
            <text:p>2728110.5</text:p>
          </table:table-cell>
          <table:table-cell office:value-type="float" office:value="333466.118557" calcext:value-type="float">
            <text:p>333466.118557</text:p>
          </table:table-cell>
          <table:table-cell office:value-type="float" office:value="0.881443" calcext:value-type="float">
            <text:p>0.88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5-01-01T00:00:00</text:p>
          </table:table-cell>
          <table:table-cell office:value-type="float" office:value="2728475.5" calcext:value-type="float">
            <text:p>2728475.5</text:p>
          </table:table-cell>
          <table:table-cell office:value-type="string" calcext:value-type="string">
            <text:p>2758-03-21T00:00:00</text:p>
          </table:table-cell>
          <table:table-cell office:value-type="float" office:value="2728475.5" calcext:value-type="float">
            <text:p>2728475.5</text:p>
          </table:table-cell>
          <table:table-cell office:value-type="float" office:value="333831.360746" calcext:value-type="float">
            <text:p>333831.360746</text:p>
          </table:table-cell>
          <table:table-cell office:value-type="float" office:value="0.639254" calcext:value-type="float">
            <text:p>0.639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6-01-01T00:00:00</text:p>
          </table:table-cell>
          <table:table-cell office:value-type="float" office:value="2728840.5" calcext:value-type="float">
            <text:p>2728840.5</text:p>
          </table:table-cell>
          <table:table-cell office:value-type="string" calcext:value-type="string">
            <text:p>2759-03-21T00:00:00</text:p>
          </table:table-cell>
          <table:table-cell office:value-type="float" office:value="2728840.5" calcext:value-type="float">
            <text:p>2728840.5</text:p>
          </table:table-cell>
          <table:table-cell office:value-type="float" office:value="334196.602935" calcext:value-type="float">
            <text:p>334196.602935</text:p>
          </table:table-cell>
          <table:table-cell office:value-type="float" office:value="0.397065" calcext:value-type="float">
            <text:p>0.397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7-01-01T00:00:00</text:p>
          </table:table-cell>
          <table:table-cell office:value-type="float" office:value="2729205.5" calcext:value-type="float">
            <text:p>2729205.5</text:p>
          </table:table-cell>
          <table:table-cell office:value-type="string" calcext:value-type="string">
            <text:p>2760-03-20T00:00:00</text:p>
          </table:table-cell>
          <table:table-cell office:value-type="float" office:value="2729205.5" calcext:value-type="float">
            <text:p>2729205.5</text:p>
          </table:table-cell>
          <table:table-cell office:value-type="float" office:value="334561.845124" calcext:value-type="float">
            <text:p>334561.845124</text:p>
          </table:table-cell>
          <table:table-cell office:value-type="float" office:value="0.154876" calcext:value-type="float">
            <text:p>0.154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8-01-01T00:00:00</text:p>
          </table:table-cell>
          <table:table-cell office:value-type="float" office:value="2729571.5" calcext:value-type="float">
            <text:p>2729571.5</text:p>
          </table:table-cell>
          <table:table-cell office:value-type="string" calcext:value-type="string">
            <text:p>2761-03-21T00:00:00</text:p>
          </table:table-cell>
          <table:table-cell office:value-type="float" office:value="2729571.5" calcext:value-type="float">
            <text:p>2729571.5</text:p>
          </table:table-cell>
          <table:table-cell office:value-type="float" office:value="334927.087313" calcext:value-type="float">
            <text:p>334927.087313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9-01-01T00:00:00</text:p>
          </table:table-cell>
          <table:table-cell office:value-type="float" office:value="2729936.5" calcext:value-type="float">
            <text:p>2729936.5</text:p>
          </table:table-cell>
          <table:table-cell office:value-type="string" calcext:value-type="string">
            <text:p>2762-03-21T00:00:00</text:p>
          </table:table-cell>
          <table:table-cell office:value-type="float" office:value="2729936.5" calcext:value-type="float">
            <text:p>2729936.5</text:p>
          </table:table-cell>
          <table:table-cell office:value-type="float" office:value="335292.329502" calcext:value-type="float">
            <text:p>335292.329502</text:p>
          </table:table-cell>
          <table:table-cell office:value-type="float" office:value="0.670498" calcext:value-type="float">
            <text:p>0.670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0-01-01T00:00:00</text:p>
          </table:table-cell>
          <table:table-cell office:value-type="float" office:value="2730301.5" calcext:value-type="float">
            <text:p>2730301.5</text:p>
          </table:table-cell>
          <table:table-cell office:value-type="string" calcext:value-type="string">
            <text:p>2763-03-21T00:00:00</text:p>
          </table:table-cell>
          <table:table-cell office:value-type="float" office:value="2730301.5" calcext:value-type="float">
            <text:p>2730301.5</text:p>
          </table:table-cell>
          <table:table-cell office:value-type="float" office:value="335657.571691" calcext:value-type="float">
            <text:p>335657.571691</text:p>
          </table:table-cell>
          <table:table-cell office:value-type="float" office:value="0.428309" calcext:value-type="float">
            <text:p>0.428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1-01-01T00:00:00</text:p>
          </table:table-cell>
          <table:table-cell office:value-type="float" office:value="2730666.5" calcext:value-type="float">
            <text:p>2730666.5</text:p>
          </table:table-cell>
          <table:table-cell office:value-type="string" calcext:value-type="string">
            <text:p>2764-03-20T00:00:00</text:p>
          </table:table-cell>
          <table:table-cell office:value-type="float" office:value="2730666.5" calcext:value-type="float">
            <text:p>2730666.5</text:p>
          </table:table-cell>
          <table:table-cell office:value-type="float" office:value="336022.81388" calcext:value-type="float">
            <text:p>336022.81388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2-01-01T00:00:00</text:p>
          </table:table-cell>
          <table:table-cell office:value-type="float" office:value="2731032.5" calcext:value-type="float">
            <text:p>2731032.5</text:p>
          </table:table-cell>
          <table:table-cell office:value-type="string" calcext:value-type="string">
            <text:p>2765-03-21T00:00:00</text:p>
          </table:table-cell>
          <table:table-cell office:value-type="float" office:value="2731032.5" calcext:value-type="float">
            <text:p>2731032.5</text:p>
          </table:table-cell>
          <table:table-cell office:value-type="float" office:value="336388.056069" calcext:value-type="float">
            <text:p>336388.056069</text:p>
          </table:table-cell>
          <table:table-cell office:value-type="float" office:value="0.943931" calcext:value-type="float">
            <text:p>0.943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3-01-01T00:00:00</text:p>
          </table:table-cell>
          <table:table-cell office:value-type="float" office:value="2731397.5" calcext:value-type="float">
            <text:p>2731397.5</text:p>
          </table:table-cell>
          <table:table-cell office:value-type="string" calcext:value-type="string">
            <text:p>2766-03-21T00:00:00</text:p>
          </table:table-cell>
          <table:table-cell office:value-type="float" office:value="2731397.5" calcext:value-type="float">
            <text:p>2731397.5</text:p>
          </table:table-cell>
          <table:table-cell office:value-type="float" office:value="336753.298258" calcext:value-type="float">
            <text:p>336753.298258</text:p>
          </table:table-cell>
          <table:table-cell office:value-type="float" office:value="0.701742" calcext:value-type="float">
            <text:p>0.7017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4-01-01T00:00:00</text:p>
          </table:table-cell>
          <table:table-cell office:value-type="float" office:value="2731762.5" calcext:value-type="float">
            <text:p>2731762.5</text:p>
          </table:table-cell>
          <table:table-cell office:value-type="string" calcext:value-type="string">
            <text:p>2767-03-21T00:00:00</text:p>
          </table:table-cell>
          <table:table-cell office:value-type="float" office:value="2731762.5" calcext:value-type="float">
            <text:p>2731762.5</text:p>
          </table:table-cell>
          <table:table-cell office:value-type="float" office:value="337118.540447" calcext:value-type="float">
            <text:p>337118.540447</text:p>
          </table:table-cell>
          <table:table-cell office:value-type="float" office:value="0.459553" calcext:value-type="float">
            <text:p>0.459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5-01-01T00:00:00</text:p>
          </table:table-cell>
          <table:table-cell office:value-type="float" office:value="2732127.5" calcext:value-type="float">
            <text:p>2732127.5</text:p>
          </table:table-cell>
          <table:table-cell office:value-type="string" calcext:value-type="string">
            <text:p>2768-03-20T00:00:00</text:p>
          </table:table-cell>
          <table:table-cell office:value-type="float" office:value="2732127.5" calcext:value-type="float">
            <text:p>2732127.5</text:p>
          </table:table-cell>
          <table:table-cell office:value-type="float" office:value="337483.782636" calcext:value-type="float">
            <text:p>337483.782636</text:p>
          </table:table-cell>
          <table:table-cell office:value-type="float" office:value="0.217364" calcext:value-type="float">
            <text:p>0.217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6-01-01T00:00:00</text:p>
          </table:table-cell>
          <table:table-cell office:value-type="float" office:value="2732493.5" calcext:value-type="float">
            <text:p>2732493.5</text:p>
          </table:table-cell>
          <table:table-cell office:value-type="string" calcext:value-type="string">
            <text:p>2769-03-21T00:00:00</text:p>
          </table:table-cell>
          <table:table-cell office:value-type="float" office:value="2732493.5" calcext:value-type="float">
            <text:p>2732493.5</text:p>
          </table:table-cell>
          <table:table-cell office:value-type="float" office:value="337849.024825" calcext:value-type="float">
            <text:p>337849.024825</text:p>
          </table:table-cell>
          <table:table-cell office:value-type="float" office:value="0.975175" calcext:value-type="float">
            <text:p>0.975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7-01-01T00:00:00</text:p>
          </table:table-cell>
          <table:table-cell office:value-type="float" office:value="2732858.5" calcext:value-type="float">
            <text:p>2732858.5</text:p>
          </table:table-cell>
          <table:table-cell office:value-type="string" calcext:value-type="string">
            <text:p>2770-03-21T00:00:00</text:p>
          </table:table-cell>
          <table:table-cell office:value-type="float" office:value="2732858.5" calcext:value-type="float">
            <text:p>2732858.5</text:p>
          </table:table-cell>
          <table:table-cell office:value-type="float" office:value="338214.267014" calcext:value-type="float">
            <text:p>338214.267014</text:p>
          </table:table-cell>
          <table:table-cell office:value-type="float" office:value="0.732986" calcext:value-type="float">
            <text:p>0.732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8-01-01T00:00:00</text:p>
          </table:table-cell>
          <table:table-cell office:value-type="float" office:value="2733223.5" calcext:value-type="float">
            <text:p>2733223.5</text:p>
          </table:table-cell>
          <table:table-cell office:value-type="string" calcext:value-type="string">
            <text:p>2771-03-21T00:00:00</text:p>
          </table:table-cell>
          <table:table-cell office:value-type="float" office:value="2733223.5" calcext:value-type="float">
            <text:p>2733223.5</text:p>
          </table:table-cell>
          <table:table-cell office:value-type="float" office:value="338579.509203" calcext:value-type="float">
            <text:p>338579.509203</text:p>
          </table:table-cell>
          <table:table-cell office:value-type="float" office:value="0.490797" calcext:value-type="float">
            <text:p>0.490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9-01-01T00:00:00</text:p>
          </table:table-cell>
          <table:table-cell office:value-type="float" office:value="2733588.5" calcext:value-type="float">
            <text:p>2733588.5</text:p>
          </table:table-cell>
          <table:table-cell office:value-type="string" calcext:value-type="string">
            <text:p>2772-03-20T00:00:00</text:p>
          </table:table-cell>
          <table:table-cell office:value-type="float" office:value="2733588.5" calcext:value-type="float">
            <text:p>2733588.5</text:p>
          </table:table-cell>
          <table:table-cell office:value-type="float" office:value="338944.751392" calcext:value-type="float">
            <text:p>338944.751392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0-01-01T00:00:00</text:p>
          </table:table-cell>
          <table:table-cell office:value-type="float" office:value="2733953.5" calcext:value-type="float">
            <text:p>2733953.5</text:p>
          </table:table-cell>
          <table:table-cell office:value-type="string" calcext:value-type="string">
            <text:p>2773-03-21T00:00:00</text:p>
          </table:table-cell>
          <table:table-cell office:value-type="float" office:value="2733954.5" calcext:value-type="float">
            <text:p>2733954.5</text:p>
          </table:table-cell>
          <table:table-cell office:value-type="float" office:value="339309.993581" calcext:value-type="float">
            <text:p>339309.99358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1-01-01T00:00:00</text:p>
          </table:table-cell>
          <table:table-cell office:value-type="float" office:value="2734319.5" calcext:value-type="float">
            <text:p>2734319.5</text:p>
          </table:table-cell>
          <table:table-cell office:value-type="string" calcext:value-type="string">
            <text:p>2774-03-21T00:00:00</text:p>
          </table:table-cell>
          <table:table-cell office:value-type="float" office:value="2734319.5" calcext:value-type="float">
            <text:p>2734319.5</text:p>
          </table:table-cell>
          <table:table-cell office:value-type="float" office:value="339675.23577" calcext:value-type="float">
            <text:p>339675.23577</text:p>
          </table:table-cell>
          <table:table-cell office:value-type="float" office:value="0.76423" calcext:value-type="float">
            <text:p>0.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2-01-01T00:00:00</text:p>
          </table:table-cell>
          <table:table-cell office:value-type="float" office:value="2734684.5" calcext:value-type="float">
            <text:p>2734684.5</text:p>
          </table:table-cell>
          <table:table-cell office:value-type="string" calcext:value-type="string">
            <text:p>2775-03-21T00:00:00</text:p>
          </table:table-cell>
          <table:table-cell office:value-type="float" office:value="2734684.5" calcext:value-type="float">
            <text:p>2734684.5</text:p>
          </table:table-cell>
          <table:table-cell office:value-type="float" office:value="340040.477959" calcext:value-type="float">
            <text:p>340040.477959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3-01-01T00:00:00</text:p>
          </table:table-cell>
          <table:table-cell office:value-type="float" office:value="2735049.5" calcext:value-type="float">
            <text:p>2735049.5</text:p>
          </table:table-cell>
          <table:table-cell office:value-type="string" calcext:value-type="string">
            <text:p>2776-03-20T00:00:00</text:p>
          </table:table-cell>
          <table:table-cell office:value-type="float" office:value="2735049.5" calcext:value-type="float">
            <text:p>2735049.5</text:p>
          </table:table-cell>
          <table:table-cell office:value-type="float" office:value="340405.720148" calcext:value-type="float">
            <text:p>340405.720148</text:p>
          </table:table-cell>
          <table:table-cell office:value-type="float" office:value="0.279852" calcext:value-type="float">
            <text:p>0.279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4-01-01T00:00:00</text:p>
          </table:table-cell>
          <table:table-cell office:value-type="float" office:value="2735414.5" calcext:value-type="float">
            <text:p>2735414.5</text:p>
          </table:table-cell>
          <table:table-cell office:value-type="string" calcext:value-type="string">
            <text:p>2777-03-21T00:00:00</text:p>
          </table:table-cell>
          <table:table-cell office:value-type="float" office:value="2735415.5" calcext:value-type="float">
            <text:p>2735415.5</text:p>
          </table:table-cell>
          <table:table-cell office:value-type="float" office:value="340770.962337" calcext:value-type="float">
            <text:p>340770.962337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5-01-01T00:00:00</text:p>
          </table:table-cell>
          <table:table-cell office:value-type="float" office:value="2735780.5" calcext:value-type="float">
            <text:p>2735780.5</text:p>
          </table:table-cell>
          <table:table-cell office:value-type="string" calcext:value-type="string">
            <text:p>2778-03-21T00:00:00</text:p>
          </table:table-cell>
          <table:table-cell office:value-type="float" office:value="2735780.5" calcext:value-type="float">
            <text:p>2735780.5</text:p>
          </table:table-cell>
          <table:table-cell office:value-type="float" office:value="341136.204526" calcext:value-type="float">
            <text:p>341136.204526</text:p>
          </table:table-cell>
          <table:table-cell office:value-type="float" office:value="0.795474" calcext:value-type="float">
            <text:p>0.7954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6-01-01T00:00:00</text:p>
          </table:table-cell>
          <table:table-cell office:value-type="float" office:value="2736145.5" calcext:value-type="float">
            <text:p>2736145.5</text:p>
          </table:table-cell>
          <table:table-cell office:value-type="string" calcext:value-type="string">
            <text:p>2779-03-21T00:00:00</text:p>
          </table:table-cell>
          <table:table-cell office:value-type="float" office:value="2736145.5" calcext:value-type="float">
            <text:p>2736145.5</text:p>
          </table:table-cell>
          <table:table-cell office:value-type="float" office:value="341501.446715" calcext:value-type="float">
            <text:p>341501.446715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7-01-01T00:00:00</text:p>
          </table:table-cell>
          <table:table-cell office:value-type="float" office:value="2736510.5" calcext:value-type="float">
            <text:p>2736510.5</text:p>
          </table:table-cell>
          <table:table-cell office:value-type="string" calcext:value-type="string">
            <text:p>2780-03-20T00:00:00</text:p>
          </table:table-cell>
          <table:table-cell office:value-type="float" office:value="2736510.5" calcext:value-type="float">
            <text:p>2736510.5</text:p>
          </table:table-cell>
          <table:table-cell office:value-type="float" office:value="341866.688904" calcext:value-type="float">
            <text:p>341866.688904</text:p>
          </table:table-cell>
          <table:table-cell office:value-type="float" office:value="0.311096" calcext:value-type="float">
            <text:p>0.31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8-01-01T00:00:00</text:p>
          </table:table-cell>
          <table:table-cell office:value-type="float" office:value="2736875.5" calcext:value-type="float">
            <text:p>2736875.5</text:p>
          </table:table-cell>
          <table:table-cell office:value-type="string" calcext:value-type="string">
            <text:p>2781-03-21T00:00:00</text:p>
          </table:table-cell>
          <table:table-cell office:value-type="float" office:value="2736876.5" calcext:value-type="float">
            <text:p>2736876.5</text:p>
          </table:table-cell>
          <table:table-cell office:value-type="float" office:value="342231.931093" calcext:value-type="float">
            <text:p>342231.931093</text:p>
          </table:table-cell>
          <table:table-cell office:value-type="float" office:value="0.068907" calcext:value-type="float">
            <text:p>0.06890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9-01-01T00:00:00</text:p>
          </table:table-cell>
          <table:table-cell office:value-type="float" office:value="2737241.5" calcext:value-type="float">
            <text:p>2737241.5</text:p>
          </table:table-cell>
          <table:table-cell office:value-type="string" calcext:value-type="string">
            <text:p>2782-03-21T00:00:00</text:p>
          </table:table-cell>
          <table:table-cell office:value-type="float" office:value="2737241.5" calcext:value-type="float">
            <text:p>2737241.5</text:p>
          </table:table-cell>
          <table:table-cell office:value-type="float" office:value="342597.173282" calcext:value-type="float">
            <text:p>342597.173282</text:p>
          </table:table-cell>
          <table:table-cell office:value-type="float" office:value="0.826718" calcext:value-type="float">
            <text:p>0.826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0-01-01T00:00:00</text:p>
          </table:table-cell>
          <table:table-cell office:value-type="float" office:value="2737606.5" calcext:value-type="float">
            <text:p>2737606.5</text:p>
          </table:table-cell>
          <table:table-cell office:value-type="string" calcext:value-type="string">
            <text:p>2783-03-21T00:00:00</text:p>
          </table:table-cell>
          <table:table-cell office:value-type="float" office:value="2737606.5" calcext:value-type="float">
            <text:p>2737606.5</text:p>
          </table:table-cell>
          <table:table-cell office:value-type="float" office:value="342962.415471" calcext:value-type="float">
            <text:p>342962.415471</text:p>
          </table:table-cell>
          <table:table-cell office:value-type="float" office:value="0.584529" calcext:value-type="float">
            <text:p>0.584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1-01-01T00:00:00</text:p>
          </table:table-cell>
          <table:table-cell office:value-type="float" office:value="2737971.5" calcext:value-type="float">
            <text:p>2737971.5</text:p>
          </table:table-cell>
          <table:table-cell office:value-type="string" calcext:value-type="string">
            <text:p>2784-03-20T00:00:00</text:p>
          </table:table-cell>
          <table:table-cell office:value-type="float" office:value="2737971.5" calcext:value-type="float">
            <text:p>2737971.5</text:p>
          </table:table-cell>
          <table:table-cell office:value-type="float" office:value="343327.65766" calcext:value-type="float">
            <text:p>343327.65766</text:p>
          </table:table-cell>
          <table:table-cell office:value-type="float" office:value="0.34234" calcext:value-type="float">
            <text:p>0.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2-01-01T00:00:00</text:p>
          </table:table-cell>
          <table:table-cell office:value-type="float" office:value="2738336.5" calcext:value-type="float">
            <text:p>2738336.5</text:p>
          </table:table-cell>
          <table:table-cell office:value-type="string" calcext:value-type="string">
            <text:p>2785-03-21T00:00:00</text:p>
          </table:table-cell>
          <table:table-cell office:value-type="float" office:value="2738337.5" calcext:value-type="float">
            <text:p>2738337.5</text:p>
          </table:table-cell>
          <table:table-cell office:value-type="float" office:value="343692.899849" calcext:value-type="float">
            <text:p>343692.899849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3-01-01T00:00:00</text:p>
          </table:table-cell>
          <table:table-cell office:value-type="float" office:value="2738702.5" calcext:value-type="float">
            <text:p>2738702.5</text:p>
          </table:table-cell>
          <table:table-cell office:value-type="string" calcext:value-type="string">
            <text:p>2786-03-21T00:00:00</text:p>
          </table:table-cell>
          <table:table-cell office:value-type="float" office:value="2738702.5" calcext:value-type="float">
            <text:p>2738702.5</text:p>
          </table:table-cell>
          <table:table-cell office:value-type="float" office:value="344058.142038" calcext:value-type="float">
            <text:p>344058.142038</text:p>
          </table:table-cell>
          <table:table-cell office:value-type="float" office:value="0.857962" calcext:value-type="float">
            <text:p>0.857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4-01-01T00:00:00</text:p>
          </table:table-cell>
          <table:table-cell office:value-type="float" office:value="2739067.5" calcext:value-type="float">
            <text:p>2739067.5</text:p>
          </table:table-cell>
          <table:table-cell office:value-type="string" calcext:value-type="string">
            <text:p>2787-03-21T00:00:00</text:p>
          </table:table-cell>
          <table:table-cell office:value-type="float" office:value="2739067.5" calcext:value-type="float">
            <text:p>2739067.5</text:p>
          </table:table-cell>
          <table:table-cell office:value-type="float" office:value="344423.384227" calcext:value-type="float">
            <text:p>344423.384227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5-01-01T00:00:00</text:p>
          </table:table-cell>
          <table:table-cell office:value-type="float" office:value="2739432.5" calcext:value-type="float">
            <text:p>2739432.5</text:p>
          </table:table-cell>
          <table:table-cell office:value-type="string" calcext:value-type="string">
            <text:p>2788-03-20T00:00:00</text:p>
          </table:table-cell>
          <table:table-cell office:value-type="float" office:value="2739432.5" calcext:value-type="float">
            <text:p>2739432.5</text:p>
          </table:table-cell>
          <table:table-cell office:value-type="float" office:value="344788.626416" calcext:value-type="float">
            <text:p>344788.626416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6-01-01T00:00:00</text:p>
          </table:table-cell>
          <table:table-cell office:value-type="float" office:value="2739797.5" calcext:value-type="float">
            <text:p>2739797.5</text:p>
          </table:table-cell>
          <table:table-cell office:value-type="string" calcext:value-type="string">
            <text:p>2789-03-21T00:00:00</text:p>
          </table:table-cell>
          <table:table-cell office:value-type="float" office:value="2739798.5" calcext:value-type="float">
            <text:p>2739798.5</text:p>
          </table:table-cell>
          <table:table-cell office:value-type="float" office:value="345153.868605" calcext:value-type="float">
            <text:p>345153.868605</text:p>
          </table:table-cell>
          <table:table-cell office:value-type="float" office:value="0.131395" calcext:value-type="float">
            <text:p>0.1313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7-01-01T00:00:00</text:p>
          </table:table-cell>
          <table:table-cell office:value-type="float" office:value="2740163.5" calcext:value-type="float">
            <text:p>2740163.5</text:p>
          </table:table-cell>
          <table:table-cell office:value-type="string" calcext:value-type="string">
            <text:p>2790-03-21T00:00:00</text:p>
          </table:table-cell>
          <table:table-cell office:value-type="float" office:value="2740163.5" calcext:value-type="float">
            <text:p>2740163.5</text:p>
          </table:table-cell>
          <table:table-cell office:value-type="float" office:value="345519.110794" calcext:value-type="float">
            <text:p>345519.110794</text:p>
          </table:table-cell>
          <table:table-cell office:value-type="float" office:value="0.889206" calcext:value-type="float">
            <text:p>0.889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8-01-01T00:00:00</text:p>
          </table:table-cell>
          <table:table-cell office:value-type="float" office:value="2740528.5" calcext:value-type="float">
            <text:p>2740528.5</text:p>
          </table:table-cell>
          <table:table-cell office:value-type="string" calcext:value-type="string">
            <text:p>2791-03-21T00:00:00</text:p>
          </table:table-cell>
          <table:table-cell office:value-type="float" office:value="2740528.5" calcext:value-type="float">
            <text:p>2740528.5</text:p>
          </table:table-cell>
          <table:table-cell office:value-type="float" office:value="345884.352983" calcext:value-type="float">
            <text:p>345884.352983</text:p>
          </table:table-cell>
          <table:table-cell office:value-type="float" office:value="0.647017" calcext:value-type="float">
            <text:p>0.647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9-01-01T00:00:00</text:p>
          </table:table-cell>
          <table:table-cell office:value-type="float" office:value="2740893.5" calcext:value-type="float">
            <text:p>2740893.5</text:p>
          </table:table-cell>
          <table:table-cell office:value-type="string" calcext:value-type="string">
            <text:p>2792-03-20T00:00:00</text:p>
          </table:table-cell>
          <table:table-cell office:value-type="float" office:value="2740893.5" calcext:value-type="float">
            <text:p>2740893.5</text:p>
          </table:table-cell>
          <table:table-cell office:value-type="float" office:value="346249.595172" calcext:value-type="float">
            <text:p>346249.595172</text:p>
          </table:table-cell>
          <table:table-cell office:value-type="float" office:value="0.404828" calcext:value-type="float">
            <text:p>0.404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0-01-01T00:00:00</text:p>
          </table:table-cell>
          <table:table-cell office:value-type="float" office:value="2741258.5" calcext:value-type="float">
            <text:p>2741258.5</text:p>
          </table:table-cell>
          <table:table-cell office:value-type="string" calcext:value-type="string">
            <text:p>2793-03-20T00:00:00</text:p>
          </table:table-cell>
          <table:table-cell office:value-type="float" office:value="2741258.5" calcext:value-type="float">
            <text:p>2741258.5</text:p>
          </table:table-cell>
          <table:table-cell office:value-type="float" office:value="346614.837361" calcext:value-type="float">
            <text:p>346614.837361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1-01-01T00:00:00</text:p>
          </table:table-cell>
          <table:table-cell office:value-type="float" office:value="2741624.5" calcext:value-type="float">
            <text:p>2741624.5</text:p>
          </table:table-cell>
          <table:table-cell office:value-type="string" calcext:value-type="string">
            <text:p>2794-03-21T00:00:00</text:p>
          </table:table-cell>
          <table:table-cell office:value-type="float" office:value="2741624.5" calcext:value-type="float">
            <text:p>2741624.5</text:p>
          </table:table-cell>
          <table:table-cell office:value-type="float" office:value="346980.07955" calcext:value-type="float">
            <text:p>346980.07955</text:p>
          </table:table-cell>
          <table:table-cell office:value-type="float" office:value="0.92045" calcext:value-type="float">
            <text:p>0.92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2-01-01T00:00:00</text:p>
          </table:table-cell>
          <table:table-cell office:value-type="float" office:value="2741989.5" calcext:value-type="float">
            <text:p>2741989.5</text:p>
          </table:table-cell>
          <table:table-cell office:value-type="string" calcext:value-type="string">
            <text:p>2795-03-21T00:00:00</text:p>
          </table:table-cell>
          <table:table-cell office:value-type="float" office:value="2741989.5" calcext:value-type="float">
            <text:p>2741989.5</text:p>
          </table:table-cell>
          <table:table-cell office:value-type="float" office:value="347345.321739" calcext:value-type="float">
            <text:p>347345.321739</text:p>
          </table:table-cell>
          <table:table-cell office:value-type="float" office:value="0.678261" calcext:value-type="float">
            <text:p>0.678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3-01-01T00:00:00</text:p>
          </table:table-cell>
          <table:table-cell office:value-type="float" office:value="2742354.5" calcext:value-type="float">
            <text:p>2742354.5</text:p>
          </table:table-cell>
          <table:table-cell office:value-type="string" calcext:value-type="string">
            <text:p>2796-03-20T00:00:00</text:p>
          </table:table-cell>
          <table:table-cell office:value-type="float" office:value="2742354.5" calcext:value-type="float">
            <text:p>2742354.5</text:p>
          </table:table-cell>
          <table:table-cell office:value-type="float" office:value="347710.563928" calcext:value-type="float">
            <text:p>347710.563928</text:p>
          </table:table-cell>
          <table:table-cell office:value-type="float" office:value="0.436072" calcext:value-type="float">
            <text:p>0.436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4-01-01T00:00:00</text:p>
          </table:table-cell>
          <table:table-cell office:value-type="float" office:value="2742719.5" calcext:value-type="float">
            <text:p>2742719.5</text:p>
          </table:table-cell>
          <table:table-cell office:value-type="string" calcext:value-type="string">
            <text:p>2797-03-20T00:00:00</text:p>
          </table:table-cell>
          <table:table-cell office:value-type="float" office:value="2742719.5" calcext:value-type="float">
            <text:p>2742719.5</text:p>
          </table:table-cell>
          <table:table-cell office:value-type="float" office:value="348075.806117" calcext:value-type="float">
            <text:p>348075.806117</text:p>
          </table:table-cell>
          <table:table-cell office:value-type="float" office:value="0.193883" calcext:value-type="float">
            <text:p>0.193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5-01-01T00:00:00</text:p>
          </table:table-cell>
          <table:table-cell office:value-type="float" office:value="2743085.5" calcext:value-type="float">
            <text:p>2743085.5</text:p>
          </table:table-cell>
          <table:table-cell office:value-type="string" calcext:value-type="string">
            <text:p>2798-03-21T00:00:00</text:p>
          </table:table-cell>
          <table:table-cell office:value-type="float" office:value="2743085.5" calcext:value-type="float">
            <text:p>2743085.5</text:p>
          </table:table-cell>
          <table:table-cell office:value-type="float" office:value="348441.048306" calcext:value-type="float">
            <text:p>348441.048306</text:p>
          </table:table-cell>
          <table:table-cell office:value-type="float" office:value="0.951694" calcext:value-type="float">
            <text:p>0.951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6-01-01T00:00:00</text:p>
          </table:table-cell>
          <table:table-cell office:value-type="float" office:value="2743450.5" calcext:value-type="float">
            <text:p>2743450.5</text:p>
          </table:table-cell>
          <table:table-cell office:value-type="string" calcext:value-type="string">
            <text:p>2799-03-21T00:00:00</text:p>
          </table:table-cell>
          <table:table-cell office:value-type="float" office:value="2743450.5" calcext:value-type="float">
            <text:p>2743450.5</text:p>
          </table:table-cell>
          <table:table-cell office:value-type="float" office:value="348806.290495" calcext:value-type="float">
            <text:p>348806.290495</text:p>
          </table:table-cell>
          <table:table-cell office:value-type="float" office:value="0.709505" calcext:value-type="float">
            <text:p>0.709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7-01-01T00:00:00</text:p>
          </table:table-cell>
          <table:table-cell office:value-type="float" office:value="2743815.5" calcext:value-type="float">
            <text:p>2743815.5</text:p>
          </table:table-cell>
          <table:table-cell office:value-type="string" calcext:value-type="string">
            <text:p>2800-03-20T00:00:00</text:p>
          </table:table-cell>
          <table:table-cell office:value-type="float" office:value="2743815.5" calcext:value-type="float">
            <text:p>2743815.5</text:p>
          </table:table-cell>
          <table:table-cell office:value-type="float" office:value="349171.532684" calcext:value-type="float">
            <text:p>349171.532684</text:p>
          </table:table-cell>
          <table:table-cell office:value-type="float" office:value="0.467316" calcext:value-type="float">
            <text:p>0.467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8-01-01T00:00:00</text:p>
          </table:table-cell>
          <table:table-cell office:value-type="float" office:value="2744180.5" calcext:value-type="float">
            <text:p>2744180.5</text:p>
          </table:table-cell>
          <table:table-cell office:value-type="string" calcext:value-type="string">
            <text:p>2801-03-20T00:00:00</text:p>
          </table:table-cell>
          <table:table-cell office:value-type="float" office:value="2744180.5" calcext:value-type="float">
            <text:p>2744180.5</text:p>
          </table:table-cell>
          <table:table-cell office:value-type="float" office:value="349536.774873" calcext:value-type="float">
            <text:p>349536.774873</text:p>
          </table:table-cell>
          <table:table-cell office:value-type="float" office:value="0.225127" calcext:value-type="float">
            <text:p>0.225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9-01-01T00:00:00</text:p>
          </table:table-cell>
          <table:table-cell office:value-type="float" office:value="2744546.5" calcext:value-type="float">
            <text:p>2744546.5</text:p>
          </table:table-cell>
          <table:table-cell office:value-type="string" calcext:value-type="string">
            <text:p>2802-03-21T00:00:00</text:p>
          </table:table-cell>
          <table:table-cell office:value-type="float" office:value="2744546.5" calcext:value-type="float">
            <text:p>2744546.5</text:p>
          </table:table-cell>
          <table:table-cell office:value-type="float" office:value="349902.017062" calcext:value-type="float">
            <text:p>349902.017062</text:p>
          </table:table-cell>
          <table:table-cell office:value-type="float" office:value="0.982938" calcext:value-type="float">
            <text:p>0.982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0-01-01T00:00:00</text:p>
          </table:table-cell>
          <table:table-cell office:value-type="float" office:value="2744911.5" calcext:value-type="float">
            <text:p>2744911.5</text:p>
          </table:table-cell>
          <table:table-cell office:value-type="string" calcext:value-type="string">
            <text:p>2803-03-21T00:00:00</text:p>
          </table:table-cell>
          <table:table-cell office:value-type="float" office:value="2744911.5" calcext:value-type="float">
            <text:p>2744911.5</text:p>
          </table:table-cell>
          <table:table-cell office:value-type="float" office:value="350267.259251" calcext:value-type="float">
            <text:p>350267.259251</text:p>
          </table:table-cell>
          <table:table-cell office:value-type="float" office:value="0.740749" calcext:value-type="float">
            <text:p>0.7407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1-01-01T00:00:00</text:p>
          </table:table-cell>
          <table:table-cell office:value-type="float" office:value="2745276.5" calcext:value-type="float">
            <text:p>2745276.5</text:p>
          </table:table-cell>
          <table:table-cell office:value-type="string" calcext:value-type="string">
            <text:p>2804-03-20T00:00:00</text:p>
          </table:table-cell>
          <table:table-cell office:value-type="float" office:value="2745276.5" calcext:value-type="float">
            <text:p>2745276.5</text:p>
          </table:table-cell>
          <table:table-cell office:value-type="float" office:value="350632.50144" calcext:value-type="float">
            <text:p>350632.50144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2-01-01T00:00:00</text:p>
          </table:table-cell>
          <table:table-cell office:value-type="float" office:value="2745641.5" calcext:value-type="float">
            <text:p>2745641.5</text:p>
          </table:table-cell>
          <table:table-cell office:value-type="string" calcext:value-type="string">
            <text:p>2805-03-20T00:00:00</text:p>
          </table:table-cell>
          <table:table-cell office:value-type="float" office:value="2745641.5" calcext:value-type="float">
            <text:p>2745641.5</text:p>
          </table:table-cell>
          <table:table-cell office:value-type="float" office:value="350997.743629" calcext:value-type="float">
            <text:p>350997.743629</text:p>
          </table:table-cell>
          <table:table-cell office:value-type="float" office:value="0.256371" calcext:value-type="float">
            <text:p>0.256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3-01-01T00:00:00</text:p>
          </table:table-cell>
          <table:table-cell office:value-type="float" office:value="2746006.5" calcext:value-type="float">
            <text:p>2746006.5</text:p>
          </table:table-cell>
          <table:table-cell office:value-type="string" calcext:value-type="string">
            <text:p>2806-03-21T00:00:00</text:p>
          </table:table-cell>
          <table:table-cell office:value-type="float" office:value="2746007.5" calcext:value-type="float">
            <text:p>2746007.5</text:p>
          </table:table-cell>
          <table:table-cell office:value-type="float" office:value="351362.985818" calcext:value-type="float">
            <text:p>351362.985818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-01-01T00:00:00</text:p>
          </table:table-cell>
          <table:table-cell office:value-type="float" office:value="2746372.5" calcext:value-type="float">
            <text:p>2746372.5</text:p>
          </table:table-cell>
          <table:table-cell office:value-type="string" calcext:value-type="string">
            <text:p>2807-03-21T00:00:00</text:p>
          </table:table-cell>
          <table:table-cell office:value-type="float" office:value="2746372.5" calcext:value-type="float">
            <text:p>2746372.5</text:p>
          </table:table-cell>
          <table:table-cell office:value-type="float" office:value="351728.228007" calcext:value-type="float">
            <text:p>351728.228007</text:p>
          </table:table-cell>
          <table:table-cell office:value-type="float" office:value="0.771993" calcext:value-type="float">
            <text:p>0.7719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5-01-01T00:00:00</text:p>
          </table:table-cell>
          <table:table-cell office:value-type="float" office:value="2746737.5" calcext:value-type="float">
            <text:p>2746737.5</text:p>
          </table:table-cell>
          <table:table-cell office:value-type="string" calcext:value-type="string">
            <text:p>2808-03-20T00:00:00</text:p>
          </table:table-cell>
          <table:table-cell office:value-type="float" office:value="2746737.5" calcext:value-type="float">
            <text:p>2746737.5</text:p>
          </table:table-cell>
          <table:table-cell office:value-type="float" office:value="352093.470196" calcext:value-type="float">
            <text:p>352093.470196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6-01-01T00:00:00</text:p>
          </table:table-cell>
          <table:table-cell office:value-type="float" office:value="2747102.5" calcext:value-type="float">
            <text:p>2747102.5</text:p>
          </table:table-cell>
          <table:table-cell office:value-type="string" calcext:value-type="string">
            <text:p>2809-03-20T00:00:00</text:p>
          </table:table-cell>
          <table:table-cell office:value-type="float" office:value="2747102.5" calcext:value-type="float">
            <text:p>2747102.5</text:p>
          </table:table-cell>
          <table:table-cell office:value-type="float" office:value="352458.712385" calcext:value-type="float">
            <text:p>352458.712385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7-01-01T00:00:00</text:p>
          </table:table-cell>
          <table:table-cell office:value-type="float" office:value="2747467.5" calcext:value-type="float">
            <text:p>2747467.5</text:p>
          </table:table-cell>
          <table:table-cell office:value-type="string" calcext:value-type="string">
            <text:p>2810-03-21T00:00:00</text:p>
          </table:table-cell>
          <table:table-cell office:value-type="float" office:value="2747468.5" calcext:value-type="float">
            <text:p>2747468.5</text:p>
          </table:table-cell>
          <table:table-cell office:value-type="float" office:value="352823.954574" calcext:value-type="float">
            <text:p>352823.954574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8-01-01T00:00:00</text:p>
          </table:table-cell>
          <table:table-cell office:value-type="float" office:value="2747833.5" calcext:value-type="float">
            <text:p>2747833.5</text:p>
          </table:table-cell>
          <table:table-cell office:value-type="string" calcext:value-type="string">
            <text:p>2811-03-21T00:00:00</text:p>
          </table:table-cell>
          <table:table-cell office:value-type="float" office:value="2747833.5" calcext:value-type="float">
            <text:p>2747833.5</text:p>
          </table:table-cell>
          <table:table-cell office:value-type="float" office:value="353189.196763" calcext:value-type="float">
            <text:p>353189.196763</text:p>
          </table:table-cell>
          <table:table-cell office:value-type="float" office:value="0.803237" calcext:value-type="float">
            <text:p>0.8032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9-01-01T00:00:00</text:p>
          </table:table-cell>
          <table:table-cell office:value-type="float" office:value="2748198.5" calcext:value-type="float">
            <text:p>2748198.5</text:p>
          </table:table-cell>
          <table:table-cell office:value-type="string" calcext:value-type="string">
            <text:p>2812-03-20T00:00:00</text:p>
          </table:table-cell>
          <table:table-cell office:value-type="float" office:value="2748198.5" calcext:value-type="float">
            <text:p>2748198.5</text:p>
          </table:table-cell>
          <table:table-cell office:value-type="float" office:value="353554.438952" calcext:value-type="float">
            <text:p>353554.438952</text:p>
          </table:table-cell>
          <table:table-cell office:value-type="float" office:value="0.561048" calcext:value-type="float">
            <text:p>0.561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0-01-01T00:00:00</text:p>
          </table:table-cell>
          <table:table-cell office:value-type="float" office:value="2748563.5" calcext:value-type="float">
            <text:p>2748563.5</text:p>
          </table:table-cell>
          <table:table-cell office:value-type="string" calcext:value-type="string">
            <text:p>2813-03-20T00:00:00</text:p>
          </table:table-cell>
          <table:table-cell office:value-type="float" office:value="2748563.5" calcext:value-type="float">
            <text:p>2748563.5</text:p>
          </table:table-cell>
          <table:table-cell office:value-type="float" office:value="353919.681141" calcext:value-type="float">
            <text:p>353919.681141</text:p>
          </table:table-cell>
          <table:table-cell office:value-type="float" office:value="0.318859" calcext:value-type="float">
            <text:p>0.318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-01-01T00:00:00</text:p>
          </table:table-cell>
          <table:table-cell office:value-type="float" office:value="2748928.5" calcext:value-type="float">
            <text:p>2748928.5</text:p>
          </table:table-cell>
          <table:table-cell office:value-type="string" calcext:value-type="string">
            <text:p>2814-03-21T00:00:00</text:p>
          </table:table-cell>
          <table:table-cell office:value-type="float" office:value="2748929.5" calcext:value-type="float">
            <text:p>2748929.5</text:p>
          </table:table-cell>
          <table:table-cell office:value-type="float" office:value="354284.92333" calcext:value-type="float">
            <text:p>354284.9233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-01-01T00:00:00</text:p>
          </table:table-cell>
          <table:table-cell office:value-type="float" office:value="2749294.5" calcext:value-type="float">
            <text:p>2749294.5</text:p>
          </table:table-cell>
          <table:table-cell office:value-type="string" calcext:value-type="string">
            <text:p>2815-03-21T00:00:00</text:p>
          </table:table-cell>
          <table:table-cell office:value-type="float" office:value="2749294.5" calcext:value-type="float">
            <text:p>2749294.5</text:p>
          </table:table-cell>
          <table:table-cell office:value-type="float" office:value="354650.165519" calcext:value-type="float">
            <text:p>354650.165519</text:p>
          </table:table-cell>
          <table:table-cell office:value-type="float" office:value="0.834481" calcext:value-type="float">
            <text:p>0.834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3-01-01T00:00:00</text:p>
          </table:table-cell>
          <table:table-cell office:value-type="float" office:value="2749659.5" calcext:value-type="float">
            <text:p>2749659.5</text:p>
          </table:table-cell>
          <table:table-cell office:value-type="string" calcext:value-type="string">
            <text:p>2816-03-20T00:00:00</text:p>
          </table:table-cell>
          <table:table-cell office:value-type="float" office:value="2749659.5" calcext:value-type="float">
            <text:p>2749659.5</text:p>
          </table:table-cell>
          <table:table-cell office:value-type="float" office:value="355015.407708" calcext:value-type="float">
            <text:p>355015.407708</text:p>
          </table:table-cell>
          <table:table-cell office:value-type="float" office:value="0.592292" calcext:value-type="float">
            <text:p>0.592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4-01-01T00:00:00</text:p>
          </table:table-cell>
          <table:table-cell office:value-type="float" office:value="2750024.5" calcext:value-type="float">
            <text:p>2750024.5</text:p>
          </table:table-cell>
          <table:table-cell office:value-type="string" calcext:value-type="string">
            <text:p>2817-03-20T00:00:00</text:p>
          </table:table-cell>
          <table:table-cell office:value-type="float" office:value="2750024.5" calcext:value-type="float">
            <text:p>2750024.5</text:p>
          </table:table-cell>
          <table:table-cell office:value-type="float" office:value="355380.649897" calcext:value-type="float">
            <text:p>355380.649897</text:p>
          </table:table-cell>
          <table:table-cell office:value-type="float" office:value="0.350103" calcext:value-type="float">
            <text:p>0.350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5-01-01T00:00:00</text:p>
          </table:table-cell>
          <table:table-cell office:value-type="float" office:value="2750389.5" calcext:value-type="float">
            <text:p>2750389.5</text:p>
          </table:table-cell>
          <table:table-cell office:value-type="string" calcext:value-type="string">
            <text:p>2818-03-21T00:00:00</text:p>
          </table:table-cell>
          <table:table-cell office:value-type="float" office:value="2750390.5" calcext:value-type="float">
            <text:p>2750390.5</text:p>
          </table:table-cell>
          <table:table-cell office:value-type="float" office:value="355745.892086" calcext:value-type="float">
            <text:p>355745.892086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6-01-01T00:00:00</text:p>
          </table:table-cell>
          <table:table-cell office:value-type="float" office:value="2750755.5" calcext:value-type="float">
            <text:p>2750755.5</text:p>
          </table:table-cell>
          <table:table-cell office:value-type="string" calcext:value-type="string">
            <text:p>2819-03-21T00:00:00</text:p>
          </table:table-cell>
          <table:table-cell office:value-type="float" office:value="2750755.5" calcext:value-type="float">
            <text:p>2750755.5</text:p>
          </table:table-cell>
          <table:table-cell office:value-type="float" office:value="356111.134275" calcext:value-type="float">
            <text:p>356111.134275</text:p>
          </table:table-cell>
          <table:table-cell office:value-type="float" office:value="0.865725" calcext:value-type="float">
            <text:p>0.865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7-01-01T00:00:00</text:p>
          </table:table-cell>
          <table:table-cell office:value-type="float" office:value="2751120.5" calcext:value-type="float">
            <text:p>2751120.5</text:p>
          </table:table-cell>
          <table:table-cell office:value-type="string" calcext:value-type="string">
            <text:p>2820-03-20T00:00:00</text:p>
          </table:table-cell>
          <table:table-cell office:value-type="float" office:value="2751120.5" calcext:value-type="float">
            <text:p>2751120.5</text:p>
          </table:table-cell>
          <table:table-cell office:value-type="float" office:value="356476.376464" calcext:value-type="float">
            <text:p>356476.376464</text:p>
          </table:table-cell>
          <table:table-cell office:value-type="float" office:value="0.623536" calcext:value-type="float">
            <text:p>0.623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8-01-01T00:00:00</text:p>
          </table:table-cell>
          <table:table-cell office:value-type="float" office:value="2751485.5" calcext:value-type="float">
            <text:p>2751485.5</text:p>
          </table:table-cell>
          <table:table-cell office:value-type="string" calcext:value-type="string">
            <text:p>2821-03-20T00:00:00</text:p>
          </table:table-cell>
          <table:table-cell office:value-type="float" office:value="2751485.5" calcext:value-type="float">
            <text:p>2751485.5</text:p>
          </table:table-cell>
          <table:table-cell office:value-type="float" office:value="356841.618653" calcext:value-type="float">
            <text:p>356841.618653</text:p>
          </table:table-cell>
          <table:table-cell office:value-type="float" office:value="0.381347" calcext:value-type="float">
            <text:p>0.381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9-01-01T00:00:00</text:p>
          </table:table-cell>
          <table:table-cell office:value-type="float" office:value="2751850.5" calcext:value-type="float">
            <text:p>2751850.5</text:p>
          </table:table-cell>
          <table:table-cell office:value-type="string" calcext:value-type="string">
            <text:p>2822-03-21T00:00:00</text:p>
          </table:table-cell>
          <table:table-cell office:value-type="float" office:value="2751851.5" calcext:value-type="float">
            <text:p>2751851.5</text:p>
          </table:table-cell>
          <table:table-cell office:value-type="float" office:value="357206.860842" calcext:value-type="float">
            <text:p>357206.860842</text:p>
          </table:table-cell>
          <table:table-cell office:value-type="float" office:value="0.139158" calcext:value-type="float">
            <text:p>0.1391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0-01-01T00:00:00</text:p>
          </table:table-cell>
          <table:table-cell office:value-type="float" office:value="2752216.5" calcext:value-type="float">
            <text:p>2752216.5</text:p>
          </table:table-cell>
          <table:table-cell office:value-type="string" calcext:value-type="string">
            <text:p>2823-03-21T00:00:00</text:p>
          </table:table-cell>
          <table:table-cell office:value-type="float" office:value="2752216.5" calcext:value-type="float">
            <text:p>2752216.5</text:p>
          </table:table-cell>
          <table:table-cell office:value-type="float" office:value="357572.103031" calcext:value-type="float">
            <text:p>357572.103031</text:p>
          </table:table-cell>
          <table:table-cell office:value-type="float" office:value="0.896969" calcext:value-type="float">
            <text:p>0.896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1-01-01T00:00:00</text:p>
          </table:table-cell>
          <table:table-cell office:value-type="float" office:value="2752581.5" calcext:value-type="float">
            <text:p>2752581.5</text:p>
          </table:table-cell>
          <table:table-cell office:value-type="string" calcext:value-type="string">
            <text:p>2824-03-20T00:00:00</text:p>
          </table:table-cell>
          <table:table-cell office:value-type="float" office:value="2752581.5" calcext:value-type="float">
            <text:p>2752581.5</text:p>
          </table:table-cell>
          <table:table-cell office:value-type="float" office:value="357937.34522" calcext:value-type="float">
            <text:p>357937.34522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2-01-01T00:00:00</text:p>
          </table:table-cell>
          <table:table-cell office:value-type="float" office:value="2752946.5" calcext:value-type="float">
            <text:p>2752946.5</text:p>
          </table:table-cell>
          <table:table-cell office:value-type="string" calcext:value-type="string">
            <text:p>2825-03-20T00:00:00</text:p>
          </table:table-cell>
          <table:table-cell office:value-type="float" office:value="2752946.5" calcext:value-type="float">
            <text:p>2752946.5</text:p>
          </table:table-cell>
          <table:table-cell office:value-type="float" office:value="358302.587409" calcext:value-type="float">
            <text:p>358302.587409</text:p>
          </table:table-cell>
          <table:table-cell office:value-type="float" office:value="0.412591" calcext:value-type="float">
            <text:p>0.412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3-01-01T00:00:00</text:p>
          </table:table-cell>
          <table:table-cell office:value-type="float" office:value="2753311.5" calcext:value-type="float">
            <text:p>2753311.5</text:p>
          </table:table-cell>
          <table:table-cell office:value-type="string" calcext:value-type="string">
            <text:p>2826-03-20T00:00:00</text:p>
          </table:table-cell>
          <table:table-cell office:value-type="float" office:value="2753311.5" calcext:value-type="float">
            <text:p>2753311.5</text:p>
          </table:table-cell>
          <table:table-cell office:value-type="float" office:value="358667.829598" calcext:value-type="float">
            <text:p>358667.829598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4-01-01T00:00:00</text:p>
          </table:table-cell>
          <table:table-cell office:value-type="float" office:value="2753677.5" calcext:value-type="float">
            <text:p>2753677.5</text:p>
          </table:table-cell>
          <table:table-cell office:value-type="string" calcext:value-type="string">
            <text:p>2827-03-21T00:00:00</text:p>
          </table:table-cell>
          <table:table-cell office:value-type="float" office:value="2753677.5" calcext:value-type="float">
            <text:p>2753677.5</text:p>
          </table:table-cell>
          <table:table-cell office:value-type="float" office:value="359033.071787" calcext:value-type="float">
            <text:p>359033.071787</text:p>
          </table:table-cell>
          <table:table-cell office:value-type="float" office:value="0.928213" calcext:value-type="float">
            <text:p>0.928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5-01-01T00:00:00</text:p>
          </table:table-cell>
          <table:table-cell office:value-type="float" office:value="2754042.5" calcext:value-type="float">
            <text:p>2754042.5</text:p>
          </table:table-cell>
          <table:table-cell office:value-type="string" calcext:value-type="string">
            <text:p>2828-03-20T00:00:00</text:p>
          </table:table-cell>
          <table:table-cell office:value-type="float" office:value="2754042.5" calcext:value-type="float">
            <text:p>2754042.5</text:p>
          </table:table-cell>
          <table:table-cell office:value-type="float" office:value="359398.313976" calcext:value-type="float">
            <text:p>359398.313976</text:p>
          </table:table-cell>
          <table:table-cell office:value-type="float" office:value="0.686024" calcext:value-type="float">
            <text:p>0.686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6-01-01T00:00:00</text:p>
          </table:table-cell>
          <table:table-cell office:value-type="float" office:value="2754407.5" calcext:value-type="float">
            <text:p>2754407.5</text:p>
          </table:table-cell>
          <table:table-cell office:value-type="string" calcext:value-type="string">
            <text:p>2829-03-20T00:00:00</text:p>
          </table:table-cell>
          <table:table-cell office:value-type="float" office:value="2754407.5" calcext:value-type="float">
            <text:p>2754407.5</text:p>
          </table:table-cell>
          <table:table-cell office:value-type="float" office:value="359763.556165" calcext:value-type="float">
            <text:p>359763.556165</text:p>
          </table:table-cell>
          <table:table-cell office:value-type="float" office:value="0.443835" calcext:value-type="float">
            <text:p>0.443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7-01-01T00:00:00</text:p>
          </table:table-cell>
          <table:table-cell office:value-type="float" office:value="2754772.5" calcext:value-type="float">
            <text:p>2754772.5</text:p>
          </table:table-cell>
          <table:table-cell office:value-type="string" calcext:value-type="string">
            <text:p>2830-03-20T00:00:00</text:p>
          </table:table-cell>
          <table:table-cell office:value-type="float" office:value="2754772.5" calcext:value-type="float">
            <text:p>2754772.5</text:p>
          </table:table-cell>
          <table:table-cell office:value-type="float" office:value="360128.798354" calcext:value-type="float">
            <text:p>360128.798354</text:p>
          </table:table-cell>
          <table:table-cell office:value-type="float" office:value="0.201646" calcext:value-type="float">
            <text:p>0.201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8-01-01T00:00:00</text:p>
          </table:table-cell>
          <table:table-cell office:value-type="float" office:value="2755138.5" calcext:value-type="float">
            <text:p>2755138.5</text:p>
          </table:table-cell>
          <table:table-cell office:value-type="string" calcext:value-type="string">
            <text:p>2831-03-21T00:00:00</text:p>
          </table:table-cell>
          <table:table-cell office:value-type="float" office:value="2755138.5" calcext:value-type="float">
            <text:p>2755138.5</text:p>
          </table:table-cell>
          <table:table-cell office:value-type="float" office:value="360494.040543" calcext:value-type="float">
            <text:p>360494.040543</text:p>
          </table:table-cell>
          <table:table-cell office:value-type="float" office:value="0.959457" calcext:value-type="float">
            <text:p>0.959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9-01-01T00:00:00</text:p>
          </table:table-cell>
          <table:table-cell office:value-type="float" office:value="2755503.5" calcext:value-type="float">
            <text:p>2755503.5</text:p>
          </table:table-cell>
          <table:table-cell office:value-type="string" calcext:value-type="string">
            <text:p>2832-03-20T00:00:00</text:p>
          </table:table-cell>
          <table:table-cell office:value-type="float" office:value="2755503.5" calcext:value-type="float">
            <text:p>2755503.5</text:p>
          </table:table-cell>
          <table:table-cell office:value-type="float" office:value="360859.282732" calcext:value-type="float">
            <text:p>360859.282732</text:p>
          </table:table-cell>
          <table:table-cell office:value-type="float" office:value="0.717268" calcext:value-type="float">
            <text:p>0.717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0-01-01T00:00:00</text:p>
          </table:table-cell>
          <table:table-cell office:value-type="float" office:value="2755868.5" calcext:value-type="float">
            <text:p>2755868.5</text:p>
          </table:table-cell>
          <table:table-cell office:value-type="string" calcext:value-type="string">
            <text:p>2833-03-20T00:00:00</text:p>
          </table:table-cell>
          <table:table-cell office:value-type="float" office:value="2755868.5" calcext:value-type="float">
            <text:p>2755868.5</text:p>
          </table:table-cell>
          <table:table-cell office:value-type="float" office:value="361224.524921" calcext:value-type="float">
            <text:p>361224.524921</text:p>
          </table:table-cell>
          <table:table-cell office:value-type="float" office:value="0.475079" calcext:value-type="float">
            <text:p>0.475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1-01-01T00:00:00</text:p>
          </table:table-cell>
          <table:table-cell office:value-type="float" office:value="2756233.5" calcext:value-type="float">
            <text:p>2756233.5</text:p>
          </table:table-cell>
          <table:table-cell office:value-type="string" calcext:value-type="string">
            <text:p>2834-03-20T00:00:00</text:p>
          </table:table-cell>
          <table:table-cell office:value-type="float" office:value="2756233.5" calcext:value-type="float">
            <text:p>2756233.5</text:p>
          </table:table-cell>
          <table:table-cell office:value-type="float" office:value="361589.76711" calcext:value-type="float">
            <text:p>361589.76711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2-01-01T00:00:00</text:p>
          </table:table-cell>
          <table:table-cell office:value-type="float" office:value="2756599.5" calcext:value-type="float">
            <text:p>2756599.5</text:p>
          </table:table-cell>
          <table:table-cell office:value-type="string" calcext:value-type="string">
            <text:p>2835-03-21T00:00:00</text:p>
          </table:table-cell>
          <table:table-cell office:value-type="float" office:value="2756599.5" calcext:value-type="float">
            <text:p>2756599.5</text:p>
          </table:table-cell>
          <table:table-cell office:value-type="float" office:value="361955.009299" calcext:value-type="float">
            <text:p>361955.009299</text:p>
          </table:table-cell>
          <table:table-cell office:value-type="float" office:value="0.990701" calcext:value-type="float">
            <text:p>0.990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3-01-01T00:00:00</text:p>
          </table:table-cell>
          <table:table-cell office:value-type="float" office:value="2756964.5" calcext:value-type="float">
            <text:p>2756964.5</text:p>
          </table:table-cell>
          <table:table-cell office:value-type="string" calcext:value-type="string">
            <text:p>2836-03-20T00:00:00</text:p>
          </table:table-cell>
          <table:table-cell office:value-type="float" office:value="2756964.5" calcext:value-type="float">
            <text:p>2756964.5</text:p>
          </table:table-cell>
          <table:table-cell office:value-type="float" office:value="362320.251488" calcext:value-type="float">
            <text:p>362320.251488</text:p>
          </table:table-cell>
          <table:table-cell office:value-type="float" office:value="0.748512" calcext:value-type="float">
            <text:p>0.748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4-01-01T00:00:00</text:p>
          </table:table-cell>
          <table:table-cell office:value-type="float" office:value="2757329.5" calcext:value-type="float">
            <text:p>2757329.5</text:p>
          </table:table-cell>
          <table:table-cell office:value-type="string" calcext:value-type="string">
            <text:p>2837-03-20T00:00:00</text:p>
          </table:table-cell>
          <table:table-cell office:value-type="float" office:value="2757329.5" calcext:value-type="float">
            <text:p>2757329.5</text:p>
          </table:table-cell>
          <table:table-cell office:value-type="float" office:value="362685.493677" calcext:value-type="float">
            <text:p>362685.493677</text:p>
          </table:table-cell>
          <table:table-cell office:value-type="float" office:value="0.506323" calcext:value-type="float">
            <text:p>0.506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5-01-01T00:00:00</text:p>
          </table:table-cell>
          <table:table-cell office:value-type="float" office:value="2757694.5" calcext:value-type="float">
            <text:p>2757694.5</text:p>
          </table:table-cell>
          <table:table-cell office:value-type="string" calcext:value-type="string">
            <text:p>2838-03-20T00:00:00</text:p>
          </table:table-cell>
          <table:table-cell office:value-type="float" office:value="2757694.5" calcext:value-type="float">
            <text:p>2757694.5</text:p>
          </table:table-cell>
          <table:table-cell office:value-type="float" office:value="363050.735866" calcext:value-type="float">
            <text:p>363050.735866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6-01-01T00:00:00</text:p>
          </table:table-cell>
          <table:table-cell office:value-type="float" office:value="2758059.5" calcext:value-type="float">
            <text:p>2758059.5</text:p>
          </table:table-cell>
          <table:table-cell office:value-type="string" calcext:value-type="string">
            <text:p>2839-03-21T00:00:00</text:p>
          </table:table-cell>
          <table:table-cell office:value-type="float" office:value="2758060.5" calcext:value-type="float">
            <text:p>2758060.5</text:p>
          </table:table-cell>
          <table:table-cell office:value-type="float" office:value="363415.978055" calcext:value-type="float">
            <text:p>363415.978055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7-01-01T00:00:00</text:p>
          </table:table-cell>
          <table:table-cell office:value-type="float" office:value="2758425.5" calcext:value-type="float">
            <text:p>2758425.5</text:p>
          </table:table-cell>
          <table:table-cell office:value-type="string" calcext:value-type="string">
            <text:p>2840-03-20T00:00:00</text:p>
          </table:table-cell>
          <table:table-cell office:value-type="float" office:value="2758425.5" calcext:value-type="float">
            <text:p>2758425.5</text:p>
          </table:table-cell>
          <table:table-cell office:value-type="float" office:value="363781.220244" calcext:value-type="float">
            <text:p>363781.220244</text:p>
          </table:table-cell>
          <table:table-cell office:value-type="float" office:value="0.779756" calcext:value-type="float">
            <text:p>0.779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8-01-01T00:00:00</text:p>
          </table:table-cell>
          <table:table-cell office:value-type="float" office:value="2758790.5" calcext:value-type="float">
            <text:p>2758790.5</text:p>
          </table:table-cell>
          <table:table-cell office:value-type="string" calcext:value-type="string">
            <text:p>2841-03-20T00:00:00</text:p>
          </table:table-cell>
          <table:table-cell office:value-type="float" office:value="2758790.5" calcext:value-type="float">
            <text:p>2758790.5</text:p>
          </table:table-cell>
          <table:table-cell office:value-type="float" office:value="364146.462433" calcext:value-type="float">
            <text:p>364146.462433</text:p>
          </table:table-cell>
          <table:table-cell office:value-type="float" office:value="0.537567" calcext:value-type="float">
            <text:p>0.537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9-01-01T00:00:00</text:p>
          </table:table-cell>
          <table:table-cell office:value-type="float" office:value="2759155.5" calcext:value-type="float">
            <text:p>2759155.5</text:p>
          </table:table-cell>
          <table:table-cell office:value-type="string" calcext:value-type="string">
            <text:p>2842-03-20T00:00:00</text:p>
          </table:table-cell>
          <table:table-cell office:value-type="float" office:value="2759155.5" calcext:value-type="float">
            <text:p>2759155.5</text:p>
          </table:table-cell>
          <table:table-cell office:value-type="float" office:value="364511.704622" calcext:value-type="float">
            <text:p>364511.704622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0-01-01T00:00:00</text:p>
          </table:table-cell>
          <table:table-cell office:value-type="float" office:value="2759520.5" calcext:value-type="float">
            <text:p>2759520.5</text:p>
          </table:table-cell>
          <table:table-cell office:value-type="string" calcext:value-type="string">
            <text:p>2843-03-21T00:00:00</text:p>
          </table:table-cell>
          <table:table-cell office:value-type="float" office:value="2759521.5" calcext:value-type="float">
            <text:p>2759521.5</text:p>
          </table:table-cell>
          <table:table-cell office:value-type="float" office:value="364876.946811" calcext:value-type="float">
            <text:p>364876.946811</text:p>
          </table:table-cell>
          <table:table-cell office:value-type="float" office:value="0.053189" calcext:value-type="float">
            <text:p>0.05318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1-01-01T00:00:00</text:p>
          </table:table-cell>
          <table:table-cell office:value-type="float" office:value="2759886.5" calcext:value-type="float">
            <text:p>2759886.5</text:p>
          </table:table-cell>
          <table:table-cell office:value-type="string" calcext:value-type="string">
            <text:p>2844-03-20T00:00:00</text:p>
          </table:table-cell>
          <table:table-cell office:value-type="float" office:value="2759886.5" calcext:value-type="float">
            <text:p>2759886.5</text:p>
          </table:table-cell>
          <table:table-cell office:value-type="float" office:value="365242.189" calcext:value-type="float">
            <text:p>365242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2-01-01T00:00:00</text:p>
          </table:table-cell>
          <table:table-cell office:value-type="float" office:value="2760251.5" calcext:value-type="float">
            <text:p>2760251.5</text:p>
          </table:table-cell>
          <table:table-cell office:value-type="string" calcext:value-type="string">
            <text:p>2845-03-20T00:00:00</text:p>
          </table:table-cell>
          <table:table-cell office:value-type="float" office:value="2760251.5" calcext:value-type="float">
            <text:p>2760251.5</text:p>
          </table:table-cell>
          <table:table-cell office:value-type="float" office:value="365607.431189" calcext:value-type="float">
            <text:p>365607.431189</text:p>
          </table:table-cell>
          <table:table-cell office:value-type="float" office:value="0.568811" calcext:value-type="float">
            <text:p>0.568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3-01-01T00:00:00</text:p>
          </table:table-cell>
          <table:table-cell office:value-type="float" office:value="2760616.5" calcext:value-type="float">
            <text:p>2760616.5</text:p>
          </table:table-cell>
          <table:table-cell office:value-type="string" calcext:value-type="string">
            <text:p>2846-03-20T00:00:00</text:p>
          </table:table-cell>
          <table:table-cell office:value-type="float" office:value="2760616.5" calcext:value-type="float">
            <text:p>2760616.5</text:p>
          </table:table-cell>
          <table:table-cell office:value-type="float" office:value="365972.673378" calcext:value-type="float">
            <text:p>365972.673378</text:p>
          </table:table-cell>
          <table:table-cell office:value-type="float" office:value="0.326622" calcext:value-type="float">
            <text:p>0.326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4-01-01T00:00:00</text:p>
          </table:table-cell>
          <table:table-cell office:value-type="float" office:value="2760981.5" calcext:value-type="float">
            <text:p>2760981.5</text:p>
          </table:table-cell>
          <table:table-cell office:value-type="string" calcext:value-type="string">
            <text:p>2847-03-21T00:00:00</text:p>
          </table:table-cell>
          <table:table-cell office:value-type="float" office:value="2760982.5" calcext:value-type="float">
            <text:p>2760982.5</text:p>
          </table:table-cell>
          <table:table-cell office:value-type="float" office:value="366337.915567" calcext:value-type="float">
            <text:p>366337.915567</text:p>
          </table:table-cell>
          <table:table-cell office:value-type="float" office:value="0.084433" calcext:value-type="float">
            <text:p>0.0844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5-01-01T00:00:00</text:p>
          </table:table-cell>
          <table:table-cell office:value-type="float" office:value="2761347.5" calcext:value-type="float">
            <text:p>2761347.5</text:p>
          </table:table-cell>
          <table:table-cell office:value-type="string" calcext:value-type="string">
            <text:p>2848-03-20T00:00:00</text:p>
          </table:table-cell>
          <table:table-cell office:value-type="float" office:value="2761347.5" calcext:value-type="float">
            <text:p>2761347.5</text:p>
          </table:table-cell>
          <table:table-cell office:value-type="float" office:value="366703.157756" calcext:value-type="float">
            <text:p>366703.157756</text:p>
          </table:table-cell>
          <table:table-cell office:value-type="float" office:value="0.842244" calcext:value-type="float">
            <text:p>0.842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6-01-01T00:00:00</text:p>
          </table:table-cell>
          <table:table-cell office:value-type="float" office:value="2761712.5" calcext:value-type="float">
            <text:p>2761712.5</text:p>
          </table:table-cell>
          <table:table-cell office:value-type="string" calcext:value-type="string">
            <text:p>2849-03-20T00:00:00</text:p>
          </table:table-cell>
          <table:table-cell office:value-type="float" office:value="2761712.5" calcext:value-type="float">
            <text:p>2761712.5</text:p>
          </table:table-cell>
          <table:table-cell office:value-type="float" office:value="367068.399945" calcext:value-type="float">
            <text:p>367068.399945</text:p>
          </table:table-cell>
          <table:table-cell office:value-type="float" office:value="0.600055" calcext:value-type="float">
            <text:p>0.600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7-01-01T00:00:00</text:p>
          </table:table-cell>
          <table:table-cell office:value-type="float" office:value="2762077.5" calcext:value-type="float">
            <text:p>2762077.5</text:p>
          </table:table-cell>
          <table:table-cell office:value-type="string" calcext:value-type="string">
            <text:p>2850-03-20T00:00:00</text:p>
          </table:table-cell>
          <table:table-cell office:value-type="float" office:value="2762077.5" calcext:value-type="float">
            <text:p>2762077.5</text:p>
          </table:table-cell>
          <table:table-cell office:value-type="float" office:value="367433.642134" calcext:value-type="float">
            <text:p>367433.642134</text:p>
          </table:table-cell>
          <table:table-cell office:value-type="float" office:value="0.357866" calcext:value-type="float">
            <text:p>0.357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8-01-01T00:00:00</text:p>
          </table:table-cell>
          <table:table-cell office:value-type="float" office:value="2762442.5" calcext:value-type="float">
            <text:p>2762442.5</text:p>
          </table:table-cell>
          <table:table-cell office:value-type="string" calcext:value-type="string">
            <text:p>2851-03-21T00:00:00</text:p>
          </table:table-cell>
          <table:table-cell office:value-type="float" office:value="2762443.5" calcext:value-type="float">
            <text:p>2762443.5</text:p>
          </table:table-cell>
          <table:table-cell office:value-type="float" office:value="367798.884323" calcext:value-type="float">
            <text:p>367798.884323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9-01-01T00:00:00</text:p>
          </table:table-cell>
          <table:table-cell office:value-type="float" office:value="2762808.5" calcext:value-type="float">
            <text:p>2762808.5</text:p>
          </table:table-cell>
          <table:table-cell office:value-type="string" calcext:value-type="string">
            <text:p>2852-03-20T00:00:00</text:p>
          </table:table-cell>
          <table:table-cell office:value-type="float" office:value="2762808.5" calcext:value-type="float">
            <text:p>2762808.5</text:p>
          </table:table-cell>
          <table:table-cell office:value-type="float" office:value="368164.126512" calcext:value-type="float">
            <text:p>368164.126512</text:p>
          </table:table-cell>
          <table:table-cell office:value-type="float" office:value="0.873488" calcext:value-type="float">
            <text:p>0.873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0-01-01T00:00:00</text:p>
          </table:table-cell>
          <table:table-cell office:value-type="float" office:value="2763173.5" calcext:value-type="float">
            <text:p>2763173.5</text:p>
          </table:table-cell>
          <table:table-cell office:value-type="string" calcext:value-type="string">
            <text:p>2853-03-20T00:00:00</text:p>
          </table:table-cell>
          <table:table-cell office:value-type="float" office:value="2763173.5" calcext:value-type="float">
            <text:p>2763173.5</text:p>
          </table:table-cell>
          <table:table-cell office:value-type="float" office:value="368529.368701" calcext:value-type="float">
            <text:p>368529.368701</text:p>
          </table:table-cell>
          <table:table-cell office:value-type="float" office:value="0.631299" calcext:value-type="float">
            <text:p>0.631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1-01-01T00:00:00</text:p>
          </table:table-cell>
          <table:table-cell office:value-type="float" office:value="2763538.5" calcext:value-type="float">
            <text:p>2763538.5</text:p>
          </table:table-cell>
          <table:table-cell office:value-type="string" calcext:value-type="string">
            <text:p>2854-03-20T00:00:00</text:p>
          </table:table-cell>
          <table:table-cell office:value-type="float" office:value="2763538.5" calcext:value-type="float">
            <text:p>2763538.5</text:p>
          </table:table-cell>
          <table:table-cell office:value-type="float" office:value="368894.61089" calcext:value-type="float">
            <text:p>368894.61089</text:p>
          </table:table-cell>
          <table:table-cell office:value-type="float" office:value="0.38911" calcext:value-type="float">
            <text:p>0.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2-01-01T00:00:00</text:p>
          </table:table-cell>
          <table:table-cell office:value-type="float" office:value="2763903.5" calcext:value-type="float">
            <text:p>2763903.5</text:p>
          </table:table-cell>
          <table:table-cell office:value-type="string" calcext:value-type="string">
            <text:p>2855-03-21T00:00:00</text:p>
          </table:table-cell>
          <table:table-cell office:value-type="float" office:value="2763904.5" calcext:value-type="float">
            <text:p>2763904.5</text:p>
          </table:table-cell>
          <table:table-cell office:value-type="float" office:value="369259.853079" calcext:value-type="float">
            <text:p>369259.853079</text:p>
          </table:table-cell>
          <table:table-cell office:value-type="float" office:value="0.146921" calcext:value-type="float">
            <text:p>0.1469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3-01-01T00:00:00</text:p>
          </table:table-cell>
          <table:table-cell office:value-type="float" office:value="2764269.5" calcext:value-type="float">
            <text:p>2764269.5</text:p>
          </table:table-cell>
          <table:table-cell office:value-type="string" calcext:value-type="string">
            <text:p>2856-03-20T00:00:00</text:p>
          </table:table-cell>
          <table:table-cell office:value-type="float" office:value="2764269.5" calcext:value-type="float">
            <text:p>2764269.5</text:p>
          </table:table-cell>
          <table:table-cell office:value-type="float" office:value="369625.095268" calcext:value-type="float">
            <text:p>369625.095268</text:p>
          </table:table-cell>
          <table:table-cell office:value-type="float" office:value="0.904732" calcext:value-type="float">
            <text:p>0.904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4-01-01T00:00:00</text:p>
          </table:table-cell>
          <table:table-cell office:value-type="float" office:value="2764634.5" calcext:value-type="float">
            <text:p>2764634.5</text:p>
          </table:table-cell>
          <table:table-cell office:value-type="string" calcext:value-type="string">
            <text:p>2857-03-20T00:00:00</text:p>
          </table:table-cell>
          <table:table-cell office:value-type="float" office:value="2764634.5" calcext:value-type="float">
            <text:p>2764634.5</text:p>
          </table:table-cell>
          <table:table-cell office:value-type="float" office:value="369990.337457" calcext:value-type="float">
            <text:p>369990.337457</text:p>
          </table:table-cell>
          <table:table-cell office:value-type="float" office:value="0.662543" calcext:value-type="float">
            <text:p>0.662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5-01-01T00:00:00</text:p>
          </table:table-cell>
          <table:table-cell office:value-type="float" office:value="2764999.5" calcext:value-type="float">
            <text:p>2764999.5</text:p>
          </table:table-cell>
          <table:table-cell office:value-type="string" calcext:value-type="string">
            <text:p>2858-03-20T00:00:00</text:p>
          </table:table-cell>
          <table:table-cell office:value-type="float" office:value="2764999.5" calcext:value-type="float">
            <text:p>2764999.5</text:p>
          </table:table-cell>
          <table:table-cell office:value-type="float" office:value="370355.579646" calcext:value-type="float">
            <text:p>370355.579646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6-01-01T00:00:00</text:p>
          </table:table-cell>
          <table:table-cell office:value-type="float" office:value="2765364.5" calcext:value-type="float">
            <text:p>2765364.5</text:p>
          </table:table-cell>
          <table:table-cell office:value-type="string" calcext:value-type="string">
            <text:p>2859-03-20T00:00:00</text:p>
          </table:table-cell>
          <table:table-cell office:value-type="float" office:value="2765364.5" calcext:value-type="float">
            <text:p>2765364.5</text:p>
          </table:table-cell>
          <table:table-cell office:value-type="float" office:value="370720.821835" calcext:value-type="float">
            <text:p>370720.821835</text:p>
          </table:table-cell>
          <table:table-cell office:value-type="float" office:value="0.178165" calcext:value-type="float">
            <text:p>0.178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7-01-01T00:00:00</text:p>
          </table:table-cell>
          <table:table-cell office:value-type="float" office:value="2765730.5" calcext:value-type="float">
            <text:p>2765730.5</text:p>
          </table:table-cell>
          <table:table-cell office:value-type="string" calcext:value-type="string">
            <text:p>2860-03-20T00:00:00</text:p>
          </table:table-cell>
          <table:table-cell office:value-type="float" office:value="2765730.5" calcext:value-type="float">
            <text:p>2765730.5</text:p>
          </table:table-cell>
          <table:table-cell office:value-type="float" office:value="371086.064024" calcext:value-type="float">
            <text:p>371086.064024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8-01-01T00:00:00</text:p>
          </table:table-cell>
          <table:table-cell office:value-type="float" office:value="2766095.5" calcext:value-type="float">
            <text:p>2766095.5</text:p>
          </table:table-cell>
          <table:table-cell office:value-type="string" calcext:value-type="string">
            <text:p>2861-03-20T00:00:00</text:p>
          </table:table-cell>
          <table:table-cell office:value-type="float" office:value="2766095.5" calcext:value-type="float">
            <text:p>2766095.5</text:p>
          </table:table-cell>
          <table:table-cell office:value-type="float" office:value="371451.306213" calcext:value-type="float">
            <text:p>371451.306213</text:p>
          </table:table-cell>
          <table:table-cell office:value-type="float" office:value="0.693787" calcext:value-type="float">
            <text:p>0.693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9-01-01T00:00:00</text:p>
          </table:table-cell>
          <table:table-cell office:value-type="float" office:value="2766460.5" calcext:value-type="float">
            <text:p>2766460.5</text:p>
          </table:table-cell>
          <table:table-cell office:value-type="string" calcext:value-type="string">
            <text:p>2862-03-20T00:00:00</text:p>
          </table:table-cell>
          <table:table-cell office:value-type="float" office:value="2766460.5" calcext:value-type="float">
            <text:p>2766460.5</text:p>
          </table:table-cell>
          <table:table-cell office:value-type="float" office:value="371816.548402" calcext:value-type="float">
            <text:p>371816.548402</text:p>
          </table:table-cell>
          <table:table-cell office:value-type="float" office:value="0.451598" calcext:value-type="float">
            <text:p>0.451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0-01-01T00:00:00</text:p>
          </table:table-cell>
          <table:table-cell office:value-type="float" office:value="2766825.5" calcext:value-type="float">
            <text:p>2766825.5</text:p>
          </table:table-cell>
          <table:table-cell office:value-type="string" calcext:value-type="string">
            <text:p>2863-03-20T00:00:00</text:p>
          </table:table-cell>
          <table:table-cell office:value-type="float" office:value="2766825.5" calcext:value-type="float">
            <text:p>2766825.5</text:p>
          </table:table-cell>
          <table:table-cell office:value-type="float" office:value="372181.790591" calcext:value-type="float">
            <text:p>372181.790591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1-01-01T00:00:00</text:p>
          </table:table-cell>
          <table:table-cell office:value-type="float" office:value="2767191.5" calcext:value-type="float">
            <text:p>2767191.5</text:p>
          </table:table-cell>
          <table:table-cell office:value-type="string" calcext:value-type="string">
            <text:p>2864-03-20T00:00:00</text:p>
          </table:table-cell>
          <table:table-cell office:value-type="float" office:value="2767191.5" calcext:value-type="float">
            <text:p>2767191.5</text:p>
          </table:table-cell>
          <table:table-cell office:value-type="float" office:value="372547.03278" calcext:value-type="float">
            <text:p>372547.03278</text:p>
          </table:table-cell>
          <table:table-cell office:value-type="float" office:value="0.96722" calcext:value-type="float">
            <text:p>0.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2-01-01T00:00:00</text:p>
          </table:table-cell>
          <table:table-cell office:value-type="float" office:value="2767556.5" calcext:value-type="float">
            <text:p>2767556.5</text:p>
          </table:table-cell>
          <table:table-cell office:value-type="string" calcext:value-type="string">
            <text:p>2865-03-20T00:00:00</text:p>
          </table:table-cell>
          <table:table-cell office:value-type="float" office:value="2767556.5" calcext:value-type="float">
            <text:p>2767556.5</text:p>
          </table:table-cell>
          <table:table-cell office:value-type="float" office:value="372912.274969" calcext:value-type="float">
            <text:p>372912.274969</text:p>
          </table:table-cell>
          <table:table-cell office:value-type="float" office:value="0.725031" calcext:value-type="float">
            <text:p>0.725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3-01-01T00:00:00</text:p>
          </table:table-cell>
          <table:table-cell office:value-type="float" office:value="2767921.5" calcext:value-type="float">
            <text:p>2767921.5</text:p>
          </table:table-cell>
          <table:table-cell office:value-type="string" calcext:value-type="string">
            <text:p>2866-03-20T00:00:00</text:p>
          </table:table-cell>
          <table:table-cell office:value-type="float" office:value="2767921.5" calcext:value-type="float">
            <text:p>2767921.5</text:p>
          </table:table-cell>
          <table:table-cell office:value-type="float" office:value="373277.517158" calcext:value-type="float">
            <text:p>373277.517158</text:p>
          </table:table-cell>
          <table:table-cell office:value-type="float" office:value="0.482842" calcext:value-type="float">
            <text:p>0.482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4-01-01T00:00:00</text:p>
          </table:table-cell>
          <table:table-cell office:value-type="float" office:value="2768286.5" calcext:value-type="float">
            <text:p>2768286.5</text:p>
          </table:table-cell>
          <table:table-cell office:value-type="string" calcext:value-type="string">
            <text:p>2867-03-20T00:00:00</text:p>
          </table:table-cell>
          <table:table-cell office:value-type="float" office:value="2768286.5" calcext:value-type="float">
            <text:p>2768286.5</text:p>
          </table:table-cell>
          <table:table-cell office:value-type="float" office:value="373642.759347" calcext:value-type="float">
            <text:p>373642.759347</text:p>
          </table:table-cell>
          <table:table-cell office:value-type="float" office:value="0.240653" calcext:value-type="float">
            <text:p>0.240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5-01-01T00:00:00</text:p>
          </table:table-cell>
          <table:table-cell office:value-type="float" office:value="2768652.5" calcext:value-type="float">
            <text:p>2768652.5</text:p>
          </table:table-cell>
          <table:table-cell office:value-type="string" calcext:value-type="string">
            <text:p>2868-03-20T00:00:00</text:p>
          </table:table-cell>
          <table:table-cell office:value-type="float" office:value="2768652.5" calcext:value-type="float">
            <text:p>2768652.5</text:p>
          </table:table-cell>
          <table:table-cell office:value-type="float" office:value="374008.001536" calcext:value-type="float">
            <text:p>374008.001536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6-01-01T00:00:00</text:p>
          </table:table-cell>
          <table:table-cell office:value-type="float" office:value="2769017.5" calcext:value-type="float">
            <text:p>2769017.5</text:p>
          </table:table-cell>
          <table:table-cell office:value-type="string" calcext:value-type="string">
            <text:p>2869-03-20T00:00:00</text:p>
          </table:table-cell>
          <table:table-cell office:value-type="float" office:value="2769017.5" calcext:value-type="float">
            <text:p>2769017.5</text:p>
          </table:table-cell>
          <table:table-cell office:value-type="float" office:value="374373.243725" calcext:value-type="float">
            <text:p>374373.243725</text:p>
          </table:table-cell>
          <table:table-cell office:value-type="float" office:value="0.756275" calcext:value-type="float">
            <text:p>0.756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7-01-01T00:00:00</text:p>
          </table:table-cell>
          <table:table-cell office:value-type="float" office:value="2769382.5" calcext:value-type="float">
            <text:p>2769382.5</text:p>
          </table:table-cell>
          <table:table-cell office:value-type="string" calcext:value-type="string">
            <text:p>2870-03-20T00:00:00</text:p>
          </table:table-cell>
          <table:table-cell office:value-type="float" office:value="2769382.5" calcext:value-type="float">
            <text:p>2769382.5</text:p>
          </table:table-cell>
          <table:table-cell office:value-type="float" office:value="374738.485914" calcext:value-type="float">
            <text:p>374738.485914</text:p>
          </table:table-cell>
          <table:table-cell office:value-type="float" office:value="0.514086" calcext:value-type="float">
            <text:p>0.514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8-01-01T00:00:00</text:p>
          </table:table-cell>
          <table:table-cell office:value-type="float" office:value="2769747.5" calcext:value-type="float">
            <text:p>2769747.5</text:p>
          </table:table-cell>
          <table:table-cell office:value-type="string" calcext:value-type="string">
            <text:p>2871-03-20T00:00:00</text:p>
          </table:table-cell>
          <table:table-cell office:value-type="float" office:value="2769747.5" calcext:value-type="float">
            <text:p>2769747.5</text:p>
          </table:table-cell>
          <table:table-cell office:value-type="float" office:value="375103.728103" calcext:value-type="float">
            <text:p>375103.728103</text:p>
          </table:table-cell>
          <table:table-cell office:value-type="float" office:value="0.271897" calcext:value-type="float">
            <text:p>0.271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9-01-01T00:00:00</text:p>
          </table:table-cell>
          <table:table-cell office:value-type="float" office:value="2770112.5" calcext:value-type="float">
            <text:p>2770112.5</text:p>
          </table:table-cell>
          <table:table-cell office:value-type="string" calcext:value-type="string">
            <text:p>2872-03-20T00:00:00</text:p>
          </table:table-cell>
          <table:table-cell office:value-type="float" office:value="2770113.5" calcext:value-type="float">
            <text:p>2770113.5</text:p>
          </table:table-cell>
          <table:table-cell office:value-type="float" office:value="375468.970292" calcext:value-type="float">
            <text:p>375468.97029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0-01-01T00:00:00</text:p>
          </table:table-cell>
          <table:table-cell office:value-type="float" office:value="2770478.5" calcext:value-type="float">
            <text:p>2770478.5</text:p>
          </table:table-cell>
          <table:table-cell office:value-type="string" calcext:value-type="string">
            <text:p>2873-03-20T00:00:00</text:p>
          </table:table-cell>
          <table:table-cell office:value-type="float" office:value="2770478.5" calcext:value-type="float">
            <text:p>2770478.5</text:p>
          </table:table-cell>
          <table:table-cell office:value-type="float" office:value="375834.212481" calcext:value-type="float">
            <text:p>375834.212481</text:p>
          </table:table-cell>
          <table:table-cell office:value-type="float" office:value="0.787519" calcext:value-type="float">
            <text:p>0.787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1-01-01T00:00:00</text:p>
          </table:table-cell>
          <table:table-cell office:value-type="float" office:value="2770843.5" calcext:value-type="float">
            <text:p>2770843.5</text:p>
          </table:table-cell>
          <table:table-cell office:value-type="string" calcext:value-type="string">
            <text:p>2874-03-20T00:00:00</text:p>
          </table:table-cell>
          <table:table-cell office:value-type="float" office:value="2770843.5" calcext:value-type="float">
            <text:p>2770843.5</text:p>
          </table:table-cell>
          <table:table-cell office:value-type="float" office:value="376199.45467" calcext:value-type="float">
            <text:p>376199.45467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2-01-01T00:00:00</text:p>
          </table:table-cell>
          <table:table-cell office:value-type="float" office:value="2771208.5" calcext:value-type="float">
            <text:p>2771208.5</text:p>
          </table:table-cell>
          <table:table-cell office:value-type="string" calcext:value-type="string">
            <text:p>2875-03-20T00:00:00</text:p>
          </table:table-cell>
          <table:table-cell office:value-type="float" office:value="2771208.5" calcext:value-type="float">
            <text:p>2771208.5</text:p>
          </table:table-cell>
          <table:table-cell office:value-type="float" office:value="376564.696859" calcext:value-type="float">
            <text:p>376564.696859</text:p>
          </table:table-cell>
          <table:table-cell office:value-type="float" office:value="0.303141" calcext:value-type="float">
            <text:p>0.303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3-01-01T00:00:00</text:p>
          </table:table-cell>
          <table:table-cell office:value-type="float" office:value="2771573.5" calcext:value-type="float">
            <text:p>2771573.5</text:p>
          </table:table-cell>
          <table:table-cell office:value-type="string" calcext:value-type="string">
            <text:p>2876-03-20T00:00:00</text:p>
          </table:table-cell>
          <table:table-cell office:value-type="float" office:value="2771574.5" calcext:value-type="float">
            <text:p>2771574.5</text:p>
          </table:table-cell>
          <table:table-cell office:value-type="float" office:value="376929.939048" calcext:value-type="float">
            <text:p>376929.939048</text:p>
          </table:table-cell>
          <table:table-cell office:value-type="float" office:value="0.060952" calcext:value-type="float">
            <text:p>0.06095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4-01-01T00:00:00</text:p>
          </table:table-cell>
          <table:table-cell office:value-type="float" office:value="2771939.5" calcext:value-type="float">
            <text:p>2771939.5</text:p>
          </table:table-cell>
          <table:table-cell office:value-type="string" calcext:value-type="string">
            <text:p>2877-03-20T00:00:00</text:p>
          </table:table-cell>
          <table:table-cell office:value-type="float" office:value="2771939.5" calcext:value-type="float">
            <text:p>2771939.5</text:p>
          </table:table-cell>
          <table:table-cell office:value-type="float" office:value="377295.181237" calcext:value-type="float">
            <text:p>377295.181237</text:p>
          </table:table-cell>
          <table:table-cell office:value-type="float" office:value="0.818763" calcext:value-type="float">
            <text:p>0.818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5-01-01T00:00:00</text:p>
          </table:table-cell>
          <table:table-cell office:value-type="float" office:value="2772304.5" calcext:value-type="float">
            <text:p>2772304.5</text:p>
          </table:table-cell>
          <table:table-cell office:value-type="string" calcext:value-type="string">
            <text:p>2878-03-20T00:00:00</text:p>
          </table:table-cell>
          <table:table-cell office:value-type="float" office:value="2772304.5" calcext:value-type="float">
            <text:p>2772304.5</text:p>
          </table:table-cell>
          <table:table-cell office:value-type="float" office:value="377660.423426" calcext:value-type="float">
            <text:p>377660.423426</text:p>
          </table:table-cell>
          <table:table-cell office:value-type="float" office:value="0.576574" calcext:value-type="float">
            <text:p>0.576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6-01-01T00:00:00</text:p>
          </table:table-cell>
          <table:table-cell office:value-type="float" office:value="2772669.5" calcext:value-type="float">
            <text:p>2772669.5</text:p>
          </table:table-cell>
          <table:table-cell office:value-type="string" calcext:value-type="string">
            <text:p>2879-03-20T00:00:00</text:p>
          </table:table-cell>
          <table:table-cell office:value-type="float" office:value="2772669.5" calcext:value-type="float">
            <text:p>2772669.5</text:p>
          </table:table-cell>
          <table:table-cell office:value-type="float" office:value="378025.665615" calcext:value-type="float">
            <text:p>378025.665615</text:p>
          </table:table-cell>
          <table:table-cell office:value-type="float" office:value="0.334385" calcext:value-type="float">
            <text:p>0.334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7-01-01T00:00:00</text:p>
          </table:table-cell>
          <table:table-cell office:value-type="float" office:value="2773034.5" calcext:value-type="float">
            <text:p>2773034.5</text:p>
          </table:table-cell>
          <table:table-cell office:value-type="string" calcext:value-type="string">
            <text:p>2880-03-20T00:00:00</text:p>
          </table:table-cell>
          <table:table-cell office:value-type="float" office:value="2773035.5" calcext:value-type="float">
            <text:p>2773035.5</text:p>
          </table:table-cell>
          <table:table-cell office:value-type="float" office:value="378390.907804" calcext:value-type="float">
            <text:p>378390.907804</text:p>
          </table:table-cell>
          <table:table-cell office:value-type="float" office:value="0.092196" calcext:value-type="float">
            <text:p>0.09219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8-01-01T00:00:00</text:p>
          </table:table-cell>
          <table:table-cell office:value-type="float" office:value="2773400.5" calcext:value-type="float">
            <text:p>2773400.5</text:p>
          </table:table-cell>
          <table:table-cell office:value-type="string" calcext:value-type="string">
            <text:p>2881-03-20T00:00:00</text:p>
          </table:table-cell>
          <table:table-cell office:value-type="float" office:value="2773400.5" calcext:value-type="float">
            <text:p>2773400.5</text:p>
          </table:table-cell>
          <table:table-cell office:value-type="float" office:value="378756.149993" calcext:value-type="float">
            <text:p>378756.149993</text:p>
          </table:table-cell>
          <table:table-cell office:value-type="float" office:value="0.850007" calcext:value-type="float">
            <text:p>0.850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9-01-01T00:00:00</text:p>
          </table:table-cell>
          <table:table-cell office:value-type="float" office:value="2773765.5" calcext:value-type="float">
            <text:p>2773765.5</text:p>
          </table:table-cell>
          <table:table-cell office:value-type="string" calcext:value-type="string">
            <text:p>2882-03-20T00:00:00</text:p>
          </table:table-cell>
          <table:table-cell office:value-type="float" office:value="2773765.5" calcext:value-type="float">
            <text:p>2773765.5</text:p>
          </table:table-cell>
          <table:table-cell office:value-type="float" office:value="379121.392182" calcext:value-type="float">
            <text:p>379121.392182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0-01-01T00:00:00</text:p>
          </table:table-cell>
          <table:table-cell office:value-type="float" office:value="2774130.5" calcext:value-type="float">
            <text:p>2774130.5</text:p>
          </table:table-cell>
          <table:table-cell office:value-type="string" calcext:value-type="string">
            <text:p>2883-03-20T00:00:00</text:p>
          </table:table-cell>
          <table:table-cell office:value-type="float" office:value="2774130.5" calcext:value-type="float">
            <text:p>2774130.5</text:p>
          </table:table-cell>
          <table:table-cell office:value-type="float" office:value="379486.634371" calcext:value-type="float">
            <text:p>379486.634371</text:p>
          </table:table-cell>
          <table:table-cell office:value-type="float" office:value="0.365629" calcext:value-type="float">
            <text:p>0.365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1-01-01T00:00:00</text:p>
          </table:table-cell>
          <table:table-cell office:value-type="float" office:value="2774495.5" calcext:value-type="float">
            <text:p>2774495.5</text:p>
          </table:table-cell>
          <table:table-cell office:value-type="string" calcext:value-type="string">
            <text:p>2884-03-20T00:00:00</text:p>
          </table:table-cell>
          <table:table-cell office:value-type="float" office:value="2774496.5" calcext:value-type="float">
            <text:p>2774496.5</text:p>
          </table:table-cell>
          <table:table-cell office:value-type="float" office:value="379851.87656" calcext:value-type="float">
            <text:p>379851.87656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2-01-01T00:00:00</text:p>
          </table:table-cell>
          <table:table-cell office:value-type="float" office:value="2774861.5" calcext:value-type="float">
            <text:p>2774861.5</text:p>
          </table:table-cell>
          <table:table-cell office:value-type="string" calcext:value-type="string">
            <text:p>2885-03-20T00:00:00</text:p>
          </table:table-cell>
          <table:table-cell office:value-type="float" office:value="2774861.5" calcext:value-type="float">
            <text:p>2774861.5</text:p>
          </table:table-cell>
          <table:table-cell office:value-type="float" office:value="380217.118749" calcext:value-type="float">
            <text:p>380217.118749</text:p>
          </table:table-cell>
          <table:table-cell office:value-type="float" office:value="0.881251" calcext:value-type="float">
            <text:p>0.88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3-01-01T00:00:00</text:p>
          </table:table-cell>
          <table:table-cell office:value-type="float" office:value="2775226.5" calcext:value-type="float">
            <text:p>2775226.5</text:p>
          </table:table-cell>
          <table:table-cell office:value-type="string" calcext:value-type="string">
            <text:p>2886-03-20T00:00:00</text:p>
          </table:table-cell>
          <table:table-cell office:value-type="float" office:value="2775226.5" calcext:value-type="float">
            <text:p>2775226.5</text:p>
          </table:table-cell>
          <table:table-cell office:value-type="float" office:value="380582.360938" calcext:value-type="float">
            <text:p>380582.360938</text:p>
          </table:table-cell>
          <table:table-cell office:value-type="float" office:value="0.639062" calcext:value-type="float">
            <text:p>0.639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4-01-01T00:00:00</text:p>
          </table:table-cell>
          <table:table-cell office:value-type="float" office:value="2775591.5" calcext:value-type="float">
            <text:p>2775591.5</text:p>
          </table:table-cell>
          <table:table-cell office:value-type="string" calcext:value-type="string">
            <text:p>2887-03-20T00:00:00</text:p>
          </table:table-cell>
          <table:table-cell office:value-type="float" office:value="2775591.5" calcext:value-type="float">
            <text:p>2775591.5</text:p>
          </table:table-cell>
          <table:table-cell office:value-type="float" office:value="380947.603127" calcext:value-type="float">
            <text:p>380947.603127</text:p>
          </table:table-cell>
          <table:table-cell office:value-type="float" office:value="0.396873" calcext:value-type="float">
            <text:p>0.396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5-01-01T00:00:00</text:p>
          </table:table-cell>
          <table:table-cell office:value-type="float" office:value="2775956.5" calcext:value-type="float">
            <text:p>2775956.5</text:p>
          </table:table-cell>
          <table:table-cell office:value-type="string" calcext:value-type="string">
            <text:p>2888-03-20T00:00:00</text:p>
          </table:table-cell>
          <table:table-cell office:value-type="float" office:value="2775957.5" calcext:value-type="float">
            <text:p>2775957.5</text:p>
          </table:table-cell>
          <table:table-cell office:value-type="float" office:value="381312.845316" calcext:value-type="float">
            <text:p>381312.845316</text:p>
          </table:table-cell>
          <table:table-cell office:value-type="float" office:value="0.154684" calcext:value-type="float">
            <text:p>0.1546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6-01-01T00:00:00</text:p>
          </table:table-cell>
          <table:table-cell office:value-type="float" office:value="2776322.5" calcext:value-type="float">
            <text:p>2776322.5</text:p>
          </table:table-cell>
          <table:table-cell office:value-type="string" calcext:value-type="string">
            <text:p>2889-03-20T00:00:00</text:p>
          </table:table-cell>
          <table:table-cell office:value-type="float" office:value="2776322.5" calcext:value-type="float">
            <text:p>2776322.5</text:p>
          </table:table-cell>
          <table:table-cell office:value-type="float" office:value="381678.087505" calcext:value-type="float">
            <text:p>381678.087505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7-01-01T00:00:00</text:p>
          </table:table-cell>
          <table:table-cell office:value-type="float" office:value="2776687.5" calcext:value-type="float">
            <text:p>2776687.5</text:p>
          </table:table-cell>
          <table:table-cell office:value-type="string" calcext:value-type="string">
            <text:p>2890-03-20T00:00:00</text:p>
          </table:table-cell>
          <table:table-cell office:value-type="float" office:value="2776687.5" calcext:value-type="float">
            <text:p>2776687.5</text:p>
          </table:table-cell>
          <table:table-cell office:value-type="float" office:value="382043.329694" calcext:value-type="float">
            <text:p>382043.329694</text:p>
          </table:table-cell>
          <table:table-cell office:value-type="float" office:value="0.670306" calcext:value-type="float">
            <text:p>0.670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8-01-01T00:00:00</text:p>
          </table:table-cell>
          <table:table-cell office:value-type="float" office:value="2777052.5" calcext:value-type="float">
            <text:p>2777052.5</text:p>
          </table:table-cell>
          <table:table-cell office:value-type="string" calcext:value-type="string">
            <text:p>2891-03-20T00:00:00</text:p>
          </table:table-cell>
          <table:table-cell office:value-type="float" office:value="2777052.5" calcext:value-type="float">
            <text:p>2777052.5</text:p>
          </table:table-cell>
          <table:table-cell office:value-type="float" office:value="382408.571883" calcext:value-type="float">
            <text:p>382408.571883</text:p>
          </table:table-cell>
          <table:table-cell office:value-type="float" office:value="0.428117" calcext:value-type="float">
            <text:p>0.428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9-01-01T00:00:00</text:p>
          </table:table-cell>
          <table:table-cell office:value-type="float" office:value="2777417.5" calcext:value-type="float">
            <text:p>2777417.5</text:p>
          </table:table-cell>
          <table:table-cell office:value-type="string" calcext:value-type="string">
            <text:p>2892-03-19T00:00:00</text:p>
          </table:table-cell>
          <table:table-cell office:value-type="float" office:value="2777417.5" calcext:value-type="float">
            <text:p>2777417.5</text:p>
          </table:table-cell>
          <table:table-cell office:value-type="float" office:value="382773.814072" calcext:value-type="float">
            <text:p>382773.814072</text:p>
          </table:table-cell>
          <table:table-cell office:value-type="float" office:value="0.185928" calcext:value-type="float">
            <text:p>0.185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0-01-01T00:00:00</text:p>
          </table:table-cell>
          <table:table-cell office:value-type="float" office:value="2777783.5" calcext:value-type="float">
            <text:p>2777783.5</text:p>
          </table:table-cell>
          <table:table-cell office:value-type="string" calcext:value-type="string">
            <text:p>2893-03-20T00:00:00</text:p>
          </table:table-cell>
          <table:table-cell office:value-type="float" office:value="2777783.5" calcext:value-type="float">
            <text:p>2777783.5</text:p>
          </table:table-cell>
          <table:table-cell office:value-type="float" office:value="383139.056261" calcext:value-type="float">
            <text:p>383139.056261</text:p>
          </table:table-cell>
          <table:table-cell office:value-type="float" office:value="0.943739" calcext:value-type="float">
            <text:p>0.943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1-01-01T00:00:00</text:p>
          </table:table-cell>
          <table:table-cell office:value-type="float" office:value="2778148.5" calcext:value-type="float">
            <text:p>2778148.5</text:p>
          </table:table-cell>
          <table:table-cell office:value-type="string" calcext:value-type="string">
            <text:p>2894-03-20T00:00:00</text:p>
          </table:table-cell>
          <table:table-cell office:value-type="float" office:value="2778148.5" calcext:value-type="float">
            <text:p>2778148.5</text:p>
          </table:table-cell>
          <table:table-cell office:value-type="float" office:value="383504.29845" calcext:value-type="float">
            <text:p>383504.29845</text:p>
          </table:table-cell>
          <table:table-cell office:value-type="float" office:value="0.70155" calcext:value-type="float">
            <text:p>0.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2-01-01T00:00:00</text:p>
          </table:table-cell>
          <table:table-cell office:value-type="float" office:value="2778513.5" calcext:value-type="float">
            <text:p>2778513.5</text:p>
          </table:table-cell>
          <table:table-cell office:value-type="string" calcext:value-type="string">
            <text:p>2895-03-20T00:00:00</text:p>
          </table:table-cell>
          <table:table-cell office:value-type="float" office:value="2778513.5" calcext:value-type="float">
            <text:p>2778513.5</text:p>
          </table:table-cell>
          <table:table-cell office:value-type="float" office:value="383869.540639" calcext:value-type="float">
            <text:p>383869.540639</text:p>
          </table:table-cell>
          <table:table-cell office:value-type="float" office:value="0.459361" calcext:value-type="float">
            <text:p>0.459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3-01-01T00:00:00</text:p>
          </table:table-cell>
          <table:table-cell office:value-type="float" office:value="2778878.5" calcext:value-type="float">
            <text:p>2778878.5</text:p>
          </table:table-cell>
          <table:table-cell office:value-type="string" calcext:value-type="string">
            <text:p>2896-03-19T00:00:00</text:p>
          </table:table-cell>
          <table:table-cell office:value-type="float" office:value="2778878.5" calcext:value-type="float">
            <text:p>2778878.5</text:p>
          </table:table-cell>
          <table:table-cell office:value-type="float" office:value="384234.782828" calcext:value-type="float">
            <text:p>384234.782828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4-01-01T00:00:00</text:p>
          </table:table-cell>
          <table:table-cell office:value-type="float" office:value="2779244.5" calcext:value-type="float">
            <text:p>2779244.5</text:p>
          </table:table-cell>
          <table:table-cell office:value-type="string" calcext:value-type="string">
            <text:p>2897-03-20T00:00:00</text:p>
          </table:table-cell>
          <table:table-cell office:value-type="float" office:value="2779244.5" calcext:value-type="float">
            <text:p>2779244.5</text:p>
          </table:table-cell>
          <table:table-cell office:value-type="float" office:value="384600.025017" calcext:value-type="float">
            <text:p>384600.025017</text:p>
          </table:table-cell>
          <table:table-cell office:value-type="float" office:value="0.974983" calcext:value-type="float">
            <text:p>0.974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5-01-01T00:00:00</text:p>
          </table:table-cell>
          <table:table-cell office:value-type="float" office:value="2779609.5" calcext:value-type="float">
            <text:p>2779609.5</text:p>
          </table:table-cell>
          <table:table-cell office:value-type="string" calcext:value-type="string">
            <text:p>2898-03-20T00:00:00</text:p>
          </table:table-cell>
          <table:table-cell office:value-type="float" office:value="2779609.5" calcext:value-type="float">
            <text:p>2779609.5</text:p>
          </table:table-cell>
          <table:table-cell office:value-type="float" office:value="384965.267206" calcext:value-type="float">
            <text:p>384965.267206</text:p>
          </table:table-cell>
          <table:table-cell office:value-type="float" office:value="0.732794" calcext:value-type="float">
            <text:p>0.732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6-01-01T00:00:00</text:p>
          </table:table-cell>
          <table:table-cell office:value-type="float" office:value="2779974.5" calcext:value-type="float">
            <text:p>2779974.5</text:p>
          </table:table-cell>
          <table:table-cell office:value-type="string" calcext:value-type="string">
            <text:p>2899-03-20T00:00:00</text:p>
          </table:table-cell>
          <table:table-cell office:value-type="float" office:value="2779974.5" calcext:value-type="float">
            <text:p>2779974.5</text:p>
          </table:table-cell>
          <table:table-cell office:value-type="float" office:value="385330.509395" calcext:value-type="float">
            <text:p>385330.509395</text:p>
          </table:table-cell>
          <table:table-cell office:value-type="float" office:value="0.490605" calcext:value-type="float">
            <text:p>0.490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7-01-01T00:00:00</text:p>
          </table:table-cell>
          <table:table-cell office:value-type="float" office:value="2780339.5" calcext:value-type="float">
            <text:p>2780339.5</text:p>
          </table:table-cell>
          <table:table-cell office:value-type="string" calcext:value-type="string">
            <text:p>2900-03-20T00:00:00</text:p>
          </table:table-cell>
          <table:table-cell office:value-type="float" office:value="2780339.5" calcext:value-type="float">
            <text:p>2780339.5</text:p>
          </table:table-cell>
          <table:table-cell office:value-type="float" office:value="385695.751584" calcext:value-type="float">
            <text:p>385695.751584</text:p>
          </table:table-cell>
          <table:table-cell office:value-type="float" office:value="0.248416" calcext:value-type="float">
            <text:p>0.248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8-01-01T00:00:00</text:p>
          </table:table-cell>
          <table:table-cell office:value-type="float" office:value="2780704.5" calcext:value-type="float">
            <text:p>2780704.5</text:p>
          </table:table-cell>
          <table:table-cell office:value-type="string" calcext:value-type="string">
            <text:p>2901-03-21T00:00:00</text:p>
          </table:table-cell>
          <table:table-cell office:value-type="float" office:value="2780705.5" calcext:value-type="float">
            <text:p>2780705.5</text:p>
          </table:table-cell>
          <table:table-cell office:value-type="float" office:value="386060.993773" calcext:value-type="float">
            <text:p>386060.993773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9-01-01T00:00:00</text:p>
          </table:table-cell>
          <table:table-cell office:value-type="float" office:value="2781070.5" calcext:value-type="float">
            <text:p>2781070.5</text:p>
          </table:table-cell>
          <table:table-cell office:value-type="string" calcext:value-type="string">
            <text:p>2902-03-21T00:00:00</text:p>
          </table:table-cell>
          <table:table-cell office:value-type="float" office:value="2781070.5" calcext:value-type="float">
            <text:p>2781070.5</text:p>
          </table:table-cell>
          <table:table-cell office:value-type="float" office:value="386426.235962" calcext:value-type="float">
            <text:p>386426.235962</text:p>
          </table:table-cell>
          <table:table-cell office:value-type="float" office:value="0.764038" calcext:value-type="float">
            <text:p>0.764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0-01-01T00:00:00</text:p>
          </table:table-cell>
          <table:table-cell office:value-type="float" office:value="2781435.5" calcext:value-type="float">
            <text:p>2781435.5</text:p>
          </table:table-cell>
          <table:table-cell office:value-type="string" calcext:value-type="string">
            <text:p>2903-03-21T00:00:00</text:p>
          </table:table-cell>
          <table:table-cell office:value-type="float" office:value="2781435.5" calcext:value-type="float">
            <text:p>2781435.5</text:p>
          </table:table-cell>
          <table:table-cell office:value-type="float" office:value="386791.478151" calcext:value-type="float">
            <text:p>386791.478151</text:p>
          </table:table-cell>
          <table:table-cell office:value-type="float" office:value="0.521849" calcext:value-type="float">
            <text:p>0.521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1-01-01T00:00:00</text:p>
          </table:table-cell>
          <table:table-cell office:value-type="float" office:value="2781800.5" calcext:value-type="float">
            <text:p>2781800.5</text:p>
          </table:table-cell>
          <table:table-cell office:value-type="string" calcext:value-type="string">
            <text:p>2904-03-20T00:00:00</text:p>
          </table:table-cell>
          <table:table-cell office:value-type="float" office:value="2781800.5" calcext:value-type="float">
            <text:p>2781800.5</text:p>
          </table:table-cell>
          <table:table-cell office:value-type="float" office:value="387156.72034" calcext:value-type="float">
            <text:p>387156.72034</text:p>
          </table:table-cell>
          <table:table-cell office:value-type="float" office:value="0.27966" calcext:value-type="float">
            <text:p>0.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2-01-01T00:00:00</text:p>
          </table:table-cell>
          <table:table-cell office:value-type="float" office:value="2782165.5" calcext:value-type="float">
            <text:p>2782165.5</text:p>
          </table:table-cell>
          <table:table-cell office:value-type="string" calcext:value-type="string">
            <text:p>2905-03-21T00:00:00</text:p>
          </table:table-cell>
          <table:table-cell office:value-type="float" office:value="2782166.5" calcext:value-type="float">
            <text:p>2782166.5</text:p>
          </table:table-cell>
          <table:table-cell office:value-type="float" office:value="387521.962529" calcext:value-type="float">
            <text:p>387521.962529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3-01-01T00:00:00</text:p>
          </table:table-cell>
          <table:table-cell office:value-type="float" office:value="2782531.5" calcext:value-type="float">
            <text:p>2782531.5</text:p>
          </table:table-cell>
          <table:table-cell office:value-type="string" calcext:value-type="string">
            <text:p>2906-03-21T00:00:00</text:p>
          </table:table-cell>
          <table:table-cell office:value-type="float" office:value="2782531.5" calcext:value-type="float">
            <text:p>2782531.5</text:p>
          </table:table-cell>
          <table:table-cell office:value-type="float" office:value="387887.204718" calcext:value-type="float">
            <text:p>387887.204718</text:p>
          </table:table-cell>
          <table:table-cell office:value-type="float" office:value="0.795282" calcext:value-type="float">
            <text:p>0.795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4-01-01T00:00:00</text:p>
          </table:table-cell>
          <table:table-cell office:value-type="float" office:value="2782896.5" calcext:value-type="float">
            <text:p>2782896.5</text:p>
          </table:table-cell>
          <table:table-cell office:value-type="string" calcext:value-type="string">
            <text:p>2907-03-21T00:00:00</text:p>
          </table:table-cell>
          <table:table-cell office:value-type="float" office:value="2782896.5" calcext:value-type="float">
            <text:p>2782896.5</text:p>
          </table:table-cell>
          <table:table-cell office:value-type="float" office:value="388252.446907" calcext:value-type="float">
            <text:p>388252.446907</text:p>
          </table:table-cell>
          <table:table-cell office:value-type="float" office:value="0.553093" calcext:value-type="float">
            <text:p>0.553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5-01-01T00:00:00</text:p>
          </table:table-cell>
          <table:table-cell office:value-type="float" office:value="2783261.5" calcext:value-type="float">
            <text:p>2783261.5</text:p>
          </table:table-cell>
          <table:table-cell office:value-type="string" calcext:value-type="string">
            <text:p>2908-03-20T00:00:00</text:p>
          </table:table-cell>
          <table:table-cell office:value-type="float" office:value="2783261.5" calcext:value-type="float">
            <text:p>2783261.5</text:p>
          </table:table-cell>
          <table:table-cell office:value-type="float" office:value="388617.689096" calcext:value-type="float">
            <text:p>388617.689096</text:p>
          </table:table-cell>
          <table:table-cell office:value-type="float" office:value="0.310904" calcext:value-type="float">
            <text:p>0.310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6-01-01T00:00:00</text:p>
          </table:table-cell>
          <table:table-cell office:value-type="float" office:value="2783626.5" calcext:value-type="float">
            <text:p>2783626.5</text:p>
          </table:table-cell>
          <table:table-cell office:value-type="string" calcext:value-type="string">
            <text:p>2909-03-21T00:00:00</text:p>
          </table:table-cell>
          <table:table-cell office:value-type="float" office:value="2783627.5" calcext:value-type="float">
            <text:p>2783627.5</text:p>
          </table:table-cell>
          <table:table-cell office:value-type="float" office:value="388982.931285" calcext:value-type="float">
            <text:p>388982.931285</text:p>
          </table:table-cell>
          <table:table-cell office:value-type="float" office:value="0.068715" calcext:value-type="float">
            <text:p>0.06871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7-01-01T00:00:00</text:p>
          </table:table-cell>
          <table:table-cell office:value-type="float" office:value="2783992.5" calcext:value-type="float">
            <text:p>2783992.5</text:p>
          </table:table-cell>
          <table:table-cell office:value-type="string" calcext:value-type="string">
            <text:p>2910-03-21T00:00:00</text:p>
          </table:table-cell>
          <table:table-cell office:value-type="float" office:value="2783992.5" calcext:value-type="float">
            <text:p>2783992.5</text:p>
          </table:table-cell>
          <table:table-cell office:value-type="float" office:value="389348.173474" calcext:value-type="float">
            <text:p>389348.173474</text:p>
          </table:table-cell>
          <table:table-cell office:value-type="float" office:value="0.826526" calcext:value-type="float">
            <text:p>0.826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8-01-01T00:00:00</text:p>
          </table:table-cell>
          <table:table-cell office:value-type="float" office:value="2784357.5" calcext:value-type="float">
            <text:p>2784357.5</text:p>
          </table:table-cell>
          <table:table-cell office:value-type="string" calcext:value-type="string">
            <text:p>2911-03-21T00:00:00</text:p>
          </table:table-cell>
          <table:table-cell office:value-type="float" office:value="2784357.5" calcext:value-type="float">
            <text:p>2784357.5</text:p>
          </table:table-cell>
          <table:table-cell office:value-type="float" office:value="389713.415663" calcext:value-type="float">
            <text:p>389713.415663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9-01-01T00:00:00</text:p>
          </table:table-cell>
          <table:table-cell office:value-type="float" office:value="2784722.5" calcext:value-type="float">
            <text:p>2784722.5</text:p>
          </table:table-cell>
          <table:table-cell office:value-type="string" calcext:value-type="string">
            <text:p>2912-03-20T00:00:00</text:p>
          </table:table-cell>
          <table:table-cell office:value-type="float" office:value="2784722.5" calcext:value-type="float">
            <text:p>2784722.5</text:p>
          </table:table-cell>
          <table:table-cell office:value-type="float" office:value="390078.657852" calcext:value-type="float">
            <text:p>390078.657852</text:p>
          </table:table-cell>
          <table:table-cell office:value-type="float" office:value="0.342148" calcext:value-type="float">
            <text:p>0.342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0-01-01T00:00:00</text:p>
          </table:table-cell>
          <table:table-cell office:value-type="float" office:value="2785087.5" calcext:value-type="float">
            <text:p>2785087.5</text:p>
          </table:table-cell>
          <table:table-cell office:value-type="string" calcext:value-type="string">
            <text:p>2913-03-21T00:00:00</text:p>
          </table:table-cell>
          <table:table-cell office:value-type="float" office:value="2785088.5" calcext:value-type="float">
            <text:p>2785088.5</text:p>
          </table:table-cell>
          <table:table-cell office:value-type="float" office:value="390443.900041" calcext:value-type="float">
            <text:p>390443.900041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1-01-01T00:00:00</text:p>
          </table:table-cell>
          <table:table-cell office:value-type="float" office:value="2785453.5" calcext:value-type="float">
            <text:p>2785453.5</text:p>
          </table:table-cell>
          <table:table-cell office:value-type="string" calcext:value-type="string">
            <text:p>2914-03-21T00:00:00</text:p>
          </table:table-cell>
          <table:table-cell office:value-type="float" office:value="2785453.5" calcext:value-type="float">
            <text:p>2785453.5</text:p>
          </table:table-cell>
          <table:table-cell office:value-type="float" office:value="390809.14223" calcext:value-type="float">
            <text:p>390809.14223</text:p>
          </table:table-cell>
          <table:table-cell office:value-type="float" office:value="0.85777" calcext:value-type="float">
            <text:p>0.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2-01-01T00:00:00</text:p>
          </table:table-cell>
          <table:table-cell office:value-type="float" office:value="2785818.5" calcext:value-type="float">
            <text:p>2785818.5</text:p>
          </table:table-cell>
          <table:table-cell office:value-type="string" calcext:value-type="string">
            <text:p>2915-03-21T00:00:00</text:p>
          </table:table-cell>
          <table:table-cell office:value-type="float" office:value="2785818.5" calcext:value-type="float">
            <text:p>2785818.5</text:p>
          </table:table-cell>
          <table:table-cell office:value-type="float" office:value="391174.384419" calcext:value-type="float">
            <text:p>391174.384419</text:p>
          </table:table-cell>
          <table:table-cell office:value-type="float" office:value="0.615581" calcext:value-type="float">
            <text:p>0.615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3-01-01T00:00:00</text:p>
          </table:table-cell>
          <table:table-cell office:value-type="float" office:value="2786183.5" calcext:value-type="float">
            <text:p>2786183.5</text:p>
          </table:table-cell>
          <table:table-cell office:value-type="string" calcext:value-type="string">
            <text:p>2916-03-20T00:00:00</text:p>
          </table:table-cell>
          <table:table-cell office:value-type="float" office:value="2786183.5" calcext:value-type="float">
            <text:p>2786183.5</text:p>
          </table:table-cell>
          <table:table-cell office:value-type="float" office:value="391539.626608" calcext:value-type="float">
            <text:p>391539.626608</text:p>
          </table:table-cell>
          <table:table-cell office:value-type="float" office:value="0.373392" calcext:value-type="float">
            <text:p>0.373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4-01-01T00:00:00</text:p>
          </table:table-cell>
          <table:table-cell office:value-type="float" office:value="2786548.5" calcext:value-type="float">
            <text:p>2786548.5</text:p>
          </table:table-cell>
          <table:table-cell office:value-type="string" calcext:value-type="string">
            <text:p>2917-03-21T00:00:00</text:p>
          </table:table-cell>
          <table:table-cell office:value-type="float" office:value="2786549.5" calcext:value-type="float">
            <text:p>2786549.5</text:p>
          </table:table-cell>
          <table:table-cell office:value-type="float" office:value="391904.868797" calcext:value-type="float">
            <text:p>391904.868797</text:p>
          </table:table-cell>
          <table:table-cell office:value-type="float" office:value="0.131203" calcext:value-type="float">
            <text:p>0.1312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5-01-01T00:00:00</text:p>
          </table:table-cell>
          <table:table-cell office:value-type="float" office:value="2786914.5" calcext:value-type="float">
            <text:p>2786914.5</text:p>
          </table:table-cell>
          <table:table-cell office:value-type="string" calcext:value-type="string">
            <text:p>2918-03-21T00:00:00</text:p>
          </table:table-cell>
          <table:table-cell office:value-type="float" office:value="2786914.5" calcext:value-type="float">
            <text:p>2786914.5</text:p>
          </table:table-cell>
          <table:table-cell office:value-type="float" office:value="392270.110986" calcext:value-type="float">
            <text:p>392270.110986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6-01-01T00:00:00</text:p>
          </table:table-cell>
          <table:table-cell office:value-type="float" office:value="2787279.5" calcext:value-type="float">
            <text:p>2787279.5</text:p>
          </table:table-cell>
          <table:table-cell office:value-type="string" calcext:value-type="string">
            <text:p>2919-03-21T00:00:00</text:p>
          </table:table-cell>
          <table:table-cell office:value-type="float" office:value="2787279.5" calcext:value-type="float">
            <text:p>2787279.5</text:p>
          </table:table-cell>
          <table:table-cell office:value-type="float" office:value="392635.353175" calcext:value-type="float">
            <text:p>392635.353175</text:p>
          </table:table-cell>
          <table:table-cell office:value-type="float" office:value="0.646825" calcext:value-type="float">
            <text:p>0.646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7-01-01T00:00:00</text:p>
          </table:table-cell>
          <table:table-cell office:value-type="float" office:value="2787644.5" calcext:value-type="float">
            <text:p>2787644.5</text:p>
          </table:table-cell>
          <table:table-cell office:value-type="string" calcext:value-type="string">
            <text:p>2920-03-20T00:00:00</text:p>
          </table:table-cell>
          <table:table-cell office:value-type="float" office:value="2787644.5" calcext:value-type="float">
            <text:p>2787644.5</text:p>
          </table:table-cell>
          <table:table-cell office:value-type="float" office:value="393000.595364" calcext:value-type="float">
            <text:p>393000.595364</text:p>
          </table:table-cell>
          <table:table-cell office:value-type="float" office:value="0.404636" calcext:value-type="float">
            <text:p>0.404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8-01-01T00:00:00</text:p>
          </table:table-cell>
          <table:table-cell office:value-type="float" office:value="2788009.5" calcext:value-type="float">
            <text:p>2788009.5</text:p>
          </table:table-cell>
          <table:table-cell office:value-type="string" calcext:value-type="string">
            <text:p>2921-03-21T00:00:00</text:p>
          </table:table-cell>
          <table:table-cell office:value-type="float" office:value="2788010.5" calcext:value-type="float">
            <text:p>2788010.5</text:p>
          </table:table-cell>
          <table:table-cell office:value-type="float" office:value="393365.837553" calcext:value-type="float">
            <text:p>393365.837553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9-01-01T00:00:00</text:p>
          </table:table-cell>
          <table:table-cell office:value-type="float" office:value="2788375.5" calcext:value-type="float">
            <text:p>2788375.5</text:p>
          </table:table-cell>
          <table:table-cell office:value-type="string" calcext:value-type="string">
            <text:p>2922-03-21T00:00:00</text:p>
          </table:table-cell>
          <table:table-cell office:value-type="float" office:value="2788375.5" calcext:value-type="float">
            <text:p>2788375.5</text:p>
          </table:table-cell>
          <table:table-cell office:value-type="float" office:value="393731.079742" calcext:value-type="float">
            <text:p>393731.079742</text:p>
          </table:table-cell>
          <table:table-cell office:value-type="float" office:value="0.920258" calcext:value-type="float">
            <text:p>0.920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0-01-01T00:00:00</text:p>
          </table:table-cell>
          <table:table-cell office:value-type="float" office:value="2788740.5" calcext:value-type="float">
            <text:p>2788740.5</text:p>
          </table:table-cell>
          <table:table-cell office:value-type="string" calcext:value-type="string">
            <text:p>2923-03-21T00:00:00</text:p>
          </table:table-cell>
          <table:table-cell office:value-type="float" office:value="2788740.5" calcext:value-type="float">
            <text:p>2788740.5</text:p>
          </table:table-cell>
          <table:table-cell office:value-type="float" office:value="394096.321931" calcext:value-type="float">
            <text:p>394096.321931</text:p>
          </table:table-cell>
          <table:table-cell office:value-type="float" office:value="0.678069" calcext:value-type="float">
            <text:p>0.678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1-01-01T00:00:00</text:p>
          </table:table-cell>
          <table:table-cell office:value-type="float" office:value="2789105.5" calcext:value-type="float">
            <text:p>2789105.5</text:p>
          </table:table-cell>
          <table:table-cell office:value-type="string" calcext:value-type="string">
            <text:p>2924-03-20T00:00:00</text:p>
          </table:table-cell>
          <table:table-cell office:value-type="float" office:value="2789105.5" calcext:value-type="float">
            <text:p>2789105.5</text:p>
          </table:table-cell>
          <table:table-cell office:value-type="float" office:value="394461.56412" calcext:value-type="float">
            <text:p>394461.56412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2-01-01T00:00:00</text:p>
          </table:table-cell>
          <table:table-cell office:value-type="float" office:value="2789470.5" calcext:value-type="float">
            <text:p>2789470.5</text:p>
          </table:table-cell>
          <table:table-cell office:value-type="string" calcext:value-type="string">
            <text:p>2925-03-20T00:00:00</text:p>
          </table:table-cell>
          <table:table-cell office:value-type="float" office:value="2789470.5" calcext:value-type="float">
            <text:p>2789470.5</text:p>
          </table:table-cell>
          <table:table-cell office:value-type="float" office:value="394826.806309" calcext:value-type="float">
            <text:p>394826.806309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3-01-01T00:00:00</text:p>
          </table:table-cell>
          <table:table-cell office:value-type="float" office:value="2789836.5" calcext:value-type="float">
            <text:p>2789836.5</text:p>
          </table:table-cell>
          <table:table-cell office:value-type="string" calcext:value-type="string">
            <text:p>2926-03-21T00:00:00</text:p>
          </table:table-cell>
          <table:table-cell office:value-type="float" office:value="2789836.5" calcext:value-type="float">
            <text:p>2789836.5</text:p>
          </table:table-cell>
          <table:table-cell office:value-type="float" office:value="395192.048498" calcext:value-type="float">
            <text:p>395192.048498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4-01-01T00:00:00</text:p>
          </table:table-cell>
          <table:table-cell office:value-type="float" office:value="2790201.5" calcext:value-type="float">
            <text:p>2790201.5</text:p>
          </table:table-cell>
          <table:table-cell office:value-type="string" calcext:value-type="string">
            <text:p>2927-03-21T00:00:00</text:p>
          </table:table-cell>
          <table:table-cell office:value-type="float" office:value="2790201.5" calcext:value-type="float">
            <text:p>2790201.5</text:p>
          </table:table-cell>
          <table:table-cell office:value-type="float" office:value="395557.290687" calcext:value-type="float">
            <text:p>395557.290687</text:p>
          </table:table-cell>
          <table:table-cell office:value-type="float" office:value="0.709313" calcext:value-type="float">
            <text:p>0.709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5-01-01T00:00:00</text:p>
          </table:table-cell>
          <table:table-cell office:value-type="float" office:value="2790566.5" calcext:value-type="float">
            <text:p>2790566.5</text:p>
          </table:table-cell>
          <table:table-cell office:value-type="string" calcext:value-type="string">
            <text:p>2928-03-20T00:00:00</text:p>
          </table:table-cell>
          <table:table-cell office:value-type="float" office:value="2790566.5" calcext:value-type="float">
            <text:p>2790566.5</text:p>
          </table:table-cell>
          <table:table-cell office:value-type="float" office:value="395922.532876" calcext:value-type="float">
            <text:p>395922.532876</text:p>
          </table:table-cell>
          <table:table-cell office:value-type="float" office:value="0.467124" calcext:value-type="float">
            <text:p>0.467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6-01-01T00:00:00</text:p>
          </table:table-cell>
          <table:table-cell office:value-type="float" office:value="2790931.5" calcext:value-type="float">
            <text:p>2790931.5</text:p>
          </table:table-cell>
          <table:table-cell office:value-type="string" calcext:value-type="string">
            <text:p>2929-03-20T00:00:00</text:p>
          </table:table-cell>
          <table:table-cell office:value-type="float" office:value="2790931.5" calcext:value-type="float">
            <text:p>2790931.5</text:p>
          </table:table-cell>
          <table:table-cell office:value-type="float" office:value="396287.775065" calcext:value-type="float">
            <text:p>396287.775065</text:p>
          </table:table-cell>
          <table:table-cell office:value-type="float" office:value="0.224935" calcext:value-type="float">
            <text:p>0.224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7-01-01T00:00:00</text:p>
          </table:table-cell>
          <table:table-cell office:value-type="float" office:value="2791297.5" calcext:value-type="float">
            <text:p>2791297.5</text:p>
          </table:table-cell>
          <table:table-cell office:value-type="string" calcext:value-type="string">
            <text:p>2930-03-21T00:00:00</text:p>
          </table:table-cell>
          <table:table-cell office:value-type="float" office:value="2791297.5" calcext:value-type="float">
            <text:p>2791297.5</text:p>
          </table:table-cell>
          <table:table-cell office:value-type="float" office:value="396653.017254" calcext:value-type="float">
            <text:p>396653.017254</text:p>
          </table:table-cell>
          <table:table-cell office:value-type="float" office:value="0.982746" calcext:value-type="float">
            <text:p>0.982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8-01-01T00:00:00</text:p>
          </table:table-cell>
          <table:table-cell office:value-type="float" office:value="2791662.5" calcext:value-type="float">
            <text:p>2791662.5</text:p>
          </table:table-cell>
          <table:table-cell office:value-type="string" calcext:value-type="string">
            <text:p>2931-03-21T00:00:00</text:p>
          </table:table-cell>
          <table:table-cell office:value-type="float" office:value="2791662.5" calcext:value-type="float">
            <text:p>2791662.5</text:p>
          </table:table-cell>
          <table:table-cell office:value-type="float" office:value="397018.259443" calcext:value-type="float">
            <text:p>397018.259443</text:p>
          </table:table-cell>
          <table:table-cell office:value-type="float" office:value="0.740557" calcext:value-type="float">
            <text:p>0.740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9-01-01T00:00:00</text:p>
          </table:table-cell>
          <table:table-cell office:value-type="float" office:value="2792027.5" calcext:value-type="float">
            <text:p>2792027.5</text:p>
          </table:table-cell>
          <table:table-cell office:value-type="string" calcext:value-type="string">
            <text:p>2932-03-20T00:00:00</text:p>
          </table:table-cell>
          <table:table-cell office:value-type="float" office:value="2792027.5" calcext:value-type="float">
            <text:p>2792027.5</text:p>
          </table:table-cell>
          <table:table-cell office:value-type="float" office:value="397383.501632" calcext:value-type="float">
            <text:p>397383.501632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0-01-01T00:00:00</text:p>
          </table:table-cell>
          <table:table-cell office:value-type="float" office:value="2792392.5" calcext:value-type="float">
            <text:p>2792392.5</text:p>
          </table:table-cell>
          <table:table-cell office:value-type="string" calcext:value-type="string">
            <text:p>2933-03-20T00:00:00</text:p>
          </table:table-cell>
          <table:table-cell office:value-type="float" office:value="2792392.5" calcext:value-type="float">
            <text:p>2792392.5</text:p>
          </table:table-cell>
          <table:table-cell office:value-type="float" office:value="397748.743821" calcext:value-type="float">
            <text:p>397748.74382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1-01-01T00:00:00</text:p>
          </table:table-cell>
          <table:table-cell office:value-type="float" office:value="2792757.5" calcext:value-type="float">
            <text:p>2792757.5</text:p>
          </table:table-cell>
          <table:table-cell office:value-type="string" calcext:value-type="string">
            <text:p>2934-03-21T00:00:00</text:p>
          </table:table-cell>
          <table:table-cell office:value-type="float" office:value="2792758.5" calcext:value-type="float">
            <text:p>2792758.5</text:p>
          </table:table-cell>
          <table:table-cell office:value-type="float" office:value="398113.98601" calcext:value-type="float">
            <text:p>398113.9860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2-01-01T00:00:00</text:p>
          </table:table-cell>
          <table:table-cell office:value-type="float" office:value="2793123.5" calcext:value-type="float">
            <text:p>2793123.5</text:p>
          </table:table-cell>
          <table:table-cell office:value-type="string" calcext:value-type="string">
            <text:p>2935-03-21T00:00:00</text:p>
          </table:table-cell>
          <table:table-cell office:value-type="float" office:value="2793123.5" calcext:value-type="float">
            <text:p>2793123.5</text:p>
          </table:table-cell>
          <table:table-cell office:value-type="float" office:value="398479.228199" calcext:value-type="float">
            <text:p>398479.228199</text:p>
          </table:table-cell>
          <table:table-cell office:value-type="float" office:value="0.771801" calcext:value-type="float">
            <text:p>0.771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3-01-01T00:00:00</text:p>
          </table:table-cell>
          <table:table-cell office:value-type="float" office:value="2793488.5" calcext:value-type="float">
            <text:p>2793488.5</text:p>
          </table:table-cell>
          <table:table-cell office:value-type="string" calcext:value-type="string">
            <text:p>2936-03-20T00:00:00</text:p>
          </table:table-cell>
          <table:table-cell office:value-type="float" office:value="2793488.5" calcext:value-type="float">
            <text:p>2793488.5</text:p>
          </table:table-cell>
          <table:table-cell office:value-type="float" office:value="398844.470388" calcext:value-type="float">
            <text:p>398844.470388</text:p>
          </table:table-cell>
          <table:table-cell office:value-type="float" office:value="0.529612" calcext:value-type="float">
            <text:p>0.529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4-01-01T00:00:00</text:p>
          </table:table-cell>
          <table:table-cell office:value-type="float" office:value="2793853.5" calcext:value-type="float">
            <text:p>2793853.5</text:p>
          </table:table-cell>
          <table:table-cell office:value-type="string" calcext:value-type="string">
            <text:p>2937-03-20T00:00:00</text:p>
          </table:table-cell>
          <table:table-cell office:value-type="float" office:value="2793853.5" calcext:value-type="float">
            <text:p>2793853.5</text:p>
          </table:table-cell>
          <table:table-cell office:value-type="float" office:value="399209.712577" calcext:value-type="float">
            <text:p>399209.712577</text:p>
          </table:table-cell>
          <table:table-cell office:value-type="float" office:value="0.287423" calcext:value-type="float">
            <text:p>0.287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5-01-01T00:00:00</text:p>
          </table:table-cell>
          <table:table-cell office:value-type="float" office:value="2794218.5" calcext:value-type="float">
            <text:p>2794218.5</text:p>
          </table:table-cell>
          <table:table-cell office:value-type="string" calcext:value-type="string">
            <text:p>2938-03-21T00:00:00</text:p>
          </table:table-cell>
          <table:table-cell office:value-type="float" office:value="2794219.5" calcext:value-type="float">
            <text:p>2794219.5</text:p>
          </table:table-cell>
          <table:table-cell office:value-type="float" office:value="399574.954766" calcext:value-type="float">
            <text:p>399574.954766</text:p>
          </table:table-cell>
          <table:table-cell office:value-type="float" office:value="0.045234" calcext:value-type="float">
            <text:p>0.04523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6-01-01T00:00:00</text:p>
          </table:table-cell>
          <table:table-cell office:value-type="float" office:value="2794584.5" calcext:value-type="float">
            <text:p>2794584.5</text:p>
          </table:table-cell>
          <table:table-cell office:value-type="string" calcext:value-type="string">
            <text:p>2939-03-21T00:00:00</text:p>
          </table:table-cell>
          <table:table-cell office:value-type="float" office:value="2794584.5" calcext:value-type="float">
            <text:p>2794584.5</text:p>
          </table:table-cell>
          <table:table-cell office:value-type="float" office:value="399940.196955" calcext:value-type="float">
            <text:p>399940.196955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7-01-01T00:00:00</text:p>
          </table:table-cell>
          <table:table-cell office:value-type="float" office:value="2794949.5" calcext:value-type="float">
            <text:p>2794949.5</text:p>
          </table:table-cell>
          <table:table-cell office:value-type="string" calcext:value-type="string">
            <text:p>2940-03-20T00:00:00</text:p>
          </table:table-cell>
          <table:table-cell office:value-type="float" office:value="2794949.5" calcext:value-type="float">
            <text:p>2794949.5</text:p>
          </table:table-cell>
          <table:table-cell office:value-type="float" office:value="400305.439144" calcext:value-type="float">
            <text:p>400305.439144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8-01-01T00:00:00</text:p>
          </table:table-cell>
          <table:table-cell office:value-type="float" office:value="2795314.5" calcext:value-type="float">
            <text:p>2795314.5</text:p>
          </table:table-cell>
          <table:table-cell office:value-type="string" calcext:value-type="string">
            <text:p>2941-03-20T00:00:00</text:p>
          </table:table-cell>
          <table:table-cell office:value-type="float" office:value="2795314.5" calcext:value-type="float">
            <text:p>2795314.5</text:p>
          </table:table-cell>
          <table:table-cell office:value-type="float" office:value="400670.681333" calcext:value-type="float">
            <text:p>400670.681333</text:p>
          </table:table-cell>
          <table:table-cell office:value-type="float" office:value="0.318667" calcext:value-type="float">
            <text:p>0.318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9-01-01T00:00:00</text:p>
          </table:table-cell>
          <table:table-cell office:value-type="float" office:value="2795679.5" calcext:value-type="float">
            <text:p>2795679.5</text:p>
          </table:table-cell>
          <table:table-cell office:value-type="string" calcext:value-type="string">
            <text:p>2942-03-21T00:00:00</text:p>
          </table:table-cell>
          <table:table-cell office:value-type="float" office:value="2795680.5" calcext:value-type="float">
            <text:p>2795680.5</text:p>
          </table:table-cell>
          <table:table-cell office:value-type="float" office:value="401035.923522" calcext:value-type="float">
            <text:p>401035.923522</text:p>
          </table:table-cell>
          <table:table-cell office:value-type="float" office:value="0.076478" calcext:value-type="float">
            <text:p>0.0764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0-01-01T00:00:00</text:p>
          </table:table-cell>
          <table:table-cell office:value-type="float" office:value="2796045.5" calcext:value-type="float">
            <text:p>2796045.5</text:p>
          </table:table-cell>
          <table:table-cell office:value-type="string" calcext:value-type="string">
            <text:p>2943-03-21T00:00:00</text:p>
          </table:table-cell>
          <table:table-cell office:value-type="float" office:value="2796045.5" calcext:value-type="float">
            <text:p>2796045.5</text:p>
          </table:table-cell>
          <table:table-cell office:value-type="float" office:value="401401.165711" calcext:value-type="float">
            <text:p>401401.165711</text:p>
          </table:table-cell>
          <table:table-cell office:value-type="float" office:value="0.834289" calcext:value-type="float">
            <text:p>0.834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1-01-01T00:00:00</text:p>
          </table:table-cell>
          <table:table-cell office:value-type="float" office:value="2796410.5" calcext:value-type="float">
            <text:p>2796410.5</text:p>
          </table:table-cell>
          <table:table-cell office:value-type="string" calcext:value-type="string">
            <text:p>2944-03-20T00:00:00</text:p>
          </table:table-cell>
          <table:table-cell office:value-type="float" office:value="2796410.5" calcext:value-type="float">
            <text:p>2796410.5</text:p>
          </table:table-cell>
          <table:table-cell office:value-type="float" office:value="401766.4079" calcext:value-type="float">
            <text:p>401766.4079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2-01-01T00:00:00</text:p>
          </table:table-cell>
          <table:table-cell office:value-type="float" office:value="2796775.5" calcext:value-type="float">
            <text:p>2796775.5</text:p>
          </table:table-cell>
          <table:table-cell office:value-type="string" calcext:value-type="string">
            <text:p>2945-03-20T00:00:00</text:p>
          </table:table-cell>
          <table:table-cell office:value-type="float" office:value="2796775.5" calcext:value-type="float">
            <text:p>2796775.5</text:p>
          </table:table-cell>
          <table:table-cell office:value-type="float" office:value="402131.650089" calcext:value-type="float">
            <text:p>402131.650089</text:p>
          </table:table-cell>
          <table:table-cell office:value-type="float" office:value="0.349911" calcext:value-type="float">
            <text:p>0.349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3-01-01T00:00:00</text:p>
          </table:table-cell>
          <table:table-cell office:value-type="float" office:value="2797140.5" calcext:value-type="float">
            <text:p>2797140.5</text:p>
          </table:table-cell>
          <table:table-cell office:value-type="string" calcext:value-type="string">
            <text:p>2946-03-21T00:00:00</text:p>
          </table:table-cell>
          <table:table-cell office:value-type="float" office:value="2797141.5" calcext:value-type="float">
            <text:p>2797141.5</text:p>
          </table:table-cell>
          <table:table-cell office:value-type="float" office:value="402496.892278" calcext:value-type="float">
            <text:p>402496.892278</text:p>
          </table:table-cell>
          <table:table-cell office:value-type="float" office:value="0.107722" calcext:value-type="float">
            <text:p>0.10772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4-01-01T00:00:00</text:p>
          </table:table-cell>
          <table:table-cell office:value-type="float" office:value="2797506.5" calcext:value-type="float">
            <text:p>2797506.5</text:p>
          </table:table-cell>
          <table:table-cell office:value-type="string" calcext:value-type="string">
            <text:p>2947-03-21T00:00:00</text:p>
          </table:table-cell>
          <table:table-cell office:value-type="float" office:value="2797506.5" calcext:value-type="float">
            <text:p>2797506.5</text:p>
          </table:table-cell>
          <table:table-cell office:value-type="float" office:value="402862.134467" calcext:value-type="float">
            <text:p>402862.134467</text:p>
          </table:table-cell>
          <table:table-cell office:value-type="float" office:value="0.865533" calcext:value-type="float">
            <text:p>0.865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5-01-01T00:00:00</text:p>
          </table:table-cell>
          <table:table-cell office:value-type="float" office:value="2797871.5" calcext:value-type="float">
            <text:p>2797871.5</text:p>
          </table:table-cell>
          <table:table-cell office:value-type="string" calcext:value-type="string">
            <text:p>2948-03-20T00:00:00</text:p>
          </table:table-cell>
          <table:table-cell office:value-type="float" office:value="2797871.5" calcext:value-type="float">
            <text:p>2797871.5</text:p>
          </table:table-cell>
          <table:table-cell office:value-type="float" office:value="403227.376656" calcext:value-type="float">
            <text:p>403227.376656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6-01-01T00:00:00</text:p>
          </table:table-cell>
          <table:table-cell office:value-type="float" office:value="2798236.5" calcext:value-type="float">
            <text:p>2798236.5</text:p>
          </table:table-cell>
          <table:table-cell office:value-type="string" calcext:value-type="string">
            <text:p>2949-03-20T00:00:00</text:p>
          </table:table-cell>
          <table:table-cell office:value-type="float" office:value="2798236.5" calcext:value-type="float">
            <text:p>2798236.5</text:p>
          </table:table-cell>
          <table:table-cell office:value-type="float" office:value="403592.618845" calcext:value-type="float">
            <text:p>403592.618845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7-01-01T00:00:00</text:p>
          </table:table-cell>
          <table:table-cell office:value-type="float" office:value="2798601.5" calcext:value-type="float">
            <text:p>2798601.5</text:p>
          </table:table-cell>
          <table:table-cell office:value-type="string" calcext:value-type="string">
            <text:p>2950-03-21T00:00:00</text:p>
          </table:table-cell>
          <table:table-cell office:value-type="float" office:value="2798602.5" calcext:value-type="float">
            <text:p>2798602.5</text:p>
          </table:table-cell>
          <table:table-cell office:value-type="float" office:value="403957.861034" calcext:value-type="float">
            <text:p>403957.861034</text:p>
          </table:table-cell>
          <table:table-cell office:value-type="float" office:value="0.138966" calcext:value-type="float">
            <text:p>0.1389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8-01-01T00:00:00</text:p>
          </table:table-cell>
          <table:table-cell office:value-type="float" office:value="2798967.5" calcext:value-type="float">
            <text:p>2798967.5</text:p>
          </table:table-cell>
          <table:table-cell office:value-type="string" calcext:value-type="string">
            <text:p>2951-03-21T00:00:00</text:p>
          </table:table-cell>
          <table:table-cell office:value-type="float" office:value="2798967.5" calcext:value-type="float">
            <text:p>2798967.5</text:p>
          </table:table-cell>
          <table:table-cell office:value-type="float" office:value="404323.103223" calcext:value-type="float">
            <text:p>404323.103223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9-01-01T00:00:00</text:p>
          </table:table-cell>
          <table:table-cell office:value-type="float" office:value="2799332.5" calcext:value-type="float">
            <text:p>2799332.5</text:p>
          </table:table-cell>
          <table:table-cell office:value-type="string" calcext:value-type="string">
            <text:p>2952-03-20T00:00:00</text:p>
          </table:table-cell>
          <table:table-cell office:value-type="float" office:value="2799332.5" calcext:value-type="float">
            <text:p>2799332.5</text:p>
          </table:table-cell>
          <table:table-cell office:value-type="float" office:value="404688.345412" calcext:value-type="float">
            <text:p>404688.345412</text:p>
          </table:table-cell>
          <table:table-cell office:value-type="float" office:value="0.654588" calcext:value-type="float">
            <text:p>0.654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0-01-01T00:00:00</text:p>
          </table:table-cell>
          <table:table-cell office:value-type="float" office:value="2799697.5" calcext:value-type="float">
            <text:p>2799697.5</text:p>
          </table:table-cell>
          <table:table-cell office:value-type="string" calcext:value-type="string">
            <text:p>2953-03-20T00:00:00</text:p>
          </table:table-cell>
          <table:table-cell office:value-type="float" office:value="2799697.5" calcext:value-type="float">
            <text:p>2799697.5</text:p>
          </table:table-cell>
          <table:table-cell office:value-type="float" office:value="405053.587601" calcext:value-type="float">
            <text:p>405053.587601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1-01-01T00:00:00</text:p>
          </table:table-cell>
          <table:table-cell office:value-type="float" office:value="2800062.5" calcext:value-type="float">
            <text:p>2800062.5</text:p>
          </table:table-cell>
          <table:table-cell office:value-type="string" calcext:value-type="string">
            <text:p>2954-03-21T00:00:00</text:p>
          </table:table-cell>
          <table:table-cell office:value-type="float" office:value="2800063.5" calcext:value-type="float">
            <text:p>2800063.5</text:p>
          </table:table-cell>
          <table:table-cell office:value-type="float" office:value="405418.82979" calcext:value-type="float">
            <text:p>405418.8297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2-01-01T00:00:00</text:p>
          </table:table-cell>
          <table:table-cell office:value-type="float" office:value="2800428.5" calcext:value-type="float">
            <text:p>2800428.5</text:p>
          </table:table-cell>
          <table:table-cell office:value-type="string" calcext:value-type="string">
            <text:p>2955-03-21T00:00:00</text:p>
          </table:table-cell>
          <table:table-cell office:value-type="float" office:value="2800428.5" calcext:value-type="float">
            <text:p>2800428.5</text:p>
          </table:table-cell>
          <table:table-cell office:value-type="float" office:value="405784.071979" calcext:value-type="float">
            <text:p>405784.071979</text:p>
          </table:table-cell>
          <table:table-cell office:value-type="float" office:value="0.928021" calcext:value-type="float">
            <text:p>0.928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3-01-01T00:00:00</text:p>
          </table:table-cell>
          <table:table-cell office:value-type="float" office:value="2800793.5" calcext:value-type="float">
            <text:p>2800793.5</text:p>
          </table:table-cell>
          <table:table-cell office:value-type="string" calcext:value-type="string">
            <text:p>2956-03-20T00:00:00</text:p>
          </table:table-cell>
          <table:table-cell office:value-type="float" office:value="2800793.5" calcext:value-type="float">
            <text:p>2800793.5</text:p>
          </table:table-cell>
          <table:table-cell office:value-type="float" office:value="406149.314168" calcext:value-type="float">
            <text:p>406149.314168</text:p>
          </table:table-cell>
          <table:table-cell office:value-type="float" office:value="0.685832" calcext:value-type="float">
            <text:p>0.685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4-01-01T00:00:00</text:p>
          </table:table-cell>
          <table:table-cell office:value-type="float" office:value="2801158.5" calcext:value-type="float">
            <text:p>2801158.5</text:p>
          </table:table-cell>
          <table:table-cell office:value-type="string" calcext:value-type="string">
            <text:p>2957-03-20T00:00:00</text:p>
          </table:table-cell>
          <table:table-cell office:value-type="float" office:value="2801158.5" calcext:value-type="float">
            <text:p>2801158.5</text:p>
          </table:table-cell>
          <table:table-cell office:value-type="float" office:value="406514.556357" calcext:value-type="float">
            <text:p>406514.556357</text:p>
          </table:table-cell>
          <table:table-cell office:value-type="float" office:value="0.443643" calcext:value-type="float">
            <text:p>0.443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5-01-01T00:00:00</text:p>
          </table:table-cell>
          <table:table-cell office:value-type="float" office:value="2801523.5" calcext:value-type="float">
            <text:p>2801523.5</text:p>
          </table:table-cell>
          <table:table-cell office:value-type="string" calcext:value-type="string">
            <text:p>2958-03-20T00:00:00</text:p>
          </table:table-cell>
          <table:table-cell office:value-type="float" office:value="2801523.5" calcext:value-type="float">
            <text:p>2801523.5</text:p>
          </table:table-cell>
          <table:table-cell office:value-type="float" office:value="406879.798546" calcext:value-type="float">
            <text:p>406879.798546</text:p>
          </table:table-cell>
          <table:table-cell office:value-type="float" office:value="0.201454" calcext:value-type="float">
            <text:p>0.20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6-01-01T00:00:00</text:p>
          </table:table-cell>
          <table:table-cell office:value-type="float" office:value="2801889.5" calcext:value-type="float">
            <text:p>2801889.5</text:p>
          </table:table-cell>
          <table:table-cell office:value-type="string" calcext:value-type="string">
            <text:p>2959-03-21T00:00:00</text:p>
          </table:table-cell>
          <table:table-cell office:value-type="float" office:value="2801889.5" calcext:value-type="float">
            <text:p>2801889.5</text:p>
          </table:table-cell>
          <table:table-cell office:value-type="float" office:value="407245.040735" calcext:value-type="float">
            <text:p>407245.04073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7-01-01T00:00:00</text:p>
          </table:table-cell>
          <table:table-cell office:value-type="float" office:value="2802254.5" calcext:value-type="float">
            <text:p>2802254.5</text:p>
          </table:table-cell>
          <table:table-cell office:value-type="string" calcext:value-type="string">
            <text:p>2960-03-20T00:00:00</text:p>
          </table:table-cell>
          <table:table-cell office:value-type="float" office:value="2802254.5" calcext:value-type="float">
            <text:p>2802254.5</text:p>
          </table:table-cell>
          <table:table-cell office:value-type="float" office:value="407610.282924" calcext:value-type="float">
            <text:p>407610.282924</text:p>
          </table:table-cell>
          <table:table-cell office:value-type="float" office:value="0.717076" calcext:value-type="float">
            <text:p>0.7170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8-01-01T00:00:00</text:p>
          </table:table-cell>
          <table:table-cell office:value-type="float" office:value="2802619.5" calcext:value-type="float">
            <text:p>2802619.5</text:p>
          </table:table-cell>
          <table:table-cell office:value-type="string" calcext:value-type="string">
            <text:p>2961-03-20T00:00:00</text:p>
          </table:table-cell>
          <table:table-cell office:value-type="float" office:value="2802619.5" calcext:value-type="float">
            <text:p>2802619.5</text:p>
          </table:table-cell>
          <table:table-cell office:value-type="float" office:value="407975.525113" calcext:value-type="float">
            <text:p>407975.525113</text:p>
          </table:table-cell>
          <table:table-cell office:value-type="float" office:value="0.474887" calcext:value-type="float">
            <text:p>0.474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9-01-01T00:00:00</text:p>
          </table:table-cell>
          <table:table-cell office:value-type="float" office:value="2802984.5" calcext:value-type="float">
            <text:p>2802984.5</text:p>
          </table:table-cell>
          <table:table-cell office:value-type="string" calcext:value-type="string">
            <text:p>2962-03-20T00:00:00</text:p>
          </table:table-cell>
          <table:table-cell office:value-type="float" office:value="2802984.5" calcext:value-type="float">
            <text:p>2802984.5</text:p>
          </table:table-cell>
          <table:table-cell office:value-type="float" office:value="408340.767302" calcext:value-type="float">
            <text:p>408340.767302</text:p>
          </table:table-cell>
          <table:table-cell office:value-type="float" office:value="0.232698" calcext:value-type="float">
            <text:p>0.232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0-01-01T00:00:00</text:p>
          </table:table-cell>
          <table:table-cell office:value-type="float" office:value="2803350.5" calcext:value-type="float">
            <text:p>2803350.5</text:p>
          </table:table-cell>
          <table:table-cell office:value-type="string" calcext:value-type="string">
            <text:p>2963-03-21T00:00:00</text:p>
          </table:table-cell>
          <table:table-cell office:value-type="float" office:value="2803350.5" calcext:value-type="float">
            <text:p>2803350.5</text:p>
          </table:table-cell>
          <table:table-cell office:value-type="float" office:value="408706.009491" calcext:value-type="float">
            <text:p>408706.009491</text:p>
          </table:table-cell>
          <table:table-cell office:value-type="float" office:value="0.990509" calcext:value-type="float">
            <text:p>0.990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1-01-01T00:00:00</text:p>
          </table:table-cell>
          <table:table-cell office:value-type="float" office:value="2803715.5" calcext:value-type="float">
            <text:p>2803715.5</text:p>
          </table:table-cell>
          <table:table-cell office:value-type="string" calcext:value-type="string">
            <text:p>2964-03-20T00:00:00</text:p>
          </table:table-cell>
          <table:table-cell office:value-type="float" office:value="2803715.5" calcext:value-type="float">
            <text:p>2803715.5</text:p>
          </table:table-cell>
          <table:table-cell office:value-type="float" office:value="409071.25168" calcext:value-type="float">
            <text:p>409071.25168</text:p>
          </table:table-cell>
          <table:table-cell office:value-type="float" office:value="0.74832" calcext:value-type="float">
            <text:p>0.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2-01-01T00:00:00</text:p>
          </table:table-cell>
          <table:table-cell office:value-type="float" office:value="2804080.5" calcext:value-type="float">
            <text:p>2804080.5</text:p>
          </table:table-cell>
          <table:table-cell office:value-type="string" calcext:value-type="string">
            <text:p>2965-03-20T00:00:00</text:p>
          </table:table-cell>
          <table:table-cell office:value-type="float" office:value="2804080.5" calcext:value-type="float">
            <text:p>2804080.5</text:p>
          </table:table-cell>
          <table:table-cell office:value-type="float" office:value="409436.493869" calcext:value-type="float">
            <text:p>409436.493869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3-01-01T00:00:00</text:p>
          </table:table-cell>
          <table:table-cell office:value-type="float" office:value="2804445.5" calcext:value-type="float">
            <text:p>2804445.5</text:p>
          </table:table-cell>
          <table:table-cell office:value-type="string" calcext:value-type="string">
            <text:p>2966-03-20T00:00:00</text:p>
          </table:table-cell>
          <table:table-cell office:value-type="float" office:value="2804445.5" calcext:value-type="float">
            <text:p>2804445.5</text:p>
          </table:table-cell>
          <table:table-cell office:value-type="float" office:value="409801.736058" calcext:value-type="float">
            <text:p>409801.736058</text:p>
          </table:table-cell>
          <table:table-cell office:value-type="float" office:value="0.263942" calcext:value-type="float">
            <text:p>0.263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4-01-01T00:00:00</text:p>
          </table:table-cell>
          <table:table-cell office:value-type="float" office:value="2804810.5" calcext:value-type="float">
            <text:p>2804810.5</text:p>
          </table:table-cell>
          <table:table-cell office:value-type="string" calcext:value-type="string">
            <text:p>2967-03-21T00:00:00</text:p>
          </table:table-cell>
          <table:table-cell office:value-type="float" office:value="2804811.5" calcext:value-type="float">
            <text:p>2804811.5</text:p>
          </table:table-cell>
          <table:table-cell office:value-type="float" office:value="410166.978247" calcext:value-type="float">
            <text:p>410166.978247</text:p>
          </table:table-cell>
          <table:table-cell office:value-type="float" office:value="0.021753" calcext:value-type="float">
            <text:p>0.02175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5-01-01T00:00:00</text:p>
          </table:table-cell>
          <table:table-cell office:value-type="float" office:value="2805176.5" calcext:value-type="float">
            <text:p>2805176.5</text:p>
          </table:table-cell>
          <table:table-cell office:value-type="string" calcext:value-type="string">
            <text:p>2968-03-20T00:00:00</text:p>
          </table:table-cell>
          <table:table-cell office:value-type="float" office:value="2805176.5" calcext:value-type="float">
            <text:p>2805176.5</text:p>
          </table:table-cell>
          <table:table-cell office:value-type="float" office:value="410532.220436" calcext:value-type="float">
            <text:p>410532.220436</text:p>
          </table:table-cell>
          <table:table-cell office:value-type="float" office:value="0.779564" calcext:value-type="float">
            <text:p>0.7795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6-01-01T00:00:00</text:p>
          </table:table-cell>
          <table:table-cell office:value-type="float" office:value="2805541.5" calcext:value-type="float">
            <text:p>2805541.5</text:p>
          </table:table-cell>
          <table:table-cell office:value-type="string" calcext:value-type="string">
            <text:p>2969-03-20T00:00:00</text:p>
          </table:table-cell>
          <table:table-cell office:value-type="float" office:value="2805541.5" calcext:value-type="float">
            <text:p>2805541.5</text:p>
          </table:table-cell>
          <table:table-cell office:value-type="float" office:value="410897.462625" calcext:value-type="float">
            <text:p>410897.462625</text:p>
          </table:table-cell>
          <table:table-cell office:value-type="float" office:value="0.537375" calcext:value-type="float">
            <text:p>0.537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7-01-01T00:00:00</text:p>
          </table:table-cell>
          <table:table-cell office:value-type="float" office:value="2805906.5" calcext:value-type="float">
            <text:p>2805906.5</text:p>
          </table:table-cell>
          <table:table-cell office:value-type="string" calcext:value-type="string">
            <text:p>2970-03-20T00:00:00</text:p>
          </table:table-cell>
          <table:table-cell office:value-type="float" office:value="2805906.5" calcext:value-type="float">
            <text:p>2805906.5</text:p>
          </table:table-cell>
          <table:table-cell office:value-type="float" office:value="411262.704814" calcext:value-type="float">
            <text:p>411262.704814</text:p>
          </table:table-cell>
          <table:table-cell office:value-type="float" office:value="0.295186" calcext:value-type="float">
            <text:p>0.295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8-01-01T00:00:00</text:p>
          </table:table-cell>
          <table:table-cell office:value-type="float" office:value="2806271.5" calcext:value-type="float">
            <text:p>2806271.5</text:p>
          </table:table-cell>
          <table:table-cell office:value-type="string" calcext:value-type="string">
            <text:p>2971-03-21T00:00:00</text:p>
          </table:table-cell>
          <table:table-cell office:value-type="float" office:value="2806272.5" calcext:value-type="float">
            <text:p>2806272.5</text:p>
          </table:table-cell>
          <table:table-cell office:value-type="float" office:value="411627.947003" calcext:value-type="float">
            <text:p>411627.947003</text:p>
          </table:table-cell>
          <table:table-cell office:value-type="float" office:value="0.052997" calcext:value-type="float">
            <text:p>0.05299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9-01-01T00:00:00</text:p>
          </table:table-cell>
          <table:table-cell office:value-type="float" office:value="2806637.5" calcext:value-type="float">
            <text:p>2806637.5</text:p>
          </table:table-cell>
          <table:table-cell office:value-type="string" calcext:value-type="string">
            <text:p>2972-03-20T00:00:00</text:p>
          </table:table-cell>
          <table:table-cell office:value-type="float" office:value="2806637.5" calcext:value-type="float">
            <text:p>2806637.5</text:p>
          </table:table-cell>
          <table:table-cell office:value-type="float" office:value="411993.189192" calcext:value-type="float">
            <text:p>411993.189192</text:p>
          </table:table-cell>
          <table:table-cell office:value-type="float" office:value="0.810808" calcext:value-type="float">
            <text:p>0.8108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0-01-01T00:00:00</text:p>
          </table:table-cell>
          <table:table-cell office:value-type="float" office:value="2807002.5" calcext:value-type="float">
            <text:p>2807002.5</text:p>
          </table:table-cell>
          <table:table-cell office:value-type="string" calcext:value-type="string">
            <text:p>2973-03-20T00:00:00</text:p>
          </table:table-cell>
          <table:table-cell office:value-type="float" office:value="2807002.5" calcext:value-type="float">
            <text:p>2807002.5</text:p>
          </table:table-cell>
          <table:table-cell office:value-type="float" office:value="412358.431381" calcext:value-type="float">
            <text:p>412358.431381</text:p>
          </table:table-cell>
          <table:table-cell office:value-type="float" office:value="0.568619" calcext:value-type="float">
            <text:p>0.568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1-01-01T00:00:00</text:p>
          </table:table-cell>
          <table:table-cell office:value-type="float" office:value="2807367.5" calcext:value-type="float">
            <text:p>2807367.5</text:p>
          </table:table-cell>
          <table:table-cell office:value-type="string" calcext:value-type="string">
            <text:p>2974-03-20T00:00:00</text:p>
          </table:table-cell>
          <table:table-cell office:value-type="float" office:value="2807367.5" calcext:value-type="float">
            <text:p>2807367.5</text:p>
          </table:table-cell>
          <table:table-cell office:value-type="float" office:value="412723.67357" calcext:value-type="float">
            <text:p>412723.67357</text:p>
          </table:table-cell>
          <table:table-cell office:value-type="float" office:value="0.32643" calcext:value-type="float">
            <text:p>0.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2-01-01T00:00:00</text:p>
          </table:table-cell>
          <table:table-cell office:value-type="float" office:value="2807732.5" calcext:value-type="float">
            <text:p>2807732.5</text:p>
          </table:table-cell>
          <table:table-cell office:value-type="string" calcext:value-type="string">
            <text:p>2975-03-21T00:00:00</text:p>
          </table:table-cell>
          <table:table-cell office:value-type="float" office:value="2807733.5" calcext:value-type="float">
            <text:p>2807733.5</text:p>
          </table:table-cell>
          <table:table-cell office:value-type="float" office:value="413088.915759" calcext:value-type="float">
            <text:p>413088.915759</text:p>
          </table:table-cell>
          <table:table-cell office:value-type="float" office:value="0.084241" calcext:value-type="float">
            <text:p>0.08424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3-01-01T00:00:00</text:p>
          </table:table-cell>
          <table:table-cell office:value-type="float" office:value="2808098.5" calcext:value-type="float">
            <text:p>2808098.5</text:p>
          </table:table-cell>
          <table:table-cell office:value-type="string" calcext:value-type="string">
            <text:p>2976-03-20T00:00:00</text:p>
          </table:table-cell>
          <table:table-cell office:value-type="float" office:value="2808098.5" calcext:value-type="float">
            <text:p>2808098.5</text:p>
          </table:table-cell>
          <table:table-cell office:value-type="float" office:value="413454.157948" calcext:value-type="float">
            <text:p>413454.157948</text:p>
          </table:table-cell>
          <table:table-cell office:value-type="float" office:value="0.842052" calcext:value-type="float">
            <text:p>0.842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4-01-01T00:00:00</text:p>
          </table:table-cell>
          <table:table-cell office:value-type="float" office:value="2808463.5" calcext:value-type="float">
            <text:p>2808463.5</text:p>
          </table:table-cell>
          <table:table-cell office:value-type="string" calcext:value-type="string">
            <text:p>2977-03-20T00:00:00</text:p>
          </table:table-cell>
          <table:table-cell office:value-type="float" office:value="2808463.5" calcext:value-type="float">
            <text:p>2808463.5</text:p>
          </table:table-cell>
          <table:table-cell office:value-type="float" office:value="413819.400137" calcext:value-type="float">
            <text:p>413819.400137</text:p>
          </table:table-cell>
          <table:table-cell office:value-type="float" office:value="0.599863" calcext:value-type="float">
            <text:p>0.599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5-01-01T00:00:00</text:p>
          </table:table-cell>
          <table:table-cell office:value-type="float" office:value="2808828.5" calcext:value-type="float">
            <text:p>2808828.5</text:p>
          </table:table-cell>
          <table:table-cell office:value-type="string" calcext:value-type="string">
            <text:p>2978-03-20T00:00:00</text:p>
          </table:table-cell>
          <table:table-cell office:value-type="float" office:value="2808828.5" calcext:value-type="float">
            <text:p>2808828.5</text:p>
          </table:table-cell>
          <table:table-cell office:value-type="float" office:value="414184.642326" calcext:value-type="float">
            <text:p>414184.642326</text:p>
          </table:table-cell>
          <table:table-cell office:value-type="float" office:value="0.357674" calcext:value-type="float">
            <text:p>0.357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6-01-01T00:00:00</text:p>
          </table:table-cell>
          <table:table-cell office:value-type="float" office:value="2809193.5" calcext:value-type="float">
            <text:p>2809193.5</text:p>
          </table:table-cell>
          <table:table-cell office:value-type="string" calcext:value-type="string">
            <text:p>2979-03-21T00:00:00</text:p>
          </table:table-cell>
          <table:table-cell office:value-type="float" office:value="2809194.5" calcext:value-type="float">
            <text:p>2809194.5</text:p>
          </table:table-cell>
          <table:table-cell office:value-type="float" office:value="414549.884515" calcext:value-type="float">
            <text:p>414549.884515</text:p>
          </table:table-cell>
          <table:table-cell office:value-type="float" office:value="0.115485" calcext:value-type="float">
            <text:p>0.11548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7-01-01T00:00:00</text:p>
          </table:table-cell>
          <table:table-cell office:value-type="float" office:value="2809559.5" calcext:value-type="float">
            <text:p>2809559.5</text:p>
          </table:table-cell>
          <table:table-cell office:value-type="string" calcext:value-type="string">
            <text:p>2980-03-20T00:00:00</text:p>
          </table:table-cell>
          <table:table-cell office:value-type="float" office:value="2809559.5" calcext:value-type="float">
            <text:p>2809559.5</text:p>
          </table:table-cell>
          <table:table-cell office:value-type="float" office:value="414915.126704" calcext:value-type="float">
            <text:p>414915.126704</text:p>
          </table:table-cell>
          <table:table-cell office:value-type="float" office:value="0.873296" calcext:value-type="float">
            <text:p>0.873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8-01-01T00:00:00</text:p>
          </table:table-cell>
          <table:table-cell office:value-type="float" office:value="2809924.5" calcext:value-type="float">
            <text:p>2809924.5</text:p>
          </table:table-cell>
          <table:table-cell office:value-type="string" calcext:value-type="string">
            <text:p>2981-03-20T00:00:00</text:p>
          </table:table-cell>
          <table:table-cell office:value-type="float" office:value="2809924.5" calcext:value-type="float">
            <text:p>2809924.5</text:p>
          </table:table-cell>
          <table:table-cell office:value-type="float" office:value="415280.368893" calcext:value-type="float">
            <text:p>415280.368893</text:p>
          </table:table-cell>
          <table:table-cell office:value-type="float" office:value="0.631107" calcext:value-type="float">
            <text:p>0.631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9-01-01T00:00:00</text:p>
          </table:table-cell>
          <table:table-cell office:value-type="float" office:value="2810289.5" calcext:value-type="float">
            <text:p>2810289.5</text:p>
          </table:table-cell>
          <table:table-cell office:value-type="string" calcext:value-type="string">
            <text:p>2982-03-20T00:00:00</text:p>
          </table:table-cell>
          <table:table-cell office:value-type="float" office:value="2810289.5" calcext:value-type="float">
            <text:p>2810289.5</text:p>
          </table:table-cell>
          <table:table-cell office:value-type="float" office:value="415645.611082" calcext:value-type="float">
            <text:p>415645.611082</text:p>
          </table:table-cell>
          <table:table-cell office:value-type="float" office:value="0.388918" calcext:value-type="float">
            <text:p>0.388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0-01-01T00:00:00</text:p>
          </table:table-cell>
          <table:table-cell office:value-type="float" office:value="2810654.5" calcext:value-type="float">
            <text:p>2810654.5</text:p>
          </table:table-cell>
          <table:table-cell office:value-type="string" calcext:value-type="string">
            <text:p>2983-03-21T00:00:00</text:p>
          </table:table-cell>
          <table:table-cell office:value-type="float" office:value="2810655.5" calcext:value-type="float">
            <text:p>2810655.5</text:p>
          </table:table-cell>
          <table:table-cell office:value-type="float" office:value="416010.853271" calcext:value-type="float">
            <text:p>416010.853271</text:p>
          </table:table-cell>
          <table:table-cell office:value-type="float" office:value="0.146729" calcext:value-type="float">
            <text:p>0.1467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1-01-01T00:00:00</text:p>
          </table:table-cell>
          <table:table-cell office:value-type="float" office:value="2811020.5" calcext:value-type="float">
            <text:p>2811020.5</text:p>
          </table:table-cell>
          <table:table-cell office:value-type="string" calcext:value-type="string">
            <text:p>2984-03-20T00:00:00</text:p>
          </table:table-cell>
          <table:table-cell office:value-type="float" office:value="2811020.5" calcext:value-type="float">
            <text:p>2811020.5</text:p>
          </table:table-cell>
          <table:table-cell office:value-type="float" office:value="416376.09546" calcext:value-type="float">
            <text:p>416376.09546</text:p>
          </table:table-cell>
          <table:table-cell office:value-type="float" office:value="0.90454" calcext:value-type="float">
            <text:p>0.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2-01-01T00:00:00</text:p>
          </table:table-cell>
          <table:table-cell office:value-type="float" office:value="2811385.5" calcext:value-type="float">
            <text:p>2811385.5</text:p>
          </table:table-cell>
          <table:table-cell office:value-type="string" calcext:value-type="string">
            <text:p>2985-03-20T00:00:00</text:p>
          </table:table-cell>
          <table:table-cell office:value-type="float" office:value="2811385.5" calcext:value-type="float">
            <text:p>2811385.5</text:p>
          </table:table-cell>
          <table:table-cell office:value-type="float" office:value="416741.337649" calcext:value-type="float">
            <text:p>416741.337649</text:p>
          </table:table-cell>
          <table:table-cell office:value-type="float" office:value="0.662351" calcext:value-type="float">
            <text:p>0.662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3-01-01T00:00:00</text:p>
          </table:table-cell>
          <table:table-cell office:value-type="float" office:value="2811750.5" calcext:value-type="float">
            <text:p>2811750.5</text:p>
          </table:table-cell>
          <table:table-cell office:value-type="string" calcext:value-type="string">
            <text:p>2986-03-20T00:00:00</text:p>
          </table:table-cell>
          <table:table-cell office:value-type="float" office:value="2811750.5" calcext:value-type="float">
            <text:p>2811750.5</text:p>
          </table:table-cell>
          <table:table-cell office:value-type="float" office:value="417106.579838" calcext:value-type="float">
            <text:p>417106.579838</text:p>
          </table:table-cell>
          <table:table-cell office:value-type="float" office:value="0.420162" calcext:value-type="float">
            <text:p>0.420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4-01-01T00:00:00</text:p>
          </table:table-cell>
          <table:table-cell office:value-type="float" office:value="2812115.5" calcext:value-type="float">
            <text:p>2812115.5</text:p>
          </table:table-cell>
          <table:table-cell office:value-type="string" calcext:value-type="string">
            <text:p>2987-03-21T00:00:00</text:p>
          </table:table-cell>
          <table:table-cell office:value-type="float" office:value="2812116.5" calcext:value-type="float">
            <text:p>2812116.5</text:p>
          </table:table-cell>
          <table:table-cell office:value-type="float" office:value="417471.822027" calcext:value-type="float">
            <text:p>417471.822027</text:p>
          </table:table-cell>
          <table:table-cell office:value-type="float" office:value="0.177973" calcext:value-type="float">
            <text:p>0.1779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5-01-01T00:00:00</text:p>
          </table:table-cell>
          <table:table-cell office:value-type="float" office:value="2812481.5" calcext:value-type="float">
            <text:p>2812481.5</text:p>
          </table:table-cell>
          <table:table-cell office:value-type="string" calcext:value-type="string">
            <text:p>2988-03-20T00:00:00</text:p>
          </table:table-cell>
          <table:table-cell office:value-type="float" office:value="2812481.5" calcext:value-type="float">
            <text:p>2812481.5</text:p>
          </table:table-cell>
          <table:table-cell office:value-type="float" office:value="417837.064216" calcext:value-type="float">
            <text:p>417837.064216</text:p>
          </table:table-cell>
          <table:table-cell office:value-type="float" office:value="0.935784" calcext:value-type="float">
            <text:p>0.935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6-01-01T00:00:00</text:p>
          </table:table-cell>
          <table:table-cell office:value-type="float" office:value="2812846.5" calcext:value-type="float">
            <text:p>2812846.5</text:p>
          </table:table-cell>
          <table:table-cell office:value-type="string" calcext:value-type="string">
            <text:p>2989-03-20T00:00:00</text:p>
          </table:table-cell>
          <table:table-cell office:value-type="float" office:value="2812846.5" calcext:value-type="float">
            <text:p>2812846.5</text:p>
          </table:table-cell>
          <table:table-cell office:value-type="float" office:value="418202.306405" calcext:value-type="float">
            <text:p>418202.306405</text:p>
          </table:table-cell>
          <table:table-cell office:value-type="float" office:value="0.693595" calcext:value-type="float">
            <text:p>0.693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7-01-01T00:00:00</text:p>
          </table:table-cell>
          <table:table-cell office:value-type="float" office:value="2813211.5" calcext:value-type="float">
            <text:p>2813211.5</text:p>
          </table:table-cell>
          <table:table-cell office:value-type="string" calcext:value-type="string">
            <text:p>2990-03-20T00:00:00</text:p>
          </table:table-cell>
          <table:table-cell office:value-type="float" office:value="2813211.5" calcext:value-type="float">
            <text:p>2813211.5</text:p>
          </table:table-cell>
          <table:table-cell office:value-type="float" office:value="418567.548594" calcext:value-type="float">
            <text:p>418567.548594</text:p>
          </table:table-cell>
          <table:table-cell office:value-type="float" office:value="0.451406" calcext:value-type="float">
            <text:p>0.45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8-01-01T00:00:00</text:p>
          </table:table-cell>
          <table:table-cell office:value-type="float" office:value="2813576.5" calcext:value-type="float">
            <text:p>2813576.5</text:p>
          </table:table-cell>
          <table:table-cell office:value-type="string" calcext:value-type="string">
            <text:p>2991-03-20T00:00:00</text:p>
          </table:table-cell>
          <table:table-cell office:value-type="float" office:value="2813576.5" calcext:value-type="float">
            <text:p>2813576.5</text:p>
          </table:table-cell>
          <table:table-cell office:value-type="float" office:value="418932.790783" calcext:value-type="float">
            <text:p>418932.790783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9-01-01T00:00:00</text:p>
          </table:table-cell>
          <table:table-cell office:value-type="float" office:value="2813942.5" calcext:value-type="float">
            <text:p>2813942.5</text:p>
          </table:table-cell>
          <table:table-cell office:value-type="string" calcext:value-type="string">
            <text:p>2992-03-20T00:00:00</text:p>
          </table:table-cell>
          <table:table-cell office:value-type="float" office:value="2813942.5" calcext:value-type="float">
            <text:p>2813942.5</text:p>
          </table:table-cell>
          <table:table-cell office:value-type="float" office:value="419298.032972" calcext:value-type="float">
            <text:p>419298.032972</text:p>
          </table:table-cell>
          <table:table-cell office:value-type="float" office:value="0.967028" calcext:value-type="float">
            <text:p>0.967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0-01-01T00:00:00</text:p>
          </table:table-cell>
          <table:table-cell office:value-type="float" office:value="2814307.5" calcext:value-type="float">
            <text:p>2814307.5</text:p>
          </table:table-cell>
          <table:table-cell office:value-type="string" calcext:value-type="string">
            <text:p>2993-03-20T00:00:00</text:p>
          </table:table-cell>
          <table:table-cell office:value-type="float" office:value="2814307.5" calcext:value-type="float">
            <text:p>2814307.5</text:p>
          </table:table-cell>
          <table:table-cell office:value-type="float" office:value="419663.275161" calcext:value-type="float">
            <text:p>419663.275161</text:p>
          </table:table-cell>
          <table:table-cell office:value-type="float" office:value="0.724839" calcext:value-type="float">
            <text:p>0.724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1-01-01T00:00:00</text:p>
          </table:table-cell>
          <table:table-cell office:value-type="float" office:value="2814672.5" calcext:value-type="float">
            <text:p>2814672.5</text:p>
          </table:table-cell>
          <table:table-cell office:value-type="string" calcext:value-type="string">
            <text:p>2994-03-20T00:00:00</text:p>
          </table:table-cell>
          <table:table-cell office:value-type="float" office:value="2814672.5" calcext:value-type="float">
            <text:p>2814672.5</text:p>
          </table:table-cell>
          <table:table-cell office:value-type="float" office:value="420028.51735" calcext:value-type="float">
            <text:p>420028.51735</text:p>
          </table:table-cell>
          <table:table-cell office:value-type="float" office:value="0.48265" calcext:value-type="float">
            <text:p>0.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2-01-01T00:00:00</text:p>
          </table:table-cell>
          <table:table-cell office:value-type="float" office:value="2815037.5" calcext:value-type="float">
            <text:p>2815037.5</text:p>
          </table:table-cell>
          <table:table-cell office:value-type="string" calcext:value-type="string">
            <text:p>2995-03-20T00:00:00</text:p>
          </table:table-cell>
          <table:table-cell office:value-type="float" office:value="2815037.5" calcext:value-type="float">
            <text:p>2815037.5</text:p>
          </table:table-cell>
          <table:table-cell office:value-type="float" office:value="420393.759539" calcext:value-type="float">
            <text:p>420393.759539</text:p>
          </table:table-cell>
          <table:table-cell office:value-type="float" office:value="0.240461" calcext:value-type="float">
            <text:p>0.240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3-01-01T00:00:00</text:p>
          </table:table-cell>
          <table:table-cell office:value-type="float" office:value="2815403.5" calcext:value-type="float">
            <text:p>2815403.5</text:p>
          </table:table-cell>
          <table:table-cell office:value-type="string" calcext:value-type="string">
            <text:p>2996-03-20T00:00:00</text:p>
          </table:table-cell>
          <table:table-cell office:value-type="float" office:value="2815403.5" calcext:value-type="float">
            <text:p>2815403.5</text:p>
          </table:table-cell>
          <table:table-cell office:value-type="float" office:value="420759.001728" calcext:value-type="float">
            <text:p>420759.001728</text:p>
          </table:table-cell>
          <table:table-cell office:value-type="float" office:value="0.998272" calcext:value-type="float">
            <text:p>0.998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4-01-01T00:00:00</text:p>
          </table:table-cell>
          <table:table-cell office:value-type="float" office:value="2815768.5" calcext:value-type="float">
            <text:p>2815768.5</text:p>
          </table:table-cell>
          <table:table-cell office:value-type="string" calcext:value-type="string">
            <text:p>2997-03-20T00:00:00</text:p>
          </table:table-cell>
          <table:table-cell office:value-type="float" office:value="2815768.5" calcext:value-type="float">
            <text:p>2815768.5</text:p>
          </table:table-cell>
          <table:table-cell office:value-type="float" office:value="421124.243917" calcext:value-type="float">
            <text:p>421124.243917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5-01-01T00:00:00</text:p>
          </table:table-cell>
          <table:table-cell office:value-type="float" office:value="2816133.5" calcext:value-type="float">
            <text:p>2816133.5</text:p>
          </table:table-cell>
          <table:table-cell office:value-type="string" calcext:value-type="string">
            <text:p>2998-03-20T00:00:00</text:p>
          </table:table-cell>
          <table:table-cell office:value-type="float" office:value="2816133.5" calcext:value-type="float">
            <text:p>2816133.5</text:p>
          </table:table-cell>
          <table:table-cell office:value-type="float" office:value="421489.486106" calcext:value-type="float">
            <text:p>421489.486106</text:p>
          </table:table-cell>
          <table:table-cell office:value-type="float" office:value="0.513894" calcext:value-type="float">
            <text:p>0.513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6-01-01T00:00:00</text:p>
          </table:table-cell>
          <table:table-cell office:value-type="float" office:value="2816498.5" calcext:value-type="float">
            <text:p>2816498.5</text:p>
          </table:table-cell>
          <table:table-cell office:value-type="string" calcext:value-type="string">
            <text:p>2999-03-20T00:00:00</text:p>
          </table:table-cell>
          <table:table-cell office:value-type="float" office:value="2816498.5" calcext:value-type="float">
            <text:p>2816498.5</text:p>
          </table:table-cell>
          <table:table-cell office:value-type="float" office:value="421854.728295" calcext:value-type="float">
            <text:p>421854.728295</text:p>
          </table:table-cell>
          <table:table-cell office:value-type="float" office:value="0.271705" calcext:value-type="float">
            <text:p>0.271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7-01-01T00:00:00</text:p>
          </table:table-cell>
          <table:table-cell office:value-type="float" office:value="2816863.5" calcext:value-type="float">
            <text:p>2816863.5</text:p>
          </table:table-cell>
          <table:table-cell office:value-type="string" calcext:value-type="string">
            <text:p>3000-03-21T00:00:00</text:p>
          </table:table-cell>
          <table:table-cell office:value-type="float" office:value="2816864.5" calcext:value-type="float">
            <text:p>2816864.5</text:p>
          </table:table-cell>
          <table:table-cell office:value-type="float" office:value="422219.970484" calcext:value-type="float">
            <text:p>422219.970484</text:p>
          </table:table-cell>
          <table:table-cell office:value-type="float" office:value="0.029516" calcext:value-type="float">
            <text:p>0.02951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8-01-01T00:00:00</text:p>
          </table:table-cell>
          <table:table-cell office:value-type="float" office:value="2817229.5" calcext:value-type="float">
            <text:p>2817229.5</text:p>
          </table:table-cell>
          <table:table-cell office:value-type="string" calcext:value-type="string">
            <text:p>3001-03-21T00:00:00</text:p>
          </table:table-cell>
          <table:table-cell office:value-type="float" office:value="2817229.5" calcext:value-type="float">
            <text:p>2817229.5</text:p>
          </table:table-cell>
          <table:table-cell office:value-type="float" office:value="422585.212673" calcext:value-type="float">
            <text:p>422585.212673</text:p>
          </table:table-cell>
          <table:table-cell office:value-type="float" office:value="0.787327" calcext:value-type="float">
            <text:p>0.787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9-01-01T00:00:00</text:p>
          </table:table-cell>
          <table:table-cell office:value-type="float" office:value="2817594.5" calcext:value-type="float">
            <text:p>2817594.5</text:p>
          </table:table-cell>
          <table:table-cell office:value-type="string" calcext:value-type="string">
            <text:p>3002-03-21T00:00:00</text:p>
          </table:table-cell>
          <table:table-cell office:value-type="float" office:value="2817594.5" calcext:value-type="float">
            <text:p>2817594.5</text:p>
          </table:table-cell>
          <table:table-cell office:value-type="float" office:value="422950.454862" calcext:value-type="float">
            <text:p>422950.454862</text:p>
          </table:table-cell>
          <table:table-cell office:value-type="float" office:value="0.545138" calcext:value-type="float">
            <text:p>0.545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0-01-01T00:00:00</text:p>
          </table:table-cell>
          <table:table-cell office:value-type="float" office:value="2817959.5" calcext:value-type="float">
            <text:p>2817959.5</text:p>
          </table:table-cell>
          <table:table-cell office:value-type="string" calcext:value-type="string">
            <text:p>3003-03-21T00:00:00</text:p>
          </table:table-cell>
          <table:table-cell office:value-type="float" office:value="2817959.5" calcext:value-type="float">
            <text:p>2817959.5</text:p>
          </table:table-cell>
          <table:table-cell office:value-type="float" office:value="423315.697051" calcext:value-type="float">
            <text:p>423315.697051</text:p>
          </table:table-cell>
          <table:table-cell office:value-type="float" office:value="0.302949" calcext:value-type="float">
            <text:p>0.302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1-01-01T00:00:00</text:p>
          </table:table-cell>
          <table:table-cell office:value-type="float" office:value="2818324.5" calcext:value-type="float">
            <text:p>2818324.5</text:p>
          </table:table-cell>
          <table:table-cell office:value-type="string" calcext:value-type="string">
            <text:p>3004-03-21T00:00:00</text:p>
          </table:table-cell>
          <table:table-cell office:value-type="float" office:value="2818325.5" calcext:value-type="float">
            <text:p>2818325.5</text:p>
          </table:table-cell>
          <table:table-cell office:value-type="float" office:value="423680.93924" calcext:value-type="float">
            <text:p>423680.93924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5:37:15.073177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7T20:51:06.830562659</dc:date>
    <meta:editing-duration>P5DT16H37M36S</meta:editing-duration>
    <meta:editing-cycles>54</meta:editing-cycles>
    <meta:generator>LibreOffice/6.4.7.2$Linux_X86_64 LibreOffice_project/40$Build-2</meta:generator>
    <meta:document-statistic meta:table-count="1" meta:cell-count="1092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1428" chart:data-source-has-labels="row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1428" chart:label-cell-address="jd_from_badi_date.F1:jd_from_badi_date.F1" chart:class="chart:line">
            <chart:data-point chart:repeated="1427"/>
          </chart:series>
          <chart:series chart:style-name="ch8" chart:values-cell-range-address="jd_from_badi_date.G2:jd_from_badi_date.G1428" chart:label-cell-address="jd_from_badi_date.G1:jd_from_badi_date.G1" chart:class="chart:line">
            <chart:data-point chart:repeated="14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4327">
                <text:p>0.354327</text:p>
                <draw:g>
                  <svg:desc>jd_from_badi_date.F2:jd_from_badi_date.F1428</svg:desc>
                </draw:g>
              </table:table-cell>
              <table:table-cell office:value-type="float" office:value="1">
                <text:p>1</text:p>
                <draw:g>
                  <svg:desc>jd_from_badi_date.G2:jd_from_badi_date.G1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138">
                <text:p>0.11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9949">
                <text:p>0.86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776">
                <text:p>0.62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5571">
                <text:p>0.385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3382">
                <text:p>0.14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1193">
                <text:p>0.90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9004">
                <text:p>0.659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6815">
                <text:p>0.416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4626">
                <text:p>0.17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2437">
                <text:p>0.932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0248">
                <text:p>0.690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8059">
                <text:p>0.448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587">
                <text:p>0.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3681">
                <text:p>0.963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1492">
                <text:p>0.721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9303">
                <text:p>0.479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7114">
                <text:p>0.237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925">
                <text:p>0.994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2736">
                <text:p>0.752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47">
                <text:p>0.510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8358">
                <text:p>0.268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169">
                <text:p>0.02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8398">
                <text:p>0.78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1791">
                <text:p>0.541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9602">
                <text:p>0.299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413">
                <text:p>0.05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5224">
                <text:p>0.815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3035">
                <text:p>0.573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0846">
                <text:p>0.330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8657">
                <text:p>0.088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6468">
                <text:p>0.846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4279">
                <text:p>0.604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09">
                <text:p>0.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9901">
                <text:p>0.119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7712">
                <text:p>0.877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5523">
                <text:p>0.635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3334">
                <text:p>0.393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1145">
                <text:p>0.15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8956">
                <text:p>0.908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2717">
                <text:p>0.49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0528">
                <text:p>0.25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339">
                <text:p>0.008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615">
                <text:p>0.76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3961">
                <text:p>0.52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772">
                <text:p>0.28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9583">
                <text:p>0.039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7394">
                <text:p>0.797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5205">
                <text:p>0.555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3016">
                <text:p>0.31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827">
                <text:p>0.070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28638">
                <text:p>0.828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6449">
                <text:p>0.586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426">
                <text:p>0.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2071">
                <text:p>0.10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9882">
                <text:p>0.859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7693">
                <text:p>0.617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5504">
                <text:p>0.375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3315">
                <text:p>0.13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1126">
                <text:p>0.89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8937">
                <text:p>0.648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6748">
                <text:p>0.406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4559">
                <text:p>0.164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237">
                <text:p>0.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0181">
                <text:p>0.68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7992">
                <text:p>0.437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5803">
                <text:p>0.19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3614">
                <text:p>0.953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1425">
                <text:p>0.71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9236">
                <text:p>0.46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7047">
                <text:p>0.227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4858">
                <text:p>0.984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2669">
                <text:p>0.74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048">
                <text:p>0.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8291">
                <text:p>0.258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102">
                <text:p>0.01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3913">
                <text:p>0.77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1724">
                <text:p>0.53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9535">
                <text:p>0.28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7346">
                <text:p>0.047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5157">
                <text:p>0.805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2968">
                <text:p>0.5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0779">
                <text:p>0.320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859">
                <text:p>0.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6401">
                <text:p>0.836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4212">
                <text:p>0.5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023">
                <text:p>0.35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9834">
                <text:p>0.1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7645">
                <text:p>0.867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5456">
                <text:p>0.62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3267">
                <text:p>0.383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1078">
                <text:p>0.14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8889">
                <text:p>0.89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567">
                <text:p>0.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14511">
                <text:p>0.41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2322">
                <text:p>0.17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133">
                <text:p>0.930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87944">
                <text:p>0.68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755">
                <text:p>0.445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3566">
                <text:p>0.203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1377">
                <text:p>0.96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9188">
                <text:p>0.71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76999">
                <text:p>0.47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481">
                <text:p>0.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2621">
                <text:p>0.992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50432">
                <text:p>0.75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8243">
                <text:p>0.50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6054">
                <text:p>0.266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3865">
                <text:p>0.02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1676">
                <text:p>0.781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9487">
                <text:p>0.539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7298">
                <text:p>0.297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5109">
                <text:p>0.055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1292">
                <text:p>0.8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0731">
                <text:p>0.570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8542">
                <text:p>0.328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6353">
                <text:p>0.086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4164">
                <text:p>0.844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01975">
                <text:p>0.60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9786">
                <text:p>0.35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7597">
                <text:p>0.11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75408">
                <text:p>0.875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33219">
                <text:p>0.633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103">
                <text:p>0.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8841">
                <text:p>0.148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06652">
                <text:p>0.906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64463">
                <text:p>0.66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2274">
                <text:p>0.42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0085">
                <text:p>0.18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37896">
                <text:p>0.937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5707">
                <text:p>0.695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3518">
                <text:p>0.45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1329">
                <text:p>0.21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0598">
                <text:p>0.40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76135">
                <text:p>0.9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99424">
                <text:p>0.9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515046">
                <text:p>0.51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72857">
                <text:p>0.27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30668">
                <text:p>0.03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479">
                <text:p>0.788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54629">
                <text:p>0.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04101">
                <text:p>0.30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61912">
                <text:p>0.06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19723">
                <text:p>0.81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577534">
                <text:p>0.57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35345">
                <text:p>0.33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93156">
                <text:p>0.09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50967">
                <text:p>0.85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08778">
                <text:p>0.608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66589">
                <text:p>0.36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244">
                <text:p>0.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82211">
                <text:p>0.88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640022">
                <text:p>0.64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97833">
                <text:p>0.39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55644">
                <text:p>0.155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13455">
                <text:p>0.91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71266">
                <text:p>0.67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29077">
                <text:p>0.42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86888">
                <text:p>0.18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44699">
                <text:p>0.944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0251">
                <text:p>0.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60321">
                <text:p>0.46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18132">
                <text:p>0.21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75943">
                <text:p>0.97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33754">
                <text:p>0.73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91565">
                <text:p>0.49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49376">
                <text:p>0.24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7187">
                <text:p>0.00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64998">
                <text:p>0.76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522809">
                <text:p>0.5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8062">
                <text:p>0.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38431">
                <text:p>0.03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96242">
                <text:p>0.79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554053">
                <text:p>0.55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11864">
                <text:p>0.3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9675">
                <text:p>0.06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7486">
                <text:p>0.82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85297">
                <text:p>0.58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43108">
                <text:p>0.34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00919">
                <text:p>0.100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5873">
                <text:p>0.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16541">
                <text:p>0.61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74352">
                <text:p>0.37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32163">
                <text:p>0.13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89974">
                <text:p>0.88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647785">
                <text:p>0.64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405596">
                <text:p>0.4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63407">
                <text:p>0.163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21218">
                <text:p>0.92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679029">
                <text:p>0.67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3684">
                <text:p>0.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94651">
                <text:p>0.1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52462">
                <text:p>0.95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10273">
                <text:p>0.7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68084">
                <text:p>0.46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25895">
                <text:p>0.225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83706">
                <text:p>0.98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41517">
                <text:p>0.74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99328">
                <text:p>0.49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57139">
                <text:p>0.25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495">
                <text:p>0.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72761">
                <text:p>0.77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530572">
                <text:p>0.53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88383">
                <text:p>0.28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46194">
                <text:p>0.046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04005">
                <text:p>0.80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561816">
                <text:p>0.56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19627">
                <text:p>0.31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77438">
                <text:p>0.07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35249">
                <text:p>0.83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59306">
                <text:p>0.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50871">
                <text:p>0.350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08682">
                <text:p>0.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6493">
                <text:p>0.866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624304">
                <text:p>0.62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82115">
                <text:p>0.38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39926">
                <text:p>0.13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97737">
                <text:p>0.89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55548">
                <text:p>0.65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13359">
                <text:p>0.4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7117">
                <text:p>0.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28981">
                <text:p>0.92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86792">
                <text:p>0.68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44603">
                <text:p>0.44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02414">
                <text:p>0.20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60225">
                <text:p>0.96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18036">
                <text:p>0.718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75847">
                <text:p>0.475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33658">
                <text:p>0.23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91469">
                <text:p>0.9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74928">
                <text:p>0.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07091">
                <text:p>0.50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64902">
                <text:p>0.26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22713">
                <text:p>0.02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780524">
                <text:p>0.78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38335">
                <text:p>0.53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96146">
                <text:p>0.29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53957">
                <text:p>0.05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11768">
                <text:p>0.81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69579">
                <text:p>0.56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2739">
                <text:p>0.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85201">
                <text:p>0.08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43012">
                <text:p>0.84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00823">
                <text:p>0.600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58634">
                <text:p>0.35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16445">
                <text:p>0.116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74256">
                <text:p>0.87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32067">
                <text:p>0.63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89878">
                <text:p>0.38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47689">
                <text:p>0.14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055">
                <text:p>0.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663311">
                <text:p>0.66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21122">
                <text:p>0.42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78933">
                <text:p>0.1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36744">
                <text:p>0.93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94555">
                <text:p>0.69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452366">
                <text:p>0.4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10177">
                <text:p>0.210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67988">
                <text:p>0.96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725799">
                <text:p>0.725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8361">
                <text:p>0.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41421">
                <text:p>0.24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99232">
                <text:p>0.9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757043">
                <text:p>0.75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14854">
                <text:p>0.51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72665">
                <text:p>0.2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30476">
                <text:p>0.030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88287">
                <text:p>0.78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546098">
                <text:p>0.54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03909">
                <text:p>0.3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6172">
                <text:p>0.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19531">
                <text:p>0.8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77342">
                <text:p>0.57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35153">
                <text:p>0.33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92964">
                <text:p>0.09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50775">
                <text:p>0.85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08586">
                <text:p>0.608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66397">
                <text:p>0.36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24208">
                <text:p>0.12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82019">
                <text:p>0.88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63983">
                <text:p>0.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97641">
                <text:p>0.39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55452">
                <text:p>0.15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13263">
                <text:p>0.91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671074">
                <text:p>0.67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28885">
                <text:p>0.42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86696">
                <text:p>0.18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44507">
                <text:p>0.94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702318">
                <text:p>0.70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60129">
                <text:p>0.46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1794">
                <text:p>0.2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75751">
                <text:p>0.975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733562">
                <text:p>0.73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91373">
                <text:p>0.49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249184">
                <text:p>0.24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6995">
                <text:p>0.006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64806">
                <text:p>0.76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522617">
                <text:p>0.52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80428">
                <text:p>0.28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38239">
                <text:p>0.038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79605">
                <text:p>0.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53861">
                <text:p>0.55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11672">
                <text:p>0.31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69483">
                <text:p>0.06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27294">
                <text:p>0.82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85105">
                <text:p>0.58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42916">
                <text:p>0.34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00727">
                <text:p>0.10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58538">
                <text:p>0.858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616349">
                <text:p>0.616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7416">
                <text:p>0.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31971">
                <text:p>0.13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89782">
                <text:p>0.8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647593">
                <text:p>0.647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05404">
                <text:p>0.40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63215">
                <text:p>0.16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21026">
                <text:p>0.92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78837">
                <text:p>0.67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36648">
                <text:p>0.43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94459">
                <text:p>0.19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5227">
                <text:p>0.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10081">
                <text:p>0.71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67892">
                <text:p>0.46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25703">
                <text:p>0.22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83514">
                <text:p>0.98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741325">
                <text:p>0.74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99136">
                <text:p>0.49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56947">
                <text:p>0.25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4758">
                <text:p>0.014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772569">
                <text:p>0.77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53038">
                <text:p>0.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88191">
                <text:p>0.288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6002">
                <text:p>0.046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03813">
                <text:p>0.80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61624">
                <text:p>0.56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19435">
                <text:p>0.31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77246">
                <text:p>0.07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35057">
                <text:p>0.8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592868">
                <text:p>0.59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50679">
                <text:p>0.35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0849">
                <text:p>0.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66301">
                <text:p>0.866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24112">
                <text:p>0.62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81923">
                <text:p>0.38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39734">
                <text:p>0.1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97545">
                <text:p>0.897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55356">
                <text:p>0.65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13167">
                <text:p>0.41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70978">
                <text:p>0.17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28789">
                <text:p>0.9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866">
                <text:p>0.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44411">
                <text:p>0.4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02222">
                <text:p>0.20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60033">
                <text:p>0.96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717844">
                <text:p>0.7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75655">
                <text:p>0.47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33466">
                <text:p>0.23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91277">
                <text:p>0.99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749088">
                <text:p>0.7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506899">
                <text:p>0.50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26471">
                <text:p>0.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22521">
                <text:p>0.022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780332">
                <text:p>0.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538143">
                <text:p>0.538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295954">
                <text:p>0.29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53765">
                <text:p>0.05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11576">
                <text:p>0.8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569387">
                <text:p>0.56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327198">
                <text:p>0.32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85009">
                <text:p>0.08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4282">
                <text:p>0.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600631">
                <text:p>0.600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358442">
                <text:p>0.35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116253">
                <text:p>0.11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874064">
                <text:p>0.87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631875">
                <text:p>0.63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89686">
                <text:p>0.389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147497">
                <text:p>0.1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05308">
                <text:p>0.90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663119">
                <text:p>0.66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2093">
                <text:p>0.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178741">
                <text:p>0.17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36552">
                <text:p>0.93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694363">
                <text:p>0.69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52174">
                <text:p>0.45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209985">
                <text:p>0.20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67796">
                <text:p>0.96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25607">
                <text:p>0.72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83418">
                <text:p>0.4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241229">
                <text:p>0.24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9904">
                <text:p>0.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756851">
                <text:p>0.75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514662">
                <text:p>0.51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272473">
                <text:p>0.27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30284">
                <text:p>0.03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788095">
                <text:p>0.78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545906">
                <text:p>0.5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303717">
                <text:p>0.30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61528">
                <text:p>0.061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819339">
                <text:p>0.819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57715">
                <text:p>0.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334961">
                <text:p>0.33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92772">
                <text:p>0.09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850583">
                <text:p>0.85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608394">
                <text:p>0.6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366205">
                <text:p>0.36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124016">
                <text:p>0.12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81827">
                <text:p>0.88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639638">
                <text:p>0.63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397449">
                <text:p>0.397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15526">
                <text:p>0.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13071">
                <text:p>0.91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670882">
                <text:p>0.67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28693">
                <text:p>0.42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186504">
                <text:p>0.18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944315">
                <text:p>0.94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702126">
                <text:p>0.70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59937">
                <text:p>0.45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17748">
                <text:p>0.21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75559">
                <text:p>0.97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73337">
                <text:p>0.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91181">
                <text:p>0.49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48992">
                <text:p>0.2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6803">
                <text:p>0.006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764614">
                <text:p>0.76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522425">
                <text:p>0.52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280236">
                <text:p>0.28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38047">
                <text:p>0.0380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795858">
                <text:p>0.7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553669">
                <text:p>0.55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31148">
                <text:p>0.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69291">
                <text:p>0.069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827102">
                <text:p>0.82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584913">
                <text:p>0.58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342724">
                <text:p>0.34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100535">
                <text:p>0.1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858346">
                <text:p>0.85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616157">
                <text:p>0.616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373968">
                <text:p>0.37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131779">
                <text:p>0.13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8959">
                <text:p>0.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647401">
                <text:p>0.64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405212">
                <text:p>0.405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163023">
                <text:p>0.16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20834">
                <text:p>0.92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678645">
                <text:p>0.67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436456">
                <text:p>0.43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194267">
                <text:p>0.19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952078">
                <text:p>0.95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709889">
                <text:p>0.709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4677">
                <text:p>0.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225511">
                <text:p>0.22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983322">
                <text:p>0.98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741133">
                <text:p>0.74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498944">
                <text:p>0.49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256755">
                <text:p>0.25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14566">
                <text:p>0.014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772377">
                <text:p>0.7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30188">
                <text:p>0.5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287999">
                <text:p>0.28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4581">
                <text:p>0.04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803621">
                <text:p>0.80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561432">
                <text:p>0.56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319243">
                <text:p>0.319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77054">
                <text:p>0.077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834865">
                <text:p>0.83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92676">
                <text:p>0.59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350487">
                <text:p>0.35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108298">
                <text:p>0.10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866109">
                <text:p>0.86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62392">
                <text:p>0.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381731">
                <text:p>0.38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139542">
                <text:p>0.139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897353">
                <text:p>0.897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655164">
                <text:p>0.65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412975">
                <text:p>0.41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170786">
                <text:p>0.170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928597">
                <text:p>0.92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686408">
                <text:p>0.68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44219">
                <text:p>0.4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0203">
                <text:p>0.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959841">
                <text:p>0.95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717652">
                <text:p>0.71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475463">
                <text:p>0.4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33274">
                <text:p>0.23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991085">
                <text:p>0.99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748896">
                <text:p>0.74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06707">
                <text:p>0.50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264518">
                <text:p>0.26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22329">
                <text:p>0.022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78014">
                <text:p>0.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537951">
                <text:p>0.53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295762">
                <text:p>0.2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53573">
                <text:p>0.053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811384">
                <text:p>0.81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69195">
                <text:p>0.569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327006">
                <text:p>0.32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84817">
                <text:p>0.084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842628">
                <text:p>0.84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600439">
                <text:p>0.60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5825">
                <text:p>0.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16061">
                <text:p>0.11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873872">
                <text:p>0.87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631683">
                <text:p>0.63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389494">
                <text:p>0.38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147305">
                <text:p>0.14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905116">
                <text:p>0.905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662927">
                <text:p>0.66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420738">
                <text:p>0.42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178549">
                <text:p>0.17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93636">
                <text:p>0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694171">
                <text:p>0.69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451982">
                <text:p>0.45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209793">
                <text:p>0.20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967604">
                <text:p>0.96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725415">
                <text:p>0.7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483226">
                <text:p>0.48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241037">
                <text:p>0.2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998848">
                <text:p>0.99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756659">
                <text:p>0.75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51447">
                <text:p>0.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272281">
                <text:p>0.27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30092">
                <text:p>0.0300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787903">
                <text:p>0.78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45714">
                <text:p>0.54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303525">
                <text:p>0.303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61336">
                <text:p>0.061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819147">
                <text:p>0.819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576958">
                <text:p>0.57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334769">
                <text:p>0.33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9258">
                <text:p>0.09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850391">
                <text:p>0.85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608202">
                <text:p>0.60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366013">
                <text:p>0.36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123824">
                <text:p>0.12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881635">
                <text:p>0.8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639446">
                <text:p>0.639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397257">
                <text:p>0.39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155068">
                <text:p>0.15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912879">
                <text:p>0.91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67069">
                <text:p>0.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28501">
                <text:p>0.42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186312">
                <text:p>0.186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944123">
                <text:p>0.94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701934">
                <text:p>0.70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59745">
                <text:p>0.45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217556">
                <text:p>0.21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975367">
                <text:p>0.97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733178">
                <text:p>0.73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490989">
                <text:p>0.490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488">
                <text:p>0.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6611">
                <text:p>0.006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764422">
                <text:p>0.76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522233">
                <text:p>0.5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80044">
                <text:p>0.28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37855">
                <text:p>0.037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795666">
                <text:p>0.79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553477">
                <text:p>0.55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311288">
                <text:p>0.31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69099">
                <text:p>0.0690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82691">
                <text:p>0.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584721">
                <text:p>0.584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342532">
                <text:p>0.34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100343">
                <text:p>0.100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858154">
                <text:p>0.85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615965">
                <text:p>0.6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373776">
                <text:p>0.37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131587">
                <text:p>0.13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889398">
                <text:p>0.88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647209">
                <text:p>0.64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40502">
                <text:p>0.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162831">
                <text:p>0.16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20642">
                <text:p>0.92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678453">
                <text:p>0.67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436264">
                <text:p>0.43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194075">
                <text:p>0.19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951886">
                <text:p>0.95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709697">
                <text:p>0.70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467508">
                <text:p>0.467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225319">
                <text:p>0.22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98313">
                <text:p>0.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740941">
                <text:p>0.74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498752">
                <text:p>0.49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256563">
                <text:p>0.25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14374">
                <text:p>0.014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772185">
                <text:p>0.77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529996">
                <text:p>0.5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287807">
                <text:p>0.287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45618">
                <text:p>0.045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803429">
                <text:p>0.80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56124">
                <text:p>0.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319051">
                <text:p>0.319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76862">
                <text:p>0.076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834673">
                <text:p>0.83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592484">
                <text:p>0.59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350295">
                <text:p>0.35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108106">
                <text:p>0.108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865917">
                <text:p>0.86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23728">
                <text:p>0.62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381539">
                <text:p>0.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13935">
                <text:p>0.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897161">
                <text:p>0.89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654972">
                <text:p>0.65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12783">
                <text:p>0.41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170594">
                <text:p>0.17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928405">
                <text:p>0.92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86216">
                <text:p>0.68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444027">
                <text:p>0.4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01838">
                <text:p>0.20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959649">
                <text:p>0.95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71746">
                <text:p>0.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475271">
                <text:p>0.47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33082">
                <text:p>0.23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990893">
                <text:p>0.99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748704">
                <text:p>0.74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506515">
                <text:p>0.50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264326">
                <text:p>0.264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22137">
                <text:p>0.022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779948">
                <text:p>0.77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537759">
                <text:p>0.53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29557">
                <text:p>0.29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53381">
                <text:p>0.053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811192">
                <text:p>0.81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569003">
                <text:p>0.569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326814">
                <text:p>0.32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84625">
                <text:p>0.084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842436">
                <text:p>0.8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600247">
                <text:p>0.6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58058">
                <text:p>0.35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115869">
                <text:p>0.115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87368">
                <text:p>0.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631491">
                <text:p>0.63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89302">
                <text:p>0.389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147113">
                <text:p>0.14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904924">
                <text:p>0.90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662735">
                <text:p>0.66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420546">
                <text:p>0.42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178357">
                <text:p>0.17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936168">
                <text:p>0.93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693979">
                <text:p>0.69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45179">
                <text:p>0.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209601">
                <text:p>0.20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967412">
                <text:p>0.96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725223">
                <text:p>0.725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83034">
                <text:p>0.48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240845">
                <text:p>0.240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998656">
                <text:p>0.9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756467">
                <text:p>0.75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514278">
                <text:p>0.514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272089">
                <text:p>0.27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299">
                <text:p>0.0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787711">
                <text:p>0.78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545522">
                <text:p>0.545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03333">
                <text:p>0.30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61144">
                <text:p>0.061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818955">
                <text:p>0.81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576766">
                <text:p>0.57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34577">
                <text:p>0.33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92388">
                <text:p>0.092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850199">
                <text:p>0.85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60801">
                <text:p>0.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65821">
                <text:p>0.36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123632">
                <text:p>0.123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881443">
                <text:p>0.88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639254">
                <text:p>0.63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97065">
                <text:p>0.39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154876">
                <text:p>0.154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912687">
                <text:p>0.91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670498">
                <text:p>0.67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428309">
                <text:p>0.42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18612">
                <text:p>0.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943931">
                <text:p>0.9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701742">
                <text:p>0.70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459553">
                <text:p>0.459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217364">
                <text:p>0.21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975175">
                <text:p>0.97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732986">
                <text:p>0.7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90797">
                <text:p>0.490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248608">
                <text:p>0.24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6419">
                <text:p>0.006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76423">
                <text:p>0.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522041">
                <text:p>0.52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279852">
                <text:p>0.27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37663">
                <text:p>0.037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795474">
                <text:p>0.795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553285">
                <text:p>0.55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11096">
                <text:p>0.31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68907">
                <text:p>0.068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826718">
                <text:p>0.82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584529">
                <text:p>0.58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34234">
                <text:p>0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100151">
                <text:p>0.100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857962">
                <text:p>0.85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615773">
                <text:p>0.61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373584">
                <text:p>0.37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131395">
                <text:p>0.131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89206">
                <text:p>0.88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647017">
                <text:p>0.647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04828">
                <text:p>0.40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162639">
                <text:p>0.16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92045">
                <text:p>0.9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678261">
                <text:p>0.67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36072">
                <text:p>0.436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193883">
                <text:p>0.19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951694">
                <text:p>0.95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709505">
                <text:p>0.70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467316">
                <text:p>0.467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225127">
                <text:p>0.225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982938">
                <text:p>0.9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740749">
                <text:p>0.74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49856">
                <text:p>0.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256371">
                <text:p>0.25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14182">
                <text:p>0.014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771993">
                <text:p>0.77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529804">
                <text:p>0.52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287615">
                <text:p>0.28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45426">
                <text:p>0.045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803237">
                <text:p>0.8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561048">
                <text:p>0.56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318859">
                <text:p>0.31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7667">
                <text:p>0.07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34481">
                <text:p>0.83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592292">
                <text:p>0.59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50103">
                <text:p>0.35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107914">
                <text:p>0.107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865725">
                <text:p>0.86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623536">
                <text:p>0.62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381347">
                <text:p>0.38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139158">
                <text:p>0.139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896969">
                <text:p>0.89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65478">
                <text:p>0.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412591">
                <text:p>0.4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170402">
                <text:p>0.17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928213">
                <text:p>0.92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686024">
                <text:p>0.68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443835">
                <text:p>0.44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201646">
                <text:p>0.20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959457">
                <text:p>0.959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717268">
                <text:p>0.71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475079">
                <text:p>0.4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23289">
                <text:p>0.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990701">
                <text:p>0.99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748512">
                <text:p>0.74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506323">
                <text:p>0.5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264134">
                <text:p>0.26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21945">
                <text:p>0.021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779756">
                <text:p>0.77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537567">
                <text:p>0.537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295378">
                <text:p>0.29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53189">
                <text:p>0.053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11">
                <text:p>0.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568811">
                <text:p>0.56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26622">
                <text:p>0.326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84433">
                <text:p>0.084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842244">
                <text:p>0.84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600055">
                <text:p>0.6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57866">
                <text:p>0.35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115677">
                <text:p>0.115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873488">
                <text:p>0.87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631299">
                <text:p>0.63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8911">
                <text:p>0.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146921">
                <text:p>0.146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904732">
                <text:p>0.90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662543">
                <text:p>0.66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420354">
                <text:p>0.42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178165">
                <text:p>0.17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935976">
                <text:p>0.93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693787">
                <text:p>0.69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451598">
                <text:p>0.45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209409">
                <text:p>0.2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96722">
                <text:p>0.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725031">
                <text:p>0.72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482842">
                <text:p>0.48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240653">
                <text:p>0.24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998464">
                <text:p>0.99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756275">
                <text:p>0.75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514086">
                <text:p>0.51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271897">
                <text:p>0.2718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653" chart:data-source-has-labels="row" svg:x="0.924cm" svg:y="1.477cm" svg:width="58.496cm" svg:height="28.636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653" chart:label-cell-address="jd_from_badi_date.F1:jd_from_badi_date.F1" chart:class="chart:line">
            <chart:data-point chart:repeated="652"/>
          </chart:series>
          <chart:series chart:style-name="ch8" chart:values-cell-range-address="jd_from_badi_date.G2:jd_from_badi_date.G653" chart:label-cell-address="jd_from_badi_date.G1:jd_from_badi_date.G1" chart:class="chart:line">
            <chart:data-point chart:repeated="6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4327">
                <text:p>0.354327</text:p>
                <draw:g>
                  <svg:desc>jd_from_badi_date.F2:jd_from_badi_date.F653</svg:desc>
                </draw:g>
              </table:table-cell>
              <table:table-cell office:value-type="float" office:value="1">
                <text:p>1</text:p>
                <draw:g>
                  <svg:desc>jd_from_badi_date.G2:jd_from_badi_date.G6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138">
                <text:p>0.11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9949">
                <text:p>0.86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776">
                <text:p>0.62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5571">
                <text:p>0.385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3382">
                <text:p>0.14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1193">
                <text:p>0.90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9004">
                <text:p>0.659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6815">
                <text:p>0.416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4626">
                <text:p>0.17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2437">
                <text:p>0.932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0248">
                <text:p>0.690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8059">
                <text:p>0.448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587">
                <text:p>0.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3681">
                <text:p>0.963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1492">
                <text:p>0.721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9303">
                <text:p>0.479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7114">
                <text:p>0.237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925">
                <text:p>0.994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2736">
                <text:p>0.752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47">
                <text:p>0.510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8358">
                <text:p>0.268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169">
                <text:p>0.02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8398">
                <text:p>0.78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1791">
                <text:p>0.541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9602">
                <text:p>0.299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413">
                <text:p>0.05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5224">
                <text:p>0.815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3035">
                <text:p>0.573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0846">
                <text:p>0.330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8657">
                <text:p>0.088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6468">
                <text:p>0.846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4279">
                <text:p>0.604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09">
                <text:p>0.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9901">
                <text:p>0.119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7712">
                <text:p>0.877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5523">
                <text:p>0.635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3334">
                <text:p>0.393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1145">
                <text:p>0.15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8956">
                <text:p>0.908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2717">
                <text:p>0.49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0528">
                <text:p>0.25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339">
                <text:p>0.008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615">
                <text:p>0.76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3961">
                <text:p>0.52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772">
                <text:p>0.28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9583">
                <text:p>0.039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7394">
                <text:p>0.797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5205">
                <text:p>0.555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3016">
                <text:p>0.31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827">
                <text:p>0.070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28638">
                <text:p>0.828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6449">
                <text:p>0.586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426">
                <text:p>0.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2071">
                <text:p>0.10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9882">
                <text:p>0.859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7693">
                <text:p>0.617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5504">
                <text:p>0.375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3315">
                <text:p>0.13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1126">
                <text:p>0.89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8937">
                <text:p>0.648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6748">
                <text:p>0.406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4559">
                <text:p>0.164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237">
                <text:p>0.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0181">
                <text:p>0.68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7992">
                <text:p>0.437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5803">
                <text:p>0.19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3614">
                <text:p>0.953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1425">
                <text:p>0.71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9236">
                <text:p>0.46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7047">
                <text:p>0.227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4858">
                <text:p>0.984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2669">
                <text:p>0.74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048">
                <text:p>0.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8291">
                <text:p>0.258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102">
                <text:p>0.01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3913">
                <text:p>0.77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1724">
                <text:p>0.53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9535">
                <text:p>0.28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7346">
                <text:p>0.047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5157">
                <text:p>0.805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2968">
                <text:p>0.5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0779">
                <text:p>0.320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859">
                <text:p>0.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6401">
                <text:p>0.836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4212">
                <text:p>0.5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023">
                <text:p>0.35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9834">
                <text:p>0.1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7645">
                <text:p>0.867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5456">
                <text:p>0.62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3267">
                <text:p>0.383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1078">
                <text:p>0.14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8889">
                <text:p>0.89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567">
                <text:p>0.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14511">
                <text:p>0.41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2322">
                <text:p>0.17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133">
                <text:p>0.930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87944">
                <text:p>0.68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755">
                <text:p>0.445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3566">
                <text:p>0.203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1377">
                <text:p>0.96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9188">
                <text:p>0.71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76999">
                <text:p>0.47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481">
                <text:p>0.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2621">
                <text:p>0.992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50432">
                <text:p>0.75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8243">
                <text:p>0.50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6054">
                <text:p>0.266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3865">
                <text:p>0.02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1676">
                <text:p>0.781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9487">
                <text:p>0.539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7298">
                <text:p>0.297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5109">
                <text:p>0.055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1292">
                <text:p>0.8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0731">
                <text:p>0.570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8542">
                <text:p>0.328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6353">
                <text:p>0.086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4164">
                <text:p>0.844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01975">
                <text:p>0.60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9786">
                <text:p>0.35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7597">
                <text:p>0.11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75408">
                <text:p>0.875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33219">
                <text:p>0.633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103">
                <text:p>0.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8841">
                <text:p>0.148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06652">
                <text:p>0.906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64463">
                <text:p>0.66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2274">
                <text:p>0.42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0085">
                <text:p>0.18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37896">
                <text:p>0.937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5707">
                <text:p>0.695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3518">
                <text:p>0.45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1329">
                <text:p>0.21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0598">
                <text:p>0.40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